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136.15mm"/>
    </style:style>
    <style:style style:name="co3" style:family="table-column">
      <style:table-column-properties fo:break-before="auto" style:column-width="67.8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63.99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86mm"/>
    </style:style>
    <style:style style:name="co9" style:family="table-column">
      <style:table-column-properties fo:break-before="auto" style:column-width="136.7mm"/>
    </style:style>
    <style:style style:name="co10" style:family="table-column">
      <style:table-column-properties fo:break-before="auto" style:column-width="46.83mm"/>
    </style:style>
    <style:style style:name="co11" style:family="table-column">
      <style:table-column-properties fo:break-before="auto" style:column-width="37.85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0.74pt solid #000000" fo:padding="2.5mm" style:rotation-angle="0" style:rotation-align="bottom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000000" fo:background-color="#e6e3e3" style:diagonal-bl-tr="none" style:diagonal-tl-br="none" style:text-align-source="fix" style:repeat-content="false" fo:wrap-option="wrap" fo:border-left="0.74pt solid #000000" fo:padding="2.5mm" fo:border-right="0.74pt solid #000000" style:rotation-angle="0" style:rotation-align="bottom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fo:padding="2.5mm" fo:border-right="0.74pt solid #000000" style:rotation-angle="0" style:rotation-align="bottom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e6e3e3" style:diagonal-bl-tr="none" style:diagonal-tl-br="none" style:text-align-source="fix" style:repeat-content="false" fo:wrap-option="wrap" fo:border="0.74pt solid #000000" fo:padding="2.5mm" style:rotation-angle="0" style:rotation-align="botto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e6e3e3" style:diagonal-bl-tr="none" style:diagonal-tl-br="none" style:text-align-source="fix" style:repeat-content="false" fo:wrap-option="wrap" fo:border-left="0.74pt solid #000000" fo:padding="2.5mm" fo:border-right="0.74pt solid #000000" style:rotation-angle="0" style:rotation-align="bottom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0.5pt" style:font-size-asian="10.5pt" style:font-size-complex="10.5pt"/>
    </style:style>
    <style:style style:name="ce7" style:family="table-cell" style:parent-style-name="Default" style:data-style-name="N100">
      <style:table-cell-properties fo:border-bottom="0.74pt solid #000000" fo:background-color="#666666" style:diagonal-bl-tr="none" style:diagonal-tl-br="none" style:text-align-source="fix" style:repeat-content="false" fo:wrap-option="wrap" fo:border-left="none" fo:padding="2.5mm" fo:border-right="0.74pt solid #000000" style:rotation-angle="0" style:rotation-align="bottom" fo:border-top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none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none" fo:padding="2.5mm" fo:border-right="0.74pt solid #000000" style:rotation-angle="0" style:rotation-align="bottom" fo:border-top="0.74pt solid #000000" style:vertical-align="middle"/>
      <style:text-properties fo:color="#000000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none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1" fo:font-size="10.5pt" style:font-size-asian="10.5pt" style:font-size-complex="10.5pt"/>
    </style:style>
    <style:style style:name="ce13" style:family="table-cell" style:parent-style-name="Default" style:data-style-name="N100">
      <style:table-cell-properties fo:border-bottom="0.74pt solid #000000" fo:background-color="#666666" style:diagonal-bl-tr="none" style:diagonal-tl-br="none" style:text-align-source="fix" style:repeat-content="false" fo:wrap-option="wrap" fo:border-left="none" fo:padding="2.5mm" fo:border-right="0.74pt solid #000000" style:rotation-angle="0" style:rotation-align="bottom" fo:border-top="0.74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000000" fo:background-color="#e6e3e3" style:diagonal-bl-tr="none" style:diagonal-tl-br="none" style:text-align-source="fix" style:repeat-content="false" fo:wrap-option="wrap" fo:border-left="none" fo:padding="2.5mm" fo:border-right="0.74pt solid #000000" style:rotation-angle="0" style:rotation-align="bottom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fo:padding="2.5mm" fo:border-right="0.74pt solid #000000" style:rotation-angle="0" style:rotation-align="bottom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000000" fo:background-color="#e6e3e3" style:diagonal-bl-tr="none" style:diagonal-tl-br="none" style:text-align-source="fix" style:repeat-content="false" fo:wrap-option="wrap" fo:border-left="none" fo:padding="2.5mm" fo:border-right="0.74pt solid #000000" style:rotation-angle="0" style:rotation-align="bottom" fo:border-top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000000" fo:background-color="#e6e3e3" style:diagonal-bl-tr="none" style:diagonal-tl-br="none" style:text-align-source="fix" style:repeat-content="false" fo:wrap-option="wrap" fo:border-left="none" fo:padding="2.5mm" fo:border-right="0.74pt solid #000000" style:rotation-angle="0" style:rotation-align="bottom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0.74pt solid #000000" fo:padding="2.5mm" style:rotation-angle="0" style:rotation-align="bottom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0.74pt solid #000000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ackground-color="#e6e3e3" style:diagonal-bl-tr="none" style:diagonal-tl-br="none" style:text-align-source="value-type" style:repeat-content="false" fo:wrap-option="wrap" fo:border="0.74pt solid #000000" fo:padding="2.5mm" style:rotation-angle="0" style:rotation-align="bottom" style:vertical-align="middle"/>
      <style:text-properties fo:color="#000000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0.74pt solid #000000" fo:padding="2.5mm" style:rotation-angle="0" style:rotation-align="bottom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fo:padding="2.5mm" fo:border-right="0.74pt solid #000000" style:rotation-angle="0" style:rotation-align="bottom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000000" fo:background-color="#e6e3e3" style:diagonal-bl-tr="none" style:diagonal-tl-br="none" style:text-align-source="fix" style:repeat-content="false" fo:wrap-option="wrap" fo:border-left="0.74pt solid #000000" fo:padding="2.5mm" fo:border-right="0.74pt solid #000000" style:rotation-angle="0" style:rotation-align="bottom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fo:padding="2.5mm" fo:border-right="0.74pt solid #000000" style:rotation-angle="0" style:rotation-align="bottom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e6e3e3" style:diagonal-bl-tr="none" style:diagonal-tl-br="none" style:text-align-source="fix" style:repeat-content="false" fo:wrap-option="wrap" fo:border="0.74pt solid #000000" fo:padding="2.5mm" style:rotation-angle="0" style:rotation-align="botto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0.74pt solid #000000" fo:background-color="#666666" style:diagonal-bl-tr="none" style:diagonal-tl-br="none" style:text-align-source="fix" style:repeat-content="false" fo:wrap-option="wrap" fo:border-left="none" fo:padding="2.5mm" fo:border-right="0.74pt solid #000000" style:rotation-angle="0" style:rotation-align="bottom" fo:border-top="0.74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fo:padding="2.5mm" fo:border-right="0.74pt solid #000000" style:rotation-angle="0" style:rotation-align="bottom" fo:border-top="none" style:vertical-align="middle"/>
      <style:paragraph-properties fo:margin-left="0mm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none" fo:padding="2.5mm" fo:border-right="0.74pt solid #000000" style:rotation-angle="0" style:rotation-align="bottom" fo:border-top="none" style:vertical-align="middle"/>
      <style:paragraph-properties fo:margin-left="0mm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none" fo:padding="2.5mm" fo:border-right="0.74pt solid #000000" style:rotation-angle="0" style:rotation-align="bottom" fo:border-top="0.74pt solid #000000" style:vertical-align="middle"/>
      <style:paragraph-properties fo:margin-left="0mm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none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none" fo:padding="2.5mm" fo:border-right="0.74pt solid #000000" style:rotation-angle="0" style:rotation-align="bottom" fo:border-top="0.74pt solid #000000" style:vertical-align="middle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none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none" fo:padding="2.5mm" fo:border-right="0.74pt solid #000000" style:rotation-angle="0" style:rotation-align="bottom" fo:border-top="0.74pt solid #000000" style:vertical-align="middle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order-bottom="0.74pt solid #000000" fo:background-color="#e6e3e3" style:diagonal-bl-tr="none" style:diagonal-tl-br="none" style:text-align-source="value-type" style:repeat-content="false" fo:wrap-option="wrap" fo:border-left="0.74pt solid #000000" fo:padding="2.5mm" fo:border-right="0.74pt solid #000000" style:rotation-angle="0" style:rotation-align="bottom" fo:border-top="none" style:vertical-align="middle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ackground-color="#e6e3e3" style:diagonal-bl-tr="none" style:diagonal-tl-br="none" style:text-align-source="value-type" style:repeat-content="false" fo:wrap-option="wrap" fo:border="0.74pt solid #000000" fo:padding="2.5mm" style:rotation-angle="0" style:rotation-align="bottom" style:vertical-align="middle"/>
      <style:text-properties fo:color="#000000"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entros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6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Código do centro</text:p>
          </table:table-cell>
          <table:table-cell table:style-name="ce7" office:value-type="string" calcext:value-type="string">
            <text:p>Nome do centro</text:p>
          </table:table-cell>
          <table:table-cell table:style-name="ce7" office:value-type="string" calcext:value-type="string">
            <text:p>Concello</text:p>
          </table:table-cell>
          <table:table-cell table:style-name="ce13" office:value-type="string" calcext:value-type="string">
            <text:p>Código da localidade</text:p>
          </table:table-cell>
          <table:table-cell table:style-name="ce7" office:value-type="string" calcext:value-type="string">
            <text:p>Localidade</text:p>
          </table:table-cell>
          <table:table-cell table:style-name="ce18" office:value-type="string" calcext:value-type="string">
            <text:p>Provincia</text:p>
          </table:table-cell>
          <table:table-cell table:number-columns-repeated="1018"/>
        </table:table-row>
        <table:table-row table:style-name="ro1">
          <table:table-cell table:style-name="ce2" office:value-type="float" office:value="15000338" calcext:value-type="float">
            <text:p>15000338</text:p>
          </table:table-cell>
          <table:table-cell table:style-name="ce8" office:value-type="string" calcext:value-type="string">
            <text:p>CPI As Mirandas</text:p>
          </table:table-cell>
          <table:table-cell table:style-name="ce8" office:value-type="string" calcext:value-type="string">
            <text:p>Ares</text:p>
          </table:table-cell>
          <table:table-cell table:style-name="ce14" office:value-type="float" office:value="150040101" calcext:value-type="float">
            <text:p>150040101</text:p>
          </table:table-cell>
          <table:table-cell table:style-name="ce8" office:value-type="string" calcext:value-type="string">
            <text:p>Are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1070" calcext:value-type="float">
            <text:p>15001070</text:p>
          </table:table-cell>
          <table:table-cell table:style-name="ce8" office:value-type="string" calcext:value-type="string">
            <text:p>CPI de Cruz do Sar</text:p>
          </table:table-cell>
          <table:table-cell table:style-name="ce8" office:value-type="string" calcext:value-type="string">
            <text:p>Bergondo</text:p>
          </table:table-cell>
          <table:table-cell table:style-name="ce14" office:value-type="float" office:value="150080202" calcext:value-type="float">
            <text:p>150080202</text:p>
          </table:table-cell>
          <table:table-cell table:style-name="ce8" office:value-type="string" calcext:value-type="string">
            <text:p>Bergond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1136" calcext:value-type="float">
            <text:p>15001136</text:p>
          </table:table-cell>
          <table:table-cell table:style-name="ce8" office:value-type="string" calcext:value-type="string">
            <text:p>IES Francisco Aguiar</text:p>
          </table:table-cell>
          <table:table-cell table:style-name="ce8" office:value-type="string" calcext:value-type="string">
            <text:p>Betanzos</text:p>
          </table:table-cell>
          <table:table-cell table:style-name="ce14" office:value-type="float" office:value="150090001" calcext:value-type="float">
            <text:p>150090001</text:p>
          </table:table-cell>
          <table:table-cell table:style-name="ce8" office:value-type="string" calcext:value-type="string">
            <text:p>Betanzo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1148" calcext:value-type="float">
            <text:p>15001148</text:p>
          </table:table-cell>
          <table:table-cell table:style-name="ce9" office:value-type="string" calcext:value-type="string">
            <text:p>IES As Mariñas</text:p>
          </table:table-cell>
          <table:table-cell table:style-name="ce9" office:value-type="string" calcext:value-type="string">
            <text:p>Betanzos</text:p>
          </table:table-cell>
          <table:table-cell table:style-name="ce15" office:value-type="float" office:value="150090001" calcext:value-type="float">
            <text:p>150090001</text:p>
          </table:table-cell>
          <table:table-cell table:style-name="ce9" office:value-type="string" calcext:value-type="string">
            <text:p>Betanzo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1239" calcext:value-type="float">
            <text:p>15001239</text:p>
          </table:table-cell>
          <table:table-cell table:style-name="ce9" office:value-type="string" calcext:value-type="string">
            <text:p>CPI Armando Cotarelo Valledor</text:p>
          </table:table-cell>
          <table:table-cell table:style-name="ce9" office:value-type="string" calcext:value-type="string">
            <text:p>Boimorto</text:p>
          </table:table-cell>
          <table:table-cell table:style-name="ce15" office:value-type="float" office:value="150100505" calcext:value-type="float">
            <text:p>150100505</text:p>
          </table:table-cell>
          <table:table-cell table:style-name="ce9" office:value-type="string" calcext:value-type="string">
            <text:p>Gándar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1665" calcext:value-type="float">
            <text:p>15001665</text:p>
          </table:table-cell>
          <table:table-cell table:style-name="ce8" office:value-type="string" calcext:value-type="string">
            <text:p>CPI Plurilingüe Antonio Orza Couto</text:p>
          </table:table-cell>
          <table:table-cell table:style-name="ce8" office:value-type="string" calcext:value-type="string">
            <text:p>Boqueixón</text:p>
          </table:table-cell>
          <table:table-cell table:style-name="ce14" office:value-type="float" office:value="150120102" calcext:value-type="float">
            <text:p>150120102</text:p>
          </table:table-cell>
          <table:table-cell table:style-name="ce8" office:value-type="string" calcext:value-type="string">
            <text:p>Boqueixón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1926" calcext:value-type="float">
            <text:p>15001926</text:p>
          </table:table-cell>
          <table:table-cell table:style-name="ce8" office:value-type="string" calcext:value-type="string">
            <text:p>CPI As Revoltas</text:p>
          </table:table-cell>
          <table:table-cell table:style-name="ce8" office:value-type="string" calcext:value-type="string">
            <text:p>Cabana de Bergantiños</text:p>
          </table:table-cell>
          <table:table-cell table:style-name="ce14" office:value-type="float" office:value="150140307" calcext:value-type="float">
            <text:p>150140307</text:p>
          </table:table-cell>
          <table:table-cell table:style-name="ce8" office:value-type="string" calcext:value-type="string">
            <text:p>Revoltas, A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2581" calcext:value-type="float">
            <text:p>15002581</text:p>
          </table:table-cell>
          <table:table-cell table:style-name="ce8" office:value-type="string" calcext:value-type="string">
            <text:p>IES Alfredo Brañas</text:p>
          </table:table-cell>
          <table:table-cell table:style-name="ce8" office:value-type="string" calcext:value-type="string">
            <text:p>Carballo</text:p>
          </table:table-cell>
          <table:table-cell table:style-name="ce14" office:value-type="float" office:value="150190703" calcext:value-type="float">
            <text:p>150190703</text:p>
          </table:table-cell>
          <table:table-cell table:style-name="ce8" office:value-type="string" calcext:value-type="string">
            <text:p>Carball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2591" calcext:value-type="float">
            <text:p>15002591</text:p>
          </table:table-cell>
          <table:table-cell table:style-name="ce8" office:value-type="string" calcext:value-type="string">
            <text:p>IES Monte Neme</text:p>
          </table:table-cell>
          <table:table-cell table:style-name="ce8" office:value-type="string" calcext:value-type="string">
            <text:p>Carballo</text:p>
          </table:table-cell>
          <table:table-cell table:style-name="ce14" office:value-type="float" office:value="150190703" calcext:value-type="float">
            <text:p>150190703</text:p>
          </table:table-cell>
          <table:table-cell table:style-name="ce8" office:value-type="string" calcext:value-type="string">
            <text:p>Carball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3212" calcext:value-type="float">
            <text:p>15003212</text:p>
          </table:table-cell>
          <table:table-cell table:style-name="ce9" office:value-type="string" calcext:value-type="string">
            <text:p>IES Agra de Raíces</text:p>
          </table:table-cell>
          <table:table-cell table:style-name="ce9" office:value-type="string" calcext:value-type="string">
            <text:p>Cee</text:p>
          </table:table-cell>
          <table:table-cell table:style-name="ce15" office:value-type="float" office:value="150230000" calcext:value-type="float">
            <text:p>150230000</text:p>
          </table:table-cell>
          <table:table-cell table:style-name="ce9" office:value-type="string" calcext:value-type="string">
            <text:p>Cee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3224" calcext:value-type="float">
            <text:p>15003224</text:p>
          </table:table-cell>
          <table:table-cell table:style-name="ce8" office:value-type="string" calcext:value-type="string">
            <text:p>IES Fernando Blanco</text:p>
          </table:table-cell>
          <table:table-cell table:style-name="ce8" office:value-type="string" calcext:value-type="string">
            <text:p>Cee</text:p>
          </table:table-cell>
          <table:table-cell table:style-name="ce14" office:value-type="float" office:value="150230000" calcext:value-type="float">
            <text:p>150230000</text:p>
          </table:table-cell>
          <table:table-cell table:style-name="ce8" office:value-type="string" calcext:value-type="string">
            <text:p>Cee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3376" calcext:value-type="float">
            <text:p>15003376</text:p>
          </table:table-cell>
          <table:table-cell table:style-name="ce9" office:value-type="string" calcext:value-type="string">
            <text:p>CPI Plurilingüe O Cruce</text:p>
          </table:table-cell>
          <table:table-cell table:style-name="ce9" office:value-type="string" calcext:value-type="string">
            <text:p>Cerceda</text:p>
          </table:table-cell>
          <table:table-cell table:style-name="ce15" office:value-type="float" office:value="150240108" calcext:value-type="float">
            <text:p>150240108</text:p>
          </table:table-cell>
          <table:table-cell table:style-name="ce9" office:value-type="string" calcext:value-type="string">
            <text:p>Cerced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3881" calcext:value-type="float">
            <text:p>15003881</text:p>
          </table:table-cell>
          <table:table-cell table:style-name="ce8" office:value-type="string" calcext:value-type="string">
            <text:p>CPI Alcalde Xosé Pichel</text:p>
          </table:table-cell>
          <table:table-cell table:style-name="ce8" office:value-type="string" calcext:value-type="string">
            <text:p>Coristanco</text:p>
          </table:table-cell>
          <table:table-cell table:style-name="ce14" office:value-type="float" office:value="150291208" calcext:value-type="float">
            <text:p>150291208</text:p>
          </table:table-cell>
          <table:table-cell table:style-name="ce8" office:value-type="string" calcext:value-type="string">
            <text:p>San Roque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5002" calcext:value-type="float">
            <text:p>15005002</text:p>
          </table:table-cell>
          <table:table-cell table:style-name="ce8" office:value-type="string" calcext:value-type="string">
            <text:p>IES Ramón Otero Pedrayo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5211" calcext:value-type="float">
            <text:p>15005211</text:p>
          </table:table-cell>
          <table:table-cell table:style-name="ce9" office:value-type="string" calcext:value-type="string">
            <text:p>IES Salvador de Madariaga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5221" calcext:value-type="float">
            <text:p>15005221</text:p>
          </table:table-cell>
          <table:table-cell table:style-name="ce9" office:value-type="string" calcext:value-type="string">
            <text:p>IES Plurilingüe Eusebio da Guarda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5233" calcext:value-type="float">
            <text:p>15005233</text:p>
          </table:table-cell>
          <table:table-cell table:style-name="ce8" office:value-type="string" calcext:value-type="string">
            <text:p>IES Agra do Orzán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5245" calcext:value-type="float">
            <text:p>15005245</text:p>
          </table:table-cell>
          <table:table-cell table:style-name="ce9" office:value-type="string" calcext:value-type="string">
            <text:p>IES Monelos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5257" calcext:value-type="float">
            <text:p>15005257</text:p>
          </table:table-cell>
          <table:table-cell table:style-name="ce9" office:value-type="string" calcext:value-type="string">
            <text:p>IES Ramón Menéndez Pidal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5269" calcext:value-type="float">
            <text:p>15005269</text:p>
          </table:table-cell>
          <table:table-cell table:style-name="ce8" office:value-type="string" calcext:value-type="string">
            <text:p>IES Urbano Lugrís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5336" calcext:value-type="float">
            <text:p>15005336</text:p>
          </table:table-cell>
          <table:table-cell table:style-name="ce8" office:value-type="string" calcext:value-type="string">
            <text:p>CEE Nosa Señora do Rosario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5385" calcext:value-type="float">
            <text:p>15005385</text:p>
          </table:table-cell>
          <table:table-cell table:style-name="ce9" office:value-type="string" calcext:value-type="string">
            <text:p>CEE María Mariño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5397" calcext:value-type="float">
            <text:p>15005397</text:p>
          </table:table-cell>
          <table:table-cell table:style-name="ce9" office:value-type="string" calcext:value-type="string">
            <text:p>IES Fernando Wirtz Suárez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5506" calcext:value-type="float">
            <text:p>15005506</text:p>
          </table:table-cell>
          <table:table-cell table:style-name="ce9" office:value-type="string" calcext:value-type="string">
            <text:p>EASD Pablo Picasso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5579" calcext:value-type="float">
            <text:p>15005579</text:p>
          </table:table-cell>
          <table:table-cell table:style-name="ce8" office:value-type="string" calcext:value-type="string">
            <text:p>IES Plurilingüe Elviña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5749" calcext:value-type="float">
            <text:p>15005749</text:p>
          </table:table-cell>
          <table:table-cell table:style-name="ce9" office:value-type="string" calcext:value-type="string">
            <text:p>IES Universidade Laboral</text:p>
          </table:table-cell>
          <table:table-cell table:style-name="ce9" office:value-type="string" calcext:value-type="string">
            <text:p>Culleredo</text:p>
          </table:table-cell>
          <table:table-cell table:style-name="ce15" office:value-type="float" office:value="150310202" calcext:value-type="float">
            <text:p>150310202</text:p>
          </table:table-cell>
          <table:table-cell table:style-name="ce9" office:value-type="string" calcext:value-type="string">
            <text:p>Burgo, 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6687" calcext:value-type="float">
            <text:p>15006687</text:p>
          </table:table-cell>
          <table:table-cell table:style-name="ce8" office:value-type="string" calcext:value-type="string">
            <text:p>IES de Catabois</text:p>
          </table:table-cell>
          <table:table-cell table:style-name="ce8" office:value-type="string" calcext:value-type="string">
            <text:p>Ferrol</text:p>
          </table:table-cell>
          <table:table-cell table:style-name="ce14" office:value-type="float" office:value="150360001" calcext:value-type="float">
            <text:p>150360001</text:p>
          </table:table-cell>
          <table:table-cell table:style-name="ce8" office:value-type="string" calcext:value-type="string">
            <text:p>Ferrol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6729" calcext:value-type="float">
            <text:p>15006729</text:p>
          </table:table-cell>
          <table:table-cell table:style-name="ce8" office:value-type="string" calcext:value-type="string">
            <text:p>CEE Terra de Ferrol</text:p>
          </table:table-cell>
          <table:table-cell table:style-name="ce8" office:value-type="string" calcext:value-type="string">
            <text:p>Ferrol</text:p>
          </table:table-cell>
          <table:table-cell table:style-name="ce14" office:value-type="float" office:value="150360001" calcext:value-type="float">
            <text:p>150360001</text:p>
          </table:table-cell>
          <table:table-cell table:style-name="ce8" office:value-type="string" calcext:value-type="string">
            <text:p>Ferrol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6730" calcext:value-type="float">
            <text:p>15006730</text:p>
          </table:table-cell>
          <table:table-cell table:style-name="ce9" office:value-type="string" calcext:value-type="string">
            <text:p>IES Sofía Casanova</text:p>
          </table:table-cell>
          <table:table-cell table:style-name="ce9" office:value-type="string" calcext:value-type="string">
            <text:p>Ferrol</text:p>
          </table:table-cell>
          <table:table-cell table:style-name="ce15" office:value-type="float" office:value="150360001" calcext:value-type="float">
            <text:p>150360001</text:p>
          </table:table-cell>
          <table:table-cell table:style-name="ce9" office:value-type="string" calcext:value-type="string">
            <text:p>Ferro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6742" calcext:value-type="float">
            <text:p>15006742</text:p>
          </table:table-cell>
          <table:table-cell table:style-name="ce9" office:value-type="string" calcext:value-type="string">
            <text:p>IES Concepción Arenal</text:p>
          </table:table-cell>
          <table:table-cell table:style-name="ce9" office:value-type="string" calcext:value-type="string">
            <text:p>Ferrol</text:p>
          </table:table-cell>
          <table:table-cell table:style-name="ce15" office:value-type="float" office:value="150360001" calcext:value-type="float">
            <text:p>150360001</text:p>
          </table:table-cell>
          <table:table-cell table:style-name="ce9" office:value-type="string" calcext:value-type="string">
            <text:p>Ferro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6754" calcext:value-type="float">
            <text:p>15006754</text:p>
          </table:table-cell>
          <table:table-cell table:style-name="ce9" office:value-type="string" calcext:value-type="string">
            <text:p>CIFP Ferrolterra</text:p>
          </table:table-cell>
          <table:table-cell table:style-name="ce9" office:value-type="string" calcext:value-type="string">
            <text:p>Ferrol</text:p>
          </table:table-cell>
          <table:table-cell table:style-name="ce15" office:value-type="float" office:value="150360001" calcext:value-type="float">
            <text:p>150360001</text:p>
          </table:table-cell>
          <table:table-cell table:style-name="ce9" office:value-type="string" calcext:value-type="string">
            <text:p>Ferro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6778" calcext:value-type="float">
            <text:p>15006778</text:p>
          </table:table-cell>
          <table:table-cell table:style-name="ce8" office:value-type="string" calcext:value-type="string">
            <text:p>CIFP Rodolfo Ucha Piñeiro</text:p>
          </table:table-cell>
          <table:table-cell table:style-name="ce8" office:value-type="string" calcext:value-type="string">
            <text:p>Ferrol</text:p>
          </table:table-cell>
          <table:table-cell table:style-name="ce14" office:value-type="float" office:value="150360001" calcext:value-type="float">
            <text:p>150360001</text:p>
          </table:table-cell>
          <table:table-cell table:style-name="ce8" office:value-type="string" calcext:value-type="string">
            <text:p>Ferrol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6791" calcext:value-type="float">
            <text:p>15006791</text:p>
          </table:table-cell>
          <table:table-cell table:style-name="ce8" office:value-type="string" calcext:value-type="string">
            <text:p>IES Saturnino Montojo</text:p>
          </table:table-cell>
          <table:table-cell table:style-name="ce8" office:value-type="string" calcext:value-type="string">
            <text:p>Ferrol</text:p>
          </table:table-cell>
          <table:table-cell table:style-name="ce14" office:value-type="float" office:value="150360001" calcext:value-type="float">
            <text:p>150360001</text:p>
          </table:table-cell>
          <table:table-cell table:style-name="ce8" office:value-type="string" calcext:value-type="string">
            <text:p>Ferrol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7400" calcext:value-type="float">
            <text:p>15007400</text:p>
          </table:table-cell>
          <table:table-cell table:style-name="ce9" office:value-type="string" calcext:value-type="string">
            <text:p>CPI de Ponte Carreira</text:p>
          </table:table-cell>
          <table:table-cell table:style-name="ce9" office:value-type="string" calcext:value-type="string">
            <text:p>Frades</text:p>
          </table:table-cell>
          <table:table-cell table:style-name="ce15" office:value-type="float" office:value="150380800" calcext:value-type="float">
            <text:p>150380800</text:p>
          </table:table-cell>
          <table:table-cell table:style-name="ce9" office:value-type="string" calcext:value-type="string">
            <text:p>Ledoir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7621" calcext:value-type="float">
            <text:p>15007621</text:p>
          </table:table-cell>
          <table:table-cell table:style-name="ce9" office:value-type="string" calcext:value-type="string">
            <text:p>CPI Plurilingüe Cabo da Area</text:p>
          </table:table-cell>
          <table:table-cell table:style-name="ce9" office:value-type="string" calcext:value-type="string">
            <text:p>Laxe</text:p>
          </table:table-cell>
          <table:table-cell table:style-name="ce15" office:value-type="float" office:value="150400101" calcext:value-type="float">
            <text:p>150400101</text:p>
          </table:table-cell>
          <table:table-cell table:style-name="ce9" office:value-type="string" calcext:value-type="string">
            <text:p>Laxe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8039" calcext:value-type="float">
            <text:p>15008039</text:p>
          </table:table-cell>
          <table:table-cell table:style-name="ce8" office:value-type="string" calcext:value-type="string">
            <text:p>CPI Cernadas de Castro</text:p>
          </table:table-cell>
          <table:table-cell table:style-name="ce8" office:value-type="string" calcext:value-type="string">
            <text:p>Lousame</text:p>
          </table:table-cell>
          <table:table-cell table:style-name="ce14" office:value-type="float" office:value="150420421" calcext:value-type="float">
            <text:p>150420421</text:p>
          </table:table-cell>
          <table:table-cell table:style-name="ce8" office:value-type="string" calcext:value-type="string">
            <text:p>Lousame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8301" calcext:value-type="float">
            <text:p>15008301</text:p>
          </table:table-cell>
          <table:table-cell table:style-name="ce9" office:value-type="string" calcext:value-type="string">
            <text:p>IES Urbano Lugrís</text:p>
          </table:table-cell>
          <table:table-cell table:style-name="ce9" office:value-type="string" calcext:value-type="string">
            <text:p>Malpica de Bergantiños</text:p>
          </table:table-cell>
          <table:table-cell table:style-name="ce15" office:value-type="float" office:value="150430801" calcext:value-type="float">
            <text:p>150430801</text:p>
          </table:table-cell>
          <table:table-cell table:style-name="ce9" office:value-type="string" calcext:value-type="string">
            <text:p>Vilanov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8714" calcext:value-type="float">
            <text:p>15008714</text:p>
          </table:table-cell>
          <table:table-cell table:style-name="ce8" office:value-type="string" calcext:value-type="string">
            <text:p>CPI da Picota</text:p>
          </table:table-cell>
          <table:table-cell table:style-name="ce8" office:value-type="string" calcext:value-type="string">
            <text:p>Mazaricos</text:p>
          </table:table-cell>
          <table:table-cell table:style-name="ce14" office:value-type="float" office:value="150451207" calcext:value-type="float">
            <text:p>150451207</text:p>
          </table:table-cell>
          <table:table-cell table:style-name="ce8" office:value-type="string" calcext:value-type="string">
            <text:p>Mazarico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8817" calcext:value-type="float">
            <text:p>15008817</text:p>
          </table:table-cell>
          <table:table-cell table:style-name="ce9" office:value-type="string" calcext:value-type="string">
            <text:p>IES de Melide</text:p>
          </table:table-cell>
          <table:table-cell table:style-name="ce9" office:value-type="string" calcext:value-type="string">
            <text:p>Melide</text:p>
          </table:table-cell>
          <table:table-cell table:style-name="ce15" office:value-type="float" office:value="150461902" calcext:value-type="float">
            <text:p>150461902</text:p>
          </table:table-cell>
          <table:table-cell table:style-name="ce9" office:value-type="string" calcext:value-type="string">
            <text:p>Melide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09071" calcext:value-type="float">
            <text:p>15009071</text:p>
          </table:table-cell>
          <table:table-cell table:style-name="ce9" office:value-type="string" calcext:value-type="string">
            <text:p>CPI Castro Baxoi</text:p>
          </table:table-cell>
          <table:table-cell table:style-name="ce9" office:value-type="string" calcext:value-type="string">
            <text:p>Miño</text:p>
          </table:table-cell>
          <table:table-cell table:style-name="ce15" office:value-type="float" office:value="150480402" calcext:value-type="float">
            <text:p>150480402</text:p>
          </table:table-cell>
          <table:table-cell table:style-name="ce9" office:value-type="string" calcext:value-type="string">
            <text:p>Castr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09241" calcext:value-type="float">
            <text:p>15009241</text:p>
          </table:table-cell>
          <table:table-cell table:style-name="ce8" office:value-type="string" calcext:value-type="string">
            <text:p>CPI Plurilingüe Virxe da Cela</text:p>
          </table:table-cell>
          <table:table-cell table:style-name="ce8" office:value-type="string" calcext:value-type="string">
            <text:p>Monfero</text:p>
          </table:table-cell>
          <table:table-cell table:style-name="ce14" office:value-type="float" office:value="150500300" calcext:value-type="float">
            <text:p>150500300</text:p>
          </table:table-cell>
          <table:table-cell table:style-name="ce8" office:value-type="string" calcext:value-type="string">
            <text:p>San Fiz de Monfer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0058" calcext:value-type="float">
            <text:p>15010058</text:p>
          </table:table-cell>
          <table:table-cell table:style-name="ce9" office:value-type="string" calcext:value-type="string">
            <text:p>CPI do Feal</text:p>
          </table:table-cell>
          <table:table-cell table:style-name="ce9" office:value-type="string" calcext:value-type="string">
            <text:p>Narón</text:p>
          </table:table-cell>
          <table:table-cell table:style-name="ce15" office:value-type="float" office:value="150540900" calcext:value-type="float">
            <text:p>150540900</text:p>
          </table:table-cell>
          <table:table-cell table:style-name="ce9" office:value-type="string" calcext:value-type="string">
            <text:p>Narón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0812" calcext:value-type="float">
            <text:p>15010812</text:p>
          </table:table-cell>
          <table:table-cell table:style-name="ce9" office:value-type="string" calcext:value-type="string">
            <text:p>IES Virxe do Mar</text:p>
          </table:table-cell>
          <table:table-cell table:style-name="ce9" office:value-type="string" calcext:value-type="string">
            <text:p>Noia</text:p>
          </table:table-cell>
          <table:table-cell table:style-name="ce15" office:value-type="float" office:value="150570000" calcext:value-type="float">
            <text:p>150570000</text:p>
          </table:table-cell>
          <table:table-cell table:style-name="ce9" office:value-type="string" calcext:value-type="string">
            <text:p>Noi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12730" calcext:value-type="float">
            <text:p>15012730</text:p>
          </table:table-cell>
          <table:table-cell table:style-name="ce8" office:value-type="string" calcext:value-type="string">
            <text:p>IES Camilo José Cela</text:p>
          </table:table-cell>
          <table:table-cell table:style-name="ce8" office:value-type="string" calcext:value-type="string">
            <text:p>Padrón</text:p>
          </table:table-cell>
          <table:table-cell table:style-name="ce14" office:value-type="float" office:value="150650505" calcext:value-type="float">
            <text:p>150650505</text:p>
          </table:table-cell>
          <table:table-cell table:style-name="ce8" office:value-type="string" calcext:value-type="string">
            <text:p>Padrón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3254" calcext:value-type="float">
            <text:p>15013254</text:p>
          </table:table-cell>
          <table:table-cell table:style-name="ce9" office:value-type="string" calcext:value-type="string">
            <text:p>CFEA de Sergude</text:p>
          </table:table-cell>
          <table:table-cell table:style-name="ce9" office:value-type="string" calcext:value-type="string">
            <text:p>Boqueixón</text:p>
          </table:table-cell>
          <table:table-cell table:style-name="ce15" office:value-type="float" office:value="150120102" calcext:value-type="float">
            <text:p>150120102</text:p>
          </table:table-cell>
          <table:table-cell table:style-name="ce9" office:value-type="string" calcext:value-type="string">
            <text:p>Boqueixón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14556" calcext:value-type="float">
            <text:p>15014556</text:p>
          </table:table-cell>
          <table:table-cell table:style-name="ce8" office:value-type="string" calcext:value-type="string">
            <text:p>CIFP Coroso</text:p>
          </table:table-cell>
          <table:table-cell table:style-name="ce8" office:value-type="string" calcext:value-type="string">
            <text:p>Ribeira</text:p>
          </table:table-cell>
          <table:table-cell table:style-name="ce14" office:value-type="float" office:value="150730904" calcext:value-type="float">
            <text:p>150730904</text:p>
          </table:table-cell>
          <table:table-cell table:style-name="ce8" office:value-type="string" calcext:value-type="string">
            <text:p>Ribeir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14568" calcext:value-type="float">
            <text:p>15014568</text:p>
          </table:table-cell>
          <table:table-cell table:style-name="ce8" office:value-type="string" calcext:value-type="string">
            <text:p>IES Nº 1</text:p>
          </table:table-cell>
          <table:table-cell table:style-name="ce8" office:value-type="string" calcext:value-type="string">
            <text:p>Ribeira</text:p>
          </table:table-cell>
          <table:table-cell table:style-name="ce14" office:value-type="float" office:value="150730904" calcext:value-type="float">
            <text:p>150730904</text:p>
          </table:table-cell>
          <table:table-cell table:style-name="ce8" office:value-type="string" calcext:value-type="string">
            <text:p>Ribeir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4738" calcext:value-type="float">
            <text:p>15014738</text:p>
          </table:table-cell>
          <table:table-cell table:style-name="ce9" office:value-type="string" calcext:value-type="string">
            <text:p>CPI Plurilingüe dos Dices</text:p>
          </table:table-cell>
          <table:table-cell table:style-name="ce9" office:value-type="string" calcext:value-type="string">
            <text:p>Rois</text:p>
          </table:table-cell>
          <table:table-cell table:style-name="ce15" office:value-type="float" office:value="150740906" calcext:value-type="float">
            <text:p>150740906</text:p>
          </table:table-cell>
          <table:table-cell table:style-name="ce9" office:value-type="string" calcext:value-type="string">
            <text:p>Roi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14957" calcext:value-type="float">
            <text:p>15014957</text:p>
          </table:table-cell>
          <table:table-cell table:style-name="ce8" office:value-type="string" calcext:value-type="string">
            <text:p>CPI de San Sadurniño</text:p>
          </table:table-cell>
          <table:table-cell table:style-name="ce8" office:value-type="string" calcext:value-type="string">
            <text:p>San Sadurniño</text:p>
          </table:table-cell>
          <table:table-cell table:style-name="ce14" office:value-type="float" office:value="150760700" calcext:value-type="float">
            <text:p>150760700</text:p>
          </table:table-cell>
          <table:table-cell table:style-name="ce8" office:value-type="string" calcext:value-type="string">
            <text:p>San Sadurniñ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5743" calcext:value-type="float">
            <text:p>15015743</text:p>
          </table:table-cell>
          <table:table-cell table:style-name="ce9" office:value-type="string" calcext:value-type="string">
            <text:p>IES Arcebispo Xelmírez I</text:p>
          </table:table-cell>
          <table:table-cell table:style-name="ce9" office:value-type="string" calcext:value-type="string">
            <text:p>Santiago de Compostela</text:p>
          </table:table-cell>
          <table:table-cell table:style-name="ce15" office:value-type="float" office:value="150780001" calcext:value-type="float">
            <text:p>150780001</text:p>
          </table:table-cell>
          <table:table-cell table:style-name="ce9" office:value-type="string" calcext:value-type="string">
            <text:p>Santiago de Compostel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5755" calcext:value-type="float">
            <text:p>15015755</text:p>
          </table:table-cell>
          <table:table-cell table:style-name="ce9" office:value-type="string" calcext:value-type="string">
            <text:p>IES Plurilingüe Rosalía de Castro</text:p>
          </table:table-cell>
          <table:table-cell table:style-name="ce9" office:value-type="string" calcext:value-type="string">
            <text:p>Santiago de Compostela</text:p>
          </table:table-cell>
          <table:table-cell table:style-name="ce15" office:value-type="float" office:value="150780001" calcext:value-type="float">
            <text:p>150780001</text:p>
          </table:table-cell>
          <table:table-cell table:style-name="ce9" office:value-type="string" calcext:value-type="string">
            <text:p>Santiago de Compostel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5767" calcext:value-type="float">
            <text:p>15015767</text:p>
          </table:table-cell>
          <table:table-cell table:style-name="ce9" office:value-type="string" calcext:value-type="string">
            <text:p>CIFP Politécnico de Santiago</text:p>
          </table:table-cell>
          <table:table-cell table:style-name="ce9" office:value-type="string" calcext:value-type="string">
            <text:p>Santiago de Compostela</text:p>
          </table:table-cell>
          <table:table-cell table:style-name="ce15" office:value-type="float" office:value="150780001" calcext:value-type="float">
            <text:p>150780001</text:p>
          </table:table-cell>
          <table:table-cell table:style-name="ce9" office:value-type="string" calcext:value-type="string">
            <text:p>Santiago de Compostel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15834" calcext:value-type="float">
            <text:p>15015834</text:p>
          </table:table-cell>
          <table:table-cell table:style-name="ce8" office:value-type="string" calcext:value-type="string">
            <text:p>EASD Mestre Mateo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5861" calcext:value-type="float">
            <text:p>15015861</text:p>
          </table:table-cell>
          <table:table-cell table:style-name="ce9" office:value-type="string" calcext:value-type="string">
            <text:p>IES Eduardo Pondal</text:p>
          </table:table-cell>
          <table:table-cell table:style-name="ce9" office:value-type="string" calcext:value-type="string">
            <text:p>Santiago de Compostela</text:p>
          </table:table-cell>
          <table:table-cell table:style-name="ce15" office:value-type="float" office:value="150780001" calcext:value-type="float">
            <text:p>150780001</text:p>
          </table:table-cell>
          <table:table-cell table:style-name="ce9" office:value-type="string" calcext:value-type="string">
            <text:p>Santiago de Compostel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16000" calcext:value-type="float">
            <text:p>15016000</text:p>
          </table:table-cell>
          <table:table-cell table:style-name="ce8" office:value-type="string" calcext:value-type="string">
            <text:p>CIFP Compostela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7880" calcext:value-type="float">
            <text:p>15017880</text:p>
          </table:table-cell>
          <table:table-cell table:style-name="ce9" office:value-type="string" calcext:value-type="string">
            <text:p>CPI Plurilingüe de Fonte-Díaz</text:p>
          </table:table-cell>
          <table:table-cell table:style-name="ce9" office:value-type="string" calcext:value-type="string">
            <text:p>Touro</text:p>
          </table:table-cell>
          <table:table-cell table:style-name="ce15" office:value-type="float" office:value="150851703" calcext:value-type="float">
            <text:p>150851703</text:p>
          </table:table-cell>
          <table:table-cell table:style-name="ce9" office:value-type="string" calcext:value-type="string">
            <text:p>Tour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18148" calcext:value-type="float">
            <text:p>15018148</text:p>
          </table:table-cell>
          <table:table-cell table:style-name="ce8" office:value-type="string" calcext:value-type="string">
            <text:p>CPI de Atios</text:p>
          </table:table-cell>
          <table:table-cell table:style-name="ce8" office:value-type="string" calcext:value-type="string">
            <text:p>Valdoviño</text:p>
          </table:table-cell>
          <table:table-cell table:style-name="ce14" office:value-type="float" office:value="150870702" calcext:value-type="float">
            <text:p>150870702</text:p>
          </table:table-cell>
          <table:table-cell table:style-name="ce8" office:value-type="string" calcext:value-type="string">
            <text:p>Valdoviñ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8203" calcext:value-type="float">
            <text:p>15018203</text:p>
          </table:table-cell>
          <table:table-cell table:style-name="ce9" office:value-type="string" calcext:value-type="string">
            <text:p>CPI de Bembibre</text:p>
          </table:table-cell>
          <table:table-cell table:style-name="ce9" office:value-type="string" calcext:value-type="string">
            <text:p>Val do Dubra</text:p>
          </table:table-cell>
          <table:table-cell table:style-name="ce15" office:value-type="float" office:value="150880201" calcext:value-type="float">
            <text:p>150880201</text:p>
          </table:table-cell>
          <table:table-cell table:style-name="ce9" office:value-type="string" calcext:value-type="string">
            <text:p>Bembibre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9281" calcext:value-type="float">
            <text:p>15019281</text:p>
          </table:table-cell>
          <table:table-cell table:style-name="ce9" office:value-type="string" calcext:value-type="string">
            <text:p>CPI de Zas</text:p>
          </table:table-cell>
          <table:table-cell table:style-name="ce9" office:value-type="string" calcext:value-type="string">
            <text:p>Zas</text:p>
          </table:table-cell>
          <table:table-cell table:style-name="ce15" office:value-type="float" office:value="150930203" calcext:value-type="float">
            <text:p>150930203</text:p>
          </table:table-cell>
          <table:table-cell table:style-name="ce9" office:value-type="string" calcext:value-type="string">
            <text:p>Bai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19301" calcext:value-type="float">
            <text:p>15019301</text:p>
          </table:table-cell>
          <table:table-cell table:style-name="ce9" office:value-type="string" calcext:value-type="string">
            <text:p>CPI de San Vicente</text:p>
          </table:table-cell>
          <table:table-cell table:style-name="ce9" office:value-type="string" calcext:value-type="string">
            <text:p>Baña (A)</text:p>
          </table:table-cell>
          <table:table-cell table:style-name="ce15" office:value-type="float" office:value="150070100" calcext:value-type="float">
            <text:p>150070100</text:p>
          </table:table-cell>
          <table:table-cell table:style-name="ce9" office:value-type="string" calcext:value-type="string">
            <text:p>San Vicente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19347" calcext:value-type="float">
            <text:p>15019347</text:p>
          </table:table-cell>
          <table:table-cell table:style-name="ce8" office:value-type="string" calcext:value-type="string">
            <text:p>CPI Camiño de Santiago</text:p>
          </table:table-cell>
          <table:table-cell table:style-name="ce8" office:value-type="string" calcext:value-type="string">
            <text:p>Pino (O)</text:p>
          </table:table-cell>
          <table:table-cell table:style-name="ce14" office:value-type="float" office:value="150660100" calcext:value-type="float">
            <text:p>150660100</text:p>
          </table:table-cell>
          <table:table-cell table:style-name="ce8" office:value-type="string" calcext:value-type="string">
            <text:p>Arc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0544" calcext:value-type="float">
            <text:p>15020544</text:p>
          </table:table-cell>
          <table:table-cell table:style-name="ce8" office:value-type="string" calcext:value-type="string">
            <text:p>IES de Ortigueira</text:p>
          </table:table-cell>
          <table:table-cell table:style-name="ce8" office:value-type="string" calcext:value-type="string">
            <text:p>Ortigueira</text:p>
          </table:table-cell>
          <table:table-cell table:style-name="ce14" office:value-type="float" office:value="150612101" calcext:value-type="float">
            <text:p>150612101</text:p>
          </table:table-cell>
          <table:table-cell table:style-name="ce8" office:value-type="string" calcext:value-type="string">
            <text:p>Ortigueir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0556" calcext:value-type="float">
            <text:p>15020556</text:p>
          </table:table-cell>
          <table:table-cell table:style-name="ce9" office:value-type="string" calcext:value-type="string">
            <text:p>IES Breamo</text:p>
          </table:table-cell>
          <table:table-cell table:style-name="ce9" office:value-type="string" calcext:value-type="string">
            <text:p>Pontedeume</text:p>
          </table:table-cell>
          <table:table-cell table:style-name="ce15" office:value-type="float" office:value="150690701" calcext:value-type="float">
            <text:p>150690701</text:p>
          </table:table-cell>
          <table:table-cell table:style-name="ce9" office:value-type="string" calcext:value-type="string">
            <text:p>Pontedeume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0854" calcext:value-type="float">
            <text:p>15020854</text:p>
          </table:table-cell>
          <table:table-cell table:style-name="ce8" office:value-type="string" calcext:value-type="string">
            <text:p>CPI de Xanceda</text:p>
          </table:table-cell>
          <table:table-cell table:style-name="ce8" office:value-type="string" calcext:value-type="string">
            <text:p>Mesía</text:p>
          </table:table-cell>
          <table:table-cell table:style-name="ce14" office:value-type="float" office:value="150471209" calcext:value-type="float">
            <text:p>150471209</text:p>
          </table:table-cell>
          <table:table-cell table:style-name="ce8" office:value-type="string" calcext:value-type="string">
            <text:p>Xanced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0911" calcext:value-type="float">
            <text:p>15020911</text:p>
          </table:table-cell>
          <table:table-cell table:style-name="ce9" office:value-type="string" calcext:value-type="string">
            <text:p>CPI Plurilingüe de Vedra</text:p>
          </table:table-cell>
          <table:table-cell table:style-name="ce9" office:value-type="string" calcext:value-type="string">
            <text:p>Vedra</text:p>
          </table:table-cell>
          <table:table-cell table:style-name="ce15" office:value-type="float" office:value="150891101" calcext:value-type="float">
            <text:p>150891101</text:p>
          </table:table-cell>
          <table:table-cell table:style-name="ce9" office:value-type="string" calcext:value-type="string">
            <text:p>Vedr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0994" calcext:value-type="float">
            <text:p>15020994</text:p>
          </table:table-cell>
          <table:table-cell table:style-name="ce8" office:value-type="string" calcext:value-type="string">
            <text:p>CPI de Viaño Pequeno</text:p>
          </table:table-cell>
          <table:table-cell table:style-name="ce8" office:value-type="string" calcext:value-type="string">
            <text:p>Trazo</text:p>
          </table:table-cell>
          <table:table-cell table:style-name="ce14" office:value-type="float" office:value="150860310" calcext:value-type="float">
            <text:p>150860310</text:p>
          </table:table-cell>
          <table:table-cell table:style-name="ce8" office:value-type="string" calcext:value-type="string">
            <text:p>Camp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1317" calcext:value-type="float">
            <text:p>15021317</text:p>
          </table:table-cell>
          <table:table-cell table:style-name="ce8" office:value-type="string" calcext:value-type="string">
            <text:p>CPI Pecalama</text:p>
          </table:table-cell>
          <table:table-cell table:style-name="ce8" office:value-type="string" calcext:value-type="string">
            <text:p>Tordoia</text:p>
          </table:table-cell>
          <table:table-cell table:style-name="ce14" office:value-type="float" office:value="150840411" calcext:value-type="float">
            <text:p>150840411</text:p>
          </table:table-cell>
          <table:table-cell table:style-name="ce8" office:value-type="string" calcext:value-type="string">
            <text:p>Cabaleiro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1469" calcext:value-type="float">
            <text:p>15021469</text:p>
          </table:table-cell>
          <table:table-cell table:style-name="ce8" office:value-type="string" calcext:value-type="string">
            <text:p>IES Leixa</text:p>
          </table:table-cell>
          <table:table-cell table:style-name="ce8" office:value-type="string" calcext:value-type="string">
            <text:p>Ferrol</text:p>
          </table:table-cell>
          <table:table-cell table:style-name="ce14" office:value-type="float" office:value="150360001" calcext:value-type="float">
            <text:p>150360001</text:p>
          </table:table-cell>
          <table:table-cell table:style-name="ce8" office:value-type="string" calcext:value-type="string">
            <text:p>Ferrol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1470" calcext:value-type="float">
            <text:p>15021470</text:p>
          </table:table-cell>
          <table:table-cell table:style-name="ce8" office:value-type="string" calcext:value-type="string">
            <text:p>IES Canido</text:p>
          </table:table-cell>
          <table:table-cell table:style-name="ce8" office:value-type="string" calcext:value-type="string">
            <text:p>Ferrol</text:p>
          </table:table-cell>
          <table:table-cell table:style-name="ce14" office:value-type="float" office:value="150360001" calcext:value-type="float">
            <text:p>150360001</text:p>
          </table:table-cell>
          <table:table-cell table:style-name="ce8" office:value-type="string" calcext:value-type="string">
            <text:p>Ferrol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1482" calcext:value-type="float">
            <text:p>15021482</text:p>
          </table:table-cell>
          <table:table-cell table:style-name="ce8" office:value-type="string" calcext:value-type="string">
            <text:p>IES San Clemente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1755" calcext:value-type="float">
            <text:p>15021755</text:p>
          </table:table-cell>
          <table:table-cell table:style-name="ce9" office:value-type="string" calcext:value-type="string">
            <text:p>IES Cabo Ortegal</text:p>
          </table:table-cell>
          <table:table-cell table:style-name="ce9" office:value-type="string" calcext:value-type="string">
            <text:p>Cariño</text:p>
          </table:table-cell>
          <table:table-cell table:style-name="ce15" office:value-type="float" office:value="150610201" calcext:value-type="float">
            <text:p>150610201</text:p>
          </table:table-cell>
          <table:table-cell table:style-name="ce9" office:value-type="string" calcext:value-type="string">
            <text:p>Cariñ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1767" calcext:value-type="float">
            <text:p>15021767</text:p>
          </table:table-cell>
          <table:table-cell table:style-name="ce8" office:value-type="string" calcext:value-type="string">
            <text:p>IES Castro da Uz</text:p>
          </table:table-cell>
          <table:table-cell table:style-name="ce8" office:value-type="string" calcext:value-type="string">
            <text:p>Pontes de García Rodríguez (As)</text:p>
          </table:table-cell>
          <table:table-cell table:style-name="ce14" office:value-type="float" office:value="150700509" calcext:value-type="float">
            <text:p>150700509</text:p>
          </table:table-cell>
          <table:table-cell table:style-name="ce8" office:value-type="string" calcext:value-type="string">
            <text:p>Pontes de García Rodríguez, A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2607" calcext:value-type="float">
            <text:p>15022607</text:p>
          </table:table-cell>
          <table:table-cell table:style-name="ce9" office:value-type="string" calcext:value-type="string">
            <text:p>CIFP Ánxel Casal-Monte Alto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2620" calcext:value-type="float">
            <text:p>15022620</text:p>
          </table:table-cell>
          <table:table-cell table:style-name="ce8" office:value-type="string" calcext:value-type="string">
            <text:p>IES de Curtis</text:p>
          </table:table-cell>
          <table:table-cell table:style-name="ce8" office:value-type="string" calcext:value-type="string">
            <text:p>Curtis</text:p>
          </table:table-cell>
          <table:table-cell table:style-name="ce14" office:value-type="float" office:value="150320402" calcext:value-type="float">
            <text:p>150320402</text:p>
          </table:table-cell>
          <table:table-cell table:style-name="ce8" office:value-type="string" calcext:value-type="string">
            <text:p>Curti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3090" calcext:value-type="float">
            <text:p>15023090</text:p>
          </table:table-cell>
          <table:table-cell table:style-name="ce9" office:value-type="string" calcext:value-type="string">
            <text:p>IES Macías O Namorado</text:p>
          </table:table-cell>
          <table:table-cell table:style-name="ce9" office:value-type="string" calcext:value-type="string">
            <text:p>Padrón</text:p>
          </table:table-cell>
          <table:table-cell table:style-name="ce15" office:value-type="float" office:value="150650505" calcext:value-type="float">
            <text:p>150650505</text:p>
          </table:table-cell>
          <table:table-cell table:style-name="ce9" office:value-type="string" calcext:value-type="string">
            <text:p>Padrón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3132" calcext:value-type="float">
            <text:p>15023132</text:p>
          </table:table-cell>
          <table:table-cell table:style-name="ce9" office:value-type="string" calcext:value-type="string">
            <text:p>EOI da Coruña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3302" calcext:value-type="float">
            <text:p>15023302</text:p>
          </table:table-cell>
          <table:table-cell table:style-name="ce9" office:value-type="string" calcext:value-type="string">
            <text:p>IES Manuel Murguía</text:p>
          </table:table-cell>
          <table:table-cell table:style-name="ce9" office:value-type="string" calcext:value-type="string">
            <text:p>Arteixo</text:p>
          </table:table-cell>
          <table:table-cell table:style-name="ce15" office:value-type="float" office:value="150050200" calcext:value-type="float">
            <text:p>150050200</text:p>
          </table:table-cell>
          <table:table-cell table:style-name="ce9" office:value-type="string" calcext:value-type="string">
            <text:p>Arteix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3314" calcext:value-type="float">
            <text:p>15023314</text:p>
          </table:table-cell>
          <table:table-cell table:style-name="ce8" office:value-type="string" calcext:value-type="string">
            <text:p>IES de Sabón</text:p>
          </table:table-cell>
          <table:table-cell table:style-name="ce8" office:value-type="string" calcext:value-type="string">
            <text:p>Arteixo</text:p>
          </table:table-cell>
          <table:table-cell table:style-name="ce14" office:value-type="float" office:value="150050200" calcext:value-type="float">
            <text:p>150050200</text:p>
          </table:table-cell>
          <table:table-cell table:style-name="ce8" office:value-type="string" calcext:value-type="string">
            <text:p>Arteix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3338" calcext:value-type="float">
            <text:p>15023338</text:p>
          </table:table-cell>
          <table:table-cell table:style-name="ce8" office:value-type="string" calcext:value-type="string">
            <text:p>IES Praia Barraña</text:p>
          </table:table-cell>
          <table:table-cell table:style-name="ce8" office:value-type="string" calcext:value-type="string">
            <text:p>Boiro</text:p>
          </table:table-cell>
          <table:table-cell table:style-name="ce14" office:value-type="float" office:value="150110303" calcext:value-type="float">
            <text:p>150110303</text:p>
          </table:table-cell>
          <table:table-cell table:style-name="ce8" office:value-type="string" calcext:value-type="string">
            <text:p>Boir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3399" calcext:value-type="float">
            <text:p>15023399</text:p>
          </table:table-cell>
          <table:table-cell table:style-name="ce9" office:value-type="string" calcext:value-type="string">
            <text:p>CPI Plurilingüe Eusebio Lorenzo Baleirón</text:p>
          </table:table-cell>
          <table:table-cell table:style-name="ce9" office:value-type="string" calcext:value-type="string">
            <text:p>Dodro</text:p>
          </table:table-cell>
          <table:table-cell table:style-name="ce15" office:value-type="float" office:value="150330311" calcext:value-type="float">
            <text:p>150330311</text:p>
          </table:table-cell>
          <table:table-cell table:style-name="ce9" office:value-type="string" calcext:value-type="string">
            <text:p>Laíñ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3405" calcext:value-type="float">
            <text:p>15023405</text:p>
          </table:table-cell>
          <table:table-cell table:style-name="ce8" office:value-type="string" calcext:value-type="string">
            <text:p>CPI A Xunqueira</text:p>
          </table:table-cell>
          <table:table-cell table:style-name="ce8" office:value-type="string" calcext:value-type="string">
            <text:p>Fene</text:p>
          </table:table-cell>
          <table:table-cell table:style-name="ce14" office:value-type="float" office:value="150350000" calcext:value-type="float">
            <text:p>150350000</text:p>
          </table:table-cell>
          <table:table-cell table:style-name="ce8" office:value-type="string" calcext:value-type="string">
            <text:p>Fene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3429" calcext:value-type="float">
            <text:p>15023429</text:p>
          </table:table-cell>
          <table:table-cell table:style-name="ce9" office:value-type="string" calcext:value-type="string">
            <text:p>CPI Monte Caxado</text:p>
          </table:table-cell>
          <table:table-cell table:style-name="ce9" office:value-type="string" calcext:value-type="string">
            <text:p>Pontes de García Rodríguez (As)</text:p>
          </table:table-cell>
          <table:table-cell table:style-name="ce15" office:value-type="float" office:value="150700509" calcext:value-type="float">
            <text:p>150700509</text:p>
          </table:table-cell>
          <table:table-cell table:style-name="ce9" office:value-type="string" calcext:value-type="string">
            <text:p>Pontes de García Rodríguez, A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3466" calcext:value-type="float">
            <text:p>15023466</text:p>
          </table:table-cell>
          <table:table-cell table:style-name="ce8" office:value-type="string" calcext:value-type="string">
            <text:p>IES Lamas de Abade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4513" calcext:value-type="float">
            <text:p>15024513</text:p>
          </table:table-cell>
          <table:table-cell table:style-name="ce9" office:value-type="string" calcext:value-type="string">
            <text:p>CIFP Someso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5268" calcext:value-type="float">
            <text:p>15025268</text:p>
          </table:table-cell>
          <table:table-cell table:style-name="ce8" office:value-type="string" calcext:value-type="string">
            <text:p>IES As Telleiras</text:p>
          </table:table-cell>
          <table:table-cell table:style-name="ce8" office:value-type="string" calcext:value-type="string">
            <text:p>Narón</text:p>
          </table:table-cell>
          <table:table-cell table:style-name="ce14" office:value-type="float" office:value="150540900" calcext:value-type="float">
            <text:p>150540900</text:p>
          </table:table-cell>
          <table:table-cell table:style-name="ce8" office:value-type="string" calcext:value-type="string">
            <text:p>Narón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5301" calcext:value-type="float">
            <text:p>15025301</text:p>
          </table:table-cell>
          <table:table-cell table:style-name="ce8" office:value-type="string" calcext:value-type="string">
            <text:p>IES Arcebispo Xelmírez II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5530" calcext:value-type="float">
            <text:p>15025530</text:p>
          </table:table-cell>
          <table:table-cell table:style-name="ce9" office:value-type="string" calcext:value-type="string">
            <text:p>IES da Pobra do Caramiñal</text:p>
          </table:table-cell>
          <table:table-cell table:style-name="ce9" office:value-type="string" calcext:value-type="string">
            <text:p>Pobra do Caramiñal (A)</text:p>
          </table:table-cell>
          <table:table-cell table:style-name="ce15" office:value-type="float" office:value="150670401" calcext:value-type="float">
            <text:p>150670401</text:p>
          </table:table-cell>
          <table:table-cell table:style-name="ce9" office:value-type="string" calcext:value-type="string">
            <text:p>Pobra do Caramiñal, 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5566" calcext:value-type="float">
            <text:p>15025566</text:p>
          </table:table-cell>
          <table:table-cell table:style-name="ce9" office:value-type="string" calcext:value-type="string">
            <text:p>IES Ferrol Vello</text:p>
          </table:table-cell>
          <table:table-cell table:style-name="ce9" office:value-type="string" calcext:value-type="string">
            <text:p>Ferrol</text:p>
          </table:table-cell>
          <table:table-cell table:style-name="ce15" office:value-type="float" office:value="150360001" calcext:value-type="float">
            <text:p>150360001</text:p>
          </table:table-cell>
          <table:table-cell table:style-name="ce9" office:value-type="string" calcext:value-type="string">
            <text:p>Ferro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5611" calcext:value-type="float">
            <text:p>15025611</text:p>
          </table:table-cell>
          <table:table-cell table:style-name="ce8" office:value-type="string" calcext:value-type="string">
            <text:p>IES Monte das Moas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5621" calcext:value-type="float">
            <text:p>15025621</text:p>
          </table:table-cell>
          <table:table-cell table:style-name="ce8" office:value-type="string" calcext:value-type="string">
            <text:p>EPAPU Eduardo Pondal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5645" calcext:value-type="float">
            <text:p>15025645</text:p>
          </table:table-cell>
          <table:table-cell table:style-name="ce9" office:value-type="string" calcext:value-type="string">
            <text:p>IES Ricardo Carballo Calero</text:p>
          </table:table-cell>
          <table:table-cell table:style-name="ce9" office:value-type="string" calcext:value-type="string">
            <text:p>Ferrol</text:p>
          </table:table-cell>
          <table:table-cell table:style-name="ce15" office:value-type="float" office:value="150360001" calcext:value-type="float">
            <text:p>150360001</text:p>
          </table:table-cell>
          <table:table-cell table:style-name="ce9" office:value-type="string" calcext:value-type="string">
            <text:p>Ferro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5657" calcext:value-type="float">
            <text:p>15025657</text:p>
          </table:table-cell>
          <table:table-cell table:style-name="ce9" office:value-type="string" calcext:value-type="string">
            <text:p>IES de Mugardos</text:p>
          </table:table-cell>
          <table:table-cell table:style-name="ce9" office:value-type="string" calcext:value-type="string">
            <text:p>Mugardos</text:p>
          </table:table-cell>
          <table:table-cell table:style-name="ce15" office:value-type="float" office:value="150510302" calcext:value-type="float">
            <text:p>150510302</text:p>
          </table:table-cell>
          <table:table-cell table:style-name="ce9" office:value-type="string" calcext:value-type="string">
            <text:p>Mugardo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5682" calcext:value-type="float">
            <text:p>15025682</text:p>
          </table:table-cell>
          <table:table-cell table:style-name="ce8" office:value-type="string" calcext:value-type="string">
            <text:p>IES Fraga do Eume</text:p>
          </table:table-cell>
          <table:table-cell table:style-name="ce8" office:value-type="string" calcext:value-type="string">
            <text:p>Pontedeume</text:p>
          </table:table-cell>
          <table:table-cell table:style-name="ce14" office:value-type="float" office:value="150690701" calcext:value-type="float">
            <text:p>150690701</text:p>
          </table:table-cell>
          <table:table-cell table:style-name="ce8" office:value-type="string" calcext:value-type="string">
            <text:p>Pontedeume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5694" calcext:value-type="float">
            <text:p>15025694</text:p>
          </table:table-cell>
          <table:table-cell table:style-name="ce9" office:value-type="string" calcext:value-type="string">
            <text:p>IES Moncho Valcarce</text:p>
          </table:table-cell>
          <table:table-cell table:style-name="ce9" office:value-type="string" calcext:value-type="string">
            <text:p>Pontes de García Rodríguez (As)</text:p>
          </table:table-cell>
          <table:table-cell table:style-name="ce15" office:value-type="float" office:value="150700509" calcext:value-type="float">
            <text:p>150700509</text:p>
          </table:table-cell>
          <table:table-cell table:style-name="ce9" office:value-type="string" calcext:value-type="string">
            <text:p>Pontes de García Rodríguez, A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5712" calcext:value-type="float">
            <text:p>15025712</text:p>
          </table:table-cell>
          <table:table-cell table:style-name="ce8" office:value-type="string" calcext:value-type="string">
            <text:p>IES Antonio Fraguas Fraguas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5751" calcext:value-type="float">
            <text:p>15025751</text:p>
          </table:table-cell>
          <table:table-cell table:style-name="ce9" office:value-type="string" calcext:value-type="string">
            <text:p>EPAPU Sta. María de Caranza</text:p>
          </table:table-cell>
          <table:table-cell table:style-name="ce9" office:value-type="string" calcext:value-type="string">
            <text:p>Ferrol</text:p>
          </table:table-cell>
          <table:table-cell table:style-name="ce15" office:value-type="float" office:value="150360001" calcext:value-type="float">
            <text:p>150360001</text:p>
          </table:table-cell>
          <table:table-cell table:style-name="ce9" office:value-type="string" calcext:value-type="string">
            <text:p>Ferro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6029" calcext:value-type="float">
            <text:p>15026029</text:p>
          </table:table-cell>
          <table:table-cell table:style-name="ce8" office:value-type="string" calcext:value-type="string">
            <text:p>IES Isaac Díaz Pardo</text:p>
          </table:table-cell>
          <table:table-cell table:style-name="ce8" office:value-type="string" calcext:value-type="string">
            <text:p>Sada</text:p>
          </table:table-cell>
          <table:table-cell table:style-name="ce14" office:value-type="float" office:value="150750604" calcext:value-type="float">
            <text:p>150750604</text:p>
          </table:table-cell>
          <table:table-cell table:style-name="ce8" office:value-type="string" calcext:value-type="string">
            <text:p>Sad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030" calcext:value-type="float">
            <text:p>15026030</text:p>
          </table:table-cell>
          <table:table-cell table:style-name="ce9" office:value-type="string" calcext:value-type="string">
            <text:p>IES Terra de Xallas</text:p>
          </table:table-cell>
          <table:table-cell table:style-name="ce9" office:value-type="string" calcext:value-type="string">
            <text:p>Santa Comba</text:p>
          </table:table-cell>
          <table:table-cell table:style-name="ce15" office:value-type="float" office:value="150771400" calcext:value-type="float">
            <text:p>150771400</text:p>
          </table:table-cell>
          <table:table-cell table:style-name="ce9" office:value-type="string" calcext:value-type="string">
            <text:p>Santa Comb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6121" calcext:value-type="float">
            <text:p>15026121</text:p>
          </table:table-cell>
          <table:table-cell table:style-name="ce8" office:value-type="string" calcext:value-type="string">
            <text:p>IES Plurilingüe Xosé Neira Vilas</text:p>
          </table:table-cell>
          <table:table-cell table:style-name="ce8" office:value-type="string" calcext:value-type="string">
            <text:p>Oleiros</text:p>
          </table:table-cell>
          <table:table-cell table:style-name="ce14" office:value-type="float" office:value="150580801" calcext:value-type="float">
            <text:p>150580801</text:p>
          </table:table-cell>
          <table:table-cell table:style-name="ce8" office:value-type="string" calcext:value-type="string">
            <text:p>Oleiro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352" calcext:value-type="float">
            <text:p>15026352</text:p>
          </table:table-cell>
          <table:table-cell table:style-name="ce9" office:value-type="string" calcext:value-type="string">
            <text:p>IES Brión</text:p>
          </table:table-cell>
          <table:table-cell table:style-name="ce9" office:value-type="string" calcext:value-type="string">
            <text:p>Brión</text:p>
          </table:table-cell>
          <table:table-cell table:style-name="ce15" office:value-type="float" office:value="150130901" calcext:value-type="float">
            <text:p>150130901</text:p>
          </table:table-cell>
          <table:table-cell table:style-name="ce9" office:value-type="string" calcext:value-type="string">
            <text:p>Vices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6376" calcext:value-type="float">
            <text:p>15026376</text:p>
          </table:table-cell>
          <table:table-cell table:style-name="ce8" office:value-type="string" calcext:value-type="string">
            <text:p>IES Punta Candieira</text:p>
          </table:table-cell>
          <table:table-cell table:style-name="ce8" office:value-type="string" calcext:value-type="string">
            <text:p>Cedeira</text:p>
          </table:table-cell>
          <table:table-cell table:style-name="ce14" office:value-type="float" office:value="150220104" calcext:value-type="float">
            <text:p>150220104</text:p>
          </table:table-cell>
          <table:table-cell table:style-name="ce8" office:value-type="string" calcext:value-type="string">
            <text:p>Cedeir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388" calcext:value-type="float">
            <text:p>15026388</text:p>
          </table:table-cell>
          <table:table-cell table:style-name="ce9" office:value-type="string" calcext:value-type="string">
            <text:p>IES Plurilingüe Fontexería</text:p>
          </table:table-cell>
          <table:table-cell table:style-name="ce9" office:value-type="string" calcext:value-type="string">
            <text:p>Muros</text:p>
          </table:table-cell>
          <table:table-cell table:style-name="ce15" office:value-type="float" office:value="150530400" calcext:value-type="float">
            <text:p>150530400</text:p>
          </table:table-cell>
          <table:table-cell table:style-name="ce9" office:value-type="string" calcext:value-type="string">
            <text:p>Serre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391" calcext:value-type="float">
            <text:p>15026391</text:p>
          </table:table-cell>
          <table:table-cell table:style-name="ce9" office:value-type="string" calcext:value-type="string">
            <text:p>IES Xulián Magariños</text:p>
          </table:table-cell>
          <table:table-cell table:style-name="ce9" office:value-type="string" calcext:value-type="string">
            <text:p>Negreira</text:p>
          </table:table-cell>
          <table:table-cell table:style-name="ce15" office:value-type="float" office:value="150561501" calcext:value-type="float">
            <text:p>150561501</text:p>
          </table:table-cell>
          <table:table-cell table:style-name="ce9" office:value-type="string" calcext:value-type="string">
            <text:p>Negreir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6406" calcext:value-type="float">
            <text:p>15026406</text:p>
          </table:table-cell>
          <table:table-cell table:style-name="ce8" office:value-type="string" calcext:value-type="string">
            <text:p>IES de Ponteceso</text:p>
          </table:table-cell>
          <table:table-cell table:style-name="ce8" office:value-type="string" calcext:value-type="string">
            <text:p>Ponteceso</text:p>
          </table:table-cell>
          <table:table-cell table:style-name="ce14" office:value-type="float" office:value="150140421" calcext:value-type="float">
            <text:p>150140421</text:p>
          </table:table-cell>
          <table:table-cell table:style-name="ce8" office:value-type="string" calcext:value-type="string">
            <text:p>Ponteces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6418" calcext:value-type="float">
            <text:p>15026418</text:p>
          </table:table-cell>
          <table:table-cell table:style-name="ce8" office:value-type="string" calcext:value-type="string">
            <text:p>IES Terra de Soneira</text:p>
          </table:table-cell>
          <table:table-cell table:style-name="ce8" office:value-type="string" calcext:value-type="string">
            <text:p>Vimianzo</text:p>
          </table:table-cell>
          <table:table-cell table:style-name="ce14" office:value-type="float" office:value="150921411" calcext:value-type="float">
            <text:p>150921411</text:p>
          </table:table-cell>
          <table:table-cell table:style-name="ce8" office:value-type="string" calcext:value-type="string">
            <text:p>Vimianz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6421" calcext:value-type="float">
            <text:p>15026421</text:p>
          </table:table-cell>
          <table:table-cell table:style-name="ce8" office:value-type="string" calcext:value-type="string">
            <text:p>IES Plurilingüe Rafael Dieste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455" calcext:value-type="float">
            <text:p>15026455</text:p>
          </table:table-cell>
          <table:table-cell table:style-name="ce9" office:value-type="string" calcext:value-type="string">
            <text:p>IES Terra de Trasancos</text:p>
          </table:table-cell>
          <table:table-cell table:style-name="ce9" office:value-type="string" calcext:value-type="string">
            <text:p>Narón</text:p>
          </table:table-cell>
          <table:table-cell table:style-name="ce15" office:value-type="float" office:value="150540900" calcext:value-type="float">
            <text:p>150540900</text:p>
          </table:table-cell>
          <table:table-cell table:style-name="ce9" office:value-type="string" calcext:value-type="string">
            <text:p>Narón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6492" calcext:value-type="float">
            <text:p>15026492</text:p>
          </table:table-cell>
          <table:table-cell table:style-name="ce8" office:value-type="string" calcext:value-type="string">
            <text:p>CMUS Superior da Coruña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546" calcext:value-type="float">
            <text:p>15026546</text:p>
          </table:table-cell>
          <table:table-cell table:style-name="ce9" office:value-type="string" calcext:value-type="string">
            <text:p>EOI de Ferrol</text:p>
          </table:table-cell>
          <table:table-cell table:style-name="ce9" office:value-type="string" calcext:value-type="string">
            <text:p>Ferrol</text:p>
          </table:table-cell>
          <table:table-cell table:style-name="ce15" office:value-type="float" office:value="150360001" calcext:value-type="float">
            <text:p>150360001</text:p>
          </table:table-cell>
          <table:table-cell table:style-name="ce9" office:value-type="string" calcext:value-type="string">
            <text:p>Ferro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698" calcext:value-type="float">
            <text:p>15026698</text:p>
          </table:table-cell>
          <table:table-cell table:style-name="ce9" office:value-type="string" calcext:value-type="string">
            <text:p>IES Espiñeira</text:p>
          </table:table-cell>
          <table:table-cell table:style-name="ce9" office:value-type="string" calcext:value-type="string">
            <text:p>Boiro</text:p>
          </table:table-cell>
          <table:table-cell table:style-name="ce15" office:value-type="float" office:value="150110303" calcext:value-type="float">
            <text:p>150110303</text:p>
          </table:table-cell>
          <table:table-cell table:style-name="ce9" office:value-type="string" calcext:value-type="string">
            <text:p>Boir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704" calcext:value-type="float">
            <text:p>15026704</text:p>
          </table:table-cell>
          <table:table-cell table:style-name="ce9" office:value-type="string" calcext:value-type="string">
            <text:p>IES David Buján</text:p>
          </table:table-cell>
          <table:table-cell table:style-name="ce9" office:value-type="string" calcext:value-type="string">
            <text:p>Cambre</text:p>
          </table:table-cell>
          <table:table-cell table:style-name="ce15" office:value-type="float" office:value="150170501" calcext:value-type="float">
            <text:p>150170501</text:p>
          </table:table-cell>
          <table:table-cell table:style-name="ce9" office:value-type="string" calcext:value-type="string">
            <text:p>Cambre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716" calcext:value-type="float">
            <text:p>15026716</text:p>
          </table:table-cell>
          <table:table-cell table:style-name="ce9" office:value-type="string" calcext:value-type="string">
            <text:p>IES Plurilingüe Adormideras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6731" calcext:value-type="float">
            <text:p>15026731</text:p>
          </table:table-cell>
          <table:table-cell table:style-name="ce8" office:value-type="string" calcext:value-type="string">
            <text:p>IES Campo de San Alberto</text:p>
          </table:table-cell>
          <table:table-cell table:style-name="ce8" office:value-type="string" calcext:value-type="string">
            <text:p>Noia</text:p>
          </table:table-cell>
          <table:table-cell table:style-name="ce14" office:value-type="float" office:value="150570000" calcext:value-type="float">
            <text:p>150570000</text:p>
          </table:table-cell>
          <table:table-cell table:style-name="ce8" office:value-type="string" calcext:value-type="string">
            <text:p>Noi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753" calcext:value-type="float">
            <text:p>15026753</text:p>
          </table:table-cell>
          <table:table-cell table:style-name="ce9" office:value-type="string" calcext:value-type="string">
            <text:p>IES A Pontepedriña</text:p>
          </table:table-cell>
          <table:table-cell table:style-name="ce9" office:value-type="string" calcext:value-type="string">
            <text:p>Santiago de Compostela</text:p>
          </table:table-cell>
          <table:table-cell table:style-name="ce15" office:value-type="float" office:value="150780001" calcext:value-type="float">
            <text:p>150780001</text:p>
          </table:table-cell>
          <table:table-cell table:style-name="ce9" office:value-type="string" calcext:value-type="string">
            <text:p>Santiago de Compostel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6807" calcext:value-type="float">
            <text:p>15026807</text:p>
          </table:table-cell>
          <table:table-cell table:style-name="ce9" office:value-type="string" calcext:value-type="string">
            <text:p>IES Félix Muriel</text:p>
          </table:table-cell>
          <table:table-cell table:style-name="ce9" office:value-type="string" calcext:value-type="string">
            <text:p>Rianxo</text:p>
          </table:table-cell>
          <table:table-cell table:style-name="ce15" office:value-type="float" office:value="150720507" calcext:value-type="float">
            <text:p>150720507</text:p>
          </table:table-cell>
          <table:table-cell table:style-name="ce9" office:value-type="string" calcext:value-type="string">
            <text:p>Rianx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058" calcext:value-type="float">
            <text:p>15027058</text:p>
          </table:table-cell>
          <table:table-cell table:style-name="ce9" office:value-type="string" calcext:value-type="string">
            <text:p>IES As Fontiñas</text:p>
          </table:table-cell>
          <table:table-cell table:style-name="ce9" office:value-type="string" calcext:value-type="string">
            <text:p>Santiago de Compostela</text:p>
          </table:table-cell>
          <table:table-cell table:style-name="ce15" office:value-type="float" office:value="150780001" calcext:value-type="float">
            <text:p>150780001</text:p>
          </table:table-cell>
          <table:table-cell table:style-name="ce9" office:value-type="string" calcext:value-type="string">
            <text:p>Santiago de Compostel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125" calcext:value-type="float">
            <text:p>15027125</text:p>
          </table:table-cell>
          <table:table-cell table:style-name="ce9" office:value-type="string" calcext:value-type="string">
            <text:p>IES de Viós</text:p>
          </table:table-cell>
          <table:table-cell table:style-name="ce9" office:value-type="string" calcext:value-type="string">
            <text:p>Abegondo</text:p>
          </table:table-cell>
          <table:table-cell table:style-name="ce15" office:value-type="float" office:value="150011800" calcext:value-type="float">
            <text:p>150011800</text:p>
          </table:table-cell>
          <table:table-cell table:style-name="ce9" office:value-type="string" calcext:value-type="string">
            <text:p>Vió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216" calcext:value-type="float">
            <text:p>15027216</text:p>
          </table:table-cell>
          <table:table-cell table:style-name="ce8" office:value-type="string" calcext:value-type="string">
            <text:p>IES Fernando Esquío</text:p>
          </table:table-cell>
          <table:table-cell table:style-name="ce8" office:value-type="string" calcext:value-type="string">
            <text:p>Neda</text:p>
          </table:table-cell>
          <table:table-cell table:style-name="ce14" office:value-type="float" office:value="150550201" calcext:value-type="float">
            <text:p>150550201</text:p>
          </table:table-cell>
          <table:table-cell table:style-name="ce8" office:value-type="string" calcext:value-type="string">
            <text:p>Ned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228" calcext:value-type="float">
            <text:p>15027228</text:p>
          </table:table-cell>
          <table:table-cell table:style-name="ce8" office:value-type="string" calcext:value-type="string">
            <text:p>IES María Casares</text:p>
          </table:table-cell>
          <table:table-cell table:style-name="ce8" office:value-type="string" calcext:value-type="string">
            <text:p>Oleiros</text:p>
          </table:table-cell>
          <table:table-cell table:style-name="ce14" office:value-type="float" office:value="150580801" calcext:value-type="float">
            <text:p>150580801</text:p>
          </table:table-cell>
          <table:table-cell table:style-name="ce8" office:value-type="string" calcext:value-type="string">
            <text:p>Oleiro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307" calcext:value-type="float">
            <text:p>15027307</text:p>
          </table:table-cell>
          <table:table-cell table:style-name="ce9" office:value-type="string" calcext:value-type="string">
            <text:p>IES Isidro Parga Pondal</text:p>
          </table:table-cell>
          <table:table-cell table:style-name="ce9" office:value-type="string" calcext:value-type="string">
            <text:p>Carballo</text:p>
          </table:table-cell>
          <table:table-cell table:style-name="ce15" office:value-type="float" office:value="150190703" calcext:value-type="float">
            <text:p>150190703</text:p>
          </table:table-cell>
          <table:table-cell table:style-name="ce9" office:value-type="string" calcext:value-type="string">
            <text:p>Carball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319" calcext:value-type="float">
            <text:p>15027319</text:p>
          </table:table-cell>
          <table:table-cell table:style-name="ce8" office:value-type="string" calcext:value-type="string">
            <text:p>IES de Sar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368" calcext:value-type="float">
            <text:p>15027368</text:p>
          </table:table-cell>
          <table:table-cell table:style-name="ce8" office:value-type="string" calcext:value-type="string">
            <text:p>IES Maximino Romero de Lema</text:p>
          </table:table-cell>
          <table:table-cell table:style-name="ce8" office:value-type="string" calcext:value-type="string">
            <text:p>Zas</text:p>
          </table:table-cell>
          <table:table-cell table:style-name="ce14" office:value-type="float" office:value="150930203" calcext:value-type="float">
            <text:p>150930203</text:p>
          </table:table-cell>
          <table:table-cell table:style-name="ce8" office:value-type="string" calcext:value-type="string">
            <text:p>Bai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411" calcext:value-type="float">
            <text:p>15027411</text:p>
          </table:table-cell>
          <table:table-cell table:style-name="ce9" office:value-type="string" calcext:value-type="string">
            <text:p>IES de Cacheiras</text:p>
          </table:table-cell>
          <table:table-cell table:style-name="ce9" office:value-type="string" calcext:value-type="string">
            <text:p>Teo</text:p>
          </table:table-cell>
          <table:table-cell table:style-name="ce15" office:value-type="float" office:value="150820100" calcext:value-type="float">
            <text:p>150820100</text:p>
          </table:table-cell>
          <table:table-cell table:style-name="ce9" office:value-type="string" calcext:value-type="string">
            <text:p>Cacheira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502" calcext:value-type="float">
            <text:p>15027502</text:p>
          </table:table-cell>
          <table:table-cell table:style-name="ce8" office:value-type="string" calcext:value-type="string">
            <text:p>CEE Manuel López Navalón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617" calcext:value-type="float">
            <text:p>15027617</text:p>
          </table:table-cell>
          <table:table-cell table:style-name="ce9" office:value-type="string" calcext:value-type="string">
            <text:p>CMUS Profesional Xan Viaño</text:p>
          </table:table-cell>
          <table:table-cell table:style-name="ce9" office:value-type="string" calcext:value-type="string">
            <text:p>Ferrol</text:p>
          </table:table-cell>
          <table:table-cell table:style-name="ce15" office:value-type="float" office:value="150360001" calcext:value-type="float">
            <text:p>150360001</text:p>
          </table:table-cell>
          <table:table-cell table:style-name="ce9" office:value-type="string" calcext:value-type="string">
            <text:p>Ferro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654" calcext:value-type="float">
            <text:p>15027654</text:p>
          </table:table-cell>
          <table:table-cell table:style-name="ce8" office:value-type="string" calcext:value-type="string">
            <text:p>IES Agra de Leborís</text:p>
          </table:table-cell>
          <table:table-cell table:style-name="ce8" office:value-type="string" calcext:value-type="string">
            <text:p>Laracha (A)</text:p>
          </table:table-cell>
          <table:table-cell table:style-name="ce14" office:value-type="float" office:value="150411207" calcext:value-type="float">
            <text:p>150411207</text:p>
          </table:table-cell>
          <table:table-cell table:style-name="ce8" office:value-type="string" calcext:value-type="string">
            <text:p>Torá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691" calcext:value-type="float">
            <text:p>15027691</text:p>
          </table:table-cell>
          <table:table-cell table:style-name="ce8" office:value-type="string" calcext:value-type="string">
            <text:p>IES de Porto do Son</text:p>
          </table:table-cell>
          <table:table-cell table:style-name="ce8" office:value-type="string" calcext:value-type="string">
            <text:p>Porto do Son</text:p>
          </table:table-cell>
          <table:table-cell table:style-name="ce14" office:value-type="float" office:value="150710812" calcext:value-type="float">
            <text:p>150710812</text:p>
          </table:table-cell>
          <table:table-cell table:style-name="ce8" office:value-type="string" calcext:value-type="string">
            <text:p>Noal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711" calcext:value-type="float">
            <text:p>15027711</text:p>
          </table:table-cell>
          <table:table-cell table:style-name="ce9" office:value-type="string" calcext:value-type="string">
            <text:p>IES Leliadoura</text:p>
          </table:table-cell>
          <table:table-cell table:style-name="ce9" office:value-type="string" calcext:value-type="string">
            <text:p>Ribeira</text:p>
          </table:table-cell>
          <table:table-cell table:style-name="ce15" office:value-type="float" office:value="150730904" calcext:value-type="float">
            <text:p>150730904</text:p>
          </table:table-cell>
          <table:table-cell table:style-name="ce9" office:value-type="string" calcext:value-type="string">
            <text:p>Ribeir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721" calcext:value-type="float">
            <text:p>15027721</text:p>
          </table:table-cell>
          <table:table-cell table:style-name="ce9" office:value-type="string" calcext:value-type="string">
            <text:p>IES Plurilingüe de Ames</text:p>
          </table:table-cell>
          <table:table-cell table:style-name="ce9" office:value-type="string" calcext:value-type="string">
            <text:p>Ames</text:p>
          </table:table-cell>
          <table:table-cell table:style-name="ce15" office:value-type="float" office:value="150020801" calcext:value-type="float">
            <text:p>150020801</text:p>
          </table:table-cell>
          <table:table-cell table:style-name="ce9" office:value-type="string" calcext:value-type="string">
            <text:p>Ortoñ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733" calcext:value-type="float">
            <text:p>15027733</text:p>
          </table:table-cell>
          <table:table-cell table:style-name="ce8" office:value-type="string" calcext:value-type="string">
            <text:p>IES de Arzúa</text:p>
          </table:table-cell>
          <table:table-cell table:style-name="ce8" office:value-type="string" calcext:value-type="string">
            <text:p>Arzúa</text:p>
          </table:table-cell>
          <table:table-cell table:style-name="ce14" office:value-type="float" office:value="150060100" calcext:value-type="float">
            <text:p>150060100</text:p>
          </table:table-cell>
          <table:table-cell table:style-name="ce8" office:value-type="string" calcext:value-type="string">
            <text:p>Arzú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770" calcext:value-type="float">
            <text:p>15027770</text:p>
          </table:table-cell>
          <table:table-cell table:style-name="ce9" office:value-type="string" calcext:value-type="string">
            <text:p>IES A Sardiñeira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782" calcext:value-type="float">
            <text:p>15027782</text:p>
          </table:table-cell>
          <table:table-cell table:style-name="ce9" office:value-type="string" calcext:value-type="string">
            <text:p>IES Nº 1</text:p>
          </table:table-cell>
          <table:table-cell table:style-name="ce9" office:value-type="string" calcext:value-type="string">
            <text:p>Ordes</text:p>
          </table:table-cell>
          <table:table-cell table:style-name="ce15" office:value-type="float" office:value="150590900" calcext:value-type="float">
            <text:p>150590900</text:p>
          </table:table-cell>
          <table:table-cell table:style-name="ce9" office:value-type="string" calcext:value-type="string">
            <text:p>Orde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800" calcext:value-type="float">
            <text:p>15027800</text:p>
          </table:table-cell>
          <table:table-cell table:style-name="ce8" office:value-type="string" calcext:value-type="string">
            <text:p>IES Imaxe e Son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851" calcext:value-type="float">
            <text:p>15027851</text:p>
          </table:table-cell>
          <table:table-cell table:style-name="ce8" office:value-type="string" calcext:value-type="string">
            <text:p>IES A Cachada</text:p>
          </table:table-cell>
          <table:table-cell table:style-name="ce8" office:value-type="string" calcext:value-type="string">
            <text:p>Boiro</text:p>
          </table:table-cell>
          <table:table-cell table:style-name="ce14" office:value-type="float" office:value="150110303" calcext:value-type="float">
            <text:p>150110303</text:p>
          </table:table-cell>
          <table:table-cell table:style-name="ce8" office:value-type="string" calcext:value-type="string">
            <text:p>Boir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861" calcext:value-type="float">
            <text:p>15027861</text:p>
          </table:table-cell>
          <table:table-cell table:style-name="ce9" office:value-type="string" calcext:value-type="string">
            <text:p>IES Plurilingüe Pedra da Aguia</text:p>
          </table:table-cell>
          <table:table-cell table:style-name="ce9" office:value-type="string" calcext:value-type="string">
            <text:p>Camariñas</text:p>
          </table:table-cell>
          <table:table-cell table:style-name="ce15" office:value-type="float" office:value="150160300" calcext:value-type="float">
            <text:p>150160300</text:p>
          </table:table-cell>
          <table:table-cell table:style-name="ce9" office:value-type="string" calcext:value-type="string">
            <text:p>Ponte do Port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873" calcext:value-type="float">
            <text:p>15027873</text:p>
          </table:table-cell>
          <table:table-cell table:style-name="ce8" office:value-type="string" calcext:value-type="string">
            <text:p>IES Afonso X O Sabio</text:p>
          </table:table-cell>
          <table:table-cell table:style-name="ce8" office:value-type="string" calcext:value-type="string">
            <text:p>Cambre</text:p>
          </table:table-cell>
          <table:table-cell table:style-name="ce14" office:value-type="float" office:value="150170501" calcext:value-type="float">
            <text:p>150170501</text:p>
          </table:table-cell>
          <table:table-cell table:style-name="ce8" office:value-type="string" calcext:value-type="string">
            <text:p>Cambre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885" calcext:value-type="float">
            <text:p>15027885</text:p>
          </table:table-cell>
          <table:table-cell table:style-name="ce8" office:value-type="string" calcext:value-type="string">
            <text:p>IES Lamas de Castelo</text:p>
          </table:table-cell>
          <table:table-cell table:style-name="ce8" office:value-type="string" calcext:value-type="string">
            <text:p>Carnota</text:p>
          </table:table-cell>
          <table:table-cell table:style-name="ce14" office:value-type="float" office:value="150200100" calcext:value-type="float">
            <text:p>150200100</text:p>
          </table:table-cell>
          <table:table-cell table:style-name="ce8" office:value-type="string" calcext:value-type="string">
            <text:p>Carnot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897" calcext:value-type="float">
            <text:p>15027897</text:p>
          </table:table-cell>
          <table:table-cell table:style-name="ce8" office:value-type="string" calcext:value-type="string">
            <text:p>CIFP Paseo das Pontes</text:p>
          </table:table-cell>
          <table:table-cell table:style-name="ce8" office:value-type="string" calcext:value-type="string">
            <text:p>Coruña (A)</text:p>
          </table:table-cell>
          <table:table-cell table:style-name="ce14" office:value-type="float" office:value="150300001" calcext:value-type="float">
            <text:p>150300001</text:p>
          </table:table-cell>
          <table:table-cell table:style-name="ce8" office:value-type="string" calcext:value-type="string">
            <text:p>Coruña, 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903" calcext:value-type="float">
            <text:p>15027903</text:p>
          </table:table-cell>
          <table:table-cell table:style-name="ce8" office:value-type="string" calcext:value-type="string">
            <text:p>IES Eduardo Blanco Amor</text:p>
          </table:table-cell>
          <table:table-cell table:style-name="ce8" office:value-type="string" calcext:value-type="string">
            <text:p>Culleredo</text:p>
          </table:table-cell>
          <table:table-cell table:style-name="ce14" office:value-type="float" office:value="150310202" calcext:value-type="float">
            <text:p>150310202</text:p>
          </table:table-cell>
          <table:table-cell table:style-name="ce8" office:value-type="string" calcext:value-type="string">
            <text:p>Burgo, 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915" calcext:value-type="float">
            <text:p>15027915</text:p>
          </table:table-cell>
          <table:table-cell table:style-name="ce8" office:value-type="string" calcext:value-type="string">
            <text:p>IES Fin do Camiño</text:p>
          </table:table-cell>
          <table:table-cell table:style-name="ce8" office:value-type="string" calcext:value-type="string">
            <text:p>Fisterra</text:p>
          </table:table-cell>
          <table:table-cell table:style-name="ce14" office:value-type="float" office:value="150370300" calcext:value-type="float">
            <text:p>150370300</text:p>
          </table:table-cell>
          <table:table-cell table:style-name="ce8" office:value-type="string" calcext:value-type="string">
            <text:p>Fisterr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927" calcext:value-type="float">
            <text:p>15027927</text:p>
          </table:table-cell>
          <table:table-cell table:style-name="ce8" office:value-type="string" calcext:value-type="string">
            <text:p>IES Ramón Caamaño</text:p>
          </table:table-cell>
          <table:table-cell table:style-name="ce8" office:value-type="string" calcext:value-type="string">
            <text:p>Muxía</text:p>
          </table:table-cell>
          <table:table-cell table:style-name="ce14" office:value-type="float" office:value="150520900" calcext:value-type="float">
            <text:p>150520900</text:p>
          </table:table-cell>
          <table:table-cell table:style-name="ce8" office:value-type="string" calcext:value-type="string">
            <text:p>Muxí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939" calcext:value-type="float">
            <text:p>15027939</text:p>
          </table:table-cell>
          <table:table-cell table:style-name="ce8" office:value-type="string" calcext:value-type="string">
            <text:p>IES Plurilingüe Maruxa Mallo</text:p>
          </table:table-cell>
          <table:table-cell table:style-name="ce8" office:value-type="string" calcext:value-type="string">
            <text:p>Ordes</text:p>
          </table:table-cell>
          <table:table-cell table:style-name="ce14" office:value-type="float" office:value="150590900" calcext:value-type="float">
            <text:p>150590900</text:p>
          </table:table-cell>
          <table:table-cell table:style-name="ce8" office:value-type="string" calcext:value-type="string">
            <text:p>Orde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27940" calcext:value-type="float">
            <text:p>15027940</text:p>
          </table:table-cell>
          <table:table-cell table:style-name="ce8" office:value-type="string" calcext:value-type="string">
            <text:p>IES As Insuas</text:p>
          </table:table-cell>
          <table:table-cell table:style-name="ce8" office:value-type="string" calcext:value-type="string">
            <text:p>Muros</text:p>
          </table:table-cell>
          <table:table-cell table:style-name="ce14" office:value-type="float" office:value="150530400" calcext:value-type="float">
            <text:p>150530400</text:p>
          </table:table-cell>
          <table:table-cell table:style-name="ce8" office:value-type="string" calcext:value-type="string">
            <text:p>Serre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952" calcext:value-type="float">
            <text:p>15027952</text:p>
          </table:table-cell>
          <table:table-cell table:style-name="ce9" office:value-type="string" calcext:value-type="string">
            <text:p>IES Miraflores</text:p>
          </table:table-cell>
          <table:table-cell table:style-name="ce9" office:value-type="string" calcext:value-type="string">
            <text:p>Oleiros</text:p>
          </table:table-cell>
          <table:table-cell table:style-name="ce15" office:value-type="float" office:value="150580801" calcext:value-type="float">
            <text:p>150580801</text:p>
          </table:table-cell>
          <table:table-cell table:style-name="ce9" office:value-type="string" calcext:value-type="string">
            <text:p>Oleiro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964" calcext:value-type="float">
            <text:p>15027964</text:p>
          </table:table-cell>
          <table:table-cell table:style-name="ce9" office:value-type="string" calcext:value-type="string">
            <text:p>IES de Oroso</text:p>
          </table:table-cell>
          <table:table-cell table:style-name="ce9" office:value-type="string" calcext:value-type="string">
            <text:p>Oroso</text:p>
          </table:table-cell>
          <table:table-cell table:style-name="ce15" office:value-type="float" office:value="150600700" calcext:value-type="float">
            <text:p>150600700</text:p>
          </table:table-cell>
          <table:table-cell table:style-name="ce9" office:value-type="string" calcext:value-type="string">
            <text:p>Oros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27976" calcext:value-type="float">
            <text:p>15027976</text:p>
          </table:table-cell>
          <table:table-cell table:style-name="ce9" office:value-type="string" calcext:value-type="string">
            <text:p>IES Poeta Añón</text:p>
          </table:table-cell>
          <table:table-cell table:style-name="ce9" office:value-type="string" calcext:value-type="string">
            <text:p>Outes</text:p>
          </table:table-cell>
          <table:table-cell table:style-name="ce15" office:value-type="float" office:value="150620600" calcext:value-type="float">
            <text:p>150620600</text:p>
          </table:table-cell>
          <table:table-cell table:style-name="ce9" office:value-type="string" calcext:value-type="string">
            <text:p>Serra de Outes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32081" calcext:value-type="float">
            <text:p>15032081</text:p>
          </table:table-cell>
          <table:table-cell table:style-name="ce9" office:value-type="string" calcext:value-type="string">
            <text:p>IES de Fene</text:p>
          </table:table-cell>
          <table:table-cell table:style-name="ce9" office:value-type="string" calcext:value-type="string">
            <text:p>Fene</text:p>
          </table:table-cell>
          <table:table-cell table:style-name="ce15" office:value-type="float" office:value="150350000" calcext:value-type="float">
            <text:p>150350000</text:p>
          </table:table-cell>
          <table:table-cell table:style-name="ce9" office:value-type="string" calcext:value-type="string">
            <text:p>Fene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32145" calcext:value-type="float">
            <text:p>15032145</text:p>
          </table:table-cell>
          <table:table-cell table:style-name="ce9" office:value-type="string" calcext:value-type="string">
            <text:p>IES de Pastoriza</text:p>
          </table:table-cell>
          <table:table-cell table:style-name="ce9" office:value-type="string" calcext:value-type="string">
            <text:p>Arteixo</text:p>
          </table:table-cell>
          <table:table-cell table:style-name="ce15" office:value-type="float" office:value="150050200" calcext:value-type="float">
            <text:p>150050200</text:p>
          </table:table-cell>
          <table:table-cell table:style-name="ce9" office:value-type="string" calcext:value-type="string">
            <text:p>Arteix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32194" calcext:value-type="float">
            <text:p>15032194</text:p>
          </table:table-cell>
          <table:table-cell table:style-name="ce8" office:value-type="string" calcext:value-type="string">
            <text:p>EOI de Santiago de Compostela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32303" calcext:value-type="float">
            <text:p>15032303</text:p>
          </table:table-cell>
          <table:table-cell table:style-name="ce9" office:value-type="string" calcext:value-type="string">
            <text:p>CMUS Profesional da Coruña</text:p>
          </table:table-cell>
          <table:table-cell table:style-name="ce9" office:value-type="string" calcext:value-type="string">
            <text:p>Coruña (A)</text:p>
          </table:table-cell>
          <table:table-cell table:style-name="ce15" office:value-type="float" office:value="150300001" calcext:value-type="float">
            <text:p>150300001</text:p>
          </table:table-cell>
          <table:table-cell table:style-name="ce9" office:value-type="string" calcext:value-type="string">
            <text:p>Coruña, 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32327" calcext:value-type="float">
            <text:p>15032327</text:p>
          </table:table-cell>
          <table:table-cell table:style-name="ce9" office:value-type="string" calcext:value-type="string">
            <text:p>CEE O Pedroso</text:p>
          </table:table-cell>
          <table:table-cell table:style-name="ce9" office:value-type="string" calcext:value-type="string">
            <text:p>Santiago de Compostela</text:p>
          </table:table-cell>
          <table:table-cell table:style-name="ce15" office:value-type="float" office:value="150780001" calcext:value-type="float">
            <text:p>150780001</text:p>
          </table:table-cell>
          <table:table-cell table:style-name="ce9" office:value-type="string" calcext:value-type="string">
            <text:p>Santiago de Compostel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32391" calcext:value-type="float">
            <text:p>15032391</text:p>
          </table:table-cell>
          <table:table-cell table:style-name="ce8" office:value-type="string" calcext:value-type="string">
            <text:p>CIFP Santiago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32418" calcext:value-type="float">
            <text:p>15032418</text:p>
          </table:table-cell>
          <table:table-cell table:style-name="ce8" office:value-type="string" calcext:value-type="string">
            <text:p>CMUS Profesional de Santiago</text:p>
          </table:table-cell>
          <table:table-cell table:style-name="ce8" office:value-type="string" calcext:value-type="string">
            <text:p>Santiago de Compostela</text:p>
          </table:table-cell>
          <table:table-cell table:style-name="ce14" office:value-type="float" office:value="150780001" calcext:value-type="float">
            <text:p>150780001</text:p>
          </table:table-cell>
          <table:table-cell table:style-name="ce8" office:value-type="string" calcext:value-type="string">
            <text:p>Santiago de Compostel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32650" calcext:value-type="float">
            <text:p>15032650</text:p>
          </table:table-cell>
          <table:table-cell table:style-name="ce9" office:value-type="string" calcext:value-type="string">
            <text:p>EPAPU de Teixeiro</text:p>
          </table:table-cell>
          <table:table-cell table:style-name="ce9" office:value-type="string" calcext:value-type="string">
            <text:p>Curtis</text:p>
          </table:table-cell>
          <table:table-cell table:style-name="ce15" office:value-type="float" office:value="150320402" calcext:value-type="float">
            <text:p>150320402</text:p>
          </table:table-cell>
          <table:table-cell table:style-name="ce9" office:value-type="string" calcext:value-type="string">
            <text:p>Curti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32662" calcext:value-type="float">
            <text:p>15032662</text:p>
          </table:table-cell>
          <table:table-cell table:style-name="ce9" office:value-type="string" calcext:value-type="string">
            <text:p>IES O Mosteirón</text:p>
          </table:table-cell>
          <table:table-cell table:style-name="ce9" office:value-type="string" calcext:value-type="string">
            <text:p>Sada</text:p>
          </table:table-cell>
          <table:table-cell table:style-name="ce15" office:value-type="float" office:value="150750604" calcext:value-type="float">
            <text:p>150750604</text:p>
          </table:table-cell>
          <table:table-cell table:style-name="ce9" office:value-type="string" calcext:value-type="string">
            <text:p>Sad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32777" calcext:value-type="float">
            <text:p>15032777</text:p>
          </table:table-cell>
          <table:table-cell table:style-name="ce8" office:value-type="string" calcext:value-type="string">
            <text:p>Cen. Púb. Esc. Especialistas Estación Naval A Graña, ESENGRA</text:p>
          </table:table-cell>
          <table:table-cell table:style-name="ce8" office:value-type="string" calcext:value-type="string">
            <text:p>Ferrol</text:p>
          </table:table-cell>
          <table:table-cell table:style-name="ce14" office:value-type="float" office:value="150360001" calcext:value-type="float">
            <text:p>150360001</text:p>
          </table:table-cell>
          <table:table-cell table:style-name="ce8" office:value-type="string" calcext:value-type="string">
            <text:p>Ferrol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32789" calcext:value-type="float">
            <text:p>15032789</text:p>
          </table:table-cell>
          <table:table-cell table:style-name="ce9" office:value-type="string" calcext:value-type="string">
            <text:p>Cen. Púb. Esc. Especialistas Antonio Escaño</text:p>
          </table:table-cell>
          <table:table-cell table:style-name="ce9" office:value-type="string" calcext:value-type="string">
            <text:p>Ferrol</text:p>
          </table:table-cell>
          <table:table-cell table:style-name="ce15" office:value-type="float" office:value="150360001" calcext:value-type="float">
            <text:p>150360001</text:p>
          </table:table-cell>
          <table:table-cell table:style-name="ce9" office:value-type="string" calcext:value-type="string">
            <text:p>Ferro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32807" calcext:value-type="float">
            <text:p>15032807</text:p>
          </table:table-cell>
          <table:table-cell table:style-name="ce8" office:value-type="string" calcext:value-type="string">
            <text:p>IES do Milladoiro</text:p>
          </table:table-cell>
          <table:table-cell table:style-name="ce8" office:value-type="string" calcext:value-type="string">
            <text:p>Ames</text:p>
          </table:table-cell>
          <table:table-cell table:style-name="ce14" office:value-type="float" office:value="150220726" calcext:value-type="float">
            <text:p>150220726</text:p>
          </table:table-cell>
          <table:table-cell table:style-name="ce8" office:value-type="string" calcext:value-type="string">
            <text:p>Biduíd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032923" calcext:value-type="float">
            <text:p>15032923</text:p>
          </table:table-cell>
          <table:table-cell table:style-name="ce9" office:value-type="string" calcext:value-type="string">
            <text:p>IES de Carral</text:p>
          </table:table-cell>
          <table:table-cell table:style-name="ce9" office:value-type="string" calcext:value-type="string">
            <text:p>Carral</text:p>
          </table:table-cell>
          <table:table-cell table:style-name="ce15" office:value-type="float" office:value="150210000" calcext:value-type="float">
            <text:p>150210000</text:p>
          </table:table-cell>
          <table:table-cell table:style-name="ce9" office:value-type="string" calcext:value-type="string">
            <text:p>Carral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032935" calcext:value-type="float">
            <text:p>15032935</text:p>
          </table:table-cell>
          <table:table-cell table:style-name="ce8" office:value-type="string" calcext:value-type="string">
            <text:p>IES de Culleredo</text:p>
          </table:table-cell>
          <table:table-cell table:style-name="ce8" office:value-type="string" calcext:value-type="string">
            <text:p>Culleredo</text:p>
          </table:table-cell>
          <table:table-cell table:style-name="ce14" office:value-type="float" office:value="150310800" calcext:value-type="float">
            <text:p>150310800</text:p>
          </table:table-cell>
          <table:table-cell table:style-name="ce8" office:value-type="string" calcext:value-type="string">
            <text:p>Ruti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990080" calcext:value-type="float">
            <text:p>15990080</text:p>
          </table:table-cell>
          <table:table-cell table:style-name="ce9" office:value-type="string" calcext:value-type="string">
            <text:p>CREDO da Coruña</text:p>
          </table:table-cell>
          <table:table-cell table:style-name="ce9" office:value-type="string" calcext:value-type="string">
            <text:p>Culleredo</text:p>
          </table:table-cell>
          <table:table-cell table:style-name="ce15" office:value-type="float" office:value="150310202" calcext:value-type="float">
            <text:p>150310202</text:p>
          </table:table-cell>
          <table:table-cell table:style-name="ce9" office:value-type="string" calcext:value-type="string">
            <text:p>Burgo, 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990117" calcext:value-type="float">
            <text:p>15990117</text:p>
          </table:table-cell>
          <table:table-cell table:style-name="ce8" office:value-type="string" calcext:value-type="string">
            <text:p>EOI A Coruña-Extensión EOI de Carballo</text:p>
          </table:table-cell>
          <table:table-cell table:style-name="ce8" office:value-type="string" calcext:value-type="string">
            <text:p>Carballo</text:p>
          </table:table-cell>
          <table:table-cell table:style-name="ce14" office:value-type="float" office:value="150190703" calcext:value-type="float">
            <text:p>150190703</text:p>
          </table:table-cell>
          <table:table-cell table:style-name="ce8" office:value-type="string" calcext:value-type="string">
            <text:p>Carball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990121" calcext:value-type="float">
            <text:p>15990121</text:p>
          </table:table-cell>
          <table:table-cell table:style-name="ce9" office:value-type="string" calcext:value-type="string">
            <text:p>EOI de Santiago-Extensión EOI de Noia</text:p>
          </table:table-cell>
          <table:table-cell table:style-name="ce9" office:value-type="string" calcext:value-type="string">
            <text:p>Noia</text:p>
          </table:table-cell>
          <table:table-cell table:style-name="ce15" office:value-type="float" office:value="150570000" calcext:value-type="float">
            <text:p>150570000</text:p>
          </table:table-cell>
          <table:table-cell table:style-name="ce9" office:value-type="string" calcext:value-type="string">
            <text:p>Noi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990122" calcext:value-type="float">
            <text:p>15990122</text:p>
          </table:table-cell>
          <table:table-cell table:style-name="ce8" office:value-type="string" calcext:value-type="string">
            <text:p>EOI A Coruña-Extensión EOI de Cee</text:p>
          </table:table-cell>
          <table:table-cell table:style-name="ce8" office:value-type="string" calcext:value-type="string">
            <text:p>Cee</text:p>
          </table:table-cell>
          <table:table-cell table:style-name="ce14" office:value-type="float" office:value="150230000" calcext:value-type="float">
            <text:p>150230000</text:p>
          </table:table-cell>
          <table:table-cell table:style-name="ce8" office:value-type="string" calcext:value-type="string">
            <text:p>Cee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990123" calcext:value-type="float">
            <text:p>15990123</text:p>
          </table:table-cell>
          <table:table-cell table:style-name="ce8" office:value-type="string" calcext:value-type="string">
            <text:p>EOI A Coruña-Extensión EOI de Culleredo</text:p>
          </table:table-cell>
          <table:table-cell table:style-name="ce8" office:value-type="string" calcext:value-type="string">
            <text:p>Culleredo</text:p>
          </table:table-cell>
          <table:table-cell table:style-name="ce14" office:value-type="float" office:value="150310202" calcext:value-type="float">
            <text:p>150310202</text:p>
          </table:table-cell>
          <table:table-cell table:style-name="ce8" office:value-type="string" calcext:value-type="string">
            <text:p>Burgo, O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990124" calcext:value-type="float">
            <text:p>15990124</text:p>
          </table:table-cell>
          <table:table-cell table:style-name="ce9" office:value-type="string" calcext:value-type="string">
            <text:p>EOI de Santiago-Extensión EOI de Santiago (Sar)</text:p>
          </table:table-cell>
          <table:table-cell table:style-name="ce9" office:value-type="string" calcext:value-type="string">
            <text:p>Santiago de Compostela</text:p>
          </table:table-cell>
          <table:table-cell table:style-name="ce15" office:value-type="float" office:value="150780001" calcext:value-type="float">
            <text:p>150780001</text:p>
          </table:table-cell>
          <table:table-cell table:style-name="ce9" office:value-type="string" calcext:value-type="string">
            <text:p>Santiago de Compostel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990125" calcext:value-type="float">
            <text:p>15990125</text:p>
          </table:table-cell>
          <table:table-cell table:style-name="ce8" office:value-type="string" calcext:value-type="string">
            <text:p>EOI de Santiago-Extensión EOI de Ribeira</text:p>
          </table:table-cell>
          <table:table-cell table:style-name="ce8" office:value-type="string" calcext:value-type="string">
            <text:p>Ribeira</text:p>
          </table:table-cell>
          <table:table-cell table:style-name="ce14" office:value-type="float" office:value="150730904" calcext:value-type="float">
            <text:p>150730904</text:p>
          </table:table-cell>
          <table:table-cell table:style-name="ce8" office:value-type="string" calcext:value-type="string">
            <text:p>Ribeir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990126" calcext:value-type="float">
            <text:p>15990126</text:p>
          </table:table-cell>
          <table:table-cell table:style-name="ce8" office:value-type="string" calcext:value-type="string">
            <text:p>EOI de Santiago-Extensión EOI de Ordes</text:p>
          </table:table-cell>
          <table:table-cell table:style-name="ce8" office:value-type="string" calcext:value-type="string">
            <text:p>Ordes</text:p>
          </table:table-cell>
          <table:table-cell table:style-name="ce14" office:value-type="float" office:value="150590900" calcext:value-type="float">
            <text:p>150590900</text:p>
          </table:table-cell>
          <table:table-cell table:style-name="ce8" office:value-type="string" calcext:value-type="string">
            <text:p>Ordes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990127" calcext:value-type="float">
            <text:p>15990127</text:p>
          </table:table-cell>
          <table:table-cell table:style-name="ce9" office:value-type="string" calcext:value-type="string">
            <text:p>EOI de Ferrol-Extensión EOI de Cedeira</text:p>
          </table:table-cell>
          <table:table-cell table:style-name="ce9" office:value-type="string" calcext:value-type="string">
            <text:p>Cedeira</text:p>
          </table:table-cell>
          <table:table-cell table:style-name="ce15" office:value-type="float" office:value="150220104" calcext:value-type="float">
            <text:p>150220104</text:p>
          </table:table-cell>
          <table:table-cell table:style-name="ce9" office:value-type="string" calcext:value-type="string">
            <text:p>Cedeira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2" office:value-type="float" office:value="15990129" calcext:value-type="float">
            <text:p>15990129</text:p>
          </table:table-cell>
          <table:table-cell table:style-name="ce8" office:value-type="string" calcext:value-type="string">
            <text:p>EOI de Santiago-Extensión EOI de Negreira</text:p>
          </table:table-cell>
          <table:table-cell table:style-name="ce8" office:value-type="string" calcext:value-type="string">
            <text:p>Negreira</text:p>
          </table:table-cell>
          <table:table-cell table:style-name="ce14" office:value-type="float" office:value="150561501" calcext:value-type="float">
            <text:p>150561501</text:p>
          </table:table-cell>
          <table:table-cell table:style-name="ce8" office:value-type="string" calcext:value-type="string">
            <text:p>Negreira</text:p>
          </table:table-cell>
          <table:table-cell table:style-name="ce19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990135" calcext:value-type="float">
            <text:p>15990135</text:p>
          </table:table-cell>
          <table:table-cell table:style-name="ce9" office:value-type="string" calcext:value-type="string">
            <text:p>EOI de Ferrol-Sección das Pontes de García Rodríguez (IES Castro da Uz)</text:p>
          </table:table-cell>
          <table:table-cell table:style-name="ce9" office:value-type="string" calcext:value-type="string">
            <text:p>Pontes de García Rodríguez (As)</text:p>
          </table:table-cell>
          <table:table-cell table:style-name="ce15" office:value-type="float" office:value="150700509" calcext:value-type="float">
            <text:p>150700509</text:p>
          </table:table-cell>
          <table:table-cell table:style-name="ce9" office:value-type="string" calcext:value-type="string">
            <text:p>Pontes de García Rodríguez, As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15990143" calcext:value-type="float">
            <text:p>15990143</text:p>
          </table:table-cell>
          <table:table-cell table:style-name="ce9" office:value-type="string" calcext:value-type="string">
            <text:p>EOI A Coruña-Extensión EOI de Arteixo</text:p>
          </table:table-cell>
          <table:table-cell table:style-name="ce9" office:value-type="string" calcext:value-type="string">
            <text:p>Arteixo</text:p>
          </table:table-cell>
          <table:table-cell table:style-name="ce15" office:value-type="float" office:value="150050200" calcext:value-type="float">
            <text:p>150050200</text:p>
          </table:table-cell>
          <table:table-cell table:style-name="ce9" office:value-type="string" calcext:value-type="string">
            <text:p>Arteixo</text:p>
          </table:table-cell>
          <table:table-cell table:style-name="ce20" office:value-type="string" calcext:value-type="string">
            <text:p>A Coruña</text:p>
          </table:table-cell>
          <table:table-cell table:number-columns-repeated="1018"/>
        </table:table-row>
        <table:table-row table:style-name="ro1">
          <table:table-cell table:style-name="ce3" office:value-type="float" office:value="27000617" calcext:value-type="float">
            <text:p>27000617</text:p>
          </table:table-cell>
          <table:table-cell table:style-name="ce9" office:value-type="string" calcext:value-type="string">
            <text:p>CFEA Alta Montaña</text:p>
          </table:table-cell>
          <table:table-cell table:style-name="ce9" office:value-type="string" calcext:value-type="string">
            <text:p>Becerreá</text:p>
          </table:table-cell>
          <table:table-cell table:style-name="ce15" office:value-type="float" office:value="270060301" calcext:value-type="float">
            <text:p>270060301</text:p>
          </table:table-cell>
          <table:table-cell table:style-name="ce9" office:value-type="string" calcext:value-type="string">
            <text:p>Becerreá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02249" calcext:value-type="float">
            <text:p>27002249</text:p>
          </table:table-cell>
          <table:table-cell table:style-name="ce8" office:value-type="string" calcext:value-type="string">
            <text:p>CPI de Castroverde</text:p>
          </table:table-cell>
          <table:table-cell table:style-name="ce8" office:value-type="string" calcext:value-type="string">
            <text:p>Castroverde</text:p>
          </table:table-cell>
          <table:table-cell table:style-name="ce14" office:value-type="float" office:value="270113701" calcext:value-type="float">
            <text:p>270113701</text:p>
          </table:table-cell>
          <table:table-cell table:style-name="ce8" office:value-type="string" calcext:value-type="string">
            <text:p>Castroverde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2353" calcext:value-type="float">
            <text:p>27002353</text:p>
          </table:table-cell>
          <table:table-cell table:style-name="ce9" office:value-type="string" calcext:value-type="string">
            <text:p>CPI de Cervantes</text:p>
          </table:table-cell>
          <table:table-cell table:style-name="ce9" office:value-type="string" calcext:value-type="string">
            <text:p>Cervantes</text:p>
          </table:table-cell>
          <table:table-cell table:style-name="ce15" office:value-type="float" office:value="270120701" calcext:value-type="float">
            <text:p>270120701</text:p>
          </table:table-cell>
          <table:table-cell table:style-name="ce9" office:value-type="string" calcext:value-type="string">
            <text:p>San Román de Cervantes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2997" calcext:value-type="float">
            <text:p>27002997</text:p>
          </table:table-cell>
          <table:table-cell table:style-name="ce9" office:value-type="string" calcext:value-type="string">
            <text:p>CPI Plurilingüe Virxe do Monte</text:p>
          </table:table-cell>
          <table:table-cell table:style-name="ce9" office:value-type="string" calcext:value-type="string">
            <text:p>Cospeito</text:p>
          </table:table-cell>
          <table:table-cell table:style-name="ce15" office:value-type="float" office:value="270151507" calcext:value-type="float">
            <text:p>270151507</text:p>
          </table:table-cell>
          <table:table-cell table:style-name="ce9" office:value-type="string" calcext:value-type="string">
            <text:p>Sistall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3151" calcext:value-type="float">
            <text:p>27003151</text:p>
          </table:table-cell>
          <table:table-cell table:style-name="ce9" office:value-type="string" calcext:value-type="string">
            <text:p>IES Lama das Quendas</text:p>
          </table:table-cell>
          <table:table-cell table:style-name="ce9" office:value-type="string" calcext:value-type="string">
            <text:p>Chantada</text:p>
          </table:table-cell>
          <table:table-cell table:style-name="ce15" office:value-type="float" office:value="270161400" calcext:value-type="float">
            <text:p>270161400</text:p>
          </table:table-cell>
          <table:table-cell table:style-name="ce9" office:value-type="string" calcext:value-type="string">
            <text:p>Chantad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03175" calcext:value-type="float">
            <text:p>27003175</text:p>
          </table:table-cell>
          <table:table-cell table:style-name="ce8" office:value-type="string" calcext:value-type="string">
            <text:p>IES Val do Asma</text:p>
          </table:table-cell>
          <table:table-cell table:style-name="ce8" office:value-type="string" calcext:value-type="string">
            <text:p>Chantada</text:p>
          </table:table-cell>
          <table:table-cell table:style-name="ce14" office:value-type="float" office:value="270161400" calcext:value-type="float">
            <text:p>270161400</text:p>
          </table:table-cell>
          <table:table-cell table:style-name="ce8" office:value-type="string" calcext:value-type="string">
            <text:p>Chantada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03655" calcext:value-type="float">
            <text:p>27003655</text:p>
          </table:table-cell>
          <table:table-cell table:style-name="ce8" office:value-type="string" calcext:value-type="string">
            <text:p>CPI Poeta Uxío Novoneira</text:p>
          </table:table-cell>
          <table:table-cell table:style-name="ce8" office:value-type="string" calcext:value-type="string">
            <text:p>Folgoso do Courel</text:p>
          </table:table-cell>
          <table:table-cell table:style-name="ce14" office:value-type="float" office:value="270170706" calcext:value-type="float">
            <text:p>270170706</text:p>
          </table:table-cell>
          <table:table-cell table:style-name="ce8" office:value-type="string" calcext:value-type="string">
            <text:p>Seoane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4635" calcext:value-type="float">
            <text:p>27004635</text:p>
          </table:table-cell>
          <table:table-cell table:style-name="ce9" office:value-type="string" calcext:value-type="string">
            <text:p>CPI Dr. López Suárez</text:p>
          </table:table-cell>
          <table:table-cell table:style-name="ce9" office:value-type="string" calcext:value-type="string">
            <text:p>Friol</text:p>
          </table:table-cell>
          <table:table-cell table:style-name="ce15" office:value-type="float" office:value="270200901" calcext:value-type="float">
            <text:p>270200901</text:p>
          </table:table-cell>
          <table:table-cell table:style-name="ce9" office:value-type="string" calcext:value-type="string">
            <text:p>Friol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05913" calcext:value-type="float">
            <text:p>27005913</text:p>
          </table:table-cell>
          <table:table-cell table:style-name="ce8" office:value-type="string" calcext:value-type="string">
            <text:p>CPI Ramón Piñeiro</text:p>
          </table:table-cell>
          <table:table-cell table:style-name="ce8" office:value-type="string" calcext:value-type="string">
            <text:p>Láncara</text:p>
          </table:table-cell>
          <table:table-cell table:style-name="ce14" office:value-type="float" office:value="270261402" calcext:value-type="float">
            <text:p>270261402</text:p>
          </table:table-cell>
          <table:table-cell table:style-name="ce8" office:value-type="string" calcext:value-type="string">
            <text:p>Pobra de San Xiao, A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6516" calcext:value-type="float">
            <text:p>27006516</text:p>
          </table:table-cell>
          <table:table-cell table:style-name="ce9" office:value-type="string" calcext:value-type="string">
            <text:p>CIFP Politécnico de Lugo</text:p>
          </table:table-cell>
          <table:table-cell table:style-name="ce9" office:value-type="string" calcext:value-type="string">
            <text:p>Lugo</text:p>
          </table:table-cell>
          <table:table-cell table:style-name="ce15" office:value-type="float" office:value="270282701" calcext:value-type="float">
            <text:p>270282701</text:p>
          </table:table-cell>
          <table:table-cell table:style-name="ce9" office:value-type="string" calcext:value-type="string">
            <text:p>Lug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06528" calcext:value-type="float">
            <text:p>27006528</text:p>
          </table:table-cell>
          <table:table-cell table:style-name="ce8" office:value-type="string" calcext:value-type="string">
            <text:p>CIFP As Mercedes</text:p>
          </table:table-cell>
          <table:table-cell table:style-name="ce8" office:value-type="string" calcext:value-type="string">
            <text:p>Lugo</text:p>
          </table:table-cell>
          <table:table-cell table:style-name="ce14" office:value-type="float" office:value="270282701" calcext:value-type="float">
            <text:p>270282701</text:p>
          </table:table-cell>
          <table:table-cell table:style-name="ce8" office:value-type="string" calcext:value-type="string">
            <text:p>Lug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6531" calcext:value-type="float">
            <text:p>27006531</text:p>
          </table:table-cell>
          <table:table-cell table:style-name="ce9" office:value-type="string" calcext:value-type="string">
            <text:p>IES Lucus Augusti</text:p>
          </table:table-cell>
          <table:table-cell table:style-name="ce9" office:value-type="string" calcext:value-type="string">
            <text:p>Lugo</text:p>
          </table:table-cell>
          <table:table-cell table:style-name="ce15" office:value-type="float" office:value="270282701" calcext:value-type="float">
            <text:p>270282701</text:p>
          </table:table-cell>
          <table:table-cell table:style-name="ce9" office:value-type="string" calcext:value-type="string">
            <text:p>Lug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6541" calcext:value-type="float">
            <text:p>27006541</text:p>
          </table:table-cell>
          <table:table-cell table:style-name="ce9" office:value-type="string" calcext:value-type="string">
            <text:p>IES Nosa Sra. dos Ollos Grandes</text:p>
          </table:table-cell>
          <table:table-cell table:style-name="ce9" office:value-type="string" calcext:value-type="string">
            <text:p>Lugo</text:p>
          </table:table-cell>
          <table:table-cell table:style-name="ce15" office:value-type="float" office:value="270282701" calcext:value-type="float">
            <text:p>270282701</text:p>
          </table:table-cell>
          <table:table-cell table:style-name="ce9" office:value-type="string" calcext:value-type="string">
            <text:p>Lug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6553" calcext:value-type="float">
            <text:p>27006553</text:p>
          </table:table-cell>
          <table:table-cell table:style-name="ce9" office:value-type="string" calcext:value-type="string">
            <text:p>IES Xoán Montes</text:p>
          </table:table-cell>
          <table:table-cell table:style-name="ce9" office:value-type="string" calcext:value-type="string">
            <text:p>Lugo</text:p>
          </table:table-cell>
          <table:table-cell table:style-name="ce15" office:value-type="float" office:value="270282701" calcext:value-type="float">
            <text:p>270282701</text:p>
          </table:table-cell>
          <table:table-cell table:style-name="ce9" office:value-type="string" calcext:value-type="string">
            <text:p>Lug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6589" calcext:value-type="float">
            <text:p>27006589</text:p>
          </table:table-cell>
          <table:table-cell table:style-name="ce9" office:value-type="string" calcext:value-type="string">
            <text:p>EASD Ramón Falcón</text:p>
          </table:table-cell>
          <table:table-cell table:style-name="ce9" office:value-type="string" calcext:value-type="string">
            <text:p>Lugo</text:p>
          </table:table-cell>
          <table:table-cell table:style-name="ce15" office:value-type="float" office:value="270282701" calcext:value-type="float">
            <text:p>270282701</text:p>
          </table:table-cell>
          <table:table-cell table:style-name="ce9" office:value-type="string" calcext:value-type="string">
            <text:p>Lug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6966" calcext:value-type="float">
            <text:p>27006966</text:p>
          </table:table-cell>
          <table:table-cell table:style-name="ce9" office:value-type="string" calcext:value-type="string">
            <text:p>IES Plurilingüe San Rosendo</text:p>
          </table:table-cell>
          <table:table-cell table:style-name="ce9" office:value-type="string" calcext:value-type="string">
            <text:p>Mondoñedo</text:p>
          </table:table-cell>
          <table:table-cell table:style-name="ce15" office:value-type="float" office:value="270300701" calcext:value-type="float">
            <text:p>270300701</text:p>
          </table:table-cell>
          <table:table-cell table:style-name="ce9" office:value-type="string" calcext:value-type="string">
            <text:p>Mondoñed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7247" calcext:value-type="float">
            <text:p>27007247</text:p>
          </table:table-cell>
          <table:table-cell table:style-name="ce9" office:value-type="string" calcext:value-type="string">
            <text:p>IES Francisco Daviña Rey</text:p>
          </table:table-cell>
          <table:table-cell table:style-name="ce9" office:value-type="string" calcext:value-type="string">
            <text:p>Monforte de Lemos</text:p>
          </table:table-cell>
          <table:table-cell table:style-name="ce15" office:value-type="float" office:value="270311101" calcext:value-type="float">
            <text:p>270311101</text:p>
          </table:table-cell>
          <table:table-cell table:style-name="ce9" office:value-type="string" calcext:value-type="string">
            <text:p>Monforte de Lemos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07259" calcext:value-type="float">
            <text:p>27007259</text:p>
          </table:table-cell>
          <table:table-cell table:style-name="ce8" office:value-type="string" calcext:value-type="string">
            <text:p>IES Río Cabe</text:p>
          </table:table-cell>
          <table:table-cell table:style-name="ce8" office:value-type="string" calcext:value-type="string">
            <text:p>Monforte de Lemos</text:p>
          </table:table-cell>
          <table:table-cell table:style-name="ce14" office:value-type="float" office:value="270311101" calcext:value-type="float">
            <text:p>270311101</text:p>
          </table:table-cell>
          <table:table-cell table:style-name="ce8" office:value-type="string" calcext:value-type="string">
            <text:p>Monforte de Lemos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7260" calcext:value-type="float">
            <text:p>27007260</text:p>
          </table:table-cell>
          <table:table-cell table:style-name="ce9" office:value-type="string" calcext:value-type="string">
            <text:p>CFEA de Monforte de Lemos</text:p>
          </table:table-cell>
          <table:table-cell table:style-name="ce9" office:value-type="string" calcext:value-type="string">
            <text:p>Monforte de Lemos</text:p>
          </table:table-cell>
          <table:table-cell table:style-name="ce15" office:value-type="float" office:value="270311101" calcext:value-type="float">
            <text:p>270311101</text:p>
          </table:table-cell>
          <table:table-cell table:style-name="ce9" office:value-type="string" calcext:value-type="string">
            <text:p>Monforte de Lemos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07788" calcext:value-type="float">
            <text:p>27007788</text:p>
          </table:table-cell>
          <table:table-cell table:style-name="ce9" office:value-type="string" calcext:value-type="string">
            <text:p>CPI Plurilingüe de Navia de Suarna</text:p>
          </table:table-cell>
          <table:table-cell table:style-name="ce9" office:value-type="string" calcext:value-type="string">
            <text:p>Navia de Suarna</text:p>
          </table:table-cell>
          <table:table-cell table:style-name="ce15" office:value-type="float" office:value="270341202" calcext:value-type="float">
            <text:p>270341202</text:p>
          </table:table-cell>
          <table:table-cell table:style-name="ce9" office:value-type="string" calcext:value-type="string">
            <text:p>Navia de Suarn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07958" calcext:value-type="float">
            <text:p>27007958</text:p>
          </table:table-cell>
          <table:table-cell table:style-name="ce8" office:value-type="string" calcext:value-type="string">
            <text:p>CPI Luís Díaz Moreno</text:p>
          </table:table-cell>
          <table:table-cell table:style-name="ce8" office:value-type="string" calcext:value-type="string">
            <text:p>Baralla</text:p>
          </table:table-cell>
          <table:table-cell table:style-name="ce14" office:value-type="float" office:value="279010301" calcext:value-type="float">
            <text:p>279010301</text:p>
          </table:table-cell>
          <table:table-cell table:style-name="ce8" office:value-type="string" calcext:value-type="string">
            <text:p>Baralla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1615" calcext:value-type="float">
            <text:p>27011615</text:p>
          </table:table-cell>
          <table:table-cell table:style-name="ce8" office:value-type="string" calcext:value-type="string">
            <text:p>Cen. Púb. Santo Anxo</text:p>
          </table:table-cell>
          <table:table-cell table:style-name="ce8" office:value-type="string" calcext:value-type="string">
            <text:p>Rábade</text:p>
          </table:table-cell>
          <table:table-cell table:style-name="ce14" office:value-type="float" office:value="270530101" calcext:value-type="float">
            <text:p>270530101</text:p>
          </table:table-cell>
          <table:table-cell table:style-name="ce8" office:value-type="string" calcext:value-type="string">
            <text:p>Rábade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2036" calcext:value-type="float">
            <text:p>27012036</text:p>
          </table:table-cell>
          <table:table-cell table:style-name="ce8" office:value-type="string" calcext:value-type="string">
            <text:p>IES Gregorio Fernández</text:p>
          </table:table-cell>
          <table:table-cell table:style-name="ce8" office:value-type="string" calcext:value-type="string">
            <text:p>Sarria</text:p>
          </table:table-cell>
          <table:table-cell table:style-name="ce14" office:value-type="float" office:value="270574201" calcext:value-type="float">
            <text:p>270574201</text:p>
          </table:table-cell>
          <table:table-cell table:style-name="ce8" office:value-type="string" calcext:value-type="string">
            <text:p>Sarria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2048" calcext:value-type="float">
            <text:p>27012048</text:p>
          </table:table-cell>
          <table:table-cell table:style-name="ce9" office:value-type="string" calcext:value-type="string">
            <text:p>IES Xograr Afonso Gómez de Sarria</text:p>
          </table:table-cell>
          <table:table-cell table:style-name="ce9" office:value-type="string" calcext:value-type="string">
            <text:p>Sarria</text:p>
          </table:table-cell>
          <table:table-cell table:style-name="ce15" office:value-type="float" office:value="270574201" calcext:value-type="float">
            <text:p>270574201</text:p>
          </table:table-cell>
          <table:table-cell table:style-name="ce9" office:value-type="string" calcext:value-type="string">
            <text:p>Sarri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2450" calcext:value-type="float">
            <text:p>27012450</text:p>
          </table:table-cell>
          <table:table-cell table:style-name="ce8" office:value-type="string" calcext:value-type="string">
            <text:p>CPI Dr. López Suárez</text:p>
          </table:table-cell>
          <table:table-cell table:style-name="ce8" office:value-type="string" calcext:value-type="string">
            <text:p>Saviñao (O)</text:p>
          </table:table-cell>
          <table:table-cell table:style-name="ce14" office:value-type="float" office:value="270582602" calcext:value-type="float">
            <text:p>270582602</text:p>
          </table:table-cell>
          <table:table-cell table:style-name="ce8" office:value-type="string" calcext:value-type="string">
            <text:p>Vilasante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2504" calcext:value-type="float">
            <text:p>27012504</text:p>
          </table:table-cell>
          <table:table-cell table:style-name="ce9" office:value-type="string" calcext:value-type="string">
            <text:p>CPI San Tomé do Carballo</text:p>
          </table:table-cell>
          <table:table-cell table:style-name="ce9" office:value-type="string" calcext:value-type="string">
            <text:p>Taboada</text:p>
          </table:table-cell>
          <table:table-cell table:style-name="ce15" office:value-type="float" office:value="270602200" calcext:value-type="float">
            <text:p>270602200</text:p>
          </table:table-cell>
          <table:table-cell table:style-name="ce9" office:value-type="string" calcext:value-type="string">
            <text:p>Taboad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3314" calcext:value-type="float">
            <text:p>27013314</text:p>
          </table:table-cell>
          <table:table-cell table:style-name="ce9" office:value-type="string" calcext:value-type="string">
            <text:p>IES Santiago Basanta Silva</text:p>
          </table:table-cell>
          <table:table-cell table:style-name="ce9" office:value-type="string" calcext:value-type="string">
            <text:p>Vilalba</text:p>
          </table:table-cell>
          <table:table-cell table:style-name="ce15" office:value-type="float" office:value="270652901" calcext:value-type="float">
            <text:p>270652901</text:p>
          </table:table-cell>
          <table:table-cell table:style-name="ce9" office:value-type="string" calcext:value-type="string">
            <text:p>Vilalb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3326" calcext:value-type="float">
            <text:p>27013326</text:p>
          </table:table-cell>
          <table:table-cell table:style-name="ce8" office:value-type="string" calcext:value-type="string">
            <text:p>IES Lois Peña Novo</text:p>
          </table:table-cell>
          <table:table-cell table:style-name="ce8" office:value-type="string" calcext:value-type="string">
            <text:p>Vilalba</text:p>
          </table:table-cell>
          <table:table-cell table:style-name="ce14" office:value-type="float" office:value="270652901" calcext:value-type="float">
            <text:p>270652901</text:p>
          </table:table-cell>
          <table:table-cell table:style-name="ce8" office:value-type="string" calcext:value-type="string">
            <text:p>Vilalba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3636" calcext:value-type="float">
            <text:p>27013636</text:p>
          </table:table-cell>
          <table:table-cell table:style-name="ce8" office:value-type="string" calcext:value-type="string">
            <text:p>IES María Sarmiento</text:p>
          </table:table-cell>
          <table:table-cell table:style-name="ce8" office:value-type="string" calcext:value-type="string">
            <text:p>Viveiro</text:p>
          </table:table-cell>
          <table:table-cell table:style-name="ce14" office:value-type="float" office:value="270661201" calcext:value-type="float">
            <text:p>270661201</text:p>
          </table:table-cell>
          <table:table-cell table:style-name="ce8" office:value-type="string" calcext:value-type="string">
            <text:p>Viveir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3648" calcext:value-type="float">
            <text:p>27013648</text:p>
          </table:table-cell>
          <table:table-cell table:style-name="ce9" office:value-type="string" calcext:value-type="string">
            <text:p>IES Vilar Ponte</text:p>
          </table:table-cell>
          <table:table-cell table:style-name="ce9" office:value-type="string" calcext:value-type="string">
            <text:p>Viveiro</text:p>
          </table:table-cell>
          <table:table-cell table:style-name="ce15" office:value-type="float" office:value="270661201" calcext:value-type="float">
            <text:p>270661201</text:p>
          </table:table-cell>
          <table:table-cell table:style-name="ce9" office:value-type="string" calcext:value-type="string">
            <text:p>Viveir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3934" calcext:value-type="float">
            <text:p>27013934</text:p>
          </table:table-cell>
          <table:table-cell table:style-name="ce8" office:value-type="string" calcext:value-type="string">
            <text:p>IES Perdouro</text:p>
          </table:table-cell>
          <table:table-cell table:style-name="ce8" office:value-type="string" calcext:value-type="string">
            <text:p>Burela</text:p>
          </table:table-cell>
          <table:table-cell table:style-name="ce14" office:value-type="float" office:value="279020000" calcext:value-type="float">
            <text:p>279020000</text:p>
          </table:table-cell>
          <table:table-cell table:style-name="ce8" office:value-type="string" calcext:value-type="string">
            <text:p>Burela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3958" calcext:value-type="float">
            <text:p>27013958</text:p>
          </table:table-cell>
          <table:table-cell table:style-name="ce9" office:value-type="string" calcext:value-type="string">
            <text:p>IES Monte Castelo</text:p>
          </table:table-cell>
          <table:table-cell table:style-name="ce9" office:value-type="string" calcext:value-type="string">
            <text:p>Burela</text:p>
          </table:table-cell>
          <table:table-cell table:style-name="ce15" office:value-type="float" office:value="279020000" calcext:value-type="float">
            <text:p>279020000</text:p>
          </table:table-cell>
          <table:table-cell table:style-name="ce9" office:value-type="string" calcext:value-type="string">
            <text:p>Burel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4008" calcext:value-type="float">
            <text:p>27014008</text:p>
          </table:table-cell>
          <table:table-cell table:style-name="ce9" office:value-type="string" calcext:value-type="string">
            <text:p>CPI Tino Grandío</text:p>
          </table:table-cell>
          <table:table-cell table:style-name="ce9" office:value-type="string" calcext:value-type="string">
            <text:p>Guntín</text:p>
          </table:table-cell>
          <table:table-cell table:style-name="ce15" office:value-type="float" office:value="270231000" calcext:value-type="float">
            <text:p>270231000</text:p>
          </table:table-cell>
          <table:table-cell table:style-name="ce9" office:value-type="string" calcext:value-type="string">
            <text:p>Guntín de Pallares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4057" calcext:value-type="float">
            <text:p>27014057</text:p>
          </table:table-cell>
          <table:table-cell table:style-name="ce9" office:value-type="string" calcext:value-type="string">
            <text:p>CEE Santa María</text:p>
          </table:table-cell>
          <table:table-cell table:style-name="ce9" office:value-type="string" calcext:value-type="string">
            <text:p>Lugo</text:p>
          </table:table-cell>
          <table:table-cell table:style-name="ce15" office:value-type="float" office:value="270282701" calcext:value-type="float">
            <text:p>270282701</text:p>
          </table:table-cell>
          <table:table-cell table:style-name="ce9" office:value-type="string" calcext:value-type="string">
            <text:p>Lug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4811" calcext:value-type="float">
            <text:p>27014811</text:p>
          </table:table-cell>
          <table:table-cell table:style-name="ce9" office:value-type="string" calcext:value-type="string">
            <text:p>IES Plurilingüe Fontem Albei</text:p>
          </table:table-cell>
          <table:table-cell table:style-name="ce9" office:value-type="string" calcext:value-type="string">
            <text:p>Fonsagrada (A)</text:p>
          </table:table-cell>
          <table:table-cell table:style-name="ce15" office:value-type="float" office:value="270180901" calcext:value-type="float">
            <text:p>270180901</text:p>
          </table:table-cell>
          <table:table-cell table:style-name="ce9" office:value-type="string" calcext:value-type="string">
            <text:p>Fonsagrada, 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5189" calcext:value-type="float">
            <text:p>27015189</text:p>
          </table:table-cell>
          <table:table-cell table:style-name="ce9" office:value-type="string" calcext:value-type="string">
            <text:p>IES de Quiroga</text:p>
          </table:table-cell>
          <table:table-cell table:style-name="ce9" office:value-type="string" calcext:value-type="string">
            <text:p>Quiroga</text:p>
          </table:table-cell>
          <table:table-cell table:style-name="ce15" office:value-type="float" office:value="270501508" calcext:value-type="float">
            <text:p>270501508</text:p>
          </table:table-cell>
          <table:table-cell table:style-name="ce9" office:value-type="string" calcext:value-type="string">
            <text:p>Quirog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5311" calcext:value-type="float">
            <text:p>27015311</text:p>
          </table:table-cell>
          <table:table-cell table:style-name="ce8" office:value-type="string" calcext:value-type="string">
            <text:p>IES A Pinguela</text:p>
          </table:table-cell>
          <table:table-cell table:style-name="ce8" office:value-type="string" calcext:value-type="string">
            <text:p>Monforte de Lemos</text:p>
          </table:table-cell>
          <table:table-cell table:style-name="ce14" office:value-type="float" office:value="270311101" calcext:value-type="float">
            <text:p>270311101</text:p>
          </table:table-cell>
          <table:table-cell table:style-name="ce8" office:value-type="string" calcext:value-type="string">
            <text:p>Monforte de Lemos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5360" calcext:value-type="float">
            <text:p>27015360</text:p>
          </table:table-cell>
          <table:table-cell table:style-name="ce8" office:value-type="string" calcext:value-type="string">
            <text:p>CEE Infanta Elena</text:p>
          </table:table-cell>
          <table:table-cell table:style-name="ce8" office:value-type="string" calcext:value-type="string">
            <text:p>Monforte de Lemos</text:p>
          </table:table-cell>
          <table:table-cell table:style-name="ce14" office:value-type="float" office:value="270311101" calcext:value-type="float">
            <text:p>270311101</text:p>
          </table:table-cell>
          <table:table-cell table:style-name="ce8" office:value-type="string" calcext:value-type="string">
            <text:p>Monforte de Lemos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5761" calcext:value-type="float">
            <text:p>27015761</text:p>
          </table:table-cell>
          <table:table-cell table:style-name="ce9" office:value-type="string" calcext:value-type="string">
            <text:p>IES Ánxel Fole</text:p>
          </table:table-cell>
          <table:table-cell table:style-name="ce9" office:value-type="string" calcext:value-type="string">
            <text:p>Lugo</text:p>
          </table:table-cell>
          <table:table-cell table:style-name="ce15" office:value-type="float" office:value="270282701" calcext:value-type="float">
            <text:p>270282701</text:p>
          </table:table-cell>
          <table:table-cell table:style-name="ce9" office:value-type="string" calcext:value-type="string">
            <text:p>Lug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5773" calcext:value-type="float">
            <text:p>27015773</text:p>
          </table:table-cell>
          <table:table-cell table:style-name="ce8" office:value-type="string" calcext:value-type="string">
            <text:p>IES Muralla Romana</text:p>
          </table:table-cell>
          <table:table-cell table:style-name="ce8" office:value-type="string" calcext:value-type="string">
            <text:p>Lugo</text:p>
          </table:table-cell>
          <table:table-cell table:style-name="ce14" office:value-type="float" office:value="270282701" calcext:value-type="float">
            <text:p>270282701</text:p>
          </table:table-cell>
          <table:table-cell table:style-name="ce8" office:value-type="string" calcext:value-type="string">
            <text:p>Lug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5891" calcext:value-type="float">
            <text:p>27015891</text:p>
          </table:table-cell>
          <table:table-cell table:style-name="ce9" office:value-type="string" calcext:value-type="string">
            <text:p>IES da Terra Chá, José Trapero Pardo</text:p>
          </table:table-cell>
          <table:table-cell table:style-name="ce9" office:value-type="string" calcext:value-type="string">
            <text:p>Castro de Rei</text:p>
          </table:table-cell>
          <table:table-cell table:style-name="ce15" office:value-type="float" office:value="270100000" calcext:value-type="float">
            <text:p>270100000</text:p>
          </table:table-cell>
          <table:table-cell table:style-name="ce9" office:value-type="string" calcext:value-type="string">
            <text:p>Ribeiras de Le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5955" calcext:value-type="float">
            <text:p>27015955</text:p>
          </table:table-cell>
          <table:table-cell table:style-name="ce8" office:value-type="string" calcext:value-type="string">
            <text:p>EOI de Lugo</text:p>
          </table:table-cell>
          <table:table-cell table:style-name="ce8" office:value-type="string" calcext:value-type="string">
            <text:p>Lugo</text:p>
          </table:table-cell>
          <table:table-cell table:style-name="ce14" office:value-type="float" office:value="270282701" calcext:value-type="float">
            <text:p>270282701</text:p>
          </table:table-cell>
          <table:table-cell table:style-name="ce8" office:value-type="string" calcext:value-type="string">
            <text:p>Lug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5967" calcext:value-type="float">
            <text:p>27015967</text:p>
          </table:table-cell>
          <table:table-cell table:style-name="ce9" office:value-type="string" calcext:value-type="string">
            <text:p>CPI Uxío Novoneira</text:p>
          </table:table-cell>
          <table:table-cell table:style-name="ce9" office:value-type="string" calcext:value-type="string">
            <text:p>Pedrafita do Cebreiro</text:p>
          </table:table-cell>
          <table:table-cell table:style-name="ce15" office:value-type="float" office:value="270450901" calcext:value-type="float">
            <text:p>270450901</text:p>
          </table:table-cell>
          <table:table-cell table:style-name="ce9" office:value-type="string" calcext:value-type="string">
            <text:p>Pedrafita do Cebreir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200" calcext:value-type="float">
            <text:p>27016200</text:p>
          </table:table-cell>
          <table:table-cell table:style-name="ce8" office:value-type="string" calcext:value-type="string">
            <text:p>IES Poeta Díaz Castro</text:p>
          </table:table-cell>
          <table:table-cell table:style-name="ce8" office:value-type="string" calcext:value-type="string">
            <text:p>Guitiriz</text:p>
          </table:table-cell>
          <table:table-cell table:style-name="ce14" office:value-type="float" office:value="270220410" calcext:value-type="float">
            <text:p>270220410</text:p>
          </table:table-cell>
          <table:table-cell table:style-name="ce8" office:value-type="string" calcext:value-type="string">
            <text:p>Lagostelle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248" calcext:value-type="float">
            <text:p>27016248</text:p>
          </table:table-cell>
          <table:table-cell table:style-name="ce8" office:value-type="string" calcext:value-type="string">
            <text:p>IES de Monterroso</text:p>
          </table:table-cell>
          <table:table-cell table:style-name="ce8" office:value-type="string" calcext:value-type="string">
            <text:p>Monterroso</text:p>
          </table:table-cell>
          <table:table-cell table:style-name="ce14" office:value-type="float" office:value="270321705" calcext:value-type="float">
            <text:p>270321705</text:p>
          </table:table-cell>
          <table:table-cell table:style-name="ce8" office:value-type="string" calcext:value-type="string">
            <text:p>Monterros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297" calcext:value-type="float">
            <text:p>27016297</text:p>
          </table:table-cell>
          <table:table-cell table:style-name="ce8" office:value-type="string" calcext:value-type="string">
            <text:p>IES Enrique Muruais</text:p>
          </table:table-cell>
          <table:table-cell table:style-name="ce8" office:value-type="string" calcext:value-type="string">
            <text:p>Pontenova (A)</text:p>
          </table:table-cell>
          <table:table-cell table:style-name="ce14" office:value-type="float" office:value="270480900" calcext:value-type="float">
            <text:p>270480900</text:p>
          </table:table-cell>
          <table:table-cell table:style-name="ce8" office:value-type="string" calcext:value-type="string">
            <text:p>Vilaoudriz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303" calcext:value-type="float">
            <text:p>27016303</text:p>
          </table:table-cell>
          <table:table-cell table:style-name="ce8" office:value-type="string" calcext:value-type="string">
            <text:p>IES Pedregal de Irimia</text:p>
          </table:table-cell>
          <table:table-cell table:style-name="ce8" office:value-type="string" calcext:value-type="string">
            <text:p>Meira</text:p>
          </table:table-cell>
          <table:table-cell table:style-name="ce14" office:value-type="float" office:value="270290113" calcext:value-type="float">
            <text:p>270290113</text:p>
          </table:table-cell>
          <table:table-cell table:style-name="ce8" office:value-type="string" calcext:value-type="string">
            <text:p>Meira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315" calcext:value-type="float">
            <text:p>27016315</text:p>
          </table:table-cell>
          <table:table-cell table:style-name="ce8" office:value-type="string" calcext:value-type="string">
            <text:p>IES de Becerreá</text:p>
          </table:table-cell>
          <table:table-cell table:style-name="ce8" office:value-type="string" calcext:value-type="string">
            <text:p>Becerreá</text:p>
          </table:table-cell>
          <table:table-cell table:style-name="ce14" office:value-type="float" office:value="270060301" calcext:value-type="float">
            <text:p>270060301</text:p>
          </table:table-cell>
          <table:table-cell table:style-name="ce8" office:value-type="string" calcext:value-type="string">
            <text:p>Becerreá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6352" calcext:value-type="float">
            <text:p>27016352</text:p>
          </table:table-cell>
          <table:table-cell table:style-name="ce9" office:value-type="string" calcext:value-type="string">
            <text:p>IES do Camiño</text:p>
          </table:table-cell>
          <table:table-cell table:style-name="ce9" office:value-type="string" calcext:value-type="string">
            <text:p>Palas de Rei</text:p>
          </table:table-cell>
          <table:table-cell table:style-name="ce15" office:value-type="float" office:value="270402902" calcext:value-type="float">
            <text:p>270402902</text:p>
          </table:table-cell>
          <table:table-cell table:style-name="ce9" office:value-type="string" calcext:value-type="string">
            <text:p>Palas de Rei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6421" calcext:value-type="float">
            <text:p>27016421</text:p>
          </table:table-cell>
          <table:table-cell table:style-name="ce9" office:value-type="string" calcext:value-type="string">
            <text:p>EOI de Monforte de Lemos</text:p>
          </table:table-cell>
          <table:table-cell table:style-name="ce9" office:value-type="string" calcext:value-type="string">
            <text:p>Monforte de Lemos</text:p>
          </table:table-cell>
          <table:table-cell table:style-name="ce15" office:value-type="float" office:value="270311101" calcext:value-type="float">
            <text:p>270311101</text:p>
          </table:table-cell>
          <table:table-cell table:style-name="ce9" office:value-type="string" calcext:value-type="string">
            <text:p>Monforte de Lemos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455" calcext:value-type="float">
            <text:p>27016455</text:p>
          </table:table-cell>
          <table:table-cell table:style-name="ce8" office:value-type="string" calcext:value-type="string">
            <text:p>IES Sanxillao</text:p>
          </table:table-cell>
          <table:table-cell table:style-name="ce8" office:value-type="string" calcext:value-type="string">
            <text:p>Lugo</text:p>
          </table:table-cell>
          <table:table-cell table:style-name="ce14" office:value-type="float" office:value="270282701" calcext:value-type="float">
            <text:p>270282701</text:p>
          </table:table-cell>
          <table:table-cell table:style-name="ce8" office:value-type="string" calcext:value-type="string">
            <text:p>Lug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509" calcext:value-type="float">
            <text:p>27016509</text:p>
          </table:table-cell>
          <table:table-cell table:style-name="ce8" office:value-type="string" calcext:value-type="string">
            <text:p>IES Marqués de Sargadelos</text:p>
          </table:table-cell>
          <table:table-cell table:style-name="ce8" office:value-type="string" calcext:value-type="string">
            <text:p>Cervo</text:p>
          </table:table-cell>
          <table:table-cell table:style-name="ce14" office:value-type="float" office:value="270130000" calcext:value-type="float">
            <text:p>270130000</text:p>
          </table:table-cell>
          <table:table-cell table:style-name="ce8" office:value-type="string" calcext:value-type="string">
            <text:p>Lieir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558" calcext:value-type="float">
            <text:p>27016558</text:p>
          </table:table-cell>
          <table:table-cell table:style-name="ce8" office:value-type="string" calcext:value-type="string">
            <text:p>CMUS Profesional de Lugo</text:p>
          </table:table-cell>
          <table:table-cell table:style-name="ce8" office:value-type="string" calcext:value-type="string">
            <text:p>Lugo</text:p>
          </table:table-cell>
          <table:table-cell table:style-name="ce14" office:value-type="float" office:value="270282701" calcext:value-type="float">
            <text:p>270282701</text:p>
          </table:table-cell>
          <table:table-cell table:style-name="ce8" office:value-type="string" calcext:value-type="string">
            <text:p>Lug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6613" calcext:value-type="float">
            <text:p>27016613</text:p>
          </table:table-cell>
          <table:table-cell table:style-name="ce9" office:value-type="string" calcext:value-type="string">
            <text:p>IES Río Miño</text:p>
          </table:table-cell>
          <table:table-cell table:style-name="ce9" office:value-type="string" calcext:value-type="string">
            <text:p>Rábade</text:p>
          </table:table-cell>
          <table:table-cell table:style-name="ce15" office:value-type="float" office:value="270530101" calcext:value-type="float">
            <text:p>270530101</text:p>
          </table:table-cell>
          <table:table-cell table:style-name="ce9" office:value-type="string" calcext:value-type="string">
            <text:p>Rábade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625" calcext:value-type="float">
            <text:p>27016625</text:p>
          </table:table-cell>
          <table:table-cell table:style-name="ce8" office:value-type="string" calcext:value-type="string">
            <text:p>IES Illa de Sarón</text:p>
          </table:table-cell>
          <table:table-cell table:style-name="ce8" office:value-type="string" calcext:value-type="string">
            <text:p>Xove</text:p>
          </table:table-cell>
          <table:table-cell table:style-name="ce14" office:value-type="float" office:value="270250102" calcext:value-type="float">
            <text:p>270250102</text:p>
          </table:table-cell>
          <table:table-cell table:style-name="ce8" office:value-type="string" calcext:value-type="string">
            <text:p>Xove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16649" calcext:value-type="float">
            <text:p>27016649</text:p>
          </table:table-cell>
          <table:table-cell table:style-name="ce9" office:value-type="string" calcext:value-type="string">
            <text:p>IES Alfoz-Valadouro</text:p>
          </table:table-cell>
          <table:table-cell table:style-name="ce9" office:value-type="string" calcext:value-type="string">
            <text:p>Alfoz</text:p>
          </table:table-cell>
          <table:table-cell table:style-name="ce15" office:value-type="float" office:value="270020600" calcext:value-type="float">
            <text:p>270020600</text:p>
          </table:table-cell>
          <table:table-cell table:style-name="ce9" office:value-type="string" calcext:value-type="string">
            <text:p>San Pedro de Mor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704" calcext:value-type="float">
            <text:p>27016704</text:p>
          </table:table-cell>
          <table:table-cell table:style-name="ce8" office:value-type="string" calcext:value-type="string">
            <text:p>IES Leiras Pulpeiro</text:p>
          </table:table-cell>
          <table:table-cell table:style-name="ce8" office:value-type="string" calcext:value-type="string">
            <text:p>Lugo</text:p>
          </table:table-cell>
          <table:table-cell table:style-name="ce14" office:value-type="float" office:value="270282701" calcext:value-type="float">
            <text:p>270282701</text:p>
          </table:table-cell>
          <table:table-cell table:style-name="ce8" office:value-type="string" calcext:value-type="string">
            <text:p>Lug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16716" calcext:value-type="float">
            <text:p>27016716</text:p>
          </table:table-cell>
          <table:table-cell table:style-name="ce8" office:value-type="string" calcext:value-type="string">
            <text:p>IES Fonmiñá</text:p>
          </table:table-cell>
          <table:table-cell table:style-name="ce8" office:value-type="string" calcext:value-type="string">
            <text:p>Pastoriza (A)</text:p>
          </table:table-cell>
          <table:table-cell table:style-name="ce14" office:value-type="float" office:value="270441200" calcext:value-type="float">
            <text:p>270441200</text:p>
          </table:table-cell>
          <table:table-cell table:style-name="ce8" office:value-type="string" calcext:value-type="string">
            <text:p>Pastoriza, A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20562" calcext:value-type="float">
            <text:p>27020562</text:p>
          </table:table-cell>
          <table:table-cell table:style-name="ce8" office:value-type="string" calcext:value-type="string">
            <text:p>IES de Foz</text:p>
          </table:table-cell>
          <table:table-cell table:style-name="ce8" office:value-type="string" calcext:value-type="string">
            <text:p>Foz</text:p>
          </table:table-cell>
          <table:table-cell table:style-name="ce14" office:value-type="float" office:value="270190403" calcext:value-type="float">
            <text:p>270190403</text:p>
          </table:table-cell>
          <table:table-cell table:style-name="ce8" office:value-type="string" calcext:value-type="string">
            <text:p>Foz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20628" calcext:value-type="float">
            <text:p>27020628</text:p>
          </table:table-cell>
          <table:table-cell table:style-name="ce8" office:value-type="string" calcext:value-type="string">
            <text:p>EOI de Viveiro</text:p>
          </table:table-cell>
          <table:table-cell table:style-name="ce8" office:value-type="string" calcext:value-type="string">
            <text:p>Viveiro</text:p>
          </table:table-cell>
          <table:table-cell table:style-name="ce14" office:value-type="float" office:value="270661201" calcext:value-type="float">
            <text:p>270661201</text:p>
          </table:table-cell>
          <table:table-cell table:style-name="ce8" office:value-type="string" calcext:value-type="string">
            <text:p>Viveir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20690" calcext:value-type="float">
            <text:p>27020690</text:p>
          </table:table-cell>
          <table:table-cell table:style-name="ce8" office:value-type="string" calcext:value-type="string">
            <text:p>EOI de Ribadeo</text:p>
          </table:table-cell>
          <table:table-cell table:style-name="ce8" office:value-type="string" calcext:value-type="string">
            <text:p>Ribadeo</text:p>
          </table:table-cell>
          <table:table-cell table:style-name="ce14" office:value-type="float" office:value="270510801" calcext:value-type="float">
            <text:p>270510801</text:p>
          </table:table-cell>
          <table:table-cell table:style-name="ce8" office:value-type="string" calcext:value-type="string">
            <text:p>Ribade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20707" calcext:value-type="float">
            <text:p>27020707</text:p>
          </table:table-cell>
          <table:table-cell table:style-name="ce9" office:value-type="string" calcext:value-type="string">
            <text:p>CDAN Conservatorio Profesional de Danza</text:p>
          </table:table-cell>
          <table:table-cell table:style-name="ce9" office:value-type="string" calcext:value-type="string">
            <text:p>Lugo</text:p>
          </table:table-cell>
          <table:table-cell table:style-name="ce15" office:value-type="float" office:value="270282701" calcext:value-type="float">
            <text:p>270282701</text:p>
          </table:table-cell>
          <table:table-cell table:style-name="ce9" office:value-type="string" calcext:value-type="string">
            <text:p>Lug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20793" calcext:value-type="float">
            <text:p>27020793</text:p>
          </table:table-cell>
          <table:table-cell table:style-name="ce8" office:value-type="string" calcext:value-type="string">
            <text:p>CIFP Porta da Auga</text:p>
          </table:table-cell>
          <table:table-cell table:style-name="ce8" office:value-type="string" calcext:value-type="string">
            <text:p>Ribadeo</text:p>
          </table:table-cell>
          <table:table-cell table:style-name="ce14" office:value-type="float" office:value="270510801" calcext:value-type="float">
            <text:p>270510801</text:p>
          </table:table-cell>
          <table:table-cell table:style-name="ce8" office:value-type="string" calcext:value-type="string">
            <text:p>Ribade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020811" calcext:value-type="float">
            <text:p>27020811</text:p>
          </table:table-cell>
          <table:table-cell table:style-name="ce8" office:value-type="string" calcext:value-type="string">
            <text:p>EPAPU de Bonxe</text:p>
          </table:table-cell>
          <table:table-cell table:style-name="ce8" office:value-type="string" calcext:value-type="string">
            <text:p>Outeiro de Rei</text:p>
          </table:table-cell>
          <table:table-cell table:style-name="ce14" office:value-type="float" office:value="270390501" calcext:value-type="float">
            <text:p>270390501</text:p>
          </table:table-cell>
          <table:table-cell table:style-name="ce8" office:value-type="string" calcext:value-type="string">
            <text:p>Bonxe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20823" calcext:value-type="float">
            <text:p>27020823</text:p>
          </table:table-cell>
          <table:table-cell table:style-name="ce9" office:value-type="string" calcext:value-type="string">
            <text:p>EPAPU de Monterroso</text:p>
          </table:table-cell>
          <table:table-cell table:style-name="ce9" office:value-type="string" calcext:value-type="string">
            <text:p>Monterroso</text:p>
          </table:table-cell>
          <table:table-cell table:style-name="ce15" office:value-type="float" office:value="270321705" calcext:value-type="float">
            <text:p>270321705</text:p>
          </table:table-cell>
          <table:table-cell table:style-name="ce9" office:value-type="string" calcext:value-type="string">
            <text:p>Monterros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020902" calcext:value-type="float">
            <text:p>27020902</text:p>
          </table:table-cell>
          <table:table-cell table:style-name="ce9" office:value-type="string" calcext:value-type="string">
            <text:p>IES de Ribadeo Dionisio Gamallo</text:p>
          </table:table-cell>
          <table:table-cell table:style-name="ce9" office:value-type="string" calcext:value-type="string">
            <text:p>Ribadeo</text:p>
          </table:table-cell>
          <table:table-cell table:style-name="ce15" office:value-type="float" office:value="270510801" calcext:value-type="float">
            <text:p>270510801</text:p>
          </table:table-cell>
          <table:table-cell table:style-name="ce9" office:value-type="string" calcext:value-type="string">
            <text:p>Ribadeo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27601509" calcext:value-type="float">
            <text:p>27601509</text:p>
          </table:table-cell>
          <table:table-cell table:style-name="ce8" office:value-type="string" calcext:value-type="string">
            <text:p>EPAPU Albeiros</text:p>
          </table:table-cell>
          <table:table-cell table:style-name="ce8" office:value-type="string" calcext:value-type="string">
            <text:p>Lugo</text:p>
          </table:table-cell>
          <table:table-cell table:style-name="ce14" office:value-type="float" office:value="270282701" calcext:value-type="float">
            <text:p>270282701</text:p>
          </table:table-cell>
          <table:table-cell table:style-name="ce8" office:value-type="string" calcext:value-type="string">
            <text:p>Lugo</text:p>
          </table:table-cell>
          <table:table-cell table:style-name="ce19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990145" calcext:value-type="float">
            <text:p>27990145</text:p>
          </table:table-cell>
          <table:table-cell table:style-name="ce9" office:value-type="string" calcext:value-type="string">
            <text:p>EOI de Lugo-Sección de Sarria (IES Gregorio Fernández)</text:p>
          </table:table-cell>
          <table:table-cell table:style-name="ce9" office:value-type="string" calcext:value-type="string">
            <text:p>Sarria</text:p>
          </table:table-cell>
          <table:table-cell table:style-name="ce15" office:value-type="float" office:value="270574201" calcext:value-type="float">
            <text:p>270574201</text:p>
          </table:table-cell>
          <table:table-cell table:style-name="ce9" office:value-type="string" calcext:value-type="string">
            <text:p>Sarri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3" office:value-type="float" office:value="27990146" calcext:value-type="float">
            <text:p>27990146</text:p>
          </table:table-cell>
          <table:table-cell table:style-name="ce9" office:value-type="string" calcext:value-type="string">
            <text:p>EOI de Viveiro-Sección de Burela (IES Monte Castelo)</text:p>
          </table:table-cell>
          <table:table-cell table:style-name="ce9" office:value-type="string" calcext:value-type="string">
            <text:p>Burela</text:p>
          </table:table-cell>
          <table:table-cell table:style-name="ce15" office:value-type="float" office:value="279020000" calcext:value-type="float">
            <text:p>279020000</text:p>
          </table:table-cell>
          <table:table-cell table:style-name="ce9" office:value-type="string" calcext:value-type="string">
            <text:p>Burela</text:p>
          </table:table-cell>
          <table:table-cell table:style-name="ce20" office:value-type="string" calcext:value-type="string">
            <text:p>Lugo</text:p>
          </table:table-cell>
          <table:table-cell table:number-columns-repeated="1018"/>
        </table:table-row>
        <table:table-row table:style-name="ro1">
          <table:table-cell table:style-name="ce2" office:value-type="float" office:value="32001683" calcext:value-type="float">
            <text:p>32001683</text:p>
          </table:table-cell>
          <table:table-cell table:style-name="ce8" office:value-type="string" calcext:value-type="string">
            <text:p>IES Martaguisela</text:p>
          </table:table-cell>
          <table:table-cell table:style-name="ce8" office:value-type="string" calcext:value-type="string">
            <text:p>Barco de Valdeorras (O)</text:p>
          </table:table-cell>
          <table:table-cell table:style-name="ce14" office:value-type="float" office:value="320090201" calcext:value-type="float">
            <text:p>320090201</text:p>
          </table:table-cell>
          <table:table-cell table:style-name="ce8" office:value-type="string" calcext:value-type="string">
            <text:p>Barco, O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01725" calcext:value-type="float">
            <text:p>32001725</text:p>
          </table:table-cell>
          <table:table-cell table:style-name="ce9" office:value-type="string" calcext:value-type="string">
            <text:p>IES Lauro Olmo</text:p>
          </table:table-cell>
          <table:table-cell table:style-name="ce9" office:value-type="string" calcext:value-type="string">
            <text:p>Barco de Valdeorras (O)</text:p>
          </table:table-cell>
          <table:table-cell table:style-name="ce15" office:value-type="float" office:value="320090201" calcext:value-type="float">
            <text:p>320090201</text:p>
          </table:table-cell>
          <table:table-cell table:style-name="ce9" office:value-type="string" calcext:value-type="string">
            <text:p>Barco, O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02781" calcext:value-type="float">
            <text:p>32002781</text:p>
          </table:table-cell>
          <table:table-cell table:style-name="ce9" office:value-type="string" calcext:value-type="string">
            <text:p>CPI Tomás Terrón Mendaña</text:p>
          </table:table-cell>
          <table:table-cell table:style-name="ce9" office:value-type="string" calcext:value-type="string">
            <text:p>Carballeda de Valdeorras</text:p>
          </table:table-cell>
          <table:table-cell table:style-name="ce15" office:value-type="float" office:value="320171401" calcext:value-type="float">
            <text:p>320171401</text:p>
          </table:table-cell>
          <table:table-cell table:style-name="ce9" office:value-type="string" calcext:value-type="string">
            <text:p>Sobradelo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03001" calcext:value-type="float">
            <text:p>32003001</text:p>
          </table:table-cell>
          <table:table-cell table:style-name="ce8" office:value-type="string" calcext:value-type="string">
            <text:p>IES Nº 1</text:p>
          </table:table-cell>
          <table:table-cell table:style-name="ce8" office:value-type="string" calcext:value-type="string">
            <text:p>Carballiño (O)</text:p>
          </table:table-cell>
          <table:table-cell table:style-name="ce14" office:value-type="float" office:value="320190500" calcext:value-type="float">
            <text:p>320190500</text:p>
          </table:table-cell>
          <table:table-cell table:style-name="ce8" office:value-type="string" calcext:value-type="string">
            <text:p>Carballiño, O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03643" calcext:value-type="float">
            <text:p>32003643</text:p>
          </table:table-cell>
          <table:table-cell table:style-name="ce9" office:value-type="string" calcext:value-type="string">
            <text:p>CPI Virxe dos Remedios</text:p>
          </table:table-cell>
          <table:table-cell table:style-name="ce9" office:value-type="string" calcext:value-type="string">
            <text:p>Castro Caldelas</text:p>
          </table:table-cell>
          <table:table-cell table:style-name="ce15" office:value-type="float" office:value="320230401" calcext:value-type="float">
            <text:p>320230401</text:p>
          </table:table-cell>
          <table:table-cell table:style-name="ce9" office:value-type="string" calcext:value-type="string">
            <text:p>Castro Caldelas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04118" calcext:value-type="float">
            <text:p>32004118</text:p>
          </table:table-cell>
          <table:table-cell table:style-name="ce9" office:value-type="string" calcext:value-type="string">
            <text:p>CPI Antonio Faílde</text:p>
          </table:table-cell>
          <table:table-cell table:style-name="ce9" office:value-type="string" calcext:value-type="string">
            <text:p>Coles</text:p>
          </table:table-cell>
          <table:table-cell table:style-name="ce15" office:value-type="float" office:value="320260401" calcext:value-type="float">
            <text:p>320260401</text:p>
          </table:table-cell>
          <table:table-cell table:style-name="ce9" office:value-type="string" calcext:value-type="string">
            <text:p>Cambeo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05305" calcext:value-type="float">
            <text:p>32005305</text:p>
          </table:table-cell>
          <table:table-cell table:style-name="ce8" office:value-type="string" calcext:value-type="string">
            <text:p>CPI Laureano Prieto</text:p>
          </table:table-cell>
          <table:table-cell table:style-name="ce8" office:value-type="string" calcext:value-type="string">
            <text:p>Gudiña (A)</text:p>
          </table:table-cell>
          <table:table-cell table:style-name="ce14" office:value-type="float" office:value="320340401" calcext:value-type="float">
            <text:p>320340401</text:p>
          </table:table-cell>
          <table:table-cell table:style-name="ce8" office:value-type="string" calcext:value-type="string">
            <text:p>Gudiña, A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06929" calcext:value-type="float">
            <text:p>32006929</text:p>
          </table:table-cell>
          <table:table-cell table:style-name="ce8" office:value-type="string" calcext:value-type="string">
            <text:p>CPI Terras de Maside</text:p>
          </table:table-cell>
          <table:table-cell table:style-name="ce8" office:value-type="string" calcext:value-type="string">
            <text:p>Maside</text:p>
          </table:table-cell>
          <table:table-cell table:style-name="ce14" office:value-type="float" office:value="320450603" calcext:value-type="float">
            <text:p>320450603</text:p>
          </table:table-cell>
          <table:table-cell table:style-name="ce8" office:value-type="string" calcext:value-type="string">
            <text:p>Masid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08902" calcext:value-type="float">
            <text:p>32008902</text:p>
          </table:table-cell>
          <table:table-cell table:style-name="ce8" office:value-type="string" calcext:value-type="string">
            <text:p>CIFP A Carballeira-Marcos Valcárcel</text:p>
          </table:table-cell>
          <table:table-cell table:style-name="ce8" office:value-type="string" calcext:value-type="string">
            <text:p>Ourense</text:p>
          </table:table-cell>
          <table:table-cell table:style-name="ce14" office:value-type="float" office:value="320541201" calcext:value-type="float">
            <text:p>320541201</text:p>
          </table:table-cell>
          <table:table-cell table:style-name="ce8" office:value-type="string" calcext:value-type="string">
            <text:p>Ourens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08941" calcext:value-type="float">
            <text:p>32008941</text:p>
          </table:table-cell>
          <table:table-cell table:style-name="ce9" office:value-type="string" calcext:value-type="string">
            <text:p>IES Eduardo Blanco Amor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08951" calcext:value-type="float">
            <text:p>32008951</text:p>
          </table:table-cell>
          <table:table-cell table:style-name="ce8" office:value-type="string" calcext:value-type="string">
            <text:p>IES Ramón Otero Pedrayo</text:p>
          </table:table-cell>
          <table:table-cell table:style-name="ce8" office:value-type="string" calcext:value-type="string">
            <text:p>Ourense</text:p>
          </table:table-cell>
          <table:table-cell table:style-name="ce14" office:value-type="float" office:value="320541201" calcext:value-type="float">
            <text:p>320541201</text:p>
          </table:table-cell>
          <table:table-cell table:style-name="ce8" office:value-type="string" calcext:value-type="string">
            <text:p>Ourens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09116" calcext:value-type="float">
            <text:p>32009116</text:p>
          </table:table-cell>
          <table:table-cell table:style-name="ce9" office:value-type="string" calcext:value-type="string">
            <text:p>IES 12 de Outubro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09131" calcext:value-type="float">
            <text:p>32009131</text:p>
          </table:table-cell>
          <table:table-cell table:style-name="ce9" office:value-type="string" calcext:value-type="string">
            <text:p>IES Universidade Laboral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09190" calcext:value-type="float">
            <text:p>32009190</text:p>
          </table:table-cell>
          <table:table-cell table:style-name="ce8" office:value-type="string" calcext:value-type="string">
            <text:p>IES As Lagoas</text:p>
          </table:table-cell>
          <table:table-cell table:style-name="ce8" office:value-type="string" calcext:value-type="string">
            <text:p>Ourense</text:p>
          </table:table-cell>
          <table:table-cell table:style-name="ce14" office:value-type="float" office:value="320541201" calcext:value-type="float">
            <text:p>320541201</text:p>
          </table:table-cell>
          <table:table-cell table:style-name="ce8" office:value-type="string" calcext:value-type="string">
            <text:p>Ourens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09360" calcext:value-type="float">
            <text:p>32009360</text:p>
          </table:table-cell>
          <table:table-cell table:style-name="ce9" office:value-type="string" calcext:value-type="string">
            <text:p>CPI José García García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1305" calcext:value-type="float">
            <text:p>32011305</text:p>
          </table:table-cell>
          <table:table-cell table:style-name="ce9" office:value-type="string" calcext:value-type="string">
            <text:p>CPI Plurilingüe Tomás de Lemos</text:p>
          </table:table-cell>
          <table:table-cell table:style-name="ce9" office:value-type="string" calcext:value-type="string">
            <text:p>Ribadavia</text:p>
          </table:table-cell>
          <table:table-cell table:style-name="ce15" office:value-type="float" office:value="320690501" calcext:value-type="float">
            <text:p>320690501</text:p>
          </table:table-cell>
          <table:table-cell table:style-name="ce9" office:value-type="string" calcext:value-type="string">
            <text:p>Ribadavia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2103" calcext:value-type="float">
            <text:p>32012103</text:p>
          </table:table-cell>
          <table:table-cell table:style-name="ce8" office:value-type="string" calcext:value-type="string">
            <text:p>CPI Virxe da Saleta</text:p>
          </table:table-cell>
          <table:table-cell table:style-name="ce8" office:value-type="string" calcext:value-type="string">
            <text:p>San Cristovo de Cea</text:p>
          </table:table-cell>
          <table:table-cell table:style-name="ce14" office:value-type="float" office:value="320760707" calcext:value-type="float">
            <text:p>320760707</text:p>
          </table:table-cell>
          <table:table-cell table:style-name="ce8" office:value-type="string" calcext:value-type="string">
            <text:p>Cea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3582" calcext:value-type="float">
            <text:p>32013582</text:p>
          </table:table-cell>
          <table:table-cell table:style-name="ce8" office:value-type="string" calcext:value-type="string">
            <text:p>IES García-Barbón</text:p>
          </table:table-cell>
          <table:table-cell table:style-name="ce8" office:value-type="string" calcext:value-type="string">
            <text:p>Verín</text:p>
          </table:table-cell>
          <table:table-cell table:style-name="ce14" office:value-type="float" office:value="320851400" calcext:value-type="float">
            <text:p>320851400</text:p>
          </table:table-cell>
          <table:table-cell table:style-name="ce8" office:value-type="string" calcext:value-type="string">
            <text:p>Verín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3612" calcext:value-type="float">
            <text:p>32013612</text:p>
          </table:table-cell>
          <table:table-cell table:style-name="ce9" office:value-type="string" calcext:value-type="string">
            <text:p>IES Xesús Taboada Chivite</text:p>
          </table:table-cell>
          <table:table-cell table:style-name="ce9" office:value-type="string" calcext:value-type="string">
            <text:p>Verín</text:p>
          </table:table-cell>
          <table:table-cell table:style-name="ce15" office:value-type="float" office:value="320851400" calcext:value-type="float">
            <text:p>320851400</text:p>
          </table:table-cell>
          <table:table-cell table:style-name="ce9" office:value-type="string" calcext:value-type="string">
            <text:p>Verín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4801" calcext:value-type="float">
            <text:p>32014801</text:p>
          </table:table-cell>
          <table:table-cell table:style-name="ce8" office:value-type="string" calcext:value-type="string">
            <text:p>IES Cidade de Antioquía</text:p>
          </table:table-cell>
          <table:table-cell table:style-name="ce8" office:value-type="string" calcext:value-type="string">
            <text:p>Xinzo de Limia</text:p>
          </table:table-cell>
          <table:table-cell table:style-name="ce14" office:value-type="float" office:value="320320602" calcext:value-type="float">
            <text:p>320320602</text:p>
          </table:table-cell>
          <table:table-cell table:style-name="ce8" office:value-type="string" calcext:value-type="string">
            <text:p>Xinzo de Limia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5037" calcext:value-type="float">
            <text:p>32015037</text:p>
          </table:table-cell>
          <table:table-cell table:style-name="ce9" office:value-type="string" calcext:value-type="string">
            <text:p>IES Manuel Chamoso Lamas</text:p>
          </table:table-cell>
          <table:table-cell table:style-name="ce9" office:value-type="string" calcext:value-type="string">
            <text:p>Carballiño (O)</text:p>
          </table:table-cell>
          <table:table-cell table:style-name="ce15" office:value-type="float" office:value="320190500" calcext:value-type="float">
            <text:p>320190500</text:p>
          </table:table-cell>
          <table:table-cell table:style-name="ce9" office:value-type="string" calcext:value-type="string">
            <text:p>Carballiño, O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5050" calcext:value-type="float">
            <text:p>32015050</text:p>
          </table:table-cell>
          <table:table-cell table:style-name="ce9" office:value-type="string" calcext:value-type="string">
            <text:p>CIFP A Farixa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5177" calcext:value-type="float">
            <text:p>32015177</text:p>
          </table:table-cell>
          <table:table-cell table:style-name="ce8" office:value-type="string" calcext:value-type="string">
            <text:p>CPI de Padrenda-Crespos</text:p>
          </table:table-cell>
          <table:table-cell table:style-name="ce8" office:value-type="string" calcext:value-type="string">
            <text:p>Padrenda</text:p>
          </table:table-cell>
          <table:table-cell table:style-name="ce14" office:value-type="float" office:value="320560217" calcext:value-type="float">
            <text:p>320560217</text:p>
          </table:table-cell>
          <table:table-cell table:style-name="ce8" office:value-type="string" calcext:value-type="string">
            <text:p>Crespos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5207" calcext:value-type="float">
            <text:p>32015207</text:p>
          </table:table-cell>
          <table:table-cell table:style-name="ce9" office:value-type="string" calcext:value-type="string">
            <text:p>IES O Couto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5232" calcext:value-type="float">
            <text:p>32015232</text:p>
          </table:table-cell>
          <table:table-cell table:style-name="ce9" office:value-type="string" calcext:value-type="string">
            <text:p>IES Lagoa de Antela</text:p>
          </table:table-cell>
          <table:table-cell table:style-name="ce9" office:value-type="string" calcext:value-type="string">
            <text:p>Xinzo de Limia</text:p>
          </table:table-cell>
          <table:table-cell table:style-name="ce15" office:value-type="float" office:value="320320602" calcext:value-type="float">
            <text:p>320320602</text:p>
          </table:table-cell>
          <table:table-cell table:style-name="ce9" office:value-type="string" calcext:value-type="string">
            <text:p>Xinzo de Limia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5463" calcext:value-type="float">
            <text:p>32015463</text:p>
          </table:table-cell>
          <table:table-cell table:style-name="ce9" office:value-type="string" calcext:value-type="string">
            <text:p>CEE Miño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5475" calcext:value-type="float">
            <text:p>32015475</text:p>
          </table:table-cell>
          <table:table-cell table:style-name="ce8" office:value-type="string" calcext:value-type="string">
            <text:p>IES O Ribeiro</text:p>
          </table:table-cell>
          <table:table-cell table:style-name="ce8" office:value-type="string" calcext:value-type="string">
            <text:p>Ribadavia</text:p>
          </table:table-cell>
          <table:table-cell table:style-name="ce14" office:value-type="float" office:value="320690501" calcext:value-type="float">
            <text:p>320690501</text:p>
          </table:table-cell>
          <table:table-cell table:style-name="ce8" office:value-type="string" calcext:value-type="string">
            <text:p>Ribadavia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5581" calcext:value-type="float">
            <text:p>32015581</text:p>
          </table:table-cell>
          <table:table-cell table:style-name="ce9" office:value-type="string" calcext:value-type="string">
            <text:p>EPAPU de Ourense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5876" calcext:value-type="float">
            <text:p>32015876</text:p>
          </table:table-cell>
          <table:table-cell table:style-name="ce8" office:value-type="string" calcext:value-type="string">
            <text:p>IES Xermán Ancochea Quevedo</text:p>
          </table:table-cell>
          <table:table-cell table:style-name="ce8" office:value-type="string" calcext:value-type="string">
            <text:p>Pobra de Trives (A)</text:p>
          </table:table-cell>
          <table:table-cell table:style-name="ce14" office:value-type="float" office:value="320631301" calcext:value-type="float">
            <text:p>320631301</text:p>
          </table:table-cell>
          <table:table-cell table:style-name="ce8" office:value-type="string" calcext:value-type="string">
            <text:p>Pobra de Trives, A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6030" calcext:value-type="float">
            <text:p>32016030</text:p>
          </table:table-cell>
          <table:table-cell table:style-name="ce8" office:value-type="string" calcext:value-type="string">
            <text:p>EASD Antonio Failde</text:p>
          </table:table-cell>
          <table:table-cell table:style-name="ce8" office:value-type="string" calcext:value-type="string">
            <text:p>Ourense</text:p>
          </table:table-cell>
          <table:table-cell table:style-name="ce14" office:value-type="float" office:value="320541201" calcext:value-type="float">
            <text:p>320541201</text:p>
          </table:table-cell>
          <table:table-cell table:style-name="ce8" office:value-type="string" calcext:value-type="string">
            <text:p>Ourens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6081" calcext:value-type="float">
            <text:p>32016081</text:p>
          </table:table-cell>
          <table:table-cell table:style-name="ce8" office:value-type="string" calcext:value-type="string">
            <text:p>EOI de Ourense</text:p>
          </table:table-cell>
          <table:table-cell table:style-name="ce8" office:value-type="string" calcext:value-type="string">
            <text:p>Ourense</text:p>
          </table:table-cell>
          <table:table-cell table:style-name="ce14" office:value-type="float" office:value="320541201" calcext:value-type="float">
            <text:p>320541201</text:p>
          </table:table-cell>
          <table:table-cell table:style-name="ce8" office:value-type="string" calcext:value-type="string">
            <text:p>Ourens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6273" calcext:value-type="float">
            <text:p>32016273</text:p>
          </table:table-cell>
          <table:table-cell table:style-name="ce8" office:value-type="string" calcext:value-type="string">
            <text:p>IES Xesús Ferro Couselo</text:p>
          </table:table-cell>
          <table:table-cell table:style-name="ce8" office:value-type="string" calcext:value-type="string">
            <text:p>Ourense</text:p>
          </table:table-cell>
          <table:table-cell table:style-name="ce14" office:value-type="float" office:value="320541201" calcext:value-type="float">
            <text:p>320541201</text:p>
          </table:table-cell>
          <table:table-cell table:style-name="ce8" office:value-type="string" calcext:value-type="string">
            <text:p>Ourens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6285" calcext:value-type="float">
            <text:p>32016285</text:p>
          </table:table-cell>
          <table:table-cell table:style-name="ce9" office:value-type="string" calcext:value-type="string">
            <text:p>IES de Vilamarín</text:p>
          </table:table-cell>
          <table:table-cell table:style-name="ce9" office:value-type="string" calcext:value-type="string">
            <text:p>Vilamarín</text:p>
          </table:table-cell>
          <table:table-cell table:style-name="ce15" office:value-type="float" office:value="320870818" calcext:value-type="float">
            <text:p>320870818</text:p>
          </table:table-cell>
          <table:table-cell table:style-name="ce9" office:value-type="string" calcext:value-type="string">
            <text:p>Vilamarín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6339" calcext:value-type="float">
            <text:p>32016339</text:p>
          </table:table-cell>
          <table:table-cell table:style-name="ce9" office:value-type="string" calcext:value-type="string">
            <text:p>IES de Allariz</text:p>
          </table:table-cell>
          <table:table-cell table:style-name="ce9" office:value-type="string" calcext:value-type="string">
            <text:p>Allariz</text:p>
          </table:table-cell>
          <table:table-cell table:style-name="ce15" office:value-type="float" office:value="320010200" calcext:value-type="float">
            <text:p>320010200</text:p>
          </table:table-cell>
          <table:table-cell table:style-name="ce9" office:value-type="string" calcext:value-type="string">
            <text:p>Allariz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6340" calcext:value-type="float">
            <text:p>32016340</text:p>
          </table:table-cell>
          <table:table-cell table:style-name="ce8" office:value-type="string" calcext:value-type="string">
            <text:p>IES Aquis Querquernis</text:p>
          </table:table-cell>
          <table:table-cell table:style-name="ce8" office:value-type="string" calcext:value-type="string">
            <text:p>Bande</text:p>
          </table:table-cell>
          <table:table-cell table:style-name="ce14" office:value-type="float" office:value="320060101" calcext:value-type="float">
            <text:p>320060101</text:p>
          </table:table-cell>
          <table:table-cell table:style-name="ce8" office:value-type="string" calcext:value-type="string">
            <text:p>Band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6431" calcext:value-type="float">
            <text:p>32016431</text:p>
          </table:table-cell>
          <table:table-cell table:style-name="ce9" office:value-type="string" calcext:value-type="string">
            <text:p>IES San Mamede</text:p>
          </table:table-cell>
          <table:table-cell table:style-name="ce9" office:value-type="string" calcext:value-type="string">
            <text:p>Maceda</text:p>
          </table:table-cell>
          <table:table-cell table:style-name="ce15" office:value-type="float" office:value="320430705" calcext:value-type="float">
            <text:p>320430705</text:p>
          </table:table-cell>
          <table:table-cell table:style-name="ce9" office:value-type="string" calcext:value-type="string">
            <text:p>Maceda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6443" calcext:value-type="float">
            <text:p>32016443</text:p>
          </table:table-cell>
          <table:table-cell table:style-name="ce9" office:value-type="string" calcext:value-type="string">
            <text:p>CMUS Profesional de Ourense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6455" calcext:value-type="float">
            <text:p>32016455</text:p>
          </table:table-cell>
          <table:table-cell table:style-name="ce8" office:value-type="string" calcext:value-type="string">
            <text:p>IES Julio Prieto Nespereira</text:p>
          </table:table-cell>
          <table:table-cell table:style-name="ce8" office:value-type="string" calcext:value-type="string">
            <text:p>Ourense</text:p>
          </table:table-cell>
          <table:table-cell table:style-name="ce14" office:value-type="float" office:value="320541201" calcext:value-type="float">
            <text:p>320541201</text:p>
          </table:table-cell>
          <table:table-cell table:style-name="ce8" office:value-type="string" calcext:value-type="string">
            <text:p>Ourens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6467" calcext:value-type="float">
            <text:p>32016467</text:p>
          </table:table-cell>
          <table:table-cell table:style-name="ce8" office:value-type="string" calcext:value-type="string">
            <text:p>IES Sección de Sobradelo-Carballeda</text:p>
          </table:table-cell>
          <table:table-cell table:style-name="ce8" office:value-type="string" calcext:value-type="string">
            <text:p>Carballeda de Valdeorras</text:p>
          </table:table-cell>
          <table:table-cell table:style-name="ce14" office:value-type="float" office:value="320171401" calcext:value-type="float">
            <text:p>320171401</text:p>
          </table:table-cell>
          <table:table-cell table:style-name="ce8" office:value-type="string" calcext:value-type="string">
            <text:p>Sobradelo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6625" calcext:value-type="float">
            <text:p>32016625</text:p>
          </table:table-cell>
          <table:table-cell table:style-name="ce8" office:value-type="string" calcext:value-type="string">
            <text:p>IES Celanova Celso Emilio Ferreiro</text:p>
          </table:table-cell>
          <table:table-cell table:style-name="ce8" office:value-type="string" calcext:value-type="string">
            <text:p>Celanova</text:p>
          </table:table-cell>
          <table:table-cell table:style-name="ce14" office:value-type="float" office:value="320240904" calcext:value-type="float">
            <text:p>320240904</text:p>
          </table:table-cell>
          <table:table-cell table:style-name="ce8" office:value-type="string" calcext:value-type="string">
            <text:p>Celanova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6637" calcext:value-type="float">
            <text:p>32016637</text:p>
          </table:table-cell>
          <table:table-cell table:style-name="ce9" office:value-type="string" calcext:value-type="string">
            <text:p>IES Cosme López Rodríguez</text:p>
          </table:table-cell>
          <table:table-cell table:style-name="ce9" office:value-type="string" calcext:value-type="string">
            <text:p>Rúa (A)</text:p>
          </table:table-cell>
          <table:table-cell table:style-name="ce15" office:value-type="float" office:value="320720201" calcext:value-type="float">
            <text:p>320720201</text:p>
          </table:table-cell>
          <table:table-cell table:style-name="ce9" office:value-type="string" calcext:value-type="string">
            <text:p>Rúa de Valdeorras, A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6765" calcext:value-type="float">
            <text:p>32016765</text:p>
          </table:table-cell>
          <table:table-cell table:style-name="ce8" office:value-type="string" calcext:value-type="string">
            <text:p>CIFP Portovello</text:p>
          </table:table-cell>
          <table:table-cell table:style-name="ce8" office:value-type="string" calcext:value-type="string">
            <text:p>Ourense</text:p>
          </table:table-cell>
          <table:table-cell table:style-name="ce14" office:value-type="float" office:value="320541201" calcext:value-type="float">
            <text:p>320541201</text:p>
          </table:table-cell>
          <table:table-cell table:style-name="ce8" office:value-type="string" calcext:value-type="string">
            <text:p>Ourens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016777" calcext:value-type="float">
            <text:p>32016777</text:p>
          </table:table-cell>
          <table:table-cell table:style-name="ce8" office:value-type="string" calcext:value-type="string">
            <text:p>IES Carlos Casares</text:p>
          </table:table-cell>
          <table:table-cell table:style-name="ce8" office:value-type="string" calcext:value-type="string">
            <text:p>Viana do Bolo</text:p>
          </table:table-cell>
          <table:table-cell table:style-name="ce14" office:value-type="float" office:value="320863201" calcext:value-type="float">
            <text:p>320863201</text:p>
          </table:table-cell>
          <table:table-cell table:style-name="ce8" office:value-type="string" calcext:value-type="string">
            <text:p>Viana do Bolo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16790" calcext:value-type="float">
            <text:p>32016790</text:p>
          </table:table-cell>
          <table:table-cell table:style-name="ce9" office:value-type="string" calcext:value-type="string">
            <text:p>IES Castro de Baronceli</text:p>
          </table:table-cell>
          <table:table-cell table:style-name="ce9" office:value-type="string" calcext:value-type="string">
            <text:p>Verín</text:p>
          </table:table-cell>
          <table:table-cell table:style-name="ce15" office:value-type="float" office:value="320851400" calcext:value-type="float">
            <text:p>320851400</text:p>
          </table:table-cell>
          <table:table-cell table:style-name="ce9" office:value-type="string" calcext:value-type="string">
            <text:p>Verín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020771" calcext:value-type="float">
            <text:p>32020771</text:p>
          </table:table-cell>
          <table:table-cell table:style-name="ce9" office:value-type="string" calcext:value-type="string">
            <text:p>EPAPU de Pereiro de Aguiar</text:p>
          </table:table-cell>
          <table:table-cell table:style-name="ce9" office:value-type="string" calcext:value-type="string">
            <text:p>Pereiro de Aguiar (O)</text:p>
          </table:table-cell>
          <table:table-cell table:style-name="ce15" office:value-type="float" office:value="320580101" calcext:value-type="float">
            <text:p>320580101</text:p>
          </table:table-cell>
          <table:table-cell table:style-name="ce9" office:value-type="string" calcext:value-type="string">
            <text:p>Pereiro de Aguiar, O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990081" calcext:value-type="float">
            <text:p>32990081</text:p>
          </table:table-cell>
          <table:table-cell table:style-name="ce8" office:value-type="string" calcext:value-type="string">
            <text:p>CREDO de Ourense</text:p>
          </table:table-cell>
          <table:table-cell table:style-name="ce8" office:value-type="string" calcext:value-type="string">
            <text:p>Ourense</text:p>
          </table:table-cell>
          <table:table-cell table:style-name="ce14" office:value-type="float" office:value="320541201" calcext:value-type="float">
            <text:p>320541201</text:p>
          </table:table-cell>
          <table:table-cell table:style-name="ce8" office:value-type="string" calcext:value-type="string">
            <text:p>Ourense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990112" calcext:value-type="float">
            <text:p>32990112</text:p>
          </table:table-cell>
          <table:table-cell table:style-name="ce9" office:value-type="string" calcext:value-type="string">
            <text:p>EOI de Ourense-Extensión EOI O Barco</text:p>
          </table:table-cell>
          <table:table-cell table:style-name="ce9" office:value-type="string" calcext:value-type="string">
            <text:p>Barco de Valdeorras (O)</text:p>
          </table:table-cell>
          <table:table-cell table:style-name="ce15" office:value-type="float" office:value="320090201" calcext:value-type="float">
            <text:p>320090201</text:p>
          </table:table-cell>
          <table:table-cell table:style-name="ce9" office:value-type="string" calcext:value-type="string">
            <text:p>Barco, O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990113" calcext:value-type="float">
            <text:p>32990113</text:p>
          </table:table-cell>
          <table:table-cell table:style-name="ce9" office:value-type="string" calcext:value-type="string">
            <text:p>EOI de Ourense-Extensión EOI de Verín</text:p>
          </table:table-cell>
          <table:table-cell table:style-name="ce9" office:value-type="string" calcext:value-type="string">
            <text:p>Verín</text:p>
          </table:table-cell>
          <table:table-cell table:style-name="ce15" office:value-type="float" office:value="320851400" calcext:value-type="float">
            <text:p>320851400</text:p>
          </table:table-cell>
          <table:table-cell table:style-name="ce9" office:value-type="string" calcext:value-type="string">
            <text:p>Verín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990114" calcext:value-type="float">
            <text:p>32990114</text:p>
          </table:table-cell>
          <table:table-cell table:style-name="ce8" office:value-type="string" calcext:value-type="string">
            <text:p>EOI de Ourense-Extensión EOI do Carballiño</text:p>
          </table:table-cell>
          <table:table-cell table:style-name="ce8" office:value-type="string" calcext:value-type="string">
            <text:p>Carballiño (O)</text:p>
          </table:table-cell>
          <table:table-cell table:style-name="ce14" office:value-type="float" office:value="320190500" calcext:value-type="float">
            <text:p>320190500</text:p>
          </table:table-cell>
          <table:table-cell table:style-name="ce8" office:value-type="string" calcext:value-type="string">
            <text:p>Carballiño, O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990124" calcext:value-type="float">
            <text:p>32990124</text:p>
          </table:table-cell>
          <table:table-cell table:style-name="ce9" office:value-type="string" calcext:value-type="string">
            <text:p>EOI de Ourense-Sección de Celanova (IES de Celanova)</text:p>
          </table:table-cell>
          <table:table-cell table:style-name="ce9" office:value-type="string" calcext:value-type="string">
            <text:p>Celanova</text:p>
          </table:table-cell>
          <table:table-cell table:style-name="ce15" office:value-type="float" office:value="320240904" calcext:value-type="float">
            <text:p>320240904</text:p>
          </table:table-cell>
          <table:table-cell table:style-name="ce9" office:value-type="string" calcext:value-type="string">
            <text:p>Celanova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2990125" calcext:value-type="float">
            <text:p>32990125</text:p>
          </table:table-cell>
          <table:table-cell table:style-name="ce8" office:value-type="string" calcext:value-type="string">
            <text:p>EOI de Ourense-Sección de Ribadavia (IES de Ribadavia)</text:p>
          </table:table-cell>
          <table:table-cell table:style-name="ce8" office:value-type="string" calcext:value-type="string">
            <text:p>Ribadavia</text:p>
          </table:table-cell>
          <table:table-cell table:style-name="ce14" office:value-type="float" office:value="320690501" calcext:value-type="float">
            <text:p>320690501</text:p>
          </table:table-cell>
          <table:table-cell table:style-name="ce8" office:value-type="string" calcext:value-type="string">
            <text:p>Ribadavia</text:p>
          </table:table-cell>
          <table:table-cell table:style-name="ce19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3" office:value-type="float" office:value="32990127" calcext:value-type="float">
            <text:p>32990127</text:p>
          </table:table-cell>
          <table:table-cell table:style-name="ce9" office:value-type="string" calcext:value-type="string">
            <text:p>EOI de Ourense-Extensión EOI Ourense</text:p>
          </table:table-cell>
          <table:table-cell table:style-name="ce9" office:value-type="string" calcext:value-type="string">
            <text:p>Ourense</text:p>
          </table:table-cell>
          <table:table-cell table:style-name="ce15" office:value-type="float" office:value="320541201" calcext:value-type="float">
            <text:p>320541201</text:p>
          </table:table-cell>
          <table:table-cell table:style-name="ce9" office:value-type="string" calcext:value-type="string">
            <text:p>Ourense</text:p>
          </table:table-cell>
          <table:table-cell table:style-name="ce20" office:value-type="string" calcext:value-type="string">
            <text:p>Ourense</text:p>
          </table:table-cell>
          <table:table-cell table:number-columns-repeated="1018"/>
        </table:table-row>
        <table:table-row table:style-name="ro1">
          <table:table-cell table:style-name="ce2" office:value-type="float" office:value="36000247" calcext:value-type="float">
            <text:p>36000247</text:p>
          </table:table-cell>
          <table:table-cell table:style-name="ce8" office:value-type="string" calcext:value-type="string">
            <text:p>CPI de Cova Terreña</text:p>
          </table:table-cell>
          <table:table-cell table:style-name="ce8" office:value-type="string" calcext:value-type="string">
            <text:p>Baiona</text:p>
          </table:table-cell>
          <table:table-cell table:style-name="ce14" office:value-type="float" office:value="360030301" calcext:value-type="float">
            <text:p>360030301</text:p>
          </table:table-cell>
          <table:table-cell table:style-name="ce8" office:value-type="string" calcext:value-type="string">
            <text:p>Baion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0405" calcext:value-type="float">
            <text:p>36000405</text:p>
          </table:table-cell>
          <table:table-cell table:style-name="ce9" office:value-type="string" calcext:value-type="string">
            <text:p>CPI Alfonso VII</text:p>
          </table:table-cell>
          <table:table-cell table:style-name="ce9" office:value-type="string" calcext:value-type="string">
            <text:p>Caldas de Reis</text:p>
          </table:table-cell>
          <table:table-cell table:style-name="ce15" office:value-type="float" office:value="360050301" calcext:value-type="float">
            <text:p>360050301</text:p>
          </table:table-cell>
          <table:table-cell table:style-name="ce9" office:value-type="string" calcext:value-type="string">
            <text:p>Caldas de Rei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0481" calcext:value-type="float">
            <text:p>36000481</text:p>
          </table:table-cell>
          <table:table-cell table:style-name="ce8" office:value-type="string" calcext:value-type="string">
            <text:p>IES Ramón Cabanillas</text:p>
          </table:table-cell>
          <table:table-cell table:style-name="ce8" office:value-type="string" calcext:value-type="string">
            <text:p>Cambados</text:p>
          </table:table-cell>
          <table:table-cell table:style-name="ce14" office:value-type="float" office:value="360060101" calcext:value-type="float">
            <text:p>360060101</text:p>
          </table:table-cell>
          <table:table-cell table:style-name="ce8" office:value-type="string" calcext:value-type="string">
            <text:p>Cambado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0922" calcext:value-type="float">
            <text:p>36000922</text:p>
          </table:table-cell>
          <table:table-cell table:style-name="ce8" office:value-type="string" calcext:value-type="string">
            <text:p>IES María Soliño</text:p>
          </table:table-cell>
          <table:table-cell table:style-name="ce8" office:value-type="string" calcext:value-type="string">
            <text:p>Cangas</text:p>
          </table:table-cell>
          <table:table-cell table:style-name="ce14" office:value-type="float" office:value="360080201" calcext:value-type="float">
            <text:p>360080201</text:p>
          </table:table-cell>
          <table:table-cell table:style-name="ce8" office:value-type="string" calcext:value-type="string">
            <text:p>Canga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1148" calcext:value-type="float">
            <text:p>36001148</text:p>
          </table:table-cell>
          <table:table-cell table:style-name="ce8" office:value-type="string" calcext:value-type="string">
            <text:p>CPI da Cañiza</text:p>
          </table:table-cell>
          <table:table-cell table:style-name="ce8" office:value-type="string" calcext:value-type="string">
            <text:p>Cañiza (A)</text:p>
          </table:table-cell>
          <table:table-cell table:style-name="ce14" office:value-type="float" office:value="360090203" calcext:value-type="float">
            <text:p>360090203</text:p>
          </table:table-cell>
          <table:table-cell table:style-name="ce8" office:value-type="string" calcext:value-type="string">
            <text:p>Cañiza, 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1252" calcext:value-type="float">
            <text:p>36001252</text:p>
          </table:table-cell>
          <table:table-cell table:style-name="ce8" office:value-type="string" calcext:value-type="string">
            <text:p>CPI do Progreso</text:p>
          </table:table-cell>
          <table:table-cell table:style-name="ce8" office:value-type="string" calcext:value-type="string">
            <text:p>Catoira</text:p>
          </table:table-cell>
          <table:table-cell table:style-name="ce14" office:value-type="float" office:value="360100400" calcext:value-type="float">
            <text:p>360100400</text:p>
          </table:table-cell>
          <table:table-cell table:style-name="ce8" office:value-type="string" calcext:value-type="string">
            <text:p>Oeste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2335" calcext:value-type="float">
            <text:p>36002335</text:p>
          </table:table-cell>
          <table:table-cell table:style-name="ce8" office:value-type="string" calcext:value-type="string">
            <text:p>IES Manuel García Barros</text:p>
          </table:table-cell>
          <table:table-cell table:style-name="ce8" office:value-type="string" calcext:value-type="string">
            <text:p>Estrada (A)</text:p>
          </table:table-cell>
          <table:table-cell table:style-name="ce14" office:value-type="float" office:value="360170000" calcext:value-type="float">
            <text:p>360170000</text:p>
          </table:table-cell>
          <table:table-cell table:style-name="ce8" office:value-type="string" calcext:value-type="string">
            <text:p>Estrada, 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2359" calcext:value-type="float">
            <text:p>36002359</text:p>
          </table:table-cell>
          <table:table-cell table:style-name="ce9" office:value-type="string" calcext:value-type="string">
            <text:p>IES Antón Losada Diéguez</text:p>
          </table:table-cell>
          <table:table-cell table:style-name="ce9" office:value-type="string" calcext:value-type="string">
            <text:p>Estrada (A)</text:p>
          </table:table-cell>
          <table:table-cell table:style-name="ce15" office:value-type="float" office:value="360170000" calcext:value-type="float">
            <text:p>360170000</text:p>
          </table:table-cell>
          <table:table-cell table:style-name="ce9" office:value-type="string" calcext:value-type="string">
            <text:p>Estrada, 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4137" calcext:value-type="float">
            <text:p>36004137</text:p>
          </table:table-cell>
          <table:table-cell table:style-name="ce8" office:value-type="string" calcext:value-type="string">
            <text:p>IES Ramón Mª Aller Ulloa</text:p>
          </table:table-cell>
          <table:table-cell table:style-name="ce8" office:value-type="string" calcext:value-type="string">
            <text:p>Lalín</text:p>
          </table:table-cell>
          <table:table-cell table:style-name="ce14" office:value-type="float" office:value="360242707" calcext:value-type="float">
            <text:p>360242707</text:p>
          </table:table-cell>
          <table:table-cell table:style-name="ce8" office:value-type="string" calcext:value-type="string">
            <text:p>Lalín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4551" calcext:value-type="float">
            <text:p>36004551</text:p>
          </table:table-cell>
          <table:table-cell table:style-name="ce9" office:value-type="string" calcext:value-type="string">
            <text:p>IES Illa de Tambo</text:p>
          </table:table-cell>
          <table:table-cell table:style-name="ce9" office:value-type="string" calcext:value-type="string">
            <text:p>Marín</text:p>
          </table:table-cell>
          <table:table-cell table:style-name="ce15" office:value-type="float" office:value="360260401" calcext:value-type="float">
            <text:p>360260401</text:p>
          </table:table-cell>
          <table:table-cell table:style-name="ce9" office:value-type="string" calcext:value-type="string">
            <text:p>Marín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4708" calcext:value-type="float">
            <text:p>36004708</text:p>
          </table:table-cell>
          <table:table-cell table:style-name="ce8" office:value-type="string" calcext:value-type="string">
            <text:p>CPI de Mosteiro-Meis</text:p>
          </table:table-cell>
          <table:table-cell table:style-name="ce8" office:value-type="string" calcext:value-type="string">
            <text:p>Meis</text:p>
          </table:table-cell>
          <table:table-cell table:style-name="ce14" office:value-type="float" office:value="360280701" calcext:value-type="float">
            <text:p>360280701</text:p>
          </table:table-cell>
          <table:table-cell table:style-name="ce8" office:value-type="string" calcext:value-type="string">
            <text:p>Mosteir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4745" calcext:value-type="float">
            <text:p>36004745</text:p>
          </table:table-cell>
          <table:table-cell table:style-name="ce8" office:value-type="string" calcext:value-type="string">
            <text:p>IES Plurilingüe A Paralaia</text:p>
          </table:table-cell>
          <table:table-cell table:style-name="ce8" office:value-type="string" calcext:value-type="string">
            <text:p>Moaña</text:p>
          </table:table-cell>
          <table:table-cell table:style-name="ce14" office:value-type="float" office:value="360210000" calcext:value-type="float">
            <text:p>360210000</text:p>
          </table:table-cell>
          <table:table-cell table:style-name="ce8" office:value-type="string" calcext:value-type="string">
            <text:p>Moañ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4927" calcext:value-type="float">
            <text:p>36004927</text:p>
          </table:table-cell>
          <table:table-cell table:style-name="ce9" office:value-type="string" calcext:value-type="string">
            <text:p>CPI de Mondariz</text:p>
          </table:table-cell>
          <table:table-cell table:style-name="ce9" office:value-type="string" calcext:value-type="string">
            <text:p>Mondariz</text:p>
          </table:table-cell>
          <table:table-cell table:style-name="ce15" office:value-type="float" office:value="360300505" calcext:value-type="float">
            <text:p>360300505</text:p>
          </table:table-cell>
          <table:table-cell table:style-name="ce9" office:value-type="string" calcext:value-type="string">
            <text:p>Mondariz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5142" calcext:value-type="float">
            <text:p>36005142</text:p>
          </table:table-cell>
          <table:table-cell table:style-name="ce8" office:value-type="string" calcext:value-type="string">
            <text:p>CPI Santa Lucía</text:p>
          </table:table-cell>
          <table:table-cell table:style-name="ce8" office:value-type="string" calcext:value-type="string">
            <text:p>Moraña</text:p>
          </table:table-cell>
          <table:table-cell table:style-name="ce14" office:value-type="float" office:value="360320910" calcext:value-type="float">
            <text:p>360320910</text:p>
          </table:table-cell>
          <table:table-cell table:style-name="ce8" office:value-type="string" calcext:value-type="string">
            <text:p>Saián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5865" calcext:value-type="float">
            <text:p>36005865</text:p>
          </table:table-cell>
          <table:table-cell table:style-name="ce8" office:value-type="string" calcext:value-type="string">
            <text:p>CPI de Panxón</text:p>
          </table:table-cell>
          <table:table-cell table:style-name="ce8" office:value-type="string" calcext:value-type="string">
            <text:p>Nigrán</text:p>
          </table:table-cell>
          <table:table-cell table:style-name="ce14" office:value-type="float" office:value="360350000" calcext:value-type="float">
            <text:p>360350000</text:p>
          </table:table-cell>
          <table:table-cell table:style-name="ce8" office:value-type="string" calcext:value-type="string">
            <text:p>Nigrán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6079" calcext:value-type="float">
            <text:p>36006079</text:p>
          </table:table-cell>
          <table:table-cell table:style-name="ce9" office:value-type="string" calcext:value-type="string">
            <text:p>CPI Curros Enríquez</text:p>
          </table:table-cell>
          <table:table-cell table:style-name="ce9" office:value-type="string" calcext:value-type="string">
            <text:p>Pazos de Borbén</text:p>
          </table:table-cell>
          <table:table-cell table:style-name="ce15" office:value-type="float" office:value="360370702" calcext:value-type="float">
            <text:p>360370702</text:p>
          </table:table-cell>
          <table:table-cell table:style-name="ce9" office:value-type="string" calcext:value-type="string">
            <text:p>Pazo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6419" calcext:value-type="float">
            <text:p>36006419</text:p>
          </table:table-cell>
          <table:table-cell table:style-name="ce9" office:value-type="string" calcext:value-type="string">
            <text:p>IES Montecelo</text:p>
          </table:table-cell>
          <table:table-cell table:style-name="ce9" office:value-type="string" calcext:value-type="string">
            <text:p>Pontevedra</text:p>
          </table:table-cell>
          <table:table-cell table:style-name="ce15" office:value-type="float" office:value="360381301" calcext:value-type="float">
            <text:p>360381301</text:p>
          </table:table-cell>
          <table:table-cell table:style-name="ce9" office:value-type="string" calcext:value-type="string">
            <text:p>Pontevedr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6717" calcext:value-type="float">
            <text:p>36006717</text:p>
          </table:table-cell>
          <table:table-cell table:style-name="ce8" office:value-type="string" calcext:value-type="string">
            <text:p>IES Sánchez Cantón</text:p>
          </table:table-cell>
          <table:table-cell table:style-name="ce8" office:value-type="string" calcext:value-type="string">
            <text:p>Pontevedra</text:p>
          </table:table-cell>
          <table:table-cell table:style-name="ce14" office:value-type="float" office:value="360381301" calcext:value-type="float">
            <text:p>360381301</text:p>
          </table:table-cell>
          <table:table-cell table:style-name="ce8" office:value-type="string" calcext:value-type="string">
            <text:p>Pontevedr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6729" calcext:value-type="float">
            <text:p>36006729</text:p>
          </table:table-cell>
          <table:table-cell table:style-name="ce9" office:value-type="string" calcext:value-type="string">
            <text:p>IES Valle-Inclán</text:p>
          </table:table-cell>
          <table:table-cell table:style-name="ce9" office:value-type="string" calcext:value-type="string">
            <text:p>Pontevedra</text:p>
          </table:table-cell>
          <table:table-cell table:style-name="ce15" office:value-type="float" office:value="360381301" calcext:value-type="float">
            <text:p>360381301</text:p>
          </table:table-cell>
          <table:table-cell table:style-name="ce9" office:value-type="string" calcext:value-type="string">
            <text:p>Pontevedr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6730" calcext:value-type="float">
            <text:p>36006730</text:p>
          </table:table-cell>
          <table:table-cell table:style-name="ce8" office:value-type="string" calcext:value-type="string">
            <text:p>IES Frei Martín Sarmiento</text:p>
          </table:table-cell>
          <table:table-cell table:style-name="ce8" office:value-type="string" calcext:value-type="string">
            <text:p>Pontevedra</text:p>
          </table:table-cell>
          <table:table-cell table:style-name="ce14" office:value-type="float" office:value="360381301" calcext:value-type="float">
            <text:p>360381301</text:p>
          </table:table-cell>
          <table:table-cell table:style-name="ce8" office:value-type="string" calcext:value-type="string">
            <text:p>Pontevedr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7011" calcext:value-type="float">
            <text:p>36007011</text:p>
          </table:table-cell>
          <table:table-cell table:style-name="ce9" office:value-type="string" calcext:value-type="string">
            <text:p>IES Pino Manso</text:p>
          </table:table-cell>
          <table:table-cell table:style-name="ce9" office:value-type="string" calcext:value-type="string">
            <text:p>Porriño (O)</text:p>
          </table:table-cell>
          <table:table-cell table:style-name="ce15" office:value-type="float" office:value="360390702" calcext:value-type="float">
            <text:p>360390702</text:p>
          </table:table-cell>
          <table:table-cell table:style-name="ce9" office:value-type="string" calcext:value-type="string">
            <text:p>Porriño, 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7035" calcext:value-type="float">
            <text:p>36007035</text:p>
          </table:table-cell>
          <table:table-cell table:style-name="ce9" office:value-type="string" calcext:value-type="string">
            <text:p>CPI Domingo Fontán</text:p>
          </table:table-cell>
          <table:table-cell table:style-name="ce9" office:value-type="string" calcext:value-type="string">
            <text:p>Portas</text:p>
          </table:table-cell>
          <table:table-cell table:style-name="ce15" office:value-type="float" office:value="360400305" calcext:value-type="float">
            <text:p>360400305</text:p>
          </table:table-cell>
          <table:table-cell table:style-name="ce9" office:value-type="string" calcext:value-type="string">
            <text:p>Porta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7552" calcext:value-type="float">
            <text:p>36007552</text:p>
          </table:table-cell>
          <table:table-cell table:style-name="ce8" office:value-type="string" calcext:value-type="string">
            <text:p>CIFP A Granxa</text:p>
          </table:table-cell>
          <table:table-cell table:style-name="ce8" office:value-type="string" calcext:value-type="string">
            <text:p>Ponteareas</text:p>
          </table:table-cell>
          <table:table-cell table:style-name="ce14" office:value-type="float" office:value="360422301" calcext:value-type="float">
            <text:p>360422301</text:p>
          </table:table-cell>
          <table:table-cell table:style-name="ce8" office:value-type="string" calcext:value-type="string">
            <text:p>Pontearea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7621" calcext:value-type="float">
            <text:p>36007621</text:p>
          </table:table-cell>
          <table:table-cell table:style-name="ce8" office:value-type="string" calcext:value-type="string">
            <text:p>CPI de Pontecesures</text:p>
          </table:table-cell>
          <table:table-cell table:style-name="ce8" office:value-type="string" calcext:value-type="string">
            <text:p>Pontecesures</text:p>
          </table:table-cell>
          <table:table-cell table:style-name="ce14" office:value-type="float" office:value="360440106" calcext:value-type="float">
            <text:p>360440106</text:p>
          </table:table-cell>
          <table:table-cell table:style-name="ce8" office:value-type="string" calcext:value-type="string">
            <text:p>Pontecesure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7734" calcext:value-type="float">
            <text:p>36007734</text:p>
          </table:table-cell>
          <table:table-cell table:style-name="ce8" office:value-type="string" calcext:value-type="string">
            <text:p>IES Mendiño</text:p>
          </table:table-cell>
          <table:table-cell table:style-name="ce8" office:value-type="string" calcext:value-type="string">
            <text:p>Redondela</text:p>
          </table:table-cell>
          <table:table-cell table:style-name="ce14" office:value-type="float" office:value="360450801" calcext:value-type="float">
            <text:p>360450801</text:p>
          </table:table-cell>
          <table:table-cell table:style-name="ce8" office:value-type="string" calcext:value-type="string">
            <text:p>Redondel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7813" calcext:value-type="float">
            <text:p>36007813</text:p>
          </table:table-cell>
          <table:table-cell table:style-name="ce8" office:value-type="string" calcext:value-type="string">
            <text:p>CPI Julia Becerra Malvar</text:p>
          </table:table-cell>
          <table:table-cell table:style-name="ce8" office:value-type="string" calcext:value-type="string">
            <text:p>Ribadumia</text:p>
          </table:table-cell>
          <table:table-cell table:style-name="ce14" office:value-type="float" office:value="360460106" calcext:value-type="float">
            <text:p>360460106</text:p>
          </table:table-cell>
          <table:table-cell table:style-name="ce8" office:value-type="string" calcext:value-type="string">
            <text:p>Barrante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8155" calcext:value-type="float">
            <text:p>36008155</text:p>
          </table:table-cell>
          <table:table-cell table:style-name="ce9" office:value-type="string" calcext:value-type="string">
            <text:p>CPI Plurilingüe de Rodeiro</text:p>
          </table:table-cell>
          <table:table-cell table:style-name="ce9" office:value-type="string" calcext:value-type="string">
            <text:p>Rodeiro</text:p>
          </table:table-cell>
          <table:table-cell table:style-name="ce15" office:value-type="float" office:value="360471706" calcext:value-type="float">
            <text:p>360471706</text:p>
          </table:table-cell>
          <table:table-cell table:style-name="ce9" office:value-type="string" calcext:value-type="string">
            <text:p>Rodeir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09172" calcext:value-type="float">
            <text:p>36009172</text:p>
          </table:table-cell>
          <table:table-cell table:style-name="ce8" office:value-type="string" calcext:value-type="string">
            <text:p>CPI Manuel Padín Truiteiro</text:p>
          </table:table-cell>
          <table:table-cell table:style-name="ce8" office:value-type="string" calcext:value-type="string">
            <text:p>Soutomaior</text:p>
          </table:table-cell>
          <table:table-cell table:style-name="ce14" office:value-type="float" office:value="360530101" calcext:value-type="float">
            <text:p>360530101</text:p>
          </table:table-cell>
          <table:table-cell table:style-name="ce8" office:value-type="string" calcext:value-type="string">
            <text:p>Arcade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09901" calcext:value-type="float">
            <text:p>36009901</text:p>
          </table:table-cell>
          <table:table-cell table:style-name="ce9" office:value-type="string" calcext:value-type="string">
            <text:p>IES San Paio</text:p>
          </table:table-cell>
          <table:table-cell table:style-name="ce9" office:value-type="string" calcext:value-type="string">
            <text:p>Tui</text:p>
          </table:table-cell>
          <table:table-cell table:style-name="ce15" office:value-type="float" office:value="360551201" calcext:value-type="float">
            <text:p>360551201</text:p>
          </table:table-cell>
          <table:table-cell table:style-name="ce9" office:value-type="string" calcext:value-type="string">
            <text:p>Tui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0733" calcext:value-type="float">
            <text:p>36010733</text:p>
          </table:table-cell>
          <table:table-cell table:style-name="ce9" office:value-type="string" calcext:value-type="string">
            <text:p>CEE Saladino Cortizo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1567" calcext:value-type="float">
            <text:p>36011567</text:p>
          </table:table-cell>
          <table:table-cell table:style-name="ce8" office:value-type="string" calcext:value-type="string">
            <text:p>IES Castelao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1579" calcext:value-type="float">
            <text:p>36011579</text:p>
          </table:table-cell>
          <table:table-cell table:style-name="ce9" office:value-type="string" calcext:value-type="string">
            <text:p>IES A Guía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1580" calcext:value-type="float">
            <text:p>36011580</text:p>
          </table:table-cell>
          <table:table-cell table:style-name="ce9" office:value-type="string" calcext:value-type="string">
            <text:p>IES San Tomé de Freixeiro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1592" calcext:value-type="float">
            <text:p>36011592</text:p>
          </table:table-cell>
          <table:table-cell table:style-name="ce8" office:value-type="string" calcext:value-type="string">
            <text:p>IES Santa Irene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1634" calcext:value-type="float">
            <text:p>36011634</text:p>
          </table:table-cell>
          <table:table-cell table:style-name="ce9" office:value-type="string" calcext:value-type="string">
            <text:p>IES Politécnico de Vigo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1798" calcext:value-type="float">
            <text:p>36011798</text:p>
          </table:table-cell>
          <table:table-cell table:style-name="ce8" office:value-type="string" calcext:value-type="string">
            <text:p>IES Alexandre Bóveda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2471" calcext:value-type="float">
            <text:p>36012471</text:p>
          </table:table-cell>
          <table:table-cell table:style-name="ce9" office:value-type="string" calcext:value-type="string">
            <text:p>IES Castro Alobre</text:p>
          </table:table-cell>
          <table:table-cell table:style-name="ce9" office:value-type="string" calcext:value-type="string">
            <text:p>Vilagarcía de Arousa</text:p>
          </table:table-cell>
          <table:table-cell table:style-name="ce15" office:value-type="float" office:value="360600101" calcext:value-type="float">
            <text:p>360600101</text:p>
          </table:table-cell>
          <table:table-cell table:style-name="ce9" office:value-type="string" calcext:value-type="string">
            <text:p>Vilagarcía de Arous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3448" calcext:value-type="float">
            <text:p>36013448</text:p>
          </table:table-cell>
          <table:table-cell table:style-name="ce9" office:value-type="string" calcext:value-type="string">
            <text:p>CIFP Manuel Antonio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3576" calcext:value-type="float">
            <text:p>36013576</text:p>
          </table:table-cell>
          <table:table-cell table:style-name="ce8" office:value-type="string" calcext:value-type="string">
            <text:p>CPI Manuel Suárez Marquier</text:p>
          </table:table-cell>
          <table:table-cell table:style-name="ce8" office:value-type="string" calcext:value-type="string">
            <text:p>Rosal (O)</text:p>
          </table:table-cell>
          <table:table-cell table:style-name="ce14" office:value-type="float" office:value="360480209" calcext:value-type="float">
            <text:p>360480209</text:p>
          </table:table-cell>
          <table:table-cell table:style-name="ce8" office:value-type="string" calcext:value-type="string">
            <text:p>Rosal, 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3588" calcext:value-type="float">
            <text:p>36013588</text:p>
          </table:table-cell>
          <table:table-cell table:style-name="ce9" office:value-type="string" calcext:value-type="string">
            <text:p>CPI do Toural</text:p>
          </table:table-cell>
          <table:table-cell table:style-name="ce9" office:value-type="string" calcext:value-type="string">
            <text:p>Vilaboa</text:p>
          </table:table-cell>
          <table:table-cell table:style-name="ce15" office:value-type="float" office:value="360580517" calcext:value-type="float">
            <text:p>360580517</text:p>
          </table:table-cell>
          <table:table-cell table:style-name="ce9" office:value-type="string" calcext:value-type="string">
            <text:p>Vilabo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3692" calcext:value-type="float">
            <text:p>36013692</text:p>
          </table:table-cell>
          <table:table-cell table:style-name="ce9" office:value-type="string" calcext:value-type="string">
            <text:p>IES Val do Tea</text:p>
          </table:table-cell>
          <table:table-cell table:style-name="ce9" office:value-type="string" calcext:value-type="string">
            <text:p>Ponteareas</text:p>
          </table:table-cell>
          <table:table-cell table:style-name="ce15" office:value-type="float" office:value="360422301" calcext:value-type="float">
            <text:p>360422301</text:p>
          </table:table-cell>
          <table:table-cell table:style-name="ce9" office:value-type="string" calcext:value-type="string">
            <text:p>Pontearea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3758" calcext:value-type="float">
            <text:p>36013758</text:p>
          </table:table-cell>
          <table:table-cell table:style-name="ce9" office:value-type="string" calcext:value-type="string">
            <text:p>IES Laxeiro</text:p>
          </table:table-cell>
          <table:table-cell table:style-name="ce9" office:value-type="string" calcext:value-type="string">
            <text:p>Lalín</text:p>
          </table:table-cell>
          <table:table-cell table:style-name="ce15" office:value-type="float" office:value="360242707" calcext:value-type="float">
            <text:p>360242707</text:p>
          </table:table-cell>
          <table:table-cell table:style-name="ce9" office:value-type="string" calcext:value-type="string">
            <text:p>Lalín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3761" calcext:value-type="float">
            <text:p>36013761</text:p>
          </table:table-cell>
          <table:table-cell table:style-name="ce8" office:value-type="string" calcext:value-type="string">
            <text:p>IES A Xunqueira I</text:p>
          </table:table-cell>
          <table:table-cell table:style-name="ce8" office:value-type="string" calcext:value-type="string">
            <text:p>Pontevedra</text:p>
          </table:table-cell>
          <table:table-cell table:style-name="ce14" office:value-type="float" office:value="360381301" calcext:value-type="float">
            <text:p>360381301</text:p>
          </table:table-cell>
          <table:table-cell table:style-name="ce8" office:value-type="string" calcext:value-type="string">
            <text:p>Pontevedr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3771" calcext:value-type="float">
            <text:p>36013771</text:p>
          </table:table-cell>
          <table:table-cell table:style-name="ce8" office:value-type="string" calcext:value-type="string">
            <text:p>IES Fermín Bouza Brey</text:p>
          </table:table-cell>
          <table:table-cell table:style-name="ce8" office:value-type="string" calcext:value-type="string">
            <text:p>Vilagarcía de Arousa</text:p>
          </table:table-cell>
          <table:table-cell table:style-name="ce14" office:value-type="float" office:value="360600101" calcext:value-type="float">
            <text:p>360600101</text:p>
          </table:table-cell>
          <table:table-cell table:style-name="ce8" office:value-type="string" calcext:value-type="string">
            <text:p>Vilagarcía de Arous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4428" calcext:value-type="float">
            <text:p>36014428</text:p>
          </table:table-cell>
          <table:table-cell table:style-name="ce8" office:value-type="string" calcext:value-type="string">
            <text:p>IES Val Miñor</text:p>
          </table:table-cell>
          <table:table-cell table:style-name="ce8" office:value-type="string" calcext:value-type="string">
            <text:p>Nigrán</text:p>
          </table:table-cell>
          <table:table-cell table:style-name="ce14" office:value-type="float" office:value="360350000" calcext:value-type="float">
            <text:p>360350000</text:p>
          </table:table-cell>
          <table:table-cell table:style-name="ce8" office:value-type="string" calcext:value-type="string">
            <text:p>Nigrán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4489" calcext:value-type="float">
            <text:p>36014489</text:p>
          </table:table-cell>
          <table:table-cell table:style-name="ce9" office:value-type="string" calcext:value-type="string">
            <text:p>CIFP A Xunqueira</text:p>
          </table:table-cell>
          <table:table-cell table:style-name="ce9" office:value-type="string" calcext:value-type="string">
            <text:p>Pontevedra</text:p>
          </table:table-cell>
          <table:table-cell table:style-name="ce15" office:value-type="float" office:value="360381301" calcext:value-type="float">
            <text:p>360381301</text:p>
          </table:table-cell>
          <table:table-cell table:style-name="ce9" office:value-type="string" calcext:value-type="string">
            <text:p>Pontevedr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4520" calcext:value-type="float">
            <text:p>36014520</text:p>
          </table:table-cell>
          <table:table-cell table:style-name="ce8" office:value-type="string" calcext:value-type="string">
            <text:p>IES Pedra da Auga</text:p>
          </table:table-cell>
          <table:table-cell table:style-name="ce8" office:value-type="string" calcext:value-type="string">
            <text:p>Ponteareas</text:p>
          </table:table-cell>
          <table:table-cell table:style-name="ce14" office:value-type="float" office:value="360422301" calcext:value-type="float">
            <text:p>360422301</text:p>
          </table:table-cell>
          <table:table-cell table:style-name="ce8" office:value-type="string" calcext:value-type="string">
            <text:p>Pontearea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4544" calcext:value-type="float">
            <text:p>36014544</text:p>
          </table:table-cell>
          <table:table-cell table:style-name="ce8" office:value-type="string" calcext:value-type="string">
            <text:p>IES Indalecio Pérez Tizón</text:p>
          </table:table-cell>
          <table:table-cell table:style-name="ce8" office:value-type="string" calcext:value-type="string">
            <text:p>Tui</text:p>
          </table:table-cell>
          <table:table-cell table:style-name="ce14" office:value-type="float" office:value="360551201" calcext:value-type="float">
            <text:p>360551201</text:p>
          </table:table-cell>
          <table:table-cell table:style-name="ce8" office:value-type="string" calcext:value-type="string">
            <text:p>Tui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4568" calcext:value-type="float">
            <text:p>36014568</text:p>
          </table:table-cell>
          <table:table-cell table:style-name="ce8" office:value-type="string" calcext:value-type="string">
            <text:p>CIFP Valentín Paz Andrade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4601" calcext:value-type="float">
            <text:p>36014601</text:p>
          </table:table-cell>
          <table:table-cell table:style-name="ce9" office:value-type="string" calcext:value-type="string">
            <text:p>IES Álvaro Cunqueiro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5101" calcext:value-type="float">
            <text:p>36015101</text:p>
          </table:table-cell>
          <table:table-cell table:style-name="ce9" office:value-type="string" calcext:value-type="string">
            <text:p>IES da Cañiza</text:p>
          </table:table-cell>
          <table:table-cell table:style-name="ce9" office:value-type="string" calcext:value-type="string">
            <text:p>Cañiza (A)</text:p>
          </table:table-cell>
          <table:table-cell table:style-name="ce15" office:value-type="float" office:value="360090203" calcext:value-type="float">
            <text:p>360090203</text:p>
          </table:table-cell>
          <table:table-cell table:style-name="ce9" office:value-type="string" calcext:value-type="string">
            <text:p>Cañiza, 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5111" calcext:value-type="float">
            <text:p>36015111</text:p>
          </table:table-cell>
          <table:table-cell table:style-name="ce8" office:value-type="string" calcext:value-type="string">
            <text:p>CPI Aurelio Marcelino Rey García</text:p>
          </table:table-cell>
          <table:table-cell table:style-name="ce8" office:value-type="string" calcext:value-type="string">
            <text:p>Cuntis</text:p>
          </table:table-cell>
          <table:table-cell table:style-name="ce14" office:value-type="float" office:value="360150405" calcext:value-type="float">
            <text:p>360150405</text:p>
          </table:table-cell>
          <table:table-cell table:style-name="ce8" office:value-type="string" calcext:value-type="string">
            <text:p>Cunti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5159" calcext:value-type="float">
            <text:p>36015159</text:p>
          </table:table-cell>
          <table:table-cell table:style-name="ce8" office:value-type="string" calcext:value-type="string">
            <text:p>IES Chan do Monte</text:p>
          </table:table-cell>
          <table:table-cell table:style-name="ce8" office:value-type="string" calcext:value-type="string">
            <text:p>Marín</text:p>
          </table:table-cell>
          <table:table-cell table:style-name="ce14" office:value-type="float" office:value="360260401" calcext:value-type="float">
            <text:p>360260401</text:p>
          </table:table-cell>
          <table:table-cell table:style-name="ce8" office:value-type="string" calcext:value-type="string">
            <text:p>Marín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5184" calcext:value-type="float">
            <text:p>36015184</text:p>
          </table:table-cell>
          <table:table-cell table:style-name="ce9" office:value-type="string" calcext:value-type="string">
            <text:p>IES Escolas Proval</text:p>
          </table:table-cell>
          <table:table-cell table:style-name="ce9" office:value-type="string" calcext:value-type="string">
            <text:p>Nigrán</text:p>
          </table:table-cell>
          <table:table-cell table:style-name="ce15" office:value-type="float" office:value="360350000" calcext:value-type="float">
            <text:p>360350000</text:p>
          </table:table-cell>
          <table:table-cell table:style-name="ce9" office:value-type="string" calcext:value-type="string">
            <text:p>Nigrán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6085" calcext:value-type="float">
            <text:p>36016085</text:p>
          </table:table-cell>
          <table:table-cell table:style-name="ce8" office:value-type="string" calcext:value-type="string">
            <text:p>CMUS Superior de Vigo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6127" calcext:value-type="float">
            <text:p>36016127</text:p>
          </table:table-cell>
          <table:table-cell table:style-name="ce8" office:value-type="string" calcext:value-type="string">
            <text:p>IES Plurilingüe Aquis Celenis</text:p>
          </table:table-cell>
          <table:table-cell table:style-name="ce8" office:value-type="string" calcext:value-type="string">
            <text:p>Caldas de Reis</text:p>
          </table:table-cell>
          <table:table-cell table:style-name="ce14" office:value-type="float" office:value="360050301" calcext:value-type="float">
            <text:p>360050301</text:p>
          </table:table-cell>
          <table:table-cell table:style-name="ce8" office:value-type="string" calcext:value-type="string">
            <text:p>Caldas de Rei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6656" calcext:value-type="float">
            <text:p>36016656</text:p>
          </table:table-cell>
          <table:table-cell table:style-name="ce9" office:value-type="string" calcext:value-type="string">
            <text:p>IES Pedro Floriani</text:p>
          </table:table-cell>
          <table:table-cell table:style-name="ce9" office:value-type="string" calcext:value-type="string">
            <text:p>Redondela</text:p>
          </table:table-cell>
          <table:table-cell table:style-name="ce15" office:value-type="float" office:value="360450801" calcext:value-type="float">
            <text:p>360450801</text:p>
          </table:table-cell>
          <table:table-cell table:style-name="ce9" office:value-type="string" calcext:value-type="string">
            <text:p>Redondel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6681" calcext:value-type="float">
            <text:p>36016681</text:p>
          </table:table-cell>
          <table:table-cell table:style-name="ce9" office:value-type="string" calcext:value-type="string">
            <text:p>IES Carlos Casares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7201" calcext:value-type="float">
            <text:p>36017201</text:p>
          </table:table-cell>
          <table:table-cell table:style-name="ce9" office:value-type="string" calcext:value-type="string">
            <text:p>CEE Príncipe Felipe</text:p>
          </table:table-cell>
          <table:table-cell table:style-name="ce9" office:value-type="string" calcext:value-type="string">
            <text:p>Pontevedra</text:p>
          </table:table-cell>
          <table:table-cell table:style-name="ce15" office:value-type="float" office:value="360381301" calcext:value-type="float">
            <text:p>360381301</text:p>
          </table:table-cell>
          <table:table-cell table:style-name="ce9" office:value-type="string" calcext:value-type="string">
            <text:p>Pontevedr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7430" calcext:value-type="float">
            <text:p>36017430</text:p>
          </table:table-cell>
          <table:table-cell table:style-name="ce9" office:value-type="string" calcext:value-type="string">
            <text:p>IES Ricardo Mella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7685" calcext:value-type="float">
            <text:p>36017685</text:p>
          </table:table-cell>
          <table:table-cell table:style-name="ce8" office:value-type="string" calcext:value-type="string">
            <text:p>CPI da Ribeira</text:p>
          </table:table-cell>
          <table:table-cell table:style-name="ce8" office:value-type="string" calcext:value-type="string">
            <text:p>Porriño (O)</text:p>
          </table:table-cell>
          <table:table-cell table:style-name="ce14" office:value-type="float" office:value="360390702" calcext:value-type="float">
            <text:p>360390702</text:p>
          </table:table-cell>
          <table:table-cell table:style-name="ce8" office:value-type="string" calcext:value-type="string">
            <text:p>Porriño, 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8173" calcext:value-type="float">
            <text:p>36018173</text:p>
          </table:table-cell>
          <table:table-cell table:style-name="ce9" office:value-type="string" calcext:value-type="string">
            <text:p>IES de Teis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8379" calcext:value-type="float">
            <text:p>36018379</text:p>
          </table:table-cell>
          <table:table-cell table:style-name="ce9" office:value-type="string" calcext:value-type="string">
            <text:p>IES A Xunqueira II</text:p>
          </table:table-cell>
          <table:table-cell table:style-name="ce9" office:value-type="string" calcext:value-type="string">
            <text:p>Pontevedra</text:p>
          </table:table-cell>
          <table:table-cell table:style-name="ce15" office:value-type="float" office:value="360381301" calcext:value-type="float">
            <text:p>360381301</text:p>
          </table:table-cell>
          <table:table-cell table:style-name="ce9" office:value-type="string" calcext:value-type="string">
            <text:p>Pontevedr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8380" calcext:value-type="float">
            <text:p>36018380</text:p>
          </table:table-cell>
          <table:table-cell table:style-name="ce9" office:value-type="string" calcext:value-type="string">
            <text:p>IES Miguel Ángel González Estévez</text:p>
          </table:table-cell>
          <table:table-cell table:style-name="ce9" office:value-type="string" calcext:value-type="string">
            <text:p>Vilagarcía de Arousa</text:p>
          </table:table-cell>
          <table:table-cell table:style-name="ce15" office:value-type="float" office:value="360600101" calcext:value-type="float">
            <text:p>360600101</text:p>
          </table:table-cell>
          <table:table-cell table:style-name="ce9" office:value-type="string" calcext:value-type="string">
            <text:p>Vilagarcía de Arous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8461" calcext:value-type="float">
            <text:p>36018461</text:p>
          </table:table-cell>
          <table:table-cell table:style-name="ce8" office:value-type="string" calcext:value-type="string">
            <text:p>IES República Oriental do Uruguai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8501" calcext:value-type="float">
            <text:p>36018501</text:p>
          </table:table-cell>
          <table:table-cell table:style-name="ce9" office:value-type="string" calcext:value-type="string">
            <text:p>IES Monte Carrasco</text:p>
          </table:table-cell>
          <table:table-cell table:style-name="ce9" office:value-type="string" calcext:value-type="string">
            <text:p>Cangas</text:p>
          </table:table-cell>
          <table:table-cell table:style-name="ce15" office:value-type="float" office:value="360080201" calcext:value-type="float">
            <text:p>360080201</text:p>
          </table:table-cell>
          <table:table-cell table:style-name="ce9" office:value-type="string" calcext:value-type="string">
            <text:p>Canga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8677" calcext:value-type="float">
            <text:p>36018677</text:p>
          </table:table-cell>
          <table:table-cell table:style-name="ce8" office:value-type="string" calcext:value-type="string">
            <text:p>IES Luís Seoane</text:p>
          </table:table-cell>
          <table:table-cell table:style-name="ce8" office:value-type="string" calcext:value-type="string">
            <text:p>Pontevedra</text:p>
          </table:table-cell>
          <table:table-cell table:style-name="ce14" office:value-type="float" office:value="360381301" calcext:value-type="float">
            <text:p>360381301</text:p>
          </table:table-cell>
          <table:table-cell table:style-name="ce8" office:value-type="string" calcext:value-type="string">
            <text:p>Pontevedr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8689" calcext:value-type="float">
            <text:p>36018689</text:p>
          </table:table-cell>
          <table:table-cell table:style-name="ce9" office:value-type="string" calcext:value-type="string">
            <text:p>EOI de Pontevedra</text:p>
          </table:table-cell>
          <table:table-cell table:style-name="ce9" office:value-type="string" calcext:value-type="string">
            <text:p>Pontevedra</text:p>
          </table:table-cell>
          <table:table-cell table:style-name="ce15" office:value-type="float" office:value="360381301" calcext:value-type="float">
            <text:p>360381301</text:p>
          </table:table-cell>
          <table:table-cell table:style-name="ce9" office:value-type="string" calcext:value-type="string">
            <text:p>Pontevedr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8872" calcext:value-type="float">
            <text:p>36018872</text:p>
          </table:table-cell>
          <table:table-cell table:style-name="ce9" office:value-type="string" calcext:value-type="string">
            <text:p>EPAPU Río Lérez</text:p>
          </table:table-cell>
          <table:table-cell table:style-name="ce9" office:value-type="string" calcext:value-type="string">
            <text:p>Pontevedra</text:p>
          </table:table-cell>
          <table:table-cell table:style-name="ce15" office:value-type="float" office:value="360381301" calcext:value-type="float">
            <text:p>360381301</text:p>
          </table:table-cell>
          <table:table-cell table:style-name="ce9" office:value-type="string" calcext:value-type="string">
            <text:p>Pontevedr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8884" calcext:value-type="float">
            <text:p>36018884</text:p>
          </table:table-cell>
          <table:table-cell table:style-name="ce8" office:value-type="string" calcext:value-type="string">
            <text:p>EPAPU Berbés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8941" calcext:value-type="float">
            <text:p>36018941</text:p>
          </table:table-cell>
          <table:table-cell table:style-name="ce9" office:value-type="string" calcext:value-type="string">
            <text:p>EOI de Vigo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8999" calcext:value-type="float">
            <text:p>36018999</text:p>
          </table:table-cell>
          <table:table-cell table:style-name="ce9" office:value-type="string" calcext:value-type="string">
            <text:p>IES As Barxas</text:p>
          </table:table-cell>
          <table:table-cell table:style-name="ce9" office:value-type="string" calcext:value-type="string">
            <text:p>Moaña</text:p>
          </table:table-cell>
          <table:table-cell table:style-name="ce15" office:value-type="float" office:value="360210000" calcext:value-type="float">
            <text:p>360210000</text:p>
          </table:table-cell>
          <table:table-cell table:style-name="ce9" office:value-type="string" calcext:value-type="string">
            <text:p>Moañ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050" calcext:value-type="float">
            <text:p>36019050</text:p>
          </table:table-cell>
          <table:table-cell table:style-name="ce8" office:value-type="string" calcext:value-type="string">
            <text:p>IES de Beade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062" calcext:value-type="float">
            <text:p>36019062</text:p>
          </table:table-cell>
          <table:table-cell table:style-name="ce8" office:value-type="string" calcext:value-type="string">
            <text:p>IES Rosais 2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9220" calcext:value-type="float">
            <text:p>36019220</text:p>
          </table:table-cell>
          <table:table-cell table:style-name="ce9" office:value-type="string" calcext:value-type="string">
            <text:p>IES Auga da Laxe</text:p>
          </table:table-cell>
          <table:table-cell table:style-name="ce9" office:value-type="string" calcext:value-type="string">
            <text:p>Gondomar</text:p>
          </table:table-cell>
          <table:table-cell table:style-name="ce15" office:value-type="float" office:value="360210510" calcext:value-type="float">
            <text:p>360210510</text:p>
          </table:table-cell>
          <table:table-cell table:style-name="ce9" office:value-type="string" calcext:value-type="string">
            <text:p>Gondomar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9232" calcext:value-type="float">
            <text:p>36019232</text:p>
          </table:table-cell>
          <table:table-cell table:style-name="ce9" office:value-type="string" calcext:value-type="string">
            <text:p>IES Monte da Vila</text:p>
          </table:table-cell>
          <table:table-cell table:style-name="ce9" office:value-type="string" calcext:value-type="string">
            <text:p>Grove (O)</text:p>
          </table:table-cell>
          <table:table-cell table:style-name="ce15" office:value-type="float" office:value="360220106" calcext:value-type="float">
            <text:p>360220106</text:p>
          </table:table-cell>
          <table:table-cell table:style-name="ce9" office:value-type="string" calcext:value-type="string">
            <text:p>Grove, 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9244" calcext:value-type="float">
            <text:p>36019244</text:p>
          </table:table-cell>
          <table:table-cell table:style-name="ce9" office:value-type="string" calcext:value-type="string">
            <text:p>IES A Sangriña</text:p>
          </table:table-cell>
          <table:table-cell table:style-name="ce9" office:value-type="string" calcext:value-type="string">
            <text:p>Guarda (A)</text:p>
          </table:table-cell>
          <table:table-cell table:style-name="ce15" office:value-type="float" office:value="360230201" calcext:value-type="float">
            <text:p>360230201</text:p>
          </table:table-cell>
          <table:table-cell table:style-name="ce9" office:value-type="string" calcext:value-type="string">
            <text:p>Guarda, 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256" calcext:value-type="float">
            <text:p>36019256</text:p>
          </table:table-cell>
          <table:table-cell table:style-name="ce8" office:value-type="string" calcext:value-type="string">
            <text:p>IES de Vilalonga</text:p>
          </table:table-cell>
          <table:table-cell table:style-name="ce8" office:value-type="string" calcext:value-type="string">
            <text:p>Sanxenxo</text:p>
          </table:table-cell>
          <table:table-cell table:style-name="ce14" office:value-type="float" office:value="360510900" calcext:value-type="float">
            <text:p>360510900</text:p>
          </table:table-cell>
          <table:table-cell table:style-name="ce8" office:value-type="string" calcext:value-type="string">
            <text:p>Adin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9268" calcext:value-type="float">
            <text:p>36019268</text:p>
          </table:table-cell>
          <table:table-cell table:style-name="ce9" office:value-type="string" calcext:value-type="string">
            <text:p>IES Gonzalo Torrente Ballester</text:p>
          </table:table-cell>
          <table:table-cell table:style-name="ce9" office:value-type="string" calcext:value-type="string">
            <text:p>Pontevedra</text:p>
          </table:table-cell>
          <table:table-cell table:style-name="ce15" office:value-type="float" office:value="360381301" calcext:value-type="float">
            <text:p>360381301</text:p>
          </table:table-cell>
          <table:table-cell table:style-name="ce9" office:value-type="string" calcext:value-type="string">
            <text:p>Pontevedr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323" calcext:value-type="float">
            <text:p>36019323</text:p>
          </table:table-cell>
          <table:table-cell table:style-name="ce8" office:value-type="string" calcext:value-type="string">
            <text:p>IES Chano Piñeiro</text:p>
          </table:table-cell>
          <table:table-cell table:style-name="ce8" office:value-type="string" calcext:value-type="string">
            <text:p>Forcarei</text:p>
          </table:table-cell>
          <table:table-cell table:style-name="ce14" office:value-type="float" office:value="360180406" calcext:value-type="float">
            <text:p>360180406</text:p>
          </table:table-cell>
          <table:table-cell table:style-name="ce8" office:value-type="string" calcext:value-type="string">
            <text:p>Forcarei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9396" calcext:value-type="float">
            <text:p>36019396</text:p>
          </table:table-cell>
          <table:table-cell table:style-name="ce9" office:value-type="string" calcext:value-type="string">
            <text:p>IES Francisco Asorey</text:p>
          </table:table-cell>
          <table:table-cell table:style-name="ce9" office:value-type="string" calcext:value-type="string">
            <text:p>Cambados</text:p>
          </table:table-cell>
          <table:table-cell table:style-name="ce15" office:value-type="float" office:value="360060101" calcext:value-type="float">
            <text:p>360060101</text:p>
          </table:table-cell>
          <table:table-cell table:style-name="ce9" office:value-type="string" calcext:value-type="string">
            <text:p>Cambado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402" calcext:value-type="float">
            <text:p>36019402</text:p>
          </table:table-cell>
          <table:table-cell table:style-name="ce8" office:value-type="string" calcext:value-type="string">
            <text:p>IES Pazo da Mercé</text:p>
          </table:table-cell>
          <table:table-cell table:style-name="ce8" office:value-type="string" calcext:value-type="string">
            <text:p>Neves (As)</text:p>
          </table:table-cell>
          <table:table-cell table:style-name="ce14" office:value-type="float" office:value="360340506" calcext:value-type="float">
            <text:p>360340506</text:p>
          </table:table-cell>
          <table:table-cell table:style-name="ce8" office:value-type="string" calcext:value-type="string">
            <text:p>Tortoreo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414" calcext:value-type="float">
            <text:p>36019414</text:p>
          </table:table-cell>
          <table:table-cell table:style-name="ce8" office:value-type="string" calcext:value-type="string">
            <text:p>IES A Basella</text:p>
          </table:table-cell>
          <table:table-cell table:style-name="ce8" office:value-type="string" calcext:value-type="string">
            <text:p>Vilanova de Arousa</text:p>
          </table:table-cell>
          <table:table-cell table:style-name="ce14" office:value-type="float" office:value="360610701" calcext:value-type="float">
            <text:p>360610701</text:p>
          </table:table-cell>
          <table:table-cell table:style-name="ce8" office:value-type="string" calcext:value-type="string">
            <text:p>Vilanova de Arous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9426" calcext:value-type="float">
            <text:p>36019426</text:p>
          </table:table-cell>
          <table:table-cell table:style-name="ce9" office:value-type="string" calcext:value-type="string">
            <text:p>IES Coruxo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463" calcext:value-type="float">
            <text:p>36019463</text:p>
          </table:table-cell>
          <table:table-cell table:style-name="ce8" office:value-type="string" calcext:value-type="string">
            <text:p>IES Johan Carballeira</text:p>
          </table:table-cell>
          <table:table-cell table:style-name="ce8" office:value-type="string" calcext:value-type="string">
            <text:p>Bueu</text:p>
          </table:table-cell>
          <table:table-cell table:style-name="ce14" office:value-type="float" office:value="360040201" calcext:value-type="float">
            <text:p>360040201</text:p>
          </table:table-cell>
          <table:table-cell table:style-name="ce8" office:value-type="string" calcext:value-type="string">
            <text:p>Bueu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9475" calcext:value-type="float">
            <text:p>36019475</text:p>
          </table:table-cell>
          <table:table-cell table:style-name="ce9" office:value-type="string" calcext:value-type="string">
            <text:p>IES de Rodeira</text:p>
          </table:table-cell>
          <table:table-cell table:style-name="ce9" office:value-type="string" calcext:value-type="string">
            <text:p>Cangas</text:p>
          </table:table-cell>
          <table:table-cell table:style-name="ce15" office:value-type="float" office:value="360080201" calcext:value-type="float">
            <text:p>360080201</text:p>
          </table:table-cell>
          <table:table-cell table:style-name="ce9" office:value-type="string" calcext:value-type="string">
            <text:p>Canga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529" calcext:value-type="float">
            <text:p>36019529</text:p>
          </table:table-cell>
          <table:table-cell table:style-name="ce8" office:value-type="string" calcext:value-type="string">
            <text:p>IES Ribeira do Louro</text:p>
          </table:table-cell>
          <table:table-cell table:style-name="ce8" office:value-type="string" calcext:value-type="string">
            <text:p>Porriño (O)</text:p>
          </table:table-cell>
          <table:table-cell table:style-name="ce14" office:value-type="float" office:value="360390702" calcext:value-type="float">
            <text:p>360390702</text:p>
          </table:table-cell>
          <table:table-cell table:style-name="ce8" office:value-type="string" calcext:value-type="string">
            <text:p>Porriño, 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566" calcext:value-type="float">
            <text:p>36019566</text:p>
          </table:table-cell>
          <table:table-cell table:style-name="ce8" office:value-type="string" calcext:value-type="string">
            <text:p>IES de Chapela</text:p>
          </table:table-cell>
          <table:table-cell table:style-name="ce8" office:value-type="string" calcext:value-type="string">
            <text:p>Redondela</text:p>
          </table:table-cell>
          <table:table-cell table:style-name="ce14" office:value-type="float" office:value="360450801" calcext:value-type="float">
            <text:p>360450801</text:p>
          </table:table-cell>
          <table:table-cell table:style-name="ce8" office:value-type="string" calcext:value-type="string">
            <text:p>Redondel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4" office:value-type="float" office:value="36019621" calcext:value-type="float">
            <text:p>36019621</text:p>
          </table:table-cell>
          <table:table-cell table:style-name="ce10" office:value-type="string" calcext:value-type="string">
            <text:p>ES de Conservación e Restauración de Bens Culturais</text:p>
          </table:table-cell>
          <table:table-cell table:style-name="ce10" office:value-type="string" calcext:value-type="string">
            <text:p>Pontevedra</text:p>
          </table:table-cell>
          <table:table-cell table:style-name="ce16" office:value-type="float" office:value="360381301" calcext:value-type="float">
            <text:p>360381301</text:p>
          </table:table-cell>
          <table:table-cell table:style-name="ce10" office:value-type="string" calcext:value-type="string">
            <text:p>Pontevedra</text:p>
          </table:table-cell>
          <table:table-cell table:style-name="ce21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9657" calcext:value-type="float">
            <text:p>36019657</text:p>
          </table:table-cell>
          <table:table-cell table:style-name="ce9" office:value-type="string" calcext:value-type="string">
            <text:p>IES Primeiro de Marzo</text:p>
          </table:table-cell>
          <table:table-cell table:style-name="ce9" office:value-type="string" calcext:value-type="string">
            <text:p>Baiona</text:p>
          </table:table-cell>
          <table:table-cell table:style-name="ce15" office:value-type="float" office:value="360030301" calcext:value-type="float">
            <text:p>360030301</text:p>
          </table:table-cell>
          <table:table-cell table:style-name="ce9" office:value-type="string" calcext:value-type="string">
            <text:p>Baion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669" calcext:value-type="float">
            <text:p>36019669</text:p>
          </table:table-cell>
          <table:table-cell table:style-name="ce8" office:value-type="string" calcext:value-type="string">
            <text:p>IES Armando Cotarelo Valledor</text:p>
          </table:table-cell>
          <table:table-cell table:style-name="ce8" office:value-type="string" calcext:value-type="string">
            <text:p>Vilagarcía de Arousa</text:p>
          </table:table-cell>
          <table:table-cell table:style-name="ce14" office:value-type="float" office:value="360600101" calcext:value-type="float">
            <text:p>360600101</text:p>
          </table:table-cell>
          <table:table-cell table:style-name="ce8" office:value-type="string" calcext:value-type="string">
            <text:p>Vilagarcía de Arous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670" calcext:value-type="float">
            <text:p>36019670</text:p>
          </table:table-cell>
          <table:table-cell table:style-name="ce8" office:value-type="string" calcext:value-type="string">
            <text:p>IES do Castro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19700" calcext:value-type="float">
            <text:p>36019700</text:p>
          </table:table-cell>
          <table:table-cell table:style-name="ce8" office:value-type="string" calcext:value-type="string">
            <text:p>CMUS Profesional Manuel Quiroga</text:p>
          </table:table-cell>
          <table:table-cell table:style-name="ce8" office:value-type="string" calcext:value-type="string">
            <text:p>Pontevedra</text:p>
          </table:table-cell>
          <table:table-cell table:style-name="ce14" office:value-type="float" office:value="360381301" calcext:value-type="float">
            <text:p>360381301</text:p>
          </table:table-cell>
          <table:table-cell table:style-name="ce8" office:value-type="string" calcext:value-type="string">
            <text:p>Pontevedr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19751" calcext:value-type="float">
            <text:p>36019751</text:p>
          </table:table-cell>
          <table:table-cell table:style-name="ce9" office:value-type="string" calcext:value-type="string">
            <text:p>IES de Tomiño</text:p>
          </table:table-cell>
          <table:table-cell table:style-name="ce9" office:value-type="string" calcext:value-type="string">
            <text:p>Tomiño</text:p>
          </table:table-cell>
          <table:table-cell table:style-name="ce15" office:value-type="float" office:value="360540000" calcext:value-type="float">
            <text:p>360540000</text:p>
          </table:table-cell>
          <table:table-cell table:style-name="ce9" office:value-type="string" calcext:value-type="string">
            <text:p>Tomiñ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064" calcext:value-type="float">
            <text:p>36020064</text:p>
          </table:table-cell>
          <table:table-cell table:style-name="ce8" office:value-type="string" calcext:value-type="string">
            <text:p>CIFP Carlos Oroza</text:p>
          </table:table-cell>
          <table:table-cell table:style-name="ce8" office:value-type="string" calcext:value-type="string">
            <text:p>Pontevedra</text:p>
          </table:table-cell>
          <table:table-cell table:style-name="ce14" office:value-type="float" office:value="360381301" calcext:value-type="float">
            <text:p>360381301</text:p>
          </table:table-cell>
          <table:table-cell table:style-name="ce8" office:value-type="string" calcext:value-type="string">
            <text:p>Pontevedr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0131" calcext:value-type="float">
            <text:p>36020131</text:p>
          </table:table-cell>
          <table:table-cell table:style-name="ce9" office:value-type="string" calcext:value-type="string">
            <text:p>IES de Mos</text:p>
          </table:table-cell>
          <table:table-cell table:style-name="ce9" office:value-type="string" calcext:value-type="string">
            <text:p>Mos</text:p>
          </table:table-cell>
          <table:table-cell table:style-name="ce15" office:value-type="float" office:value="360330700" calcext:value-type="float">
            <text:p>360330700</text:p>
          </table:table-cell>
          <table:table-cell table:style-name="ce9" office:value-type="string" calcext:value-type="string">
            <text:p>Petelo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143" calcext:value-type="float">
            <text:p>36020143</text:p>
          </table:table-cell>
          <table:table-cell table:style-name="ce8" office:value-type="string" calcext:value-type="string">
            <text:p>IES de Poio</text:p>
          </table:table-cell>
          <table:table-cell table:style-name="ce8" office:value-type="string" calcext:value-type="string">
            <text:p>Poio</text:p>
          </table:table-cell>
          <table:table-cell table:style-name="ce14" office:value-type="float" office:value="360410213" calcext:value-type="float">
            <text:p>360410213</text:p>
          </table:table-cell>
          <table:table-cell table:style-name="ce8" office:value-type="string" calcext:value-type="string">
            <text:p>Poi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192" calcext:value-type="float">
            <text:p>36020192</text:p>
          </table:table-cell>
          <table:table-cell table:style-name="ce8" office:value-type="string" calcext:value-type="string">
            <text:p>CFEA de Lourizán</text:p>
          </table:table-cell>
          <table:table-cell table:style-name="ce8" office:value-type="string" calcext:value-type="string">
            <text:p>Pontevedra</text:p>
          </table:table-cell>
          <table:table-cell table:style-name="ce14" office:value-type="float" office:value="360381301" calcext:value-type="float">
            <text:p>360381301</text:p>
          </table:table-cell>
          <table:table-cell table:style-name="ce8" office:value-type="string" calcext:value-type="string">
            <text:p>Pontevedr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234" calcext:value-type="float">
            <text:p>36020234</text:p>
          </table:table-cell>
          <table:table-cell table:style-name="ce8" office:value-type="string" calcext:value-type="string">
            <text:p>IES de Barro</text:p>
          </table:table-cell>
          <table:table-cell table:style-name="ce8" office:value-type="string" calcext:value-type="string">
            <text:p>Barro</text:p>
          </table:table-cell>
          <table:table-cell table:style-name="ce14" office:value-type="float" office:value="360020200" calcext:value-type="float">
            <text:p>360020200</text:p>
          </table:table-cell>
          <table:table-cell table:style-name="ce8" office:value-type="string" calcext:value-type="string">
            <text:p>Barr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0246" calcext:value-type="float">
            <text:p>36020246</text:p>
          </table:table-cell>
          <table:table-cell table:style-name="ce9" office:value-type="string" calcext:value-type="string">
            <text:p>IES Illa de Ons</text:p>
          </table:table-cell>
          <table:table-cell table:style-name="ce9" office:value-type="string" calcext:value-type="string">
            <text:p>Bueu</text:p>
          </table:table-cell>
          <table:table-cell table:style-name="ce15" office:value-type="float" office:value="360040201" calcext:value-type="float">
            <text:p>360040201</text:p>
          </table:table-cell>
          <table:table-cell table:style-name="ce9" office:value-type="string" calcext:value-type="string">
            <text:p>Bueu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0258" calcext:value-type="float">
            <text:p>36020258</text:p>
          </table:table-cell>
          <table:table-cell table:style-name="ce9" office:value-type="string" calcext:value-type="string">
            <text:p>IES Nº 1</text:p>
          </table:table-cell>
          <table:table-cell table:style-name="ce9" office:value-type="string" calcext:value-type="string">
            <text:p>Estrada (A)</text:p>
          </table:table-cell>
          <table:table-cell table:style-name="ce15" office:value-type="float" office:value="360170000" calcext:value-type="float">
            <text:p>360170000</text:p>
          </table:table-cell>
          <table:table-cell table:style-name="ce9" office:value-type="string" calcext:value-type="string">
            <text:p>Estrada, 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261" calcext:value-type="float">
            <text:p>36020261</text:p>
          </table:table-cell>
          <table:table-cell table:style-name="ce8" office:value-type="string" calcext:value-type="string">
            <text:p>IES Plurilingüe Terra de Turonio</text:p>
          </table:table-cell>
          <table:table-cell table:style-name="ce8" office:value-type="string" calcext:value-type="string">
            <text:p>Gondomar</text:p>
          </table:table-cell>
          <table:table-cell table:style-name="ce14" office:value-type="float" office:value="360210510" calcext:value-type="float">
            <text:p>360210510</text:p>
          </table:table-cell>
          <table:table-cell table:style-name="ce8" office:value-type="string" calcext:value-type="string">
            <text:p>Gondomar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271" calcext:value-type="float">
            <text:p>36020271</text:p>
          </table:table-cell>
          <table:table-cell table:style-name="ce8" office:value-type="string" calcext:value-type="string">
            <text:p>IES Plurilingüe As Bizocas</text:p>
          </table:table-cell>
          <table:table-cell table:style-name="ce8" office:value-type="string" calcext:value-type="string">
            <text:p>Grove (O)</text:p>
          </table:table-cell>
          <table:table-cell table:style-name="ce14" office:value-type="float" office:value="360220106" calcext:value-type="float">
            <text:p>360220106</text:p>
          </table:table-cell>
          <table:table-cell table:style-name="ce8" office:value-type="string" calcext:value-type="string">
            <text:p>Grove, 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283" calcext:value-type="float">
            <text:p>36020283</text:p>
          </table:table-cell>
          <table:table-cell table:style-name="ce8" office:value-type="string" calcext:value-type="string">
            <text:p>IES da Illa de Arousa</text:p>
          </table:table-cell>
          <table:table-cell table:style-name="ce8" office:value-type="string" calcext:value-type="string">
            <text:p>Illa de Arousa (A)</text:p>
          </table:table-cell>
          <table:table-cell table:style-name="ce14" office:value-type="float" office:value="360610500" calcext:value-type="float">
            <text:p>360610500</text:p>
          </table:table-cell>
          <table:table-cell table:style-name="ce8" office:value-type="string" calcext:value-type="string">
            <text:p>Illa de Arousa, 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295" calcext:value-type="float">
            <text:p>36020295</text:p>
          </table:table-cell>
          <table:table-cell table:style-name="ce8" office:value-type="string" calcext:value-type="string">
            <text:p>IES Mestre Landín</text:p>
          </table:table-cell>
          <table:table-cell table:style-name="ce8" office:value-type="string" calcext:value-type="string">
            <text:p>Marín</text:p>
          </table:table-cell>
          <table:table-cell table:style-name="ce14" office:value-type="float" office:value="360260401" calcext:value-type="float">
            <text:p>360260401</text:p>
          </table:table-cell>
          <table:table-cell table:style-name="ce8" office:value-type="string" calcext:value-type="string">
            <text:p>Marín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0301" calcext:value-type="float">
            <text:p>36020301</text:p>
          </table:table-cell>
          <table:table-cell table:style-name="ce9" office:value-type="string" calcext:value-type="string">
            <text:p>IES de Meaño</text:p>
          </table:table-cell>
          <table:table-cell table:style-name="ce9" office:value-type="string" calcext:value-type="string">
            <text:p>Meaño</text:p>
          </table:table-cell>
          <table:table-cell table:style-name="ce15" office:value-type="float" office:value="360270000" calcext:value-type="float">
            <text:p>360270000</text:p>
          </table:table-cell>
          <table:table-cell table:style-name="ce9" office:value-type="string" calcext:value-type="string">
            <text:p>Meañ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0313" calcext:value-type="float">
            <text:p>36020313</text:p>
          </table:table-cell>
          <table:table-cell table:style-name="ce9" office:value-type="string" calcext:value-type="string">
            <text:p>IES de Ponte Caldelas</text:p>
          </table:table-cell>
          <table:table-cell table:style-name="ce9" office:value-type="string" calcext:value-type="string">
            <text:p>Ponte Caldelas</text:p>
          </table:table-cell>
          <table:table-cell table:style-name="ce15" office:value-type="float" office:value="360430700" calcext:value-type="float">
            <text:p>360430700</text:p>
          </table:table-cell>
          <table:table-cell table:style-name="ce9" office:value-type="string" calcext:value-type="string">
            <text:p>Ponte Caldela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0325" calcext:value-type="float">
            <text:p>36020325</text:p>
          </table:table-cell>
          <table:table-cell table:style-name="ce9" office:value-type="string" calcext:value-type="string">
            <text:p>IES Illa de San Simón</text:p>
          </table:table-cell>
          <table:table-cell table:style-name="ce9" office:value-type="string" calcext:value-type="string">
            <text:p>Redondela</text:p>
          </table:table-cell>
          <table:table-cell table:style-name="ce15" office:value-type="float" office:value="360450801" calcext:value-type="float">
            <text:p>360450801</text:p>
          </table:table-cell>
          <table:table-cell table:style-name="ce9" office:value-type="string" calcext:value-type="string">
            <text:p>Redondel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337" calcext:value-type="float">
            <text:p>36020337</text:p>
          </table:table-cell>
          <table:table-cell table:style-name="ce8" office:value-type="string" calcext:value-type="string">
            <text:p>IES de Salvaterra de Miño</text:p>
          </table:table-cell>
          <table:table-cell table:style-name="ce8" office:value-type="string" calcext:value-type="string">
            <text:p>Salvaterra de Miño</text:p>
          </table:table-cell>
          <table:table-cell table:style-name="ce14" office:value-type="float" office:value="360501400" calcext:value-type="float">
            <text:p>360501400</text:p>
          </table:table-cell>
          <table:table-cell table:style-name="ce8" office:value-type="string" calcext:value-type="string">
            <text:p>Salvaterra de Miñ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0349" calcext:value-type="float">
            <text:p>36020349</text:p>
          </table:table-cell>
          <table:table-cell table:style-name="ce9" office:value-type="string" calcext:value-type="string">
            <text:p>IES de Sanxenxo</text:p>
          </table:table-cell>
          <table:table-cell table:style-name="ce9" office:value-type="string" calcext:value-type="string">
            <text:p>Sanxenxo</text:p>
          </table:table-cell>
          <table:table-cell table:style-name="ce15" office:value-type="float" office:value="360510900" calcext:value-type="float">
            <text:p>360510900</text:p>
          </table:table-cell>
          <table:table-cell table:style-name="ce9" office:value-type="string" calcext:value-type="string">
            <text:p>Adin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0350" calcext:value-type="float">
            <text:p>36020350</text:p>
          </table:table-cell>
          <table:table-cell table:style-name="ce9" office:value-type="string" calcext:value-type="string">
            <text:p>IES Pintor Colmeiro</text:p>
          </table:table-cell>
          <table:table-cell table:style-name="ce9" office:value-type="string" calcext:value-type="string">
            <text:p>Silleda</text:p>
          </table:table-cell>
          <table:table-cell table:style-name="ce15" office:value-type="float" office:value="360523000" calcext:value-type="float">
            <text:p>360523000</text:p>
          </table:table-cell>
          <table:table-cell table:style-name="ce9" office:value-type="string" calcext:value-type="string">
            <text:p>Silled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362" calcext:value-type="float">
            <text:p>36020362</text:p>
          </table:table-cell>
          <table:table-cell table:style-name="ce8" office:value-type="string" calcext:value-type="string">
            <text:p>IES de Valga</text:p>
          </table:table-cell>
          <table:table-cell table:style-name="ce8" office:value-type="string" calcext:value-type="string">
            <text:p>Valga</text:p>
          </table:table-cell>
          <table:table-cell table:style-name="ce14" office:value-type="float" office:value="360560400" calcext:value-type="float">
            <text:p>360560400</text:p>
          </table:table-cell>
          <table:table-cell table:style-name="ce8" office:value-type="string" calcext:value-type="string">
            <text:p>Valg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0374" calcext:value-type="float">
            <text:p>36020374</text:p>
          </table:table-cell>
          <table:table-cell table:style-name="ce9" office:value-type="string" calcext:value-type="string">
            <text:p>IES Valadares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0386" calcext:value-type="float">
            <text:p>36020386</text:p>
          </table:table-cell>
          <table:table-cell table:style-name="ce8" office:value-type="string" calcext:value-type="string">
            <text:p>IES Marco do Camballón</text:p>
          </table:table-cell>
          <table:table-cell table:style-name="ce8" office:value-type="string" calcext:value-type="string">
            <text:p>Vila de Cruces</text:p>
          </table:table-cell>
          <table:table-cell table:style-name="ce14" office:value-type="float" office:value="360591000" calcext:value-type="float">
            <text:p>360591000</text:p>
          </table:table-cell>
          <table:table-cell table:style-name="ce8" office:value-type="string" calcext:value-type="string">
            <text:p>Vila de Cruce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4197" calcext:value-type="float">
            <text:p>36024197</text:p>
          </table:table-cell>
          <table:table-cell table:style-name="ce9" office:value-type="string" calcext:value-type="string">
            <text:p>IES de Cotobade</text:p>
          </table:table-cell>
          <table:table-cell table:style-name="ce9" office:value-type="string" calcext:value-type="string">
            <text:p>Cotobade</text:p>
          </table:table-cell>
          <table:table-cell table:style-name="ce15" office:value-type="float" office:value="360121100" calcext:value-type="float">
            <text:p>360121100</text:p>
          </table:table-cell>
          <table:table-cell table:style-name="ce9" office:value-type="string" calcext:value-type="string">
            <text:p>Tenori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4203" calcext:value-type="float">
            <text:p>36024203</text:p>
          </table:table-cell>
          <table:table-cell table:style-name="ce9" office:value-type="string" calcext:value-type="string">
            <text:p>IES Faro das Lúas</text:p>
          </table:table-cell>
          <table:table-cell table:style-name="ce9" office:value-type="string" calcext:value-type="string">
            <text:p>Vilanova de Arousa</text:p>
          </table:table-cell>
          <table:table-cell table:style-name="ce15" office:value-type="float" office:value="360610701" calcext:value-type="float">
            <text:p>360610701</text:p>
          </table:table-cell>
          <table:table-cell table:style-name="ce9" office:value-type="string" calcext:value-type="string">
            <text:p>Vilanova de Arous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4461" calcext:value-type="float">
            <text:p>36024461</text:p>
          </table:table-cell>
          <table:table-cell table:style-name="ce8" office:value-type="string" calcext:value-type="string">
            <text:p>IES Audiovisual de Vigo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4471" calcext:value-type="float">
            <text:p>36024471</text:p>
          </table:table-cell>
          <table:table-cell table:style-name="ce9" office:value-type="string" calcext:value-type="string">
            <text:p>CMUS Profesional de Vigo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024525" calcext:value-type="float">
            <text:p>36024525</text:p>
          </table:table-cell>
          <table:table-cell table:style-name="ce8" office:value-type="string" calcext:value-type="string">
            <text:p>CIFP de Coia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4586" calcext:value-type="float">
            <text:p>36024586</text:p>
          </table:table-cell>
          <table:table-cell table:style-name="ce9" office:value-type="string" calcext:value-type="string">
            <text:p>ESAD Escola Superior de Arte Dramática de Galicia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4598" calcext:value-type="float">
            <text:p>36024598</text:p>
          </table:table-cell>
          <table:table-cell table:style-name="ce9" office:value-type="string" calcext:value-type="string">
            <text:p>EOI de Vilagarcía</text:p>
          </table:table-cell>
          <table:table-cell table:style-name="ce9" office:value-type="string" calcext:value-type="string">
            <text:p>Vilagarcía de Arousa</text:p>
          </table:table-cell>
          <table:table-cell table:style-name="ce15" office:value-type="float" office:value="360600101" calcext:value-type="float">
            <text:p>360600101</text:p>
          </table:table-cell>
          <table:table-cell table:style-name="ce9" office:value-type="string" calcext:value-type="string">
            <text:p>Vilagarcía de Arous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4628" calcext:value-type="float">
            <text:p>36024628</text:p>
          </table:table-cell>
          <table:table-cell table:style-name="ce9" office:value-type="string" calcext:value-type="string">
            <text:p>IES Pedras Rubias</text:p>
          </table:table-cell>
          <table:table-cell table:style-name="ce9" office:value-type="string" calcext:value-type="string">
            <text:p>Salceda de Caselas</text:p>
          </table:table-cell>
          <table:table-cell table:style-name="ce15" office:value-type="float" office:value="360490303" calcext:value-type="float">
            <text:p>360490303</text:p>
          </table:table-cell>
          <table:table-cell table:style-name="ce9" office:value-type="string" calcext:value-type="string">
            <text:p>Parderrubia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4720" calcext:value-type="float">
            <text:p>36024720</text:p>
          </table:table-cell>
          <table:table-cell table:style-name="ce9" office:value-type="string" calcext:value-type="string">
            <text:p>EPAPU Nelson Mandela</text:p>
          </table:table-cell>
          <table:table-cell table:style-name="ce9" office:value-type="string" calcext:value-type="string">
            <text:p>Lama (A)</text:p>
          </table:table-cell>
          <table:table-cell table:style-name="ce15" office:value-type="float" office:value="360250915" calcext:value-type="float">
            <text:p>360250915</text:p>
          </table:table-cell>
          <table:table-cell table:style-name="ce9" office:value-type="string" calcext:value-type="string">
            <text:p>Lama, 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4756" calcext:value-type="float">
            <text:p>36024756</text:p>
          </table:table-cell>
          <table:table-cell table:style-name="ce9" office:value-type="string" calcext:value-type="string">
            <text:p>CEE de Panxón</text:p>
          </table:table-cell>
          <table:table-cell table:style-name="ce9" office:value-type="string" calcext:value-type="string">
            <text:p>Nigrán</text:p>
          </table:table-cell>
          <table:table-cell table:style-name="ce15" office:value-type="float" office:value="360350000" calcext:value-type="float">
            <text:p>360350000</text:p>
          </table:table-cell>
          <table:table-cell table:style-name="ce9" office:value-type="string" calcext:value-type="string">
            <text:p>Nigrán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024781" calcext:value-type="float">
            <text:p>36024781</text:p>
          </table:table-cell>
          <table:table-cell table:style-name="ce9" office:value-type="string" calcext:value-type="string">
            <text:p>IES de Ponteareas</text:p>
          </table:table-cell>
          <table:table-cell table:style-name="ce9" office:value-type="string" calcext:value-type="string">
            <text:p>Ponteareas</text:p>
          </table:table-cell>
          <table:table-cell table:style-name="ce15" office:value-type="float" office:value="360422301" calcext:value-type="float">
            <text:p>360422301</text:p>
          </table:table-cell>
          <table:table-cell table:style-name="ce9" office:value-type="string" calcext:value-type="string">
            <text:p>Ponteareas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990079" calcext:value-type="float">
            <text:p>36990079</text:p>
          </table:table-cell>
          <table:table-cell table:style-name="ce9" office:value-type="string" calcext:value-type="string">
            <text:p>CREDO de Vigo</text:p>
          </table:table-cell>
          <table:table-cell table:style-name="ce9" office:value-type="string" calcext:value-type="string">
            <text:p>Vigo</text:p>
          </table:table-cell>
          <table:table-cell table:style-name="ce15" office:value-type="float" office:value="360573101" calcext:value-type="float">
            <text:p>360573101</text:p>
          </table:table-cell>
          <table:table-cell table:style-name="ce9" office:value-type="string" calcext:value-type="string">
            <text:p>Vigo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990112" calcext:value-type="float">
            <text:p>36990112</text:p>
          </table:table-cell>
          <table:table-cell table:style-name="ce8" office:value-type="string" calcext:value-type="string">
            <text:p>EOI de Vigo-Extensión EOI de Cangas</text:p>
          </table:table-cell>
          <table:table-cell table:style-name="ce8" office:value-type="string" calcext:value-type="string">
            <text:p>Cangas</text:p>
          </table:table-cell>
          <table:table-cell table:style-name="ce14" office:value-type="float" office:value="360080201" calcext:value-type="float">
            <text:p>360080201</text:p>
          </table:table-cell>
          <table:table-cell table:style-name="ce8" office:value-type="string" calcext:value-type="string">
            <text:p>Canga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990113" calcext:value-type="float">
            <text:p>36990113</text:p>
          </table:table-cell>
          <table:table-cell table:style-name="ce8" office:value-type="string" calcext:value-type="string">
            <text:p>EOI de Vigo-Extensión EOI de Tui</text:p>
          </table:table-cell>
          <table:table-cell table:style-name="ce8" office:value-type="string" calcext:value-type="string">
            <text:p>Tui</text:p>
          </table:table-cell>
          <table:table-cell table:style-name="ce14" office:value-type="float" office:value="360551201" calcext:value-type="float">
            <text:p>360551201</text:p>
          </table:table-cell>
          <table:table-cell table:style-name="ce8" office:value-type="string" calcext:value-type="string">
            <text:p>Tui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990122" calcext:value-type="float">
            <text:p>36990122</text:p>
          </table:table-cell>
          <table:table-cell table:style-name="ce8" office:value-type="string" calcext:value-type="string">
            <text:p>EOI de Pontevedra-Extensión EOI de Lalín</text:p>
          </table:table-cell>
          <table:table-cell table:style-name="ce8" office:value-type="string" calcext:value-type="string">
            <text:p>Lalín</text:p>
          </table:table-cell>
          <table:table-cell table:style-name="ce14" office:value-type="float" office:value="360242707" calcext:value-type="float">
            <text:p>360242707</text:p>
          </table:table-cell>
          <table:table-cell table:style-name="ce8" office:value-type="string" calcext:value-type="string">
            <text:p>Lalín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990123" calcext:value-type="float">
            <text:p>36990123</text:p>
          </table:table-cell>
          <table:table-cell table:style-name="ce8" office:value-type="string" calcext:value-type="string">
            <text:p>EOI de Vigo-Extensión EOI de Vigo (Coia)</text:p>
          </table:table-cell>
          <table:table-cell table:style-name="ce8" office:value-type="string" calcext:value-type="string">
            <text:p>Vigo</text:p>
          </table:table-cell>
          <table:table-cell table:style-name="ce14" office:value-type="float" office:value="360573101" calcext:value-type="float">
            <text:p>360573101</text:p>
          </table:table-cell>
          <table:table-cell table:style-name="ce8" office:value-type="string" calcext:value-type="string">
            <text:p>Vigo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990124" calcext:value-type="float">
            <text:p>36990124</text:p>
          </table:table-cell>
          <table:table-cell table:style-name="ce8" office:value-type="string" calcext:value-type="string">
            <text:p>EOI de Vigo-Extensión EOI de Ponteareas</text:p>
          </table:table-cell>
          <table:table-cell table:style-name="ce8" office:value-type="string" calcext:value-type="string">
            <text:p>Ponteareas</text:p>
          </table:table-cell>
          <table:table-cell table:style-name="ce14" office:value-type="float" office:value="360422301" calcext:value-type="float">
            <text:p>360422301</text:p>
          </table:table-cell>
          <table:table-cell table:style-name="ce8" office:value-type="string" calcext:value-type="string">
            <text:p>Ponteareas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2" office:value-type="float" office:value="36990125" calcext:value-type="float">
            <text:p>36990125</text:p>
          </table:table-cell>
          <table:table-cell table:style-name="ce8" office:value-type="string" calcext:value-type="string">
            <text:p>EOI de Pontevedra-Extensión EOI de Pontevedra</text:p>
          </table:table-cell>
          <table:table-cell table:style-name="ce8" office:value-type="string" calcext:value-type="string">
            <text:p>Pontevedra</text:p>
          </table:table-cell>
          <table:table-cell table:style-name="ce14" office:value-type="float" office:value="360381301" calcext:value-type="float">
            <text:p>360381301</text:p>
          </table:table-cell>
          <table:table-cell table:style-name="ce8" office:value-type="string" calcext:value-type="string">
            <text:p>Pontevedra</text:p>
          </table:table-cell>
          <table:table-cell table:style-name="ce19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990126" calcext:value-type="float">
            <text:p>36990126</text:p>
          </table:table-cell>
          <table:table-cell table:style-name="ce9" office:value-type="string" calcext:value-type="string">
            <text:p>EOI de Pontevedra-Extensión EOI A Estrada</text:p>
          </table:table-cell>
          <table:table-cell table:style-name="ce9" office:value-type="string" calcext:value-type="string">
            <text:p>Estrada (A)</text:p>
          </table:table-cell>
          <table:table-cell table:style-name="ce15" office:value-type="float" office:value="360170000" calcext:value-type="float">
            <text:p>360170000</text:p>
          </table:table-cell>
          <table:table-cell table:style-name="ce9" office:value-type="string" calcext:value-type="string">
            <text:p>Estrada, 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990132" calcext:value-type="float">
            <text:p>36990132</text:p>
          </table:table-cell>
          <table:table-cell table:style-name="ce9" office:value-type="string" calcext:value-type="string">
            <text:p>EOI de Vigo-Extensión EOI de Nigrán</text:p>
          </table:table-cell>
          <table:table-cell table:style-name="ce9" office:value-type="string" calcext:value-type="string">
            <text:p>Nigrán</text:p>
          </table:table-cell>
          <table:table-cell table:style-name="ce15" office:value-type="float" office:value="360350000" calcext:value-type="float">
            <text:p>360350000</text:p>
          </table:table-cell>
          <table:table-cell table:style-name="ce9" office:value-type="string" calcext:value-type="string">
            <text:p>Nigrán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>
          <table:table-cell table:style-name="ce3" office:value-type="float" office:value="36990134" calcext:value-type="float">
            <text:p>36990134</text:p>
          </table:table-cell>
          <table:table-cell table:style-name="ce9" office:value-type="string" calcext:value-type="string">
            <text:p>EOI de Vigo-Extensión EOI de Redondela</text:p>
          </table:table-cell>
          <table:table-cell table:style-name="ce9" office:value-type="string" calcext:value-type="string">
            <text:p>Redondela</text:p>
          </table:table-cell>
          <table:table-cell table:style-name="ce15" office:value-type="float" office:value="360450801" calcext:value-type="float">
            <text:p>360450801</text:p>
          </table:table-cell>
          <table:table-cell table:style-name="ce9" office:value-type="string" calcext:value-type="string">
            <text:p>Redondela</text:p>
          </table:table-cell>
          <table:table-cell table:style-name="ce20" office:value-type="string" calcext:value-type="string">
            <text:p>Pontevedra</text:p>
          </table:table-cell>
          <table:table-cell table:number-columns-repeated="1018"/>
        </table:table-row>
        <table:table-row table:style-name="ro1" table:number-rows-repeated="3">
          <table:table-cell table:style-name="ce5"/>
          <table:table-cell table:style-name="ce11" table:number-columns-repeated="2"/>
          <table:table-cell table:style-name="ce17"/>
          <table:table-cell table:style-name="ce11"/>
          <table:table-cell table:style-name="ce19"/>
          <table:table-cell table:number-columns-repeated="1018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collidos" table:style-name="ta1">
        <table:table-column table:style-name="co8" table:default-cell-style-name="ce12"/>
        <table:table-column table:style-name="co7" table:default-cell-style-name="ce12"/>
        <table:table-column table:style-name="co4" table:default-cell-style-name="ce12"/>
        <table:table-column table:style-name="co9" table:default-cell-style-name="ce12"/>
        <table:table-column table:style-name="co3" table:default-cell-style-name="ce12"/>
        <table:table-column table:style-name="co10" table:default-cell-style-name="ce12"/>
        <table:table-column table:style-name="co3" table:default-cell-style-name="ce12"/>
        <table:table-column table:style-name="co11" table:default-cell-style-name="ce12"/>
        <table:table-column table:style-name="co7" table:number-columns-repeated="1016" table:default-cell-style-name="ce12"/>
        <table:table-row table:style-name="ro1">
          <table:table-cell table:style-name="ce22" office:value-type="string" calcext:value-type="string">
            <text:p>Escollido</text:p>
          </table:table-cell>
          <table:table-cell table:style-name="ce27" office:value-type="string" calcext:value-type="string">
            <text:p>Orde</text:p>
          </table:table-cell>
          <table:table-cell table:style-name="ce27" office:value-type="string" calcext:value-type="string">
            <text:p>Código do Centro</text:p>
          </table:table-cell>
          <table:table-cell table:style-name="ce27" office:value-type="string" calcext:value-type="string">
            <text:p>Nome do centro</text:p>
          </table:table-cell>
          <table:table-cell table:style-name="ce27" office:value-type="string" calcext:value-type="string">
            <text:p>Concello</text:p>
          </table:table-cell>
          <table:table-cell table:style-name="ce27" office:value-type="string" calcext:value-type="string">
            <text:p>Código da localidade</text:p>
          </table:table-cell>
          <table:table-cell table:style-name="ce27" office:value-type="string" calcext:value-type="string">
            <text:p>Localidade</text:p>
          </table:table-cell>
          <table:table-cell table:style-name="ce22" office:value-type="string" calcext:value-type="string">
            <text:p>Provincia</text:p>
          </table:table-cell>
          <table:table-cell table:number-columns-repeated="1016"/>
        </table:table-row>
        <table:table-row table:style-name="ro1">
          <table:table-cell table:style-name="ce23"/>
          <table:table-cell table:style-name="ce28" table:formula="of:=IF([.A2]; ROW([.A2]) - 1; &quot;&quot;)">
            <text:p/>
          </table:table-cell>
          <table:table-cell table:style-name="ce28" table:formula="of:=IF(COUNTIF([$Centros.$A$2:.$A$432]; [.A2]); [.A2]; &quot;&quot;)">
            <text:p/>
          </table:table-cell>
          <table:table-cell table:style-name="ce31" table:formula="of:=IF(COUNTIF([$Centros.$A$2:.$A$432]; [.A2]); LOOKUP([.A2]; [$Centros.$A$2:.$A$432]; [$Centros.$B$2:.$B$432]); &quot;&quot;)">
            <text:p/>
          </table:table-cell>
          <table:table-cell table:style-name="ce31" table:formula="of:=IF(COUNTIF([$Centros.$A$2:.$A$432]; [.A2]); LOOKUP([.A2]; [$Centros.$A$2:.$A$432]; [$Centros.$C$2:.$C$432]); IF(COUNTIF([$Centros.$D$2:.$D$432]; [.A2]); LOOKUP([.A2];[$Centros.$D$2:.$D$432];[$Centros.$C$2:.$C$432]); &quot;&quot;))">
            <text:p/>
          </table:table-cell>
          <table:table-cell table:style-name="ce28" table:formula="of:=IF(COUNTIF([$Centros.$A$2:.$A$450]; [.A2]); LOOKUP([.A2];[$Centros.$A$2:.$A$450];[$Centros.$D$2:.$D$450]); IF(COUNTIF([$Centros.$D$2:.$D$450]; [.A2]); [.A2]; &quot;&quot;))">
            <text:p/>
          </table:table-cell>
          <table:table-cell table:style-name="ce34" table:formula="of:=IF(COUNTIF([$Centros.$A$2:.$A$450]; [.A2]); LOOKUP([.A2];[$Centros.$A$2:.$A$450];[$Centros.$E$2:.$E$450]); IF(COUNTIF([$Centros.$D$2:.$D$450]; [.A2]); LOOKUP([.A2]; [$Centros.$D$2:.$D$450];[$Centros.$E$2:.$E$450]); &quot;&quot;))">
            <text:p/>
          </table:table-cell>
          <table:table-cell table:style-name="ce37" table:formula="of:=IF(COUNTIF([$Centros.$A$2:.$A$450]; [.A2]); LOOKUP([.A2];[$Centros.$A$2:.$A$450];[$Centros.$F$2:.$F$450]); IF(COUNTIF([$Centros.$D$2:.$D$450]; [.A2]); LOOKUP([.A2]; [$Centros.$D$2:.$D$450];[$Centros.$F$2:.$F$45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3]; ROW([.A3]) - 1; &quot;&quot;)">
            <text:p/>
          </table:table-cell>
          <table:table-cell table:style-name="ce29" table:formula="of:=IF(COUNTIF([Centros.$A3:.$A451]; [.A3]); [.A3]; &quot;&quot;)">
            <text:p/>
          </table:table-cell>
          <table:table-cell table:style-name="ce32" table:formula="of:=IF(COUNTIF([Centros.$A3:.$A451]; [.A3]); LOOKUP([.A3];[Centros.$A3:.$A451];[Centros.B3:.B451]); &quot;&quot;)">
            <text:p/>
          </table:table-cell>
          <table:table-cell table:style-name="ce32" table:formula="of:=IF(COUNTIF([Centros.$A3:.$A451]; [.A3]); LOOKUP([.A3];[Centros.$A3:.$A451];[Centros.$C3:.$C451]); IF(COUNTIF([Centros.$D3:.$D451]; [.A3]); LOOKUP([.A3];[Centros.$D3:.$D451];[Centros.$C3:.$C451]); &quot;&quot;))">
            <text:p/>
          </table:table-cell>
          <table:table-cell table:style-name="ce29" table:formula="of:=IF(COUNTIF([Centros.$A3:.$A451]; [.A3]); LOOKUP([.A3];[Centros.$A3:.$A451];[Centros.$D3:.$D451]); IF(COUNTIF([Centros.$D3:.$D451]; [.A3]); [.A3]; &quot;&quot;))">
            <text:p/>
          </table:table-cell>
          <table:table-cell table:style-name="ce35" table:formula="of:=IF(COUNTIF([Centros.$A3:.$A451]; [.A3]); LOOKUP([.A3];[Centros.$A3:.$A451];[Centros.$E3:.$E451]); IF(COUNTIF([Centros.$D3:.$D451]; [.A3]); LOOKUP([.A3];[Centros.$D3:.$D451];[Centros.$E3:.$E451]); &quot;&quot;))">
            <text:p/>
          </table:table-cell>
          <table:table-cell table:style-name="ce38" table:formula="of:=IF(COUNTIF([Centros.$A3:.$A451]; [.A3]); LOOKUP([.A3];[Centros.$A3:.$A451];[Centros.$F3:.$F451]); IF(COUNTIF([Centros.$D3:.$D451]; [.A3]); LOOKUP([.A3];[Centros.$D3:.$D451];[Centros.$F3:.$F45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4]; ROW([.A4]) - 1; &quot;&quot;)">
            <text:p/>
          </table:table-cell>
          <table:table-cell table:style-name="ce28" table:formula="of:=IF(COUNTIF([Centros.$A4:.$A452]; [.A4]); [.A4]; &quot;&quot;)">
            <text:p/>
          </table:table-cell>
          <table:table-cell table:style-name="ce31" table:formula="of:=IF(COUNTIF([Centros.$A4:.$A452]; [.A4]); LOOKUP([.A4];[Centros.$A4:.$A452];[Centros.B4:.B452]); &quot;&quot;)">
            <text:p/>
          </table:table-cell>
          <table:table-cell table:style-name="ce31" table:formula="of:=IF(COUNTIF([Centros.$A4:.$A452]; [.A4]); LOOKUP([.A4];[Centros.$A4:.$A452];[Centros.$C4:.$C452]); IF(COUNTIF([Centros.$D4:.$D452]; [.A4]); LOOKUP([.A4];[Centros.$D4:.$D452];[Centros.$C4:.$C452]); &quot;&quot;))">
            <text:p/>
          </table:table-cell>
          <table:table-cell table:style-name="ce28" table:formula="of:=IF(COUNTIF([Centros.$A4:.$A452]; [.A4]); LOOKUP([.A4];[Centros.$A4:.$A452];[Centros.$D4:.$D452]); IF(COUNTIF([Centros.$D4:.$D452]; [.A4]); [.A4]; &quot;&quot;))">
            <text:p/>
          </table:table-cell>
          <table:table-cell table:style-name="ce34" table:formula="of:=IF(COUNTIF([Centros.$A4:.$A452]; [.A4]); LOOKUP([.A4];[Centros.$A4:.$A452];[Centros.$E4:.$E452]); IF(COUNTIF([Centros.$D4:.$D452]; [.A4]); LOOKUP([.A4];[Centros.$D4:.$D452];[Centros.$E4:.$E452]); &quot;&quot;))">
            <text:p/>
          </table:table-cell>
          <table:table-cell table:style-name="ce37" table:formula="of:=IF(COUNTIF([Centros.$A4:.$A452]; [.A4]); LOOKUP([.A4];[Centros.$A4:.$A452];[Centros.$F4:.$F452]); IF(COUNTIF([Centros.$D4:.$D452]; [.A4]); LOOKUP([.A4];[Centros.$D4:.$D452];[Centros.$F4:.$F45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5]; ROW([.A5]) - 1; &quot;&quot;)">
            <text:p/>
          </table:table-cell>
          <table:table-cell table:style-name="ce29" table:formula="of:=IF(COUNTIF([Centros.$A5:.$A453]; [.A5]); [.A5]; &quot;&quot;)">
            <text:p/>
          </table:table-cell>
          <table:table-cell table:style-name="ce32" table:formula="of:=IF(COUNTIF([Centros.$A5:.$A453]; [.A5]); LOOKUP([.A5];[Centros.$A5:.$A453];[Centros.B5:.B453]); &quot;&quot;)">
            <text:p/>
          </table:table-cell>
          <table:table-cell table:style-name="ce32" table:formula="of:=IF(COUNTIF([Centros.$A5:.$A453]; [.A5]); LOOKUP([.A5];[Centros.$A5:.$A453];[Centros.$C5:.$C453]); IF(COUNTIF([Centros.$D5:.$D453]; [.A5]); LOOKUP([.A5];[Centros.$D5:.$D453];[Centros.$C5:.$C453]); &quot;&quot;))">
            <text:p/>
          </table:table-cell>
          <table:table-cell table:style-name="ce29" table:formula="of:=IF(COUNTIF([Centros.$A5:.$A453]; [.A5]); LOOKUP([.A5];[Centros.$A5:.$A453];[Centros.$D5:.$D453]); IF(COUNTIF([Centros.$D5:.$D453]; [.A5]); [.A5]; &quot;&quot;))">
            <text:p/>
          </table:table-cell>
          <table:table-cell table:style-name="ce35" table:formula="of:=IF(COUNTIF([Centros.$A5:.$A453]; [.A5]); LOOKUP([.A5];[Centros.$A5:.$A453];[Centros.$E5:.$E453]); IF(COUNTIF([Centros.$D5:.$D453]; [.A5]); LOOKUP([.A5];[Centros.$D5:.$D453];[Centros.$E5:.$E453]); &quot;&quot;))">
            <text:p/>
          </table:table-cell>
          <table:table-cell table:style-name="ce38" table:formula="of:=IF(COUNTIF([Centros.$A5:.$A453]; [.A5]); LOOKUP([.A5];[Centros.$A5:.$A453];[Centros.$F5:.$F453]); IF(COUNTIF([Centros.$D5:.$D453]; [.A5]); LOOKUP([.A5];[Centros.$D5:.$D453];[Centros.$F5:.$F45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6]; ROW([.A6]) - 1; &quot;&quot;)">
            <text:p/>
          </table:table-cell>
          <table:table-cell table:style-name="ce28" table:formula="of:=IF(COUNTIF([Centros.$A6:.$A454]; [.A6]); [.A6]; &quot;&quot;)">
            <text:p/>
          </table:table-cell>
          <table:table-cell table:style-name="ce31" table:formula="of:=IF(COUNTIF([Centros.$A6:.$A454]; [.A6]); LOOKUP([.A6];[Centros.$A6:.$A454];[Centros.B6:.B454]); &quot;&quot;)">
            <text:p/>
          </table:table-cell>
          <table:table-cell table:style-name="ce31" table:formula="of:=IF(COUNTIF([Centros.$A6:.$A454]; [.A6]); LOOKUP([.A6];[Centros.$A6:.$A454];[Centros.$C6:.$C454]); IF(COUNTIF([Centros.$D6:.$D454]; [.A6]); LOOKUP([.A6];[Centros.$D6:.$D454];[Centros.$C6:.$C454]); &quot;&quot;))">
            <text:p/>
          </table:table-cell>
          <table:table-cell table:style-name="ce28" table:formula="of:=IF(COUNTIF([Centros.$A6:.$A454]; [.A6]); LOOKUP([.A6];[Centros.$A6:.$A454];[Centros.$D6:.$D454]); IF(COUNTIF([Centros.$D6:.$D454]; [.A6]); [.A6]; &quot;&quot;))">
            <text:p/>
          </table:table-cell>
          <table:table-cell table:style-name="ce34" table:formula="of:=IF(COUNTIF([Centros.$A6:.$A454]; [.A6]); LOOKUP([.A6];[Centros.$A6:.$A454];[Centros.$E6:.$E454]); IF(COUNTIF([Centros.$D6:.$D454]; [.A6]); LOOKUP([.A6];[Centros.$D6:.$D454];[Centros.$E6:.$E454]); &quot;&quot;))">
            <text:p/>
          </table:table-cell>
          <table:table-cell table:style-name="ce37" table:formula="of:=IF(COUNTIF([Centros.$A6:.$A454]; [.A6]); LOOKUP([.A6];[Centros.$A6:.$A454];[Centros.$F6:.$F454]); IF(COUNTIF([Centros.$D6:.$D454]; [.A6]); LOOKUP([.A6];[Centros.$D6:.$D454];[Centros.$F6:.$F45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7]; ROW([.A7]) - 1; &quot;&quot;)">
            <text:p/>
          </table:table-cell>
          <table:table-cell table:style-name="ce29" table:formula="of:=IF(COUNTIF([Centros.$A7:.$A455]; [.A7]); [.A7]; &quot;&quot;)">
            <text:p/>
          </table:table-cell>
          <table:table-cell table:style-name="ce32" table:formula="of:=IF(COUNTIF([Centros.$A7:.$A455]; [.A7]); LOOKUP([.A7];[Centros.$A7:.$A455];[Centros.B7:.B455]); &quot;&quot;)">
            <text:p/>
          </table:table-cell>
          <table:table-cell table:style-name="ce32" table:formula="of:=IF(COUNTIF([Centros.$A7:.$A455]; [.A7]); LOOKUP([.A7];[Centros.$A7:.$A455];[Centros.$C7:.$C455]); IF(COUNTIF([Centros.$D7:.$D455]; [.A7]); LOOKUP([.A7];[Centros.$D7:.$D455];[Centros.$C7:.$C455]); &quot;&quot;))">
            <text:p/>
          </table:table-cell>
          <table:table-cell table:style-name="ce29" table:formula="of:=IF(COUNTIF([Centros.$A7:.$A455]; [.A7]); LOOKUP([.A7];[Centros.$A7:.$A455];[Centros.$D7:.$D455]); IF(COUNTIF([Centros.$D7:.$D455]; [.A7]); [.A7]; &quot;&quot;))">
            <text:p/>
          </table:table-cell>
          <table:table-cell table:style-name="ce35" table:formula="of:=IF(COUNTIF([Centros.$A7:.$A455]; [.A7]); LOOKUP([.A7];[Centros.$A7:.$A455];[Centros.$E7:.$E455]); IF(COUNTIF([Centros.$D7:.$D455]; [.A7]); LOOKUP([.A7];[Centros.$D7:.$D455];[Centros.$E7:.$E455]); &quot;&quot;))">
            <text:p/>
          </table:table-cell>
          <table:table-cell table:style-name="ce38" table:formula="of:=IF(COUNTIF([Centros.$A7:.$A455]; [.A7]); LOOKUP([.A7];[Centros.$A7:.$A455];[Centros.$F7:.$F455]); IF(COUNTIF([Centros.$D7:.$D455]; [.A7]); LOOKUP([.A7];[Centros.$D7:.$D455];[Centros.$F7:.$F45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8]; ROW([.A8]) - 1; &quot;&quot;)">
            <text:p/>
          </table:table-cell>
          <table:table-cell table:style-name="ce28" table:formula="of:=IF(COUNTIF([Centros.$A8:.$A456]; [.A8]); [.A8]; &quot;&quot;)">
            <text:p/>
          </table:table-cell>
          <table:table-cell table:style-name="ce31" table:formula="of:=IF(COUNTIF([Centros.$A8:.$A456]; [.A8]); LOOKUP([.A8];[Centros.$A8:.$A456];[Centros.B8:.B456]); &quot;&quot;)">
            <text:p/>
          </table:table-cell>
          <table:table-cell table:style-name="ce31" table:formula="of:=IF(COUNTIF([Centros.$A8:.$A456]; [.A8]); LOOKUP([.A8];[Centros.$A8:.$A456];[Centros.$C8:.$C456]); IF(COUNTIF([Centros.$D8:.$D456]; [.A8]); LOOKUP([.A8];[Centros.$D8:.$D456];[Centros.$C8:.$C456]); &quot;&quot;))">
            <text:p/>
          </table:table-cell>
          <table:table-cell table:style-name="ce28" table:formula="of:=IF(COUNTIF([Centros.$A8:.$A456]; [.A8]); LOOKUP([.A8];[Centros.$A8:.$A456];[Centros.$D8:.$D456]); IF(COUNTIF([Centros.$D8:.$D456]; [.A8]); [.A8]; &quot;&quot;))">
            <text:p/>
          </table:table-cell>
          <table:table-cell table:style-name="ce34" table:formula="of:=IF(COUNTIF([Centros.$A8:.$A456]; [.A8]); LOOKUP([.A8];[Centros.$A8:.$A456];[Centros.$E8:.$E456]); IF(COUNTIF([Centros.$D8:.$D456]; [.A8]); LOOKUP([.A8];[Centros.$D8:.$D456];[Centros.$E8:.$E456]); &quot;&quot;))">
            <text:p/>
          </table:table-cell>
          <table:table-cell table:style-name="ce37" table:formula="of:=IF(COUNTIF([Centros.$A8:.$A456]; [.A8]); LOOKUP([.A8];[Centros.$A8:.$A456];[Centros.$F8:.$F456]); IF(COUNTIF([Centros.$D8:.$D456]; [.A8]); LOOKUP([.A8];[Centros.$D8:.$D456];[Centros.$F8:.$F45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9]; ROW([.A9]) - 1; &quot;&quot;)">
            <text:p/>
          </table:table-cell>
          <table:table-cell table:style-name="ce29" table:formula="of:=IF(COUNTIF([Centros.$A9:.$A457]; [.A9]); [.A9]; &quot;&quot;)">
            <text:p/>
          </table:table-cell>
          <table:table-cell table:style-name="ce32" table:formula="of:=IF(COUNTIF([Centros.$A9:.$A457]; [.A9]); LOOKUP([.A9];[Centros.$A9:.$A457];[Centros.B9:.B457]); &quot;&quot;)">
            <text:p/>
          </table:table-cell>
          <table:table-cell table:style-name="ce32" table:formula="of:=IF(COUNTIF([Centros.$A9:.$A457]; [.A9]); LOOKUP([.A9];[Centros.$A9:.$A457];[Centros.$C9:.$C457]); IF(COUNTIF([Centros.$D9:.$D457]; [.A9]); LOOKUP([.A9];[Centros.$D9:.$D457];[Centros.$C9:.$C457]); &quot;&quot;))">
            <text:p/>
          </table:table-cell>
          <table:table-cell table:style-name="ce29" table:formula="of:=IF(COUNTIF([Centros.$A9:.$A457]; [.A9]); LOOKUP([.A9];[Centros.$A9:.$A457];[Centros.$D9:.$D457]); IF(COUNTIF([Centros.$D9:.$D457]; [.A9]); [.A9]; &quot;&quot;))">
            <text:p/>
          </table:table-cell>
          <table:table-cell table:style-name="ce35" table:formula="of:=IF(COUNTIF([Centros.$A9:.$A457]; [.A9]); LOOKUP([.A9];[Centros.$A9:.$A457];[Centros.$E9:.$E457]); IF(COUNTIF([Centros.$D9:.$D457]; [.A9]); LOOKUP([.A9];[Centros.$D9:.$D457];[Centros.$E9:.$E457]); &quot;&quot;))">
            <text:p/>
          </table:table-cell>
          <table:table-cell table:style-name="ce38" table:formula="of:=IF(COUNTIF([Centros.$A9:.$A457]; [.A9]); LOOKUP([.A9];[Centros.$A9:.$A457];[Centros.$F9:.$F457]); IF(COUNTIF([Centros.$D9:.$D457]; [.A9]); LOOKUP([.A9];[Centros.$D9:.$D457];[Centros.$F9:.$F45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0]; ROW([.A10]) - 1; &quot;&quot;)">
            <text:p/>
          </table:table-cell>
          <table:table-cell table:style-name="ce28" table:formula="of:=IF(COUNTIF([Centros.$A10:.$A458]; [.A10]); [.A10]; &quot;&quot;)">
            <text:p/>
          </table:table-cell>
          <table:table-cell table:style-name="ce31" table:formula="of:=IF(COUNTIF([Centros.$A10:.$A458]; [.A10]); LOOKUP([.A10];[Centros.$A10:.$A458];[Centros.B10:.B458]); &quot;&quot;)">
            <text:p/>
          </table:table-cell>
          <table:table-cell table:style-name="ce31" table:formula="of:=IF(COUNTIF([Centros.$A10:.$A458]; [.A10]); LOOKUP([.A10];[Centros.$A10:.$A458];[Centros.$C10:.$C458]); IF(COUNTIF([Centros.$D10:.$D458]; [.A10]); LOOKUP([.A10];[Centros.$D10:.$D458];[Centros.$C10:.$C458]); &quot;&quot;))">
            <text:p/>
          </table:table-cell>
          <table:table-cell table:style-name="ce28" table:formula="of:=IF(COUNTIF([Centros.$A10:.$A458]; [.A10]); LOOKUP([.A10];[Centros.$A10:.$A458];[Centros.$D10:.$D458]); IF(COUNTIF([Centros.$D10:.$D458]; [.A10]); [.A10]; &quot;&quot;))">
            <text:p/>
          </table:table-cell>
          <table:table-cell table:style-name="ce34" table:formula="of:=IF(COUNTIF([Centros.$A10:.$A458]; [.A10]); LOOKUP([.A10];[Centros.$A10:.$A458];[Centros.$E10:.$E458]); IF(COUNTIF([Centros.$D10:.$D458]; [.A10]); LOOKUP([.A10];[Centros.$D10:.$D458];[Centros.$E10:.$E458]); &quot;&quot;))">
            <text:p/>
          </table:table-cell>
          <table:table-cell table:style-name="ce37" table:formula="of:=IF(COUNTIF([Centros.$A10:.$A458]; [.A10]); LOOKUP([.A10];[Centros.$A10:.$A458];[Centros.$F10:.$F458]); IF(COUNTIF([Centros.$D10:.$D458]; [.A10]); LOOKUP([.A10];[Centros.$D10:.$D458];[Centros.$F10:.$F45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1]; ROW([.A11]) - 1; &quot;&quot;)">
            <text:p/>
          </table:table-cell>
          <table:table-cell table:style-name="ce29" table:formula="of:=IF(COUNTIF([Centros.$A11:.$A459]; [.A11]); [.A11]; &quot;&quot;)">
            <text:p/>
          </table:table-cell>
          <table:table-cell table:style-name="ce32" table:formula="of:=IF(COUNTIF([Centros.$A11:.$A459]; [.A11]); LOOKUP([.A11];[Centros.$A11:.$A459];[Centros.B11:.B459]); &quot;&quot;)">
            <text:p/>
          </table:table-cell>
          <table:table-cell table:style-name="ce32" table:formula="of:=IF(COUNTIF([Centros.$A11:.$A459]; [.A11]); LOOKUP([.A11];[Centros.$A11:.$A459];[Centros.$C11:.$C459]); IF(COUNTIF([Centros.$D11:.$D459]; [.A11]); LOOKUP([.A11];[Centros.$D11:.$D459];[Centros.$C11:.$C459]); &quot;&quot;))">
            <text:p/>
          </table:table-cell>
          <table:table-cell table:style-name="ce29" table:formula="of:=IF(COUNTIF([Centros.$A11:.$A459]; [.A11]); LOOKUP([.A11];[Centros.$A11:.$A459];[Centros.$D11:.$D459]); IF(COUNTIF([Centros.$D11:.$D459]; [.A11]); [.A11]; &quot;&quot;))">
            <text:p/>
          </table:table-cell>
          <table:table-cell table:style-name="ce35" table:formula="of:=IF(COUNTIF([Centros.$A11:.$A459]; [.A11]); LOOKUP([.A11];[Centros.$A11:.$A459];[Centros.$E11:.$E459]); IF(COUNTIF([Centros.$D11:.$D459]; [.A11]); LOOKUP([.A11];[Centros.$D11:.$D459];[Centros.$E11:.$E459]); &quot;&quot;))">
            <text:p/>
          </table:table-cell>
          <table:table-cell table:style-name="ce38" table:formula="of:=IF(COUNTIF([Centros.$A11:.$A459]; [.A11]); LOOKUP([.A11];[Centros.$A11:.$A459];[Centros.$F11:.$F459]); IF(COUNTIF([Centros.$D11:.$D459]; [.A11]); LOOKUP([.A11];[Centros.$D11:.$D459];[Centros.$F11:.$F45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2]; ROW([.A12]) - 1; &quot;&quot;)">
            <text:p/>
          </table:table-cell>
          <table:table-cell table:style-name="ce28" table:formula="of:=IF(COUNTIF([Centros.$A12:.$A460]; [.A12]); [.A12]; &quot;&quot;)">
            <text:p/>
          </table:table-cell>
          <table:table-cell table:style-name="ce31" table:formula="of:=IF(COUNTIF([Centros.$A12:.$A460]; [.A12]); LOOKUP([.A12];[Centros.$A12:.$A460];[Centros.B12:.B460]); &quot;&quot;)">
            <text:p/>
          </table:table-cell>
          <table:table-cell table:style-name="ce31" table:formula="of:=IF(COUNTIF([Centros.$A12:.$A460]; [.A12]); LOOKUP([.A12];[Centros.$A12:.$A460];[Centros.$C12:.$C460]); IF(COUNTIF([Centros.$D12:.$D460]; [.A12]); LOOKUP([.A12];[Centros.$D12:.$D460];[Centros.$C12:.$C460]); &quot;&quot;))">
            <text:p/>
          </table:table-cell>
          <table:table-cell table:style-name="ce28" table:formula="of:=IF(COUNTIF([Centros.$A12:.$A460]; [.A12]); LOOKUP([.A12];[Centros.$A12:.$A460];[Centros.$D12:.$D460]); IF(COUNTIF([Centros.$D12:.$D460]; [.A12]); [.A12]; &quot;&quot;))">
            <text:p/>
          </table:table-cell>
          <table:table-cell table:style-name="ce34" table:formula="of:=IF(COUNTIF([Centros.$A12:.$A460]; [.A12]); LOOKUP([.A12];[Centros.$A12:.$A460];[Centros.$E12:.$E460]); IF(COUNTIF([Centros.$D12:.$D460]; [.A12]); LOOKUP([.A12];[Centros.$D12:.$D460];[Centros.$E12:.$E460]); &quot;&quot;))">
            <text:p/>
          </table:table-cell>
          <table:table-cell table:style-name="ce37" table:formula="of:=IF(COUNTIF([Centros.$A12:.$A460]; [.A12]); LOOKUP([.A12];[Centros.$A12:.$A460];[Centros.$F12:.$F460]); IF(COUNTIF([Centros.$D12:.$D460]; [.A12]); LOOKUP([.A12];[Centros.$D12:.$D460];[Centros.$F12:.$F46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3]; ROW([.A13]) - 1; &quot;&quot;)">
            <text:p/>
          </table:table-cell>
          <table:table-cell table:style-name="ce29" table:formula="of:=IF(COUNTIF([Centros.$A13:.$A461]; [.A13]); [.A13]; &quot;&quot;)">
            <text:p/>
          </table:table-cell>
          <table:table-cell table:style-name="ce32" table:formula="of:=IF(COUNTIF([Centros.$A13:.$A461]; [.A13]); LOOKUP([.A13];[Centros.$A13:.$A461];[Centros.B13:.B461]); &quot;&quot;)">
            <text:p/>
          </table:table-cell>
          <table:table-cell table:style-name="ce32" table:formula="of:=IF(COUNTIF([Centros.$A13:.$A461]; [.A13]); LOOKUP([.A13];[Centros.$A13:.$A461];[Centros.$C13:.$C461]); IF(COUNTIF([Centros.$D13:.$D461]; [.A13]); LOOKUP([.A13];[Centros.$D13:.$D461];[Centros.$C13:.$C461]); &quot;&quot;))">
            <text:p/>
          </table:table-cell>
          <table:table-cell table:style-name="ce29" table:formula="of:=IF(COUNTIF([Centros.$A13:.$A461]; [.A13]); LOOKUP([.A13];[Centros.$A13:.$A461];[Centros.$D13:.$D461]); IF(COUNTIF([Centros.$D13:.$D461]; [.A13]); [.A13]; &quot;&quot;))">
            <text:p/>
          </table:table-cell>
          <table:table-cell table:style-name="ce35" table:formula="of:=IF(COUNTIF([Centros.$A13:.$A461]; [.A13]); LOOKUP([.A13];[Centros.$A13:.$A461];[Centros.$E13:.$E461]); IF(COUNTIF([Centros.$D13:.$D461]; [.A13]); LOOKUP([.A13];[Centros.$D13:.$D461];[Centros.$E13:.$E461]); &quot;&quot;))">
            <text:p/>
          </table:table-cell>
          <table:table-cell table:style-name="ce38" table:formula="of:=IF(COUNTIF([Centros.$A13:.$A461]; [.A13]); LOOKUP([.A13];[Centros.$A13:.$A461];[Centros.$F13:.$F461]); IF(COUNTIF([Centros.$D13:.$D461]; [.A13]); LOOKUP([.A13];[Centros.$D13:.$D461];[Centros.$F13:.$F46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4]; ROW([.A14]) - 1; &quot;&quot;)">
            <text:p/>
          </table:table-cell>
          <table:table-cell table:style-name="ce28" table:formula="of:=IF(COUNTIF([Centros.$A14:.$A462]; [.A14]); [.A14]; &quot;&quot;)">
            <text:p/>
          </table:table-cell>
          <table:table-cell table:style-name="ce31" table:formula="of:=IF(COUNTIF([Centros.$A14:.$A462]; [.A14]); LOOKUP([.A14];[Centros.$A14:.$A462];[Centros.B14:.B462]); &quot;&quot;)">
            <text:p/>
          </table:table-cell>
          <table:table-cell table:style-name="ce31" table:formula="of:=IF(COUNTIF([Centros.$A14:.$A462]; [.A14]); LOOKUP([.A14];[Centros.$A14:.$A462];[Centros.$C14:.$C462]); IF(COUNTIF([Centros.$D14:.$D462]; [.A14]); LOOKUP([.A14];[Centros.$D14:.$D462];[Centros.$C14:.$C462]); &quot;&quot;))">
            <text:p/>
          </table:table-cell>
          <table:table-cell table:style-name="ce28" table:formula="of:=IF(COUNTIF([Centros.$A14:.$A462]; [.A14]); LOOKUP([.A14];[Centros.$A14:.$A462];[Centros.$D14:.$D462]); IF(COUNTIF([Centros.$D14:.$D462]; [.A14]); [.A14]; &quot;&quot;))">
            <text:p/>
          </table:table-cell>
          <table:table-cell table:style-name="ce34" table:formula="of:=IF(COUNTIF([Centros.$A14:.$A462]; [.A14]); LOOKUP([.A14];[Centros.$A14:.$A462];[Centros.$E14:.$E462]); IF(COUNTIF([Centros.$D14:.$D462]; [.A14]); LOOKUP([.A14];[Centros.$D14:.$D462];[Centros.$E14:.$E462]); &quot;&quot;))">
            <text:p/>
          </table:table-cell>
          <table:table-cell table:style-name="ce37" table:formula="of:=IF(COUNTIF([Centros.$A14:.$A462]; [.A14]); LOOKUP([.A14];[Centros.$A14:.$A462];[Centros.$F14:.$F462]); IF(COUNTIF([Centros.$D14:.$D462]; [.A14]); LOOKUP([.A14];[Centros.$D14:.$D462];[Centros.$F14:.$F46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5]; ROW([.A15]) - 1; &quot;&quot;)">
            <text:p/>
          </table:table-cell>
          <table:table-cell table:style-name="ce29" table:formula="of:=IF(COUNTIF([Centros.$A15:.$A463]; [.A15]); [.A15]; &quot;&quot;)">
            <text:p/>
          </table:table-cell>
          <table:table-cell table:style-name="ce32" table:formula="of:=IF(COUNTIF([Centros.$A15:.$A463]; [.A15]); LOOKUP([.A15];[Centros.$A15:.$A463];[Centros.B15:.B463]); &quot;&quot;)">
            <text:p/>
          </table:table-cell>
          <table:table-cell table:style-name="ce32" table:formula="of:=IF(COUNTIF([Centros.$A15:.$A463]; [.A15]); LOOKUP([.A15];[Centros.$A15:.$A463];[Centros.$C15:.$C463]); IF(COUNTIF([Centros.$D15:.$D463]; [.A15]); LOOKUP([.A15];[Centros.$D15:.$D463];[Centros.$C15:.$C463]); &quot;&quot;))">
            <text:p/>
          </table:table-cell>
          <table:table-cell table:style-name="ce29" table:formula="of:=IF(COUNTIF([Centros.$A15:.$A463]; [.A15]); LOOKUP([.A15];[Centros.$A15:.$A463];[Centros.$D15:.$D463]); IF(COUNTIF([Centros.$D15:.$D463]; [.A15]); [.A15]; &quot;&quot;))">
            <text:p/>
          </table:table-cell>
          <table:table-cell table:style-name="ce35" table:formula="of:=IF(COUNTIF([Centros.$A15:.$A463]; [.A15]); LOOKUP([.A15];[Centros.$A15:.$A463];[Centros.$E15:.$E463]); IF(COUNTIF([Centros.$D15:.$D463]; [.A15]); LOOKUP([.A15];[Centros.$D15:.$D463];[Centros.$E15:.$E463]); &quot;&quot;))">
            <text:p/>
          </table:table-cell>
          <table:table-cell table:style-name="ce38" table:formula="of:=IF(COUNTIF([Centros.$A15:.$A463]; [.A15]); LOOKUP([.A15];[Centros.$A15:.$A463];[Centros.$F15:.$F463]); IF(COUNTIF([Centros.$D15:.$D463]; [.A15]); LOOKUP([.A15];[Centros.$D15:.$D463];[Centros.$F15:.$F46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6]; ROW([.A16]) - 1; &quot;&quot;)">
            <text:p/>
          </table:table-cell>
          <table:table-cell table:style-name="ce28" table:formula="of:=IF(COUNTIF([Centros.$A16:.$A464]; [.A16]); [.A16]; &quot;&quot;)">
            <text:p/>
          </table:table-cell>
          <table:table-cell table:style-name="ce31" table:formula="of:=IF(COUNTIF([Centros.$A16:.$A464]; [.A16]); LOOKUP([.A16];[Centros.$A16:.$A464];[Centros.B16:.B464]); &quot;&quot;)">
            <text:p/>
          </table:table-cell>
          <table:table-cell table:style-name="ce31" table:formula="of:=IF(COUNTIF([Centros.$A16:.$A464]; [.A16]); LOOKUP([.A16];[Centros.$A16:.$A464];[Centros.$C16:.$C464]); IF(COUNTIF([Centros.$D16:.$D464]; [.A16]); LOOKUP([.A16];[Centros.$D16:.$D464];[Centros.$C16:.$C464]); &quot;&quot;))">
            <text:p/>
          </table:table-cell>
          <table:table-cell table:style-name="ce28" table:formula="of:=IF(COUNTIF([Centros.$A16:.$A464]; [.A16]); LOOKUP([.A16];[Centros.$A16:.$A464];[Centros.$D16:.$D464]); IF(COUNTIF([Centros.$D16:.$D464]; [.A16]); [.A16]; &quot;&quot;))">
            <text:p/>
          </table:table-cell>
          <table:table-cell table:style-name="ce34" table:formula="of:=IF(COUNTIF([Centros.$A16:.$A464]; [.A16]); LOOKUP([.A16];[Centros.$A16:.$A464];[Centros.$E16:.$E464]); IF(COUNTIF([Centros.$D16:.$D464]; [.A16]); LOOKUP([.A16];[Centros.$D16:.$D464];[Centros.$E16:.$E464]); &quot;&quot;))">
            <text:p/>
          </table:table-cell>
          <table:table-cell table:style-name="ce37" table:formula="of:=IF(COUNTIF([Centros.$A16:.$A464]; [.A16]); LOOKUP([.A16];[Centros.$A16:.$A464];[Centros.$F16:.$F464]); IF(COUNTIF([Centros.$D16:.$D464]; [.A16]); LOOKUP([.A16];[Centros.$D16:.$D464];[Centros.$F16:.$F46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7]; ROW([.A17]) - 1; &quot;&quot;)">
            <text:p/>
          </table:table-cell>
          <table:table-cell table:style-name="ce29" table:formula="of:=IF(COUNTIF([Centros.$A17:.$A465]; [.A17]); [.A17]; &quot;&quot;)">
            <text:p/>
          </table:table-cell>
          <table:table-cell table:style-name="ce32" table:formula="of:=IF(COUNTIF([Centros.$A17:.$A465]; [.A17]); LOOKUP([.A17];[Centros.$A17:.$A465];[Centros.B17:.B465]); &quot;&quot;)">
            <text:p/>
          </table:table-cell>
          <table:table-cell table:style-name="ce32" table:formula="of:=IF(COUNTIF([Centros.$A17:.$A465]; [.A17]); LOOKUP([.A17];[Centros.$A17:.$A465];[Centros.$C17:.$C465]); IF(COUNTIF([Centros.$D17:.$D465]; [.A17]); LOOKUP([.A17];[Centros.$D17:.$D465];[Centros.$C17:.$C465]); &quot;&quot;))">
            <text:p/>
          </table:table-cell>
          <table:table-cell table:style-name="ce29" table:formula="of:=IF(COUNTIF([Centros.$A17:.$A465]; [.A17]); LOOKUP([.A17];[Centros.$A17:.$A465];[Centros.$D17:.$D465]); IF(COUNTIF([Centros.$D17:.$D465]; [.A17]); [.A17]; &quot;&quot;))">
            <text:p/>
          </table:table-cell>
          <table:table-cell table:style-name="ce35" table:formula="of:=IF(COUNTIF([Centros.$A17:.$A465]; [.A17]); LOOKUP([.A17];[Centros.$A17:.$A465];[Centros.$E17:.$E465]); IF(COUNTIF([Centros.$D17:.$D465]; [.A17]); LOOKUP([.A17];[Centros.$D17:.$D465];[Centros.$E17:.$E465]); &quot;&quot;))">
            <text:p/>
          </table:table-cell>
          <table:table-cell table:style-name="ce38" table:formula="of:=IF(COUNTIF([Centros.$A17:.$A465]; [.A17]); LOOKUP([.A17];[Centros.$A17:.$A465];[Centros.$F17:.$F465]); IF(COUNTIF([Centros.$D17:.$D465]; [.A17]); LOOKUP([.A17];[Centros.$D17:.$D465];[Centros.$F17:.$F46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8]; ROW([.A18]) - 1; &quot;&quot;)">
            <text:p/>
          </table:table-cell>
          <table:table-cell table:style-name="ce28" table:formula="of:=IF(COUNTIF([Centros.$A18:.$A466]; [.A18]); [.A18]; &quot;&quot;)">
            <text:p/>
          </table:table-cell>
          <table:table-cell table:style-name="ce31" table:formula="of:=IF(COUNTIF([Centros.$A18:.$A466]; [.A18]); LOOKUP([.A18];[Centros.$A18:.$A466];[Centros.B18:.B466]); &quot;&quot;)">
            <text:p/>
          </table:table-cell>
          <table:table-cell table:style-name="ce31" table:formula="of:=IF(COUNTIF([Centros.$A18:.$A466]; [.A18]); LOOKUP([.A18];[Centros.$A18:.$A466];[Centros.$C18:.$C466]); IF(COUNTIF([Centros.$D18:.$D466]; [.A18]); LOOKUP([.A18];[Centros.$D18:.$D466];[Centros.$C18:.$C466]); &quot;&quot;))">
            <text:p/>
          </table:table-cell>
          <table:table-cell table:style-name="ce28" table:formula="of:=IF(COUNTIF([Centros.$A18:.$A466]; [.A18]); LOOKUP([.A18];[Centros.$A18:.$A466];[Centros.$D18:.$D466]); IF(COUNTIF([Centros.$D18:.$D466]; [.A18]); [.A18]; &quot;&quot;))">
            <text:p/>
          </table:table-cell>
          <table:table-cell table:style-name="ce34" table:formula="of:=IF(COUNTIF([Centros.$A18:.$A466]; [.A18]); LOOKUP([.A18];[Centros.$A18:.$A466];[Centros.$E18:.$E466]); IF(COUNTIF([Centros.$D18:.$D466]; [.A18]); LOOKUP([.A18];[Centros.$D18:.$D466];[Centros.$E18:.$E466]); &quot;&quot;))">
            <text:p/>
          </table:table-cell>
          <table:table-cell table:style-name="ce37" table:formula="of:=IF(COUNTIF([Centros.$A18:.$A466]; [.A18]); LOOKUP([.A18];[Centros.$A18:.$A466];[Centros.$F18:.$F466]); IF(COUNTIF([Centros.$D18:.$D466]; [.A18]); LOOKUP([.A18];[Centros.$D18:.$D466];[Centros.$F18:.$F46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9]; ROW([.A19]) - 1; &quot;&quot;)">
            <text:p/>
          </table:table-cell>
          <table:table-cell table:style-name="ce29" table:formula="of:=IF(COUNTIF([Centros.$A19:.$A467]; [.A19]); [.A19]; &quot;&quot;)">
            <text:p/>
          </table:table-cell>
          <table:table-cell table:style-name="ce32" table:formula="of:=IF(COUNTIF([Centros.$A19:.$A467]; [.A19]); LOOKUP([.A19];[Centros.$A19:.$A467];[Centros.B19:.B467]); &quot;&quot;)">
            <text:p/>
          </table:table-cell>
          <table:table-cell table:style-name="ce32" table:formula="of:=IF(COUNTIF([Centros.$A19:.$A467]; [.A19]); LOOKUP([.A19];[Centros.$A19:.$A467];[Centros.$C19:.$C467]); IF(COUNTIF([Centros.$D19:.$D467]; [.A19]); LOOKUP([.A19];[Centros.$D19:.$D467];[Centros.$C19:.$C467]); &quot;&quot;))">
            <text:p/>
          </table:table-cell>
          <table:table-cell table:style-name="ce29" table:formula="of:=IF(COUNTIF([Centros.$A19:.$A467]; [.A19]); LOOKUP([.A19];[Centros.$A19:.$A467];[Centros.$D19:.$D467]); IF(COUNTIF([Centros.$D19:.$D467]; [.A19]); [.A19]; &quot;&quot;))">
            <text:p/>
          </table:table-cell>
          <table:table-cell table:style-name="ce35" table:formula="of:=IF(COUNTIF([Centros.$A19:.$A467]; [.A19]); LOOKUP([.A19];[Centros.$A19:.$A467];[Centros.$E19:.$E467]); IF(COUNTIF([Centros.$D19:.$D467]; [.A19]); LOOKUP([.A19];[Centros.$D19:.$D467];[Centros.$E19:.$E467]); &quot;&quot;))">
            <text:p/>
          </table:table-cell>
          <table:table-cell table:style-name="ce38" table:formula="of:=IF(COUNTIF([Centros.$A19:.$A467]; [.A19]); LOOKUP([.A19];[Centros.$A19:.$A467];[Centros.$F19:.$F467]); IF(COUNTIF([Centros.$D19:.$D467]; [.A19]); LOOKUP([.A19];[Centros.$D19:.$D467];[Centros.$F19:.$F46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0]; ROW([.A20]) - 1; &quot;&quot;)">
            <text:p/>
          </table:table-cell>
          <table:table-cell table:style-name="ce28" table:formula="of:=IF(COUNTIF([Centros.$A20:.$A468]; [.A20]); [.A20]; &quot;&quot;)">
            <text:p/>
          </table:table-cell>
          <table:table-cell table:style-name="ce31" table:formula="of:=IF(COUNTIF([Centros.$A20:.$A468]; [.A20]); LOOKUP([.A20];[Centros.$A20:.$A468];[Centros.B20:.B468]); &quot;&quot;)">
            <text:p/>
          </table:table-cell>
          <table:table-cell table:style-name="ce31" table:formula="of:=IF(COUNTIF([Centros.$A20:.$A468]; [.A20]); LOOKUP([.A20];[Centros.$A20:.$A468];[Centros.$C20:.$C468]); IF(COUNTIF([Centros.$D20:.$D468]; [.A20]); LOOKUP([.A20];[Centros.$D20:.$D468];[Centros.$C20:.$C468]); &quot;&quot;))">
            <text:p/>
          </table:table-cell>
          <table:table-cell table:style-name="ce28" table:formula="of:=IF(COUNTIF([Centros.$A20:.$A468]; [.A20]); LOOKUP([.A20];[Centros.$A20:.$A468];[Centros.$D20:.$D468]); IF(COUNTIF([Centros.$D20:.$D468]; [.A20]); [.A20]; &quot;&quot;))">
            <text:p/>
          </table:table-cell>
          <table:table-cell table:style-name="ce34" table:formula="of:=IF(COUNTIF([Centros.$A20:.$A468]; [.A20]); LOOKUP([.A20];[Centros.$A20:.$A468];[Centros.$E20:.$E468]); IF(COUNTIF([Centros.$D20:.$D468]; [.A20]); LOOKUP([.A20];[Centros.$D20:.$D468];[Centros.$E20:.$E468]); &quot;&quot;))">
            <text:p/>
          </table:table-cell>
          <table:table-cell table:style-name="ce37" table:formula="of:=IF(COUNTIF([Centros.$A20:.$A468]; [.A20]); LOOKUP([.A20];[Centros.$A20:.$A468];[Centros.$F20:.$F468]); IF(COUNTIF([Centros.$D20:.$D468]; [.A20]); LOOKUP([.A20];[Centros.$D20:.$D468];[Centros.$F20:.$F46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1]; ROW([.A21]) - 1; &quot;&quot;)">
            <text:p/>
          </table:table-cell>
          <table:table-cell table:style-name="ce29" table:formula="of:=IF(COUNTIF([Centros.$A21:.$A469]; [.A21]); [.A21]; &quot;&quot;)">
            <text:p/>
          </table:table-cell>
          <table:table-cell table:style-name="ce32" table:formula="of:=IF(COUNTIF([Centros.$A21:.$A469]; [.A21]); LOOKUP([.A21];[Centros.$A21:.$A469];[Centros.B21:.B469]); &quot;&quot;)">
            <text:p/>
          </table:table-cell>
          <table:table-cell table:style-name="ce32" table:formula="of:=IF(COUNTIF([Centros.$A21:.$A469]; [.A21]); LOOKUP([.A21];[Centros.$A21:.$A469];[Centros.$C21:.$C469]); IF(COUNTIF([Centros.$D21:.$D469]; [.A21]); LOOKUP([.A21];[Centros.$D21:.$D469];[Centros.$C21:.$C469]); &quot;&quot;))">
            <text:p/>
          </table:table-cell>
          <table:table-cell table:style-name="ce29" table:formula="of:=IF(COUNTIF([Centros.$A21:.$A469]; [.A21]); LOOKUP([.A21];[Centros.$A21:.$A469];[Centros.$D21:.$D469]); IF(COUNTIF([Centros.$D21:.$D469]; [.A21]); [.A21]; &quot;&quot;))">
            <text:p/>
          </table:table-cell>
          <table:table-cell table:style-name="ce35" table:formula="of:=IF(COUNTIF([Centros.$A21:.$A469]; [.A21]); LOOKUP([.A21];[Centros.$A21:.$A469];[Centros.$E21:.$E469]); IF(COUNTIF([Centros.$D21:.$D469]; [.A21]); LOOKUP([.A21];[Centros.$D21:.$D469];[Centros.$E21:.$E469]); &quot;&quot;))">
            <text:p/>
          </table:table-cell>
          <table:table-cell table:style-name="ce38" table:formula="of:=IF(COUNTIF([Centros.$A21:.$A469]; [.A21]); LOOKUP([.A21];[Centros.$A21:.$A469];[Centros.$F21:.$F469]); IF(COUNTIF([Centros.$D21:.$D469]; [.A21]); LOOKUP([.A21];[Centros.$D21:.$D469];[Centros.$F21:.$F46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2]; ROW([.A22]) - 1; &quot;&quot;)">
            <text:p/>
          </table:table-cell>
          <table:table-cell table:style-name="ce28" table:formula="of:=IF(COUNTIF([Centros.$A22:.$A470]; [.A22]); [.A22]; &quot;&quot;)">
            <text:p/>
          </table:table-cell>
          <table:table-cell table:style-name="ce31" table:formula="of:=IF(COUNTIF([Centros.$A22:.$A470]; [.A22]); LOOKUP([.A22];[Centros.$A22:.$A470];[Centros.B22:.B470]); &quot;&quot;)">
            <text:p/>
          </table:table-cell>
          <table:table-cell table:style-name="ce31" table:formula="of:=IF(COUNTIF([Centros.$A22:.$A470]; [.A22]); LOOKUP([.A22];[Centros.$A22:.$A470];[Centros.$C22:.$C470]); IF(COUNTIF([Centros.$D22:.$D470]; [.A22]); LOOKUP([.A22];[Centros.$D22:.$D470];[Centros.$C22:.$C470]); &quot;&quot;))">
            <text:p/>
          </table:table-cell>
          <table:table-cell table:style-name="ce28" table:formula="of:=IF(COUNTIF([Centros.$A22:.$A470]; [.A22]); LOOKUP([.A22];[Centros.$A22:.$A470];[Centros.$D22:.$D470]); IF(COUNTIF([Centros.$D22:.$D470]; [.A22]); [.A22]; &quot;&quot;))">
            <text:p/>
          </table:table-cell>
          <table:table-cell table:style-name="ce34" table:formula="of:=IF(COUNTIF([Centros.$A22:.$A470]; [.A22]); LOOKUP([.A22];[Centros.$A22:.$A470];[Centros.$E22:.$E470]); IF(COUNTIF([Centros.$D22:.$D470]; [.A22]); LOOKUP([.A22];[Centros.$D22:.$D470];[Centros.$E22:.$E470]); &quot;&quot;))">
            <text:p/>
          </table:table-cell>
          <table:table-cell table:style-name="ce37" table:formula="of:=IF(COUNTIF([Centros.$A22:.$A470]; [.A22]); LOOKUP([.A22];[Centros.$A22:.$A470];[Centros.$F22:.$F470]); IF(COUNTIF([Centros.$D22:.$D470]; [.A22]); LOOKUP([.A22];[Centros.$D22:.$D470];[Centros.$F22:.$F47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3]; ROW([.A23]) - 1; &quot;&quot;)">
            <text:p/>
          </table:table-cell>
          <table:table-cell table:style-name="ce29" table:formula="of:=IF(COUNTIF([Centros.$A23:.$A471]; [.A23]); [.A23]; &quot;&quot;)">
            <text:p/>
          </table:table-cell>
          <table:table-cell table:style-name="ce32" table:formula="of:=IF(COUNTIF([Centros.$A23:.$A471]; [.A23]); LOOKUP([.A23];[Centros.$A23:.$A471];[Centros.B23:.B471]); &quot;&quot;)">
            <text:p/>
          </table:table-cell>
          <table:table-cell table:style-name="ce32" table:formula="of:=IF(COUNTIF([Centros.$A23:.$A471]; [.A23]); LOOKUP([.A23];[Centros.$A23:.$A471];[Centros.$C23:.$C471]); IF(COUNTIF([Centros.$D23:.$D471]; [.A23]); LOOKUP([.A23];[Centros.$D23:.$D471];[Centros.$C23:.$C471]); &quot;&quot;))">
            <text:p/>
          </table:table-cell>
          <table:table-cell table:style-name="ce29" table:formula="of:=IF(COUNTIF([Centros.$A23:.$A471]; [.A23]); LOOKUP([.A23];[Centros.$A23:.$A471];[Centros.$D23:.$D471]); IF(COUNTIF([Centros.$D23:.$D471]; [.A23]); [.A23]; &quot;&quot;))">
            <text:p/>
          </table:table-cell>
          <table:table-cell table:style-name="ce35" table:formula="of:=IF(COUNTIF([Centros.$A23:.$A471]; [.A23]); LOOKUP([.A23];[Centros.$A23:.$A471];[Centros.$E23:.$E471]); IF(COUNTIF([Centros.$D23:.$D471]; [.A23]); LOOKUP([.A23];[Centros.$D23:.$D471];[Centros.$E23:.$E471]); &quot;&quot;))">
            <text:p/>
          </table:table-cell>
          <table:table-cell table:style-name="ce38" table:formula="of:=IF(COUNTIF([Centros.$A23:.$A471]; [.A23]); LOOKUP([.A23];[Centros.$A23:.$A471];[Centros.$F23:.$F471]); IF(COUNTIF([Centros.$D23:.$D471]; [.A23]); LOOKUP([.A23];[Centros.$D23:.$D471];[Centros.$F23:.$F47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4]; ROW([.A24]) - 1; &quot;&quot;)">
            <text:p/>
          </table:table-cell>
          <table:table-cell table:style-name="ce28" table:formula="of:=IF(COUNTIF([Centros.$A24:.$A472]; [.A24]); [.A24]; &quot;&quot;)">
            <text:p/>
          </table:table-cell>
          <table:table-cell table:style-name="ce31" table:formula="of:=IF(COUNTIF([Centros.$A24:.$A472]; [.A24]); LOOKUP([.A24];[Centros.$A24:.$A472];[Centros.B24:.B472]); &quot;&quot;)">
            <text:p/>
          </table:table-cell>
          <table:table-cell table:style-name="ce31" table:formula="of:=IF(COUNTIF([Centros.$A24:.$A472]; [.A24]); LOOKUP([.A24];[Centros.$A24:.$A472];[Centros.$C24:.$C472]); IF(COUNTIF([Centros.$D24:.$D472]; [.A24]); LOOKUP([.A24];[Centros.$D24:.$D472];[Centros.$C24:.$C472]); &quot;&quot;))">
            <text:p/>
          </table:table-cell>
          <table:table-cell table:style-name="ce28" table:formula="of:=IF(COUNTIF([Centros.$A24:.$A472]; [.A24]); LOOKUP([.A24];[Centros.$A24:.$A472];[Centros.$D24:.$D472]); IF(COUNTIF([Centros.$D24:.$D472]; [.A24]); [.A24]; &quot;&quot;))">
            <text:p/>
          </table:table-cell>
          <table:table-cell table:style-name="ce34" table:formula="of:=IF(COUNTIF([Centros.$A24:.$A472]; [.A24]); LOOKUP([.A24];[Centros.$A24:.$A472];[Centros.$E24:.$E472]); IF(COUNTIF([Centros.$D24:.$D472]; [.A24]); LOOKUP([.A24];[Centros.$D24:.$D472];[Centros.$E24:.$E472]); &quot;&quot;))">
            <text:p/>
          </table:table-cell>
          <table:table-cell table:style-name="ce37" table:formula="of:=IF(COUNTIF([Centros.$A24:.$A472]; [.A24]); LOOKUP([.A24];[Centros.$A24:.$A472];[Centros.$F24:.$F472]); IF(COUNTIF([Centros.$D24:.$D472]; [.A24]); LOOKUP([.A24];[Centros.$D24:.$D472];[Centros.$F24:.$F47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5]; ROW([.A25]) - 1; &quot;&quot;)">
            <text:p/>
          </table:table-cell>
          <table:table-cell table:style-name="ce29" table:formula="of:=IF(COUNTIF([Centros.$A25:.$A473]; [.A25]); [.A25]; &quot;&quot;)">
            <text:p/>
          </table:table-cell>
          <table:table-cell table:style-name="ce32" table:formula="of:=IF(COUNTIF([Centros.$A25:.$A473]; [.A25]); LOOKUP([.A25];[Centros.$A25:.$A473];[Centros.B25:.B473]); &quot;&quot;)">
            <text:p/>
          </table:table-cell>
          <table:table-cell table:style-name="ce32" table:formula="of:=IF(COUNTIF([Centros.$A25:.$A473]; [.A25]); LOOKUP([.A25];[Centros.$A25:.$A473];[Centros.$C25:.$C473]); IF(COUNTIF([Centros.$D25:.$D473]; [.A25]); LOOKUP([.A25];[Centros.$D25:.$D473];[Centros.$C25:.$C473]); &quot;&quot;))">
            <text:p/>
          </table:table-cell>
          <table:table-cell table:style-name="ce29" table:formula="of:=IF(COUNTIF([Centros.$A25:.$A473]; [.A25]); LOOKUP([.A25];[Centros.$A25:.$A473];[Centros.$D25:.$D473]); IF(COUNTIF([Centros.$D25:.$D473]; [.A25]); [.A25]; &quot;&quot;))">
            <text:p/>
          </table:table-cell>
          <table:table-cell table:style-name="ce35" table:formula="of:=IF(COUNTIF([Centros.$A25:.$A473]; [.A25]); LOOKUP([.A25];[Centros.$A25:.$A473];[Centros.$E25:.$E473]); IF(COUNTIF([Centros.$D25:.$D473]; [.A25]); LOOKUP([.A25];[Centros.$D25:.$D473];[Centros.$E25:.$E473]); &quot;&quot;))">
            <text:p/>
          </table:table-cell>
          <table:table-cell table:style-name="ce38" table:formula="of:=IF(COUNTIF([Centros.$A25:.$A473]; [.A25]); LOOKUP([.A25];[Centros.$A25:.$A473];[Centros.$F25:.$F473]); IF(COUNTIF([Centros.$D25:.$D473]; [.A25]); LOOKUP([.A25];[Centros.$D25:.$D473];[Centros.$F25:.$F47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6]; ROW([.A26]) - 1; &quot;&quot;)">
            <text:p/>
          </table:table-cell>
          <table:table-cell table:style-name="ce28" table:formula="of:=IF(COUNTIF([Centros.$A26:.$A474]; [.A26]); [.A26]; &quot;&quot;)">
            <text:p/>
          </table:table-cell>
          <table:table-cell table:style-name="ce31" table:formula="of:=IF(COUNTIF([Centros.$A26:.$A474]; [.A26]); LOOKUP([.A26];[Centros.$A26:.$A474];[Centros.B26:.B474]); &quot;&quot;)">
            <text:p/>
          </table:table-cell>
          <table:table-cell table:style-name="ce31" table:formula="of:=IF(COUNTIF([Centros.$A26:.$A474]; [.A26]); LOOKUP([.A26];[Centros.$A26:.$A474];[Centros.$C26:.$C474]); IF(COUNTIF([Centros.$D26:.$D474]; [.A26]); LOOKUP([.A26];[Centros.$D26:.$D474];[Centros.$C26:.$C474]); &quot;&quot;))">
            <text:p/>
          </table:table-cell>
          <table:table-cell table:style-name="ce28" table:formula="of:=IF(COUNTIF([Centros.$A26:.$A474]; [.A26]); LOOKUP([.A26];[Centros.$A26:.$A474];[Centros.$D26:.$D474]); IF(COUNTIF([Centros.$D26:.$D474]; [.A26]); [.A26]; &quot;&quot;))">
            <text:p/>
          </table:table-cell>
          <table:table-cell table:style-name="ce34" table:formula="of:=IF(COUNTIF([Centros.$A26:.$A474]; [.A26]); LOOKUP([.A26];[Centros.$A26:.$A474];[Centros.$E26:.$E474]); IF(COUNTIF([Centros.$D26:.$D474]; [.A26]); LOOKUP([.A26];[Centros.$D26:.$D474];[Centros.$E26:.$E474]); &quot;&quot;))">
            <text:p/>
          </table:table-cell>
          <table:table-cell table:style-name="ce37" table:formula="of:=IF(COUNTIF([Centros.$A26:.$A474]; [.A26]); LOOKUP([.A26];[Centros.$A26:.$A474];[Centros.$F26:.$F474]); IF(COUNTIF([Centros.$D26:.$D474]; [.A26]); LOOKUP([.A26];[Centros.$D26:.$D474];[Centros.$F26:.$F47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7]; ROW([.A27]) - 1; &quot;&quot;)">
            <text:p/>
          </table:table-cell>
          <table:table-cell table:style-name="ce29" table:formula="of:=IF(COUNTIF([Centros.$A27:.$A475]; [.A27]); [.A27]; &quot;&quot;)">
            <text:p/>
          </table:table-cell>
          <table:table-cell table:style-name="ce32" table:formula="of:=IF(COUNTIF([Centros.$A27:.$A475]; [.A27]); LOOKUP([.A27];[Centros.$A27:.$A475];[Centros.B27:.B475]); &quot;&quot;)">
            <text:p/>
          </table:table-cell>
          <table:table-cell table:style-name="ce32" table:formula="of:=IF(COUNTIF([Centros.$A27:.$A475]; [.A27]); LOOKUP([.A27];[Centros.$A27:.$A475];[Centros.$C27:.$C475]); IF(COUNTIF([Centros.$D27:.$D475]; [.A27]); LOOKUP([.A27];[Centros.$D27:.$D475];[Centros.$C27:.$C475]); &quot;&quot;))">
            <text:p/>
          </table:table-cell>
          <table:table-cell table:style-name="ce29" table:formula="of:=IF(COUNTIF([Centros.$A27:.$A475]; [.A27]); LOOKUP([.A27];[Centros.$A27:.$A475];[Centros.$D27:.$D475]); IF(COUNTIF([Centros.$D27:.$D475]; [.A27]); [.A27]; &quot;&quot;))">
            <text:p/>
          </table:table-cell>
          <table:table-cell table:style-name="ce35" table:formula="of:=IF(COUNTIF([Centros.$A27:.$A475]; [.A27]); LOOKUP([.A27];[Centros.$A27:.$A475];[Centros.$E27:.$E475]); IF(COUNTIF([Centros.$D27:.$D475]; [.A27]); LOOKUP([.A27];[Centros.$D27:.$D475];[Centros.$E27:.$E475]); &quot;&quot;))">
            <text:p/>
          </table:table-cell>
          <table:table-cell table:style-name="ce38" table:formula="of:=IF(COUNTIF([Centros.$A27:.$A475]; [.A27]); LOOKUP([.A27];[Centros.$A27:.$A475];[Centros.$F27:.$F475]); IF(COUNTIF([Centros.$D27:.$D475]; [.A27]); LOOKUP([.A27];[Centros.$D27:.$D475];[Centros.$F27:.$F47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8]; ROW([.A28]) - 1; &quot;&quot;)">
            <text:p/>
          </table:table-cell>
          <table:table-cell table:style-name="ce28" table:formula="of:=IF(COUNTIF([Centros.$A28:.$A476]; [.A28]); [.A28]; &quot;&quot;)">
            <text:p/>
          </table:table-cell>
          <table:table-cell table:style-name="ce31" table:formula="of:=IF(COUNTIF([Centros.$A28:.$A476]; [.A28]); LOOKUP([.A28];[Centros.$A28:.$A476];[Centros.B28:.B476]); &quot;&quot;)">
            <text:p/>
          </table:table-cell>
          <table:table-cell table:style-name="ce31" table:formula="of:=IF(COUNTIF([Centros.$A28:.$A476]; [.A28]); LOOKUP([.A28];[Centros.$A28:.$A476];[Centros.$C28:.$C476]); IF(COUNTIF([Centros.$D28:.$D476]; [.A28]); LOOKUP([.A28];[Centros.$D28:.$D476];[Centros.$C28:.$C476]); &quot;&quot;))">
            <text:p/>
          </table:table-cell>
          <table:table-cell table:style-name="ce28" table:formula="of:=IF(COUNTIF([Centros.$A28:.$A476]; [.A28]); LOOKUP([.A28];[Centros.$A28:.$A476];[Centros.$D28:.$D476]); IF(COUNTIF([Centros.$D28:.$D476]; [.A28]); [.A28]; &quot;&quot;))">
            <text:p/>
          </table:table-cell>
          <table:table-cell table:style-name="ce34" table:formula="of:=IF(COUNTIF([Centros.$A28:.$A476]; [.A28]); LOOKUP([.A28];[Centros.$A28:.$A476];[Centros.$E28:.$E476]); IF(COUNTIF([Centros.$D28:.$D476]; [.A28]); LOOKUP([.A28];[Centros.$D28:.$D476];[Centros.$E28:.$E476]); &quot;&quot;))">
            <text:p/>
          </table:table-cell>
          <table:table-cell table:style-name="ce37" table:formula="of:=IF(COUNTIF([Centros.$A28:.$A476]; [.A28]); LOOKUP([.A28];[Centros.$A28:.$A476];[Centros.$F28:.$F476]); IF(COUNTIF([Centros.$D28:.$D476]; [.A28]); LOOKUP([.A28];[Centros.$D28:.$D476];[Centros.$F28:.$F47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9]; ROW([.A29]) - 1; &quot;&quot;)">
            <text:p/>
          </table:table-cell>
          <table:table-cell table:style-name="ce29" table:formula="of:=IF(COUNTIF([Centros.$A29:.$A477]; [.A29]); [.A29]; &quot;&quot;)">
            <text:p/>
          </table:table-cell>
          <table:table-cell table:style-name="ce32" table:formula="of:=IF(COUNTIF([Centros.$A29:.$A477]; [.A29]); LOOKUP([.A29];[Centros.$A29:.$A477];[Centros.B29:.B477]); &quot;&quot;)">
            <text:p/>
          </table:table-cell>
          <table:table-cell table:style-name="ce32" table:formula="of:=IF(COUNTIF([Centros.$A29:.$A477]; [.A29]); LOOKUP([.A29];[Centros.$A29:.$A477];[Centros.$C29:.$C477]); IF(COUNTIF([Centros.$D29:.$D477]; [.A29]); LOOKUP([.A29];[Centros.$D29:.$D477];[Centros.$C29:.$C477]); &quot;&quot;))">
            <text:p/>
          </table:table-cell>
          <table:table-cell table:style-name="ce29" table:formula="of:=IF(COUNTIF([Centros.$A29:.$A477]; [.A29]); LOOKUP([.A29];[Centros.$A29:.$A477];[Centros.$D29:.$D477]); IF(COUNTIF([Centros.$D29:.$D477]; [.A29]); [.A29]; &quot;&quot;))">
            <text:p/>
          </table:table-cell>
          <table:table-cell table:style-name="ce35" table:formula="of:=IF(COUNTIF([Centros.$A29:.$A477]; [.A29]); LOOKUP([.A29];[Centros.$A29:.$A477];[Centros.$E29:.$E477]); IF(COUNTIF([Centros.$D29:.$D477]; [.A29]); LOOKUP([.A29];[Centros.$D29:.$D477];[Centros.$E29:.$E477]); &quot;&quot;))">
            <text:p/>
          </table:table-cell>
          <table:table-cell table:style-name="ce38" table:formula="of:=IF(COUNTIF([Centros.$A29:.$A477]; [.A29]); LOOKUP([.A29];[Centros.$A29:.$A477];[Centros.$F29:.$F477]); IF(COUNTIF([Centros.$D29:.$D477]; [.A29]); LOOKUP([.A29];[Centros.$D29:.$D477];[Centros.$F29:.$F47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30]; ROW([.A30]) - 1; &quot;&quot;)">
            <text:p/>
          </table:table-cell>
          <table:table-cell table:style-name="ce28" table:formula="of:=IF(COUNTIF([Centros.$A30:.$A478]; [.A30]); [.A30]; &quot;&quot;)">
            <text:p/>
          </table:table-cell>
          <table:table-cell table:style-name="ce31" table:formula="of:=IF(COUNTIF([Centros.$A30:.$A478]; [.A30]); LOOKUP([.A30];[Centros.$A30:.$A478];[Centros.B30:.B478]); &quot;&quot;)">
            <text:p/>
          </table:table-cell>
          <table:table-cell table:style-name="ce31" table:formula="of:=IF(COUNTIF([Centros.$A30:.$A478]; [.A30]); LOOKUP([.A30];[Centros.$A30:.$A478];[Centros.$C30:.$C478]); IF(COUNTIF([Centros.$D30:.$D478]; [.A30]); LOOKUP([.A30];[Centros.$D30:.$D478];[Centros.$C30:.$C478]); &quot;&quot;))">
            <text:p/>
          </table:table-cell>
          <table:table-cell table:style-name="ce28" table:formula="of:=IF(COUNTIF([Centros.$A30:.$A478]; [.A30]); LOOKUP([.A30];[Centros.$A30:.$A478];[Centros.$D30:.$D478]); IF(COUNTIF([Centros.$D30:.$D478]; [.A30]); [.A30]; &quot;&quot;))">
            <text:p/>
          </table:table-cell>
          <table:table-cell table:style-name="ce34" table:formula="of:=IF(COUNTIF([Centros.$A30:.$A478]; [.A30]); LOOKUP([.A30];[Centros.$A30:.$A478];[Centros.$E30:.$E478]); IF(COUNTIF([Centros.$D30:.$D478]; [.A30]); LOOKUP([.A30];[Centros.$D30:.$D478];[Centros.$E30:.$E478]); &quot;&quot;))">
            <text:p/>
          </table:table-cell>
          <table:table-cell table:style-name="ce37" table:formula="of:=IF(COUNTIF([Centros.$A30:.$A478]; [.A30]); LOOKUP([.A30];[Centros.$A30:.$A478];[Centros.$F30:.$F478]); IF(COUNTIF([Centros.$D30:.$D478]; [.A30]); LOOKUP([.A30];[Centros.$D30:.$D478];[Centros.$F30:.$F47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31]; ROW([.A31]) - 1; &quot;&quot;)">
            <text:p/>
          </table:table-cell>
          <table:table-cell table:style-name="ce29" table:formula="of:=IF(COUNTIF([Centros.$A31:.$A479]; [.A31]); [.A31]; &quot;&quot;)">
            <text:p/>
          </table:table-cell>
          <table:table-cell table:style-name="ce32" table:formula="of:=IF(COUNTIF([Centros.$A31:.$A479]; [.A31]); LOOKUP([.A31];[Centros.$A31:.$A479];[Centros.B31:.B479]); &quot;&quot;)">
            <text:p/>
          </table:table-cell>
          <table:table-cell table:style-name="ce32" table:formula="of:=IF(COUNTIF([Centros.$A31:.$A479]; [.A31]); LOOKUP([.A31];[Centros.$A31:.$A479];[Centros.$C31:.$C479]); IF(COUNTIF([Centros.$D31:.$D479]; [.A31]); LOOKUP([.A31];[Centros.$D31:.$D479];[Centros.$C31:.$C479]); &quot;&quot;))">
            <text:p/>
          </table:table-cell>
          <table:table-cell table:style-name="ce29" table:formula="of:=IF(COUNTIF([Centros.$A31:.$A479]; [.A31]); LOOKUP([.A31];[Centros.$A31:.$A479];[Centros.$D31:.$D479]); IF(COUNTIF([Centros.$D31:.$D479]; [.A31]); [.A31]; &quot;&quot;))">
            <text:p/>
          </table:table-cell>
          <table:table-cell table:style-name="ce35" table:formula="of:=IF(COUNTIF([Centros.$A31:.$A479]; [.A31]); LOOKUP([.A31];[Centros.$A31:.$A479];[Centros.$E31:.$E479]); IF(COUNTIF([Centros.$D31:.$D479]; [.A31]); LOOKUP([.A31];[Centros.$D31:.$D479];[Centros.$E31:.$E479]); &quot;&quot;))">
            <text:p/>
          </table:table-cell>
          <table:table-cell table:style-name="ce38" table:formula="of:=IF(COUNTIF([Centros.$A31:.$A479]; [.A31]); LOOKUP([.A31];[Centros.$A31:.$A479];[Centros.$F31:.$F479]); IF(COUNTIF([Centros.$D31:.$D479]; [.A31]); LOOKUP([.A31];[Centros.$D31:.$D479];[Centros.$F31:.$F47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32]; ROW([.A32]) - 1; &quot;&quot;)">
            <text:p/>
          </table:table-cell>
          <table:table-cell table:style-name="ce28" table:formula="of:=IF(COUNTIF([Centros.$A32:.$A480]; [.A32]); [.A32]; &quot;&quot;)">
            <text:p/>
          </table:table-cell>
          <table:table-cell table:style-name="ce31" table:formula="of:=IF(COUNTIF([Centros.$A32:.$A480]; [.A32]); LOOKUP([.A32];[Centros.$A32:.$A480];[Centros.B32:.B480]); &quot;&quot;)">
            <text:p/>
          </table:table-cell>
          <table:table-cell table:style-name="ce31" table:formula="of:=IF(COUNTIF([Centros.$A32:.$A480]; [.A32]); LOOKUP([.A32];[Centros.$A32:.$A480];[Centros.$C32:.$C480]); IF(COUNTIF([Centros.$D32:.$D480]; [.A32]); LOOKUP([.A32];[Centros.$D32:.$D480];[Centros.$C32:.$C480]); &quot;&quot;))">
            <text:p/>
          </table:table-cell>
          <table:table-cell table:style-name="ce28" table:formula="of:=IF(COUNTIF([Centros.$A32:.$A480]; [.A32]); LOOKUP([.A32];[Centros.$A32:.$A480];[Centros.$D32:.$D480]); IF(COUNTIF([Centros.$D32:.$D480]; [.A32]); [.A32]; &quot;&quot;))">
            <text:p/>
          </table:table-cell>
          <table:table-cell table:style-name="ce34" table:formula="of:=IF(COUNTIF([Centros.$A32:.$A480]; [.A32]); LOOKUP([.A32];[Centros.$A32:.$A480];[Centros.$E32:.$E480]); IF(COUNTIF([Centros.$D32:.$D480]; [.A32]); LOOKUP([.A32];[Centros.$D32:.$D480];[Centros.$E32:.$E480]); &quot;&quot;))">
            <text:p/>
          </table:table-cell>
          <table:table-cell table:style-name="ce37" table:formula="of:=IF(COUNTIF([Centros.$A32:.$A480]; [.A32]); LOOKUP([.A32];[Centros.$A32:.$A480];[Centros.$F32:.$F480]); IF(COUNTIF([Centros.$D32:.$D480]; [.A32]); LOOKUP([.A32];[Centros.$D32:.$D480];[Centros.$F32:.$F48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33]; ROW([.A33]) - 1; &quot;&quot;)">
            <text:p/>
          </table:table-cell>
          <table:table-cell table:style-name="ce29" table:formula="of:=IF(COUNTIF([Centros.$A33:.$A481]; [.A33]); [.A33]; &quot;&quot;)">
            <text:p/>
          </table:table-cell>
          <table:table-cell table:style-name="ce32" table:formula="of:=IF(COUNTIF([Centros.$A33:.$A481]; [.A33]); LOOKUP([.A33];[Centros.$A33:.$A481];[Centros.B33:.B481]); &quot;&quot;)">
            <text:p/>
          </table:table-cell>
          <table:table-cell table:style-name="ce32" table:formula="of:=IF(COUNTIF([Centros.$A33:.$A481]; [.A33]); LOOKUP([.A33];[Centros.$A33:.$A481];[Centros.$C33:.$C481]); IF(COUNTIF([Centros.$D33:.$D481]; [.A33]); LOOKUP([.A33];[Centros.$D33:.$D481];[Centros.$C33:.$C481]); &quot;&quot;))">
            <text:p/>
          </table:table-cell>
          <table:table-cell table:style-name="ce29" table:formula="of:=IF(COUNTIF([Centros.$A33:.$A481]; [.A33]); LOOKUP([.A33];[Centros.$A33:.$A481];[Centros.$D33:.$D481]); IF(COUNTIF([Centros.$D33:.$D481]; [.A33]); [.A33]; &quot;&quot;))">
            <text:p/>
          </table:table-cell>
          <table:table-cell table:style-name="ce35" table:formula="of:=IF(COUNTIF([Centros.$A33:.$A481]; [.A33]); LOOKUP([.A33];[Centros.$A33:.$A481];[Centros.$E33:.$E481]); IF(COUNTIF([Centros.$D33:.$D481]; [.A33]); LOOKUP([.A33];[Centros.$D33:.$D481];[Centros.$E33:.$E481]); &quot;&quot;))">
            <text:p/>
          </table:table-cell>
          <table:table-cell table:style-name="ce38" table:formula="of:=IF(COUNTIF([Centros.$A33:.$A481]; [.A33]); LOOKUP([.A33];[Centros.$A33:.$A481];[Centros.$F33:.$F481]); IF(COUNTIF([Centros.$D33:.$D481]; [.A33]); LOOKUP([.A33];[Centros.$D33:.$D481];[Centros.$F33:.$F48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34]; ROW([.A34]) - 1; &quot;&quot;)">
            <text:p/>
          </table:table-cell>
          <table:table-cell table:style-name="ce28" table:formula="of:=IF(COUNTIF([Centros.$A34:.$A482]; [.A34]); [.A34]; &quot;&quot;)">
            <text:p/>
          </table:table-cell>
          <table:table-cell table:style-name="ce31" table:formula="of:=IF(COUNTIF([Centros.$A34:.$A482]; [.A34]); LOOKUP([.A34];[Centros.$A34:.$A482];[Centros.B34:.B482]); &quot;&quot;)">
            <text:p/>
          </table:table-cell>
          <table:table-cell table:style-name="ce31" table:formula="of:=IF(COUNTIF([Centros.$A34:.$A482]; [.A34]); LOOKUP([.A34];[Centros.$A34:.$A482];[Centros.$C34:.$C482]); IF(COUNTIF([Centros.$D34:.$D482]; [.A34]); LOOKUP([.A34];[Centros.$D34:.$D482];[Centros.$C34:.$C482]); &quot;&quot;))">
            <text:p/>
          </table:table-cell>
          <table:table-cell table:style-name="ce28" table:formula="of:=IF(COUNTIF([Centros.$A34:.$A482]; [.A34]); LOOKUP([.A34];[Centros.$A34:.$A482];[Centros.$D34:.$D482]); IF(COUNTIF([Centros.$D34:.$D482]; [.A34]); [.A34]; &quot;&quot;))">
            <text:p/>
          </table:table-cell>
          <table:table-cell table:style-name="ce34" table:formula="of:=IF(COUNTIF([Centros.$A34:.$A482]; [.A34]); LOOKUP([.A34];[Centros.$A34:.$A482];[Centros.$E34:.$E482]); IF(COUNTIF([Centros.$D34:.$D482]; [.A34]); LOOKUP([.A34];[Centros.$D34:.$D482];[Centros.$E34:.$E482]); &quot;&quot;))">
            <text:p/>
          </table:table-cell>
          <table:table-cell table:style-name="ce37" table:formula="of:=IF(COUNTIF([Centros.$A34:.$A482]; [.A34]); LOOKUP([.A34];[Centros.$A34:.$A482];[Centros.$F34:.$F482]); IF(COUNTIF([Centros.$D34:.$D482]; [.A34]); LOOKUP([.A34];[Centros.$D34:.$D482];[Centros.$F34:.$F48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35]; ROW([.A35]) - 1; &quot;&quot;)">
            <text:p/>
          </table:table-cell>
          <table:table-cell table:style-name="ce29" table:formula="of:=IF(COUNTIF([Centros.$A35:.$A483]; [.A35]); [.A35]; &quot;&quot;)">
            <text:p/>
          </table:table-cell>
          <table:table-cell table:style-name="ce32" table:formula="of:=IF(COUNTIF([Centros.$A35:.$A483]; [.A35]); LOOKUP([.A35];[Centros.$A35:.$A483];[Centros.B35:.B483]); &quot;&quot;)">
            <text:p/>
          </table:table-cell>
          <table:table-cell table:style-name="ce32" table:formula="of:=IF(COUNTIF([Centros.$A35:.$A483]; [.A35]); LOOKUP([.A35];[Centros.$A35:.$A483];[Centros.$C35:.$C483]); IF(COUNTIF([Centros.$D35:.$D483]; [.A35]); LOOKUP([.A35];[Centros.$D35:.$D483];[Centros.$C35:.$C483]); &quot;&quot;))">
            <text:p/>
          </table:table-cell>
          <table:table-cell table:style-name="ce29" table:formula="of:=IF(COUNTIF([Centros.$A35:.$A483]; [.A35]); LOOKUP([.A35];[Centros.$A35:.$A483];[Centros.$D35:.$D483]); IF(COUNTIF([Centros.$D35:.$D483]; [.A35]); [.A35]; &quot;&quot;))">
            <text:p/>
          </table:table-cell>
          <table:table-cell table:style-name="ce35" table:formula="of:=IF(COUNTIF([Centros.$A35:.$A483]; [.A35]); LOOKUP([.A35];[Centros.$A35:.$A483];[Centros.$E35:.$E483]); IF(COUNTIF([Centros.$D35:.$D483]; [.A35]); LOOKUP([.A35];[Centros.$D35:.$D483];[Centros.$E35:.$E483]); &quot;&quot;))">
            <text:p/>
          </table:table-cell>
          <table:table-cell table:style-name="ce38" table:formula="of:=IF(COUNTIF([Centros.$A35:.$A483]; [.A35]); LOOKUP([.A35];[Centros.$A35:.$A483];[Centros.$F35:.$F483]); IF(COUNTIF([Centros.$D35:.$D483]; [.A35]); LOOKUP([.A35];[Centros.$D35:.$D483];[Centros.$F35:.$F48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36]; ROW([.A36]) - 1; &quot;&quot;)">
            <text:p/>
          </table:table-cell>
          <table:table-cell table:style-name="ce28" table:formula="of:=IF(COUNTIF([Centros.$A36:.$A484]; [.A36]); [.A36]; &quot;&quot;)">
            <text:p/>
          </table:table-cell>
          <table:table-cell table:style-name="ce31" table:formula="of:=IF(COUNTIF([Centros.$A36:.$A484]; [.A36]); LOOKUP([.A36];[Centros.$A36:.$A484];[Centros.B36:.B484]); &quot;&quot;)">
            <text:p/>
          </table:table-cell>
          <table:table-cell table:style-name="ce31" table:formula="of:=IF(COUNTIF([Centros.$A36:.$A484]; [.A36]); LOOKUP([.A36];[Centros.$A36:.$A484];[Centros.$C36:.$C484]); IF(COUNTIF([Centros.$D36:.$D484]; [.A36]); LOOKUP([.A36];[Centros.$D36:.$D484];[Centros.$C36:.$C484]); &quot;&quot;))">
            <text:p/>
          </table:table-cell>
          <table:table-cell table:style-name="ce28" table:formula="of:=IF(COUNTIF([Centros.$A36:.$A484]; [.A36]); LOOKUP([.A36];[Centros.$A36:.$A484];[Centros.$D36:.$D484]); IF(COUNTIF([Centros.$D36:.$D484]; [.A36]); [.A36]; &quot;&quot;))">
            <text:p/>
          </table:table-cell>
          <table:table-cell table:style-name="ce34" table:formula="of:=IF(COUNTIF([Centros.$A36:.$A484]; [.A36]); LOOKUP([.A36];[Centros.$A36:.$A484];[Centros.$E36:.$E484]); IF(COUNTIF([Centros.$D36:.$D484]; [.A36]); LOOKUP([.A36];[Centros.$D36:.$D484];[Centros.$E36:.$E484]); &quot;&quot;))">
            <text:p/>
          </table:table-cell>
          <table:table-cell table:style-name="ce37" table:formula="of:=IF(COUNTIF([Centros.$A36:.$A484]; [.A36]); LOOKUP([.A36];[Centros.$A36:.$A484];[Centros.$F36:.$F484]); IF(COUNTIF([Centros.$D36:.$D484]; [.A36]); LOOKUP([.A36];[Centros.$D36:.$D484];[Centros.$F36:.$F48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37]; ROW([.A37]) - 1; &quot;&quot;)">
            <text:p/>
          </table:table-cell>
          <table:table-cell table:style-name="ce29" table:formula="of:=IF(COUNTIF([Centros.$A37:.$A485]; [.A37]); [.A37]; &quot;&quot;)">
            <text:p/>
          </table:table-cell>
          <table:table-cell table:style-name="ce32" table:formula="of:=IF(COUNTIF([Centros.$A37:.$A485]; [.A37]); LOOKUP([.A37];[Centros.$A37:.$A485];[Centros.B37:.B485]); &quot;&quot;)">
            <text:p/>
          </table:table-cell>
          <table:table-cell table:style-name="ce32" table:formula="of:=IF(COUNTIF([Centros.$A37:.$A485]; [.A37]); LOOKUP([.A37];[Centros.$A37:.$A485];[Centros.$C37:.$C485]); IF(COUNTIF([Centros.$D37:.$D485]; [.A37]); LOOKUP([.A37];[Centros.$D37:.$D485];[Centros.$C37:.$C485]); &quot;&quot;))">
            <text:p/>
          </table:table-cell>
          <table:table-cell table:style-name="ce29" table:formula="of:=IF(COUNTIF([Centros.$A37:.$A485]; [.A37]); LOOKUP([.A37];[Centros.$A37:.$A485];[Centros.$D37:.$D485]); IF(COUNTIF([Centros.$D37:.$D485]; [.A37]); [.A37]; &quot;&quot;))">
            <text:p/>
          </table:table-cell>
          <table:table-cell table:style-name="ce35" table:formula="of:=IF(COUNTIF([Centros.$A37:.$A485]; [.A37]); LOOKUP([.A37];[Centros.$A37:.$A485];[Centros.$E37:.$E485]); IF(COUNTIF([Centros.$D37:.$D485]; [.A37]); LOOKUP([.A37];[Centros.$D37:.$D485];[Centros.$E37:.$E485]); &quot;&quot;))">
            <text:p/>
          </table:table-cell>
          <table:table-cell table:style-name="ce38" table:formula="of:=IF(COUNTIF([Centros.$A37:.$A485]; [.A37]); LOOKUP([.A37];[Centros.$A37:.$A485];[Centros.$F37:.$F485]); IF(COUNTIF([Centros.$D37:.$D485]; [.A37]); LOOKUP([.A37];[Centros.$D37:.$D485];[Centros.$F37:.$F48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38]; ROW([.A38]) - 1; &quot;&quot;)">
            <text:p/>
          </table:table-cell>
          <table:table-cell table:style-name="ce28" table:formula="of:=IF(COUNTIF([Centros.$A38:.$A486]; [.A38]); [.A38]; &quot;&quot;)">
            <text:p/>
          </table:table-cell>
          <table:table-cell table:style-name="ce31" table:formula="of:=IF(COUNTIF([Centros.$A38:.$A486]; [.A38]); LOOKUP([.A38];[Centros.$A38:.$A486];[Centros.B38:.B486]); &quot;&quot;)">
            <text:p/>
          </table:table-cell>
          <table:table-cell table:style-name="ce31" table:formula="of:=IF(COUNTIF([Centros.$A38:.$A486]; [.A38]); LOOKUP([.A38];[Centros.$A38:.$A486];[Centros.$C38:.$C486]); IF(COUNTIF([Centros.$D38:.$D486]; [.A38]); LOOKUP([.A38];[Centros.$D38:.$D486];[Centros.$C38:.$C486]); &quot;&quot;))">
            <text:p/>
          </table:table-cell>
          <table:table-cell table:style-name="ce28" table:formula="of:=IF(COUNTIF([Centros.$A38:.$A486]; [.A38]); LOOKUP([.A38];[Centros.$A38:.$A486];[Centros.$D38:.$D486]); IF(COUNTIF([Centros.$D38:.$D486]; [.A38]); [.A38]; &quot;&quot;))">
            <text:p/>
          </table:table-cell>
          <table:table-cell table:style-name="ce34" table:formula="of:=IF(COUNTIF([Centros.$A38:.$A486]; [.A38]); LOOKUP([.A38];[Centros.$A38:.$A486];[Centros.$E38:.$E486]); IF(COUNTIF([Centros.$D38:.$D486]; [.A38]); LOOKUP([.A38];[Centros.$D38:.$D486];[Centros.$E38:.$E486]); &quot;&quot;))">
            <text:p/>
          </table:table-cell>
          <table:table-cell table:style-name="ce37" table:formula="of:=IF(COUNTIF([Centros.$A38:.$A486]; [.A38]); LOOKUP([.A38];[Centros.$A38:.$A486];[Centros.$F38:.$F486]); IF(COUNTIF([Centros.$D38:.$D486]; [.A38]); LOOKUP([.A38];[Centros.$D38:.$D486];[Centros.$F38:.$F48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39]; ROW([.A39]) - 1; &quot;&quot;)">
            <text:p/>
          </table:table-cell>
          <table:table-cell table:style-name="ce29" table:formula="of:=IF(COUNTIF([Centros.$A39:.$A487]; [.A39]); [.A39]; &quot;&quot;)">
            <text:p/>
          </table:table-cell>
          <table:table-cell table:style-name="ce32" table:formula="of:=IF(COUNTIF([Centros.$A39:.$A487]; [.A39]); LOOKUP([.A39];[Centros.$A39:.$A487];[Centros.B39:.B487]); &quot;&quot;)">
            <text:p/>
          </table:table-cell>
          <table:table-cell table:style-name="ce32" table:formula="of:=IF(COUNTIF([Centros.$A39:.$A487]; [.A39]); LOOKUP([.A39];[Centros.$A39:.$A487];[Centros.$C39:.$C487]); IF(COUNTIF([Centros.$D39:.$D487]; [.A39]); LOOKUP([.A39];[Centros.$D39:.$D487];[Centros.$C39:.$C487]); &quot;&quot;))">
            <text:p/>
          </table:table-cell>
          <table:table-cell table:style-name="ce29" table:formula="of:=IF(COUNTIF([Centros.$A39:.$A487]; [.A39]); LOOKUP([.A39];[Centros.$A39:.$A487];[Centros.$D39:.$D487]); IF(COUNTIF([Centros.$D39:.$D487]; [.A39]); [.A39]; &quot;&quot;))">
            <text:p/>
          </table:table-cell>
          <table:table-cell table:style-name="ce35" table:formula="of:=IF(COUNTIF([Centros.$A39:.$A487]; [.A39]); LOOKUP([.A39];[Centros.$A39:.$A487];[Centros.$E39:.$E487]); IF(COUNTIF([Centros.$D39:.$D487]; [.A39]); LOOKUP([.A39];[Centros.$D39:.$D487];[Centros.$E39:.$E487]); &quot;&quot;))">
            <text:p/>
          </table:table-cell>
          <table:table-cell table:style-name="ce38" table:formula="of:=IF(COUNTIF([Centros.$A39:.$A487]; [.A39]); LOOKUP([.A39];[Centros.$A39:.$A487];[Centros.$F39:.$F487]); IF(COUNTIF([Centros.$D39:.$D487]; [.A39]); LOOKUP([.A39];[Centros.$D39:.$D487];[Centros.$F39:.$F48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40]; ROW([.A40]) - 1; &quot;&quot;)">
            <text:p/>
          </table:table-cell>
          <table:table-cell table:style-name="ce28" table:formula="of:=IF(COUNTIF([Centros.$A40:.$A488]; [.A40]); [.A40]; &quot;&quot;)">
            <text:p/>
          </table:table-cell>
          <table:table-cell table:style-name="ce31" table:formula="of:=IF(COUNTIF([Centros.$A40:.$A488]; [.A40]); LOOKUP([.A40];[Centros.$A40:.$A488];[Centros.B40:.B488]); &quot;&quot;)">
            <text:p/>
          </table:table-cell>
          <table:table-cell table:style-name="ce31" table:formula="of:=IF(COUNTIF([Centros.$A40:.$A488]; [.A40]); LOOKUP([.A40];[Centros.$A40:.$A488];[Centros.$C40:.$C488]); IF(COUNTIF([Centros.$D40:.$D488]; [.A40]); LOOKUP([.A40];[Centros.$D40:.$D488];[Centros.$C40:.$C488]); &quot;&quot;))">
            <text:p/>
          </table:table-cell>
          <table:table-cell table:style-name="ce28" table:formula="of:=IF(COUNTIF([Centros.$A40:.$A488]; [.A40]); LOOKUP([.A40];[Centros.$A40:.$A488];[Centros.$D40:.$D488]); IF(COUNTIF([Centros.$D40:.$D488]; [.A40]); [.A40]; &quot;&quot;))">
            <text:p/>
          </table:table-cell>
          <table:table-cell table:style-name="ce34" table:formula="of:=IF(COUNTIF([Centros.$A40:.$A488]; [.A40]); LOOKUP([.A40];[Centros.$A40:.$A488];[Centros.$E40:.$E488]); IF(COUNTIF([Centros.$D40:.$D488]; [.A40]); LOOKUP([.A40];[Centros.$D40:.$D488];[Centros.$E40:.$E488]); &quot;&quot;))">
            <text:p/>
          </table:table-cell>
          <table:table-cell table:style-name="ce37" table:formula="of:=IF(COUNTIF([Centros.$A40:.$A488]; [.A40]); LOOKUP([.A40];[Centros.$A40:.$A488];[Centros.$F40:.$F488]); IF(COUNTIF([Centros.$D40:.$D488]; [.A40]); LOOKUP([.A40];[Centros.$D40:.$D488];[Centros.$F40:.$F48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41]; ROW([.A41]) - 1; &quot;&quot;)">
            <text:p/>
          </table:table-cell>
          <table:table-cell table:style-name="ce29" table:formula="of:=IF(COUNTIF([Centros.$A41:.$A489]; [.A41]); [.A41]; &quot;&quot;)">
            <text:p/>
          </table:table-cell>
          <table:table-cell table:style-name="ce32" table:formula="of:=IF(COUNTIF([Centros.$A41:.$A489]; [.A41]); LOOKUP([.A41];[Centros.$A41:.$A489];[Centros.B41:.B489]); &quot;&quot;)">
            <text:p/>
          </table:table-cell>
          <table:table-cell table:style-name="ce32" table:formula="of:=IF(COUNTIF([Centros.$A41:.$A489]; [.A41]); LOOKUP([.A41];[Centros.$A41:.$A489];[Centros.$C41:.$C489]); IF(COUNTIF([Centros.$D41:.$D489]; [.A41]); LOOKUP([.A41];[Centros.$D41:.$D489];[Centros.$C41:.$C489]); &quot;&quot;))">
            <text:p/>
          </table:table-cell>
          <table:table-cell table:style-name="ce29" table:formula="of:=IF(COUNTIF([Centros.$A41:.$A489]; [.A41]); LOOKUP([.A41];[Centros.$A41:.$A489];[Centros.$D41:.$D489]); IF(COUNTIF([Centros.$D41:.$D489]; [.A41]); [.A41]; &quot;&quot;))">
            <text:p/>
          </table:table-cell>
          <table:table-cell table:style-name="ce35" table:formula="of:=IF(COUNTIF([Centros.$A41:.$A489]; [.A41]); LOOKUP([.A41];[Centros.$A41:.$A489];[Centros.$E41:.$E489]); IF(COUNTIF([Centros.$D41:.$D489]; [.A41]); LOOKUP([.A41];[Centros.$D41:.$D489];[Centros.$E41:.$E489]); &quot;&quot;))">
            <text:p/>
          </table:table-cell>
          <table:table-cell table:style-name="ce38" table:formula="of:=IF(COUNTIF([Centros.$A41:.$A489]; [.A41]); LOOKUP([.A41];[Centros.$A41:.$A489];[Centros.$F41:.$F489]); IF(COUNTIF([Centros.$D41:.$D489]; [.A41]); LOOKUP([.A41];[Centros.$D41:.$D489];[Centros.$F41:.$F48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42]; ROW([.A42]) - 1; &quot;&quot;)">
            <text:p/>
          </table:table-cell>
          <table:table-cell table:style-name="ce28" table:formula="of:=IF(COUNTIF([Centros.$A42:.$A490]; [.A42]); [.A42]; &quot;&quot;)">
            <text:p/>
          </table:table-cell>
          <table:table-cell table:style-name="ce31" table:formula="of:=IF(COUNTIF([Centros.$A42:.$A490]; [.A42]); LOOKUP([.A42];[Centros.$A42:.$A490];[Centros.B42:.B490]); &quot;&quot;)">
            <text:p/>
          </table:table-cell>
          <table:table-cell table:style-name="ce31" table:formula="of:=IF(COUNTIF([Centros.$A42:.$A490]; [.A42]); LOOKUP([.A42];[Centros.$A42:.$A490];[Centros.$C42:.$C490]); IF(COUNTIF([Centros.$D42:.$D490]; [.A42]); LOOKUP([.A42];[Centros.$D42:.$D490];[Centros.$C42:.$C490]); &quot;&quot;))">
            <text:p/>
          </table:table-cell>
          <table:table-cell table:style-name="ce28" table:formula="of:=IF(COUNTIF([Centros.$A42:.$A490]; [.A42]); LOOKUP([.A42];[Centros.$A42:.$A490];[Centros.$D42:.$D490]); IF(COUNTIF([Centros.$D42:.$D490]; [.A42]); [.A42]; &quot;&quot;))">
            <text:p/>
          </table:table-cell>
          <table:table-cell table:style-name="ce34" table:formula="of:=IF(COUNTIF([Centros.$A42:.$A490]; [.A42]); LOOKUP([.A42];[Centros.$A42:.$A490];[Centros.$E42:.$E490]); IF(COUNTIF([Centros.$D42:.$D490]; [.A42]); LOOKUP([.A42];[Centros.$D42:.$D490];[Centros.$E42:.$E490]); &quot;&quot;))">
            <text:p/>
          </table:table-cell>
          <table:table-cell table:style-name="ce37" table:formula="of:=IF(COUNTIF([Centros.$A42:.$A490]; [.A42]); LOOKUP([.A42];[Centros.$A42:.$A490];[Centros.$F42:.$F490]); IF(COUNTIF([Centros.$D42:.$D490]; [.A42]); LOOKUP([.A42];[Centros.$D42:.$D490];[Centros.$F42:.$F49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43]; ROW([.A43]) - 1; &quot;&quot;)">
            <text:p/>
          </table:table-cell>
          <table:table-cell table:style-name="ce29" table:formula="of:=IF(COUNTIF([Centros.$A43:.$A491]; [.A43]); [.A43]; &quot;&quot;)">
            <text:p/>
          </table:table-cell>
          <table:table-cell table:style-name="ce32" table:formula="of:=IF(COUNTIF([Centros.$A43:.$A491]; [.A43]); LOOKUP([.A43];[Centros.$A43:.$A491];[Centros.B43:.B491]); &quot;&quot;)">
            <text:p/>
          </table:table-cell>
          <table:table-cell table:style-name="ce32" table:formula="of:=IF(COUNTIF([Centros.$A43:.$A491]; [.A43]); LOOKUP([.A43];[Centros.$A43:.$A491];[Centros.$C43:.$C491]); IF(COUNTIF([Centros.$D43:.$D491]; [.A43]); LOOKUP([.A43];[Centros.$D43:.$D491];[Centros.$C43:.$C491]); &quot;&quot;))">
            <text:p/>
          </table:table-cell>
          <table:table-cell table:style-name="ce29" table:formula="of:=IF(COUNTIF([Centros.$A43:.$A491]; [.A43]); LOOKUP([.A43];[Centros.$A43:.$A491];[Centros.$D43:.$D491]); IF(COUNTIF([Centros.$D43:.$D491]; [.A43]); [.A43]; &quot;&quot;))">
            <text:p/>
          </table:table-cell>
          <table:table-cell table:style-name="ce35" table:formula="of:=IF(COUNTIF([Centros.$A43:.$A491]; [.A43]); LOOKUP([.A43];[Centros.$A43:.$A491];[Centros.$E43:.$E491]); IF(COUNTIF([Centros.$D43:.$D491]; [.A43]); LOOKUP([.A43];[Centros.$D43:.$D491];[Centros.$E43:.$E491]); &quot;&quot;))">
            <text:p/>
          </table:table-cell>
          <table:table-cell table:style-name="ce38" table:formula="of:=IF(COUNTIF([Centros.$A43:.$A491]; [.A43]); LOOKUP([.A43];[Centros.$A43:.$A491];[Centros.$F43:.$F491]); IF(COUNTIF([Centros.$D43:.$D491]; [.A43]); LOOKUP([.A43];[Centros.$D43:.$D491];[Centros.$F43:.$F49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44]; ROW([.A44]) - 1; &quot;&quot;)">
            <text:p/>
          </table:table-cell>
          <table:table-cell table:style-name="ce28" table:formula="of:=IF(COUNTIF([Centros.$A44:.$A492]; [.A44]); [.A44]; &quot;&quot;)">
            <text:p/>
          </table:table-cell>
          <table:table-cell table:style-name="ce31" table:formula="of:=IF(COUNTIF([Centros.$A44:.$A492]; [.A44]); LOOKUP([.A44];[Centros.$A44:.$A492];[Centros.B44:.B492]); &quot;&quot;)">
            <text:p/>
          </table:table-cell>
          <table:table-cell table:style-name="ce31" table:formula="of:=IF(COUNTIF([Centros.$A44:.$A492]; [.A44]); LOOKUP([.A44];[Centros.$A44:.$A492];[Centros.$C44:.$C492]); IF(COUNTIF([Centros.$D44:.$D492]; [.A44]); LOOKUP([.A44];[Centros.$D44:.$D492];[Centros.$C44:.$C492]); &quot;&quot;))">
            <text:p/>
          </table:table-cell>
          <table:table-cell table:style-name="ce28" table:formula="of:=IF(COUNTIF([Centros.$A44:.$A492]; [.A44]); LOOKUP([.A44];[Centros.$A44:.$A492];[Centros.$D44:.$D492]); IF(COUNTIF([Centros.$D44:.$D492]; [.A44]); [.A44]; &quot;&quot;))">
            <text:p/>
          </table:table-cell>
          <table:table-cell table:style-name="ce34" table:formula="of:=IF(COUNTIF([Centros.$A44:.$A492]; [.A44]); LOOKUP([.A44];[Centros.$A44:.$A492];[Centros.$E44:.$E492]); IF(COUNTIF([Centros.$D44:.$D492]; [.A44]); LOOKUP([.A44];[Centros.$D44:.$D492];[Centros.$E44:.$E492]); &quot;&quot;))">
            <text:p/>
          </table:table-cell>
          <table:table-cell table:style-name="ce37" table:formula="of:=IF(COUNTIF([Centros.$A44:.$A492]; [.A44]); LOOKUP([.A44];[Centros.$A44:.$A492];[Centros.$F44:.$F492]); IF(COUNTIF([Centros.$D44:.$D492]; [.A44]); LOOKUP([.A44];[Centros.$D44:.$D492];[Centros.$F44:.$F49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45]; ROW([.A45]) - 1; &quot;&quot;)">
            <text:p/>
          </table:table-cell>
          <table:table-cell table:style-name="ce29" table:formula="of:=IF(COUNTIF([Centros.$A45:.$A493]; [.A45]); [.A45]; &quot;&quot;)">
            <text:p/>
          </table:table-cell>
          <table:table-cell table:style-name="ce32" table:formula="of:=IF(COUNTIF([Centros.$A45:.$A493]; [.A45]); LOOKUP([.A45];[Centros.$A45:.$A493];[Centros.B45:.B493]); &quot;&quot;)">
            <text:p/>
          </table:table-cell>
          <table:table-cell table:style-name="ce32" table:formula="of:=IF(COUNTIF([Centros.$A45:.$A493]; [.A45]); LOOKUP([.A45];[Centros.$A45:.$A493];[Centros.$C45:.$C493]); IF(COUNTIF([Centros.$D45:.$D493]; [.A45]); LOOKUP([.A45];[Centros.$D45:.$D493];[Centros.$C45:.$C493]); &quot;&quot;))">
            <text:p/>
          </table:table-cell>
          <table:table-cell table:style-name="ce29" table:formula="of:=IF(COUNTIF([Centros.$A45:.$A493]; [.A45]); LOOKUP([.A45];[Centros.$A45:.$A493];[Centros.$D45:.$D493]); IF(COUNTIF([Centros.$D45:.$D493]; [.A45]); [.A45]; &quot;&quot;))">
            <text:p/>
          </table:table-cell>
          <table:table-cell table:style-name="ce35" table:formula="of:=IF(COUNTIF([Centros.$A45:.$A493]; [.A45]); LOOKUP([.A45];[Centros.$A45:.$A493];[Centros.$E45:.$E493]); IF(COUNTIF([Centros.$D45:.$D493]; [.A45]); LOOKUP([.A45];[Centros.$D45:.$D493];[Centros.$E45:.$E493]); &quot;&quot;))">
            <text:p/>
          </table:table-cell>
          <table:table-cell table:style-name="ce38" table:formula="of:=IF(COUNTIF([Centros.$A45:.$A493]; [.A45]); LOOKUP([.A45];[Centros.$A45:.$A493];[Centros.$F45:.$F493]); IF(COUNTIF([Centros.$D45:.$D493]; [.A45]); LOOKUP([.A45];[Centros.$D45:.$D493];[Centros.$F45:.$F49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46]; ROW([.A46]) - 1; &quot;&quot;)">
            <text:p/>
          </table:table-cell>
          <table:table-cell table:style-name="ce28" table:formula="of:=IF(COUNTIF([Centros.$A46:.$A494]; [.A46]); [.A46]; &quot;&quot;)">
            <text:p/>
          </table:table-cell>
          <table:table-cell table:style-name="ce31" table:formula="of:=IF(COUNTIF([Centros.$A46:.$A494]; [.A46]); LOOKUP([.A46];[Centros.$A46:.$A494];[Centros.B46:.B494]); &quot;&quot;)">
            <text:p/>
          </table:table-cell>
          <table:table-cell table:style-name="ce31" table:formula="of:=IF(COUNTIF([Centros.$A46:.$A494]; [.A46]); LOOKUP([.A46];[Centros.$A46:.$A494];[Centros.$C46:.$C494]); IF(COUNTIF([Centros.$D46:.$D494]; [.A46]); LOOKUP([.A46];[Centros.$D46:.$D494];[Centros.$C46:.$C494]); &quot;&quot;))">
            <text:p/>
          </table:table-cell>
          <table:table-cell table:style-name="ce28" table:formula="of:=IF(COUNTIF([Centros.$A46:.$A494]; [.A46]); LOOKUP([.A46];[Centros.$A46:.$A494];[Centros.$D46:.$D494]); IF(COUNTIF([Centros.$D46:.$D494]; [.A46]); [.A46]; &quot;&quot;))">
            <text:p/>
          </table:table-cell>
          <table:table-cell table:style-name="ce34" table:formula="of:=IF(COUNTIF([Centros.$A46:.$A494]; [.A46]); LOOKUP([.A46];[Centros.$A46:.$A494];[Centros.$E46:.$E494]); IF(COUNTIF([Centros.$D46:.$D494]; [.A46]); LOOKUP([.A46];[Centros.$D46:.$D494];[Centros.$E46:.$E494]); &quot;&quot;))">
            <text:p/>
          </table:table-cell>
          <table:table-cell table:style-name="ce37" table:formula="of:=IF(COUNTIF([Centros.$A46:.$A494]; [.A46]); LOOKUP([.A46];[Centros.$A46:.$A494];[Centros.$F46:.$F494]); IF(COUNTIF([Centros.$D46:.$D494]; [.A46]); LOOKUP([.A46];[Centros.$D46:.$D494];[Centros.$F46:.$F49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47]; ROW([.A47]) - 1; &quot;&quot;)">
            <text:p/>
          </table:table-cell>
          <table:table-cell table:style-name="ce29" table:formula="of:=IF(COUNTIF([Centros.$A47:.$A495]; [.A47]); [.A47]; &quot;&quot;)">
            <text:p/>
          </table:table-cell>
          <table:table-cell table:style-name="ce32" table:formula="of:=IF(COUNTIF([Centros.$A47:.$A495]; [.A47]); LOOKUP([.A47];[Centros.$A47:.$A495];[Centros.B47:.B495]); &quot;&quot;)">
            <text:p/>
          </table:table-cell>
          <table:table-cell table:style-name="ce32" table:formula="of:=IF(COUNTIF([Centros.$A47:.$A495]; [.A47]); LOOKUP([.A47];[Centros.$A47:.$A495];[Centros.$C47:.$C495]); IF(COUNTIF([Centros.$D47:.$D495]; [.A47]); LOOKUP([.A47];[Centros.$D47:.$D495];[Centros.$C47:.$C495]); &quot;&quot;))">
            <text:p/>
          </table:table-cell>
          <table:table-cell table:style-name="ce29" table:formula="of:=IF(COUNTIF([Centros.$A47:.$A495]; [.A47]); LOOKUP([.A47];[Centros.$A47:.$A495];[Centros.$D47:.$D495]); IF(COUNTIF([Centros.$D47:.$D495]; [.A47]); [.A47]; &quot;&quot;))">
            <text:p/>
          </table:table-cell>
          <table:table-cell table:style-name="ce35" table:formula="of:=IF(COUNTIF([Centros.$A47:.$A495]; [.A47]); LOOKUP([.A47];[Centros.$A47:.$A495];[Centros.$E47:.$E495]); IF(COUNTIF([Centros.$D47:.$D495]; [.A47]); LOOKUP([.A47];[Centros.$D47:.$D495];[Centros.$E47:.$E495]); &quot;&quot;))">
            <text:p/>
          </table:table-cell>
          <table:table-cell table:style-name="ce38" table:formula="of:=IF(COUNTIF([Centros.$A47:.$A495]; [.A47]); LOOKUP([.A47];[Centros.$A47:.$A495];[Centros.$F47:.$F495]); IF(COUNTIF([Centros.$D47:.$D495]; [.A47]); LOOKUP([.A47];[Centros.$D47:.$D495];[Centros.$F47:.$F49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48]; ROW([.A48]) - 1; &quot;&quot;)">
            <text:p/>
          </table:table-cell>
          <table:table-cell table:style-name="ce28" table:formula="of:=IF(COUNTIF([Centros.$A48:.$A496]; [.A48]); [.A48]; &quot;&quot;)">
            <text:p/>
          </table:table-cell>
          <table:table-cell table:style-name="ce31" table:formula="of:=IF(COUNTIF([Centros.$A48:.$A496]; [.A48]); LOOKUP([.A48];[Centros.$A48:.$A496];[Centros.B48:.B496]); &quot;&quot;)">
            <text:p/>
          </table:table-cell>
          <table:table-cell table:style-name="ce31" table:formula="of:=IF(COUNTIF([Centros.$A48:.$A496]; [.A48]); LOOKUP([.A48];[Centros.$A48:.$A496];[Centros.$C48:.$C496]); IF(COUNTIF([Centros.$D48:.$D496]; [.A48]); LOOKUP([.A48];[Centros.$D48:.$D496];[Centros.$C48:.$C496]); &quot;&quot;))">
            <text:p/>
          </table:table-cell>
          <table:table-cell table:style-name="ce28" table:formula="of:=IF(COUNTIF([Centros.$A48:.$A496]; [.A48]); LOOKUP([.A48];[Centros.$A48:.$A496];[Centros.$D48:.$D496]); IF(COUNTIF([Centros.$D48:.$D496]; [.A48]); [.A48]; &quot;&quot;))">
            <text:p/>
          </table:table-cell>
          <table:table-cell table:style-name="ce34" table:formula="of:=IF(COUNTIF([Centros.$A48:.$A496]; [.A48]); LOOKUP([.A48];[Centros.$A48:.$A496];[Centros.$E48:.$E496]); IF(COUNTIF([Centros.$D48:.$D496]; [.A48]); LOOKUP([.A48];[Centros.$D48:.$D496];[Centros.$E48:.$E496]); &quot;&quot;))">
            <text:p/>
          </table:table-cell>
          <table:table-cell table:style-name="ce37" table:formula="of:=IF(COUNTIF([Centros.$A48:.$A496]; [.A48]); LOOKUP([.A48];[Centros.$A48:.$A496];[Centros.$F48:.$F496]); IF(COUNTIF([Centros.$D48:.$D496]; [.A48]); LOOKUP([.A48];[Centros.$D48:.$D496];[Centros.$F48:.$F49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49]; ROW([.A49]) - 1; &quot;&quot;)">
            <text:p/>
          </table:table-cell>
          <table:table-cell table:style-name="ce29" table:formula="of:=IF(COUNTIF([Centros.$A49:.$A497]; [.A49]); [.A49]; &quot;&quot;)">
            <text:p/>
          </table:table-cell>
          <table:table-cell table:style-name="ce32" table:formula="of:=IF(COUNTIF([Centros.$A49:.$A497]; [.A49]); LOOKUP([.A49];[Centros.$A49:.$A497];[Centros.B49:.B497]); &quot;&quot;)">
            <text:p/>
          </table:table-cell>
          <table:table-cell table:style-name="ce32" table:formula="of:=IF(COUNTIF([Centros.$A49:.$A497]; [.A49]); LOOKUP([.A49];[Centros.$A49:.$A497];[Centros.$C49:.$C497]); IF(COUNTIF([Centros.$D49:.$D497]; [.A49]); LOOKUP([.A49];[Centros.$D49:.$D497];[Centros.$C49:.$C497]); &quot;&quot;))">
            <text:p/>
          </table:table-cell>
          <table:table-cell table:style-name="ce29" table:formula="of:=IF(COUNTIF([Centros.$A49:.$A497]; [.A49]); LOOKUP([.A49];[Centros.$A49:.$A497];[Centros.$D49:.$D497]); IF(COUNTIF([Centros.$D49:.$D497]; [.A49]); [.A49]; &quot;&quot;))">
            <text:p/>
          </table:table-cell>
          <table:table-cell table:style-name="ce35" table:formula="of:=IF(COUNTIF([Centros.$A49:.$A497]; [.A49]); LOOKUP([.A49];[Centros.$A49:.$A497];[Centros.$E49:.$E497]); IF(COUNTIF([Centros.$D49:.$D497]; [.A49]); LOOKUP([.A49];[Centros.$D49:.$D497];[Centros.$E49:.$E497]); &quot;&quot;))">
            <text:p/>
          </table:table-cell>
          <table:table-cell table:style-name="ce38" table:formula="of:=IF(COUNTIF([Centros.$A49:.$A497]; [.A49]); LOOKUP([.A49];[Centros.$A49:.$A497];[Centros.$F49:.$F497]); IF(COUNTIF([Centros.$D49:.$D497]; [.A49]); LOOKUP([.A49];[Centros.$D49:.$D497];[Centros.$F49:.$F49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50]; ROW([.A50]) - 1; &quot;&quot;)">
            <text:p/>
          </table:table-cell>
          <table:table-cell table:style-name="ce28" table:formula="of:=IF(COUNTIF([Centros.$A50:.$A498]; [.A50]); [.A50]; &quot;&quot;)">
            <text:p/>
          </table:table-cell>
          <table:table-cell table:style-name="ce31" table:formula="of:=IF(COUNTIF([Centros.$A50:.$A498]; [.A50]); LOOKUP([.A50];[Centros.$A50:.$A498];[Centros.B50:.B498]); &quot;&quot;)">
            <text:p/>
          </table:table-cell>
          <table:table-cell table:style-name="ce31" table:formula="of:=IF(COUNTIF([Centros.$A50:.$A498]; [.A50]); LOOKUP([.A50];[Centros.$A50:.$A498];[Centros.$C50:.$C498]); IF(COUNTIF([Centros.$D50:.$D498]; [.A50]); LOOKUP([.A50];[Centros.$D50:.$D498];[Centros.$C50:.$C498]); &quot;&quot;))">
            <text:p/>
          </table:table-cell>
          <table:table-cell table:style-name="ce28" table:formula="of:=IF(COUNTIF([Centros.$A50:.$A498]; [.A50]); LOOKUP([.A50];[Centros.$A50:.$A498];[Centros.$D50:.$D498]); IF(COUNTIF([Centros.$D50:.$D498]; [.A50]); [.A50]; &quot;&quot;))">
            <text:p/>
          </table:table-cell>
          <table:table-cell table:style-name="ce34" table:formula="of:=IF(COUNTIF([Centros.$A50:.$A498]; [.A50]); LOOKUP([.A50];[Centros.$A50:.$A498];[Centros.$E50:.$E498]); IF(COUNTIF([Centros.$D50:.$D498]; [.A50]); LOOKUP([.A50];[Centros.$D50:.$D498];[Centros.$E50:.$E498]); &quot;&quot;))">
            <text:p/>
          </table:table-cell>
          <table:table-cell table:style-name="ce37" table:formula="of:=IF(COUNTIF([Centros.$A50:.$A498]; [.A50]); LOOKUP([.A50];[Centros.$A50:.$A498];[Centros.$F50:.$F498]); IF(COUNTIF([Centros.$D50:.$D498]; [.A50]); LOOKUP([.A50];[Centros.$D50:.$D498];[Centros.$F50:.$F49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51]; ROW([.A51]) - 1; &quot;&quot;)">
            <text:p/>
          </table:table-cell>
          <table:table-cell table:style-name="ce29" table:formula="of:=IF(COUNTIF([Centros.$A51:.$A499]; [.A51]); [.A51]; &quot;&quot;)">
            <text:p/>
          </table:table-cell>
          <table:table-cell table:style-name="ce32" table:formula="of:=IF(COUNTIF([Centros.$A51:.$A499]; [.A51]); LOOKUP([.A51];[Centros.$A51:.$A499];[Centros.B51:.B499]); &quot;&quot;)">
            <text:p/>
          </table:table-cell>
          <table:table-cell table:style-name="ce32" table:formula="of:=IF(COUNTIF([Centros.$A51:.$A499]; [.A51]); LOOKUP([.A51];[Centros.$A51:.$A499];[Centros.$C51:.$C499]); IF(COUNTIF([Centros.$D51:.$D499]; [.A51]); LOOKUP([.A51];[Centros.$D51:.$D499];[Centros.$C51:.$C499]); &quot;&quot;))">
            <text:p/>
          </table:table-cell>
          <table:table-cell table:style-name="ce29" table:formula="of:=IF(COUNTIF([Centros.$A51:.$A499]; [.A51]); LOOKUP([.A51];[Centros.$A51:.$A499];[Centros.$D51:.$D499]); IF(COUNTIF([Centros.$D51:.$D499]; [.A51]); [.A51]; &quot;&quot;))">
            <text:p/>
          </table:table-cell>
          <table:table-cell table:style-name="ce35" table:formula="of:=IF(COUNTIF([Centros.$A51:.$A499]; [.A51]); LOOKUP([.A51];[Centros.$A51:.$A499];[Centros.$E51:.$E499]); IF(COUNTIF([Centros.$D51:.$D499]; [.A51]); LOOKUP([.A51];[Centros.$D51:.$D499];[Centros.$E51:.$E499]); &quot;&quot;))">
            <text:p/>
          </table:table-cell>
          <table:table-cell table:style-name="ce38" table:formula="of:=IF(COUNTIF([Centros.$A51:.$A499]; [.A51]); LOOKUP([.A51];[Centros.$A51:.$A499];[Centros.$F51:.$F499]); IF(COUNTIF([Centros.$D51:.$D499]; [.A51]); LOOKUP([.A51];[Centros.$D51:.$D499];[Centros.$F51:.$F49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52]; ROW([.A52]) - 1; &quot;&quot;)">
            <text:p/>
          </table:table-cell>
          <table:table-cell table:style-name="ce28" table:formula="of:=IF(COUNTIF([Centros.$A52:.$A500]; [.A52]); [.A52]; &quot;&quot;)">
            <text:p/>
          </table:table-cell>
          <table:table-cell table:style-name="ce31" table:formula="of:=IF(COUNTIF([Centros.$A52:.$A500]; [.A52]); LOOKUP([.A52];[Centros.$A52:.$A500];[Centros.B52:.B500]); &quot;&quot;)">
            <text:p/>
          </table:table-cell>
          <table:table-cell table:style-name="ce31" table:formula="of:=IF(COUNTIF([Centros.$A52:.$A500]; [.A52]); LOOKUP([.A52];[Centros.$A52:.$A500];[Centros.$C52:.$C500]); IF(COUNTIF([Centros.$D52:.$D500]; [.A52]); LOOKUP([.A52];[Centros.$D52:.$D500];[Centros.$C52:.$C500]); &quot;&quot;))">
            <text:p/>
          </table:table-cell>
          <table:table-cell table:style-name="ce28" table:formula="of:=IF(COUNTIF([Centros.$A52:.$A500]; [.A52]); LOOKUP([.A52];[Centros.$A52:.$A500];[Centros.$D52:.$D500]); IF(COUNTIF([Centros.$D52:.$D500]; [.A52]); [.A52]; &quot;&quot;))">
            <text:p/>
          </table:table-cell>
          <table:table-cell table:style-name="ce34" table:formula="of:=IF(COUNTIF([Centros.$A52:.$A500]; [.A52]); LOOKUP([.A52];[Centros.$A52:.$A500];[Centros.$E52:.$E500]); IF(COUNTIF([Centros.$D52:.$D500]; [.A52]); LOOKUP([.A52];[Centros.$D52:.$D500];[Centros.$E52:.$E500]); &quot;&quot;))">
            <text:p/>
          </table:table-cell>
          <table:table-cell table:style-name="ce37" table:formula="of:=IF(COUNTIF([Centros.$A52:.$A500]; [.A52]); LOOKUP([.A52];[Centros.$A52:.$A500];[Centros.$F52:.$F500]); IF(COUNTIF([Centros.$D52:.$D500]; [.A52]); LOOKUP([.A52];[Centros.$D52:.$D500];[Centros.$F52:.$F50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53]; ROW([.A53]) - 1; &quot;&quot;)">
            <text:p/>
          </table:table-cell>
          <table:table-cell table:style-name="ce29" table:formula="of:=IF(COUNTIF([Centros.$A53:.$A501]; [.A53]); [.A53]; &quot;&quot;)">
            <text:p/>
          </table:table-cell>
          <table:table-cell table:style-name="ce32" table:formula="of:=IF(COUNTIF([Centros.$A53:.$A501]; [.A53]); LOOKUP([.A53];[Centros.$A53:.$A501];[Centros.B53:.B501]); &quot;&quot;)">
            <text:p/>
          </table:table-cell>
          <table:table-cell table:style-name="ce32" table:formula="of:=IF(COUNTIF([Centros.$A53:.$A501]; [.A53]); LOOKUP([.A53];[Centros.$A53:.$A501];[Centros.$C53:.$C501]); IF(COUNTIF([Centros.$D53:.$D501]; [.A53]); LOOKUP([.A53];[Centros.$D53:.$D501];[Centros.$C53:.$C501]); &quot;&quot;))">
            <text:p/>
          </table:table-cell>
          <table:table-cell table:style-name="ce29" table:formula="of:=IF(COUNTIF([Centros.$A53:.$A501]; [.A53]); LOOKUP([.A53];[Centros.$A53:.$A501];[Centros.$D53:.$D501]); IF(COUNTIF([Centros.$D53:.$D501]; [.A53]); [.A53]; &quot;&quot;))">
            <text:p/>
          </table:table-cell>
          <table:table-cell table:style-name="ce35" table:formula="of:=IF(COUNTIF([Centros.$A53:.$A501]; [.A53]); LOOKUP([.A53];[Centros.$A53:.$A501];[Centros.$E53:.$E501]); IF(COUNTIF([Centros.$D53:.$D501]; [.A53]); LOOKUP([.A53];[Centros.$D53:.$D501];[Centros.$E53:.$E501]); &quot;&quot;))">
            <text:p/>
          </table:table-cell>
          <table:table-cell table:style-name="ce38" table:formula="of:=IF(COUNTIF([Centros.$A53:.$A501]; [.A53]); LOOKUP([.A53];[Centros.$A53:.$A501];[Centros.$F53:.$F501]); IF(COUNTIF([Centros.$D53:.$D501]; [.A53]); LOOKUP([.A53];[Centros.$D53:.$D501];[Centros.$F53:.$F50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54]; ROW([.A54]) - 1; &quot;&quot;)">
            <text:p/>
          </table:table-cell>
          <table:table-cell table:style-name="ce28" table:formula="of:=IF(COUNTIF([Centros.$A54:.$A502]; [.A54]); [.A54]; &quot;&quot;)">
            <text:p/>
          </table:table-cell>
          <table:table-cell table:style-name="ce31" table:formula="of:=IF(COUNTIF([Centros.$A54:.$A502]; [.A54]); LOOKUP([.A54];[Centros.$A54:.$A502];[Centros.B54:.B502]); &quot;&quot;)">
            <text:p/>
          </table:table-cell>
          <table:table-cell table:style-name="ce31" table:formula="of:=IF(COUNTIF([Centros.$A54:.$A502]; [.A54]); LOOKUP([.A54];[Centros.$A54:.$A502];[Centros.$C54:.$C502]); IF(COUNTIF([Centros.$D54:.$D502]; [.A54]); LOOKUP([.A54];[Centros.$D54:.$D502];[Centros.$C54:.$C502]); &quot;&quot;))">
            <text:p/>
          </table:table-cell>
          <table:table-cell table:style-name="ce28" table:formula="of:=IF(COUNTIF([Centros.$A54:.$A502]; [.A54]); LOOKUP([.A54];[Centros.$A54:.$A502];[Centros.$D54:.$D502]); IF(COUNTIF([Centros.$D54:.$D502]; [.A54]); [.A54]; &quot;&quot;))">
            <text:p/>
          </table:table-cell>
          <table:table-cell table:style-name="ce34" table:formula="of:=IF(COUNTIF([Centros.$A54:.$A502]; [.A54]); LOOKUP([.A54];[Centros.$A54:.$A502];[Centros.$E54:.$E502]); IF(COUNTIF([Centros.$D54:.$D502]; [.A54]); LOOKUP([.A54];[Centros.$D54:.$D502];[Centros.$E54:.$E502]); &quot;&quot;))">
            <text:p/>
          </table:table-cell>
          <table:table-cell table:style-name="ce37" table:formula="of:=IF(COUNTIF([Centros.$A54:.$A502]; [.A54]); LOOKUP([.A54];[Centros.$A54:.$A502];[Centros.$F54:.$F502]); IF(COUNTIF([Centros.$D54:.$D502]; [.A54]); LOOKUP([.A54];[Centros.$D54:.$D502];[Centros.$F54:.$F50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55]; ROW([.A55]) - 1; &quot;&quot;)">
            <text:p/>
          </table:table-cell>
          <table:table-cell table:style-name="ce29" table:formula="of:=IF(COUNTIF([Centros.$A55:.$A503]; [.A55]); [.A55]; &quot;&quot;)">
            <text:p/>
          </table:table-cell>
          <table:table-cell table:style-name="ce32" table:formula="of:=IF(COUNTIF([Centros.$A55:.$A503]; [.A55]); LOOKUP([.A55];[Centros.$A55:.$A503];[Centros.B55:.B503]); &quot;&quot;)">
            <text:p/>
          </table:table-cell>
          <table:table-cell table:style-name="ce32" table:formula="of:=IF(COUNTIF([Centros.$A55:.$A503]; [.A55]); LOOKUP([.A55];[Centros.$A55:.$A503];[Centros.$C55:.$C503]); IF(COUNTIF([Centros.$D55:.$D503]; [.A55]); LOOKUP([.A55];[Centros.$D55:.$D503];[Centros.$C55:.$C503]); &quot;&quot;))">
            <text:p/>
          </table:table-cell>
          <table:table-cell table:style-name="ce29" table:formula="of:=IF(COUNTIF([Centros.$A55:.$A503]; [.A55]); LOOKUP([.A55];[Centros.$A55:.$A503];[Centros.$D55:.$D503]); IF(COUNTIF([Centros.$D55:.$D503]; [.A55]); [.A55]; &quot;&quot;))">
            <text:p/>
          </table:table-cell>
          <table:table-cell table:style-name="ce35" table:formula="of:=IF(COUNTIF([Centros.$A55:.$A503]; [.A55]); LOOKUP([.A55];[Centros.$A55:.$A503];[Centros.$E55:.$E503]); IF(COUNTIF([Centros.$D55:.$D503]; [.A55]); LOOKUP([.A55];[Centros.$D55:.$D503];[Centros.$E55:.$E503]); &quot;&quot;))">
            <text:p/>
          </table:table-cell>
          <table:table-cell table:style-name="ce38" table:formula="of:=IF(COUNTIF([Centros.$A55:.$A503]; [.A55]); LOOKUP([.A55];[Centros.$A55:.$A503];[Centros.$F55:.$F503]); IF(COUNTIF([Centros.$D55:.$D503]; [.A55]); LOOKUP([.A55];[Centros.$D55:.$D503];[Centros.$F55:.$F50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56]; ROW([.A56]) - 1; &quot;&quot;)">
            <text:p/>
          </table:table-cell>
          <table:table-cell table:style-name="ce28" table:formula="of:=IF(COUNTIF([Centros.$A56:.$A504]; [.A56]); [.A56]; &quot;&quot;)">
            <text:p/>
          </table:table-cell>
          <table:table-cell table:style-name="ce31" table:formula="of:=IF(COUNTIF([Centros.$A56:.$A504]; [.A56]); LOOKUP([.A56];[Centros.$A56:.$A504];[Centros.B56:.B504]); &quot;&quot;)">
            <text:p/>
          </table:table-cell>
          <table:table-cell table:style-name="ce31" table:formula="of:=IF(COUNTIF([Centros.$A56:.$A504]; [.A56]); LOOKUP([.A56];[Centros.$A56:.$A504];[Centros.$C56:.$C504]); IF(COUNTIF([Centros.$D56:.$D504]; [.A56]); LOOKUP([.A56];[Centros.$D56:.$D504];[Centros.$C56:.$C504]); &quot;&quot;))">
            <text:p/>
          </table:table-cell>
          <table:table-cell table:style-name="ce28" table:formula="of:=IF(COUNTIF([Centros.$A56:.$A504]; [.A56]); LOOKUP([.A56];[Centros.$A56:.$A504];[Centros.$D56:.$D504]); IF(COUNTIF([Centros.$D56:.$D504]; [.A56]); [.A56]; &quot;&quot;))">
            <text:p/>
          </table:table-cell>
          <table:table-cell table:style-name="ce34" table:formula="of:=IF(COUNTIF([Centros.$A56:.$A504]; [.A56]); LOOKUP([.A56];[Centros.$A56:.$A504];[Centros.$E56:.$E504]); IF(COUNTIF([Centros.$D56:.$D504]; [.A56]); LOOKUP([.A56];[Centros.$D56:.$D504];[Centros.$E56:.$E504]); &quot;&quot;))">
            <text:p/>
          </table:table-cell>
          <table:table-cell table:style-name="ce37" table:formula="of:=IF(COUNTIF([Centros.$A56:.$A504]; [.A56]); LOOKUP([.A56];[Centros.$A56:.$A504];[Centros.$F56:.$F504]); IF(COUNTIF([Centros.$D56:.$D504]; [.A56]); LOOKUP([.A56];[Centros.$D56:.$D504];[Centros.$F56:.$F50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57]; ROW([.A57]) - 1; &quot;&quot;)">
            <text:p/>
          </table:table-cell>
          <table:table-cell table:style-name="ce29" table:formula="of:=IF(COUNTIF([Centros.$A57:.$A505]; [.A57]); [.A57]; &quot;&quot;)">
            <text:p/>
          </table:table-cell>
          <table:table-cell table:style-name="ce32" table:formula="of:=IF(COUNTIF([Centros.$A57:.$A505]; [.A57]); LOOKUP([.A57];[Centros.$A57:.$A505];[Centros.B57:.B505]); &quot;&quot;)">
            <text:p/>
          </table:table-cell>
          <table:table-cell table:style-name="ce32" table:formula="of:=IF(COUNTIF([Centros.$A57:.$A505]; [.A57]); LOOKUP([.A57];[Centros.$A57:.$A505];[Centros.$C57:.$C505]); IF(COUNTIF([Centros.$D57:.$D505]; [.A57]); LOOKUP([.A57];[Centros.$D57:.$D505];[Centros.$C57:.$C505]); &quot;&quot;))">
            <text:p/>
          </table:table-cell>
          <table:table-cell table:style-name="ce29" table:formula="of:=IF(COUNTIF([Centros.$A57:.$A505]; [.A57]); LOOKUP([.A57];[Centros.$A57:.$A505];[Centros.$D57:.$D505]); IF(COUNTIF([Centros.$D57:.$D505]; [.A57]); [.A57]; &quot;&quot;))">
            <text:p/>
          </table:table-cell>
          <table:table-cell table:style-name="ce35" table:formula="of:=IF(COUNTIF([Centros.$A57:.$A505]; [.A57]); LOOKUP([.A57];[Centros.$A57:.$A505];[Centros.$E57:.$E505]); IF(COUNTIF([Centros.$D57:.$D505]; [.A57]); LOOKUP([.A57];[Centros.$D57:.$D505];[Centros.$E57:.$E505]); &quot;&quot;))">
            <text:p/>
          </table:table-cell>
          <table:table-cell table:style-name="ce38" table:formula="of:=IF(COUNTIF([Centros.$A57:.$A505]; [.A57]); LOOKUP([.A57];[Centros.$A57:.$A505];[Centros.$F57:.$F505]); IF(COUNTIF([Centros.$D57:.$D505]; [.A57]); LOOKUP([.A57];[Centros.$D57:.$D505];[Centros.$F57:.$F50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58]; ROW([.A58]) - 1; &quot;&quot;)">
            <text:p/>
          </table:table-cell>
          <table:table-cell table:style-name="ce28" table:formula="of:=IF(COUNTIF([Centros.$A58:.$A506]; [.A58]); [.A58]; &quot;&quot;)">
            <text:p/>
          </table:table-cell>
          <table:table-cell table:style-name="ce31" table:formula="of:=IF(COUNTIF([Centros.$A58:.$A506]; [.A58]); LOOKUP([.A58];[Centros.$A58:.$A506];[Centros.B58:.B506]); &quot;&quot;)">
            <text:p/>
          </table:table-cell>
          <table:table-cell table:style-name="ce31" table:formula="of:=IF(COUNTIF([Centros.$A58:.$A506]; [.A58]); LOOKUP([.A58];[Centros.$A58:.$A506];[Centros.$C58:.$C506]); IF(COUNTIF([Centros.$D58:.$D506]; [.A58]); LOOKUP([.A58];[Centros.$D58:.$D506];[Centros.$C58:.$C506]); &quot;&quot;))">
            <text:p/>
          </table:table-cell>
          <table:table-cell table:style-name="ce28" table:formula="of:=IF(COUNTIF([Centros.$A58:.$A506]; [.A58]); LOOKUP([.A58];[Centros.$A58:.$A506];[Centros.$D58:.$D506]); IF(COUNTIF([Centros.$D58:.$D506]; [.A58]); [.A58]; &quot;&quot;))">
            <text:p/>
          </table:table-cell>
          <table:table-cell table:style-name="ce34" table:formula="of:=IF(COUNTIF([Centros.$A58:.$A506]; [.A58]); LOOKUP([.A58];[Centros.$A58:.$A506];[Centros.$E58:.$E506]); IF(COUNTIF([Centros.$D58:.$D506]; [.A58]); LOOKUP([.A58];[Centros.$D58:.$D506];[Centros.$E58:.$E506]); &quot;&quot;))">
            <text:p/>
          </table:table-cell>
          <table:table-cell table:style-name="ce37" table:formula="of:=IF(COUNTIF([Centros.$A58:.$A506]; [.A58]); LOOKUP([.A58];[Centros.$A58:.$A506];[Centros.$F58:.$F506]); IF(COUNTIF([Centros.$D58:.$D506]; [.A58]); LOOKUP([.A58];[Centros.$D58:.$D506];[Centros.$F58:.$F50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59]; ROW([.A59]) - 1; &quot;&quot;)">
            <text:p/>
          </table:table-cell>
          <table:table-cell table:style-name="ce29" table:formula="of:=IF(COUNTIF([Centros.$A59:.$A507]; [.A59]); [.A59]; &quot;&quot;)">
            <text:p/>
          </table:table-cell>
          <table:table-cell table:style-name="ce32" table:formula="of:=IF(COUNTIF([Centros.$A59:.$A507]; [.A59]); LOOKUP([.A59];[Centros.$A59:.$A507];[Centros.B59:.B507]); &quot;&quot;)">
            <text:p/>
          </table:table-cell>
          <table:table-cell table:style-name="ce32" table:formula="of:=IF(COUNTIF([Centros.$A59:.$A507]; [.A59]); LOOKUP([.A59];[Centros.$A59:.$A507];[Centros.$C59:.$C507]); IF(COUNTIF([Centros.$D59:.$D507]; [.A59]); LOOKUP([.A59];[Centros.$D59:.$D507];[Centros.$C59:.$C507]); &quot;&quot;))">
            <text:p/>
          </table:table-cell>
          <table:table-cell table:style-name="ce29" table:formula="of:=IF(COUNTIF([Centros.$A59:.$A507]; [.A59]); LOOKUP([.A59];[Centros.$A59:.$A507];[Centros.$D59:.$D507]); IF(COUNTIF([Centros.$D59:.$D507]; [.A59]); [.A59]; &quot;&quot;))">
            <text:p/>
          </table:table-cell>
          <table:table-cell table:style-name="ce35" table:formula="of:=IF(COUNTIF([Centros.$A59:.$A507]; [.A59]); LOOKUP([.A59];[Centros.$A59:.$A507];[Centros.$E59:.$E507]); IF(COUNTIF([Centros.$D59:.$D507]; [.A59]); LOOKUP([.A59];[Centros.$D59:.$D507];[Centros.$E59:.$E507]); &quot;&quot;))">
            <text:p/>
          </table:table-cell>
          <table:table-cell table:style-name="ce38" table:formula="of:=IF(COUNTIF([Centros.$A59:.$A507]; [.A59]); LOOKUP([.A59];[Centros.$A59:.$A507];[Centros.$F59:.$F507]); IF(COUNTIF([Centros.$D59:.$D507]; [.A59]); LOOKUP([.A59];[Centros.$D59:.$D507];[Centros.$F59:.$F50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60]; ROW([.A60]) - 1; &quot;&quot;)">
            <text:p/>
          </table:table-cell>
          <table:table-cell table:style-name="ce28" table:formula="of:=IF(COUNTIF([Centros.$A60:.$A508]; [.A60]); [.A60]; &quot;&quot;)">
            <text:p/>
          </table:table-cell>
          <table:table-cell table:style-name="ce31" table:formula="of:=IF(COUNTIF([Centros.$A60:.$A508]; [.A60]); LOOKUP([.A60];[Centros.$A60:.$A508];[Centros.B60:.B508]); &quot;&quot;)">
            <text:p/>
          </table:table-cell>
          <table:table-cell table:style-name="ce31" table:formula="of:=IF(COUNTIF([Centros.$A60:.$A508]; [.A60]); LOOKUP([.A60];[Centros.$A60:.$A508];[Centros.$C60:.$C508]); IF(COUNTIF([Centros.$D60:.$D508]; [.A60]); LOOKUP([.A60];[Centros.$D60:.$D508];[Centros.$C60:.$C508]); &quot;&quot;))">
            <text:p/>
          </table:table-cell>
          <table:table-cell table:style-name="ce28" table:formula="of:=IF(COUNTIF([Centros.$A60:.$A508]; [.A60]); LOOKUP([.A60];[Centros.$A60:.$A508];[Centros.$D60:.$D508]); IF(COUNTIF([Centros.$D60:.$D508]; [.A60]); [.A60]; &quot;&quot;))">
            <text:p/>
          </table:table-cell>
          <table:table-cell table:style-name="ce34" table:formula="of:=IF(COUNTIF([Centros.$A60:.$A508]; [.A60]); LOOKUP([.A60];[Centros.$A60:.$A508];[Centros.$E60:.$E508]); IF(COUNTIF([Centros.$D60:.$D508]; [.A60]); LOOKUP([.A60];[Centros.$D60:.$D508];[Centros.$E60:.$E508]); &quot;&quot;))">
            <text:p/>
          </table:table-cell>
          <table:table-cell table:style-name="ce37" table:formula="of:=IF(COUNTIF([Centros.$A60:.$A508]; [.A60]); LOOKUP([.A60];[Centros.$A60:.$A508];[Centros.$F60:.$F508]); IF(COUNTIF([Centros.$D60:.$D508]; [.A60]); LOOKUP([.A60];[Centros.$D60:.$D508];[Centros.$F60:.$F50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61]; ROW([.A61]) - 1; &quot;&quot;)">
            <text:p/>
          </table:table-cell>
          <table:table-cell table:style-name="ce29" table:formula="of:=IF(COUNTIF([Centros.$A61:.$A509]; [.A61]); [.A61]; &quot;&quot;)">
            <text:p/>
          </table:table-cell>
          <table:table-cell table:style-name="ce32" table:formula="of:=IF(COUNTIF([Centros.$A61:.$A509]; [.A61]); LOOKUP([.A61];[Centros.$A61:.$A509];[Centros.B61:.B509]); &quot;&quot;)">
            <text:p/>
          </table:table-cell>
          <table:table-cell table:style-name="ce32" table:formula="of:=IF(COUNTIF([Centros.$A61:.$A509]; [.A61]); LOOKUP([.A61];[Centros.$A61:.$A509];[Centros.$C61:.$C509]); IF(COUNTIF([Centros.$D61:.$D509]; [.A61]); LOOKUP([.A61];[Centros.$D61:.$D509];[Centros.$C61:.$C509]); &quot;&quot;))">
            <text:p/>
          </table:table-cell>
          <table:table-cell table:style-name="ce29" table:formula="of:=IF(COUNTIF([Centros.$A61:.$A509]; [.A61]); LOOKUP([.A61];[Centros.$A61:.$A509];[Centros.$D61:.$D509]); IF(COUNTIF([Centros.$D61:.$D509]; [.A61]); [.A61]; &quot;&quot;))">
            <text:p/>
          </table:table-cell>
          <table:table-cell table:style-name="ce35" table:formula="of:=IF(COUNTIF([Centros.$A61:.$A509]; [.A61]); LOOKUP([.A61];[Centros.$A61:.$A509];[Centros.$E61:.$E509]); IF(COUNTIF([Centros.$D61:.$D509]; [.A61]); LOOKUP([.A61];[Centros.$D61:.$D509];[Centros.$E61:.$E509]); &quot;&quot;))">
            <text:p/>
          </table:table-cell>
          <table:table-cell table:style-name="ce38" table:formula="of:=IF(COUNTIF([Centros.$A61:.$A509]; [.A61]); LOOKUP([.A61];[Centros.$A61:.$A509];[Centros.$F61:.$F509]); IF(COUNTIF([Centros.$D61:.$D509]; [.A61]); LOOKUP([.A61];[Centros.$D61:.$D509];[Centros.$F61:.$F50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62]; ROW([.A62]) - 1; &quot;&quot;)">
            <text:p/>
          </table:table-cell>
          <table:table-cell table:style-name="ce28" table:formula="of:=IF(COUNTIF([Centros.$A62:.$A510]; [.A62]); [.A62]; &quot;&quot;)">
            <text:p/>
          </table:table-cell>
          <table:table-cell table:style-name="ce31" table:formula="of:=IF(COUNTIF([Centros.$A62:.$A510]; [.A62]); LOOKUP([.A62];[Centros.$A62:.$A510];[Centros.B62:.B510]); &quot;&quot;)">
            <text:p/>
          </table:table-cell>
          <table:table-cell table:style-name="ce31" table:formula="of:=IF(COUNTIF([Centros.$A62:.$A510]; [.A62]); LOOKUP([.A62];[Centros.$A62:.$A510];[Centros.$C62:.$C510]); IF(COUNTIF([Centros.$D62:.$D510]; [.A62]); LOOKUP([.A62];[Centros.$D62:.$D510];[Centros.$C62:.$C510]); &quot;&quot;))">
            <text:p/>
          </table:table-cell>
          <table:table-cell table:style-name="ce28" table:formula="of:=IF(COUNTIF([Centros.$A62:.$A510]; [.A62]); LOOKUP([.A62];[Centros.$A62:.$A510];[Centros.$D62:.$D510]); IF(COUNTIF([Centros.$D62:.$D510]; [.A62]); [.A62]; &quot;&quot;))">
            <text:p/>
          </table:table-cell>
          <table:table-cell table:style-name="ce34" table:formula="of:=IF(COUNTIF([Centros.$A62:.$A510]; [.A62]); LOOKUP([.A62];[Centros.$A62:.$A510];[Centros.$E62:.$E510]); IF(COUNTIF([Centros.$D62:.$D510]; [.A62]); LOOKUP([.A62];[Centros.$D62:.$D510];[Centros.$E62:.$E510]); &quot;&quot;))">
            <text:p/>
          </table:table-cell>
          <table:table-cell table:style-name="ce37" table:formula="of:=IF(COUNTIF([Centros.$A62:.$A510]; [.A62]); LOOKUP([.A62];[Centros.$A62:.$A510];[Centros.$F62:.$F510]); IF(COUNTIF([Centros.$D62:.$D510]; [.A62]); LOOKUP([.A62];[Centros.$D62:.$D510];[Centros.$F62:.$F51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63]; ROW([.A63]) - 1; &quot;&quot;)">
            <text:p/>
          </table:table-cell>
          <table:table-cell table:style-name="ce29" table:formula="of:=IF(COUNTIF([Centros.$A63:.$A511]; [.A63]); [.A63]; &quot;&quot;)">
            <text:p/>
          </table:table-cell>
          <table:table-cell table:style-name="ce32" table:formula="of:=IF(COUNTIF([Centros.$A63:.$A511]; [.A63]); LOOKUP([.A63];[Centros.$A63:.$A511];[Centros.B63:.B511]); &quot;&quot;)">
            <text:p/>
          </table:table-cell>
          <table:table-cell table:style-name="ce32" table:formula="of:=IF(COUNTIF([Centros.$A63:.$A511]; [.A63]); LOOKUP([.A63];[Centros.$A63:.$A511];[Centros.$C63:.$C511]); IF(COUNTIF([Centros.$D63:.$D511]; [.A63]); LOOKUP([.A63];[Centros.$D63:.$D511];[Centros.$C63:.$C511]); &quot;&quot;))">
            <text:p/>
          </table:table-cell>
          <table:table-cell table:style-name="ce29" table:formula="of:=IF(COUNTIF([Centros.$A63:.$A511]; [.A63]); LOOKUP([.A63];[Centros.$A63:.$A511];[Centros.$D63:.$D511]); IF(COUNTIF([Centros.$D63:.$D511]; [.A63]); [.A63]; &quot;&quot;))">
            <text:p/>
          </table:table-cell>
          <table:table-cell table:style-name="ce35" table:formula="of:=IF(COUNTIF([Centros.$A63:.$A511]; [.A63]); LOOKUP([.A63];[Centros.$A63:.$A511];[Centros.$E63:.$E511]); IF(COUNTIF([Centros.$D63:.$D511]; [.A63]); LOOKUP([.A63];[Centros.$D63:.$D511];[Centros.$E63:.$E511]); &quot;&quot;))">
            <text:p/>
          </table:table-cell>
          <table:table-cell table:style-name="ce38" table:formula="of:=IF(COUNTIF([Centros.$A63:.$A511]; [.A63]); LOOKUP([.A63];[Centros.$A63:.$A511];[Centros.$F63:.$F511]); IF(COUNTIF([Centros.$D63:.$D511]; [.A63]); LOOKUP([.A63];[Centros.$D63:.$D511];[Centros.$F63:.$F51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64]; ROW([.A64]) - 1; &quot;&quot;)">
            <text:p/>
          </table:table-cell>
          <table:table-cell table:style-name="ce28" table:formula="of:=IF(COUNTIF([Centros.$A64:.$A512]; [.A64]); [.A64]; &quot;&quot;)">
            <text:p/>
          </table:table-cell>
          <table:table-cell table:style-name="ce31" table:formula="of:=IF(COUNTIF([Centros.$A64:.$A512]; [.A64]); LOOKUP([.A64];[Centros.$A64:.$A512];[Centros.B64:.B512]); &quot;&quot;)">
            <text:p/>
          </table:table-cell>
          <table:table-cell table:style-name="ce31" table:formula="of:=IF(COUNTIF([Centros.$A64:.$A512]; [.A64]); LOOKUP([.A64];[Centros.$A64:.$A512];[Centros.$C64:.$C512]); IF(COUNTIF([Centros.$D64:.$D512]; [.A64]); LOOKUP([.A64];[Centros.$D64:.$D512];[Centros.$C64:.$C512]); &quot;&quot;))">
            <text:p/>
          </table:table-cell>
          <table:table-cell table:style-name="ce28" table:formula="of:=IF(COUNTIF([Centros.$A64:.$A512]; [.A64]); LOOKUP([.A64];[Centros.$A64:.$A512];[Centros.$D64:.$D512]); IF(COUNTIF([Centros.$D64:.$D512]; [.A64]); [.A64]; &quot;&quot;))">
            <text:p/>
          </table:table-cell>
          <table:table-cell table:style-name="ce34" table:formula="of:=IF(COUNTIF([Centros.$A64:.$A512]; [.A64]); LOOKUP([.A64];[Centros.$A64:.$A512];[Centros.$E64:.$E512]); IF(COUNTIF([Centros.$D64:.$D512]; [.A64]); LOOKUP([.A64];[Centros.$D64:.$D512];[Centros.$E64:.$E512]); &quot;&quot;))">
            <text:p/>
          </table:table-cell>
          <table:table-cell table:style-name="ce37" table:formula="of:=IF(COUNTIF([Centros.$A64:.$A512]; [.A64]); LOOKUP([.A64];[Centros.$A64:.$A512];[Centros.$F64:.$F512]); IF(COUNTIF([Centros.$D64:.$D512]; [.A64]); LOOKUP([.A64];[Centros.$D64:.$D512];[Centros.$F64:.$F51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65]; ROW([.A65]) - 1; &quot;&quot;)">
            <text:p/>
          </table:table-cell>
          <table:table-cell table:style-name="ce29" table:formula="of:=IF(COUNTIF([Centros.$A65:.$A513]; [.A65]); [.A65]; &quot;&quot;)">
            <text:p/>
          </table:table-cell>
          <table:table-cell table:style-name="ce32" table:formula="of:=IF(COUNTIF([Centros.$A65:.$A513]; [.A65]); LOOKUP([.A65];[Centros.$A65:.$A513];[Centros.B65:.B513]); &quot;&quot;)">
            <text:p/>
          </table:table-cell>
          <table:table-cell table:style-name="ce32" table:formula="of:=IF(COUNTIF([Centros.$A65:.$A513]; [.A65]); LOOKUP([.A65];[Centros.$A65:.$A513];[Centros.$C65:.$C513]); IF(COUNTIF([Centros.$D65:.$D513]; [.A65]); LOOKUP([.A65];[Centros.$D65:.$D513];[Centros.$C65:.$C513]); &quot;&quot;))">
            <text:p/>
          </table:table-cell>
          <table:table-cell table:style-name="ce29" table:formula="of:=IF(COUNTIF([Centros.$A65:.$A513]; [.A65]); LOOKUP([.A65];[Centros.$A65:.$A513];[Centros.$D65:.$D513]); IF(COUNTIF([Centros.$D65:.$D513]; [.A65]); [.A65]; &quot;&quot;))">
            <text:p/>
          </table:table-cell>
          <table:table-cell table:style-name="ce35" table:formula="of:=IF(COUNTIF([Centros.$A65:.$A513]; [.A65]); LOOKUP([.A65];[Centros.$A65:.$A513];[Centros.$E65:.$E513]); IF(COUNTIF([Centros.$D65:.$D513]; [.A65]); LOOKUP([.A65];[Centros.$D65:.$D513];[Centros.$E65:.$E513]); &quot;&quot;))">
            <text:p/>
          </table:table-cell>
          <table:table-cell table:style-name="ce38" table:formula="of:=IF(COUNTIF([Centros.$A65:.$A513]; [.A65]); LOOKUP([.A65];[Centros.$A65:.$A513];[Centros.$F65:.$F513]); IF(COUNTIF([Centros.$D65:.$D513]; [.A65]); LOOKUP([.A65];[Centros.$D65:.$D513];[Centros.$F65:.$F51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66]; ROW([.A66]) - 1; &quot;&quot;)">
            <text:p/>
          </table:table-cell>
          <table:table-cell table:style-name="ce28" table:formula="of:=IF(COUNTIF([Centros.$A66:.$A514]; [.A66]); [.A66]; &quot;&quot;)">
            <text:p/>
          </table:table-cell>
          <table:table-cell table:style-name="ce31" table:formula="of:=IF(COUNTIF([Centros.$A66:.$A514]; [.A66]); LOOKUP([.A66];[Centros.$A66:.$A514];[Centros.B66:.B514]); &quot;&quot;)">
            <text:p/>
          </table:table-cell>
          <table:table-cell table:style-name="ce31" table:formula="of:=IF(COUNTIF([Centros.$A66:.$A514]; [.A66]); LOOKUP([.A66];[Centros.$A66:.$A514];[Centros.$C66:.$C514]); IF(COUNTIF([Centros.$D66:.$D514]; [.A66]); LOOKUP([.A66];[Centros.$D66:.$D514];[Centros.$C66:.$C514]); &quot;&quot;))">
            <text:p/>
          </table:table-cell>
          <table:table-cell table:style-name="ce28" table:formula="of:=IF(COUNTIF([Centros.$A66:.$A514]; [.A66]); LOOKUP([.A66];[Centros.$A66:.$A514];[Centros.$D66:.$D514]); IF(COUNTIF([Centros.$D66:.$D514]; [.A66]); [.A66]; &quot;&quot;))">
            <text:p/>
          </table:table-cell>
          <table:table-cell table:style-name="ce34" table:formula="of:=IF(COUNTIF([Centros.$A66:.$A514]; [.A66]); LOOKUP([.A66];[Centros.$A66:.$A514];[Centros.$E66:.$E514]); IF(COUNTIF([Centros.$D66:.$D514]; [.A66]); LOOKUP([.A66];[Centros.$D66:.$D514];[Centros.$E66:.$E514]); &quot;&quot;))">
            <text:p/>
          </table:table-cell>
          <table:table-cell table:style-name="ce37" table:formula="of:=IF(COUNTIF([Centros.$A66:.$A514]; [.A66]); LOOKUP([.A66];[Centros.$A66:.$A514];[Centros.$F66:.$F514]); IF(COUNTIF([Centros.$D66:.$D514]; [.A66]); LOOKUP([.A66];[Centros.$D66:.$D514];[Centros.$F66:.$F51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67]; ROW([.A67]) - 1; &quot;&quot;)">
            <text:p/>
          </table:table-cell>
          <table:table-cell table:style-name="ce29" table:formula="of:=IF(COUNTIF([Centros.$A67:.$A515]; [.A67]); [.A67]; &quot;&quot;)">
            <text:p/>
          </table:table-cell>
          <table:table-cell table:style-name="ce32" table:formula="of:=IF(COUNTIF([Centros.$A67:.$A515]; [.A67]); LOOKUP([.A67];[Centros.$A67:.$A515];[Centros.B67:.B515]); &quot;&quot;)">
            <text:p/>
          </table:table-cell>
          <table:table-cell table:style-name="ce32" table:formula="of:=IF(COUNTIF([Centros.$A67:.$A515]; [.A67]); LOOKUP([.A67];[Centros.$A67:.$A515];[Centros.$C67:.$C515]); IF(COUNTIF([Centros.$D67:.$D515]; [.A67]); LOOKUP([.A67];[Centros.$D67:.$D515];[Centros.$C67:.$C515]); &quot;&quot;))">
            <text:p/>
          </table:table-cell>
          <table:table-cell table:style-name="ce29" table:formula="of:=IF(COUNTIF([Centros.$A67:.$A515]; [.A67]); LOOKUP([.A67];[Centros.$A67:.$A515];[Centros.$D67:.$D515]); IF(COUNTIF([Centros.$D67:.$D515]; [.A67]); [.A67]; &quot;&quot;))">
            <text:p/>
          </table:table-cell>
          <table:table-cell table:style-name="ce35" table:formula="of:=IF(COUNTIF([Centros.$A67:.$A515]; [.A67]); LOOKUP([.A67];[Centros.$A67:.$A515];[Centros.$E67:.$E515]); IF(COUNTIF([Centros.$D67:.$D515]; [.A67]); LOOKUP([.A67];[Centros.$D67:.$D515];[Centros.$E67:.$E515]); &quot;&quot;))">
            <text:p/>
          </table:table-cell>
          <table:table-cell table:style-name="ce38" table:formula="of:=IF(COUNTIF([Centros.$A67:.$A515]; [.A67]); LOOKUP([.A67];[Centros.$A67:.$A515];[Centros.$F67:.$F515]); IF(COUNTIF([Centros.$D67:.$D515]; [.A67]); LOOKUP([.A67];[Centros.$D67:.$D515];[Centros.$F67:.$F51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68]; ROW([.A68]) - 1; &quot;&quot;)">
            <text:p/>
          </table:table-cell>
          <table:table-cell table:style-name="ce28" table:formula="of:=IF(COUNTIF([Centros.$A68:.$A516]; [.A68]); [.A68]; &quot;&quot;)">
            <text:p/>
          </table:table-cell>
          <table:table-cell table:style-name="ce31" table:formula="of:=IF(COUNTIF([Centros.$A68:.$A516]; [.A68]); LOOKUP([.A68];[Centros.$A68:.$A516];[Centros.B68:.B516]); &quot;&quot;)">
            <text:p/>
          </table:table-cell>
          <table:table-cell table:style-name="ce31" table:formula="of:=IF(COUNTIF([Centros.$A68:.$A516]; [.A68]); LOOKUP([.A68];[Centros.$A68:.$A516];[Centros.$C68:.$C516]); IF(COUNTIF([Centros.$D68:.$D516]; [.A68]); LOOKUP([.A68];[Centros.$D68:.$D516];[Centros.$C68:.$C516]); &quot;&quot;))">
            <text:p/>
          </table:table-cell>
          <table:table-cell table:style-name="ce28" table:formula="of:=IF(COUNTIF([Centros.$A68:.$A516]; [.A68]); LOOKUP([.A68];[Centros.$A68:.$A516];[Centros.$D68:.$D516]); IF(COUNTIF([Centros.$D68:.$D516]; [.A68]); [.A68]; &quot;&quot;))">
            <text:p/>
          </table:table-cell>
          <table:table-cell table:style-name="ce34" table:formula="of:=IF(COUNTIF([Centros.$A68:.$A516]; [.A68]); LOOKUP([.A68];[Centros.$A68:.$A516];[Centros.$E68:.$E516]); IF(COUNTIF([Centros.$D68:.$D516]; [.A68]); LOOKUP([.A68];[Centros.$D68:.$D516];[Centros.$E68:.$E516]); &quot;&quot;))">
            <text:p/>
          </table:table-cell>
          <table:table-cell table:style-name="ce37" table:formula="of:=IF(COUNTIF([Centros.$A68:.$A516]; [.A68]); LOOKUP([.A68];[Centros.$A68:.$A516];[Centros.$F68:.$F516]); IF(COUNTIF([Centros.$D68:.$D516]; [.A68]); LOOKUP([.A68];[Centros.$D68:.$D516];[Centros.$F68:.$F51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69]; ROW([.A69]) - 1; &quot;&quot;)">
            <text:p/>
          </table:table-cell>
          <table:table-cell table:style-name="ce29" table:formula="of:=IF(COUNTIF([Centros.$A69:.$A517]; [.A69]); [.A69]; &quot;&quot;)">
            <text:p/>
          </table:table-cell>
          <table:table-cell table:style-name="ce32" table:formula="of:=IF(COUNTIF([Centros.$A69:.$A517]; [.A69]); LOOKUP([.A69];[Centros.$A69:.$A517];[Centros.B69:.B517]); &quot;&quot;)">
            <text:p/>
          </table:table-cell>
          <table:table-cell table:style-name="ce32" table:formula="of:=IF(COUNTIF([Centros.$A69:.$A517]; [.A69]); LOOKUP([.A69];[Centros.$A69:.$A517];[Centros.$C69:.$C517]); IF(COUNTIF([Centros.$D69:.$D517]; [.A69]); LOOKUP([.A69];[Centros.$D69:.$D517];[Centros.$C69:.$C517]); &quot;&quot;))">
            <text:p/>
          </table:table-cell>
          <table:table-cell table:style-name="ce29" table:formula="of:=IF(COUNTIF([Centros.$A69:.$A517]; [.A69]); LOOKUP([.A69];[Centros.$A69:.$A517];[Centros.$D69:.$D517]); IF(COUNTIF([Centros.$D69:.$D517]; [.A69]); [.A69]; &quot;&quot;))">
            <text:p/>
          </table:table-cell>
          <table:table-cell table:style-name="ce35" table:formula="of:=IF(COUNTIF([Centros.$A69:.$A517]; [.A69]); LOOKUP([.A69];[Centros.$A69:.$A517];[Centros.$E69:.$E517]); IF(COUNTIF([Centros.$D69:.$D517]; [.A69]); LOOKUP([.A69];[Centros.$D69:.$D517];[Centros.$E69:.$E517]); &quot;&quot;))">
            <text:p/>
          </table:table-cell>
          <table:table-cell table:style-name="ce38" table:formula="of:=IF(COUNTIF([Centros.$A69:.$A517]; [.A69]); LOOKUP([.A69];[Centros.$A69:.$A517];[Centros.$F69:.$F517]); IF(COUNTIF([Centros.$D69:.$D517]; [.A69]); LOOKUP([.A69];[Centros.$D69:.$D517];[Centros.$F69:.$F51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70]; ROW([.A70]) - 1; &quot;&quot;)">
            <text:p/>
          </table:table-cell>
          <table:table-cell table:style-name="ce28" table:formula="of:=IF(COUNTIF([Centros.$A70:.$A518]; [.A70]); [.A70]; &quot;&quot;)">
            <text:p/>
          </table:table-cell>
          <table:table-cell table:style-name="ce31" table:formula="of:=IF(COUNTIF([Centros.$A70:.$A518]; [.A70]); LOOKUP([.A70];[Centros.$A70:.$A518];[Centros.B70:.B518]); &quot;&quot;)">
            <text:p/>
          </table:table-cell>
          <table:table-cell table:style-name="ce31" table:formula="of:=IF(COUNTIF([Centros.$A70:.$A518]; [.A70]); LOOKUP([.A70];[Centros.$A70:.$A518];[Centros.$C70:.$C518]); IF(COUNTIF([Centros.$D70:.$D518]; [.A70]); LOOKUP([.A70];[Centros.$D70:.$D518];[Centros.$C70:.$C518]); &quot;&quot;))">
            <text:p/>
          </table:table-cell>
          <table:table-cell table:style-name="ce28" table:formula="of:=IF(COUNTIF([Centros.$A70:.$A518]; [.A70]); LOOKUP([.A70];[Centros.$A70:.$A518];[Centros.$D70:.$D518]); IF(COUNTIF([Centros.$D70:.$D518]; [.A70]); [.A70]; &quot;&quot;))">
            <text:p/>
          </table:table-cell>
          <table:table-cell table:style-name="ce34" table:formula="of:=IF(COUNTIF([Centros.$A70:.$A518]; [.A70]); LOOKUP([.A70];[Centros.$A70:.$A518];[Centros.$E70:.$E518]); IF(COUNTIF([Centros.$D70:.$D518]; [.A70]); LOOKUP([.A70];[Centros.$D70:.$D518];[Centros.$E70:.$E518]); &quot;&quot;))">
            <text:p/>
          </table:table-cell>
          <table:table-cell table:style-name="ce37" table:formula="of:=IF(COUNTIF([Centros.$A70:.$A518]; [.A70]); LOOKUP([.A70];[Centros.$A70:.$A518];[Centros.$F70:.$F518]); IF(COUNTIF([Centros.$D70:.$D518]; [.A70]); LOOKUP([.A70];[Centros.$D70:.$D518];[Centros.$F70:.$F51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71]; ROW([.A71]) - 1; &quot;&quot;)">
            <text:p/>
          </table:table-cell>
          <table:table-cell table:style-name="ce29" table:formula="of:=IF(COUNTIF([Centros.$A71:.$A519]; [.A71]); [.A71]; &quot;&quot;)">
            <text:p/>
          </table:table-cell>
          <table:table-cell table:style-name="ce32" table:formula="of:=IF(COUNTIF([Centros.$A71:.$A519]; [.A71]); LOOKUP([.A71];[Centros.$A71:.$A519];[Centros.B71:.B519]); &quot;&quot;)">
            <text:p/>
          </table:table-cell>
          <table:table-cell table:style-name="ce32" table:formula="of:=IF(COUNTIF([Centros.$A71:.$A519]; [.A71]); LOOKUP([.A71];[Centros.$A71:.$A519];[Centros.$C71:.$C519]); IF(COUNTIF([Centros.$D71:.$D519]; [.A71]); LOOKUP([.A71];[Centros.$D71:.$D519];[Centros.$C71:.$C519]); &quot;&quot;))">
            <text:p/>
          </table:table-cell>
          <table:table-cell table:style-name="ce29" table:formula="of:=IF(COUNTIF([Centros.$A71:.$A519]; [.A71]); LOOKUP([.A71];[Centros.$A71:.$A519];[Centros.$D71:.$D519]); IF(COUNTIF([Centros.$D71:.$D519]; [.A71]); [.A71]; &quot;&quot;))">
            <text:p/>
          </table:table-cell>
          <table:table-cell table:style-name="ce35" table:formula="of:=IF(COUNTIF([Centros.$A71:.$A519]; [.A71]); LOOKUP([.A71];[Centros.$A71:.$A519];[Centros.$E71:.$E519]); IF(COUNTIF([Centros.$D71:.$D519]; [.A71]); LOOKUP([.A71];[Centros.$D71:.$D519];[Centros.$E71:.$E519]); &quot;&quot;))">
            <text:p/>
          </table:table-cell>
          <table:table-cell table:style-name="ce38" table:formula="of:=IF(COUNTIF([Centros.$A71:.$A519]; [.A71]); LOOKUP([.A71];[Centros.$A71:.$A519];[Centros.$F71:.$F519]); IF(COUNTIF([Centros.$D71:.$D519]; [.A71]); LOOKUP([.A71];[Centros.$D71:.$D519];[Centros.$F71:.$F51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72]; ROW([.A72]) - 1; &quot;&quot;)">
            <text:p/>
          </table:table-cell>
          <table:table-cell table:style-name="ce28" table:formula="of:=IF(COUNTIF([Centros.$A72:.$A520]; [.A72]); [.A72]; &quot;&quot;)">
            <text:p/>
          </table:table-cell>
          <table:table-cell table:style-name="ce31" table:formula="of:=IF(COUNTIF([Centros.$A72:.$A520]; [.A72]); LOOKUP([.A72];[Centros.$A72:.$A520];[Centros.B72:.B520]); &quot;&quot;)">
            <text:p/>
          </table:table-cell>
          <table:table-cell table:style-name="ce31" table:formula="of:=IF(COUNTIF([Centros.$A72:.$A520]; [.A72]); LOOKUP([.A72];[Centros.$A72:.$A520];[Centros.$C72:.$C520]); IF(COUNTIF([Centros.$D72:.$D520]; [.A72]); LOOKUP([.A72];[Centros.$D72:.$D520];[Centros.$C72:.$C520]); &quot;&quot;))">
            <text:p/>
          </table:table-cell>
          <table:table-cell table:style-name="ce28" table:formula="of:=IF(COUNTIF([Centros.$A72:.$A520]; [.A72]); LOOKUP([.A72];[Centros.$A72:.$A520];[Centros.$D72:.$D520]); IF(COUNTIF([Centros.$D72:.$D520]; [.A72]); [.A72]; &quot;&quot;))">
            <text:p/>
          </table:table-cell>
          <table:table-cell table:style-name="ce34" table:formula="of:=IF(COUNTIF([Centros.$A72:.$A520]; [.A72]); LOOKUP([.A72];[Centros.$A72:.$A520];[Centros.$E72:.$E520]); IF(COUNTIF([Centros.$D72:.$D520]; [.A72]); LOOKUP([.A72];[Centros.$D72:.$D520];[Centros.$E72:.$E520]); &quot;&quot;))">
            <text:p/>
          </table:table-cell>
          <table:table-cell table:style-name="ce37" table:formula="of:=IF(COUNTIF([Centros.$A72:.$A520]; [.A72]); LOOKUP([.A72];[Centros.$A72:.$A520];[Centros.$F72:.$F520]); IF(COUNTIF([Centros.$D72:.$D520]; [.A72]); LOOKUP([.A72];[Centros.$D72:.$D520];[Centros.$F72:.$F52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73]; ROW([.A73]) - 1; &quot;&quot;)">
            <text:p/>
          </table:table-cell>
          <table:table-cell table:style-name="ce29" table:formula="of:=IF(COUNTIF([Centros.$A73:.$A521]; [.A73]); [.A73]; &quot;&quot;)">
            <text:p/>
          </table:table-cell>
          <table:table-cell table:style-name="ce32" table:formula="of:=IF(COUNTIF([Centros.$A73:.$A521]; [.A73]); LOOKUP([.A73];[Centros.$A73:.$A521];[Centros.B73:.B521]); &quot;&quot;)">
            <text:p/>
          </table:table-cell>
          <table:table-cell table:style-name="ce32" table:formula="of:=IF(COUNTIF([Centros.$A73:.$A521]; [.A73]); LOOKUP([.A73];[Centros.$A73:.$A521];[Centros.$C73:.$C521]); IF(COUNTIF([Centros.$D73:.$D521]; [.A73]); LOOKUP([.A73];[Centros.$D73:.$D521];[Centros.$C73:.$C521]); &quot;&quot;))">
            <text:p/>
          </table:table-cell>
          <table:table-cell table:style-name="ce29" table:formula="of:=IF(COUNTIF([Centros.$A73:.$A521]; [.A73]); LOOKUP([.A73];[Centros.$A73:.$A521];[Centros.$D73:.$D521]); IF(COUNTIF([Centros.$D73:.$D521]; [.A73]); [.A73]; &quot;&quot;))">
            <text:p/>
          </table:table-cell>
          <table:table-cell table:style-name="ce35" table:formula="of:=IF(COUNTIF([Centros.$A73:.$A521]; [.A73]); LOOKUP([.A73];[Centros.$A73:.$A521];[Centros.$E73:.$E521]); IF(COUNTIF([Centros.$D73:.$D521]; [.A73]); LOOKUP([.A73];[Centros.$D73:.$D521];[Centros.$E73:.$E521]); &quot;&quot;))">
            <text:p/>
          </table:table-cell>
          <table:table-cell table:style-name="ce38" table:formula="of:=IF(COUNTIF([Centros.$A73:.$A521]; [.A73]); LOOKUP([.A73];[Centros.$A73:.$A521];[Centros.$F73:.$F521]); IF(COUNTIF([Centros.$D73:.$D521]; [.A73]); LOOKUP([.A73];[Centros.$D73:.$D521];[Centros.$F73:.$F52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74]; ROW([.A74]) - 1; &quot;&quot;)">
            <text:p/>
          </table:table-cell>
          <table:table-cell table:style-name="ce28" table:formula="of:=IF(COUNTIF([Centros.$A74:.$A522]; [.A74]); [.A74]; &quot;&quot;)">
            <text:p/>
          </table:table-cell>
          <table:table-cell table:style-name="ce31" table:formula="of:=IF(COUNTIF([Centros.$A74:.$A522]; [.A74]); LOOKUP([.A74];[Centros.$A74:.$A522];[Centros.B74:.B522]); &quot;&quot;)">
            <text:p/>
          </table:table-cell>
          <table:table-cell table:style-name="ce31" table:formula="of:=IF(COUNTIF([Centros.$A74:.$A522]; [.A74]); LOOKUP([.A74];[Centros.$A74:.$A522];[Centros.$C74:.$C522]); IF(COUNTIF([Centros.$D74:.$D522]; [.A74]); LOOKUP([.A74];[Centros.$D74:.$D522];[Centros.$C74:.$C522]); &quot;&quot;))">
            <text:p/>
          </table:table-cell>
          <table:table-cell table:style-name="ce28" table:formula="of:=IF(COUNTIF([Centros.$A74:.$A522]; [.A74]); LOOKUP([.A74];[Centros.$A74:.$A522];[Centros.$D74:.$D522]); IF(COUNTIF([Centros.$D74:.$D522]; [.A74]); [.A74]; &quot;&quot;))">
            <text:p/>
          </table:table-cell>
          <table:table-cell table:style-name="ce34" table:formula="of:=IF(COUNTIF([Centros.$A74:.$A522]; [.A74]); LOOKUP([.A74];[Centros.$A74:.$A522];[Centros.$E74:.$E522]); IF(COUNTIF([Centros.$D74:.$D522]; [.A74]); LOOKUP([.A74];[Centros.$D74:.$D522];[Centros.$E74:.$E522]); &quot;&quot;))">
            <text:p/>
          </table:table-cell>
          <table:table-cell table:style-name="ce37" table:formula="of:=IF(COUNTIF([Centros.$A74:.$A522]; [.A74]); LOOKUP([.A74];[Centros.$A74:.$A522];[Centros.$F74:.$F522]); IF(COUNTIF([Centros.$D74:.$D522]; [.A74]); LOOKUP([.A74];[Centros.$D74:.$D522];[Centros.$F74:.$F52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75]; ROW([.A75]) - 1; &quot;&quot;)">
            <text:p/>
          </table:table-cell>
          <table:table-cell table:style-name="ce29" table:formula="of:=IF(COUNTIF([Centros.$A75:.$A523]; [.A75]); [.A75]; &quot;&quot;)">
            <text:p/>
          </table:table-cell>
          <table:table-cell table:style-name="ce32" table:formula="of:=IF(COUNTIF([Centros.$A75:.$A523]; [.A75]); LOOKUP([.A75];[Centros.$A75:.$A523];[Centros.B75:.B523]); &quot;&quot;)">
            <text:p/>
          </table:table-cell>
          <table:table-cell table:style-name="ce32" table:formula="of:=IF(COUNTIF([Centros.$A75:.$A523]; [.A75]); LOOKUP([.A75];[Centros.$A75:.$A523];[Centros.$C75:.$C523]); IF(COUNTIF([Centros.$D75:.$D523]; [.A75]); LOOKUP([.A75];[Centros.$D75:.$D523];[Centros.$C75:.$C523]); &quot;&quot;))">
            <text:p/>
          </table:table-cell>
          <table:table-cell table:style-name="ce29" table:formula="of:=IF(COUNTIF([Centros.$A75:.$A523]; [.A75]); LOOKUP([.A75];[Centros.$A75:.$A523];[Centros.$D75:.$D523]); IF(COUNTIF([Centros.$D75:.$D523]; [.A75]); [.A75]; &quot;&quot;))">
            <text:p/>
          </table:table-cell>
          <table:table-cell table:style-name="ce35" table:formula="of:=IF(COUNTIF([Centros.$A75:.$A523]; [.A75]); LOOKUP([.A75];[Centros.$A75:.$A523];[Centros.$E75:.$E523]); IF(COUNTIF([Centros.$D75:.$D523]; [.A75]); LOOKUP([.A75];[Centros.$D75:.$D523];[Centros.$E75:.$E523]); &quot;&quot;))">
            <text:p/>
          </table:table-cell>
          <table:table-cell table:style-name="ce38" table:formula="of:=IF(COUNTIF([Centros.$A75:.$A523]; [.A75]); LOOKUP([.A75];[Centros.$A75:.$A523];[Centros.$F75:.$F523]); IF(COUNTIF([Centros.$D75:.$D523]; [.A75]); LOOKUP([.A75];[Centros.$D75:.$D523];[Centros.$F75:.$F52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76]; ROW([.A76]) - 1; &quot;&quot;)">
            <text:p/>
          </table:table-cell>
          <table:table-cell table:style-name="ce28" table:formula="of:=IF(COUNTIF([Centros.$A76:.$A524]; [.A76]); [.A76]; &quot;&quot;)">
            <text:p/>
          </table:table-cell>
          <table:table-cell table:style-name="ce31" table:formula="of:=IF(COUNTIF([Centros.$A76:.$A524]; [.A76]); LOOKUP([.A76];[Centros.$A76:.$A524];[Centros.B76:.B524]); &quot;&quot;)">
            <text:p/>
          </table:table-cell>
          <table:table-cell table:style-name="ce31" table:formula="of:=IF(COUNTIF([Centros.$A76:.$A524]; [.A76]); LOOKUP([.A76];[Centros.$A76:.$A524];[Centros.$C76:.$C524]); IF(COUNTIF([Centros.$D76:.$D524]; [.A76]); LOOKUP([.A76];[Centros.$D76:.$D524];[Centros.$C76:.$C524]); &quot;&quot;))">
            <text:p/>
          </table:table-cell>
          <table:table-cell table:style-name="ce28" table:formula="of:=IF(COUNTIF([Centros.$A76:.$A524]; [.A76]); LOOKUP([.A76];[Centros.$A76:.$A524];[Centros.$D76:.$D524]); IF(COUNTIF([Centros.$D76:.$D524]; [.A76]); [.A76]; &quot;&quot;))">
            <text:p/>
          </table:table-cell>
          <table:table-cell table:style-name="ce34" table:formula="of:=IF(COUNTIF([Centros.$A76:.$A524]; [.A76]); LOOKUP([.A76];[Centros.$A76:.$A524];[Centros.$E76:.$E524]); IF(COUNTIF([Centros.$D76:.$D524]; [.A76]); LOOKUP([.A76];[Centros.$D76:.$D524];[Centros.$E76:.$E524]); &quot;&quot;))">
            <text:p/>
          </table:table-cell>
          <table:table-cell table:style-name="ce37" table:formula="of:=IF(COUNTIF([Centros.$A76:.$A524]; [.A76]); LOOKUP([.A76];[Centros.$A76:.$A524];[Centros.$F76:.$F524]); IF(COUNTIF([Centros.$D76:.$D524]; [.A76]); LOOKUP([.A76];[Centros.$D76:.$D524];[Centros.$F76:.$F52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77]; ROW([.A77]) - 1; &quot;&quot;)">
            <text:p/>
          </table:table-cell>
          <table:table-cell table:style-name="ce29" table:formula="of:=IF(COUNTIF([Centros.$A77:.$A525]; [.A77]); [.A77]; &quot;&quot;)">
            <text:p/>
          </table:table-cell>
          <table:table-cell table:style-name="ce32" table:formula="of:=IF(COUNTIF([Centros.$A77:.$A525]; [.A77]); LOOKUP([.A77];[Centros.$A77:.$A525];[Centros.B77:.B525]); &quot;&quot;)">
            <text:p/>
          </table:table-cell>
          <table:table-cell table:style-name="ce32" table:formula="of:=IF(COUNTIF([Centros.$A77:.$A525]; [.A77]); LOOKUP([.A77];[Centros.$A77:.$A525];[Centros.$C77:.$C525]); IF(COUNTIF([Centros.$D77:.$D525]; [.A77]); LOOKUP([.A77];[Centros.$D77:.$D525];[Centros.$C77:.$C525]); &quot;&quot;))">
            <text:p/>
          </table:table-cell>
          <table:table-cell table:style-name="ce29" table:formula="of:=IF(COUNTIF([Centros.$A77:.$A525]; [.A77]); LOOKUP([.A77];[Centros.$A77:.$A525];[Centros.$D77:.$D525]); IF(COUNTIF([Centros.$D77:.$D525]; [.A77]); [.A77]; &quot;&quot;))">
            <text:p/>
          </table:table-cell>
          <table:table-cell table:style-name="ce35" table:formula="of:=IF(COUNTIF([Centros.$A77:.$A525]; [.A77]); LOOKUP([.A77];[Centros.$A77:.$A525];[Centros.$E77:.$E525]); IF(COUNTIF([Centros.$D77:.$D525]; [.A77]); LOOKUP([.A77];[Centros.$D77:.$D525];[Centros.$E77:.$E525]); &quot;&quot;))">
            <text:p/>
          </table:table-cell>
          <table:table-cell table:style-name="ce38" table:formula="of:=IF(COUNTIF([Centros.$A77:.$A525]; [.A77]); LOOKUP([.A77];[Centros.$A77:.$A525];[Centros.$F77:.$F525]); IF(COUNTIF([Centros.$D77:.$D525]; [.A77]); LOOKUP([.A77];[Centros.$D77:.$D525];[Centros.$F77:.$F52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78]; ROW([.A78]) - 1; &quot;&quot;)">
            <text:p/>
          </table:table-cell>
          <table:table-cell table:style-name="ce28" table:formula="of:=IF(COUNTIF([Centros.$A78:.$A526]; [.A78]); [.A78]; &quot;&quot;)">
            <text:p/>
          </table:table-cell>
          <table:table-cell table:style-name="ce31" table:formula="of:=IF(COUNTIF([Centros.$A78:.$A526]; [.A78]); LOOKUP([.A78];[Centros.$A78:.$A526];[Centros.B78:.B526]); &quot;&quot;)">
            <text:p/>
          </table:table-cell>
          <table:table-cell table:style-name="ce31" table:formula="of:=IF(COUNTIF([Centros.$A78:.$A526]; [.A78]); LOOKUP([.A78];[Centros.$A78:.$A526];[Centros.$C78:.$C526]); IF(COUNTIF([Centros.$D78:.$D526]; [.A78]); LOOKUP([.A78];[Centros.$D78:.$D526];[Centros.$C78:.$C526]); &quot;&quot;))">
            <text:p/>
          </table:table-cell>
          <table:table-cell table:style-name="ce28" table:formula="of:=IF(COUNTIF([Centros.$A78:.$A526]; [.A78]); LOOKUP([.A78];[Centros.$A78:.$A526];[Centros.$D78:.$D526]); IF(COUNTIF([Centros.$D78:.$D526]; [.A78]); [.A78]; &quot;&quot;))">
            <text:p/>
          </table:table-cell>
          <table:table-cell table:style-name="ce34" table:formula="of:=IF(COUNTIF([Centros.$A78:.$A526]; [.A78]); LOOKUP([.A78];[Centros.$A78:.$A526];[Centros.$E78:.$E526]); IF(COUNTIF([Centros.$D78:.$D526]; [.A78]); LOOKUP([.A78];[Centros.$D78:.$D526];[Centros.$E78:.$E526]); &quot;&quot;))">
            <text:p/>
          </table:table-cell>
          <table:table-cell table:style-name="ce37" table:formula="of:=IF(COUNTIF([Centros.$A78:.$A526]; [.A78]); LOOKUP([.A78];[Centros.$A78:.$A526];[Centros.$F78:.$F526]); IF(COUNTIF([Centros.$D78:.$D526]; [.A78]); LOOKUP([.A78];[Centros.$D78:.$D526];[Centros.$F78:.$F52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79]; ROW([.A79]) - 1; &quot;&quot;)">
            <text:p/>
          </table:table-cell>
          <table:table-cell table:style-name="ce29" table:formula="of:=IF(COUNTIF([Centros.$A79:.$A527]; [.A79]); [.A79]; &quot;&quot;)">
            <text:p/>
          </table:table-cell>
          <table:table-cell table:style-name="ce32" table:formula="of:=IF(COUNTIF([Centros.$A79:.$A527]; [.A79]); LOOKUP([.A79];[Centros.$A79:.$A527];[Centros.B79:.B527]); &quot;&quot;)">
            <text:p/>
          </table:table-cell>
          <table:table-cell table:style-name="ce32" table:formula="of:=IF(COUNTIF([Centros.$A79:.$A527]; [.A79]); LOOKUP([.A79];[Centros.$A79:.$A527];[Centros.$C79:.$C527]); IF(COUNTIF([Centros.$D79:.$D527]; [.A79]); LOOKUP([.A79];[Centros.$D79:.$D527];[Centros.$C79:.$C527]); &quot;&quot;))">
            <text:p/>
          </table:table-cell>
          <table:table-cell table:style-name="ce29" table:formula="of:=IF(COUNTIF([Centros.$A79:.$A527]; [.A79]); LOOKUP([.A79];[Centros.$A79:.$A527];[Centros.$D79:.$D527]); IF(COUNTIF([Centros.$D79:.$D527]; [.A79]); [.A79]; &quot;&quot;))">
            <text:p/>
          </table:table-cell>
          <table:table-cell table:style-name="ce35" table:formula="of:=IF(COUNTIF([Centros.$A79:.$A527]; [.A79]); LOOKUP([.A79];[Centros.$A79:.$A527];[Centros.$E79:.$E527]); IF(COUNTIF([Centros.$D79:.$D527]; [.A79]); LOOKUP([.A79];[Centros.$D79:.$D527];[Centros.$E79:.$E527]); &quot;&quot;))">
            <text:p/>
          </table:table-cell>
          <table:table-cell table:style-name="ce38" table:formula="of:=IF(COUNTIF([Centros.$A79:.$A527]; [.A79]); LOOKUP([.A79];[Centros.$A79:.$A527];[Centros.$F79:.$F527]); IF(COUNTIF([Centros.$D79:.$D527]; [.A79]); LOOKUP([.A79];[Centros.$D79:.$D527];[Centros.$F79:.$F52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80]; ROW([.A80]) - 1; &quot;&quot;)">
            <text:p/>
          </table:table-cell>
          <table:table-cell table:style-name="ce28" table:formula="of:=IF(COUNTIF([Centros.$A80:.$A528]; [.A80]); [.A80]; &quot;&quot;)">
            <text:p/>
          </table:table-cell>
          <table:table-cell table:style-name="ce31" table:formula="of:=IF(COUNTIF([Centros.$A80:.$A528]; [.A80]); LOOKUP([.A80];[Centros.$A80:.$A528];[Centros.B80:.B528]); &quot;&quot;)">
            <text:p/>
          </table:table-cell>
          <table:table-cell table:style-name="ce31" table:formula="of:=IF(COUNTIF([Centros.$A80:.$A528]; [.A80]); LOOKUP([.A80];[Centros.$A80:.$A528];[Centros.$C80:.$C528]); IF(COUNTIF([Centros.$D80:.$D528]; [.A80]); LOOKUP([.A80];[Centros.$D80:.$D528];[Centros.$C80:.$C528]); &quot;&quot;))">
            <text:p/>
          </table:table-cell>
          <table:table-cell table:style-name="ce28" table:formula="of:=IF(COUNTIF([Centros.$A80:.$A528]; [.A80]); LOOKUP([.A80];[Centros.$A80:.$A528];[Centros.$D80:.$D528]); IF(COUNTIF([Centros.$D80:.$D528]; [.A80]); [.A80]; &quot;&quot;))">
            <text:p/>
          </table:table-cell>
          <table:table-cell table:style-name="ce34" table:formula="of:=IF(COUNTIF([Centros.$A80:.$A528]; [.A80]); LOOKUP([.A80];[Centros.$A80:.$A528];[Centros.$E80:.$E528]); IF(COUNTIF([Centros.$D80:.$D528]; [.A80]); LOOKUP([.A80];[Centros.$D80:.$D528];[Centros.$E80:.$E528]); &quot;&quot;))">
            <text:p/>
          </table:table-cell>
          <table:table-cell table:style-name="ce37" table:formula="of:=IF(COUNTIF([Centros.$A80:.$A528]; [.A80]); LOOKUP([.A80];[Centros.$A80:.$A528];[Centros.$F80:.$F528]); IF(COUNTIF([Centros.$D80:.$D528]; [.A80]); LOOKUP([.A80];[Centros.$D80:.$D528];[Centros.$F80:.$F52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81]; ROW([.A81]) - 1; &quot;&quot;)">
            <text:p/>
          </table:table-cell>
          <table:table-cell table:style-name="ce29" table:formula="of:=IF(COUNTIF([Centros.$A81:.$A529]; [.A81]); [.A81]; &quot;&quot;)">
            <text:p/>
          </table:table-cell>
          <table:table-cell table:style-name="ce32" table:formula="of:=IF(COUNTIF([Centros.$A81:.$A529]; [.A81]); LOOKUP([.A81];[Centros.$A81:.$A529];[Centros.B81:.B529]); &quot;&quot;)">
            <text:p/>
          </table:table-cell>
          <table:table-cell table:style-name="ce32" table:formula="of:=IF(COUNTIF([Centros.$A81:.$A529]; [.A81]); LOOKUP([.A81];[Centros.$A81:.$A529];[Centros.$C81:.$C529]); IF(COUNTIF([Centros.$D81:.$D529]; [.A81]); LOOKUP([.A81];[Centros.$D81:.$D529];[Centros.$C81:.$C529]); &quot;&quot;))">
            <text:p/>
          </table:table-cell>
          <table:table-cell table:style-name="ce29" table:formula="of:=IF(COUNTIF([Centros.$A81:.$A529]; [.A81]); LOOKUP([.A81];[Centros.$A81:.$A529];[Centros.$D81:.$D529]); IF(COUNTIF([Centros.$D81:.$D529]; [.A81]); [.A81]; &quot;&quot;))">
            <text:p/>
          </table:table-cell>
          <table:table-cell table:style-name="ce35" table:formula="of:=IF(COUNTIF([Centros.$A81:.$A529]; [.A81]); LOOKUP([.A81];[Centros.$A81:.$A529];[Centros.$E81:.$E529]); IF(COUNTIF([Centros.$D81:.$D529]; [.A81]); LOOKUP([.A81];[Centros.$D81:.$D529];[Centros.$E81:.$E529]); &quot;&quot;))">
            <text:p/>
          </table:table-cell>
          <table:table-cell table:style-name="ce38" table:formula="of:=IF(COUNTIF([Centros.$A81:.$A529]; [.A81]); LOOKUP([.A81];[Centros.$A81:.$A529];[Centros.$F81:.$F529]); IF(COUNTIF([Centros.$D81:.$D529]; [.A81]); LOOKUP([.A81];[Centros.$D81:.$D529];[Centros.$F81:.$F52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82]; ROW([.A82]) - 1; &quot;&quot;)">
            <text:p/>
          </table:table-cell>
          <table:table-cell table:style-name="ce28" table:formula="of:=IF(COUNTIF([Centros.$A82:.$A530]; [.A82]); [.A82]; &quot;&quot;)">
            <text:p/>
          </table:table-cell>
          <table:table-cell table:style-name="ce31" table:formula="of:=IF(COUNTIF([Centros.$A82:.$A530]; [.A82]); LOOKUP([.A82];[Centros.$A82:.$A530];[Centros.B82:.B530]); &quot;&quot;)">
            <text:p/>
          </table:table-cell>
          <table:table-cell table:style-name="ce31" table:formula="of:=IF(COUNTIF([Centros.$A82:.$A530]; [.A82]); LOOKUP([.A82];[Centros.$A82:.$A530];[Centros.$C82:.$C530]); IF(COUNTIF([Centros.$D82:.$D530]; [.A82]); LOOKUP([.A82];[Centros.$D82:.$D530];[Centros.$C82:.$C530]); &quot;&quot;))">
            <text:p/>
          </table:table-cell>
          <table:table-cell table:style-name="ce28" table:formula="of:=IF(COUNTIF([Centros.$A82:.$A530]; [.A82]); LOOKUP([.A82];[Centros.$A82:.$A530];[Centros.$D82:.$D530]); IF(COUNTIF([Centros.$D82:.$D530]; [.A82]); [.A82]; &quot;&quot;))">
            <text:p/>
          </table:table-cell>
          <table:table-cell table:style-name="ce34" table:formula="of:=IF(COUNTIF([Centros.$A82:.$A530]; [.A82]); LOOKUP([.A82];[Centros.$A82:.$A530];[Centros.$E82:.$E530]); IF(COUNTIF([Centros.$D82:.$D530]; [.A82]); LOOKUP([.A82];[Centros.$D82:.$D530];[Centros.$E82:.$E530]); &quot;&quot;))">
            <text:p/>
          </table:table-cell>
          <table:table-cell table:style-name="ce37" table:formula="of:=IF(COUNTIF([Centros.$A82:.$A530]; [.A82]); LOOKUP([.A82];[Centros.$A82:.$A530];[Centros.$F82:.$F530]); IF(COUNTIF([Centros.$D82:.$D530]; [.A82]); LOOKUP([.A82];[Centros.$D82:.$D530];[Centros.$F82:.$F53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83]; ROW([.A83]) - 1; &quot;&quot;)">
            <text:p/>
          </table:table-cell>
          <table:table-cell table:style-name="ce29" table:formula="of:=IF(COUNTIF([Centros.$A83:.$A531]; [.A83]); [.A83]; &quot;&quot;)">
            <text:p/>
          </table:table-cell>
          <table:table-cell table:style-name="ce32" table:formula="of:=IF(COUNTIF([Centros.$A83:.$A531]; [.A83]); LOOKUP([.A83];[Centros.$A83:.$A531];[Centros.B83:.B531]); &quot;&quot;)">
            <text:p/>
          </table:table-cell>
          <table:table-cell table:style-name="ce32" table:formula="of:=IF(COUNTIF([Centros.$A83:.$A531]; [.A83]); LOOKUP([.A83];[Centros.$A83:.$A531];[Centros.$C83:.$C531]); IF(COUNTIF([Centros.$D83:.$D531]; [.A83]); LOOKUP([.A83];[Centros.$D83:.$D531];[Centros.$C83:.$C531]); &quot;&quot;))">
            <text:p/>
          </table:table-cell>
          <table:table-cell table:style-name="ce29" table:formula="of:=IF(COUNTIF([Centros.$A83:.$A531]; [.A83]); LOOKUP([.A83];[Centros.$A83:.$A531];[Centros.$D83:.$D531]); IF(COUNTIF([Centros.$D83:.$D531]; [.A83]); [.A83]; &quot;&quot;))">
            <text:p/>
          </table:table-cell>
          <table:table-cell table:style-name="ce35" table:formula="of:=IF(COUNTIF([Centros.$A83:.$A531]; [.A83]); LOOKUP([.A83];[Centros.$A83:.$A531];[Centros.$E83:.$E531]); IF(COUNTIF([Centros.$D83:.$D531]; [.A83]); LOOKUP([.A83];[Centros.$D83:.$D531];[Centros.$E83:.$E531]); &quot;&quot;))">
            <text:p/>
          </table:table-cell>
          <table:table-cell table:style-name="ce38" table:formula="of:=IF(COUNTIF([Centros.$A83:.$A531]; [.A83]); LOOKUP([.A83];[Centros.$A83:.$A531];[Centros.$F83:.$F531]); IF(COUNTIF([Centros.$D83:.$D531]; [.A83]); LOOKUP([.A83];[Centros.$D83:.$D531];[Centros.$F83:.$F53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84]; ROW([.A84]) - 1; &quot;&quot;)">
            <text:p/>
          </table:table-cell>
          <table:table-cell table:style-name="ce28" table:formula="of:=IF(COUNTIF([Centros.$A84:.$A532]; [.A84]); [.A84]; &quot;&quot;)">
            <text:p/>
          </table:table-cell>
          <table:table-cell table:style-name="ce31" table:formula="of:=IF(COUNTIF([Centros.$A84:.$A532]; [.A84]); LOOKUP([.A84];[Centros.$A84:.$A532];[Centros.B84:.B532]); &quot;&quot;)">
            <text:p/>
          </table:table-cell>
          <table:table-cell table:style-name="ce31" table:formula="of:=IF(COUNTIF([Centros.$A84:.$A532]; [.A84]); LOOKUP([.A84];[Centros.$A84:.$A532];[Centros.$C84:.$C532]); IF(COUNTIF([Centros.$D84:.$D532]; [.A84]); LOOKUP([.A84];[Centros.$D84:.$D532];[Centros.$C84:.$C532]); &quot;&quot;))">
            <text:p/>
          </table:table-cell>
          <table:table-cell table:style-name="ce28" table:formula="of:=IF(COUNTIF([Centros.$A84:.$A532]; [.A84]); LOOKUP([.A84];[Centros.$A84:.$A532];[Centros.$D84:.$D532]); IF(COUNTIF([Centros.$D84:.$D532]; [.A84]); [.A84]; &quot;&quot;))">
            <text:p/>
          </table:table-cell>
          <table:table-cell table:style-name="ce34" table:formula="of:=IF(COUNTIF([Centros.$A84:.$A532]; [.A84]); LOOKUP([.A84];[Centros.$A84:.$A532];[Centros.$E84:.$E532]); IF(COUNTIF([Centros.$D84:.$D532]; [.A84]); LOOKUP([.A84];[Centros.$D84:.$D532];[Centros.$E84:.$E532]); &quot;&quot;))">
            <text:p/>
          </table:table-cell>
          <table:table-cell table:style-name="ce37" table:formula="of:=IF(COUNTIF([Centros.$A84:.$A532]; [.A84]); LOOKUP([.A84];[Centros.$A84:.$A532];[Centros.$F84:.$F532]); IF(COUNTIF([Centros.$D84:.$D532]; [.A84]); LOOKUP([.A84];[Centros.$D84:.$D532];[Centros.$F84:.$F53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85]; ROW([.A85]) - 1; &quot;&quot;)">
            <text:p/>
          </table:table-cell>
          <table:table-cell table:style-name="ce29" table:formula="of:=IF(COUNTIF([Centros.$A85:.$A533]; [.A85]); [.A85]; &quot;&quot;)">
            <text:p/>
          </table:table-cell>
          <table:table-cell table:style-name="ce32" table:formula="of:=IF(COUNTIF([Centros.$A85:.$A533]; [.A85]); LOOKUP([.A85];[Centros.$A85:.$A533];[Centros.B85:.B533]); &quot;&quot;)">
            <text:p/>
          </table:table-cell>
          <table:table-cell table:style-name="ce32" table:formula="of:=IF(COUNTIF([Centros.$A85:.$A533]; [.A85]); LOOKUP([.A85];[Centros.$A85:.$A533];[Centros.$C85:.$C533]); IF(COUNTIF([Centros.$D85:.$D533]; [.A85]); LOOKUP([.A85];[Centros.$D85:.$D533];[Centros.$C85:.$C533]); &quot;&quot;))">
            <text:p/>
          </table:table-cell>
          <table:table-cell table:style-name="ce29" table:formula="of:=IF(COUNTIF([Centros.$A85:.$A533]; [.A85]); LOOKUP([.A85];[Centros.$A85:.$A533];[Centros.$D85:.$D533]); IF(COUNTIF([Centros.$D85:.$D533]; [.A85]); [.A85]; &quot;&quot;))">
            <text:p/>
          </table:table-cell>
          <table:table-cell table:style-name="ce35" table:formula="of:=IF(COUNTIF([Centros.$A85:.$A533]; [.A85]); LOOKUP([.A85];[Centros.$A85:.$A533];[Centros.$E85:.$E533]); IF(COUNTIF([Centros.$D85:.$D533]; [.A85]); LOOKUP([.A85];[Centros.$D85:.$D533];[Centros.$E85:.$E533]); &quot;&quot;))">
            <text:p/>
          </table:table-cell>
          <table:table-cell table:style-name="ce38" table:formula="of:=IF(COUNTIF([Centros.$A85:.$A533]; [.A85]); LOOKUP([.A85];[Centros.$A85:.$A533];[Centros.$F85:.$F533]); IF(COUNTIF([Centros.$D85:.$D533]; [.A85]); LOOKUP([.A85];[Centros.$D85:.$D533];[Centros.$F85:.$F53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86]; ROW([.A86]) - 1; &quot;&quot;)">
            <text:p/>
          </table:table-cell>
          <table:table-cell table:style-name="ce28" table:formula="of:=IF(COUNTIF([Centros.$A86:.$A534]; [.A86]); [.A86]; &quot;&quot;)">
            <text:p/>
          </table:table-cell>
          <table:table-cell table:style-name="ce31" table:formula="of:=IF(COUNTIF([Centros.$A86:.$A534]; [.A86]); LOOKUP([.A86];[Centros.$A86:.$A534];[Centros.B86:.B534]); &quot;&quot;)">
            <text:p/>
          </table:table-cell>
          <table:table-cell table:style-name="ce31" table:formula="of:=IF(COUNTIF([Centros.$A86:.$A534]; [.A86]); LOOKUP([.A86];[Centros.$A86:.$A534];[Centros.$C86:.$C534]); IF(COUNTIF([Centros.$D86:.$D534]; [.A86]); LOOKUP([.A86];[Centros.$D86:.$D534];[Centros.$C86:.$C534]); &quot;&quot;))">
            <text:p/>
          </table:table-cell>
          <table:table-cell table:style-name="ce28" table:formula="of:=IF(COUNTIF([Centros.$A86:.$A534]; [.A86]); LOOKUP([.A86];[Centros.$A86:.$A534];[Centros.$D86:.$D534]); IF(COUNTIF([Centros.$D86:.$D534]; [.A86]); [.A86]; &quot;&quot;))">
            <text:p/>
          </table:table-cell>
          <table:table-cell table:style-name="ce34" table:formula="of:=IF(COUNTIF([Centros.$A86:.$A534]; [.A86]); LOOKUP([.A86];[Centros.$A86:.$A534];[Centros.$E86:.$E534]); IF(COUNTIF([Centros.$D86:.$D534]; [.A86]); LOOKUP([.A86];[Centros.$D86:.$D534];[Centros.$E86:.$E534]); &quot;&quot;))">
            <text:p/>
          </table:table-cell>
          <table:table-cell table:style-name="ce37" table:formula="of:=IF(COUNTIF([Centros.$A86:.$A534]; [.A86]); LOOKUP([.A86];[Centros.$A86:.$A534];[Centros.$F86:.$F534]); IF(COUNTIF([Centros.$D86:.$D534]; [.A86]); LOOKUP([.A86];[Centros.$D86:.$D534];[Centros.$F86:.$F53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87]; ROW([.A87]) - 1; &quot;&quot;)">
            <text:p/>
          </table:table-cell>
          <table:table-cell table:style-name="ce29" table:formula="of:=IF(COUNTIF([Centros.$A87:.$A535]; [.A87]); [.A87]; &quot;&quot;)">
            <text:p/>
          </table:table-cell>
          <table:table-cell table:style-name="ce32" table:formula="of:=IF(COUNTIF([Centros.$A87:.$A535]; [.A87]); LOOKUP([.A87];[Centros.$A87:.$A535];[Centros.B87:.B535]); &quot;&quot;)">
            <text:p/>
          </table:table-cell>
          <table:table-cell table:style-name="ce32" table:formula="of:=IF(COUNTIF([Centros.$A87:.$A535]; [.A87]); LOOKUP([.A87];[Centros.$A87:.$A535];[Centros.$C87:.$C535]); IF(COUNTIF([Centros.$D87:.$D535]; [.A87]); LOOKUP([.A87];[Centros.$D87:.$D535];[Centros.$C87:.$C535]); &quot;&quot;))">
            <text:p/>
          </table:table-cell>
          <table:table-cell table:style-name="ce29" table:formula="of:=IF(COUNTIF([Centros.$A87:.$A535]; [.A87]); LOOKUP([.A87];[Centros.$A87:.$A535];[Centros.$D87:.$D535]); IF(COUNTIF([Centros.$D87:.$D535]; [.A87]); [.A87]; &quot;&quot;))">
            <text:p/>
          </table:table-cell>
          <table:table-cell table:style-name="ce35" table:formula="of:=IF(COUNTIF([Centros.$A87:.$A535]; [.A87]); LOOKUP([.A87];[Centros.$A87:.$A535];[Centros.$E87:.$E535]); IF(COUNTIF([Centros.$D87:.$D535]; [.A87]); LOOKUP([.A87];[Centros.$D87:.$D535];[Centros.$E87:.$E535]); &quot;&quot;))">
            <text:p/>
          </table:table-cell>
          <table:table-cell table:style-name="ce38" table:formula="of:=IF(COUNTIF([Centros.$A87:.$A535]; [.A87]); LOOKUP([.A87];[Centros.$A87:.$A535];[Centros.$F87:.$F535]); IF(COUNTIF([Centros.$D87:.$D535]; [.A87]); LOOKUP([.A87];[Centros.$D87:.$D535];[Centros.$F87:.$F53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88]; ROW([.A88]) - 1; &quot;&quot;)">
            <text:p/>
          </table:table-cell>
          <table:table-cell table:style-name="ce28" table:formula="of:=IF(COUNTIF([Centros.$A88:.$A536]; [.A88]); [.A88]; &quot;&quot;)">
            <text:p/>
          </table:table-cell>
          <table:table-cell table:style-name="ce31" table:formula="of:=IF(COUNTIF([Centros.$A88:.$A536]; [.A88]); LOOKUP([.A88];[Centros.$A88:.$A536];[Centros.B88:.B536]); &quot;&quot;)">
            <text:p/>
          </table:table-cell>
          <table:table-cell table:style-name="ce31" table:formula="of:=IF(COUNTIF([Centros.$A88:.$A536]; [.A88]); LOOKUP([.A88];[Centros.$A88:.$A536];[Centros.$C88:.$C536]); IF(COUNTIF([Centros.$D88:.$D536]; [.A88]); LOOKUP([.A88];[Centros.$D88:.$D536];[Centros.$C88:.$C536]); &quot;&quot;))">
            <text:p/>
          </table:table-cell>
          <table:table-cell table:style-name="ce28" table:formula="of:=IF(COUNTIF([Centros.$A88:.$A536]; [.A88]); LOOKUP([.A88];[Centros.$A88:.$A536];[Centros.$D88:.$D536]); IF(COUNTIF([Centros.$D88:.$D536]; [.A88]); [.A88]; &quot;&quot;))">
            <text:p/>
          </table:table-cell>
          <table:table-cell table:style-name="ce34" table:formula="of:=IF(COUNTIF([Centros.$A88:.$A536]; [.A88]); LOOKUP([.A88];[Centros.$A88:.$A536];[Centros.$E88:.$E536]); IF(COUNTIF([Centros.$D88:.$D536]; [.A88]); LOOKUP([.A88];[Centros.$D88:.$D536];[Centros.$E88:.$E536]); &quot;&quot;))">
            <text:p/>
          </table:table-cell>
          <table:table-cell table:style-name="ce37" table:formula="of:=IF(COUNTIF([Centros.$A88:.$A536]; [.A88]); LOOKUP([.A88];[Centros.$A88:.$A536];[Centros.$F88:.$F536]); IF(COUNTIF([Centros.$D88:.$D536]; [.A88]); LOOKUP([.A88];[Centros.$D88:.$D536];[Centros.$F88:.$F53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89]; ROW([.A89]) - 1; &quot;&quot;)">
            <text:p/>
          </table:table-cell>
          <table:table-cell table:style-name="ce29" table:formula="of:=IF(COUNTIF([Centros.$A89:.$A537]; [.A89]); [.A89]; &quot;&quot;)">
            <text:p/>
          </table:table-cell>
          <table:table-cell table:style-name="ce32" table:formula="of:=IF(COUNTIF([Centros.$A89:.$A537]; [.A89]); LOOKUP([.A89];[Centros.$A89:.$A537];[Centros.B89:.B537]); &quot;&quot;)">
            <text:p/>
          </table:table-cell>
          <table:table-cell table:style-name="ce32" table:formula="of:=IF(COUNTIF([Centros.$A89:.$A537]; [.A89]); LOOKUP([.A89];[Centros.$A89:.$A537];[Centros.$C89:.$C537]); IF(COUNTIF([Centros.$D89:.$D537]; [.A89]); LOOKUP([.A89];[Centros.$D89:.$D537];[Centros.$C89:.$C537]); &quot;&quot;))">
            <text:p/>
          </table:table-cell>
          <table:table-cell table:style-name="ce29" table:formula="of:=IF(COUNTIF([Centros.$A89:.$A537]; [.A89]); LOOKUP([.A89];[Centros.$A89:.$A537];[Centros.$D89:.$D537]); IF(COUNTIF([Centros.$D89:.$D537]; [.A89]); [.A89]; &quot;&quot;))">
            <text:p/>
          </table:table-cell>
          <table:table-cell table:style-name="ce35" table:formula="of:=IF(COUNTIF([Centros.$A89:.$A537]; [.A89]); LOOKUP([.A89];[Centros.$A89:.$A537];[Centros.$E89:.$E537]); IF(COUNTIF([Centros.$D89:.$D537]; [.A89]); LOOKUP([.A89];[Centros.$D89:.$D537];[Centros.$E89:.$E537]); &quot;&quot;))">
            <text:p/>
          </table:table-cell>
          <table:table-cell table:style-name="ce38" table:formula="of:=IF(COUNTIF([Centros.$A89:.$A537]; [.A89]); LOOKUP([.A89];[Centros.$A89:.$A537];[Centros.$F89:.$F537]); IF(COUNTIF([Centros.$D89:.$D537]; [.A89]); LOOKUP([.A89];[Centros.$D89:.$D537];[Centros.$F89:.$F53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90]; ROW([.A90]) - 1; &quot;&quot;)">
            <text:p/>
          </table:table-cell>
          <table:table-cell table:style-name="ce28" table:formula="of:=IF(COUNTIF([Centros.$A90:.$A538]; [.A90]); [.A90]; &quot;&quot;)">
            <text:p/>
          </table:table-cell>
          <table:table-cell table:style-name="ce31" table:formula="of:=IF(COUNTIF([Centros.$A90:.$A538]; [.A90]); LOOKUP([.A90];[Centros.$A90:.$A538];[Centros.B90:.B538]); &quot;&quot;)">
            <text:p/>
          </table:table-cell>
          <table:table-cell table:style-name="ce31" table:formula="of:=IF(COUNTIF([Centros.$A90:.$A538]; [.A90]); LOOKUP([.A90];[Centros.$A90:.$A538];[Centros.$C90:.$C538]); IF(COUNTIF([Centros.$D90:.$D538]; [.A90]); LOOKUP([.A90];[Centros.$D90:.$D538];[Centros.$C90:.$C538]); &quot;&quot;))">
            <text:p/>
          </table:table-cell>
          <table:table-cell table:style-name="ce28" table:formula="of:=IF(COUNTIF([Centros.$A90:.$A538]; [.A90]); LOOKUP([.A90];[Centros.$A90:.$A538];[Centros.$D90:.$D538]); IF(COUNTIF([Centros.$D90:.$D538]; [.A90]); [.A90]; &quot;&quot;))">
            <text:p/>
          </table:table-cell>
          <table:table-cell table:style-name="ce34" table:formula="of:=IF(COUNTIF([Centros.$A90:.$A538]; [.A90]); LOOKUP([.A90];[Centros.$A90:.$A538];[Centros.$E90:.$E538]); IF(COUNTIF([Centros.$D90:.$D538]; [.A90]); LOOKUP([.A90];[Centros.$D90:.$D538];[Centros.$E90:.$E538]); &quot;&quot;))">
            <text:p/>
          </table:table-cell>
          <table:table-cell table:style-name="ce37" table:formula="of:=IF(COUNTIF([Centros.$A90:.$A538]; [.A90]); LOOKUP([.A90];[Centros.$A90:.$A538];[Centros.$F90:.$F538]); IF(COUNTIF([Centros.$D90:.$D538]; [.A90]); LOOKUP([.A90];[Centros.$D90:.$D538];[Centros.$F90:.$F53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91]; ROW([.A91]) - 1; &quot;&quot;)">
            <text:p/>
          </table:table-cell>
          <table:table-cell table:style-name="ce29" table:formula="of:=IF(COUNTIF([Centros.$A91:.$A539]; [.A91]); [.A91]; &quot;&quot;)">
            <text:p/>
          </table:table-cell>
          <table:table-cell table:style-name="ce32" table:formula="of:=IF(COUNTIF([Centros.$A91:.$A539]; [.A91]); LOOKUP([.A91];[Centros.$A91:.$A539];[Centros.B91:.B539]); &quot;&quot;)">
            <text:p/>
          </table:table-cell>
          <table:table-cell table:style-name="ce32" table:formula="of:=IF(COUNTIF([Centros.$A91:.$A539]; [.A91]); LOOKUP([.A91];[Centros.$A91:.$A539];[Centros.$C91:.$C539]); IF(COUNTIF([Centros.$D91:.$D539]; [.A91]); LOOKUP([.A91];[Centros.$D91:.$D539];[Centros.$C91:.$C539]); &quot;&quot;))">
            <text:p/>
          </table:table-cell>
          <table:table-cell table:style-name="ce29" table:formula="of:=IF(COUNTIF([Centros.$A91:.$A539]; [.A91]); LOOKUP([.A91];[Centros.$A91:.$A539];[Centros.$D91:.$D539]); IF(COUNTIF([Centros.$D91:.$D539]; [.A91]); [.A91]; &quot;&quot;))">
            <text:p/>
          </table:table-cell>
          <table:table-cell table:style-name="ce35" table:formula="of:=IF(COUNTIF([Centros.$A91:.$A539]; [.A91]); LOOKUP([.A91];[Centros.$A91:.$A539];[Centros.$E91:.$E539]); IF(COUNTIF([Centros.$D91:.$D539]; [.A91]); LOOKUP([.A91];[Centros.$D91:.$D539];[Centros.$E91:.$E539]); &quot;&quot;))">
            <text:p/>
          </table:table-cell>
          <table:table-cell table:style-name="ce38" table:formula="of:=IF(COUNTIF([Centros.$A91:.$A539]; [.A91]); LOOKUP([.A91];[Centros.$A91:.$A539];[Centros.$F91:.$F539]); IF(COUNTIF([Centros.$D91:.$D539]; [.A91]); LOOKUP([.A91];[Centros.$D91:.$D539];[Centros.$F91:.$F53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92]; ROW([.A92]) - 1; &quot;&quot;)">
            <text:p/>
          </table:table-cell>
          <table:table-cell table:style-name="ce28" table:formula="of:=IF(COUNTIF([Centros.$A92:.$A540]; [.A92]); [.A92]; &quot;&quot;)">
            <text:p/>
          </table:table-cell>
          <table:table-cell table:style-name="ce31" table:formula="of:=IF(COUNTIF([Centros.$A92:.$A540]; [.A92]); LOOKUP([.A92];[Centros.$A92:.$A540];[Centros.B92:.B540]); &quot;&quot;)">
            <text:p/>
          </table:table-cell>
          <table:table-cell table:style-name="ce31" table:formula="of:=IF(COUNTIF([Centros.$A92:.$A540]; [.A92]); LOOKUP([.A92];[Centros.$A92:.$A540];[Centros.$C92:.$C540]); IF(COUNTIF([Centros.$D92:.$D540]; [.A92]); LOOKUP([.A92];[Centros.$D92:.$D540];[Centros.$C92:.$C540]); &quot;&quot;))">
            <text:p/>
          </table:table-cell>
          <table:table-cell table:style-name="ce28" table:formula="of:=IF(COUNTIF([Centros.$A92:.$A540]; [.A92]); LOOKUP([.A92];[Centros.$A92:.$A540];[Centros.$D92:.$D540]); IF(COUNTIF([Centros.$D92:.$D540]; [.A92]); [.A92]; &quot;&quot;))">
            <text:p/>
          </table:table-cell>
          <table:table-cell table:style-name="ce34" table:formula="of:=IF(COUNTIF([Centros.$A92:.$A540]; [.A92]); LOOKUP([.A92];[Centros.$A92:.$A540];[Centros.$E92:.$E540]); IF(COUNTIF([Centros.$D92:.$D540]; [.A92]); LOOKUP([.A92];[Centros.$D92:.$D540];[Centros.$E92:.$E540]); &quot;&quot;))">
            <text:p/>
          </table:table-cell>
          <table:table-cell table:style-name="ce37" table:formula="of:=IF(COUNTIF([Centros.$A92:.$A540]; [.A92]); LOOKUP([.A92];[Centros.$A92:.$A540];[Centros.$F92:.$F540]); IF(COUNTIF([Centros.$D92:.$D540]; [.A92]); LOOKUP([.A92];[Centros.$D92:.$D540];[Centros.$F92:.$F54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93]; ROW([.A93]) - 1; &quot;&quot;)">
            <text:p/>
          </table:table-cell>
          <table:table-cell table:style-name="ce29" table:formula="of:=IF(COUNTIF([Centros.$A93:.$A541]; [.A93]); [.A93]; &quot;&quot;)">
            <text:p/>
          </table:table-cell>
          <table:table-cell table:style-name="ce32" table:formula="of:=IF(COUNTIF([Centros.$A93:.$A541]; [.A93]); LOOKUP([.A93];[Centros.$A93:.$A541];[Centros.B93:.B541]); &quot;&quot;)">
            <text:p/>
          </table:table-cell>
          <table:table-cell table:style-name="ce32" table:formula="of:=IF(COUNTIF([Centros.$A93:.$A541]; [.A93]); LOOKUP([.A93];[Centros.$A93:.$A541];[Centros.$C93:.$C541]); IF(COUNTIF([Centros.$D93:.$D541]; [.A93]); LOOKUP([.A93];[Centros.$D93:.$D541];[Centros.$C93:.$C541]); &quot;&quot;))">
            <text:p/>
          </table:table-cell>
          <table:table-cell table:style-name="ce29" table:formula="of:=IF(COUNTIF([Centros.$A93:.$A541]; [.A93]); LOOKUP([.A93];[Centros.$A93:.$A541];[Centros.$D93:.$D541]); IF(COUNTIF([Centros.$D93:.$D541]; [.A93]); [.A93]; &quot;&quot;))">
            <text:p/>
          </table:table-cell>
          <table:table-cell table:style-name="ce35" table:formula="of:=IF(COUNTIF([Centros.$A93:.$A541]; [.A93]); LOOKUP([.A93];[Centros.$A93:.$A541];[Centros.$E93:.$E541]); IF(COUNTIF([Centros.$D93:.$D541]; [.A93]); LOOKUP([.A93];[Centros.$D93:.$D541];[Centros.$E93:.$E541]); &quot;&quot;))">
            <text:p/>
          </table:table-cell>
          <table:table-cell table:style-name="ce38" table:formula="of:=IF(COUNTIF([Centros.$A93:.$A541]; [.A93]); LOOKUP([.A93];[Centros.$A93:.$A541];[Centros.$F93:.$F541]); IF(COUNTIF([Centros.$D93:.$D541]; [.A93]); LOOKUP([.A93];[Centros.$D93:.$D541];[Centros.$F93:.$F54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94]; ROW([.A94]) - 1; &quot;&quot;)">
            <text:p/>
          </table:table-cell>
          <table:table-cell table:style-name="ce28" table:formula="of:=IF(COUNTIF([Centros.$A94:.$A542]; [.A94]); [.A94]; &quot;&quot;)">
            <text:p/>
          </table:table-cell>
          <table:table-cell table:style-name="ce31" table:formula="of:=IF(COUNTIF([Centros.$A94:.$A542]; [.A94]); LOOKUP([.A94];[Centros.$A94:.$A542];[Centros.B94:.B542]); &quot;&quot;)">
            <text:p/>
          </table:table-cell>
          <table:table-cell table:style-name="ce31" table:formula="of:=IF(COUNTIF([Centros.$A94:.$A542]; [.A94]); LOOKUP([.A94];[Centros.$A94:.$A542];[Centros.$C94:.$C542]); IF(COUNTIF([Centros.$D94:.$D542]; [.A94]); LOOKUP([.A94];[Centros.$D94:.$D542];[Centros.$C94:.$C542]); &quot;&quot;))">
            <text:p/>
          </table:table-cell>
          <table:table-cell table:style-name="ce28" table:formula="of:=IF(COUNTIF([Centros.$A94:.$A542]; [.A94]); LOOKUP([.A94];[Centros.$A94:.$A542];[Centros.$D94:.$D542]); IF(COUNTIF([Centros.$D94:.$D542]; [.A94]); [.A94]; &quot;&quot;))">
            <text:p/>
          </table:table-cell>
          <table:table-cell table:style-name="ce34" table:formula="of:=IF(COUNTIF([Centros.$A94:.$A542]; [.A94]); LOOKUP([.A94];[Centros.$A94:.$A542];[Centros.$E94:.$E542]); IF(COUNTIF([Centros.$D94:.$D542]; [.A94]); LOOKUP([.A94];[Centros.$D94:.$D542];[Centros.$E94:.$E542]); &quot;&quot;))">
            <text:p/>
          </table:table-cell>
          <table:table-cell table:style-name="ce37" table:formula="of:=IF(COUNTIF([Centros.$A94:.$A542]; [.A94]); LOOKUP([.A94];[Centros.$A94:.$A542];[Centros.$F94:.$F542]); IF(COUNTIF([Centros.$D94:.$D542]; [.A94]); LOOKUP([.A94];[Centros.$D94:.$D542];[Centros.$F94:.$F54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95]; ROW([.A95]) - 1; &quot;&quot;)">
            <text:p/>
          </table:table-cell>
          <table:table-cell table:style-name="ce29" table:formula="of:=IF(COUNTIF([Centros.$A95:.$A543]; [.A95]); [.A95]; &quot;&quot;)">
            <text:p/>
          </table:table-cell>
          <table:table-cell table:style-name="ce32" table:formula="of:=IF(COUNTIF([Centros.$A95:.$A543]; [.A95]); LOOKUP([.A95];[Centros.$A95:.$A543];[Centros.B95:.B543]); &quot;&quot;)">
            <text:p/>
          </table:table-cell>
          <table:table-cell table:style-name="ce32" table:formula="of:=IF(COUNTIF([Centros.$A95:.$A543]; [.A95]); LOOKUP([.A95];[Centros.$A95:.$A543];[Centros.$C95:.$C543]); IF(COUNTIF([Centros.$D95:.$D543]; [.A95]); LOOKUP([.A95];[Centros.$D95:.$D543];[Centros.$C95:.$C543]); &quot;&quot;))">
            <text:p/>
          </table:table-cell>
          <table:table-cell table:style-name="ce29" table:formula="of:=IF(COUNTIF([Centros.$A95:.$A543]; [.A95]); LOOKUP([.A95];[Centros.$A95:.$A543];[Centros.$D95:.$D543]); IF(COUNTIF([Centros.$D95:.$D543]; [.A95]); [.A95]; &quot;&quot;))">
            <text:p/>
          </table:table-cell>
          <table:table-cell table:style-name="ce35" table:formula="of:=IF(COUNTIF([Centros.$A95:.$A543]; [.A95]); LOOKUP([.A95];[Centros.$A95:.$A543];[Centros.$E95:.$E543]); IF(COUNTIF([Centros.$D95:.$D543]; [.A95]); LOOKUP([.A95];[Centros.$D95:.$D543];[Centros.$E95:.$E543]); &quot;&quot;))">
            <text:p/>
          </table:table-cell>
          <table:table-cell table:style-name="ce38" table:formula="of:=IF(COUNTIF([Centros.$A95:.$A543]; [.A95]); LOOKUP([.A95];[Centros.$A95:.$A543];[Centros.$F95:.$F543]); IF(COUNTIF([Centros.$D95:.$D543]; [.A95]); LOOKUP([.A95];[Centros.$D95:.$D543];[Centros.$F95:.$F54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96]; ROW([.A96]) - 1; &quot;&quot;)">
            <text:p/>
          </table:table-cell>
          <table:table-cell table:style-name="ce28" table:formula="of:=IF(COUNTIF([Centros.$A96:.$A544]; [.A96]); [.A96]; &quot;&quot;)">
            <text:p/>
          </table:table-cell>
          <table:table-cell table:style-name="ce31" table:formula="of:=IF(COUNTIF([Centros.$A96:.$A544]; [.A96]); LOOKUP([.A96];[Centros.$A96:.$A544];[Centros.B96:.B544]); &quot;&quot;)">
            <text:p/>
          </table:table-cell>
          <table:table-cell table:style-name="ce31" table:formula="of:=IF(COUNTIF([Centros.$A96:.$A544]; [.A96]); LOOKUP([.A96];[Centros.$A96:.$A544];[Centros.$C96:.$C544]); IF(COUNTIF([Centros.$D96:.$D544]; [.A96]); LOOKUP([.A96];[Centros.$D96:.$D544];[Centros.$C96:.$C544]); &quot;&quot;))">
            <text:p/>
          </table:table-cell>
          <table:table-cell table:style-name="ce28" table:formula="of:=IF(COUNTIF([Centros.$A96:.$A544]; [.A96]); LOOKUP([.A96];[Centros.$A96:.$A544];[Centros.$D96:.$D544]); IF(COUNTIF([Centros.$D96:.$D544]; [.A96]); [.A96]; &quot;&quot;))">
            <text:p/>
          </table:table-cell>
          <table:table-cell table:style-name="ce34" table:formula="of:=IF(COUNTIF([Centros.$A96:.$A544]; [.A96]); LOOKUP([.A96];[Centros.$A96:.$A544];[Centros.$E96:.$E544]); IF(COUNTIF([Centros.$D96:.$D544]; [.A96]); LOOKUP([.A96];[Centros.$D96:.$D544];[Centros.$E96:.$E544]); &quot;&quot;))">
            <text:p/>
          </table:table-cell>
          <table:table-cell table:style-name="ce37" table:formula="of:=IF(COUNTIF([Centros.$A96:.$A544]; [.A96]); LOOKUP([.A96];[Centros.$A96:.$A544];[Centros.$F96:.$F544]); IF(COUNTIF([Centros.$D96:.$D544]; [.A96]); LOOKUP([.A96];[Centros.$D96:.$D544];[Centros.$F96:.$F54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97]; ROW([.A97]) - 1; &quot;&quot;)">
            <text:p/>
          </table:table-cell>
          <table:table-cell table:style-name="ce29" table:formula="of:=IF(COUNTIF([Centros.$A97:.$A545]; [.A97]); [.A97]; &quot;&quot;)">
            <text:p/>
          </table:table-cell>
          <table:table-cell table:style-name="ce32" table:formula="of:=IF(COUNTIF([Centros.$A97:.$A545]; [.A97]); LOOKUP([.A97];[Centros.$A97:.$A545];[Centros.B97:.B545]); &quot;&quot;)">
            <text:p/>
          </table:table-cell>
          <table:table-cell table:style-name="ce32" table:formula="of:=IF(COUNTIF([Centros.$A97:.$A545]; [.A97]); LOOKUP([.A97];[Centros.$A97:.$A545];[Centros.$C97:.$C545]); IF(COUNTIF([Centros.$D97:.$D545]; [.A97]); LOOKUP([.A97];[Centros.$D97:.$D545];[Centros.$C97:.$C545]); &quot;&quot;))">
            <text:p/>
          </table:table-cell>
          <table:table-cell table:style-name="ce29" table:formula="of:=IF(COUNTIF([Centros.$A97:.$A545]; [.A97]); LOOKUP([.A97];[Centros.$A97:.$A545];[Centros.$D97:.$D545]); IF(COUNTIF([Centros.$D97:.$D545]; [.A97]); [.A97]; &quot;&quot;))">
            <text:p/>
          </table:table-cell>
          <table:table-cell table:style-name="ce35" table:formula="of:=IF(COUNTIF([Centros.$A97:.$A545]; [.A97]); LOOKUP([.A97];[Centros.$A97:.$A545];[Centros.$E97:.$E545]); IF(COUNTIF([Centros.$D97:.$D545]; [.A97]); LOOKUP([.A97];[Centros.$D97:.$D545];[Centros.$E97:.$E545]); &quot;&quot;))">
            <text:p/>
          </table:table-cell>
          <table:table-cell table:style-name="ce38" table:formula="of:=IF(COUNTIF([Centros.$A97:.$A545]; [.A97]); LOOKUP([.A97];[Centros.$A97:.$A545];[Centros.$F97:.$F545]); IF(COUNTIF([Centros.$D97:.$D545]; [.A97]); LOOKUP([.A97];[Centros.$D97:.$D545];[Centros.$F97:.$F54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98]; ROW([.A98]) - 1; &quot;&quot;)">
            <text:p/>
          </table:table-cell>
          <table:table-cell table:style-name="ce28" table:formula="of:=IF(COUNTIF([Centros.$A98:.$A546]; [.A98]); [.A98]; &quot;&quot;)">
            <text:p/>
          </table:table-cell>
          <table:table-cell table:style-name="ce31" table:formula="of:=IF(COUNTIF([Centros.$A98:.$A546]; [.A98]); LOOKUP([.A98];[Centros.$A98:.$A546];[Centros.B98:.B546]); &quot;&quot;)">
            <text:p/>
          </table:table-cell>
          <table:table-cell table:style-name="ce31" table:formula="of:=IF(COUNTIF([Centros.$A98:.$A546]; [.A98]); LOOKUP([.A98];[Centros.$A98:.$A546];[Centros.$C98:.$C546]); IF(COUNTIF([Centros.$D98:.$D546]; [.A98]); LOOKUP([.A98];[Centros.$D98:.$D546];[Centros.$C98:.$C546]); &quot;&quot;))">
            <text:p/>
          </table:table-cell>
          <table:table-cell table:style-name="ce28" table:formula="of:=IF(COUNTIF([Centros.$A98:.$A546]; [.A98]); LOOKUP([.A98];[Centros.$A98:.$A546];[Centros.$D98:.$D546]); IF(COUNTIF([Centros.$D98:.$D546]; [.A98]); [.A98]; &quot;&quot;))">
            <text:p/>
          </table:table-cell>
          <table:table-cell table:style-name="ce34" table:formula="of:=IF(COUNTIF([Centros.$A98:.$A546]; [.A98]); LOOKUP([.A98];[Centros.$A98:.$A546];[Centros.$E98:.$E546]); IF(COUNTIF([Centros.$D98:.$D546]; [.A98]); LOOKUP([.A98];[Centros.$D98:.$D546];[Centros.$E98:.$E546]); &quot;&quot;))">
            <text:p/>
          </table:table-cell>
          <table:table-cell table:style-name="ce37" table:formula="of:=IF(COUNTIF([Centros.$A98:.$A546]; [.A98]); LOOKUP([.A98];[Centros.$A98:.$A546];[Centros.$F98:.$F546]); IF(COUNTIF([Centros.$D98:.$D546]; [.A98]); LOOKUP([.A98];[Centros.$D98:.$D546];[Centros.$F98:.$F54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99]; ROW([.A99]) - 1; &quot;&quot;)">
            <text:p/>
          </table:table-cell>
          <table:table-cell table:style-name="ce29" table:formula="of:=IF(COUNTIF([Centros.$A99:.$A547]; [.A99]); [.A99]; &quot;&quot;)">
            <text:p/>
          </table:table-cell>
          <table:table-cell table:style-name="ce32" table:formula="of:=IF(COUNTIF([Centros.$A99:.$A547]; [.A99]); LOOKUP([.A99];[Centros.$A99:.$A547];[Centros.B99:.B547]); &quot;&quot;)">
            <text:p/>
          </table:table-cell>
          <table:table-cell table:style-name="ce32" table:formula="of:=IF(COUNTIF([Centros.$A99:.$A547]; [.A99]); LOOKUP([.A99];[Centros.$A99:.$A547];[Centros.$C99:.$C547]); IF(COUNTIF([Centros.$D99:.$D547]; [.A99]); LOOKUP([.A99];[Centros.$D99:.$D547];[Centros.$C99:.$C547]); &quot;&quot;))">
            <text:p/>
          </table:table-cell>
          <table:table-cell table:style-name="ce29" table:formula="of:=IF(COUNTIF([Centros.$A99:.$A547]; [.A99]); LOOKUP([.A99];[Centros.$A99:.$A547];[Centros.$D99:.$D547]); IF(COUNTIF([Centros.$D99:.$D547]; [.A99]); [.A99]; &quot;&quot;))">
            <text:p/>
          </table:table-cell>
          <table:table-cell table:style-name="ce35" table:formula="of:=IF(COUNTIF([Centros.$A99:.$A547]; [.A99]); LOOKUP([.A99];[Centros.$A99:.$A547];[Centros.$E99:.$E547]); IF(COUNTIF([Centros.$D99:.$D547]; [.A99]); LOOKUP([.A99];[Centros.$D99:.$D547];[Centros.$E99:.$E547]); &quot;&quot;))">
            <text:p/>
          </table:table-cell>
          <table:table-cell table:style-name="ce38" table:formula="of:=IF(COUNTIF([Centros.$A99:.$A547]; [.A99]); LOOKUP([.A99];[Centros.$A99:.$A547];[Centros.$F99:.$F547]); IF(COUNTIF([Centros.$D99:.$D547]; [.A99]); LOOKUP([.A99];[Centros.$D99:.$D547];[Centros.$F99:.$F54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00]; ROW([.A100]) - 1; &quot;&quot;)">
            <text:p/>
          </table:table-cell>
          <table:table-cell table:style-name="ce28" table:formula="of:=IF(COUNTIF([Centros.$A100:.$A548]; [.A100]); [.A100]; &quot;&quot;)">
            <text:p/>
          </table:table-cell>
          <table:table-cell table:style-name="ce31" table:formula="of:=IF(COUNTIF([Centros.$A100:.$A548]; [.A100]); LOOKUP([.A100];[Centros.$A100:.$A548];[Centros.B100:.B548]); &quot;&quot;)">
            <text:p/>
          </table:table-cell>
          <table:table-cell table:style-name="ce31" table:formula="of:=IF(COUNTIF([Centros.$A100:.$A548]; [.A100]); LOOKUP([.A100];[Centros.$A100:.$A548];[Centros.$C100:.$C548]); IF(COUNTIF([Centros.$D100:.$D548]; [.A100]); LOOKUP([.A100];[Centros.$D100:.$D548];[Centros.$C100:.$C548]); &quot;&quot;))">
            <text:p/>
          </table:table-cell>
          <table:table-cell table:style-name="ce28" table:formula="of:=IF(COUNTIF([Centros.$A100:.$A548]; [.A100]); LOOKUP([.A100];[Centros.$A100:.$A548];[Centros.$D100:.$D548]); IF(COUNTIF([Centros.$D100:.$D548]; [.A100]); [.A100]; &quot;&quot;))">
            <text:p/>
          </table:table-cell>
          <table:table-cell table:style-name="ce34" table:formula="of:=IF(COUNTIF([Centros.$A100:.$A548]; [.A100]); LOOKUP([.A100];[Centros.$A100:.$A548];[Centros.$E100:.$E548]); IF(COUNTIF([Centros.$D100:.$D548]; [.A100]); LOOKUP([.A100];[Centros.$D100:.$D548];[Centros.$E100:.$E548]); &quot;&quot;))">
            <text:p/>
          </table:table-cell>
          <table:table-cell table:style-name="ce37" table:formula="of:=IF(COUNTIF([Centros.$A100:.$A548]; [.A100]); LOOKUP([.A100];[Centros.$A100:.$A548];[Centros.$F100:.$F548]); IF(COUNTIF([Centros.$D100:.$D548]; [.A100]); LOOKUP([.A100];[Centros.$D100:.$D548];[Centros.$F100:.$F54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01]; ROW([.A101]) - 1; &quot;&quot;)">
            <text:p/>
          </table:table-cell>
          <table:table-cell table:style-name="ce29" table:formula="of:=IF(COUNTIF([Centros.$A101:.$A549]; [.A101]); [.A101]; &quot;&quot;)">
            <text:p/>
          </table:table-cell>
          <table:table-cell table:style-name="ce32" table:formula="of:=IF(COUNTIF([Centros.$A101:.$A549]; [.A101]); LOOKUP([.A101];[Centros.$A101:.$A549];[Centros.B101:.B549]); &quot;&quot;)">
            <text:p/>
          </table:table-cell>
          <table:table-cell table:style-name="ce32" table:formula="of:=IF(COUNTIF([Centros.$A101:.$A549]; [.A101]); LOOKUP([.A101];[Centros.$A101:.$A549];[Centros.$C101:.$C549]); IF(COUNTIF([Centros.$D101:.$D549]; [.A101]); LOOKUP([.A101];[Centros.$D101:.$D549];[Centros.$C101:.$C549]); &quot;&quot;))">
            <text:p/>
          </table:table-cell>
          <table:table-cell table:style-name="ce29" table:formula="of:=IF(COUNTIF([Centros.$A101:.$A549]; [.A101]); LOOKUP([.A101];[Centros.$A101:.$A549];[Centros.$D101:.$D549]); IF(COUNTIF([Centros.$D101:.$D549]; [.A101]); [.A101]; &quot;&quot;))">
            <text:p/>
          </table:table-cell>
          <table:table-cell table:style-name="ce35" table:formula="of:=IF(COUNTIF([Centros.$A101:.$A549]; [.A101]); LOOKUP([.A101];[Centros.$A101:.$A549];[Centros.$E101:.$E549]); IF(COUNTIF([Centros.$D101:.$D549]; [.A101]); LOOKUP([.A101];[Centros.$D101:.$D549];[Centros.$E101:.$E549]); &quot;&quot;))">
            <text:p/>
          </table:table-cell>
          <table:table-cell table:style-name="ce38" table:formula="of:=IF(COUNTIF([Centros.$A101:.$A549]; [.A101]); LOOKUP([.A101];[Centros.$A101:.$A549];[Centros.$F101:.$F549]); IF(COUNTIF([Centros.$D101:.$D549]; [.A101]); LOOKUP([.A101];[Centros.$D101:.$D549];[Centros.$F101:.$F54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02]; ROW([.A102]) - 1; &quot;&quot;)">
            <text:p/>
          </table:table-cell>
          <table:table-cell table:style-name="ce28" table:formula="of:=IF(COUNTIF([Centros.$A102:.$A550]; [.A102]); [.A102]; &quot;&quot;)">
            <text:p/>
          </table:table-cell>
          <table:table-cell table:style-name="ce31" table:formula="of:=IF(COUNTIF([Centros.$A102:.$A550]; [.A102]); LOOKUP([.A102];[Centros.$A102:.$A550];[Centros.B102:.B550]); &quot;&quot;)">
            <text:p/>
          </table:table-cell>
          <table:table-cell table:style-name="ce31" table:formula="of:=IF(COUNTIF([Centros.$A102:.$A550]; [.A102]); LOOKUP([.A102];[Centros.$A102:.$A550];[Centros.$C102:.$C550]); IF(COUNTIF([Centros.$D102:.$D550]; [.A102]); LOOKUP([.A102];[Centros.$D102:.$D550];[Centros.$C102:.$C550]); &quot;&quot;))">
            <text:p/>
          </table:table-cell>
          <table:table-cell table:style-name="ce28" table:formula="of:=IF(COUNTIF([Centros.$A102:.$A550]; [.A102]); LOOKUP([.A102];[Centros.$A102:.$A550];[Centros.$D102:.$D550]); IF(COUNTIF([Centros.$D102:.$D550]; [.A102]); [.A102]; &quot;&quot;))">
            <text:p/>
          </table:table-cell>
          <table:table-cell table:style-name="ce34" table:formula="of:=IF(COUNTIF([Centros.$A102:.$A550]; [.A102]); LOOKUP([.A102];[Centros.$A102:.$A550];[Centros.$E102:.$E550]); IF(COUNTIF([Centros.$D102:.$D550]; [.A102]); LOOKUP([.A102];[Centros.$D102:.$D550];[Centros.$E102:.$E550]); &quot;&quot;))">
            <text:p/>
          </table:table-cell>
          <table:table-cell table:style-name="ce37" table:formula="of:=IF(COUNTIF([Centros.$A102:.$A550]; [.A102]); LOOKUP([.A102];[Centros.$A102:.$A550];[Centros.$F102:.$F550]); IF(COUNTIF([Centros.$D102:.$D550]; [.A102]); LOOKUP([.A102];[Centros.$D102:.$D550];[Centros.$F102:.$F55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03]; ROW([.A103]) - 1; &quot;&quot;)">
            <text:p/>
          </table:table-cell>
          <table:table-cell table:style-name="ce29" table:formula="of:=IF(COUNTIF([Centros.$A103:.$A551]; [.A103]); [.A103]; &quot;&quot;)">
            <text:p/>
          </table:table-cell>
          <table:table-cell table:style-name="ce32" table:formula="of:=IF(COUNTIF([Centros.$A103:.$A551]; [.A103]); LOOKUP([.A103];[Centros.$A103:.$A551];[Centros.B103:.B551]); &quot;&quot;)">
            <text:p/>
          </table:table-cell>
          <table:table-cell table:style-name="ce32" table:formula="of:=IF(COUNTIF([Centros.$A103:.$A551]; [.A103]); LOOKUP([.A103];[Centros.$A103:.$A551];[Centros.$C103:.$C551]); IF(COUNTIF([Centros.$D103:.$D551]; [.A103]); LOOKUP([.A103];[Centros.$D103:.$D551];[Centros.$C103:.$C551]); &quot;&quot;))">
            <text:p/>
          </table:table-cell>
          <table:table-cell table:style-name="ce29" table:formula="of:=IF(COUNTIF([Centros.$A103:.$A551]; [.A103]); LOOKUP([.A103];[Centros.$A103:.$A551];[Centros.$D103:.$D551]); IF(COUNTIF([Centros.$D103:.$D551]; [.A103]); [.A103]; &quot;&quot;))">
            <text:p/>
          </table:table-cell>
          <table:table-cell table:style-name="ce35" table:formula="of:=IF(COUNTIF([Centros.$A103:.$A551]; [.A103]); LOOKUP([.A103];[Centros.$A103:.$A551];[Centros.$E103:.$E551]); IF(COUNTIF([Centros.$D103:.$D551]; [.A103]); LOOKUP([.A103];[Centros.$D103:.$D551];[Centros.$E103:.$E551]); &quot;&quot;))">
            <text:p/>
          </table:table-cell>
          <table:table-cell table:style-name="ce38" table:formula="of:=IF(COUNTIF([Centros.$A103:.$A551]; [.A103]); LOOKUP([.A103];[Centros.$A103:.$A551];[Centros.$F103:.$F551]); IF(COUNTIF([Centros.$D103:.$D551]; [.A103]); LOOKUP([.A103];[Centros.$D103:.$D551];[Centros.$F103:.$F55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04]; ROW([.A104]) - 1; &quot;&quot;)">
            <text:p/>
          </table:table-cell>
          <table:table-cell table:style-name="ce28" table:formula="of:=IF(COUNTIF([Centros.$A104:.$A552]; [.A104]); [.A104]; &quot;&quot;)">
            <text:p/>
          </table:table-cell>
          <table:table-cell table:style-name="ce31" table:formula="of:=IF(COUNTIF([Centros.$A104:.$A552]; [.A104]); LOOKUP([.A104];[Centros.$A104:.$A552];[Centros.B104:.B552]); &quot;&quot;)">
            <text:p/>
          </table:table-cell>
          <table:table-cell table:style-name="ce31" table:formula="of:=IF(COUNTIF([Centros.$A104:.$A552]; [.A104]); LOOKUP([.A104];[Centros.$A104:.$A552];[Centros.$C104:.$C552]); IF(COUNTIF([Centros.$D104:.$D552]; [.A104]); LOOKUP([.A104];[Centros.$D104:.$D552];[Centros.$C104:.$C552]); &quot;&quot;))">
            <text:p/>
          </table:table-cell>
          <table:table-cell table:style-name="ce28" table:formula="of:=IF(COUNTIF([Centros.$A104:.$A552]; [.A104]); LOOKUP([.A104];[Centros.$A104:.$A552];[Centros.$D104:.$D552]); IF(COUNTIF([Centros.$D104:.$D552]; [.A104]); [.A104]; &quot;&quot;))">
            <text:p/>
          </table:table-cell>
          <table:table-cell table:style-name="ce34" table:formula="of:=IF(COUNTIF([Centros.$A104:.$A552]; [.A104]); LOOKUP([.A104];[Centros.$A104:.$A552];[Centros.$E104:.$E552]); IF(COUNTIF([Centros.$D104:.$D552]; [.A104]); LOOKUP([.A104];[Centros.$D104:.$D552];[Centros.$E104:.$E552]); &quot;&quot;))">
            <text:p/>
          </table:table-cell>
          <table:table-cell table:style-name="ce37" table:formula="of:=IF(COUNTIF([Centros.$A104:.$A552]; [.A104]); LOOKUP([.A104];[Centros.$A104:.$A552];[Centros.$F104:.$F552]); IF(COUNTIF([Centros.$D104:.$D552]; [.A104]); LOOKUP([.A104];[Centros.$D104:.$D552];[Centros.$F104:.$F55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05]; ROW([.A105]) - 1; &quot;&quot;)">
            <text:p/>
          </table:table-cell>
          <table:table-cell table:style-name="ce29" table:formula="of:=IF(COUNTIF([Centros.$A105:.$A553]; [.A105]); [.A105]; &quot;&quot;)">
            <text:p/>
          </table:table-cell>
          <table:table-cell table:style-name="ce32" table:formula="of:=IF(COUNTIF([Centros.$A105:.$A553]; [.A105]); LOOKUP([.A105];[Centros.$A105:.$A553];[Centros.B105:.B553]); &quot;&quot;)">
            <text:p/>
          </table:table-cell>
          <table:table-cell table:style-name="ce32" table:formula="of:=IF(COUNTIF([Centros.$A105:.$A553]; [.A105]); LOOKUP([.A105];[Centros.$A105:.$A553];[Centros.$C105:.$C553]); IF(COUNTIF([Centros.$D105:.$D553]; [.A105]); LOOKUP([.A105];[Centros.$D105:.$D553];[Centros.$C105:.$C553]); &quot;&quot;))">
            <text:p/>
          </table:table-cell>
          <table:table-cell table:style-name="ce29" table:formula="of:=IF(COUNTIF([Centros.$A105:.$A553]; [.A105]); LOOKUP([.A105];[Centros.$A105:.$A553];[Centros.$D105:.$D553]); IF(COUNTIF([Centros.$D105:.$D553]; [.A105]); [.A105]; &quot;&quot;))">
            <text:p/>
          </table:table-cell>
          <table:table-cell table:style-name="ce35" table:formula="of:=IF(COUNTIF([Centros.$A105:.$A553]; [.A105]); LOOKUP([.A105];[Centros.$A105:.$A553];[Centros.$E105:.$E553]); IF(COUNTIF([Centros.$D105:.$D553]; [.A105]); LOOKUP([.A105];[Centros.$D105:.$D553];[Centros.$E105:.$E553]); &quot;&quot;))">
            <text:p/>
          </table:table-cell>
          <table:table-cell table:style-name="ce38" table:formula="of:=IF(COUNTIF([Centros.$A105:.$A553]; [.A105]); LOOKUP([.A105];[Centros.$A105:.$A553];[Centros.$F105:.$F553]); IF(COUNTIF([Centros.$D105:.$D553]; [.A105]); LOOKUP([.A105];[Centros.$D105:.$D553];[Centros.$F105:.$F55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06]; ROW([.A106]) - 1; &quot;&quot;)">
            <text:p/>
          </table:table-cell>
          <table:table-cell table:style-name="ce28" table:formula="of:=IF(COUNTIF([Centros.$A106:.$A554]; [.A106]); [.A106]; &quot;&quot;)">
            <text:p/>
          </table:table-cell>
          <table:table-cell table:style-name="ce31" table:formula="of:=IF(COUNTIF([Centros.$A106:.$A554]; [.A106]); LOOKUP([.A106];[Centros.$A106:.$A554];[Centros.B106:.B554]); &quot;&quot;)">
            <text:p/>
          </table:table-cell>
          <table:table-cell table:style-name="ce31" table:formula="of:=IF(COUNTIF([Centros.$A106:.$A554]; [.A106]); LOOKUP([.A106];[Centros.$A106:.$A554];[Centros.$C106:.$C554]); IF(COUNTIF([Centros.$D106:.$D554]; [.A106]); LOOKUP([.A106];[Centros.$D106:.$D554];[Centros.$C106:.$C554]); &quot;&quot;))">
            <text:p/>
          </table:table-cell>
          <table:table-cell table:style-name="ce28" table:formula="of:=IF(COUNTIF([Centros.$A106:.$A554]; [.A106]); LOOKUP([.A106];[Centros.$A106:.$A554];[Centros.$D106:.$D554]); IF(COUNTIF([Centros.$D106:.$D554]; [.A106]); [.A106]; &quot;&quot;))">
            <text:p/>
          </table:table-cell>
          <table:table-cell table:style-name="ce34" table:formula="of:=IF(COUNTIF([Centros.$A106:.$A554]; [.A106]); LOOKUP([.A106];[Centros.$A106:.$A554];[Centros.$E106:.$E554]); IF(COUNTIF([Centros.$D106:.$D554]; [.A106]); LOOKUP([.A106];[Centros.$D106:.$D554];[Centros.$E106:.$E554]); &quot;&quot;))">
            <text:p/>
          </table:table-cell>
          <table:table-cell table:style-name="ce37" table:formula="of:=IF(COUNTIF([Centros.$A106:.$A554]; [.A106]); LOOKUP([.A106];[Centros.$A106:.$A554];[Centros.$F106:.$F554]); IF(COUNTIF([Centros.$D106:.$D554]; [.A106]); LOOKUP([.A106];[Centros.$D106:.$D554];[Centros.$F106:.$F55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07]; ROW([.A107]) - 1; &quot;&quot;)">
            <text:p/>
          </table:table-cell>
          <table:table-cell table:style-name="ce29" table:formula="of:=IF(COUNTIF([Centros.$A107:.$A555]; [.A107]); [.A107]; &quot;&quot;)">
            <text:p/>
          </table:table-cell>
          <table:table-cell table:style-name="ce32" table:formula="of:=IF(COUNTIF([Centros.$A107:.$A555]; [.A107]); LOOKUP([.A107];[Centros.$A107:.$A555];[Centros.B107:.B555]); &quot;&quot;)">
            <text:p/>
          </table:table-cell>
          <table:table-cell table:style-name="ce32" table:formula="of:=IF(COUNTIF([Centros.$A107:.$A555]; [.A107]); LOOKUP([.A107];[Centros.$A107:.$A555];[Centros.$C107:.$C555]); IF(COUNTIF([Centros.$D107:.$D555]; [.A107]); LOOKUP([.A107];[Centros.$D107:.$D555];[Centros.$C107:.$C555]); &quot;&quot;))">
            <text:p/>
          </table:table-cell>
          <table:table-cell table:style-name="ce29" table:formula="of:=IF(COUNTIF([Centros.$A107:.$A555]; [.A107]); LOOKUP([.A107];[Centros.$A107:.$A555];[Centros.$D107:.$D555]); IF(COUNTIF([Centros.$D107:.$D555]; [.A107]); [.A107]; &quot;&quot;))">
            <text:p/>
          </table:table-cell>
          <table:table-cell table:style-name="ce35" table:formula="of:=IF(COUNTIF([Centros.$A107:.$A555]; [.A107]); LOOKUP([.A107];[Centros.$A107:.$A555];[Centros.$E107:.$E555]); IF(COUNTIF([Centros.$D107:.$D555]; [.A107]); LOOKUP([.A107];[Centros.$D107:.$D555];[Centros.$E107:.$E555]); &quot;&quot;))">
            <text:p/>
          </table:table-cell>
          <table:table-cell table:style-name="ce38" table:formula="of:=IF(COUNTIF([Centros.$A107:.$A555]; [.A107]); LOOKUP([.A107];[Centros.$A107:.$A555];[Centros.$F107:.$F555]); IF(COUNTIF([Centros.$D107:.$D555]; [.A107]); LOOKUP([.A107];[Centros.$D107:.$D555];[Centros.$F107:.$F55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08]; ROW([.A108]) - 1; &quot;&quot;)">
            <text:p/>
          </table:table-cell>
          <table:table-cell table:style-name="ce28" table:formula="of:=IF(COUNTIF([Centros.$A108:.$A556]; [.A108]); [.A108]; &quot;&quot;)">
            <text:p/>
          </table:table-cell>
          <table:table-cell table:style-name="ce31" table:formula="of:=IF(COUNTIF([Centros.$A108:.$A556]; [.A108]); LOOKUP([.A108];[Centros.$A108:.$A556];[Centros.B108:.B556]); &quot;&quot;)">
            <text:p/>
          </table:table-cell>
          <table:table-cell table:style-name="ce31" table:formula="of:=IF(COUNTIF([Centros.$A108:.$A556]; [.A108]); LOOKUP([.A108];[Centros.$A108:.$A556];[Centros.$C108:.$C556]); IF(COUNTIF([Centros.$D108:.$D556]; [.A108]); LOOKUP([.A108];[Centros.$D108:.$D556];[Centros.$C108:.$C556]); &quot;&quot;))">
            <text:p/>
          </table:table-cell>
          <table:table-cell table:style-name="ce28" table:formula="of:=IF(COUNTIF([Centros.$A108:.$A556]; [.A108]); LOOKUP([.A108];[Centros.$A108:.$A556];[Centros.$D108:.$D556]); IF(COUNTIF([Centros.$D108:.$D556]; [.A108]); [.A108]; &quot;&quot;))">
            <text:p/>
          </table:table-cell>
          <table:table-cell table:style-name="ce34" table:formula="of:=IF(COUNTIF([Centros.$A108:.$A556]; [.A108]); LOOKUP([.A108];[Centros.$A108:.$A556];[Centros.$E108:.$E556]); IF(COUNTIF([Centros.$D108:.$D556]; [.A108]); LOOKUP([.A108];[Centros.$D108:.$D556];[Centros.$E108:.$E556]); &quot;&quot;))">
            <text:p/>
          </table:table-cell>
          <table:table-cell table:style-name="ce37" table:formula="of:=IF(COUNTIF([Centros.$A108:.$A556]; [.A108]); LOOKUP([.A108];[Centros.$A108:.$A556];[Centros.$F108:.$F556]); IF(COUNTIF([Centros.$D108:.$D556]; [.A108]); LOOKUP([.A108];[Centros.$D108:.$D556];[Centros.$F108:.$F55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09]; ROW([.A109]) - 1; &quot;&quot;)">
            <text:p/>
          </table:table-cell>
          <table:table-cell table:style-name="ce29" table:formula="of:=IF(COUNTIF([Centros.$A109:.$A557]; [.A109]); [.A109]; &quot;&quot;)">
            <text:p/>
          </table:table-cell>
          <table:table-cell table:style-name="ce32" table:formula="of:=IF(COUNTIF([Centros.$A109:.$A557]; [.A109]); LOOKUP([.A109];[Centros.$A109:.$A557];[Centros.B109:.B557]); &quot;&quot;)">
            <text:p/>
          </table:table-cell>
          <table:table-cell table:style-name="ce32" table:formula="of:=IF(COUNTIF([Centros.$A109:.$A557]; [.A109]); LOOKUP([.A109];[Centros.$A109:.$A557];[Centros.$C109:.$C557]); IF(COUNTIF([Centros.$D109:.$D557]; [.A109]); LOOKUP([.A109];[Centros.$D109:.$D557];[Centros.$C109:.$C557]); &quot;&quot;))">
            <text:p/>
          </table:table-cell>
          <table:table-cell table:style-name="ce29" table:formula="of:=IF(COUNTIF([Centros.$A109:.$A557]; [.A109]); LOOKUP([.A109];[Centros.$A109:.$A557];[Centros.$D109:.$D557]); IF(COUNTIF([Centros.$D109:.$D557]; [.A109]); [.A109]; &quot;&quot;))">
            <text:p/>
          </table:table-cell>
          <table:table-cell table:style-name="ce35" table:formula="of:=IF(COUNTIF([Centros.$A109:.$A557]; [.A109]); LOOKUP([.A109];[Centros.$A109:.$A557];[Centros.$E109:.$E557]); IF(COUNTIF([Centros.$D109:.$D557]; [.A109]); LOOKUP([.A109];[Centros.$D109:.$D557];[Centros.$E109:.$E557]); &quot;&quot;))">
            <text:p/>
          </table:table-cell>
          <table:table-cell table:style-name="ce38" table:formula="of:=IF(COUNTIF([Centros.$A109:.$A557]; [.A109]); LOOKUP([.A109];[Centros.$A109:.$A557];[Centros.$F109:.$F557]); IF(COUNTIF([Centros.$D109:.$D557]; [.A109]); LOOKUP([.A109];[Centros.$D109:.$D557];[Centros.$F109:.$F55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10]; ROW([.A110]) - 1; &quot;&quot;)">
            <text:p/>
          </table:table-cell>
          <table:table-cell table:style-name="ce28" table:formula="of:=IF(COUNTIF([Centros.$A110:.$A558]; [.A110]); [.A110]; &quot;&quot;)">
            <text:p/>
          </table:table-cell>
          <table:table-cell table:style-name="ce31" table:formula="of:=IF(COUNTIF([Centros.$A110:.$A558]; [.A110]); LOOKUP([.A110];[Centros.$A110:.$A558];[Centros.B110:.B558]); &quot;&quot;)">
            <text:p/>
          </table:table-cell>
          <table:table-cell table:style-name="ce31" table:formula="of:=IF(COUNTIF([Centros.$A110:.$A558]; [.A110]); LOOKUP([.A110];[Centros.$A110:.$A558];[Centros.$C110:.$C558]); IF(COUNTIF([Centros.$D110:.$D558]; [.A110]); LOOKUP([.A110];[Centros.$D110:.$D558];[Centros.$C110:.$C558]); &quot;&quot;))">
            <text:p/>
          </table:table-cell>
          <table:table-cell table:style-name="ce28" table:formula="of:=IF(COUNTIF([Centros.$A110:.$A558]; [.A110]); LOOKUP([.A110];[Centros.$A110:.$A558];[Centros.$D110:.$D558]); IF(COUNTIF([Centros.$D110:.$D558]; [.A110]); [.A110]; &quot;&quot;))">
            <text:p/>
          </table:table-cell>
          <table:table-cell table:style-name="ce34" table:formula="of:=IF(COUNTIF([Centros.$A110:.$A558]; [.A110]); LOOKUP([.A110];[Centros.$A110:.$A558];[Centros.$E110:.$E558]); IF(COUNTIF([Centros.$D110:.$D558]; [.A110]); LOOKUP([.A110];[Centros.$D110:.$D558];[Centros.$E110:.$E558]); &quot;&quot;))">
            <text:p/>
          </table:table-cell>
          <table:table-cell table:style-name="ce37" table:formula="of:=IF(COUNTIF([Centros.$A110:.$A558]; [.A110]); LOOKUP([.A110];[Centros.$A110:.$A558];[Centros.$F110:.$F558]); IF(COUNTIF([Centros.$D110:.$D558]; [.A110]); LOOKUP([.A110];[Centros.$D110:.$D558];[Centros.$F110:.$F55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11]; ROW([.A111]) - 1; &quot;&quot;)">
            <text:p/>
          </table:table-cell>
          <table:table-cell table:style-name="ce29" table:formula="of:=IF(COUNTIF([Centros.$A111:.$A559]; [.A111]); [.A111]; &quot;&quot;)">
            <text:p/>
          </table:table-cell>
          <table:table-cell table:style-name="ce32" table:formula="of:=IF(COUNTIF([Centros.$A111:.$A559]; [.A111]); LOOKUP([.A111];[Centros.$A111:.$A559];[Centros.B111:.B559]); &quot;&quot;)">
            <text:p/>
          </table:table-cell>
          <table:table-cell table:style-name="ce32" table:formula="of:=IF(COUNTIF([Centros.$A111:.$A559]; [.A111]); LOOKUP([.A111];[Centros.$A111:.$A559];[Centros.$C111:.$C559]); IF(COUNTIF([Centros.$D111:.$D559]; [.A111]); LOOKUP([.A111];[Centros.$D111:.$D559];[Centros.$C111:.$C559]); &quot;&quot;))">
            <text:p/>
          </table:table-cell>
          <table:table-cell table:style-name="ce29" table:formula="of:=IF(COUNTIF([Centros.$A111:.$A559]; [.A111]); LOOKUP([.A111];[Centros.$A111:.$A559];[Centros.$D111:.$D559]); IF(COUNTIF([Centros.$D111:.$D559]; [.A111]); [.A111]; &quot;&quot;))">
            <text:p/>
          </table:table-cell>
          <table:table-cell table:style-name="ce35" table:formula="of:=IF(COUNTIF([Centros.$A111:.$A559]; [.A111]); LOOKUP([.A111];[Centros.$A111:.$A559];[Centros.$E111:.$E559]); IF(COUNTIF([Centros.$D111:.$D559]; [.A111]); LOOKUP([.A111];[Centros.$D111:.$D559];[Centros.$E111:.$E559]); &quot;&quot;))">
            <text:p/>
          </table:table-cell>
          <table:table-cell table:style-name="ce38" table:formula="of:=IF(COUNTIF([Centros.$A111:.$A559]; [.A111]); LOOKUP([.A111];[Centros.$A111:.$A559];[Centros.$F111:.$F559]); IF(COUNTIF([Centros.$D111:.$D559]; [.A111]); LOOKUP([.A111];[Centros.$D111:.$D559];[Centros.$F111:.$F55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12]; ROW([.A112]) - 1; &quot;&quot;)">
            <text:p/>
          </table:table-cell>
          <table:table-cell table:style-name="ce28" table:formula="of:=IF(COUNTIF([Centros.$A112:.$A560]; [.A112]); [.A112]; &quot;&quot;)">
            <text:p/>
          </table:table-cell>
          <table:table-cell table:style-name="ce31" table:formula="of:=IF(COUNTIF([Centros.$A112:.$A560]; [.A112]); LOOKUP([.A112];[Centros.$A112:.$A560];[Centros.B112:.B560]); &quot;&quot;)">
            <text:p/>
          </table:table-cell>
          <table:table-cell table:style-name="ce31" table:formula="of:=IF(COUNTIF([Centros.$A112:.$A560]; [.A112]); LOOKUP([.A112];[Centros.$A112:.$A560];[Centros.$C112:.$C560]); IF(COUNTIF([Centros.$D112:.$D560]; [.A112]); LOOKUP([.A112];[Centros.$D112:.$D560];[Centros.$C112:.$C560]); &quot;&quot;))">
            <text:p/>
          </table:table-cell>
          <table:table-cell table:style-name="ce28" table:formula="of:=IF(COUNTIF([Centros.$A112:.$A560]; [.A112]); LOOKUP([.A112];[Centros.$A112:.$A560];[Centros.$D112:.$D560]); IF(COUNTIF([Centros.$D112:.$D560]; [.A112]); [.A112]; &quot;&quot;))">
            <text:p/>
          </table:table-cell>
          <table:table-cell table:style-name="ce34" table:formula="of:=IF(COUNTIF([Centros.$A112:.$A560]; [.A112]); LOOKUP([.A112];[Centros.$A112:.$A560];[Centros.$E112:.$E560]); IF(COUNTIF([Centros.$D112:.$D560]; [.A112]); LOOKUP([.A112];[Centros.$D112:.$D560];[Centros.$E112:.$E560]); &quot;&quot;))">
            <text:p/>
          </table:table-cell>
          <table:table-cell table:style-name="ce37" table:formula="of:=IF(COUNTIF([Centros.$A112:.$A560]; [.A112]); LOOKUP([.A112];[Centros.$A112:.$A560];[Centros.$F112:.$F560]); IF(COUNTIF([Centros.$D112:.$D560]; [.A112]); LOOKUP([.A112];[Centros.$D112:.$D560];[Centros.$F112:.$F56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13]; ROW([.A113]) - 1; &quot;&quot;)">
            <text:p/>
          </table:table-cell>
          <table:table-cell table:style-name="ce29" table:formula="of:=IF(COUNTIF([Centros.$A113:.$A561]; [.A113]); [.A113]; &quot;&quot;)">
            <text:p/>
          </table:table-cell>
          <table:table-cell table:style-name="ce32" table:formula="of:=IF(COUNTIF([Centros.$A113:.$A561]; [.A113]); LOOKUP([.A113];[Centros.$A113:.$A561];[Centros.B113:.B561]); &quot;&quot;)">
            <text:p/>
          </table:table-cell>
          <table:table-cell table:style-name="ce32" table:formula="of:=IF(COUNTIF([Centros.$A113:.$A561]; [.A113]); LOOKUP([.A113];[Centros.$A113:.$A561];[Centros.$C113:.$C561]); IF(COUNTIF([Centros.$D113:.$D561]; [.A113]); LOOKUP([.A113];[Centros.$D113:.$D561];[Centros.$C113:.$C561]); &quot;&quot;))">
            <text:p/>
          </table:table-cell>
          <table:table-cell table:style-name="ce29" table:formula="of:=IF(COUNTIF([Centros.$A113:.$A561]; [.A113]); LOOKUP([.A113];[Centros.$A113:.$A561];[Centros.$D113:.$D561]); IF(COUNTIF([Centros.$D113:.$D561]; [.A113]); [.A113]; &quot;&quot;))">
            <text:p/>
          </table:table-cell>
          <table:table-cell table:style-name="ce35" table:formula="of:=IF(COUNTIF([Centros.$A113:.$A561]; [.A113]); LOOKUP([.A113];[Centros.$A113:.$A561];[Centros.$E113:.$E561]); IF(COUNTIF([Centros.$D113:.$D561]; [.A113]); LOOKUP([.A113];[Centros.$D113:.$D561];[Centros.$E113:.$E561]); &quot;&quot;))">
            <text:p/>
          </table:table-cell>
          <table:table-cell table:style-name="ce38" table:formula="of:=IF(COUNTIF([Centros.$A113:.$A561]; [.A113]); LOOKUP([.A113];[Centros.$A113:.$A561];[Centros.$F113:.$F561]); IF(COUNTIF([Centros.$D113:.$D561]; [.A113]); LOOKUP([.A113];[Centros.$D113:.$D561];[Centros.$F113:.$F56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14]; ROW([.A114]) - 1; &quot;&quot;)">
            <text:p/>
          </table:table-cell>
          <table:table-cell table:style-name="ce28" table:formula="of:=IF(COUNTIF([Centros.$A114:.$A562]; [.A114]); [.A114]; &quot;&quot;)">
            <text:p/>
          </table:table-cell>
          <table:table-cell table:style-name="ce31" table:formula="of:=IF(COUNTIF([Centros.$A114:.$A562]; [.A114]); LOOKUP([.A114];[Centros.$A114:.$A562];[Centros.B114:.B562]); &quot;&quot;)">
            <text:p/>
          </table:table-cell>
          <table:table-cell table:style-name="ce31" table:formula="of:=IF(COUNTIF([Centros.$A114:.$A562]; [.A114]); LOOKUP([.A114];[Centros.$A114:.$A562];[Centros.$C114:.$C562]); IF(COUNTIF([Centros.$D114:.$D562]; [.A114]); LOOKUP([.A114];[Centros.$D114:.$D562];[Centros.$C114:.$C562]); &quot;&quot;))">
            <text:p/>
          </table:table-cell>
          <table:table-cell table:style-name="ce28" table:formula="of:=IF(COUNTIF([Centros.$A114:.$A562]; [.A114]); LOOKUP([.A114];[Centros.$A114:.$A562];[Centros.$D114:.$D562]); IF(COUNTIF([Centros.$D114:.$D562]; [.A114]); [.A114]; &quot;&quot;))">
            <text:p/>
          </table:table-cell>
          <table:table-cell table:style-name="ce34" table:formula="of:=IF(COUNTIF([Centros.$A114:.$A562]; [.A114]); LOOKUP([.A114];[Centros.$A114:.$A562];[Centros.$E114:.$E562]); IF(COUNTIF([Centros.$D114:.$D562]; [.A114]); LOOKUP([.A114];[Centros.$D114:.$D562];[Centros.$E114:.$E562]); &quot;&quot;))">
            <text:p/>
          </table:table-cell>
          <table:table-cell table:style-name="ce37" table:formula="of:=IF(COUNTIF([Centros.$A114:.$A562]; [.A114]); LOOKUP([.A114];[Centros.$A114:.$A562];[Centros.$F114:.$F562]); IF(COUNTIF([Centros.$D114:.$D562]; [.A114]); LOOKUP([.A114];[Centros.$D114:.$D562];[Centros.$F114:.$F56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15]; ROW([.A115]) - 1; &quot;&quot;)">
            <text:p/>
          </table:table-cell>
          <table:table-cell table:style-name="ce29" table:formula="of:=IF(COUNTIF([Centros.$A115:.$A563]; [.A115]); [.A115]; &quot;&quot;)">
            <text:p/>
          </table:table-cell>
          <table:table-cell table:style-name="ce32" table:formula="of:=IF(COUNTIF([Centros.$A115:.$A563]; [.A115]); LOOKUP([.A115];[Centros.$A115:.$A563];[Centros.B115:.B563]); &quot;&quot;)">
            <text:p/>
          </table:table-cell>
          <table:table-cell table:style-name="ce32" table:formula="of:=IF(COUNTIF([Centros.$A115:.$A563]; [.A115]); LOOKUP([.A115];[Centros.$A115:.$A563];[Centros.$C115:.$C563]); IF(COUNTIF([Centros.$D115:.$D563]; [.A115]); LOOKUP([.A115];[Centros.$D115:.$D563];[Centros.$C115:.$C563]); &quot;&quot;))">
            <text:p/>
          </table:table-cell>
          <table:table-cell table:style-name="ce29" table:formula="of:=IF(COUNTIF([Centros.$A115:.$A563]; [.A115]); LOOKUP([.A115];[Centros.$A115:.$A563];[Centros.$D115:.$D563]); IF(COUNTIF([Centros.$D115:.$D563]; [.A115]); [.A115]; &quot;&quot;))">
            <text:p/>
          </table:table-cell>
          <table:table-cell table:style-name="ce35" table:formula="of:=IF(COUNTIF([Centros.$A115:.$A563]; [.A115]); LOOKUP([.A115];[Centros.$A115:.$A563];[Centros.$E115:.$E563]); IF(COUNTIF([Centros.$D115:.$D563]; [.A115]); LOOKUP([.A115];[Centros.$D115:.$D563];[Centros.$E115:.$E563]); &quot;&quot;))">
            <text:p/>
          </table:table-cell>
          <table:table-cell table:style-name="ce38" table:formula="of:=IF(COUNTIF([Centros.$A115:.$A563]; [.A115]); LOOKUP([.A115];[Centros.$A115:.$A563];[Centros.$F115:.$F563]); IF(COUNTIF([Centros.$D115:.$D563]; [.A115]); LOOKUP([.A115];[Centros.$D115:.$D563];[Centros.$F115:.$F56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16]; ROW([.A116]) - 1; &quot;&quot;)">
            <text:p/>
          </table:table-cell>
          <table:table-cell table:style-name="ce28" table:formula="of:=IF(COUNTIF([Centros.$A116:.$A564]; [.A116]); [.A116]; &quot;&quot;)">
            <text:p/>
          </table:table-cell>
          <table:table-cell table:style-name="ce31" table:formula="of:=IF(COUNTIF([Centros.$A116:.$A564]; [.A116]); LOOKUP([.A116];[Centros.$A116:.$A564];[Centros.B116:.B564]); &quot;&quot;)">
            <text:p/>
          </table:table-cell>
          <table:table-cell table:style-name="ce31" table:formula="of:=IF(COUNTIF([Centros.$A116:.$A564]; [.A116]); LOOKUP([.A116];[Centros.$A116:.$A564];[Centros.$C116:.$C564]); IF(COUNTIF([Centros.$D116:.$D564]; [.A116]); LOOKUP([.A116];[Centros.$D116:.$D564];[Centros.$C116:.$C564]); &quot;&quot;))">
            <text:p/>
          </table:table-cell>
          <table:table-cell table:style-name="ce28" table:formula="of:=IF(COUNTIF([Centros.$A116:.$A564]; [.A116]); LOOKUP([.A116];[Centros.$A116:.$A564];[Centros.$D116:.$D564]); IF(COUNTIF([Centros.$D116:.$D564]; [.A116]); [.A116]; &quot;&quot;))">
            <text:p/>
          </table:table-cell>
          <table:table-cell table:style-name="ce34" table:formula="of:=IF(COUNTIF([Centros.$A116:.$A564]; [.A116]); LOOKUP([.A116];[Centros.$A116:.$A564];[Centros.$E116:.$E564]); IF(COUNTIF([Centros.$D116:.$D564]; [.A116]); LOOKUP([.A116];[Centros.$D116:.$D564];[Centros.$E116:.$E564]); &quot;&quot;))">
            <text:p/>
          </table:table-cell>
          <table:table-cell table:style-name="ce37" table:formula="of:=IF(COUNTIF([Centros.$A116:.$A564]; [.A116]); LOOKUP([.A116];[Centros.$A116:.$A564];[Centros.$F116:.$F564]); IF(COUNTIF([Centros.$D116:.$D564]; [.A116]); LOOKUP([.A116];[Centros.$D116:.$D564];[Centros.$F116:.$F56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17]; ROW([.A117]) - 1; &quot;&quot;)">
            <text:p/>
          </table:table-cell>
          <table:table-cell table:style-name="ce29" table:formula="of:=IF(COUNTIF([Centros.$A117:.$A565]; [.A117]); [.A117]; &quot;&quot;)">
            <text:p/>
          </table:table-cell>
          <table:table-cell table:style-name="ce32" table:formula="of:=IF(COUNTIF([Centros.$A117:.$A565]; [.A117]); LOOKUP([.A117];[Centros.$A117:.$A565];[Centros.B117:.B565]); &quot;&quot;)">
            <text:p/>
          </table:table-cell>
          <table:table-cell table:style-name="ce32" table:formula="of:=IF(COUNTIF([Centros.$A117:.$A565]; [.A117]); LOOKUP([.A117];[Centros.$A117:.$A565];[Centros.$C117:.$C565]); IF(COUNTIF([Centros.$D117:.$D565]; [.A117]); LOOKUP([.A117];[Centros.$D117:.$D565];[Centros.$C117:.$C565]); &quot;&quot;))">
            <text:p/>
          </table:table-cell>
          <table:table-cell table:style-name="ce29" table:formula="of:=IF(COUNTIF([Centros.$A117:.$A565]; [.A117]); LOOKUP([.A117];[Centros.$A117:.$A565];[Centros.$D117:.$D565]); IF(COUNTIF([Centros.$D117:.$D565]; [.A117]); [.A117]; &quot;&quot;))">
            <text:p/>
          </table:table-cell>
          <table:table-cell table:style-name="ce35" table:formula="of:=IF(COUNTIF([Centros.$A117:.$A565]; [.A117]); LOOKUP([.A117];[Centros.$A117:.$A565];[Centros.$E117:.$E565]); IF(COUNTIF([Centros.$D117:.$D565]; [.A117]); LOOKUP([.A117];[Centros.$D117:.$D565];[Centros.$E117:.$E565]); &quot;&quot;))">
            <text:p/>
          </table:table-cell>
          <table:table-cell table:style-name="ce38" table:formula="of:=IF(COUNTIF([Centros.$A117:.$A565]; [.A117]); LOOKUP([.A117];[Centros.$A117:.$A565];[Centros.$F117:.$F565]); IF(COUNTIF([Centros.$D117:.$D565]; [.A117]); LOOKUP([.A117];[Centros.$D117:.$D565];[Centros.$F117:.$F56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18]; ROW([.A118]) - 1; &quot;&quot;)">
            <text:p/>
          </table:table-cell>
          <table:table-cell table:style-name="ce28" table:formula="of:=IF(COUNTIF([Centros.$A118:.$A566]; [.A118]); [.A118]; &quot;&quot;)">
            <text:p/>
          </table:table-cell>
          <table:table-cell table:style-name="ce31" table:formula="of:=IF(COUNTIF([Centros.$A118:.$A566]; [.A118]); LOOKUP([.A118];[Centros.$A118:.$A566];[Centros.B118:.B566]); &quot;&quot;)">
            <text:p/>
          </table:table-cell>
          <table:table-cell table:style-name="ce31" table:formula="of:=IF(COUNTIF([Centros.$A118:.$A566]; [.A118]); LOOKUP([.A118];[Centros.$A118:.$A566];[Centros.$C118:.$C566]); IF(COUNTIF([Centros.$D118:.$D566]; [.A118]); LOOKUP([.A118];[Centros.$D118:.$D566];[Centros.$C118:.$C566]); &quot;&quot;))">
            <text:p/>
          </table:table-cell>
          <table:table-cell table:style-name="ce28" table:formula="of:=IF(COUNTIF([Centros.$A118:.$A566]; [.A118]); LOOKUP([.A118];[Centros.$A118:.$A566];[Centros.$D118:.$D566]); IF(COUNTIF([Centros.$D118:.$D566]; [.A118]); [.A118]; &quot;&quot;))">
            <text:p/>
          </table:table-cell>
          <table:table-cell table:style-name="ce34" table:formula="of:=IF(COUNTIF([Centros.$A118:.$A566]; [.A118]); LOOKUP([.A118];[Centros.$A118:.$A566];[Centros.$E118:.$E566]); IF(COUNTIF([Centros.$D118:.$D566]; [.A118]); LOOKUP([.A118];[Centros.$D118:.$D566];[Centros.$E118:.$E566]); &quot;&quot;))">
            <text:p/>
          </table:table-cell>
          <table:table-cell table:style-name="ce37" table:formula="of:=IF(COUNTIF([Centros.$A118:.$A566]; [.A118]); LOOKUP([.A118];[Centros.$A118:.$A566];[Centros.$F118:.$F566]); IF(COUNTIF([Centros.$D118:.$D566]; [.A118]); LOOKUP([.A118];[Centros.$D118:.$D566];[Centros.$F118:.$F56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19]; ROW([.A119]) - 1; &quot;&quot;)">
            <text:p/>
          </table:table-cell>
          <table:table-cell table:style-name="ce29" table:formula="of:=IF(COUNTIF([Centros.$A119:.$A567]; [.A119]); [.A119]; &quot;&quot;)">
            <text:p/>
          </table:table-cell>
          <table:table-cell table:style-name="ce32" table:formula="of:=IF(COUNTIF([Centros.$A119:.$A567]; [.A119]); LOOKUP([.A119];[Centros.$A119:.$A567];[Centros.B119:.B567]); &quot;&quot;)">
            <text:p/>
          </table:table-cell>
          <table:table-cell table:style-name="ce32" table:formula="of:=IF(COUNTIF([Centros.$A119:.$A567]; [.A119]); LOOKUP([.A119];[Centros.$A119:.$A567];[Centros.$C119:.$C567]); IF(COUNTIF([Centros.$D119:.$D567]; [.A119]); LOOKUP([.A119];[Centros.$D119:.$D567];[Centros.$C119:.$C567]); &quot;&quot;))">
            <text:p/>
          </table:table-cell>
          <table:table-cell table:style-name="ce29" table:formula="of:=IF(COUNTIF([Centros.$A119:.$A567]; [.A119]); LOOKUP([.A119];[Centros.$A119:.$A567];[Centros.$D119:.$D567]); IF(COUNTIF([Centros.$D119:.$D567]; [.A119]); [.A119]; &quot;&quot;))">
            <text:p/>
          </table:table-cell>
          <table:table-cell table:style-name="ce35" table:formula="of:=IF(COUNTIF([Centros.$A119:.$A567]; [.A119]); LOOKUP([.A119];[Centros.$A119:.$A567];[Centros.$E119:.$E567]); IF(COUNTIF([Centros.$D119:.$D567]; [.A119]); LOOKUP([.A119];[Centros.$D119:.$D567];[Centros.$E119:.$E567]); &quot;&quot;))">
            <text:p/>
          </table:table-cell>
          <table:table-cell table:style-name="ce38" table:formula="of:=IF(COUNTIF([Centros.$A119:.$A567]; [.A119]); LOOKUP([.A119];[Centros.$A119:.$A567];[Centros.$F119:.$F567]); IF(COUNTIF([Centros.$D119:.$D567]; [.A119]); LOOKUP([.A119];[Centros.$D119:.$D567];[Centros.$F119:.$F56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20]; ROW([.A120]) - 1; &quot;&quot;)">
            <text:p/>
          </table:table-cell>
          <table:table-cell table:style-name="ce28" table:formula="of:=IF(COUNTIF([Centros.$A120:.$A568]; [.A120]); [.A120]; &quot;&quot;)">
            <text:p/>
          </table:table-cell>
          <table:table-cell table:style-name="ce31" table:formula="of:=IF(COUNTIF([Centros.$A120:.$A568]; [.A120]); LOOKUP([.A120];[Centros.$A120:.$A568];[Centros.B120:.B568]); &quot;&quot;)">
            <text:p/>
          </table:table-cell>
          <table:table-cell table:style-name="ce31" table:formula="of:=IF(COUNTIF([Centros.$A120:.$A568]; [.A120]); LOOKUP([.A120];[Centros.$A120:.$A568];[Centros.$C120:.$C568]); IF(COUNTIF([Centros.$D120:.$D568]; [.A120]); LOOKUP([.A120];[Centros.$D120:.$D568];[Centros.$C120:.$C568]); &quot;&quot;))">
            <text:p/>
          </table:table-cell>
          <table:table-cell table:style-name="ce28" table:formula="of:=IF(COUNTIF([Centros.$A120:.$A568]; [.A120]); LOOKUP([.A120];[Centros.$A120:.$A568];[Centros.$D120:.$D568]); IF(COUNTIF([Centros.$D120:.$D568]; [.A120]); [.A120]; &quot;&quot;))">
            <text:p/>
          </table:table-cell>
          <table:table-cell table:style-name="ce34" table:formula="of:=IF(COUNTIF([Centros.$A120:.$A568]; [.A120]); LOOKUP([.A120];[Centros.$A120:.$A568];[Centros.$E120:.$E568]); IF(COUNTIF([Centros.$D120:.$D568]; [.A120]); LOOKUP([.A120];[Centros.$D120:.$D568];[Centros.$E120:.$E568]); &quot;&quot;))">
            <text:p/>
          </table:table-cell>
          <table:table-cell table:style-name="ce37" table:formula="of:=IF(COUNTIF([Centros.$A120:.$A568]; [.A120]); LOOKUP([.A120];[Centros.$A120:.$A568];[Centros.$F120:.$F568]); IF(COUNTIF([Centros.$D120:.$D568]; [.A120]); LOOKUP([.A120];[Centros.$D120:.$D568];[Centros.$F120:.$F56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21]; ROW([.A121]) - 1; &quot;&quot;)">
            <text:p/>
          </table:table-cell>
          <table:table-cell table:style-name="ce29" table:formula="of:=IF(COUNTIF([Centros.$A121:.$A569]; [.A121]); [.A121]; &quot;&quot;)">
            <text:p/>
          </table:table-cell>
          <table:table-cell table:style-name="ce32" table:formula="of:=IF(COUNTIF([Centros.$A121:.$A569]; [.A121]); LOOKUP([.A121];[Centros.$A121:.$A569];[Centros.B121:.B569]); &quot;&quot;)">
            <text:p/>
          </table:table-cell>
          <table:table-cell table:style-name="ce32" table:formula="of:=IF(COUNTIF([Centros.$A121:.$A569]; [.A121]); LOOKUP([.A121];[Centros.$A121:.$A569];[Centros.$C121:.$C569]); IF(COUNTIF([Centros.$D121:.$D569]; [.A121]); LOOKUP([.A121];[Centros.$D121:.$D569];[Centros.$C121:.$C569]); &quot;&quot;))">
            <text:p/>
          </table:table-cell>
          <table:table-cell table:style-name="ce29" table:formula="of:=IF(COUNTIF([Centros.$A121:.$A569]; [.A121]); LOOKUP([.A121];[Centros.$A121:.$A569];[Centros.$D121:.$D569]); IF(COUNTIF([Centros.$D121:.$D569]; [.A121]); [.A121]; &quot;&quot;))">
            <text:p/>
          </table:table-cell>
          <table:table-cell table:style-name="ce35" table:formula="of:=IF(COUNTIF([Centros.$A121:.$A569]; [.A121]); LOOKUP([.A121];[Centros.$A121:.$A569];[Centros.$E121:.$E569]); IF(COUNTIF([Centros.$D121:.$D569]; [.A121]); LOOKUP([.A121];[Centros.$D121:.$D569];[Centros.$E121:.$E569]); &quot;&quot;))">
            <text:p/>
          </table:table-cell>
          <table:table-cell table:style-name="ce38" table:formula="of:=IF(COUNTIF([Centros.$A121:.$A569]; [.A121]); LOOKUP([.A121];[Centros.$A121:.$A569];[Centros.$F121:.$F569]); IF(COUNTIF([Centros.$D121:.$D569]; [.A121]); LOOKUP([.A121];[Centros.$D121:.$D569];[Centros.$F121:.$F56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22]; ROW([.A122]) - 1; &quot;&quot;)">
            <text:p/>
          </table:table-cell>
          <table:table-cell table:style-name="ce28" table:formula="of:=IF(COUNTIF([Centros.$A122:.$A570]; [.A122]); [.A122]; &quot;&quot;)">
            <text:p/>
          </table:table-cell>
          <table:table-cell table:style-name="ce31" table:formula="of:=IF(COUNTIF([Centros.$A122:.$A570]; [.A122]); LOOKUP([.A122];[Centros.$A122:.$A570];[Centros.B122:.B570]); &quot;&quot;)">
            <text:p/>
          </table:table-cell>
          <table:table-cell table:style-name="ce31" table:formula="of:=IF(COUNTIF([Centros.$A122:.$A570]; [.A122]); LOOKUP([.A122];[Centros.$A122:.$A570];[Centros.$C122:.$C570]); IF(COUNTIF([Centros.$D122:.$D570]; [.A122]); LOOKUP([.A122];[Centros.$D122:.$D570];[Centros.$C122:.$C570]); &quot;&quot;))">
            <text:p/>
          </table:table-cell>
          <table:table-cell table:style-name="ce28" table:formula="of:=IF(COUNTIF([Centros.$A122:.$A570]; [.A122]); LOOKUP([.A122];[Centros.$A122:.$A570];[Centros.$D122:.$D570]); IF(COUNTIF([Centros.$D122:.$D570]; [.A122]); [.A122]; &quot;&quot;))">
            <text:p/>
          </table:table-cell>
          <table:table-cell table:style-name="ce34" table:formula="of:=IF(COUNTIF([Centros.$A122:.$A570]; [.A122]); LOOKUP([.A122];[Centros.$A122:.$A570];[Centros.$E122:.$E570]); IF(COUNTIF([Centros.$D122:.$D570]; [.A122]); LOOKUP([.A122];[Centros.$D122:.$D570];[Centros.$E122:.$E570]); &quot;&quot;))">
            <text:p/>
          </table:table-cell>
          <table:table-cell table:style-name="ce37" table:formula="of:=IF(COUNTIF([Centros.$A122:.$A570]; [.A122]); LOOKUP([.A122];[Centros.$A122:.$A570];[Centros.$F122:.$F570]); IF(COUNTIF([Centros.$D122:.$D570]; [.A122]); LOOKUP([.A122];[Centros.$D122:.$D570];[Centros.$F122:.$F57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23]; ROW([.A123]) - 1; &quot;&quot;)">
            <text:p/>
          </table:table-cell>
          <table:table-cell table:style-name="ce29" table:formula="of:=IF(COUNTIF([Centros.$A123:.$A571]; [.A123]); [.A123]; &quot;&quot;)">
            <text:p/>
          </table:table-cell>
          <table:table-cell table:style-name="ce32" table:formula="of:=IF(COUNTIF([Centros.$A123:.$A571]; [.A123]); LOOKUP([.A123];[Centros.$A123:.$A571];[Centros.B123:.B571]); &quot;&quot;)">
            <text:p/>
          </table:table-cell>
          <table:table-cell table:style-name="ce32" table:formula="of:=IF(COUNTIF([Centros.$A123:.$A571]; [.A123]); LOOKUP([.A123];[Centros.$A123:.$A571];[Centros.$C123:.$C571]); IF(COUNTIF([Centros.$D123:.$D571]; [.A123]); LOOKUP([.A123];[Centros.$D123:.$D571];[Centros.$C123:.$C571]); &quot;&quot;))">
            <text:p/>
          </table:table-cell>
          <table:table-cell table:style-name="ce29" table:formula="of:=IF(COUNTIF([Centros.$A123:.$A571]; [.A123]); LOOKUP([.A123];[Centros.$A123:.$A571];[Centros.$D123:.$D571]); IF(COUNTIF([Centros.$D123:.$D571]; [.A123]); [.A123]; &quot;&quot;))">
            <text:p/>
          </table:table-cell>
          <table:table-cell table:style-name="ce35" table:formula="of:=IF(COUNTIF([Centros.$A123:.$A571]; [.A123]); LOOKUP([.A123];[Centros.$A123:.$A571];[Centros.$E123:.$E571]); IF(COUNTIF([Centros.$D123:.$D571]; [.A123]); LOOKUP([.A123];[Centros.$D123:.$D571];[Centros.$E123:.$E571]); &quot;&quot;))">
            <text:p/>
          </table:table-cell>
          <table:table-cell table:style-name="ce38" table:formula="of:=IF(COUNTIF([Centros.$A123:.$A571]; [.A123]); LOOKUP([.A123];[Centros.$A123:.$A571];[Centros.$F123:.$F571]); IF(COUNTIF([Centros.$D123:.$D571]; [.A123]); LOOKUP([.A123];[Centros.$D123:.$D571];[Centros.$F123:.$F57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24]; ROW([.A124]) - 1; &quot;&quot;)">
            <text:p/>
          </table:table-cell>
          <table:table-cell table:style-name="ce28" table:formula="of:=IF(COUNTIF([Centros.$A124:.$A572]; [.A124]); [.A124]; &quot;&quot;)">
            <text:p/>
          </table:table-cell>
          <table:table-cell table:style-name="ce31" table:formula="of:=IF(COUNTIF([Centros.$A124:.$A572]; [.A124]); LOOKUP([.A124];[Centros.$A124:.$A572];[Centros.B124:.B572]); &quot;&quot;)">
            <text:p/>
          </table:table-cell>
          <table:table-cell table:style-name="ce31" table:formula="of:=IF(COUNTIF([Centros.$A124:.$A572]; [.A124]); LOOKUP([.A124];[Centros.$A124:.$A572];[Centros.$C124:.$C572]); IF(COUNTIF([Centros.$D124:.$D572]; [.A124]); LOOKUP([.A124];[Centros.$D124:.$D572];[Centros.$C124:.$C572]); &quot;&quot;))">
            <text:p/>
          </table:table-cell>
          <table:table-cell table:style-name="ce28" table:formula="of:=IF(COUNTIF([Centros.$A124:.$A572]; [.A124]); LOOKUP([.A124];[Centros.$A124:.$A572];[Centros.$D124:.$D572]); IF(COUNTIF([Centros.$D124:.$D572]; [.A124]); [.A124]; &quot;&quot;))">
            <text:p/>
          </table:table-cell>
          <table:table-cell table:style-name="ce34" table:formula="of:=IF(COUNTIF([Centros.$A124:.$A572]; [.A124]); LOOKUP([.A124];[Centros.$A124:.$A572];[Centros.$E124:.$E572]); IF(COUNTIF([Centros.$D124:.$D572]; [.A124]); LOOKUP([.A124];[Centros.$D124:.$D572];[Centros.$E124:.$E572]); &quot;&quot;))">
            <text:p/>
          </table:table-cell>
          <table:table-cell table:style-name="ce37" table:formula="of:=IF(COUNTIF([Centros.$A124:.$A572]; [.A124]); LOOKUP([.A124];[Centros.$A124:.$A572];[Centros.$F124:.$F572]); IF(COUNTIF([Centros.$D124:.$D572]; [.A124]); LOOKUP([.A124];[Centros.$D124:.$D572];[Centros.$F124:.$F57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25]; ROW([.A125]) - 1; &quot;&quot;)">
            <text:p/>
          </table:table-cell>
          <table:table-cell table:style-name="ce29" table:formula="of:=IF(COUNTIF([Centros.$A125:.$A573]; [.A125]); [.A125]; &quot;&quot;)">
            <text:p/>
          </table:table-cell>
          <table:table-cell table:style-name="ce32" table:formula="of:=IF(COUNTIF([Centros.$A125:.$A573]; [.A125]); LOOKUP([.A125];[Centros.$A125:.$A573];[Centros.B125:.B573]); &quot;&quot;)">
            <text:p/>
          </table:table-cell>
          <table:table-cell table:style-name="ce32" table:formula="of:=IF(COUNTIF([Centros.$A125:.$A573]; [.A125]); LOOKUP([.A125];[Centros.$A125:.$A573];[Centros.$C125:.$C573]); IF(COUNTIF([Centros.$D125:.$D573]; [.A125]); LOOKUP([.A125];[Centros.$D125:.$D573];[Centros.$C125:.$C573]); &quot;&quot;))">
            <text:p/>
          </table:table-cell>
          <table:table-cell table:style-name="ce29" table:formula="of:=IF(COUNTIF([Centros.$A125:.$A573]; [.A125]); LOOKUP([.A125];[Centros.$A125:.$A573];[Centros.$D125:.$D573]); IF(COUNTIF([Centros.$D125:.$D573]; [.A125]); [.A125]; &quot;&quot;))">
            <text:p/>
          </table:table-cell>
          <table:table-cell table:style-name="ce35" table:formula="of:=IF(COUNTIF([Centros.$A125:.$A573]; [.A125]); LOOKUP([.A125];[Centros.$A125:.$A573];[Centros.$E125:.$E573]); IF(COUNTIF([Centros.$D125:.$D573]; [.A125]); LOOKUP([.A125];[Centros.$D125:.$D573];[Centros.$E125:.$E573]); &quot;&quot;))">
            <text:p/>
          </table:table-cell>
          <table:table-cell table:style-name="ce38" table:formula="of:=IF(COUNTIF([Centros.$A125:.$A573]; [.A125]); LOOKUP([.A125];[Centros.$A125:.$A573];[Centros.$F125:.$F573]); IF(COUNTIF([Centros.$D125:.$D573]; [.A125]); LOOKUP([.A125];[Centros.$D125:.$D573];[Centros.$F125:.$F57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26]; ROW([.A126]) - 1; &quot;&quot;)">
            <text:p/>
          </table:table-cell>
          <table:table-cell table:style-name="ce28" table:formula="of:=IF(COUNTIF([Centros.$A126:.$A574]; [.A126]); [.A126]; &quot;&quot;)">
            <text:p/>
          </table:table-cell>
          <table:table-cell table:style-name="ce31" table:formula="of:=IF(COUNTIF([Centros.$A126:.$A574]; [.A126]); LOOKUP([.A126];[Centros.$A126:.$A574];[Centros.B126:.B574]); &quot;&quot;)">
            <text:p/>
          </table:table-cell>
          <table:table-cell table:style-name="ce31" table:formula="of:=IF(COUNTIF([Centros.$A126:.$A574]; [.A126]); LOOKUP([.A126];[Centros.$A126:.$A574];[Centros.$C126:.$C574]); IF(COUNTIF([Centros.$D126:.$D574]; [.A126]); LOOKUP([.A126];[Centros.$D126:.$D574];[Centros.$C126:.$C574]); &quot;&quot;))">
            <text:p/>
          </table:table-cell>
          <table:table-cell table:style-name="ce28" table:formula="of:=IF(COUNTIF([Centros.$A126:.$A574]; [.A126]); LOOKUP([.A126];[Centros.$A126:.$A574];[Centros.$D126:.$D574]); IF(COUNTIF([Centros.$D126:.$D574]; [.A126]); [.A126]; &quot;&quot;))">
            <text:p/>
          </table:table-cell>
          <table:table-cell table:style-name="ce34" table:formula="of:=IF(COUNTIF([Centros.$A126:.$A574]; [.A126]); LOOKUP([.A126];[Centros.$A126:.$A574];[Centros.$E126:.$E574]); IF(COUNTIF([Centros.$D126:.$D574]; [.A126]); LOOKUP([.A126];[Centros.$D126:.$D574];[Centros.$E126:.$E574]); &quot;&quot;))">
            <text:p/>
          </table:table-cell>
          <table:table-cell table:style-name="ce37" table:formula="of:=IF(COUNTIF([Centros.$A126:.$A574]; [.A126]); LOOKUP([.A126];[Centros.$A126:.$A574];[Centros.$F126:.$F574]); IF(COUNTIF([Centros.$D126:.$D574]; [.A126]); LOOKUP([.A126];[Centros.$D126:.$D574];[Centros.$F126:.$F57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27]; ROW([.A127]) - 1; &quot;&quot;)">
            <text:p/>
          </table:table-cell>
          <table:table-cell table:style-name="ce29" table:formula="of:=IF(COUNTIF([Centros.$A127:.$A575]; [.A127]); [.A127]; &quot;&quot;)">
            <text:p/>
          </table:table-cell>
          <table:table-cell table:style-name="ce32" table:formula="of:=IF(COUNTIF([Centros.$A127:.$A575]; [.A127]); LOOKUP([.A127];[Centros.$A127:.$A575];[Centros.B127:.B575]); &quot;&quot;)">
            <text:p/>
          </table:table-cell>
          <table:table-cell table:style-name="ce32" table:formula="of:=IF(COUNTIF([Centros.$A127:.$A575]; [.A127]); LOOKUP([.A127];[Centros.$A127:.$A575];[Centros.$C127:.$C575]); IF(COUNTIF([Centros.$D127:.$D575]; [.A127]); LOOKUP([.A127];[Centros.$D127:.$D575];[Centros.$C127:.$C575]); &quot;&quot;))">
            <text:p/>
          </table:table-cell>
          <table:table-cell table:style-name="ce29" table:formula="of:=IF(COUNTIF([Centros.$A127:.$A575]; [.A127]); LOOKUP([.A127];[Centros.$A127:.$A575];[Centros.$D127:.$D575]); IF(COUNTIF([Centros.$D127:.$D575]; [.A127]); [.A127]; &quot;&quot;))">
            <text:p/>
          </table:table-cell>
          <table:table-cell table:style-name="ce35" table:formula="of:=IF(COUNTIF([Centros.$A127:.$A575]; [.A127]); LOOKUP([.A127];[Centros.$A127:.$A575];[Centros.$E127:.$E575]); IF(COUNTIF([Centros.$D127:.$D575]; [.A127]); LOOKUP([.A127];[Centros.$D127:.$D575];[Centros.$E127:.$E575]); &quot;&quot;))">
            <text:p/>
          </table:table-cell>
          <table:table-cell table:style-name="ce38" table:formula="of:=IF(COUNTIF([Centros.$A127:.$A575]; [.A127]); LOOKUP([.A127];[Centros.$A127:.$A575];[Centros.$F127:.$F575]); IF(COUNTIF([Centros.$D127:.$D575]; [.A127]); LOOKUP([.A127];[Centros.$D127:.$D575];[Centros.$F127:.$F57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28]; ROW([.A128]) - 1; &quot;&quot;)">
            <text:p/>
          </table:table-cell>
          <table:table-cell table:style-name="ce28" table:formula="of:=IF(COUNTIF([Centros.$A128:.$A576]; [.A128]); [.A128]; &quot;&quot;)">
            <text:p/>
          </table:table-cell>
          <table:table-cell table:style-name="ce31" table:formula="of:=IF(COUNTIF([Centros.$A128:.$A576]; [.A128]); LOOKUP([.A128];[Centros.$A128:.$A576];[Centros.B128:.B576]); &quot;&quot;)">
            <text:p/>
          </table:table-cell>
          <table:table-cell table:style-name="ce31" table:formula="of:=IF(COUNTIF([Centros.$A128:.$A576]; [.A128]); LOOKUP([.A128];[Centros.$A128:.$A576];[Centros.$C128:.$C576]); IF(COUNTIF([Centros.$D128:.$D576]; [.A128]); LOOKUP([.A128];[Centros.$D128:.$D576];[Centros.$C128:.$C576]); &quot;&quot;))">
            <text:p/>
          </table:table-cell>
          <table:table-cell table:style-name="ce28" table:formula="of:=IF(COUNTIF([Centros.$A128:.$A576]; [.A128]); LOOKUP([.A128];[Centros.$A128:.$A576];[Centros.$D128:.$D576]); IF(COUNTIF([Centros.$D128:.$D576]; [.A128]); [.A128]; &quot;&quot;))">
            <text:p/>
          </table:table-cell>
          <table:table-cell table:style-name="ce34" table:formula="of:=IF(COUNTIF([Centros.$A128:.$A576]; [.A128]); LOOKUP([.A128];[Centros.$A128:.$A576];[Centros.$E128:.$E576]); IF(COUNTIF([Centros.$D128:.$D576]; [.A128]); LOOKUP([.A128];[Centros.$D128:.$D576];[Centros.$E128:.$E576]); &quot;&quot;))">
            <text:p/>
          </table:table-cell>
          <table:table-cell table:style-name="ce37" table:formula="of:=IF(COUNTIF([Centros.$A128:.$A576]; [.A128]); LOOKUP([.A128];[Centros.$A128:.$A576];[Centros.$F128:.$F576]); IF(COUNTIF([Centros.$D128:.$D576]; [.A128]); LOOKUP([.A128];[Centros.$D128:.$D576];[Centros.$F128:.$F57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29]; ROW([.A129]) - 1; &quot;&quot;)">
            <text:p/>
          </table:table-cell>
          <table:table-cell table:style-name="ce29" table:formula="of:=IF(COUNTIF([Centros.$A129:.$A577]; [.A129]); [.A129]; &quot;&quot;)">
            <text:p/>
          </table:table-cell>
          <table:table-cell table:style-name="ce32" table:formula="of:=IF(COUNTIF([Centros.$A129:.$A577]; [.A129]); LOOKUP([.A129];[Centros.$A129:.$A577];[Centros.B129:.B577]); &quot;&quot;)">
            <text:p/>
          </table:table-cell>
          <table:table-cell table:style-name="ce32" table:formula="of:=IF(COUNTIF([Centros.$A129:.$A577]; [.A129]); LOOKUP([.A129];[Centros.$A129:.$A577];[Centros.$C129:.$C577]); IF(COUNTIF([Centros.$D129:.$D577]; [.A129]); LOOKUP([.A129];[Centros.$D129:.$D577];[Centros.$C129:.$C577]); &quot;&quot;))">
            <text:p/>
          </table:table-cell>
          <table:table-cell table:style-name="ce29" table:formula="of:=IF(COUNTIF([Centros.$A129:.$A577]; [.A129]); LOOKUP([.A129];[Centros.$A129:.$A577];[Centros.$D129:.$D577]); IF(COUNTIF([Centros.$D129:.$D577]; [.A129]); [.A129]; &quot;&quot;))">
            <text:p/>
          </table:table-cell>
          <table:table-cell table:style-name="ce35" table:formula="of:=IF(COUNTIF([Centros.$A129:.$A577]; [.A129]); LOOKUP([.A129];[Centros.$A129:.$A577];[Centros.$E129:.$E577]); IF(COUNTIF([Centros.$D129:.$D577]; [.A129]); LOOKUP([.A129];[Centros.$D129:.$D577];[Centros.$E129:.$E577]); &quot;&quot;))">
            <text:p/>
          </table:table-cell>
          <table:table-cell table:style-name="ce38" table:formula="of:=IF(COUNTIF([Centros.$A129:.$A577]; [.A129]); LOOKUP([.A129];[Centros.$A129:.$A577];[Centros.$F129:.$F577]); IF(COUNTIF([Centros.$D129:.$D577]; [.A129]); LOOKUP([.A129];[Centros.$D129:.$D577];[Centros.$F129:.$F57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30]; ROW([.A130]) - 1; &quot;&quot;)">
            <text:p/>
          </table:table-cell>
          <table:table-cell table:style-name="ce28" table:formula="of:=IF(COUNTIF([Centros.$A130:.$A578]; [.A130]); [.A130]; &quot;&quot;)">
            <text:p/>
          </table:table-cell>
          <table:table-cell table:style-name="ce31" table:formula="of:=IF(COUNTIF([Centros.$A130:.$A578]; [.A130]); LOOKUP([.A130];[Centros.$A130:.$A578];[Centros.B130:.B578]); &quot;&quot;)">
            <text:p/>
          </table:table-cell>
          <table:table-cell table:style-name="ce31" table:formula="of:=IF(COUNTIF([Centros.$A130:.$A578]; [.A130]); LOOKUP([.A130];[Centros.$A130:.$A578];[Centros.$C130:.$C578]); IF(COUNTIF([Centros.$D130:.$D578]; [.A130]); LOOKUP([.A130];[Centros.$D130:.$D578];[Centros.$C130:.$C578]); &quot;&quot;))">
            <text:p/>
          </table:table-cell>
          <table:table-cell table:style-name="ce28" table:formula="of:=IF(COUNTIF([Centros.$A130:.$A578]; [.A130]); LOOKUP([.A130];[Centros.$A130:.$A578];[Centros.$D130:.$D578]); IF(COUNTIF([Centros.$D130:.$D578]; [.A130]); [.A130]; &quot;&quot;))">
            <text:p/>
          </table:table-cell>
          <table:table-cell table:style-name="ce34" table:formula="of:=IF(COUNTIF([Centros.$A130:.$A578]; [.A130]); LOOKUP([.A130];[Centros.$A130:.$A578];[Centros.$E130:.$E578]); IF(COUNTIF([Centros.$D130:.$D578]; [.A130]); LOOKUP([.A130];[Centros.$D130:.$D578];[Centros.$E130:.$E578]); &quot;&quot;))">
            <text:p/>
          </table:table-cell>
          <table:table-cell table:style-name="ce37" table:formula="of:=IF(COUNTIF([Centros.$A130:.$A578]; [.A130]); LOOKUP([.A130];[Centros.$A130:.$A578];[Centros.$F130:.$F578]); IF(COUNTIF([Centros.$D130:.$D578]; [.A130]); LOOKUP([.A130];[Centros.$D130:.$D578];[Centros.$F130:.$F57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31]; ROW([.A131]) - 1; &quot;&quot;)">
            <text:p/>
          </table:table-cell>
          <table:table-cell table:style-name="ce29" table:formula="of:=IF(COUNTIF([Centros.$A131:.$A579]; [.A131]); [.A131]; &quot;&quot;)">
            <text:p/>
          </table:table-cell>
          <table:table-cell table:style-name="ce32" table:formula="of:=IF(COUNTIF([Centros.$A131:.$A579]; [.A131]); LOOKUP([.A131];[Centros.$A131:.$A579];[Centros.B131:.B579]); &quot;&quot;)">
            <text:p/>
          </table:table-cell>
          <table:table-cell table:style-name="ce32" table:formula="of:=IF(COUNTIF([Centros.$A131:.$A579]; [.A131]); LOOKUP([.A131];[Centros.$A131:.$A579];[Centros.$C131:.$C579]); IF(COUNTIF([Centros.$D131:.$D579]; [.A131]); LOOKUP([.A131];[Centros.$D131:.$D579];[Centros.$C131:.$C579]); &quot;&quot;))">
            <text:p/>
          </table:table-cell>
          <table:table-cell table:style-name="ce29" table:formula="of:=IF(COUNTIF([Centros.$A131:.$A579]; [.A131]); LOOKUP([.A131];[Centros.$A131:.$A579];[Centros.$D131:.$D579]); IF(COUNTIF([Centros.$D131:.$D579]; [.A131]); [.A131]; &quot;&quot;))">
            <text:p/>
          </table:table-cell>
          <table:table-cell table:style-name="ce35" table:formula="of:=IF(COUNTIF([Centros.$A131:.$A579]; [.A131]); LOOKUP([.A131];[Centros.$A131:.$A579];[Centros.$E131:.$E579]); IF(COUNTIF([Centros.$D131:.$D579]; [.A131]); LOOKUP([.A131];[Centros.$D131:.$D579];[Centros.$E131:.$E579]); &quot;&quot;))">
            <text:p/>
          </table:table-cell>
          <table:table-cell table:style-name="ce38" table:formula="of:=IF(COUNTIF([Centros.$A131:.$A579]; [.A131]); LOOKUP([.A131];[Centros.$A131:.$A579];[Centros.$F131:.$F579]); IF(COUNTIF([Centros.$D131:.$D579]; [.A131]); LOOKUP([.A131];[Centros.$D131:.$D579];[Centros.$F131:.$F57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32]; ROW([.A132]) - 1; &quot;&quot;)">
            <text:p/>
          </table:table-cell>
          <table:table-cell table:style-name="ce28" table:formula="of:=IF(COUNTIF([Centros.$A132:.$A580]; [.A132]); [.A132]; &quot;&quot;)">
            <text:p/>
          </table:table-cell>
          <table:table-cell table:style-name="ce31" table:formula="of:=IF(COUNTIF([Centros.$A132:.$A580]; [.A132]); LOOKUP([.A132];[Centros.$A132:.$A580];[Centros.B132:.B580]); &quot;&quot;)">
            <text:p/>
          </table:table-cell>
          <table:table-cell table:style-name="ce31" table:formula="of:=IF(COUNTIF([Centros.$A132:.$A580]; [.A132]); LOOKUP([.A132];[Centros.$A132:.$A580];[Centros.$C132:.$C580]); IF(COUNTIF([Centros.$D132:.$D580]; [.A132]); LOOKUP([.A132];[Centros.$D132:.$D580];[Centros.$C132:.$C580]); &quot;&quot;))">
            <text:p/>
          </table:table-cell>
          <table:table-cell table:style-name="ce28" table:formula="of:=IF(COUNTIF([Centros.$A132:.$A580]; [.A132]); LOOKUP([.A132];[Centros.$A132:.$A580];[Centros.$D132:.$D580]); IF(COUNTIF([Centros.$D132:.$D580]; [.A132]); [.A132]; &quot;&quot;))">
            <text:p/>
          </table:table-cell>
          <table:table-cell table:style-name="ce34" table:formula="of:=IF(COUNTIF([Centros.$A132:.$A580]; [.A132]); LOOKUP([.A132];[Centros.$A132:.$A580];[Centros.$E132:.$E580]); IF(COUNTIF([Centros.$D132:.$D580]; [.A132]); LOOKUP([.A132];[Centros.$D132:.$D580];[Centros.$E132:.$E580]); &quot;&quot;))">
            <text:p/>
          </table:table-cell>
          <table:table-cell table:style-name="ce37" table:formula="of:=IF(COUNTIF([Centros.$A132:.$A580]; [.A132]); LOOKUP([.A132];[Centros.$A132:.$A580];[Centros.$F132:.$F580]); IF(COUNTIF([Centros.$D132:.$D580]; [.A132]); LOOKUP([.A132];[Centros.$D132:.$D580];[Centros.$F132:.$F58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33]; ROW([.A133]) - 1; &quot;&quot;)">
            <text:p/>
          </table:table-cell>
          <table:table-cell table:style-name="ce29" table:formula="of:=IF(COUNTIF([Centros.$A133:.$A581]; [.A133]); [.A133]; &quot;&quot;)">
            <text:p/>
          </table:table-cell>
          <table:table-cell table:style-name="ce32" table:formula="of:=IF(COUNTIF([Centros.$A133:.$A581]; [.A133]); LOOKUP([.A133];[Centros.$A133:.$A581];[Centros.B133:.B581]); &quot;&quot;)">
            <text:p/>
          </table:table-cell>
          <table:table-cell table:style-name="ce32" table:formula="of:=IF(COUNTIF([Centros.$A133:.$A581]; [.A133]); LOOKUP([.A133];[Centros.$A133:.$A581];[Centros.$C133:.$C581]); IF(COUNTIF([Centros.$D133:.$D581]; [.A133]); LOOKUP([.A133];[Centros.$D133:.$D581];[Centros.$C133:.$C581]); &quot;&quot;))">
            <text:p/>
          </table:table-cell>
          <table:table-cell table:style-name="ce29" table:formula="of:=IF(COUNTIF([Centros.$A133:.$A581]; [.A133]); LOOKUP([.A133];[Centros.$A133:.$A581];[Centros.$D133:.$D581]); IF(COUNTIF([Centros.$D133:.$D581]; [.A133]); [.A133]; &quot;&quot;))">
            <text:p/>
          </table:table-cell>
          <table:table-cell table:style-name="ce35" table:formula="of:=IF(COUNTIF([Centros.$A133:.$A581]; [.A133]); LOOKUP([.A133];[Centros.$A133:.$A581];[Centros.$E133:.$E581]); IF(COUNTIF([Centros.$D133:.$D581]; [.A133]); LOOKUP([.A133];[Centros.$D133:.$D581];[Centros.$E133:.$E581]); &quot;&quot;))">
            <text:p/>
          </table:table-cell>
          <table:table-cell table:style-name="ce38" table:formula="of:=IF(COUNTIF([Centros.$A133:.$A581]; [.A133]); LOOKUP([.A133];[Centros.$A133:.$A581];[Centros.$F133:.$F581]); IF(COUNTIF([Centros.$D133:.$D581]; [.A133]); LOOKUP([.A133];[Centros.$D133:.$D581];[Centros.$F133:.$F58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34]; ROW([.A134]) - 1; &quot;&quot;)">
            <text:p/>
          </table:table-cell>
          <table:table-cell table:style-name="ce28" table:formula="of:=IF(COUNTIF([Centros.$A134:.$A582]; [.A134]); [.A134]; &quot;&quot;)">
            <text:p/>
          </table:table-cell>
          <table:table-cell table:style-name="ce31" table:formula="of:=IF(COUNTIF([Centros.$A134:.$A582]; [.A134]); LOOKUP([.A134];[Centros.$A134:.$A582];[Centros.B134:.B582]); &quot;&quot;)">
            <text:p/>
          </table:table-cell>
          <table:table-cell table:style-name="ce31" table:formula="of:=IF(COUNTIF([Centros.$A134:.$A582]; [.A134]); LOOKUP([.A134];[Centros.$A134:.$A582];[Centros.$C134:.$C582]); IF(COUNTIF([Centros.$D134:.$D582]; [.A134]); LOOKUP([.A134];[Centros.$D134:.$D582];[Centros.$C134:.$C582]); &quot;&quot;))">
            <text:p/>
          </table:table-cell>
          <table:table-cell table:style-name="ce28" table:formula="of:=IF(COUNTIF([Centros.$A134:.$A582]; [.A134]); LOOKUP([.A134];[Centros.$A134:.$A582];[Centros.$D134:.$D582]); IF(COUNTIF([Centros.$D134:.$D582]; [.A134]); [.A134]; &quot;&quot;))">
            <text:p/>
          </table:table-cell>
          <table:table-cell table:style-name="ce34" table:formula="of:=IF(COUNTIF([Centros.$A134:.$A582]; [.A134]); LOOKUP([.A134];[Centros.$A134:.$A582];[Centros.$E134:.$E582]); IF(COUNTIF([Centros.$D134:.$D582]; [.A134]); LOOKUP([.A134];[Centros.$D134:.$D582];[Centros.$E134:.$E582]); &quot;&quot;))">
            <text:p/>
          </table:table-cell>
          <table:table-cell table:style-name="ce37" table:formula="of:=IF(COUNTIF([Centros.$A134:.$A582]; [.A134]); LOOKUP([.A134];[Centros.$A134:.$A582];[Centros.$F134:.$F582]); IF(COUNTIF([Centros.$D134:.$D582]; [.A134]); LOOKUP([.A134];[Centros.$D134:.$D582];[Centros.$F134:.$F58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35]; ROW([.A135]) - 1; &quot;&quot;)">
            <text:p/>
          </table:table-cell>
          <table:table-cell table:style-name="ce29" table:formula="of:=IF(COUNTIF([Centros.$A135:.$A583]; [.A135]); [.A135]; &quot;&quot;)">
            <text:p/>
          </table:table-cell>
          <table:table-cell table:style-name="ce32" table:formula="of:=IF(COUNTIF([Centros.$A135:.$A583]; [.A135]); LOOKUP([.A135];[Centros.$A135:.$A583];[Centros.B135:.B583]); &quot;&quot;)">
            <text:p/>
          </table:table-cell>
          <table:table-cell table:style-name="ce32" table:formula="of:=IF(COUNTIF([Centros.$A135:.$A583]; [.A135]); LOOKUP([.A135];[Centros.$A135:.$A583];[Centros.$C135:.$C583]); IF(COUNTIF([Centros.$D135:.$D583]; [.A135]); LOOKUP([.A135];[Centros.$D135:.$D583];[Centros.$C135:.$C583]); &quot;&quot;))">
            <text:p/>
          </table:table-cell>
          <table:table-cell table:style-name="ce29" table:formula="of:=IF(COUNTIF([Centros.$A135:.$A583]; [.A135]); LOOKUP([.A135];[Centros.$A135:.$A583];[Centros.$D135:.$D583]); IF(COUNTIF([Centros.$D135:.$D583]; [.A135]); [.A135]; &quot;&quot;))">
            <text:p/>
          </table:table-cell>
          <table:table-cell table:style-name="ce35" table:formula="of:=IF(COUNTIF([Centros.$A135:.$A583]; [.A135]); LOOKUP([.A135];[Centros.$A135:.$A583];[Centros.$E135:.$E583]); IF(COUNTIF([Centros.$D135:.$D583]; [.A135]); LOOKUP([.A135];[Centros.$D135:.$D583];[Centros.$E135:.$E583]); &quot;&quot;))">
            <text:p/>
          </table:table-cell>
          <table:table-cell table:style-name="ce38" table:formula="of:=IF(COUNTIF([Centros.$A135:.$A583]; [.A135]); LOOKUP([.A135];[Centros.$A135:.$A583];[Centros.$F135:.$F583]); IF(COUNTIF([Centros.$D135:.$D583]; [.A135]); LOOKUP([.A135];[Centros.$D135:.$D583];[Centros.$F135:.$F58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36]; ROW([.A136]) - 1; &quot;&quot;)">
            <text:p/>
          </table:table-cell>
          <table:table-cell table:style-name="ce28" table:formula="of:=IF(COUNTIF([Centros.$A136:.$A584]; [.A136]); [.A136]; &quot;&quot;)">
            <text:p/>
          </table:table-cell>
          <table:table-cell table:style-name="ce31" table:formula="of:=IF(COUNTIF([Centros.$A136:.$A584]; [.A136]); LOOKUP([.A136];[Centros.$A136:.$A584];[Centros.B136:.B584]); &quot;&quot;)">
            <text:p/>
          </table:table-cell>
          <table:table-cell table:style-name="ce31" table:formula="of:=IF(COUNTIF([Centros.$A136:.$A584]; [.A136]); LOOKUP([.A136];[Centros.$A136:.$A584];[Centros.$C136:.$C584]); IF(COUNTIF([Centros.$D136:.$D584]; [.A136]); LOOKUP([.A136];[Centros.$D136:.$D584];[Centros.$C136:.$C584]); &quot;&quot;))">
            <text:p/>
          </table:table-cell>
          <table:table-cell table:style-name="ce28" table:formula="of:=IF(COUNTIF([Centros.$A136:.$A584]; [.A136]); LOOKUP([.A136];[Centros.$A136:.$A584];[Centros.$D136:.$D584]); IF(COUNTIF([Centros.$D136:.$D584]; [.A136]); [.A136]; &quot;&quot;))">
            <text:p/>
          </table:table-cell>
          <table:table-cell table:style-name="ce34" table:formula="of:=IF(COUNTIF([Centros.$A136:.$A584]; [.A136]); LOOKUP([.A136];[Centros.$A136:.$A584];[Centros.$E136:.$E584]); IF(COUNTIF([Centros.$D136:.$D584]; [.A136]); LOOKUP([.A136];[Centros.$D136:.$D584];[Centros.$E136:.$E584]); &quot;&quot;))">
            <text:p/>
          </table:table-cell>
          <table:table-cell table:style-name="ce37" table:formula="of:=IF(COUNTIF([Centros.$A136:.$A584]; [.A136]); LOOKUP([.A136];[Centros.$A136:.$A584];[Centros.$F136:.$F584]); IF(COUNTIF([Centros.$D136:.$D584]; [.A136]); LOOKUP([.A136];[Centros.$D136:.$D584];[Centros.$F136:.$F58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37]; ROW([.A137]) - 1; &quot;&quot;)">
            <text:p/>
          </table:table-cell>
          <table:table-cell table:style-name="ce29" table:formula="of:=IF(COUNTIF([Centros.$A137:.$A585]; [.A137]); [.A137]; &quot;&quot;)">
            <text:p/>
          </table:table-cell>
          <table:table-cell table:style-name="ce32" table:formula="of:=IF(COUNTIF([Centros.$A137:.$A585]; [.A137]); LOOKUP([.A137];[Centros.$A137:.$A585];[Centros.B137:.B585]); &quot;&quot;)">
            <text:p/>
          </table:table-cell>
          <table:table-cell table:style-name="ce32" table:formula="of:=IF(COUNTIF([Centros.$A137:.$A585]; [.A137]); LOOKUP([.A137];[Centros.$A137:.$A585];[Centros.$C137:.$C585]); IF(COUNTIF([Centros.$D137:.$D585]; [.A137]); LOOKUP([.A137];[Centros.$D137:.$D585];[Centros.$C137:.$C585]); &quot;&quot;))">
            <text:p/>
          </table:table-cell>
          <table:table-cell table:style-name="ce29" table:formula="of:=IF(COUNTIF([Centros.$A137:.$A585]; [.A137]); LOOKUP([.A137];[Centros.$A137:.$A585];[Centros.$D137:.$D585]); IF(COUNTIF([Centros.$D137:.$D585]; [.A137]); [.A137]; &quot;&quot;))">
            <text:p/>
          </table:table-cell>
          <table:table-cell table:style-name="ce35" table:formula="of:=IF(COUNTIF([Centros.$A137:.$A585]; [.A137]); LOOKUP([.A137];[Centros.$A137:.$A585];[Centros.$E137:.$E585]); IF(COUNTIF([Centros.$D137:.$D585]; [.A137]); LOOKUP([.A137];[Centros.$D137:.$D585];[Centros.$E137:.$E585]); &quot;&quot;))">
            <text:p/>
          </table:table-cell>
          <table:table-cell table:style-name="ce38" table:formula="of:=IF(COUNTIF([Centros.$A137:.$A585]; [.A137]); LOOKUP([.A137];[Centros.$A137:.$A585];[Centros.$F137:.$F585]); IF(COUNTIF([Centros.$D137:.$D585]; [.A137]); LOOKUP([.A137];[Centros.$D137:.$D585];[Centros.$F137:.$F58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38]; ROW([.A138]) - 1; &quot;&quot;)">
            <text:p/>
          </table:table-cell>
          <table:table-cell table:style-name="ce28" table:formula="of:=IF(COUNTIF([Centros.$A138:.$A586]; [.A138]); [.A138]; &quot;&quot;)">
            <text:p/>
          </table:table-cell>
          <table:table-cell table:style-name="ce31" table:formula="of:=IF(COUNTIF([Centros.$A138:.$A586]; [.A138]); LOOKUP([.A138];[Centros.$A138:.$A586];[Centros.B138:.B586]); &quot;&quot;)">
            <text:p/>
          </table:table-cell>
          <table:table-cell table:style-name="ce31" table:formula="of:=IF(COUNTIF([Centros.$A138:.$A586]; [.A138]); LOOKUP([.A138];[Centros.$A138:.$A586];[Centros.$C138:.$C586]); IF(COUNTIF([Centros.$D138:.$D586]; [.A138]); LOOKUP([.A138];[Centros.$D138:.$D586];[Centros.$C138:.$C586]); &quot;&quot;))">
            <text:p/>
          </table:table-cell>
          <table:table-cell table:style-name="ce28" table:formula="of:=IF(COUNTIF([Centros.$A138:.$A586]; [.A138]); LOOKUP([.A138];[Centros.$A138:.$A586];[Centros.$D138:.$D586]); IF(COUNTIF([Centros.$D138:.$D586]; [.A138]); [.A138]; &quot;&quot;))">
            <text:p/>
          </table:table-cell>
          <table:table-cell table:style-name="ce34" table:formula="of:=IF(COUNTIF([Centros.$A138:.$A586]; [.A138]); LOOKUP([.A138];[Centros.$A138:.$A586];[Centros.$E138:.$E586]); IF(COUNTIF([Centros.$D138:.$D586]; [.A138]); LOOKUP([.A138];[Centros.$D138:.$D586];[Centros.$E138:.$E586]); &quot;&quot;))">
            <text:p/>
          </table:table-cell>
          <table:table-cell table:style-name="ce37" table:formula="of:=IF(COUNTIF([Centros.$A138:.$A586]; [.A138]); LOOKUP([.A138];[Centros.$A138:.$A586];[Centros.$F138:.$F586]); IF(COUNTIF([Centros.$D138:.$D586]; [.A138]); LOOKUP([.A138];[Centros.$D138:.$D586];[Centros.$F138:.$F58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39]; ROW([.A139]) - 1; &quot;&quot;)">
            <text:p/>
          </table:table-cell>
          <table:table-cell table:style-name="ce29" table:formula="of:=IF(COUNTIF([Centros.$A139:.$A587]; [.A139]); [.A139]; &quot;&quot;)">
            <text:p/>
          </table:table-cell>
          <table:table-cell table:style-name="ce32" table:formula="of:=IF(COUNTIF([Centros.$A139:.$A587]; [.A139]); LOOKUP([.A139];[Centros.$A139:.$A587];[Centros.B139:.B587]); &quot;&quot;)">
            <text:p/>
          </table:table-cell>
          <table:table-cell table:style-name="ce32" table:formula="of:=IF(COUNTIF([Centros.$A139:.$A587]; [.A139]); LOOKUP([.A139];[Centros.$A139:.$A587];[Centros.$C139:.$C587]); IF(COUNTIF([Centros.$D139:.$D587]; [.A139]); LOOKUP([.A139];[Centros.$D139:.$D587];[Centros.$C139:.$C587]); &quot;&quot;))">
            <text:p/>
          </table:table-cell>
          <table:table-cell table:style-name="ce29" table:formula="of:=IF(COUNTIF([Centros.$A139:.$A587]; [.A139]); LOOKUP([.A139];[Centros.$A139:.$A587];[Centros.$D139:.$D587]); IF(COUNTIF([Centros.$D139:.$D587]; [.A139]); [.A139]; &quot;&quot;))">
            <text:p/>
          </table:table-cell>
          <table:table-cell table:style-name="ce35" table:formula="of:=IF(COUNTIF([Centros.$A139:.$A587]; [.A139]); LOOKUP([.A139];[Centros.$A139:.$A587];[Centros.$E139:.$E587]); IF(COUNTIF([Centros.$D139:.$D587]; [.A139]); LOOKUP([.A139];[Centros.$D139:.$D587];[Centros.$E139:.$E587]); &quot;&quot;))">
            <text:p/>
          </table:table-cell>
          <table:table-cell table:style-name="ce38" table:formula="of:=IF(COUNTIF([Centros.$A139:.$A587]; [.A139]); LOOKUP([.A139];[Centros.$A139:.$A587];[Centros.$F139:.$F587]); IF(COUNTIF([Centros.$D139:.$D587]; [.A139]); LOOKUP([.A139];[Centros.$D139:.$D587];[Centros.$F139:.$F58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40]; ROW([.A140]) - 1; &quot;&quot;)">
            <text:p/>
          </table:table-cell>
          <table:table-cell table:style-name="ce28" table:formula="of:=IF(COUNTIF([Centros.$A140:.$A588]; [.A140]); [.A140]; &quot;&quot;)">
            <text:p/>
          </table:table-cell>
          <table:table-cell table:style-name="ce31" table:formula="of:=IF(COUNTIF([Centros.$A140:.$A588]; [.A140]); LOOKUP([.A140];[Centros.$A140:.$A588];[Centros.B140:.B588]); &quot;&quot;)">
            <text:p/>
          </table:table-cell>
          <table:table-cell table:style-name="ce31" table:formula="of:=IF(COUNTIF([Centros.$A140:.$A588]; [.A140]); LOOKUP([.A140];[Centros.$A140:.$A588];[Centros.$C140:.$C588]); IF(COUNTIF([Centros.$D140:.$D588]; [.A140]); LOOKUP([.A140];[Centros.$D140:.$D588];[Centros.$C140:.$C588]); &quot;&quot;))">
            <text:p/>
          </table:table-cell>
          <table:table-cell table:style-name="ce28" table:formula="of:=IF(COUNTIF([Centros.$A140:.$A588]; [.A140]); LOOKUP([.A140];[Centros.$A140:.$A588];[Centros.$D140:.$D588]); IF(COUNTIF([Centros.$D140:.$D588]; [.A140]); [.A140]; &quot;&quot;))">
            <text:p/>
          </table:table-cell>
          <table:table-cell table:style-name="ce34" table:formula="of:=IF(COUNTIF([Centros.$A140:.$A588]; [.A140]); LOOKUP([.A140];[Centros.$A140:.$A588];[Centros.$E140:.$E588]); IF(COUNTIF([Centros.$D140:.$D588]; [.A140]); LOOKUP([.A140];[Centros.$D140:.$D588];[Centros.$E140:.$E588]); &quot;&quot;))">
            <text:p/>
          </table:table-cell>
          <table:table-cell table:style-name="ce37" table:formula="of:=IF(COUNTIF([Centros.$A140:.$A588]; [.A140]); LOOKUP([.A140];[Centros.$A140:.$A588];[Centros.$F140:.$F588]); IF(COUNTIF([Centros.$D140:.$D588]; [.A140]); LOOKUP([.A140];[Centros.$D140:.$D588];[Centros.$F140:.$F58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41]; ROW([.A141]) - 1; &quot;&quot;)">
            <text:p/>
          </table:table-cell>
          <table:table-cell table:style-name="ce29" table:formula="of:=IF(COUNTIF([Centros.$A141:.$A589]; [.A141]); [.A141]; &quot;&quot;)">
            <text:p/>
          </table:table-cell>
          <table:table-cell table:style-name="ce32" table:formula="of:=IF(COUNTIF([Centros.$A141:.$A589]; [.A141]); LOOKUP([.A141];[Centros.$A141:.$A589];[Centros.B141:.B589]); &quot;&quot;)">
            <text:p/>
          </table:table-cell>
          <table:table-cell table:style-name="ce32" table:formula="of:=IF(COUNTIF([Centros.$A141:.$A589]; [.A141]); LOOKUP([.A141];[Centros.$A141:.$A589];[Centros.$C141:.$C589]); IF(COUNTIF([Centros.$D141:.$D589]; [.A141]); LOOKUP([.A141];[Centros.$D141:.$D589];[Centros.$C141:.$C589]); &quot;&quot;))">
            <text:p/>
          </table:table-cell>
          <table:table-cell table:style-name="ce29" table:formula="of:=IF(COUNTIF([Centros.$A141:.$A589]; [.A141]); LOOKUP([.A141];[Centros.$A141:.$A589];[Centros.$D141:.$D589]); IF(COUNTIF([Centros.$D141:.$D589]; [.A141]); [.A141]; &quot;&quot;))">
            <text:p/>
          </table:table-cell>
          <table:table-cell table:style-name="ce35" table:formula="of:=IF(COUNTIF([Centros.$A141:.$A589]; [.A141]); LOOKUP([.A141];[Centros.$A141:.$A589];[Centros.$E141:.$E589]); IF(COUNTIF([Centros.$D141:.$D589]; [.A141]); LOOKUP([.A141];[Centros.$D141:.$D589];[Centros.$E141:.$E589]); &quot;&quot;))">
            <text:p/>
          </table:table-cell>
          <table:table-cell table:style-name="ce38" table:formula="of:=IF(COUNTIF([Centros.$A141:.$A589]; [.A141]); LOOKUP([.A141];[Centros.$A141:.$A589];[Centros.$F141:.$F589]); IF(COUNTIF([Centros.$D141:.$D589]; [.A141]); LOOKUP([.A141];[Centros.$D141:.$D589];[Centros.$F141:.$F58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42]; ROW([.A142]) - 1; &quot;&quot;)">
            <text:p/>
          </table:table-cell>
          <table:table-cell table:style-name="ce28" table:formula="of:=IF(COUNTIF([Centros.$A142:.$A590]; [.A142]); [.A142]; &quot;&quot;)">
            <text:p/>
          </table:table-cell>
          <table:table-cell table:style-name="ce31" table:formula="of:=IF(COUNTIF([Centros.$A142:.$A590]; [.A142]); LOOKUP([.A142];[Centros.$A142:.$A590];[Centros.B142:.B590]); &quot;&quot;)">
            <text:p/>
          </table:table-cell>
          <table:table-cell table:style-name="ce31" table:formula="of:=IF(COUNTIF([Centros.$A142:.$A590]; [.A142]); LOOKUP([.A142];[Centros.$A142:.$A590];[Centros.$C142:.$C590]); IF(COUNTIF([Centros.$D142:.$D590]; [.A142]); LOOKUP([.A142];[Centros.$D142:.$D590];[Centros.$C142:.$C590]); &quot;&quot;))">
            <text:p/>
          </table:table-cell>
          <table:table-cell table:style-name="ce28" table:formula="of:=IF(COUNTIF([Centros.$A142:.$A590]; [.A142]); LOOKUP([.A142];[Centros.$A142:.$A590];[Centros.$D142:.$D590]); IF(COUNTIF([Centros.$D142:.$D590]; [.A142]); [.A142]; &quot;&quot;))">
            <text:p/>
          </table:table-cell>
          <table:table-cell table:style-name="ce34" table:formula="of:=IF(COUNTIF([Centros.$A142:.$A590]; [.A142]); LOOKUP([.A142];[Centros.$A142:.$A590];[Centros.$E142:.$E590]); IF(COUNTIF([Centros.$D142:.$D590]; [.A142]); LOOKUP([.A142];[Centros.$D142:.$D590];[Centros.$E142:.$E590]); &quot;&quot;))">
            <text:p/>
          </table:table-cell>
          <table:table-cell table:style-name="ce37" table:formula="of:=IF(COUNTIF([Centros.$A142:.$A590]; [.A142]); LOOKUP([.A142];[Centros.$A142:.$A590];[Centros.$F142:.$F590]); IF(COUNTIF([Centros.$D142:.$D590]; [.A142]); LOOKUP([.A142];[Centros.$D142:.$D590];[Centros.$F142:.$F59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43]; ROW([.A143]) - 1; &quot;&quot;)">
            <text:p/>
          </table:table-cell>
          <table:table-cell table:style-name="ce29" table:formula="of:=IF(COUNTIF([Centros.$A143:.$A591]; [.A143]); [.A143]; &quot;&quot;)">
            <text:p/>
          </table:table-cell>
          <table:table-cell table:style-name="ce32" table:formula="of:=IF(COUNTIF([Centros.$A143:.$A591]; [.A143]); LOOKUP([.A143];[Centros.$A143:.$A591];[Centros.B143:.B591]); &quot;&quot;)">
            <text:p/>
          </table:table-cell>
          <table:table-cell table:style-name="ce32" table:formula="of:=IF(COUNTIF([Centros.$A143:.$A591]; [.A143]); LOOKUP([.A143];[Centros.$A143:.$A591];[Centros.$C143:.$C591]); IF(COUNTIF([Centros.$D143:.$D591]; [.A143]); LOOKUP([.A143];[Centros.$D143:.$D591];[Centros.$C143:.$C591]); &quot;&quot;))">
            <text:p/>
          </table:table-cell>
          <table:table-cell table:style-name="ce29" table:formula="of:=IF(COUNTIF([Centros.$A143:.$A591]; [.A143]); LOOKUP([.A143];[Centros.$A143:.$A591];[Centros.$D143:.$D591]); IF(COUNTIF([Centros.$D143:.$D591]; [.A143]); [.A143]; &quot;&quot;))">
            <text:p/>
          </table:table-cell>
          <table:table-cell table:style-name="ce35" table:formula="of:=IF(COUNTIF([Centros.$A143:.$A591]; [.A143]); LOOKUP([.A143];[Centros.$A143:.$A591];[Centros.$E143:.$E591]); IF(COUNTIF([Centros.$D143:.$D591]; [.A143]); LOOKUP([.A143];[Centros.$D143:.$D591];[Centros.$E143:.$E591]); &quot;&quot;))">
            <text:p/>
          </table:table-cell>
          <table:table-cell table:style-name="ce38" table:formula="of:=IF(COUNTIF([Centros.$A143:.$A591]; [.A143]); LOOKUP([.A143];[Centros.$A143:.$A591];[Centros.$F143:.$F591]); IF(COUNTIF([Centros.$D143:.$D591]; [.A143]); LOOKUP([.A143];[Centros.$D143:.$D591];[Centros.$F143:.$F59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44]; ROW([.A144]) - 1; &quot;&quot;)">
            <text:p/>
          </table:table-cell>
          <table:table-cell table:style-name="ce28" table:formula="of:=IF(COUNTIF([Centros.$A144:.$A592]; [.A144]); [.A144]; &quot;&quot;)">
            <text:p/>
          </table:table-cell>
          <table:table-cell table:style-name="ce31" table:formula="of:=IF(COUNTIF([Centros.$A144:.$A592]; [.A144]); LOOKUP([.A144];[Centros.$A144:.$A592];[Centros.B144:.B592]); &quot;&quot;)">
            <text:p/>
          </table:table-cell>
          <table:table-cell table:style-name="ce31" table:formula="of:=IF(COUNTIF([Centros.$A144:.$A592]; [.A144]); LOOKUP([.A144];[Centros.$A144:.$A592];[Centros.$C144:.$C592]); IF(COUNTIF([Centros.$D144:.$D592]; [.A144]); LOOKUP([.A144];[Centros.$D144:.$D592];[Centros.$C144:.$C592]); &quot;&quot;))">
            <text:p/>
          </table:table-cell>
          <table:table-cell table:style-name="ce28" table:formula="of:=IF(COUNTIF([Centros.$A144:.$A592]; [.A144]); LOOKUP([.A144];[Centros.$A144:.$A592];[Centros.$D144:.$D592]); IF(COUNTIF([Centros.$D144:.$D592]; [.A144]); [.A144]; &quot;&quot;))">
            <text:p/>
          </table:table-cell>
          <table:table-cell table:style-name="ce34" table:formula="of:=IF(COUNTIF([Centros.$A144:.$A592]; [.A144]); LOOKUP([.A144];[Centros.$A144:.$A592];[Centros.$E144:.$E592]); IF(COUNTIF([Centros.$D144:.$D592]; [.A144]); LOOKUP([.A144];[Centros.$D144:.$D592];[Centros.$E144:.$E592]); &quot;&quot;))">
            <text:p/>
          </table:table-cell>
          <table:table-cell table:style-name="ce37" table:formula="of:=IF(COUNTIF([Centros.$A144:.$A592]; [.A144]); LOOKUP([.A144];[Centros.$A144:.$A592];[Centros.$F144:.$F592]); IF(COUNTIF([Centros.$D144:.$D592]; [.A144]); LOOKUP([.A144];[Centros.$D144:.$D592];[Centros.$F144:.$F59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45]; ROW([.A145]) - 1; &quot;&quot;)">
            <text:p/>
          </table:table-cell>
          <table:table-cell table:style-name="ce29" table:formula="of:=IF(COUNTIF([Centros.$A145:.$A593]; [.A145]); [.A145]; &quot;&quot;)">
            <text:p/>
          </table:table-cell>
          <table:table-cell table:style-name="ce32" table:formula="of:=IF(COUNTIF([Centros.$A145:.$A593]; [.A145]); LOOKUP([.A145];[Centros.$A145:.$A593];[Centros.B145:.B593]); &quot;&quot;)">
            <text:p/>
          </table:table-cell>
          <table:table-cell table:style-name="ce32" table:formula="of:=IF(COUNTIF([Centros.$A145:.$A593]; [.A145]); LOOKUP([.A145];[Centros.$A145:.$A593];[Centros.$C145:.$C593]); IF(COUNTIF([Centros.$D145:.$D593]; [.A145]); LOOKUP([.A145];[Centros.$D145:.$D593];[Centros.$C145:.$C593]); &quot;&quot;))">
            <text:p/>
          </table:table-cell>
          <table:table-cell table:style-name="ce29" table:formula="of:=IF(COUNTIF([Centros.$A145:.$A593]; [.A145]); LOOKUP([.A145];[Centros.$A145:.$A593];[Centros.$D145:.$D593]); IF(COUNTIF([Centros.$D145:.$D593]; [.A145]); [.A145]; &quot;&quot;))">
            <text:p/>
          </table:table-cell>
          <table:table-cell table:style-name="ce35" table:formula="of:=IF(COUNTIF([Centros.$A145:.$A593]; [.A145]); LOOKUP([.A145];[Centros.$A145:.$A593];[Centros.$E145:.$E593]); IF(COUNTIF([Centros.$D145:.$D593]; [.A145]); LOOKUP([.A145];[Centros.$D145:.$D593];[Centros.$E145:.$E593]); &quot;&quot;))">
            <text:p/>
          </table:table-cell>
          <table:table-cell table:style-name="ce38" table:formula="of:=IF(COUNTIF([Centros.$A145:.$A593]; [.A145]); LOOKUP([.A145];[Centros.$A145:.$A593];[Centros.$F145:.$F593]); IF(COUNTIF([Centros.$D145:.$D593]; [.A145]); LOOKUP([.A145];[Centros.$D145:.$D593];[Centros.$F145:.$F59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46]; ROW([.A146]) - 1; &quot;&quot;)">
            <text:p/>
          </table:table-cell>
          <table:table-cell table:style-name="ce28" table:formula="of:=IF(COUNTIF([Centros.$A146:.$A594]; [.A146]); [.A146]; &quot;&quot;)">
            <text:p/>
          </table:table-cell>
          <table:table-cell table:style-name="ce31" table:formula="of:=IF(COUNTIF([Centros.$A146:.$A594]; [.A146]); LOOKUP([.A146];[Centros.$A146:.$A594];[Centros.B146:.B594]); &quot;&quot;)">
            <text:p/>
          </table:table-cell>
          <table:table-cell table:style-name="ce31" table:formula="of:=IF(COUNTIF([Centros.$A146:.$A594]; [.A146]); LOOKUP([.A146];[Centros.$A146:.$A594];[Centros.$C146:.$C594]); IF(COUNTIF([Centros.$D146:.$D594]; [.A146]); LOOKUP([.A146];[Centros.$D146:.$D594];[Centros.$C146:.$C594]); &quot;&quot;))">
            <text:p/>
          </table:table-cell>
          <table:table-cell table:style-name="ce28" table:formula="of:=IF(COUNTIF([Centros.$A146:.$A594]; [.A146]); LOOKUP([.A146];[Centros.$A146:.$A594];[Centros.$D146:.$D594]); IF(COUNTIF([Centros.$D146:.$D594]; [.A146]); [.A146]; &quot;&quot;))">
            <text:p/>
          </table:table-cell>
          <table:table-cell table:style-name="ce34" table:formula="of:=IF(COUNTIF([Centros.$A146:.$A594]; [.A146]); LOOKUP([.A146];[Centros.$A146:.$A594];[Centros.$E146:.$E594]); IF(COUNTIF([Centros.$D146:.$D594]; [.A146]); LOOKUP([.A146];[Centros.$D146:.$D594];[Centros.$E146:.$E594]); &quot;&quot;))">
            <text:p/>
          </table:table-cell>
          <table:table-cell table:style-name="ce37" table:formula="of:=IF(COUNTIF([Centros.$A146:.$A594]; [.A146]); LOOKUP([.A146];[Centros.$A146:.$A594];[Centros.$F146:.$F594]); IF(COUNTIF([Centros.$D146:.$D594]; [.A146]); LOOKUP([.A146];[Centros.$D146:.$D594];[Centros.$F146:.$F59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47]; ROW([.A147]) - 1; &quot;&quot;)">
            <text:p/>
          </table:table-cell>
          <table:table-cell table:style-name="ce29" table:formula="of:=IF(COUNTIF([Centros.$A147:.$A595]; [.A147]); [.A147]; &quot;&quot;)">
            <text:p/>
          </table:table-cell>
          <table:table-cell table:style-name="ce32" table:formula="of:=IF(COUNTIF([Centros.$A147:.$A595]; [.A147]); LOOKUP([.A147];[Centros.$A147:.$A595];[Centros.B147:.B595]); &quot;&quot;)">
            <text:p/>
          </table:table-cell>
          <table:table-cell table:style-name="ce32" table:formula="of:=IF(COUNTIF([Centros.$A147:.$A595]; [.A147]); LOOKUP([.A147];[Centros.$A147:.$A595];[Centros.$C147:.$C595]); IF(COUNTIF([Centros.$D147:.$D595]; [.A147]); LOOKUP([.A147];[Centros.$D147:.$D595];[Centros.$C147:.$C595]); &quot;&quot;))">
            <text:p/>
          </table:table-cell>
          <table:table-cell table:style-name="ce29" table:formula="of:=IF(COUNTIF([Centros.$A147:.$A595]; [.A147]); LOOKUP([.A147];[Centros.$A147:.$A595];[Centros.$D147:.$D595]); IF(COUNTIF([Centros.$D147:.$D595]; [.A147]); [.A147]; &quot;&quot;))">
            <text:p/>
          </table:table-cell>
          <table:table-cell table:style-name="ce35" table:formula="of:=IF(COUNTIF([Centros.$A147:.$A595]; [.A147]); LOOKUP([.A147];[Centros.$A147:.$A595];[Centros.$E147:.$E595]); IF(COUNTIF([Centros.$D147:.$D595]; [.A147]); LOOKUP([.A147];[Centros.$D147:.$D595];[Centros.$E147:.$E595]); &quot;&quot;))">
            <text:p/>
          </table:table-cell>
          <table:table-cell table:style-name="ce38" table:formula="of:=IF(COUNTIF([Centros.$A147:.$A595]; [.A147]); LOOKUP([.A147];[Centros.$A147:.$A595];[Centros.$F147:.$F595]); IF(COUNTIF([Centros.$D147:.$D595]; [.A147]); LOOKUP([.A147];[Centros.$D147:.$D595];[Centros.$F147:.$F59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48]; ROW([.A148]) - 1; &quot;&quot;)">
            <text:p/>
          </table:table-cell>
          <table:table-cell table:style-name="ce28" table:formula="of:=IF(COUNTIF([Centros.$A148:.$A596]; [.A148]); [.A148]; &quot;&quot;)">
            <text:p/>
          </table:table-cell>
          <table:table-cell table:style-name="ce31" table:formula="of:=IF(COUNTIF([Centros.$A148:.$A596]; [.A148]); LOOKUP([.A148];[Centros.$A148:.$A596];[Centros.B148:.B596]); &quot;&quot;)">
            <text:p/>
          </table:table-cell>
          <table:table-cell table:style-name="ce31" table:formula="of:=IF(COUNTIF([Centros.$A148:.$A596]; [.A148]); LOOKUP([.A148];[Centros.$A148:.$A596];[Centros.$C148:.$C596]); IF(COUNTIF([Centros.$D148:.$D596]; [.A148]); LOOKUP([.A148];[Centros.$D148:.$D596];[Centros.$C148:.$C596]); &quot;&quot;))">
            <text:p/>
          </table:table-cell>
          <table:table-cell table:style-name="ce28" table:formula="of:=IF(COUNTIF([Centros.$A148:.$A596]; [.A148]); LOOKUP([.A148];[Centros.$A148:.$A596];[Centros.$D148:.$D596]); IF(COUNTIF([Centros.$D148:.$D596]; [.A148]); [.A148]; &quot;&quot;))">
            <text:p/>
          </table:table-cell>
          <table:table-cell table:style-name="ce34" table:formula="of:=IF(COUNTIF([Centros.$A148:.$A596]; [.A148]); LOOKUP([.A148];[Centros.$A148:.$A596];[Centros.$E148:.$E596]); IF(COUNTIF([Centros.$D148:.$D596]; [.A148]); LOOKUP([.A148];[Centros.$D148:.$D596];[Centros.$E148:.$E596]); &quot;&quot;))">
            <text:p/>
          </table:table-cell>
          <table:table-cell table:style-name="ce37" table:formula="of:=IF(COUNTIF([Centros.$A148:.$A596]; [.A148]); LOOKUP([.A148];[Centros.$A148:.$A596];[Centros.$F148:.$F596]); IF(COUNTIF([Centros.$D148:.$D596]; [.A148]); LOOKUP([.A148];[Centros.$D148:.$D596];[Centros.$F148:.$F59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49]; ROW([.A149]) - 1; &quot;&quot;)">
            <text:p/>
          </table:table-cell>
          <table:table-cell table:style-name="ce29" table:formula="of:=IF(COUNTIF([Centros.$A149:.$A597]; [.A149]); [.A149]; &quot;&quot;)">
            <text:p/>
          </table:table-cell>
          <table:table-cell table:style-name="ce32" table:formula="of:=IF(COUNTIF([Centros.$A149:.$A597]; [.A149]); LOOKUP([.A149];[Centros.$A149:.$A597];[Centros.B149:.B597]); &quot;&quot;)">
            <text:p/>
          </table:table-cell>
          <table:table-cell table:style-name="ce32" table:formula="of:=IF(COUNTIF([Centros.$A149:.$A597]; [.A149]); LOOKUP([.A149];[Centros.$A149:.$A597];[Centros.$C149:.$C597]); IF(COUNTIF([Centros.$D149:.$D597]; [.A149]); LOOKUP([.A149];[Centros.$D149:.$D597];[Centros.$C149:.$C597]); &quot;&quot;))">
            <text:p/>
          </table:table-cell>
          <table:table-cell table:style-name="ce29" table:formula="of:=IF(COUNTIF([Centros.$A149:.$A597]; [.A149]); LOOKUP([.A149];[Centros.$A149:.$A597];[Centros.$D149:.$D597]); IF(COUNTIF([Centros.$D149:.$D597]; [.A149]); [.A149]; &quot;&quot;))">
            <text:p/>
          </table:table-cell>
          <table:table-cell table:style-name="ce35" table:formula="of:=IF(COUNTIF([Centros.$A149:.$A597]; [.A149]); LOOKUP([.A149];[Centros.$A149:.$A597];[Centros.$E149:.$E597]); IF(COUNTIF([Centros.$D149:.$D597]; [.A149]); LOOKUP([.A149];[Centros.$D149:.$D597];[Centros.$E149:.$E597]); &quot;&quot;))">
            <text:p/>
          </table:table-cell>
          <table:table-cell table:style-name="ce38" table:formula="of:=IF(COUNTIF([Centros.$A149:.$A597]; [.A149]); LOOKUP([.A149];[Centros.$A149:.$A597];[Centros.$F149:.$F597]); IF(COUNTIF([Centros.$D149:.$D597]; [.A149]); LOOKUP([.A149];[Centros.$D149:.$D597];[Centros.$F149:.$F59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50]; ROW([.A150]) - 1; &quot;&quot;)">
            <text:p/>
          </table:table-cell>
          <table:table-cell table:style-name="ce28" table:formula="of:=IF(COUNTIF([Centros.$A150:.$A598]; [.A150]); [.A150]; &quot;&quot;)">
            <text:p/>
          </table:table-cell>
          <table:table-cell table:style-name="ce31" table:formula="of:=IF(COUNTIF([Centros.$A150:.$A598]; [.A150]); LOOKUP([.A150];[Centros.$A150:.$A598];[Centros.B150:.B598]); &quot;&quot;)">
            <text:p/>
          </table:table-cell>
          <table:table-cell table:style-name="ce31" table:formula="of:=IF(COUNTIF([Centros.$A150:.$A598]; [.A150]); LOOKUP([.A150];[Centros.$A150:.$A598];[Centros.$C150:.$C598]); IF(COUNTIF([Centros.$D150:.$D598]; [.A150]); LOOKUP([.A150];[Centros.$D150:.$D598];[Centros.$C150:.$C598]); &quot;&quot;))">
            <text:p/>
          </table:table-cell>
          <table:table-cell table:style-name="ce28" table:formula="of:=IF(COUNTIF([Centros.$A150:.$A598]; [.A150]); LOOKUP([.A150];[Centros.$A150:.$A598];[Centros.$D150:.$D598]); IF(COUNTIF([Centros.$D150:.$D598]; [.A150]); [.A150]; &quot;&quot;))">
            <text:p/>
          </table:table-cell>
          <table:table-cell table:style-name="ce34" table:formula="of:=IF(COUNTIF([Centros.$A150:.$A598]; [.A150]); LOOKUP([.A150];[Centros.$A150:.$A598];[Centros.$E150:.$E598]); IF(COUNTIF([Centros.$D150:.$D598]; [.A150]); LOOKUP([.A150];[Centros.$D150:.$D598];[Centros.$E150:.$E598]); &quot;&quot;))">
            <text:p/>
          </table:table-cell>
          <table:table-cell table:style-name="ce37" table:formula="of:=IF(COUNTIF([Centros.$A150:.$A598]; [.A150]); LOOKUP([.A150];[Centros.$A150:.$A598];[Centros.$F150:.$F598]); IF(COUNTIF([Centros.$D150:.$D598]; [.A150]); LOOKUP([.A150];[Centros.$D150:.$D598];[Centros.$F150:.$F59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51]; ROW([.A151]) - 1; &quot;&quot;)">
            <text:p/>
          </table:table-cell>
          <table:table-cell table:style-name="ce29" table:formula="of:=IF(COUNTIF([Centros.$A151:.$A599]; [.A151]); [.A151]; &quot;&quot;)">
            <text:p/>
          </table:table-cell>
          <table:table-cell table:style-name="ce32" table:formula="of:=IF(COUNTIF([Centros.$A151:.$A599]; [.A151]); LOOKUP([.A151];[Centros.$A151:.$A599];[Centros.B151:.B599]); &quot;&quot;)">
            <text:p/>
          </table:table-cell>
          <table:table-cell table:style-name="ce32" table:formula="of:=IF(COUNTIF([Centros.$A151:.$A599]; [.A151]); LOOKUP([.A151];[Centros.$A151:.$A599];[Centros.$C151:.$C599]); IF(COUNTIF([Centros.$D151:.$D599]; [.A151]); LOOKUP([.A151];[Centros.$D151:.$D599];[Centros.$C151:.$C599]); &quot;&quot;))">
            <text:p/>
          </table:table-cell>
          <table:table-cell table:style-name="ce29" table:formula="of:=IF(COUNTIF([Centros.$A151:.$A599]; [.A151]); LOOKUP([.A151];[Centros.$A151:.$A599];[Centros.$D151:.$D599]); IF(COUNTIF([Centros.$D151:.$D599]; [.A151]); [.A151]; &quot;&quot;))">
            <text:p/>
          </table:table-cell>
          <table:table-cell table:style-name="ce35" table:formula="of:=IF(COUNTIF([Centros.$A151:.$A599]; [.A151]); LOOKUP([.A151];[Centros.$A151:.$A599];[Centros.$E151:.$E599]); IF(COUNTIF([Centros.$D151:.$D599]; [.A151]); LOOKUP([.A151];[Centros.$D151:.$D599];[Centros.$E151:.$E599]); &quot;&quot;))">
            <text:p/>
          </table:table-cell>
          <table:table-cell table:style-name="ce38" table:formula="of:=IF(COUNTIF([Centros.$A151:.$A599]; [.A151]); LOOKUP([.A151];[Centros.$A151:.$A599];[Centros.$F151:.$F599]); IF(COUNTIF([Centros.$D151:.$D599]; [.A151]); LOOKUP([.A151];[Centros.$D151:.$D599];[Centros.$F151:.$F59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52]; ROW([.A152]) - 1; &quot;&quot;)">
            <text:p/>
          </table:table-cell>
          <table:table-cell table:style-name="ce28" table:formula="of:=IF(COUNTIF([Centros.$A152:.$A600]; [.A152]); [.A152]; &quot;&quot;)">
            <text:p/>
          </table:table-cell>
          <table:table-cell table:style-name="ce31" table:formula="of:=IF(COUNTIF([Centros.$A152:.$A600]; [.A152]); LOOKUP([.A152];[Centros.$A152:.$A600];[Centros.B152:.B600]); &quot;&quot;)">
            <text:p/>
          </table:table-cell>
          <table:table-cell table:style-name="ce31" table:formula="of:=IF(COUNTIF([Centros.$A152:.$A600]; [.A152]); LOOKUP([.A152];[Centros.$A152:.$A600];[Centros.$C152:.$C600]); IF(COUNTIF([Centros.$D152:.$D600]; [.A152]); LOOKUP([.A152];[Centros.$D152:.$D600];[Centros.$C152:.$C600]); &quot;&quot;))">
            <text:p/>
          </table:table-cell>
          <table:table-cell table:style-name="ce28" table:formula="of:=IF(COUNTIF([Centros.$A152:.$A600]; [.A152]); LOOKUP([.A152];[Centros.$A152:.$A600];[Centros.$D152:.$D600]); IF(COUNTIF([Centros.$D152:.$D600]; [.A152]); [.A152]; &quot;&quot;))">
            <text:p/>
          </table:table-cell>
          <table:table-cell table:style-name="ce34" table:formula="of:=IF(COUNTIF([Centros.$A152:.$A600]; [.A152]); LOOKUP([.A152];[Centros.$A152:.$A600];[Centros.$E152:.$E600]); IF(COUNTIF([Centros.$D152:.$D600]; [.A152]); LOOKUP([.A152];[Centros.$D152:.$D600];[Centros.$E152:.$E600]); &quot;&quot;))">
            <text:p/>
          </table:table-cell>
          <table:table-cell table:style-name="ce37" table:formula="of:=IF(COUNTIF([Centros.$A152:.$A600]; [.A152]); LOOKUP([.A152];[Centros.$A152:.$A600];[Centros.$F152:.$F600]); IF(COUNTIF([Centros.$D152:.$D600]; [.A152]); LOOKUP([.A152];[Centros.$D152:.$D600];[Centros.$F152:.$F60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53]; ROW([.A153]) - 1; &quot;&quot;)">
            <text:p/>
          </table:table-cell>
          <table:table-cell table:style-name="ce29" table:formula="of:=IF(COUNTIF([Centros.$A153:.$A601]; [.A153]); [.A153]; &quot;&quot;)">
            <text:p/>
          </table:table-cell>
          <table:table-cell table:style-name="ce32" table:formula="of:=IF(COUNTIF([Centros.$A153:.$A601]; [.A153]); LOOKUP([.A153];[Centros.$A153:.$A601];[Centros.B153:.B601]); &quot;&quot;)">
            <text:p/>
          </table:table-cell>
          <table:table-cell table:style-name="ce32" table:formula="of:=IF(COUNTIF([Centros.$A153:.$A601]; [.A153]); LOOKUP([.A153];[Centros.$A153:.$A601];[Centros.$C153:.$C601]); IF(COUNTIF([Centros.$D153:.$D601]; [.A153]); LOOKUP([.A153];[Centros.$D153:.$D601];[Centros.$C153:.$C601]); &quot;&quot;))">
            <text:p/>
          </table:table-cell>
          <table:table-cell table:style-name="ce29" table:formula="of:=IF(COUNTIF([Centros.$A153:.$A601]; [.A153]); LOOKUP([.A153];[Centros.$A153:.$A601];[Centros.$D153:.$D601]); IF(COUNTIF([Centros.$D153:.$D601]; [.A153]); [.A153]; &quot;&quot;))">
            <text:p/>
          </table:table-cell>
          <table:table-cell table:style-name="ce35" table:formula="of:=IF(COUNTIF([Centros.$A153:.$A601]; [.A153]); LOOKUP([.A153];[Centros.$A153:.$A601];[Centros.$E153:.$E601]); IF(COUNTIF([Centros.$D153:.$D601]; [.A153]); LOOKUP([.A153];[Centros.$D153:.$D601];[Centros.$E153:.$E601]); &quot;&quot;))">
            <text:p/>
          </table:table-cell>
          <table:table-cell table:style-name="ce38" table:formula="of:=IF(COUNTIF([Centros.$A153:.$A601]; [.A153]); LOOKUP([.A153];[Centros.$A153:.$A601];[Centros.$F153:.$F601]); IF(COUNTIF([Centros.$D153:.$D601]; [.A153]); LOOKUP([.A153];[Centros.$D153:.$D601];[Centros.$F153:.$F60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54]; ROW([.A154]) - 1; &quot;&quot;)">
            <text:p/>
          </table:table-cell>
          <table:table-cell table:style-name="ce28" table:formula="of:=IF(COUNTIF([Centros.$A154:.$A602]; [.A154]); [.A154]; &quot;&quot;)">
            <text:p/>
          </table:table-cell>
          <table:table-cell table:style-name="ce31" table:formula="of:=IF(COUNTIF([Centros.$A154:.$A602]; [.A154]); LOOKUP([.A154];[Centros.$A154:.$A602];[Centros.B154:.B602]); &quot;&quot;)">
            <text:p/>
          </table:table-cell>
          <table:table-cell table:style-name="ce31" table:formula="of:=IF(COUNTIF([Centros.$A154:.$A602]; [.A154]); LOOKUP([.A154];[Centros.$A154:.$A602];[Centros.$C154:.$C602]); IF(COUNTIF([Centros.$D154:.$D602]; [.A154]); LOOKUP([.A154];[Centros.$D154:.$D602];[Centros.$C154:.$C602]); &quot;&quot;))">
            <text:p/>
          </table:table-cell>
          <table:table-cell table:style-name="ce28" table:formula="of:=IF(COUNTIF([Centros.$A154:.$A602]; [.A154]); LOOKUP([.A154];[Centros.$A154:.$A602];[Centros.$D154:.$D602]); IF(COUNTIF([Centros.$D154:.$D602]; [.A154]); [.A154]; &quot;&quot;))">
            <text:p/>
          </table:table-cell>
          <table:table-cell table:style-name="ce34" table:formula="of:=IF(COUNTIF([Centros.$A154:.$A602]; [.A154]); LOOKUP([.A154];[Centros.$A154:.$A602];[Centros.$E154:.$E602]); IF(COUNTIF([Centros.$D154:.$D602]; [.A154]); LOOKUP([.A154];[Centros.$D154:.$D602];[Centros.$E154:.$E602]); &quot;&quot;))">
            <text:p/>
          </table:table-cell>
          <table:table-cell table:style-name="ce37" table:formula="of:=IF(COUNTIF([Centros.$A154:.$A602]; [.A154]); LOOKUP([.A154];[Centros.$A154:.$A602];[Centros.$F154:.$F602]); IF(COUNTIF([Centros.$D154:.$D602]; [.A154]); LOOKUP([.A154];[Centros.$D154:.$D602];[Centros.$F154:.$F60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55]; ROW([.A155]) - 1; &quot;&quot;)">
            <text:p/>
          </table:table-cell>
          <table:table-cell table:style-name="ce29" table:formula="of:=IF(COUNTIF([Centros.$A155:.$A603]; [.A155]); [.A155]; &quot;&quot;)">
            <text:p/>
          </table:table-cell>
          <table:table-cell table:style-name="ce32" table:formula="of:=IF(COUNTIF([Centros.$A155:.$A603]; [.A155]); LOOKUP([.A155];[Centros.$A155:.$A603];[Centros.B155:.B603]); &quot;&quot;)">
            <text:p/>
          </table:table-cell>
          <table:table-cell table:style-name="ce32" table:formula="of:=IF(COUNTIF([Centros.$A155:.$A603]; [.A155]); LOOKUP([.A155];[Centros.$A155:.$A603];[Centros.$C155:.$C603]); IF(COUNTIF([Centros.$D155:.$D603]; [.A155]); LOOKUP([.A155];[Centros.$D155:.$D603];[Centros.$C155:.$C603]); &quot;&quot;))">
            <text:p/>
          </table:table-cell>
          <table:table-cell table:style-name="ce29" table:formula="of:=IF(COUNTIF([Centros.$A155:.$A603]; [.A155]); LOOKUP([.A155];[Centros.$A155:.$A603];[Centros.$D155:.$D603]); IF(COUNTIF([Centros.$D155:.$D603]; [.A155]); [.A155]; &quot;&quot;))">
            <text:p/>
          </table:table-cell>
          <table:table-cell table:style-name="ce35" table:formula="of:=IF(COUNTIF([Centros.$A155:.$A603]; [.A155]); LOOKUP([.A155];[Centros.$A155:.$A603];[Centros.$E155:.$E603]); IF(COUNTIF([Centros.$D155:.$D603]; [.A155]); LOOKUP([.A155];[Centros.$D155:.$D603];[Centros.$E155:.$E603]); &quot;&quot;))">
            <text:p/>
          </table:table-cell>
          <table:table-cell table:style-name="ce38" table:formula="of:=IF(COUNTIF([Centros.$A155:.$A603]; [.A155]); LOOKUP([.A155];[Centros.$A155:.$A603];[Centros.$F155:.$F603]); IF(COUNTIF([Centros.$D155:.$D603]; [.A155]); LOOKUP([.A155];[Centros.$D155:.$D603];[Centros.$F155:.$F60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56]; ROW([.A156]) - 1; &quot;&quot;)">
            <text:p/>
          </table:table-cell>
          <table:table-cell table:style-name="ce28" table:formula="of:=IF(COUNTIF([Centros.$A156:.$A604]; [.A156]); [.A156]; &quot;&quot;)">
            <text:p/>
          </table:table-cell>
          <table:table-cell table:style-name="ce31" table:formula="of:=IF(COUNTIF([Centros.$A156:.$A604]; [.A156]); LOOKUP([.A156];[Centros.$A156:.$A604];[Centros.B156:.B604]); &quot;&quot;)">
            <text:p/>
          </table:table-cell>
          <table:table-cell table:style-name="ce31" table:formula="of:=IF(COUNTIF([Centros.$A156:.$A604]; [.A156]); LOOKUP([.A156];[Centros.$A156:.$A604];[Centros.$C156:.$C604]); IF(COUNTIF([Centros.$D156:.$D604]; [.A156]); LOOKUP([.A156];[Centros.$D156:.$D604];[Centros.$C156:.$C604]); &quot;&quot;))">
            <text:p/>
          </table:table-cell>
          <table:table-cell table:style-name="ce28" table:formula="of:=IF(COUNTIF([Centros.$A156:.$A604]; [.A156]); LOOKUP([.A156];[Centros.$A156:.$A604];[Centros.$D156:.$D604]); IF(COUNTIF([Centros.$D156:.$D604]; [.A156]); [.A156]; &quot;&quot;))">
            <text:p/>
          </table:table-cell>
          <table:table-cell table:style-name="ce34" table:formula="of:=IF(COUNTIF([Centros.$A156:.$A604]; [.A156]); LOOKUP([.A156];[Centros.$A156:.$A604];[Centros.$E156:.$E604]); IF(COUNTIF([Centros.$D156:.$D604]; [.A156]); LOOKUP([.A156];[Centros.$D156:.$D604];[Centros.$E156:.$E604]); &quot;&quot;))">
            <text:p/>
          </table:table-cell>
          <table:table-cell table:style-name="ce37" table:formula="of:=IF(COUNTIF([Centros.$A156:.$A604]; [.A156]); LOOKUP([.A156];[Centros.$A156:.$A604];[Centros.$F156:.$F604]); IF(COUNTIF([Centros.$D156:.$D604]; [.A156]); LOOKUP([.A156];[Centros.$D156:.$D604];[Centros.$F156:.$F60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57]; ROW([.A157]) - 1; &quot;&quot;)">
            <text:p/>
          </table:table-cell>
          <table:table-cell table:style-name="ce29" table:formula="of:=IF(COUNTIF([Centros.$A157:.$A605]; [.A157]); [.A157]; &quot;&quot;)">
            <text:p/>
          </table:table-cell>
          <table:table-cell table:style-name="ce32" table:formula="of:=IF(COUNTIF([Centros.$A157:.$A605]; [.A157]); LOOKUP([.A157];[Centros.$A157:.$A605];[Centros.B157:.B605]); &quot;&quot;)">
            <text:p/>
          </table:table-cell>
          <table:table-cell table:style-name="ce32" table:formula="of:=IF(COUNTIF([Centros.$A157:.$A605]; [.A157]); LOOKUP([.A157];[Centros.$A157:.$A605];[Centros.$C157:.$C605]); IF(COUNTIF([Centros.$D157:.$D605]; [.A157]); LOOKUP([.A157];[Centros.$D157:.$D605];[Centros.$C157:.$C605]); &quot;&quot;))">
            <text:p/>
          </table:table-cell>
          <table:table-cell table:style-name="ce29" table:formula="of:=IF(COUNTIF([Centros.$A157:.$A605]; [.A157]); LOOKUP([.A157];[Centros.$A157:.$A605];[Centros.$D157:.$D605]); IF(COUNTIF([Centros.$D157:.$D605]; [.A157]); [.A157]; &quot;&quot;))">
            <text:p/>
          </table:table-cell>
          <table:table-cell table:style-name="ce35" table:formula="of:=IF(COUNTIF([Centros.$A157:.$A605]; [.A157]); LOOKUP([.A157];[Centros.$A157:.$A605];[Centros.$E157:.$E605]); IF(COUNTIF([Centros.$D157:.$D605]; [.A157]); LOOKUP([.A157];[Centros.$D157:.$D605];[Centros.$E157:.$E605]); &quot;&quot;))">
            <text:p/>
          </table:table-cell>
          <table:table-cell table:style-name="ce38" table:formula="of:=IF(COUNTIF([Centros.$A157:.$A605]; [.A157]); LOOKUP([.A157];[Centros.$A157:.$A605];[Centros.$F157:.$F605]); IF(COUNTIF([Centros.$D157:.$D605]; [.A157]); LOOKUP([.A157];[Centros.$D157:.$D605];[Centros.$F157:.$F60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58]; ROW([.A158]) - 1; &quot;&quot;)">
            <text:p/>
          </table:table-cell>
          <table:table-cell table:style-name="ce28" table:formula="of:=IF(COUNTIF([Centros.$A158:.$A606]; [.A158]); [.A158]; &quot;&quot;)">
            <text:p/>
          </table:table-cell>
          <table:table-cell table:style-name="ce31" table:formula="of:=IF(COUNTIF([Centros.$A158:.$A606]; [.A158]); LOOKUP([.A158];[Centros.$A158:.$A606];[Centros.B158:.B606]); &quot;&quot;)">
            <text:p/>
          </table:table-cell>
          <table:table-cell table:style-name="ce31" table:formula="of:=IF(COUNTIF([Centros.$A158:.$A606]; [.A158]); LOOKUP([.A158];[Centros.$A158:.$A606];[Centros.$C158:.$C606]); IF(COUNTIF([Centros.$D158:.$D606]; [.A158]); LOOKUP([.A158];[Centros.$D158:.$D606];[Centros.$C158:.$C606]); &quot;&quot;))">
            <text:p/>
          </table:table-cell>
          <table:table-cell table:style-name="ce28" table:formula="of:=IF(COUNTIF([Centros.$A158:.$A606]; [.A158]); LOOKUP([.A158];[Centros.$A158:.$A606];[Centros.$D158:.$D606]); IF(COUNTIF([Centros.$D158:.$D606]; [.A158]); [.A158]; &quot;&quot;))">
            <text:p/>
          </table:table-cell>
          <table:table-cell table:style-name="ce34" table:formula="of:=IF(COUNTIF([Centros.$A158:.$A606]; [.A158]); LOOKUP([.A158];[Centros.$A158:.$A606];[Centros.$E158:.$E606]); IF(COUNTIF([Centros.$D158:.$D606]; [.A158]); LOOKUP([.A158];[Centros.$D158:.$D606];[Centros.$E158:.$E606]); &quot;&quot;))">
            <text:p/>
          </table:table-cell>
          <table:table-cell table:style-name="ce37" table:formula="of:=IF(COUNTIF([Centros.$A158:.$A606]; [.A158]); LOOKUP([.A158];[Centros.$A158:.$A606];[Centros.$F158:.$F606]); IF(COUNTIF([Centros.$D158:.$D606]; [.A158]); LOOKUP([.A158];[Centros.$D158:.$D606];[Centros.$F158:.$F60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59]; ROW([.A159]) - 1; &quot;&quot;)">
            <text:p/>
          </table:table-cell>
          <table:table-cell table:style-name="ce29" table:formula="of:=IF(COUNTIF([Centros.$A159:.$A607]; [.A159]); [.A159]; &quot;&quot;)">
            <text:p/>
          </table:table-cell>
          <table:table-cell table:style-name="ce32" table:formula="of:=IF(COUNTIF([Centros.$A159:.$A607]; [.A159]); LOOKUP([.A159];[Centros.$A159:.$A607];[Centros.B159:.B607]); &quot;&quot;)">
            <text:p/>
          </table:table-cell>
          <table:table-cell table:style-name="ce32" table:formula="of:=IF(COUNTIF([Centros.$A159:.$A607]; [.A159]); LOOKUP([.A159];[Centros.$A159:.$A607];[Centros.$C159:.$C607]); IF(COUNTIF([Centros.$D159:.$D607]; [.A159]); LOOKUP([.A159];[Centros.$D159:.$D607];[Centros.$C159:.$C607]); &quot;&quot;))">
            <text:p/>
          </table:table-cell>
          <table:table-cell table:style-name="ce29" table:formula="of:=IF(COUNTIF([Centros.$A159:.$A607]; [.A159]); LOOKUP([.A159];[Centros.$A159:.$A607];[Centros.$D159:.$D607]); IF(COUNTIF([Centros.$D159:.$D607]; [.A159]); [.A159]; &quot;&quot;))">
            <text:p/>
          </table:table-cell>
          <table:table-cell table:style-name="ce35" table:formula="of:=IF(COUNTIF([Centros.$A159:.$A607]; [.A159]); LOOKUP([.A159];[Centros.$A159:.$A607];[Centros.$E159:.$E607]); IF(COUNTIF([Centros.$D159:.$D607]; [.A159]); LOOKUP([.A159];[Centros.$D159:.$D607];[Centros.$E159:.$E607]); &quot;&quot;))">
            <text:p/>
          </table:table-cell>
          <table:table-cell table:style-name="ce38" table:formula="of:=IF(COUNTIF([Centros.$A159:.$A607]; [.A159]); LOOKUP([.A159];[Centros.$A159:.$A607];[Centros.$F159:.$F607]); IF(COUNTIF([Centros.$D159:.$D607]; [.A159]); LOOKUP([.A159];[Centros.$D159:.$D607];[Centros.$F159:.$F60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60]; ROW([.A160]) - 1; &quot;&quot;)">
            <text:p/>
          </table:table-cell>
          <table:table-cell table:style-name="ce28" table:formula="of:=IF(COUNTIF([Centros.$A160:.$A608]; [.A160]); [.A160]; &quot;&quot;)">
            <text:p/>
          </table:table-cell>
          <table:table-cell table:style-name="ce31" table:formula="of:=IF(COUNTIF([Centros.$A160:.$A608]; [.A160]); LOOKUP([.A160];[Centros.$A160:.$A608];[Centros.B160:.B608]); &quot;&quot;)">
            <text:p/>
          </table:table-cell>
          <table:table-cell table:style-name="ce31" table:formula="of:=IF(COUNTIF([Centros.$A160:.$A608]; [.A160]); LOOKUP([.A160];[Centros.$A160:.$A608];[Centros.$C160:.$C608]); IF(COUNTIF([Centros.$D160:.$D608]; [.A160]); LOOKUP([.A160];[Centros.$D160:.$D608];[Centros.$C160:.$C608]); &quot;&quot;))">
            <text:p/>
          </table:table-cell>
          <table:table-cell table:style-name="ce28" table:formula="of:=IF(COUNTIF([Centros.$A160:.$A608]; [.A160]); LOOKUP([.A160];[Centros.$A160:.$A608];[Centros.$D160:.$D608]); IF(COUNTIF([Centros.$D160:.$D608]; [.A160]); [.A160]; &quot;&quot;))">
            <text:p/>
          </table:table-cell>
          <table:table-cell table:style-name="ce34" table:formula="of:=IF(COUNTIF([Centros.$A160:.$A608]; [.A160]); LOOKUP([.A160];[Centros.$A160:.$A608];[Centros.$E160:.$E608]); IF(COUNTIF([Centros.$D160:.$D608]; [.A160]); LOOKUP([.A160];[Centros.$D160:.$D608];[Centros.$E160:.$E608]); &quot;&quot;))">
            <text:p/>
          </table:table-cell>
          <table:table-cell table:style-name="ce37" table:formula="of:=IF(COUNTIF([Centros.$A160:.$A608]; [.A160]); LOOKUP([.A160];[Centros.$A160:.$A608];[Centros.$F160:.$F608]); IF(COUNTIF([Centros.$D160:.$D608]; [.A160]); LOOKUP([.A160];[Centros.$D160:.$D608];[Centros.$F160:.$F60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61]; ROW([.A161]) - 1; &quot;&quot;)">
            <text:p/>
          </table:table-cell>
          <table:table-cell table:style-name="ce29" table:formula="of:=IF(COUNTIF([Centros.$A161:.$A609]; [.A161]); [.A161]; &quot;&quot;)">
            <text:p/>
          </table:table-cell>
          <table:table-cell table:style-name="ce32" table:formula="of:=IF(COUNTIF([Centros.$A161:.$A609]; [.A161]); LOOKUP([.A161];[Centros.$A161:.$A609];[Centros.B161:.B609]); &quot;&quot;)">
            <text:p/>
          </table:table-cell>
          <table:table-cell table:style-name="ce32" table:formula="of:=IF(COUNTIF([Centros.$A161:.$A609]; [.A161]); LOOKUP([.A161];[Centros.$A161:.$A609];[Centros.$C161:.$C609]); IF(COUNTIF([Centros.$D161:.$D609]; [.A161]); LOOKUP([.A161];[Centros.$D161:.$D609];[Centros.$C161:.$C609]); &quot;&quot;))">
            <text:p/>
          </table:table-cell>
          <table:table-cell table:style-name="ce29" table:formula="of:=IF(COUNTIF([Centros.$A161:.$A609]; [.A161]); LOOKUP([.A161];[Centros.$A161:.$A609];[Centros.$D161:.$D609]); IF(COUNTIF([Centros.$D161:.$D609]; [.A161]); [.A161]; &quot;&quot;))">
            <text:p/>
          </table:table-cell>
          <table:table-cell table:style-name="ce35" table:formula="of:=IF(COUNTIF([Centros.$A161:.$A609]; [.A161]); LOOKUP([.A161];[Centros.$A161:.$A609];[Centros.$E161:.$E609]); IF(COUNTIF([Centros.$D161:.$D609]; [.A161]); LOOKUP([.A161];[Centros.$D161:.$D609];[Centros.$E161:.$E609]); &quot;&quot;))">
            <text:p/>
          </table:table-cell>
          <table:table-cell table:style-name="ce38" table:formula="of:=IF(COUNTIF([Centros.$A161:.$A609]; [.A161]); LOOKUP([.A161];[Centros.$A161:.$A609];[Centros.$F161:.$F609]); IF(COUNTIF([Centros.$D161:.$D609]; [.A161]); LOOKUP([.A161];[Centros.$D161:.$D609];[Centros.$F161:.$F60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62]; ROW([.A162]) - 1; &quot;&quot;)">
            <text:p/>
          </table:table-cell>
          <table:table-cell table:style-name="ce28" table:formula="of:=IF(COUNTIF([Centros.$A162:.$A610]; [.A162]); [.A162]; &quot;&quot;)">
            <text:p/>
          </table:table-cell>
          <table:table-cell table:style-name="ce31" table:formula="of:=IF(COUNTIF([Centros.$A162:.$A610]; [.A162]); LOOKUP([.A162];[Centros.$A162:.$A610];[Centros.B162:.B610]); &quot;&quot;)">
            <text:p/>
          </table:table-cell>
          <table:table-cell table:style-name="ce31" table:formula="of:=IF(COUNTIF([Centros.$A162:.$A610]; [.A162]); LOOKUP([.A162];[Centros.$A162:.$A610];[Centros.$C162:.$C610]); IF(COUNTIF([Centros.$D162:.$D610]; [.A162]); LOOKUP([.A162];[Centros.$D162:.$D610];[Centros.$C162:.$C610]); &quot;&quot;))">
            <text:p/>
          </table:table-cell>
          <table:table-cell table:style-name="ce28" table:formula="of:=IF(COUNTIF([Centros.$A162:.$A610]; [.A162]); LOOKUP([.A162];[Centros.$A162:.$A610];[Centros.$D162:.$D610]); IF(COUNTIF([Centros.$D162:.$D610]; [.A162]); [.A162]; &quot;&quot;))">
            <text:p/>
          </table:table-cell>
          <table:table-cell table:style-name="ce34" table:formula="of:=IF(COUNTIF([Centros.$A162:.$A610]; [.A162]); LOOKUP([.A162];[Centros.$A162:.$A610];[Centros.$E162:.$E610]); IF(COUNTIF([Centros.$D162:.$D610]; [.A162]); LOOKUP([.A162];[Centros.$D162:.$D610];[Centros.$E162:.$E610]); &quot;&quot;))">
            <text:p/>
          </table:table-cell>
          <table:table-cell table:style-name="ce37" table:formula="of:=IF(COUNTIF([Centros.$A162:.$A610]; [.A162]); LOOKUP([.A162];[Centros.$A162:.$A610];[Centros.$F162:.$F610]); IF(COUNTIF([Centros.$D162:.$D610]; [.A162]); LOOKUP([.A162];[Centros.$D162:.$D610];[Centros.$F162:.$F61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63]; ROW([.A163]) - 1; &quot;&quot;)">
            <text:p/>
          </table:table-cell>
          <table:table-cell table:style-name="ce29" table:formula="of:=IF(COUNTIF([Centros.$A163:.$A611]; [.A163]); [.A163]; &quot;&quot;)">
            <text:p/>
          </table:table-cell>
          <table:table-cell table:style-name="ce32" table:formula="of:=IF(COUNTIF([Centros.$A163:.$A611]; [.A163]); LOOKUP([.A163];[Centros.$A163:.$A611];[Centros.B163:.B611]); &quot;&quot;)">
            <text:p/>
          </table:table-cell>
          <table:table-cell table:style-name="ce32" table:formula="of:=IF(COUNTIF([Centros.$A163:.$A611]; [.A163]); LOOKUP([.A163];[Centros.$A163:.$A611];[Centros.$C163:.$C611]); IF(COUNTIF([Centros.$D163:.$D611]; [.A163]); LOOKUP([.A163];[Centros.$D163:.$D611];[Centros.$C163:.$C611]); &quot;&quot;))">
            <text:p/>
          </table:table-cell>
          <table:table-cell table:style-name="ce29" table:formula="of:=IF(COUNTIF([Centros.$A163:.$A611]; [.A163]); LOOKUP([.A163];[Centros.$A163:.$A611];[Centros.$D163:.$D611]); IF(COUNTIF([Centros.$D163:.$D611]; [.A163]); [.A163]; &quot;&quot;))">
            <text:p/>
          </table:table-cell>
          <table:table-cell table:style-name="ce35" table:formula="of:=IF(COUNTIF([Centros.$A163:.$A611]; [.A163]); LOOKUP([.A163];[Centros.$A163:.$A611];[Centros.$E163:.$E611]); IF(COUNTIF([Centros.$D163:.$D611]; [.A163]); LOOKUP([.A163];[Centros.$D163:.$D611];[Centros.$E163:.$E611]); &quot;&quot;))">
            <text:p/>
          </table:table-cell>
          <table:table-cell table:style-name="ce38" table:formula="of:=IF(COUNTIF([Centros.$A163:.$A611]; [.A163]); LOOKUP([.A163];[Centros.$A163:.$A611];[Centros.$F163:.$F611]); IF(COUNTIF([Centros.$D163:.$D611]; [.A163]); LOOKUP([.A163];[Centros.$D163:.$D611];[Centros.$F163:.$F61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64]; ROW([.A164]) - 1; &quot;&quot;)">
            <text:p/>
          </table:table-cell>
          <table:table-cell table:style-name="ce28" table:formula="of:=IF(COUNTIF([Centros.$A164:.$A612]; [.A164]); [.A164]; &quot;&quot;)">
            <text:p/>
          </table:table-cell>
          <table:table-cell table:style-name="ce31" table:formula="of:=IF(COUNTIF([Centros.$A164:.$A612]; [.A164]); LOOKUP([.A164];[Centros.$A164:.$A612];[Centros.B164:.B612]); &quot;&quot;)">
            <text:p/>
          </table:table-cell>
          <table:table-cell table:style-name="ce31" table:formula="of:=IF(COUNTIF([Centros.$A164:.$A612]; [.A164]); LOOKUP([.A164];[Centros.$A164:.$A612];[Centros.$C164:.$C612]); IF(COUNTIF([Centros.$D164:.$D612]; [.A164]); LOOKUP([.A164];[Centros.$D164:.$D612];[Centros.$C164:.$C612]); &quot;&quot;))">
            <text:p/>
          </table:table-cell>
          <table:table-cell table:style-name="ce28" table:formula="of:=IF(COUNTIF([Centros.$A164:.$A612]; [.A164]); LOOKUP([.A164];[Centros.$A164:.$A612];[Centros.$D164:.$D612]); IF(COUNTIF([Centros.$D164:.$D612]; [.A164]); [.A164]; &quot;&quot;))">
            <text:p/>
          </table:table-cell>
          <table:table-cell table:style-name="ce34" table:formula="of:=IF(COUNTIF([Centros.$A164:.$A612]; [.A164]); LOOKUP([.A164];[Centros.$A164:.$A612];[Centros.$E164:.$E612]); IF(COUNTIF([Centros.$D164:.$D612]; [.A164]); LOOKUP([.A164];[Centros.$D164:.$D612];[Centros.$E164:.$E612]); &quot;&quot;))">
            <text:p/>
          </table:table-cell>
          <table:table-cell table:style-name="ce37" table:formula="of:=IF(COUNTIF([Centros.$A164:.$A612]; [.A164]); LOOKUP([.A164];[Centros.$A164:.$A612];[Centros.$F164:.$F612]); IF(COUNTIF([Centros.$D164:.$D612]; [.A164]); LOOKUP([.A164];[Centros.$D164:.$D612];[Centros.$F164:.$F61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65]; ROW([.A165]) - 1; &quot;&quot;)">
            <text:p/>
          </table:table-cell>
          <table:table-cell table:style-name="ce29" table:formula="of:=IF(COUNTIF([Centros.$A165:.$A613]; [.A165]); [.A165]; &quot;&quot;)">
            <text:p/>
          </table:table-cell>
          <table:table-cell table:style-name="ce32" table:formula="of:=IF(COUNTIF([Centros.$A165:.$A613]; [.A165]); LOOKUP([.A165];[Centros.$A165:.$A613];[Centros.B165:.B613]); &quot;&quot;)">
            <text:p/>
          </table:table-cell>
          <table:table-cell table:style-name="ce32" table:formula="of:=IF(COUNTIF([Centros.$A165:.$A613]; [.A165]); LOOKUP([.A165];[Centros.$A165:.$A613];[Centros.$C165:.$C613]); IF(COUNTIF([Centros.$D165:.$D613]; [.A165]); LOOKUP([.A165];[Centros.$D165:.$D613];[Centros.$C165:.$C613]); &quot;&quot;))">
            <text:p/>
          </table:table-cell>
          <table:table-cell table:style-name="ce29" table:formula="of:=IF(COUNTIF([Centros.$A165:.$A613]; [.A165]); LOOKUP([.A165];[Centros.$A165:.$A613];[Centros.$D165:.$D613]); IF(COUNTIF([Centros.$D165:.$D613]; [.A165]); [.A165]; &quot;&quot;))">
            <text:p/>
          </table:table-cell>
          <table:table-cell table:style-name="ce35" table:formula="of:=IF(COUNTIF([Centros.$A165:.$A613]; [.A165]); LOOKUP([.A165];[Centros.$A165:.$A613];[Centros.$E165:.$E613]); IF(COUNTIF([Centros.$D165:.$D613]; [.A165]); LOOKUP([.A165];[Centros.$D165:.$D613];[Centros.$E165:.$E613]); &quot;&quot;))">
            <text:p/>
          </table:table-cell>
          <table:table-cell table:style-name="ce38" table:formula="of:=IF(COUNTIF([Centros.$A165:.$A613]; [.A165]); LOOKUP([.A165];[Centros.$A165:.$A613];[Centros.$F165:.$F613]); IF(COUNTIF([Centros.$D165:.$D613]; [.A165]); LOOKUP([.A165];[Centros.$D165:.$D613];[Centros.$F165:.$F61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66]; ROW([.A166]) - 1; &quot;&quot;)">
            <text:p/>
          </table:table-cell>
          <table:table-cell table:style-name="ce28" table:formula="of:=IF(COUNTIF([Centros.$A166:.$A614]; [.A166]); [.A166]; &quot;&quot;)">
            <text:p/>
          </table:table-cell>
          <table:table-cell table:style-name="ce31" table:formula="of:=IF(COUNTIF([Centros.$A166:.$A614]; [.A166]); LOOKUP([.A166];[Centros.$A166:.$A614];[Centros.B166:.B614]); &quot;&quot;)">
            <text:p/>
          </table:table-cell>
          <table:table-cell table:style-name="ce31" table:formula="of:=IF(COUNTIF([Centros.$A166:.$A614]; [.A166]); LOOKUP([.A166];[Centros.$A166:.$A614];[Centros.$C166:.$C614]); IF(COUNTIF([Centros.$D166:.$D614]; [.A166]); LOOKUP([.A166];[Centros.$D166:.$D614];[Centros.$C166:.$C614]); &quot;&quot;))">
            <text:p/>
          </table:table-cell>
          <table:table-cell table:style-name="ce28" table:formula="of:=IF(COUNTIF([Centros.$A166:.$A614]; [.A166]); LOOKUP([.A166];[Centros.$A166:.$A614];[Centros.$D166:.$D614]); IF(COUNTIF([Centros.$D166:.$D614]; [.A166]); [.A166]; &quot;&quot;))">
            <text:p/>
          </table:table-cell>
          <table:table-cell table:style-name="ce34" table:formula="of:=IF(COUNTIF([Centros.$A166:.$A614]; [.A166]); LOOKUP([.A166];[Centros.$A166:.$A614];[Centros.$E166:.$E614]); IF(COUNTIF([Centros.$D166:.$D614]; [.A166]); LOOKUP([.A166];[Centros.$D166:.$D614];[Centros.$E166:.$E614]); &quot;&quot;))">
            <text:p/>
          </table:table-cell>
          <table:table-cell table:style-name="ce37" table:formula="of:=IF(COUNTIF([Centros.$A166:.$A614]; [.A166]); LOOKUP([.A166];[Centros.$A166:.$A614];[Centros.$F166:.$F614]); IF(COUNTIF([Centros.$D166:.$D614]; [.A166]); LOOKUP([.A166];[Centros.$D166:.$D614];[Centros.$F166:.$F61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67]; ROW([.A167]) - 1; &quot;&quot;)">
            <text:p/>
          </table:table-cell>
          <table:table-cell table:style-name="ce29" table:formula="of:=IF(COUNTIF([Centros.$A167:.$A615]; [.A167]); [.A167]; &quot;&quot;)">
            <text:p/>
          </table:table-cell>
          <table:table-cell table:style-name="ce32" table:formula="of:=IF(COUNTIF([Centros.$A167:.$A615]; [.A167]); LOOKUP([.A167];[Centros.$A167:.$A615];[Centros.B167:.B615]); &quot;&quot;)">
            <text:p/>
          </table:table-cell>
          <table:table-cell table:style-name="ce32" table:formula="of:=IF(COUNTIF([Centros.$A167:.$A615]; [.A167]); LOOKUP([.A167];[Centros.$A167:.$A615];[Centros.$C167:.$C615]); IF(COUNTIF([Centros.$D167:.$D615]; [.A167]); LOOKUP([.A167];[Centros.$D167:.$D615];[Centros.$C167:.$C615]); &quot;&quot;))">
            <text:p/>
          </table:table-cell>
          <table:table-cell table:style-name="ce29" table:formula="of:=IF(COUNTIF([Centros.$A167:.$A615]; [.A167]); LOOKUP([.A167];[Centros.$A167:.$A615];[Centros.$D167:.$D615]); IF(COUNTIF([Centros.$D167:.$D615]; [.A167]); [.A167]; &quot;&quot;))">
            <text:p/>
          </table:table-cell>
          <table:table-cell table:style-name="ce35" table:formula="of:=IF(COUNTIF([Centros.$A167:.$A615]; [.A167]); LOOKUP([.A167];[Centros.$A167:.$A615];[Centros.$E167:.$E615]); IF(COUNTIF([Centros.$D167:.$D615]; [.A167]); LOOKUP([.A167];[Centros.$D167:.$D615];[Centros.$E167:.$E615]); &quot;&quot;))">
            <text:p/>
          </table:table-cell>
          <table:table-cell table:style-name="ce38" table:formula="of:=IF(COUNTIF([Centros.$A167:.$A615]; [.A167]); LOOKUP([.A167];[Centros.$A167:.$A615];[Centros.$F167:.$F615]); IF(COUNTIF([Centros.$D167:.$D615]; [.A167]); LOOKUP([.A167];[Centros.$D167:.$D615];[Centros.$F167:.$F61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68]; ROW([.A168]) - 1; &quot;&quot;)">
            <text:p/>
          </table:table-cell>
          <table:table-cell table:style-name="ce28" table:formula="of:=IF(COUNTIF([Centros.$A168:.$A616]; [.A168]); [.A168]; &quot;&quot;)">
            <text:p/>
          </table:table-cell>
          <table:table-cell table:style-name="ce31" table:formula="of:=IF(COUNTIF([Centros.$A168:.$A616]; [.A168]); LOOKUP([.A168];[Centros.$A168:.$A616];[Centros.B168:.B616]); &quot;&quot;)">
            <text:p/>
          </table:table-cell>
          <table:table-cell table:style-name="ce31" table:formula="of:=IF(COUNTIF([Centros.$A168:.$A616]; [.A168]); LOOKUP([.A168];[Centros.$A168:.$A616];[Centros.$C168:.$C616]); IF(COUNTIF([Centros.$D168:.$D616]; [.A168]); LOOKUP([.A168];[Centros.$D168:.$D616];[Centros.$C168:.$C616]); &quot;&quot;))">
            <text:p/>
          </table:table-cell>
          <table:table-cell table:style-name="ce28" table:formula="of:=IF(COUNTIF([Centros.$A168:.$A616]; [.A168]); LOOKUP([.A168];[Centros.$A168:.$A616];[Centros.$D168:.$D616]); IF(COUNTIF([Centros.$D168:.$D616]; [.A168]); [.A168]; &quot;&quot;))">
            <text:p/>
          </table:table-cell>
          <table:table-cell table:style-name="ce34" table:formula="of:=IF(COUNTIF([Centros.$A168:.$A616]; [.A168]); LOOKUP([.A168];[Centros.$A168:.$A616];[Centros.$E168:.$E616]); IF(COUNTIF([Centros.$D168:.$D616]; [.A168]); LOOKUP([.A168];[Centros.$D168:.$D616];[Centros.$E168:.$E616]); &quot;&quot;))">
            <text:p/>
          </table:table-cell>
          <table:table-cell table:style-name="ce37" table:formula="of:=IF(COUNTIF([Centros.$A168:.$A616]; [.A168]); LOOKUP([.A168];[Centros.$A168:.$A616];[Centros.$F168:.$F616]); IF(COUNTIF([Centros.$D168:.$D616]; [.A168]); LOOKUP([.A168];[Centros.$D168:.$D616];[Centros.$F168:.$F61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69]; ROW([.A169]) - 1; &quot;&quot;)">
            <text:p/>
          </table:table-cell>
          <table:table-cell table:style-name="ce29" table:formula="of:=IF(COUNTIF([Centros.$A169:.$A617]; [.A169]); [.A169]; &quot;&quot;)">
            <text:p/>
          </table:table-cell>
          <table:table-cell table:style-name="ce32" table:formula="of:=IF(COUNTIF([Centros.$A169:.$A617]; [.A169]); LOOKUP([.A169];[Centros.$A169:.$A617];[Centros.B169:.B617]); &quot;&quot;)">
            <text:p/>
          </table:table-cell>
          <table:table-cell table:style-name="ce32" table:formula="of:=IF(COUNTIF([Centros.$A169:.$A617]; [.A169]); LOOKUP([.A169];[Centros.$A169:.$A617];[Centros.$C169:.$C617]); IF(COUNTIF([Centros.$D169:.$D617]; [.A169]); LOOKUP([.A169];[Centros.$D169:.$D617];[Centros.$C169:.$C617]); &quot;&quot;))">
            <text:p/>
          </table:table-cell>
          <table:table-cell table:style-name="ce29" table:formula="of:=IF(COUNTIF([Centros.$A169:.$A617]; [.A169]); LOOKUP([.A169];[Centros.$A169:.$A617];[Centros.$D169:.$D617]); IF(COUNTIF([Centros.$D169:.$D617]; [.A169]); [.A169]; &quot;&quot;))">
            <text:p/>
          </table:table-cell>
          <table:table-cell table:style-name="ce35" table:formula="of:=IF(COUNTIF([Centros.$A169:.$A617]; [.A169]); LOOKUP([.A169];[Centros.$A169:.$A617];[Centros.$E169:.$E617]); IF(COUNTIF([Centros.$D169:.$D617]; [.A169]); LOOKUP([.A169];[Centros.$D169:.$D617];[Centros.$E169:.$E617]); &quot;&quot;))">
            <text:p/>
          </table:table-cell>
          <table:table-cell table:style-name="ce38" table:formula="of:=IF(COUNTIF([Centros.$A169:.$A617]; [.A169]); LOOKUP([.A169];[Centros.$A169:.$A617];[Centros.$F169:.$F617]); IF(COUNTIF([Centros.$D169:.$D617]; [.A169]); LOOKUP([.A169];[Centros.$D169:.$D617];[Centros.$F169:.$F61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70]; ROW([.A170]) - 1; &quot;&quot;)">
            <text:p/>
          </table:table-cell>
          <table:table-cell table:style-name="ce28" table:formula="of:=IF(COUNTIF([Centros.$A170:.$A618]; [.A170]); [.A170]; &quot;&quot;)">
            <text:p/>
          </table:table-cell>
          <table:table-cell table:style-name="ce31" table:formula="of:=IF(COUNTIF([Centros.$A170:.$A618]; [.A170]); LOOKUP([.A170];[Centros.$A170:.$A618];[Centros.B170:.B618]); &quot;&quot;)">
            <text:p/>
          </table:table-cell>
          <table:table-cell table:style-name="ce31" table:formula="of:=IF(COUNTIF([Centros.$A170:.$A618]; [.A170]); LOOKUP([.A170];[Centros.$A170:.$A618];[Centros.$C170:.$C618]); IF(COUNTIF([Centros.$D170:.$D618]; [.A170]); LOOKUP([.A170];[Centros.$D170:.$D618];[Centros.$C170:.$C618]); &quot;&quot;))">
            <text:p/>
          </table:table-cell>
          <table:table-cell table:style-name="ce28" table:formula="of:=IF(COUNTIF([Centros.$A170:.$A618]; [.A170]); LOOKUP([.A170];[Centros.$A170:.$A618];[Centros.$D170:.$D618]); IF(COUNTIF([Centros.$D170:.$D618]; [.A170]); [.A170]; &quot;&quot;))">
            <text:p/>
          </table:table-cell>
          <table:table-cell table:style-name="ce34" table:formula="of:=IF(COUNTIF([Centros.$A170:.$A618]; [.A170]); LOOKUP([.A170];[Centros.$A170:.$A618];[Centros.$E170:.$E618]); IF(COUNTIF([Centros.$D170:.$D618]; [.A170]); LOOKUP([.A170];[Centros.$D170:.$D618];[Centros.$E170:.$E618]); &quot;&quot;))">
            <text:p/>
          </table:table-cell>
          <table:table-cell table:style-name="ce37" table:formula="of:=IF(COUNTIF([Centros.$A170:.$A618]; [.A170]); LOOKUP([.A170];[Centros.$A170:.$A618];[Centros.$F170:.$F618]); IF(COUNTIF([Centros.$D170:.$D618]; [.A170]); LOOKUP([.A170];[Centros.$D170:.$D618];[Centros.$F170:.$F61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71]; ROW([.A171]) - 1; &quot;&quot;)">
            <text:p/>
          </table:table-cell>
          <table:table-cell table:style-name="ce29" table:formula="of:=IF(COUNTIF([Centros.$A171:.$A619]; [.A171]); [.A171]; &quot;&quot;)">
            <text:p/>
          </table:table-cell>
          <table:table-cell table:style-name="ce32" table:formula="of:=IF(COUNTIF([Centros.$A171:.$A619]; [.A171]); LOOKUP([.A171];[Centros.$A171:.$A619];[Centros.B171:.B619]); &quot;&quot;)">
            <text:p/>
          </table:table-cell>
          <table:table-cell table:style-name="ce32" table:formula="of:=IF(COUNTIF([Centros.$A171:.$A619]; [.A171]); LOOKUP([.A171];[Centros.$A171:.$A619];[Centros.$C171:.$C619]); IF(COUNTIF([Centros.$D171:.$D619]; [.A171]); LOOKUP([.A171];[Centros.$D171:.$D619];[Centros.$C171:.$C619]); &quot;&quot;))">
            <text:p/>
          </table:table-cell>
          <table:table-cell table:style-name="ce29" table:formula="of:=IF(COUNTIF([Centros.$A171:.$A619]; [.A171]); LOOKUP([.A171];[Centros.$A171:.$A619];[Centros.$D171:.$D619]); IF(COUNTIF([Centros.$D171:.$D619]; [.A171]); [.A171]; &quot;&quot;))">
            <text:p/>
          </table:table-cell>
          <table:table-cell table:style-name="ce35" table:formula="of:=IF(COUNTIF([Centros.$A171:.$A619]; [.A171]); LOOKUP([.A171];[Centros.$A171:.$A619];[Centros.$E171:.$E619]); IF(COUNTIF([Centros.$D171:.$D619]; [.A171]); LOOKUP([.A171];[Centros.$D171:.$D619];[Centros.$E171:.$E619]); &quot;&quot;))">
            <text:p/>
          </table:table-cell>
          <table:table-cell table:style-name="ce38" table:formula="of:=IF(COUNTIF([Centros.$A171:.$A619]; [.A171]); LOOKUP([.A171];[Centros.$A171:.$A619];[Centros.$F171:.$F619]); IF(COUNTIF([Centros.$D171:.$D619]; [.A171]); LOOKUP([.A171];[Centros.$D171:.$D619];[Centros.$F171:.$F61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72]; ROW([.A172]) - 1; &quot;&quot;)">
            <text:p/>
          </table:table-cell>
          <table:table-cell table:style-name="ce28" table:formula="of:=IF(COUNTIF([Centros.$A172:.$A620]; [.A172]); [.A172]; &quot;&quot;)">
            <text:p/>
          </table:table-cell>
          <table:table-cell table:style-name="ce31" table:formula="of:=IF(COUNTIF([Centros.$A172:.$A620]; [.A172]); LOOKUP([.A172];[Centros.$A172:.$A620];[Centros.B172:.B620]); &quot;&quot;)">
            <text:p/>
          </table:table-cell>
          <table:table-cell table:style-name="ce31" table:formula="of:=IF(COUNTIF([Centros.$A172:.$A620]; [.A172]); LOOKUP([.A172];[Centros.$A172:.$A620];[Centros.$C172:.$C620]); IF(COUNTIF([Centros.$D172:.$D620]; [.A172]); LOOKUP([.A172];[Centros.$D172:.$D620];[Centros.$C172:.$C620]); &quot;&quot;))">
            <text:p/>
          </table:table-cell>
          <table:table-cell table:style-name="ce28" table:formula="of:=IF(COUNTIF([Centros.$A172:.$A620]; [.A172]); LOOKUP([.A172];[Centros.$A172:.$A620];[Centros.$D172:.$D620]); IF(COUNTIF([Centros.$D172:.$D620]; [.A172]); [.A172]; &quot;&quot;))">
            <text:p/>
          </table:table-cell>
          <table:table-cell table:style-name="ce34" table:formula="of:=IF(COUNTIF([Centros.$A172:.$A620]; [.A172]); LOOKUP([.A172];[Centros.$A172:.$A620];[Centros.$E172:.$E620]); IF(COUNTIF([Centros.$D172:.$D620]; [.A172]); LOOKUP([.A172];[Centros.$D172:.$D620];[Centros.$E172:.$E620]); &quot;&quot;))">
            <text:p/>
          </table:table-cell>
          <table:table-cell table:style-name="ce37" table:formula="of:=IF(COUNTIF([Centros.$A172:.$A620]; [.A172]); LOOKUP([.A172];[Centros.$A172:.$A620];[Centros.$F172:.$F620]); IF(COUNTIF([Centros.$D172:.$D620]; [.A172]); LOOKUP([.A172];[Centros.$D172:.$D620];[Centros.$F172:.$F62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73]; ROW([.A173]) - 1; &quot;&quot;)">
            <text:p/>
          </table:table-cell>
          <table:table-cell table:style-name="ce29" table:formula="of:=IF(COUNTIF([Centros.$A173:.$A621]; [.A173]); [.A173]; &quot;&quot;)">
            <text:p/>
          </table:table-cell>
          <table:table-cell table:style-name="ce32" table:formula="of:=IF(COUNTIF([Centros.$A173:.$A621]; [.A173]); LOOKUP([.A173];[Centros.$A173:.$A621];[Centros.B173:.B621]); &quot;&quot;)">
            <text:p/>
          </table:table-cell>
          <table:table-cell table:style-name="ce32" table:formula="of:=IF(COUNTIF([Centros.$A173:.$A621]; [.A173]); LOOKUP([.A173];[Centros.$A173:.$A621];[Centros.$C173:.$C621]); IF(COUNTIF([Centros.$D173:.$D621]; [.A173]); LOOKUP([.A173];[Centros.$D173:.$D621];[Centros.$C173:.$C621]); &quot;&quot;))">
            <text:p/>
          </table:table-cell>
          <table:table-cell table:style-name="ce29" table:formula="of:=IF(COUNTIF([Centros.$A173:.$A621]; [.A173]); LOOKUP([.A173];[Centros.$A173:.$A621];[Centros.$D173:.$D621]); IF(COUNTIF([Centros.$D173:.$D621]; [.A173]); [.A173]; &quot;&quot;))">
            <text:p/>
          </table:table-cell>
          <table:table-cell table:style-name="ce35" table:formula="of:=IF(COUNTIF([Centros.$A173:.$A621]; [.A173]); LOOKUP([.A173];[Centros.$A173:.$A621];[Centros.$E173:.$E621]); IF(COUNTIF([Centros.$D173:.$D621]; [.A173]); LOOKUP([.A173];[Centros.$D173:.$D621];[Centros.$E173:.$E621]); &quot;&quot;))">
            <text:p/>
          </table:table-cell>
          <table:table-cell table:style-name="ce38" table:formula="of:=IF(COUNTIF([Centros.$A173:.$A621]; [.A173]); LOOKUP([.A173];[Centros.$A173:.$A621];[Centros.$F173:.$F621]); IF(COUNTIF([Centros.$D173:.$D621]; [.A173]); LOOKUP([.A173];[Centros.$D173:.$D621];[Centros.$F173:.$F62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74]; ROW([.A174]) - 1; &quot;&quot;)">
            <text:p/>
          </table:table-cell>
          <table:table-cell table:style-name="ce28" table:formula="of:=IF(COUNTIF([Centros.$A174:.$A622]; [.A174]); [.A174]; &quot;&quot;)">
            <text:p/>
          </table:table-cell>
          <table:table-cell table:style-name="ce31" table:formula="of:=IF(COUNTIF([Centros.$A174:.$A622]; [.A174]); LOOKUP([.A174];[Centros.$A174:.$A622];[Centros.B174:.B622]); &quot;&quot;)">
            <text:p/>
          </table:table-cell>
          <table:table-cell table:style-name="ce31" table:formula="of:=IF(COUNTIF([Centros.$A174:.$A622]; [.A174]); LOOKUP([.A174];[Centros.$A174:.$A622];[Centros.$C174:.$C622]); IF(COUNTIF([Centros.$D174:.$D622]; [.A174]); LOOKUP([.A174];[Centros.$D174:.$D622];[Centros.$C174:.$C622]); &quot;&quot;))">
            <text:p/>
          </table:table-cell>
          <table:table-cell table:style-name="ce28" table:formula="of:=IF(COUNTIF([Centros.$A174:.$A622]; [.A174]); LOOKUP([.A174];[Centros.$A174:.$A622];[Centros.$D174:.$D622]); IF(COUNTIF([Centros.$D174:.$D622]; [.A174]); [.A174]; &quot;&quot;))">
            <text:p/>
          </table:table-cell>
          <table:table-cell table:style-name="ce34" table:formula="of:=IF(COUNTIF([Centros.$A174:.$A622]; [.A174]); LOOKUP([.A174];[Centros.$A174:.$A622];[Centros.$E174:.$E622]); IF(COUNTIF([Centros.$D174:.$D622]; [.A174]); LOOKUP([.A174];[Centros.$D174:.$D622];[Centros.$E174:.$E622]); &quot;&quot;))">
            <text:p/>
          </table:table-cell>
          <table:table-cell table:style-name="ce37" table:formula="of:=IF(COUNTIF([Centros.$A174:.$A622]; [.A174]); LOOKUP([.A174];[Centros.$A174:.$A622];[Centros.$F174:.$F622]); IF(COUNTIF([Centros.$D174:.$D622]; [.A174]); LOOKUP([.A174];[Centros.$D174:.$D622];[Centros.$F174:.$F62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75]; ROW([.A175]) - 1; &quot;&quot;)">
            <text:p/>
          </table:table-cell>
          <table:table-cell table:style-name="ce29" table:formula="of:=IF(COUNTIF([Centros.$A175:.$A623]; [.A175]); [.A175]; &quot;&quot;)">
            <text:p/>
          </table:table-cell>
          <table:table-cell table:style-name="ce32" table:formula="of:=IF(COUNTIF([Centros.$A175:.$A623]; [.A175]); LOOKUP([.A175];[Centros.$A175:.$A623];[Centros.B175:.B623]); &quot;&quot;)">
            <text:p/>
          </table:table-cell>
          <table:table-cell table:style-name="ce32" table:formula="of:=IF(COUNTIF([Centros.$A175:.$A623]; [.A175]); LOOKUP([.A175];[Centros.$A175:.$A623];[Centros.$C175:.$C623]); IF(COUNTIF([Centros.$D175:.$D623]; [.A175]); LOOKUP([.A175];[Centros.$D175:.$D623];[Centros.$C175:.$C623]); &quot;&quot;))">
            <text:p/>
          </table:table-cell>
          <table:table-cell table:style-name="ce29" table:formula="of:=IF(COUNTIF([Centros.$A175:.$A623]; [.A175]); LOOKUP([.A175];[Centros.$A175:.$A623];[Centros.$D175:.$D623]); IF(COUNTIF([Centros.$D175:.$D623]; [.A175]); [.A175]; &quot;&quot;))">
            <text:p/>
          </table:table-cell>
          <table:table-cell table:style-name="ce35" table:formula="of:=IF(COUNTIF([Centros.$A175:.$A623]; [.A175]); LOOKUP([.A175];[Centros.$A175:.$A623];[Centros.$E175:.$E623]); IF(COUNTIF([Centros.$D175:.$D623]; [.A175]); LOOKUP([.A175];[Centros.$D175:.$D623];[Centros.$E175:.$E623]); &quot;&quot;))">
            <text:p/>
          </table:table-cell>
          <table:table-cell table:style-name="ce38" table:formula="of:=IF(COUNTIF([Centros.$A175:.$A623]; [.A175]); LOOKUP([.A175];[Centros.$A175:.$A623];[Centros.$F175:.$F623]); IF(COUNTIF([Centros.$D175:.$D623]; [.A175]); LOOKUP([.A175];[Centros.$D175:.$D623];[Centros.$F175:.$F62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76]; ROW([.A176]) - 1; &quot;&quot;)">
            <text:p/>
          </table:table-cell>
          <table:table-cell table:style-name="ce28" table:formula="of:=IF(COUNTIF([Centros.$A176:.$A624]; [.A176]); [.A176]; &quot;&quot;)">
            <text:p/>
          </table:table-cell>
          <table:table-cell table:style-name="ce31" table:formula="of:=IF(COUNTIF([Centros.$A176:.$A624]; [.A176]); LOOKUP([.A176];[Centros.$A176:.$A624];[Centros.B176:.B624]); &quot;&quot;)">
            <text:p/>
          </table:table-cell>
          <table:table-cell table:style-name="ce31" table:formula="of:=IF(COUNTIF([Centros.$A176:.$A624]; [.A176]); LOOKUP([.A176];[Centros.$A176:.$A624];[Centros.$C176:.$C624]); IF(COUNTIF([Centros.$D176:.$D624]; [.A176]); LOOKUP([.A176];[Centros.$D176:.$D624];[Centros.$C176:.$C624]); &quot;&quot;))">
            <text:p/>
          </table:table-cell>
          <table:table-cell table:style-name="ce28" table:formula="of:=IF(COUNTIF([Centros.$A176:.$A624]; [.A176]); LOOKUP([.A176];[Centros.$A176:.$A624];[Centros.$D176:.$D624]); IF(COUNTIF([Centros.$D176:.$D624]; [.A176]); [.A176]; &quot;&quot;))">
            <text:p/>
          </table:table-cell>
          <table:table-cell table:style-name="ce34" table:formula="of:=IF(COUNTIF([Centros.$A176:.$A624]; [.A176]); LOOKUP([.A176];[Centros.$A176:.$A624];[Centros.$E176:.$E624]); IF(COUNTIF([Centros.$D176:.$D624]; [.A176]); LOOKUP([.A176];[Centros.$D176:.$D624];[Centros.$E176:.$E624]); &quot;&quot;))">
            <text:p/>
          </table:table-cell>
          <table:table-cell table:style-name="ce37" table:formula="of:=IF(COUNTIF([Centros.$A176:.$A624]; [.A176]); LOOKUP([.A176];[Centros.$A176:.$A624];[Centros.$F176:.$F624]); IF(COUNTIF([Centros.$D176:.$D624]; [.A176]); LOOKUP([.A176];[Centros.$D176:.$D624];[Centros.$F176:.$F62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77]; ROW([.A177]) - 1; &quot;&quot;)">
            <text:p/>
          </table:table-cell>
          <table:table-cell table:style-name="ce29" table:formula="of:=IF(COUNTIF([Centros.$A177:.$A625]; [.A177]); [.A177]; &quot;&quot;)">
            <text:p/>
          </table:table-cell>
          <table:table-cell table:style-name="ce32" table:formula="of:=IF(COUNTIF([Centros.$A177:.$A625]; [.A177]); LOOKUP([.A177];[Centros.$A177:.$A625];[Centros.B177:.B625]); &quot;&quot;)">
            <text:p/>
          </table:table-cell>
          <table:table-cell table:style-name="ce32" table:formula="of:=IF(COUNTIF([Centros.$A177:.$A625]; [.A177]); LOOKUP([.A177];[Centros.$A177:.$A625];[Centros.$C177:.$C625]); IF(COUNTIF([Centros.$D177:.$D625]; [.A177]); LOOKUP([.A177];[Centros.$D177:.$D625];[Centros.$C177:.$C625]); &quot;&quot;))">
            <text:p/>
          </table:table-cell>
          <table:table-cell table:style-name="ce29" table:formula="of:=IF(COUNTIF([Centros.$A177:.$A625]; [.A177]); LOOKUP([.A177];[Centros.$A177:.$A625];[Centros.$D177:.$D625]); IF(COUNTIF([Centros.$D177:.$D625]; [.A177]); [.A177]; &quot;&quot;))">
            <text:p/>
          </table:table-cell>
          <table:table-cell table:style-name="ce35" table:formula="of:=IF(COUNTIF([Centros.$A177:.$A625]; [.A177]); LOOKUP([.A177];[Centros.$A177:.$A625];[Centros.$E177:.$E625]); IF(COUNTIF([Centros.$D177:.$D625]; [.A177]); LOOKUP([.A177];[Centros.$D177:.$D625];[Centros.$E177:.$E625]); &quot;&quot;))">
            <text:p/>
          </table:table-cell>
          <table:table-cell table:style-name="ce38" table:formula="of:=IF(COUNTIF([Centros.$A177:.$A625]; [.A177]); LOOKUP([.A177];[Centros.$A177:.$A625];[Centros.$F177:.$F625]); IF(COUNTIF([Centros.$D177:.$D625]; [.A177]); LOOKUP([.A177];[Centros.$D177:.$D625];[Centros.$F177:.$F62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78]; ROW([.A178]) - 1; &quot;&quot;)">
            <text:p/>
          </table:table-cell>
          <table:table-cell table:style-name="ce28" table:formula="of:=IF(COUNTIF([Centros.$A178:.$A626]; [.A178]); [.A178]; &quot;&quot;)">
            <text:p/>
          </table:table-cell>
          <table:table-cell table:style-name="ce31" table:formula="of:=IF(COUNTIF([Centros.$A178:.$A626]; [.A178]); LOOKUP([.A178];[Centros.$A178:.$A626];[Centros.B178:.B626]); &quot;&quot;)">
            <text:p/>
          </table:table-cell>
          <table:table-cell table:style-name="ce31" table:formula="of:=IF(COUNTIF([Centros.$A178:.$A626]; [.A178]); LOOKUP([.A178];[Centros.$A178:.$A626];[Centros.$C178:.$C626]); IF(COUNTIF([Centros.$D178:.$D626]; [.A178]); LOOKUP([.A178];[Centros.$D178:.$D626];[Centros.$C178:.$C626]); &quot;&quot;))">
            <text:p/>
          </table:table-cell>
          <table:table-cell table:style-name="ce28" table:formula="of:=IF(COUNTIF([Centros.$A178:.$A626]; [.A178]); LOOKUP([.A178];[Centros.$A178:.$A626];[Centros.$D178:.$D626]); IF(COUNTIF([Centros.$D178:.$D626]; [.A178]); [.A178]; &quot;&quot;))">
            <text:p/>
          </table:table-cell>
          <table:table-cell table:style-name="ce34" table:formula="of:=IF(COUNTIF([Centros.$A178:.$A626]; [.A178]); LOOKUP([.A178];[Centros.$A178:.$A626];[Centros.$E178:.$E626]); IF(COUNTIF([Centros.$D178:.$D626]; [.A178]); LOOKUP([.A178];[Centros.$D178:.$D626];[Centros.$E178:.$E626]); &quot;&quot;))">
            <text:p/>
          </table:table-cell>
          <table:table-cell table:style-name="ce37" table:formula="of:=IF(COUNTIF([Centros.$A178:.$A626]; [.A178]); LOOKUP([.A178];[Centros.$A178:.$A626];[Centros.$F178:.$F626]); IF(COUNTIF([Centros.$D178:.$D626]; [.A178]); LOOKUP([.A178];[Centros.$D178:.$D626];[Centros.$F178:.$F62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79]; ROW([.A179]) - 1; &quot;&quot;)">
            <text:p/>
          </table:table-cell>
          <table:table-cell table:style-name="ce29" table:formula="of:=IF(COUNTIF([Centros.$A179:.$A627]; [.A179]); [.A179]; &quot;&quot;)">
            <text:p/>
          </table:table-cell>
          <table:table-cell table:style-name="ce32" table:formula="of:=IF(COUNTIF([Centros.$A179:.$A627]; [.A179]); LOOKUP([.A179];[Centros.$A179:.$A627];[Centros.B179:.B627]); &quot;&quot;)">
            <text:p/>
          </table:table-cell>
          <table:table-cell table:style-name="ce32" table:formula="of:=IF(COUNTIF([Centros.$A179:.$A627]; [.A179]); LOOKUP([.A179];[Centros.$A179:.$A627];[Centros.$C179:.$C627]); IF(COUNTIF([Centros.$D179:.$D627]; [.A179]); LOOKUP([.A179];[Centros.$D179:.$D627];[Centros.$C179:.$C627]); &quot;&quot;))">
            <text:p/>
          </table:table-cell>
          <table:table-cell table:style-name="ce29" table:formula="of:=IF(COUNTIF([Centros.$A179:.$A627]; [.A179]); LOOKUP([.A179];[Centros.$A179:.$A627];[Centros.$D179:.$D627]); IF(COUNTIF([Centros.$D179:.$D627]; [.A179]); [.A179]; &quot;&quot;))">
            <text:p/>
          </table:table-cell>
          <table:table-cell table:style-name="ce35" table:formula="of:=IF(COUNTIF([Centros.$A179:.$A627]; [.A179]); LOOKUP([.A179];[Centros.$A179:.$A627];[Centros.$E179:.$E627]); IF(COUNTIF([Centros.$D179:.$D627]; [.A179]); LOOKUP([.A179];[Centros.$D179:.$D627];[Centros.$E179:.$E627]); &quot;&quot;))">
            <text:p/>
          </table:table-cell>
          <table:table-cell table:style-name="ce38" table:formula="of:=IF(COUNTIF([Centros.$A179:.$A627]; [.A179]); LOOKUP([.A179];[Centros.$A179:.$A627];[Centros.$F179:.$F627]); IF(COUNTIF([Centros.$D179:.$D627]; [.A179]); LOOKUP([.A179];[Centros.$D179:.$D627];[Centros.$F179:.$F62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80]; ROW([.A180]) - 1; &quot;&quot;)">
            <text:p/>
          </table:table-cell>
          <table:table-cell table:style-name="ce28" table:formula="of:=IF(COUNTIF([Centros.$A180:.$A628]; [.A180]); [.A180]; &quot;&quot;)">
            <text:p/>
          </table:table-cell>
          <table:table-cell table:style-name="ce31" table:formula="of:=IF(COUNTIF([Centros.$A180:.$A628]; [.A180]); LOOKUP([.A180];[Centros.$A180:.$A628];[Centros.B180:.B628]); &quot;&quot;)">
            <text:p/>
          </table:table-cell>
          <table:table-cell table:style-name="ce31" table:formula="of:=IF(COUNTIF([Centros.$A180:.$A628]; [.A180]); LOOKUP([.A180];[Centros.$A180:.$A628];[Centros.$C180:.$C628]); IF(COUNTIF([Centros.$D180:.$D628]; [.A180]); LOOKUP([.A180];[Centros.$D180:.$D628];[Centros.$C180:.$C628]); &quot;&quot;))">
            <text:p/>
          </table:table-cell>
          <table:table-cell table:style-name="ce28" table:formula="of:=IF(COUNTIF([Centros.$A180:.$A628]; [.A180]); LOOKUP([.A180];[Centros.$A180:.$A628];[Centros.$D180:.$D628]); IF(COUNTIF([Centros.$D180:.$D628]; [.A180]); [.A180]; &quot;&quot;))">
            <text:p/>
          </table:table-cell>
          <table:table-cell table:style-name="ce34" table:formula="of:=IF(COUNTIF([Centros.$A180:.$A628]; [.A180]); LOOKUP([.A180];[Centros.$A180:.$A628];[Centros.$E180:.$E628]); IF(COUNTIF([Centros.$D180:.$D628]; [.A180]); LOOKUP([.A180];[Centros.$D180:.$D628];[Centros.$E180:.$E628]); &quot;&quot;))">
            <text:p/>
          </table:table-cell>
          <table:table-cell table:style-name="ce37" table:formula="of:=IF(COUNTIF([Centros.$A180:.$A628]; [.A180]); LOOKUP([.A180];[Centros.$A180:.$A628];[Centros.$F180:.$F628]); IF(COUNTIF([Centros.$D180:.$D628]; [.A180]); LOOKUP([.A180];[Centros.$D180:.$D628];[Centros.$F180:.$F62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81]; ROW([.A181]) - 1; &quot;&quot;)">
            <text:p/>
          </table:table-cell>
          <table:table-cell table:style-name="ce29" table:formula="of:=IF(COUNTIF([Centros.$A181:.$A629]; [.A181]); [.A181]; &quot;&quot;)">
            <text:p/>
          </table:table-cell>
          <table:table-cell table:style-name="ce32" table:formula="of:=IF(COUNTIF([Centros.$A181:.$A629]; [.A181]); LOOKUP([.A181];[Centros.$A181:.$A629];[Centros.B181:.B629]); &quot;&quot;)">
            <text:p/>
          </table:table-cell>
          <table:table-cell table:style-name="ce32" table:formula="of:=IF(COUNTIF([Centros.$A181:.$A629]; [.A181]); LOOKUP([.A181];[Centros.$A181:.$A629];[Centros.$C181:.$C629]); IF(COUNTIF([Centros.$D181:.$D629]; [.A181]); LOOKUP([.A181];[Centros.$D181:.$D629];[Centros.$C181:.$C629]); &quot;&quot;))">
            <text:p/>
          </table:table-cell>
          <table:table-cell table:style-name="ce29" table:formula="of:=IF(COUNTIF([Centros.$A181:.$A629]; [.A181]); LOOKUP([.A181];[Centros.$A181:.$A629];[Centros.$D181:.$D629]); IF(COUNTIF([Centros.$D181:.$D629]; [.A181]); [.A181]; &quot;&quot;))">
            <text:p/>
          </table:table-cell>
          <table:table-cell table:style-name="ce35" table:formula="of:=IF(COUNTIF([Centros.$A181:.$A629]; [.A181]); LOOKUP([.A181];[Centros.$A181:.$A629];[Centros.$E181:.$E629]); IF(COUNTIF([Centros.$D181:.$D629]; [.A181]); LOOKUP([.A181];[Centros.$D181:.$D629];[Centros.$E181:.$E629]); &quot;&quot;))">
            <text:p/>
          </table:table-cell>
          <table:table-cell table:style-name="ce38" table:formula="of:=IF(COUNTIF([Centros.$A181:.$A629]; [.A181]); LOOKUP([.A181];[Centros.$A181:.$A629];[Centros.$F181:.$F629]); IF(COUNTIF([Centros.$D181:.$D629]; [.A181]); LOOKUP([.A181];[Centros.$D181:.$D629];[Centros.$F181:.$F62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82]; ROW([.A182]) - 1; &quot;&quot;)">
            <text:p/>
          </table:table-cell>
          <table:table-cell table:style-name="ce28" table:formula="of:=IF(COUNTIF([Centros.$A182:.$A630]; [.A182]); [.A182]; &quot;&quot;)">
            <text:p/>
          </table:table-cell>
          <table:table-cell table:style-name="ce31" table:formula="of:=IF(COUNTIF([Centros.$A182:.$A630]; [.A182]); LOOKUP([.A182];[Centros.$A182:.$A630];[Centros.B182:.B630]); &quot;&quot;)">
            <text:p/>
          </table:table-cell>
          <table:table-cell table:style-name="ce31" table:formula="of:=IF(COUNTIF([Centros.$A182:.$A630]; [.A182]); LOOKUP([.A182];[Centros.$A182:.$A630];[Centros.$C182:.$C630]); IF(COUNTIF([Centros.$D182:.$D630]; [.A182]); LOOKUP([.A182];[Centros.$D182:.$D630];[Centros.$C182:.$C630]); &quot;&quot;))">
            <text:p/>
          </table:table-cell>
          <table:table-cell table:style-name="ce28" table:formula="of:=IF(COUNTIF([Centros.$A182:.$A630]; [.A182]); LOOKUP([.A182];[Centros.$A182:.$A630];[Centros.$D182:.$D630]); IF(COUNTIF([Centros.$D182:.$D630]; [.A182]); [.A182]; &quot;&quot;))">
            <text:p/>
          </table:table-cell>
          <table:table-cell table:style-name="ce34" table:formula="of:=IF(COUNTIF([Centros.$A182:.$A630]; [.A182]); LOOKUP([.A182];[Centros.$A182:.$A630];[Centros.$E182:.$E630]); IF(COUNTIF([Centros.$D182:.$D630]; [.A182]); LOOKUP([.A182];[Centros.$D182:.$D630];[Centros.$E182:.$E630]); &quot;&quot;))">
            <text:p/>
          </table:table-cell>
          <table:table-cell table:style-name="ce37" table:formula="of:=IF(COUNTIF([Centros.$A182:.$A630]; [.A182]); LOOKUP([.A182];[Centros.$A182:.$A630];[Centros.$F182:.$F630]); IF(COUNTIF([Centros.$D182:.$D630]; [.A182]); LOOKUP([.A182];[Centros.$D182:.$D630];[Centros.$F182:.$F63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83]; ROW([.A183]) - 1; &quot;&quot;)">
            <text:p/>
          </table:table-cell>
          <table:table-cell table:style-name="ce29" table:formula="of:=IF(COUNTIF([Centros.$A183:.$A631]; [.A183]); [.A183]; &quot;&quot;)">
            <text:p/>
          </table:table-cell>
          <table:table-cell table:style-name="ce32" table:formula="of:=IF(COUNTIF([Centros.$A183:.$A631]; [.A183]); LOOKUP([.A183];[Centros.$A183:.$A631];[Centros.B183:.B631]); &quot;&quot;)">
            <text:p/>
          </table:table-cell>
          <table:table-cell table:style-name="ce32" table:formula="of:=IF(COUNTIF([Centros.$A183:.$A631]; [.A183]); LOOKUP([.A183];[Centros.$A183:.$A631];[Centros.$C183:.$C631]); IF(COUNTIF([Centros.$D183:.$D631]; [.A183]); LOOKUP([.A183];[Centros.$D183:.$D631];[Centros.$C183:.$C631]); &quot;&quot;))">
            <text:p/>
          </table:table-cell>
          <table:table-cell table:style-name="ce29" table:formula="of:=IF(COUNTIF([Centros.$A183:.$A631]; [.A183]); LOOKUP([.A183];[Centros.$A183:.$A631];[Centros.$D183:.$D631]); IF(COUNTIF([Centros.$D183:.$D631]; [.A183]); [.A183]; &quot;&quot;))">
            <text:p/>
          </table:table-cell>
          <table:table-cell table:style-name="ce35" table:formula="of:=IF(COUNTIF([Centros.$A183:.$A631]; [.A183]); LOOKUP([.A183];[Centros.$A183:.$A631];[Centros.$E183:.$E631]); IF(COUNTIF([Centros.$D183:.$D631]; [.A183]); LOOKUP([.A183];[Centros.$D183:.$D631];[Centros.$E183:.$E631]); &quot;&quot;))">
            <text:p/>
          </table:table-cell>
          <table:table-cell table:style-name="ce38" table:formula="of:=IF(COUNTIF([Centros.$A183:.$A631]; [.A183]); LOOKUP([.A183];[Centros.$A183:.$A631];[Centros.$F183:.$F631]); IF(COUNTIF([Centros.$D183:.$D631]; [.A183]); LOOKUP([.A183];[Centros.$D183:.$D631];[Centros.$F183:.$F63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84]; ROW([.A184]) - 1; &quot;&quot;)">
            <text:p/>
          </table:table-cell>
          <table:table-cell table:style-name="ce28" table:formula="of:=IF(COUNTIF([Centros.$A184:.$A632]; [.A184]); [.A184]; &quot;&quot;)">
            <text:p/>
          </table:table-cell>
          <table:table-cell table:style-name="ce31" table:formula="of:=IF(COUNTIF([Centros.$A184:.$A632]; [.A184]); LOOKUP([.A184];[Centros.$A184:.$A632];[Centros.B184:.B632]); &quot;&quot;)">
            <text:p/>
          </table:table-cell>
          <table:table-cell table:style-name="ce31" table:formula="of:=IF(COUNTIF([Centros.$A184:.$A632]; [.A184]); LOOKUP([.A184];[Centros.$A184:.$A632];[Centros.$C184:.$C632]); IF(COUNTIF([Centros.$D184:.$D632]; [.A184]); LOOKUP([.A184];[Centros.$D184:.$D632];[Centros.$C184:.$C632]); &quot;&quot;))">
            <text:p/>
          </table:table-cell>
          <table:table-cell table:style-name="ce28" table:formula="of:=IF(COUNTIF([Centros.$A184:.$A632]; [.A184]); LOOKUP([.A184];[Centros.$A184:.$A632];[Centros.$D184:.$D632]); IF(COUNTIF([Centros.$D184:.$D632]; [.A184]); [.A184]; &quot;&quot;))">
            <text:p/>
          </table:table-cell>
          <table:table-cell table:style-name="ce34" table:formula="of:=IF(COUNTIF([Centros.$A184:.$A632]; [.A184]); LOOKUP([.A184];[Centros.$A184:.$A632];[Centros.$E184:.$E632]); IF(COUNTIF([Centros.$D184:.$D632]; [.A184]); LOOKUP([.A184];[Centros.$D184:.$D632];[Centros.$E184:.$E632]); &quot;&quot;))">
            <text:p/>
          </table:table-cell>
          <table:table-cell table:style-name="ce37" table:formula="of:=IF(COUNTIF([Centros.$A184:.$A632]; [.A184]); LOOKUP([.A184];[Centros.$A184:.$A632];[Centros.$F184:.$F632]); IF(COUNTIF([Centros.$D184:.$D632]; [.A184]); LOOKUP([.A184];[Centros.$D184:.$D632];[Centros.$F184:.$F63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85]; ROW([.A185]) - 1; &quot;&quot;)">
            <text:p/>
          </table:table-cell>
          <table:table-cell table:style-name="ce29" table:formula="of:=IF(COUNTIF([Centros.$A185:.$A633]; [.A185]); [.A185]; &quot;&quot;)">
            <text:p/>
          </table:table-cell>
          <table:table-cell table:style-name="ce32" table:formula="of:=IF(COUNTIF([Centros.$A185:.$A633]; [.A185]); LOOKUP([.A185];[Centros.$A185:.$A633];[Centros.B185:.B633]); &quot;&quot;)">
            <text:p/>
          </table:table-cell>
          <table:table-cell table:style-name="ce32" table:formula="of:=IF(COUNTIF([Centros.$A185:.$A633]; [.A185]); LOOKUP([.A185];[Centros.$A185:.$A633];[Centros.$C185:.$C633]); IF(COUNTIF([Centros.$D185:.$D633]; [.A185]); LOOKUP([.A185];[Centros.$D185:.$D633];[Centros.$C185:.$C633]); &quot;&quot;))">
            <text:p/>
          </table:table-cell>
          <table:table-cell table:style-name="ce29" table:formula="of:=IF(COUNTIF([Centros.$A185:.$A633]; [.A185]); LOOKUP([.A185];[Centros.$A185:.$A633];[Centros.$D185:.$D633]); IF(COUNTIF([Centros.$D185:.$D633]; [.A185]); [.A185]; &quot;&quot;))">
            <text:p/>
          </table:table-cell>
          <table:table-cell table:style-name="ce35" table:formula="of:=IF(COUNTIF([Centros.$A185:.$A633]; [.A185]); LOOKUP([.A185];[Centros.$A185:.$A633];[Centros.$E185:.$E633]); IF(COUNTIF([Centros.$D185:.$D633]; [.A185]); LOOKUP([.A185];[Centros.$D185:.$D633];[Centros.$E185:.$E633]); &quot;&quot;))">
            <text:p/>
          </table:table-cell>
          <table:table-cell table:style-name="ce38" table:formula="of:=IF(COUNTIF([Centros.$A185:.$A633]; [.A185]); LOOKUP([.A185];[Centros.$A185:.$A633];[Centros.$F185:.$F633]); IF(COUNTIF([Centros.$D185:.$D633]; [.A185]); LOOKUP([.A185];[Centros.$D185:.$D633];[Centros.$F185:.$F63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86]; ROW([.A186]) - 1; &quot;&quot;)">
            <text:p/>
          </table:table-cell>
          <table:table-cell table:style-name="ce28" table:formula="of:=IF(COUNTIF([Centros.$A186:.$A634]; [.A186]); [.A186]; &quot;&quot;)">
            <text:p/>
          </table:table-cell>
          <table:table-cell table:style-name="ce31" table:formula="of:=IF(COUNTIF([Centros.$A186:.$A634]; [.A186]); LOOKUP([.A186];[Centros.$A186:.$A634];[Centros.B186:.B634]); &quot;&quot;)">
            <text:p/>
          </table:table-cell>
          <table:table-cell table:style-name="ce31" table:formula="of:=IF(COUNTIF([Centros.$A186:.$A634]; [.A186]); LOOKUP([.A186];[Centros.$A186:.$A634];[Centros.$C186:.$C634]); IF(COUNTIF([Centros.$D186:.$D634]; [.A186]); LOOKUP([.A186];[Centros.$D186:.$D634];[Centros.$C186:.$C634]); &quot;&quot;))">
            <text:p/>
          </table:table-cell>
          <table:table-cell table:style-name="ce28" table:formula="of:=IF(COUNTIF([Centros.$A186:.$A634]; [.A186]); LOOKUP([.A186];[Centros.$A186:.$A634];[Centros.$D186:.$D634]); IF(COUNTIF([Centros.$D186:.$D634]; [.A186]); [.A186]; &quot;&quot;))">
            <text:p/>
          </table:table-cell>
          <table:table-cell table:style-name="ce34" table:formula="of:=IF(COUNTIF([Centros.$A186:.$A634]; [.A186]); LOOKUP([.A186];[Centros.$A186:.$A634];[Centros.$E186:.$E634]); IF(COUNTIF([Centros.$D186:.$D634]; [.A186]); LOOKUP([.A186];[Centros.$D186:.$D634];[Centros.$E186:.$E634]); &quot;&quot;))">
            <text:p/>
          </table:table-cell>
          <table:table-cell table:style-name="ce37" table:formula="of:=IF(COUNTIF([Centros.$A186:.$A634]; [.A186]); LOOKUP([.A186];[Centros.$A186:.$A634];[Centros.$F186:.$F634]); IF(COUNTIF([Centros.$D186:.$D634]; [.A186]); LOOKUP([.A186];[Centros.$D186:.$D634];[Centros.$F186:.$F63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87]; ROW([.A187]) - 1; &quot;&quot;)">
            <text:p/>
          </table:table-cell>
          <table:table-cell table:style-name="ce29" table:formula="of:=IF(COUNTIF([Centros.$A187:.$A635]; [.A187]); [.A187]; &quot;&quot;)">
            <text:p/>
          </table:table-cell>
          <table:table-cell table:style-name="ce32" table:formula="of:=IF(COUNTIF([Centros.$A187:.$A635]; [.A187]); LOOKUP([.A187];[Centros.$A187:.$A635];[Centros.B187:.B635]); &quot;&quot;)">
            <text:p/>
          </table:table-cell>
          <table:table-cell table:style-name="ce32" table:formula="of:=IF(COUNTIF([Centros.$A187:.$A635]; [.A187]); LOOKUP([.A187];[Centros.$A187:.$A635];[Centros.$C187:.$C635]); IF(COUNTIF([Centros.$D187:.$D635]; [.A187]); LOOKUP([.A187];[Centros.$D187:.$D635];[Centros.$C187:.$C635]); &quot;&quot;))">
            <text:p/>
          </table:table-cell>
          <table:table-cell table:style-name="ce29" table:formula="of:=IF(COUNTIF([Centros.$A187:.$A635]; [.A187]); LOOKUP([.A187];[Centros.$A187:.$A635];[Centros.$D187:.$D635]); IF(COUNTIF([Centros.$D187:.$D635]; [.A187]); [.A187]; &quot;&quot;))">
            <text:p/>
          </table:table-cell>
          <table:table-cell table:style-name="ce35" table:formula="of:=IF(COUNTIF([Centros.$A187:.$A635]; [.A187]); LOOKUP([.A187];[Centros.$A187:.$A635];[Centros.$E187:.$E635]); IF(COUNTIF([Centros.$D187:.$D635]; [.A187]); LOOKUP([.A187];[Centros.$D187:.$D635];[Centros.$E187:.$E635]); &quot;&quot;))">
            <text:p/>
          </table:table-cell>
          <table:table-cell table:style-name="ce38" table:formula="of:=IF(COUNTIF([Centros.$A187:.$A635]; [.A187]); LOOKUP([.A187];[Centros.$A187:.$A635];[Centros.$F187:.$F635]); IF(COUNTIF([Centros.$D187:.$D635]; [.A187]); LOOKUP([.A187];[Centros.$D187:.$D635];[Centros.$F187:.$F63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88]; ROW([.A188]) - 1; &quot;&quot;)">
            <text:p/>
          </table:table-cell>
          <table:table-cell table:style-name="ce28" table:formula="of:=IF(COUNTIF([Centros.$A188:.$A636]; [.A188]); [.A188]; &quot;&quot;)">
            <text:p/>
          </table:table-cell>
          <table:table-cell table:style-name="ce31" table:formula="of:=IF(COUNTIF([Centros.$A188:.$A636]; [.A188]); LOOKUP([.A188];[Centros.$A188:.$A636];[Centros.B188:.B636]); &quot;&quot;)">
            <text:p/>
          </table:table-cell>
          <table:table-cell table:style-name="ce31" table:formula="of:=IF(COUNTIF([Centros.$A188:.$A636]; [.A188]); LOOKUP([.A188];[Centros.$A188:.$A636];[Centros.$C188:.$C636]); IF(COUNTIF([Centros.$D188:.$D636]; [.A188]); LOOKUP([.A188];[Centros.$D188:.$D636];[Centros.$C188:.$C636]); &quot;&quot;))">
            <text:p/>
          </table:table-cell>
          <table:table-cell table:style-name="ce28" table:formula="of:=IF(COUNTIF([Centros.$A188:.$A636]; [.A188]); LOOKUP([.A188];[Centros.$A188:.$A636];[Centros.$D188:.$D636]); IF(COUNTIF([Centros.$D188:.$D636]; [.A188]); [.A188]; &quot;&quot;))">
            <text:p/>
          </table:table-cell>
          <table:table-cell table:style-name="ce34" table:formula="of:=IF(COUNTIF([Centros.$A188:.$A636]; [.A188]); LOOKUP([.A188];[Centros.$A188:.$A636];[Centros.$E188:.$E636]); IF(COUNTIF([Centros.$D188:.$D636]; [.A188]); LOOKUP([.A188];[Centros.$D188:.$D636];[Centros.$E188:.$E636]); &quot;&quot;))">
            <text:p/>
          </table:table-cell>
          <table:table-cell table:style-name="ce37" table:formula="of:=IF(COUNTIF([Centros.$A188:.$A636]; [.A188]); LOOKUP([.A188];[Centros.$A188:.$A636];[Centros.$F188:.$F636]); IF(COUNTIF([Centros.$D188:.$D636]; [.A188]); LOOKUP([.A188];[Centros.$D188:.$D636];[Centros.$F188:.$F63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89]; ROW([.A189]) - 1; &quot;&quot;)">
            <text:p/>
          </table:table-cell>
          <table:table-cell table:style-name="ce29" table:formula="of:=IF(COUNTIF([Centros.$A189:.$A637]; [.A189]); [.A189]; &quot;&quot;)">
            <text:p/>
          </table:table-cell>
          <table:table-cell table:style-name="ce32" table:formula="of:=IF(COUNTIF([Centros.$A189:.$A637]; [.A189]); LOOKUP([.A189];[Centros.$A189:.$A637];[Centros.B189:.B637]); &quot;&quot;)">
            <text:p/>
          </table:table-cell>
          <table:table-cell table:style-name="ce32" table:formula="of:=IF(COUNTIF([Centros.$A189:.$A637]; [.A189]); LOOKUP([.A189];[Centros.$A189:.$A637];[Centros.$C189:.$C637]); IF(COUNTIF([Centros.$D189:.$D637]; [.A189]); LOOKUP([.A189];[Centros.$D189:.$D637];[Centros.$C189:.$C637]); &quot;&quot;))">
            <text:p/>
          </table:table-cell>
          <table:table-cell table:style-name="ce29" table:formula="of:=IF(COUNTIF([Centros.$A189:.$A637]; [.A189]); LOOKUP([.A189];[Centros.$A189:.$A637];[Centros.$D189:.$D637]); IF(COUNTIF([Centros.$D189:.$D637]; [.A189]); [.A189]; &quot;&quot;))">
            <text:p/>
          </table:table-cell>
          <table:table-cell table:style-name="ce35" table:formula="of:=IF(COUNTIF([Centros.$A189:.$A637]; [.A189]); LOOKUP([.A189];[Centros.$A189:.$A637];[Centros.$E189:.$E637]); IF(COUNTIF([Centros.$D189:.$D637]; [.A189]); LOOKUP([.A189];[Centros.$D189:.$D637];[Centros.$E189:.$E637]); &quot;&quot;))">
            <text:p/>
          </table:table-cell>
          <table:table-cell table:style-name="ce38" table:formula="of:=IF(COUNTIF([Centros.$A189:.$A637]; [.A189]); LOOKUP([.A189];[Centros.$A189:.$A637];[Centros.$F189:.$F637]); IF(COUNTIF([Centros.$D189:.$D637]; [.A189]); LOOKUP([.A189];[Centros.$D189:.$D637];[Centros.$F189:.$F63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90]; ROW([.A190]) - 1; &quot;&quot;)">
            <text:p/>
          </table:table-cell>
          <table:table-cell table:style-name="ce28" table:formula="of:=IF(COUNTIF([Centros.$A190:.$A638]; [.A190]); [.A190]; &quot;&quot;)">
            <text:p/>
          </table:table-cell>
          <table:table-cell table:style-name="ce31" table:formula="of:=IF(COUNTIF([Centros.$A190:.$A638]; [.A190]); LOOKUP([.A190];[Centros.$A190:.$A638];[Centros.B190:.B638]); &quot;&quot;)">
            <text:p/>
          </table:table-cell>
          <table:table-cell table:style-name="ce31" table:formula="of:=IF(COUNTIF([Centros.$A190:.$A638]; [.A190]); LOOKUP([.A190];[Centros.$A190:.$A638];[Centros.$C190:.$C638]); IF(COUNTIF([Centros.$D190:.$D638]; [.A190]); LOOKUP([.A190];[Centros.$D190:.$D638];[Centros.$C190:.$C638]); &quot;&quot;))">
            <text:p/>
          </table:table-cell>
          <table:table-cell table:style-name="ce28" table:formula="of:=IF(COUNTIF([Centros.$A190:.$A638]; [.A190]); LOOKUP([.A190];[Centros.$A190:.$A638];[Centros.$D190:.$D638]); IF(COUNTIF([Centros.$D190:.$D638]; [.A190]); [.A190]; &quot;&quot;))">
            <text:p/>
          </table:table-cell>
          <table:table-cell table:style-name="ce34" table:formula="of:=IF(COUNTIF([Centros.$A190:.$A638]; [.A190]); LOOKUP([.A190];[Centros.$A190:.$A638];[Centros.$E190:.$E638]); IF(COUNTIF([Centros.$D190:.$D638]; [.A190]); LOOKUP([.A190];[Centros.$D190:.$D638];[Centros.$E190:.$E638]); &quot;&quot;))">
            <text:p/>
          </table:table-cell>
          <table:table-cell table:style-name="ce37" table:formula="of:=IF(COUNTIF([Centros.$A190:.$A638]; [.A190]); LOOKUP([.A190];[Centros.$A190:.$A638];[Centros.$F190:.$F638]); IF(COUNTIF([Centros.$D190:.$D638]; [.A190]); LOOKUP([.A190];[Centros.$D190:.$D638];[Centros.$F190:.$F63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91]; ROW([.A191]) - 1; &quot;&quot;)">
            <text:p/>
          </table:table-cell>
          <table:table-cell table:style-name="ce29" table:formula="of:=IF(COUNTIF([Centros.$A191:.$A639]; [.A191]); [.A191]; &quot;&quot;)">
            <text:p/>
          </table:table-cell>
          <table:table-cell table:style-name="ce32" table:formula="of:=IF(COUNTIF([Centros.$A191:.$A639]; [.A191]); LOOKUP([.A191];[Centros.$A191:.$A639];[Centros.B191:.B639]); &quot;&quot;)">
            <text:p/>
          </table:table-cell>
          <table:table-cell table:style-name="ce32" table:formula="of:=IF(COUNTIF([Centros.$A191:.$A639]; [.A191]); LOOKUP([.A191];[Centros.$A191:.$A639];[Centros.$C191:.$C639]); IF(COUNTIF([Centros.$D191:.$D639]; [.A191]); LOOKUP([.A191];[Centros.$D191:.$D639];[Centros.$C191:.$C639]); &quot;&quot;))">
            <text:p/>
          </table:table-cell>
          <table:table-cell table:style-name="ce29" table:formula="of:=IF(COUNTIF([Centros.$A191:.$A639]; [.A191]); LOOKUP([.A191];[Centros.$A191:.$A639];[Centros.$D191:.$D639]); IF(COUNTIF([Centros.$D191:.$D639]; [.A191]); [.A191]; &quot;&quot;))">
            <text:p/>
          </table:table-cell>
          <table:table-cell table:style-name="ce35" table:formula="of:=IF(COUNTIF([Centros.$A191:.$A639]; [.A191]); LOOKUP([.A191];[Centros.$A191:.$A639];[Centros.$E191:.$E639]); IF(COUNTIF([Centros.$D191:.$D639]; [.A191]); LOOKUP([.A191];[Centros.$D191:.$D639];[Centros.$E191:.$E639]); &quot;&quot;))">
            <text:p/>
          </table:table-cell>
          <table:table-cell table:style-name="ce38" table:formula="of:=IF(COUNTIF([Centros.$A191:.$A639]; [.A191]); LOOKUP([.A191];[Centros.$A191:.$A639];[Centros.$F191:.$F639]); IF(COUNTIF([Centros.$D191:.$D639]; [.A191]); LOOKUP([.A191];[Centros.$D191:.$D639];[Centros.$F191:.$F63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92]; ROW([.A192]) - 1; &quot;&quot;)">
            <text:p/>
          </table:table-cell>
          <table:table-cell table:style-name="ce28" table:formula="of:=IF(COUNTIF([Centros.$A192:.$A640]; [.A192]); [.A192]; &quot;&quot;)">
            <text:p/>
          </table:table-cell>
          <table:table-cell table:style-name="ce31" table:formula="of:=IF(COUNTIF([Centros.$A192:.$A640]; [.A192]); LOOKUP([.A192];[Centros.$A192:.$A640];[Centros.B192:.B640]); &quot;&quot;)">
            <text:p/>
          </table:table-cell>
          <table:table-cell table:style-name="ce31" table:formula="of:=IF(COUNTIF([Centros.$A192:.$A640]; [.A192]); LOOKUP([.A192];[Centros.$A192:.$A640];[Centros.$C192:.$C640]); IF(COUNTIF([Centros.$D192:.$D640]; [.A192]); LOOKUP([.A192];[Centros.$D192:.$D640];[Centros.$C192:.$C640]); &quot;&quot;))">
            <text:p/>
          </table:table-cell>
          <table:table-cell table:style-name="ce28" table:formula="of:=IF(COUNTIF([Centros.$A192:.$A640]; [.A192]); LOOKUP([.A192];[Centros.$A192:.$A640];[Centros.$D192:.$D640]); IF(COUNTIF([Centros.$D192:.$D640]; [.A192]); [.A192]; &quot;&quot;))">
            <text:p/>
          </table:table-cell>
          <table:table-cell table:style-name="ce34" table:formula="of:=IF(COUNTIF([Centros.$A192:.$A640]; [.A192]); LOOKUP([.A192];[Centros.$A192:.$A640];[Centros.$E192:.$E640]); IF(COUNTIF([Centros.$D192:.$D640]; [.A192]); LOOKUP([.A192];[Centros.$D192:.$D640];[Centros.$E192:.$E640]); &quot;&quot;))">
            <text:p/>
          </table:table-cell>
          <table:table-cell table:style-name="ce37" table:formula="of:=IF(COUNTIF([Centros.$A192:.$A640]; [.A192]); LOOKUP([.A192];[Centros.$A192:.$A640];[Centros.$F192:.$F640]); IF(COUNTIF([Centros.$D192:.$D640]; [.A192]); LOOKUP([.A192];[Centros.$D192:.$D640];[Centros.$F192:.$F64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93]; ROW([.A193]) - 1; &quot;&quot;)">
            <text:p/>
          </table:table-cell>
          <table:table-cell table:style-name="ce29" table:formula="of:=IF(COUNTIF([Centros.$A193:.$A641]; [.A193]); [.A193]; &quot;&quot;)">
            <text:p/>
          </table:table-cell>
          <table:table-cell table:style-name="ce32" table:formula="of:=IF(COUNTIF([Centros.$A193:.$A641]; [.A193]); LOOKUP([.A193];[Centros.$A193:.$A641];[Centros.B193:.B641]); &quot;&quot;)">
            <text:p/>
          </table:table-cell>
          <table:table-cell table:style-name="ce32" table:formula="of:=IF(COUNTIF([Centros.$A193:.$A641]; [.A193]); LOOKUP([.A193];[Centros.$A193:.$A641];[Centros.$C193:.$C641]); IF(COUNTIF([Centros.$D193:.$D641]; [.A193]); LOOKUP([.A193];[Centros.$D193:.$D641];[Centros.$C193:.$C641]); &quot;&quot;))">
            <text:p/>
          </table:table-cell>
          <table:table-cell table:style-name="ce29" table:formula="of:=IF(COUNTIF([Centros.$A193:.$A641]; [.A193]); LOOKUP([.A193];[Centros.$A193:.$A641];[Centros.$D193:.$D641]); IF(COUNTIF([Centros.$D193:.$D641]; [.A193]); [.A193]; &quot;&quot;))">
            <text:p/>
          </table:table-cell>
          <table:table-cell table:style-name="ce35" table:formula="of:=IF(COUNTIF([Centros.$A193:.$A641]; [.A193]); LOOKUP([.A193];[Centros.$A193:.$A641];[Centros.$E193:.$E641]); IF(COUNTIF([Centros.$D193:.$D641]; [.A193]); LOOKUP([.A193];[Centros.$D193:.$D641];[Centros.$E193:.$E641]); &quot;&quot;))">
            <text:p/>
          </table:table-cell>
          <table:table-cell table:style-name="ce38" table:formula="of:=IF(COUNTIF([Centros.$A193:.$A641]; [.A193]); LOOKUP([.A193];[Centros.$A193:.$A641];[Centros.$F193:.$F641]); IF(COUNTIF([Centros.$D193:.$D641]; [.A193]); LOOKUP([.A193];[Centros.$D193:.$D641];[Centros.$F193:.$F64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94]; ROW([.A194]) - 1; &quot;&quot;)">
            <text:p/>
          </table:table-cell>
          <table:table-cell table:style-name="ce28" table:formula="of:=IF(COUNTIF([Centros.$A194:.$A642]; [.A194]); [.A194]; &quot;&quot;)">
            <text:p/>
          </table:table-cell>
          <table:table-cell table:style-name="ce31" table:formula="of:=IF(COUNTIF([Centros.$A194:.$A642]; [.A194]); LOOKUP([.A194];[Centros.$A194:.$A642];[Centros.B194:.B642]); &quot;&quot;)">
            <text:p/>
          </table:table-cell>
          <table:table-cell table:style-name="ce31" table:formula="of:=IF(COUNTIF([Centros.$A194:.$A642]; [.A194]); LOOKUP([.A194];[Centros.$A194:.$A642];[Centros.$C194:.$C642]); IF(COUNTIF([Centros.$D194:.$D642]; [.A194]); LOOKUP([.A194];[Centros.$D194:.$D642];[Centros.$C194:.$C642]); &quot;&quot;))">
            <text:p/>
          </table:table-cell>
          <table:table-cell table:style-name="ce28" table:formula="of:=IF(COUNTIF([Centros.$A194:.$A642]; [.A194]); LOOKUP([.A194];[Centros.$A194:.$A642];[Centros.$D194:.$D642]); IF(COUNTIF([Centros.$D194:.$D642]; [.A194]); [.A194]; &quot;&quot;))">
            <text:p/>
          </table:table-cell>
          <table:table-cell table:style-name="ce34" table:formula="of:=IF(COUNTIF([Centros.$A194:.$A642]; [.A194]); LOOKUP([.A194];[Centros.$A194:.$A642];[Centros.$E194:.$E642]); IF(COUNTIF([Centros.$D194:.$D642]; [.A194]); LOOKUP([.A194];[Centros.$D194:.$D642];[Centros.$E194:.$E642]); &quot;&quot;))">
            <text:p/>
          </table:table-cell>
          <table:table-cell table:style-name="ce37" table:formula="of:=IF(COUNTIF([Centros.$A194:.$A642]; [.A194]); LOOKUP([.A194];[Centros.$A194:.$A642];[Centros.$F194:.$F642]); IF(COUNTIF([Centros.$D194:.$D642]; [.A194]); LOOKUP([.A194];[Centros.$D194:.$D642];[Centros.$F194:.$F64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95]; ROW([.A195]) - 1; &quot;&quot;)">
            <text:p/>
          </table:table-cell>
          <table:table-cell table:style-name="ce29" table:formula="of:=IF(COUNTIF([Centros.$A195:.$A643]; [.A195]); [.A195]; &quot;&quot;)">
            <text:p/>
          </table:table-cell>
          <table:table-cell table:style-name="ce32" table:formula="of:=IF(COUNTIF([Centros.$A195:.$A643]; [.A195]); LOOKUP([.A195];[Centros.$A195:.$A643];[Centros.B195:.B643]); &quot;&quot;)">
            <text:p/>
          </table:table-cell>
          <table:table-cell table:style-name="ce32" table:formula="of:=IF(COUNTIF([Centros.$A195:.$A643]; [.A195]); LOOKUP([.A195];[Centros.$A195:.$A643];[Centros.$C195:.$C643]); IF(COUNTIF([Centros.$D195:.$D643]; [.A195]); LOOKUP([.A195];[Centros.$D195:.$D643];[Centros.$C195:.$C643]); &quot;&quot;))">
            <text:p/>
          </table:table-cell>
          <table:table-cell table:style-name="ce29" table:formula="of:=IF(COUNTIF([Centros.$A195:.$A643]; [.A195]); LOOKUP([.A195];[Centros.$A195:.$A643];[Centros.$D195:.$D643]); IF(COUNTIF([Centros.$D195:.$D643]; [.A195]); [.A195]; &quot;&quot;))">
            <text:p/>
          </table:table-cell>
          <table:table-cell table:style-name="ce35" table:formula="of:=IF(COUNTIF([Centros.$A195:.$A643]; [.A195]); LOOKUP([.A195];[Centros.$A195:.$A643];[Centros.$E195:.$E643]); IF(COUNTIF([Centros.$D195:.$D643]; [.A195]); LOOKUP([.A195];[Centros.$D195:.$D643];[Centros.$E195:.$E643]); &quot;&quot;))">
            <text:p/>
          </table:table-cell>
          <table:table-cell table:style-name="ce38" table:formula="of:=IF(COUNTIF([Centros.$A195:.$A643]; [.A195]); LOOKUP([.A195];[Centros.$A195:.$A643];[Centros.$F195:.$F643]); IF(COUNTIF([Centros.$D195:.$D643]; [.A195]); LOOKUP([.A195];[Centros.$D195:.$D643];[Centros.$F195:.$F64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96]; ROW([.A196]) - 1; &quot;&quot;)">
            <text:p/>
          </table:table-cell>
          <table:table-cell table:style-name="ce28" table:formula="of:=IF(COUNTIF([Centros.$A196:.$A644]; [.A196]); [.A196]; &quot;&quot;)">
            <text:p/>
          </table:table-cell>
          <table:table-cell table:style-name="ce31" table:formula="of:=IF(COUNTIF([Centros.$A196:.$A644]; [.A196]); LOOKUP([.A196];[Centros.$A196:.$A644];[Centros.B196:.B644]); &quot;&quot;)">
            <text:p/>
          </table:table-cell>
          <table:table-cell table:style-name="ce31" table:formula="of:=IF(COUNTIF([Centros.$A196:.$A644]; [.A196]); LOOKUP([.A196];[Centros.$A196:.$A644];[Centros.$C196:.$C644]); IF(COUNTIF([Centros.$D196:.$D644]; [.A196]); LOOKUP([.A196];[Centros.$D196:.$D644];[Centros.$C196:.$C644]); &quot;&quot;))">
            <text:p/>
          </table:table-cell>
          <table:table-cell table:style-name="ce28" table:formula="of:=IF(COUNTIF([Centros.$A196:.$A644]; [.A196]); LOOKUP([.A196];[Centros.$A196:.$A644];[Centros.$D196:.$D644]); IF(COUNTIF([Centros.$D196:.$D644]; [.A196]); [.A196]; &quot;&quot;))">
            <text:p/>
          </table:table-cell>
          <table:table-cell table:style-name="ce34" table:formula="of:=IF(COUNTIF([Centros.$A196:.$A644]; [.A196]); LOOKUP([.A196];[Centros.$A196:.$A644];[Centros.$E196:.$E644]); IF(COUNTIF([Centros.$D196:.$D644]; [.A196]); LOOKUP([.A196];[Centros.$D196:.$D644];[Centros.$E196:.$E644]); &quot;&quot;))">
            <text:p/>
          </table:table-cell>
          <table:table-cell table:style-name="ce37" table:formula="of:=IF(COUNTIF([Centros.$A196:.$A644]; [.A196]); LOOKUP([.A196];[Centros.$A196:.$A644];[Centros.$F196:.$F644]); IF(COUNTIF([Centros.$D196:.$D644]; [.A196]); LOOKUP([.A196];[Centros.$D196:.$D644];[Centros.$F196:.$F64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97]; ROW([.A197]) - 1; &quot;&quot;)">
            <text:p/>
          </table:table-cell>
          <table:table-cell table:style-name="ce29" table:formula="of:=IF(COUNTIF([Centros.$A197:.$A645]; [.A197]); [.A197]; &quot;&quot;)">
            <text:p/>
          </table:table-cell>
          <table:table-cell table:style-name="ce32" table:formula="of:=IF(COUNTIF([Centros.$A197:.$A645]; [.A197]); LOOKUP([.A197];[Centros.$A197:.$A645];[Centros.B197:.B645]); &quot;&quot;)">
            <text:p/>
          </table:table-cell>
          <table:table-cell table:style-name="ce32" table:formula="of:=IF(COUNTIF([Centros.$A197:.$A645]; [.A197]); LOOKUP([.A197];[Centros.$A197:.$A645];[Centros.$C197:.$C645]); IF(COUNTIF([Centros.$D197:.$D645]; [.A197]); LOOKUP([.A197];[Centros.$D197:.$D645];[Centros.$C197:.$C645]); &quot;&quot;))">
            <text:p/>
          </table:table-cell>
          <table:table-cell table:style-name="ce29" table:formula="of:=IF(COUNTIF([Centros.$A197:.$A645]; [.A197]); LOOKUP([.A197];[Centros.$A197:.$A645];[Centros.$D197:.$D645]); IF(COUNTIF([Centros.$D197:.$D645]; [.A197]); [.A197]; &quot;&quot;))">
            <text:p/>
          </table:table-cell>
          <table:table-cell table:style-name="ce35" table:formula="of:=IF(COUNTIF([Centros.$A197:.$A645]; [.A197]); LOOKUP([.A197];[Centros.$A197:.$A645];[Centros.$E197:.$E645]); IF(COUNTIF([Centros.$D197:.$D645]; [.A197]); LOOKUP([.A197];[Centros.$D197:.$D645];[Centros.$E197:.$E645]); &quot;&quot;))">
            <text:p/>
          </table:table-cell>
          <table:table-cell table:style-name="ce38" table:formula="of:=IF(COUNTIF([Centros.$A197:.$A645]; [.A197]); LOOKUP([.A197];[Centros.$A197:.$A645];[Centros.$F197:.$F645]); IF(COUNTIF([Centros.$D197:.$D645]; [.A197]); LOOKUP([.A197];[Centros.$D197:.$D645];[Centros.$F197:.$F64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198]; ROW([.A198]) - 1; &quot;&quot;)">
            <text:p/>
          </table:table-cell>
          <table:table-cell table:style-name="ce28" table:formula="of:=IF(COUNTIF([Centros.$A198:.$A646]; [.A198]); [.A198]; &quot;&quot;)">
            <text:p/>
          </table:table-cell>
          <table:table-cell table:style-name="ce31" table:formula="of:=IF(COUNTIF([Centros.$A198:.$A646]; [.A198]); LOOKUP([.A198];[Centros.$A198:.$A646];[Centros.B198:.B646]); &quot;&quot;)">
            <text:p/>
          </table:table-cell>
          <table:table-cell table:style-name="ce31" table:formula="of:=IF(COUNTIF([Centros.$A198:.$A646]; [.A198]); LOOKUP([.A198];[Centros.$A198:.$A646];[Centros.$C198:.$C646]); IF(COUNTIF([Centros.$D198:.$D646]; [.A198]); LOOKUP([.A198];[Centros.$D198:.$D646];[Centros.$C198:.$C646]); &quot;&quot;))">
            <text:p/>
          </table:table-cell>
          <table:table-cell table:style-name="ce28" table:formula="of:=IF(COUNTIF([Centros.$A198:.$A646]; [.A198]); LOOKUP([.A198];[Centros.$A198:.$A646];[Centros.$D198:.$D646]); IF(COUNTIF([Centros.$D198:.$D646]; [.A198]); [.A198]; &quot;&quot;))">
            <text:p/>
          </table:table-cell>
          <table:table-cell table:style-name="ce34" table:formula="of:=IF(COUNTIF([Centros.$A198:.$A646]; [.A198]); LOOKUP([.A198];[Centros.$A198:.$A646];[Centros.$E198:.$E646]); IF(COUNTIF([Centros.$D198:.$D646]; [.A198]); LOOKUP([.A198];[Centros.$D198:.$D646];[Centros.$E198:.$E646]); &quot;&quot;))">
            <text:p/>
          </table:table-cell>
          <table:table-cell table:style-name="ce37" table:formula="of:=IF(COUNTIF([Centros.$A198:.$A646]; [.A198]); LOOKUP([.A198];[Centros.$A198:.$A646];[Centros.$F198:.$F646]); IF(COUNTIF([Centros.$D198:.$D646]; [.A198]); LOOKUP([.A198];[Centros.$D198:.$D646];[Centros.$F198:.$F64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199]; ROW([.A199]) - 1; &quot;&quot;)">
            <text:p/>
          </table:table-cell>
          <table:table-cell table:style-name="ce29" table:formula="of:=IF(COUNTIF([Centros.$A199:.$A647]; [.A199]); [.A199]; &quot;&quot;)">
            <text:p/>
          </table:table-cell>
          <table:table-cell table:style-name="ce32" table:formula="of:=IF(COUNTIF([Centros.$A199:.$A647]; [.A199]); LOOKUP([.A199];[Centros.$A199:.$A647];[Centros.B199:.B647]); &quot;&quot;)">
            <text:p/>
          </table:table-cell>
          <table:table-cell table:style-name="ce32" table:formula="of:=IF(COUNTIF([Centros.$A199:.$A647]; [.A199]); LOOKUP([.A199];[Centros.$A199:.$A647];[Centros.$C199:.$C647]); IF(COUNTIF([Centros.$D199:.$D647]; [.A199]); LOOKUP([.A199];[Centros.$D199:.$D647];[Centros.$C199:.$C647]); &quot;&quot;))">
            <text:p/>
          </table:table-cell>
          <table:table-cell table:style-name="ce29" table:formula="of:=IF(COUNTIF([Centros.$A199:.$A647]; [.A199]); LOOKUP([.A199];[Centros.$A199:.$A647];[Centros.$D199:.$D647]); IF(COUNTIF([Centros.$D199:.$D647]; [.A199]); [.A199]; &quot;&quot;))">
            <text:p/>
          </table:table-cell>
          <table:table-cell table:style-name="ce35" table:formula="of:=IF(COUNTIF([Centros.$A199:.$A647]; [.A199]); LOOKUP([.A199];[Centros.$A199:.$A647];[Centros.$E199:.$E647]); IF(COUNTIF([Centros.$D199:.$D647]; [.A199]); LOOKUP([.A199];[Centros.$D199:.$D647];[Centros.$E199:.$E647]); &quot;&quot;))">
            <text:p/>
          </table:table-cell>
          <table:table-cell table:style-name="ce38" table:formula="of:=IF(COUNTIF([Centros.$A199:.$A647]; [.A199]); LOOKUP([.A199];[Centros.$A199:.$A647];[Centros.$F199:.$F647]); IF(COUNTIF([Centros.$D199:.$D647]; [.A199]); LOOKUP([.A199];[Centros.$D199:.$D647];[Centros.$F199:.$F64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00]; ROW([.A200]) - 1; &quot;&quot;)">
            <text:p/>
          </table:table-cell>
          <table:table-cell table:style-name="ce28" table:formula="of:=IF(COUNTIF([Centros.$A200:.$A648]; [.A200]); [.A200]; &quot;&quot;)">
            <text:p/>
          </table:table-cell>
          <table:table-cell table:style-name="ce31" table:formula="of:=IF(COUNTIF([Centros.$A200:.$A648]; [.A200]); LOOKUP([.A200];[Centros.$A200:.$A648];[Centros.B200:.B648]); &quot;&quot;)">
            <text:p/>
          </table:table-cell>
          <table:table-cell table:style-name="ce31" table:formula="of:=IF(COUNTIF([Centros.$A200:.$A648]; [.A200]); LOOKUP([.A200];[Centros.$A200:.$A648];[Centros.$C200:.$C648]); IF(COUNTIF([Centros.$D200:.$D648]; [.A200]); LOOKUP([.A200];[Centros.$D200:.$D648];[Centros.$C200:.$C648]); &quot;&quot;))">
            <text:p/>
          </table:table-cell>
          <table:table-cell table:style-name="ce28" table:formula="of:=IF(COUNTIF([Centros.$A200:.$A648]; [.A200]); LOOKUP([.A200];[Centros.$A200:.$A648];[Centros.$D200:.$D648]); IF(COUNTIF([Centros.$D200:.$D648]; [.A200]); [.A200]; &quot;&quot;))">
            <text:p/>
          </table:table-cell>
          <table:table-cell table:style-name="ce34" table:formula="of:=IF(COUNTIF([Centros.$A200:.$A648]; [.A200]); LOOKUP([.A200];[Centros.$A200:.$A648];[Centros.$E200:.$E648]); IF(COUNTIF([Centros.$D200:.$D648]; [.A200]); LOOKUP([.A200];[Centros.$D200:.$D648];[Centros.$E200:.$E648]); &quot;&quot;))">
            <text:p/>
          </table:table-cell>
          <table:table-cell table:style-name="ce37" table:formula="of:=IF(COUNTIF([Centros.$A200:.$A648]; [.A200]); LOOKUP([.A200];[Centros.$A200:.$A648];[Centros.$F200:.$F648]); IF(COUNTIF([Centros.$D200:.$D648]; [.A200]); LOOKUP([.A200];[Centros.$D200:.$D648];[Centros.$F200:.$F64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01]; ROW([.A201]) - 1; &quot;&quot;)">
            <text:p/>
          </table:table-cell>
          <table:table-cell table:style-name="ce29" table:formula="of:=IF(COUNTIF([Centros.$A201:.$A649]; [.A201]); [.A201]; &quot;&quot;)">
            <text:p/>
          </table:table-cell>
          <table:table-cell table:style-name="ce32" table:formula="of:=IF(COUNTIF([Centros.$A201:.$A649]; [.A201]); LOOKUP([.A201];[Centros.$A201:.$A649];[Centros.B201:.B649]); &quot;&quot;)">
            <text:p/>
          </table:table-cell>
          <table:table-cell table:style-name="ce32" table:formula="of:=IF(COUNTIF([Centros.$A201:.$A649]; [.A201]); LOOKUP([.A201];[Centros.$A201:.$A649];[Centros.$C201:.$C649]); IF(COUNTIF([Centros.$D201:.$D649]; [.A201]); LOOKUP([.A201];[Centros.$D201:.$D649];[Centros.$C201:.$C649]); &quot;&quot;))">
            <text:p/>
          </table:table-cell>
          <table:table-cell table:style-name="ce29" table:formula="of:=IF(COUNTIF([Centros.$A201:.$A649]; [.A201]); LOOKUP([.A201];[Centros.$A201:.$A649];[Centros.$D201:.$D649]); IF(COUNTIF([Centros.$D201:.$D649]; [.A201]); [.A201]; &quot;&quot;))">
            <text:p/>
          </table:table-cell>
          <table:table-cell table:style-name="ce35" table:formula="of:=IF(COUNTIF([Centros.$A201:.$A649]; [.A201]); LOOKUP([.A201];[Centros.$A201:.$A649];[Centros.$E201:.$E649]); IF(COUNTIF([Centros.$D201:.$D649]; [.A201]); LOOKUP([.A201];[Centros.$D201:.$D649];[Centros.$E201:.$E649]); &quot;&quot;))">
            <text:p/>
          </table:table-cell>
          <table:table-cell table:style-name="ce38" table:formula="of:=IF(COUNTIF([Centros.$A201:.$A649]; [.A201]); LOOKUP([.A201];[Centros.$A201:.$A649];[Centros.$F201:.$F649]); IF(COUNTIF([Centros.$D201:.$D649]; [.A201]); LOOKUP([.A201];[Centros.$D201:.$D649];[Centros.$F201:.$F64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02]; ROW([.A202]) - 1; &quot;&quot;)">
            <text:p/>
          </table:table-cell>
          <table:table-cell table:style-name="ce28" table:formula="of:=IF(COUNTIF([Centros.$A202:.$A650]; [.A202]); [.A202]; &quot;&quot;)">
            <text:p/>
          </table:table-cell>
          <table:table-cell table:style-name="ce31" table:formula="of:=IF(COUNTIF([Centros.$A202:.$A650]; [.A202]); LOOKUP([.A202];[Centros.$A202:.$A650];[Centros.B202:.B650]); &quot;&quot;)">
            <text:p/>
          </table:table-cell>
          <table:table-cell table:style-name="ce31" table:formula="of:=IF(COUNTIF([Centros.$A202:.$A650]; [.A202]); LOOKUP([.A202];[Centros.$A202:.$A650];[Centros.$C202:.$C650]); IF(COUNTIF([Centros.$D202:.$D650]; [.A202]); LOOKUP([.A202];[Centros.$D202:.$D650];[Centros.$C202:.$C650]); &quot;&quot;))">
            <text:p/>
          </table:table-cell>
          <table:table-cell table:style-name="ce28" table:formula="of:=IF(COUNTIF([Centros.$A202:.$A650]; [.A202]); LOOKUP([.A202];[Centros.$A202:.$A650];[Centros.$D202:.$D650]); IF(COUNTIF([Centros.$D202:.$D650]; [.A202]); [.A202]; &quot;&quot;))">
            <text:p/>
          </table:table-cell>
          <table:table-cell table:style-name="ce34" table:formula="of:=IF(COUNTIF([Centros.$A202:.$A650]; [.A202]); LOOKUP([.A202];[Centros.$A202:.$A650];[Centros.$E202:.$E650]); IF(COUNTIF([Centros.$D202:.$D650]; [.A202]); LOOKUP([.A202];[Centros.$D202:.$D650];[Centros.$E202:.$E650]); &quot;&quot;))">
            <text:p/>
          </table:table-cell>
          <table:table-cell table:style-name="ce37" table:formula="of:=IF(COUNTIF([Centros.$A202:.$A650]; [.A202]); LOOKUP([.A202];[Centros.$A202:.$A650];[Centros.$F202:.$F650]); IF(COUNTIF([Centros.$D202:.$D650]; [.A202]); LOOKUP([.A202];[Centros.$D202:.$D650];[Centros.$F202:.$F65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03]; ROW([.A203]) - 1; &quot;&quot;)">
            <text:p/>
          </table:table-cell>
          <table:table-cell table:style-name="ce29" table:formula="of:=IF(COUNTIF([Centros.$A203:.$A651]; [.A203]); [.A203]; &quot;&quot;)">
            <text:p/>
          </table:table-cell>
          <table:table-cell table:style-name="ce32" table:formula="of:=IF(COUNTIF([Centros.$A203:.$A651]; [.A203]); LOOKUP([.A203];[Centros.$A203:.$A651];[Centros.B203:.B651]); &quot;&quot;)">
            <text:p/>
          </table:table-cell>
          <table:table-cell table:style-name="ce32" table:formula="of:=IF(COUNTIF([Centros.$A203:.$A651]; [.A203]); LOOKUP([.A203];[Centros.$A203:.$A651];[Centros.$C203:.$C651]); IF(COUNTIF([Centros.$D203:.$D651]; [.A203]); LOOKUP([.A203];[Centros.$D203:.$D651];[Centros.$C203:.$C651]); &quot;&quot;))">
            <text:p/>
          </table:table-cell>
          <table:table-cell table:style-name="ce29" table:formula="of:=IF(COUNTIF([Centros.$A203:.$A651]; [.A203]); LOOKUP([.A203];[Centros.$A203:.$A651];[Centros.$D203:.$D651]); IF(COUNTIF([Centros.$D203:.$D651]; [.A203]); [.A203]; &quot;&quot;))">
            <text:p/>
          </table:table-cell>
          <table:table-cell table:style-name="ce35" table:formula="of:=IF(COUNTIF([Centros.$A203:.$A651]; [.A203]); LOOKUP([.A203];[Centros.$A203:.$A651];[Centros.$E203:.$E651]); IF(COUNTIF([Centros.$D203:.$D651]; [.A203]); LOOKUP([.A203];[Centros.$D203:.$D651];[Centros.$E203:.$E651]); &quot;&quot;))">
            <text:p/>
          </table:table-cell>
          <table:table-cell table:style-name="ce38" table:formula="of:=IF(COUNTIF([Centros.$A203:.$A651]; [.A203]); LOOKUP([.A203];[Centros.$A203:.$A651];[Centros.$F203:.$F651]); IF(COUNTIF([Centros.$D203:.$D651]; [.A203]); LOOKUP([.A203];[Centros.$D203:.$D651];[Centros.$F203:.$F65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04]; ROW([.A204]) - 1; &quot;&quot;)">
            <text:p/>
          </table:table-cell>
          <table:table-cell table:style-name="ce28" table:formula="of:=IF(COUNTIF([Centros.$A204:.$A652]; [.A204]); [.A204]; &quot;&quot;)">
            <text:p/>
          </table:table-cell>
          <table:table-cell table:style-name="ce31" table:formula="of:=IF(COUNTIF([Centros.$A204:.$A652]; [.A204]); LOOKUP([.A204];[Centros.$A204:.$A652];[Centros.B204:.B652]); &quot;&quot;)">
            <text:p/>
          </table:table-cell>
          <table:table-cell table:style-name="ce31" table:formula="of:=IF(COUNTIF([Centros.$A204:.$A652]; [.A204]); LOOKUP([.A204];[Centros.$A204:.$A652];[Centros.$C204:.$C652]); IF(COUNTIF([Centros.$D204:.$D652]; [.A204]); LOOKUP([.A204];[Centros.$D204:.$D652];[Centros.$C204:.$C652]); &quot;&quot;))">
            <text:p/>
          </table:table-cell>
          <table:table-cell table:style-name="ce28" table:formula="of:=IF(COUNTIF([Centros.$A204:.$A652]; [.A204]); LOOKUP([.A204];[Centros.$A204:.$A652];[Centros.$D204:.$D652]); IF(COUNTIF([Centros.$D204:.$D652]; [.A204]); [.A204]; &quot;&quot;))">
            <text:p/>
          </table:table-cell>
          <table:table-cell table:style-name="ce34" table:formula="of:=IF(COUNTIF([Centros.$A204:.$A652]; [.A204]); LOOKUP([.A204];[Centros.$A204:.$A652];[Centros.$E204:.$E652]); IF(COUNTIF([Centros.$D204:.$D652]; [.A204]); LOOKUP([.A204];[Centros.$D204:.$D652];[Centros.$E204:.$E652]); &quot;&quot;))">
            <text:p/>
          </table:table-cell>
          <table:table-cell table:style-name="ce37" table:formula="of:=IF(COUNTIF([Centros.$A204:.$A652]; [.A204]); LOOKUP([.A204];[Centros.$A204:.$A652];[Centros.$F204:.$F652]); IF(COUNTIF([Centros.$D204:.$D652]; [.A204]); LOOKUP([.A204];[Centros.$D204:.$D652];[Centros.$F204:.$F65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05]; ROW([.A205]) - 1; &quot;&quot;)">
            <text:p/>
          </table:table-cell>
          <table:table-cell table:style-name="ce29" table:formula="of:=IF(COUNTIF([Centros.$A205:.$A653]; [.A205]); [.A205]; &quot;&quot;)">
            <text:p/>
          </table:table-cell>
          <table:table-cell table:style-name="ce32" table:formula="of:=IF(COUNTIF([Centros.$A205:.$A653]; [.A205]); LOOKUP([.A205];[Centros.$A205:.$A653];[Centros.B205:.B653]); &quot;&quot;)">
            <text:p/>
          </table:table-cell>
          <table:table-cell table:style-name="ce32" table:formula="of:=IF(COUNTIF([Centros.$A205:.$A653]; [.A205]); LOOKUP([.A205];[Centros.$A205:.$A653];[Centros.$C205:.$C653]); IF(COUNTIF([Centros.$D205:.$D653]; [.A205]); LOOKUP([.A205];[Centros.$D205:.$D653];[Centros.$C205:.$C653]); &quot;&quot;))">
            <text:p/>
          </table:table-cell>
          <table:table-cell table:style-name="ce29" table:formula="of:=IF(COUNTIF([Centros.$A205:.$A653]; [.A205]); LOOKUP([.A205];[Centros.$A205:.$A653];[Centros.$D205:.$D653]); IF(COUNTIF([Centros.$D205:.$D653]; [.A205]); [.A205]; &quot;&quot;))">
            <text:p/>
          </table:table-cell>
          <table:table-cell table:style-name="ce35" table:formula="of:=IF(COUNTIF([Centros.$A205:.$A653]; [.A205]); LOOKUP([.A205];[Centros.$A205:.$A653];[Centros.$E205:.$E653]); IF(COUNTIF([Centros.$D205:.$D653]; [.A205]); LOOKUP([.A205];[Centros.$D205:.$D653];[Centros.$E205:.$E653]); &quot;&quot;))">
            <text:p/>
          </table:table-cell>
          <table:table-cell table:style-name="ce38" table:formula="of:=IF(COUNTIF([Centros.$A205:.$A653]; [.A205]); LOOKUP([.A205];[Centros.$A205:.$A653];[Centros.$F205:.$F653]); IF(COUNTIF([Centros.$D205:.$D653]; [.A205]); LOOKUP([.A205];[Centros.$D205:.$D653];[Centros.$F205:.$F65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06]; ROW([.A206]) - 1; &quot;&quot;)">
            <text:p/>
          </table:table-cell>
          <table:table-cell table:style-name="ce28" table:formula="of:=IF(COUNTIF([Centros.$A206:.$A654]; [.A206]); [.A206]; &quot;&quot;)">
            <text:p/>
          </table:table-cell>
          <table:table-cell table:style-name="ce31" table:formula="of:=IF(COUNTIF([Centros.$A206:.$A654]; [.A206]); LOOKUP([.A206];[Centros.$A206:.$A654];[Centros.B206:.B654]); &quot;&quot;)">
            <text:p/>
          </table:table-cell>
          <table:table-cell table:style-name="ce31" table:formula="of:=IF(COUNTIF([Centros.$A206:.$A654]; [.A206]); LOOKUP([.A206];[Centros.$A206:.$A654];[Centros.$C206:.$C654]); IF(COUNTIF([Centros.$D206:.$D654]; [.A206]); LOOKUP([.A206];[Centros.$D206:.$D654];[Centros.$C206:.$C654]); &quot;&quot;))">
            <text:p/>
          </table:table-cell>
          <table:table-cell table:style-name="ce28" table:formula="of:=IF(COUNTIF([Centros.$A206:.$A654]; [.A206]); LOOKUP([.A206];[Centros.$A206:.$A654];[Centros.$D206:.$D654]); IF(COUNTIF([Centros.$D206:.$D654]; [.A206]); [.A206]; &quot;&quot;))">
            <text:p/>
          </table:table-cell>
          <table:table-cell table:style-name="ce34" table:formula="of:=IF(COUNTIF([Centros.$A206:.$A654]; [.A206]); LOOKUP([.A206];[Centros.$A206:.$A654];[Centros.$E206:.$E654]); IF(COUNTIF([Centros.$D206:.$D654]; [.A206]); LOOKUP([.A206];[Centros.$D206:.$D654];[Centros.$E206:.$E654]); &quot;&quot;))">
            <text:p/>
          </table:table-cell>
          <table:table-cell table:style-name="ce37" table:formula="of:=IF(COUNTIF([Centros.$A206:.$A654]; [.A206]); LOOKUP([.A206];[Centros.$A206:.$A654];[Centros.$F206:.$F654]); IF(COUNTIF([Centros.$D206:.$D654]; [.A206]); LOOKUP([.A206];[Centros.$D206:.$D654];[Centros.$F206:.$F65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07]; ROW([.A207]) - 1; &quot;&quot;)">
            <text:p/>
          </table:table-cell>
          <table:table-cell table:style-name="ce29" table:formula="of:=IF(COUNTIF([Centros.$A207:.$A655]; [.A207]); [.A207]; &quot;&quot;)">
            <text:p/>
          </table:table-cell>
          <table:table-cell table:style-name="ce32" table:formula="of:=IF(COUNTIF([Centros.$A207:.$A655]; [.A207]); LOOKUP([.A207];[Centros.$A207:.$A655];[Centros.B207:.B655]); &quot;&quot;)">
            <text:p/>
          </table:table-cell>
          <table:table-cell table:style-name="ce32" table:formula="of:=IF(COUNTIF([Centros.$A207:.$A655]; [.A207]); LOOKUP([.A207];[Centros.$A207:.$A655];[Centros.$C207:.$C655]); IF(COUNTIF([Centros.$D207:.$D655]; [.A207]); LOOKUP([.A207];[Centros.$D207:.$D655];[Centros.$C207:.$C655]); &quot;&quot;))">
            <text:p/>
          </table:table-cell>
          <table:table-cell table:style-name="ce29" table:formula="of:=IF(COUNTIF([Centros.$A207:.$A655]; [.A207]); LOOKUP([.A207];[Centros.$A207:.$A655];[Centros.$D207:.$D655]); IF(COUNTIF([Centros.$D207:.$D655]; [.A207]); [.A207]; &quot;&quot;))">
            <text:p/>
          </table:table-cell>
          <table:table-cell table:style-name="ce35" table:formula="of:=IF(COUNTIF([Centros.$A207:.$A655]; [.A207]); LOOKUP([.A207];[Centros.$A207:.$A655];[Centros.$E207:.$E655]); IF(COUNTIF([Centros.$D207:.$D655]; [.A207]); LOOKUP([.A207];[Centros.$D207:.$D655];[Centros.$E207:.$E655]); &quot;&quot;))">
            <text:p/>
          </table:table-cell>
          <table:table-cell table:style-name="ce38" table:formula="of:=IF(COUNTIF([Centros.$A207:.$A655]; [.A207]); LOOKUP([.A207];[Centros.$A207:.$A655];[Centros.$F207:.$F655]); IF(COUNTIF([Centros.$D207:.$D655]; [.A207]); LOOKUP([.A207];[Centros.$D207:.$D655];[Centros.$F207:.$F65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08]; ROW([.A208]) - 1; &quot;&quot;)">
            <text:p/>
          </table:table-cell>
          <table:table-cell table:style-name="ce28" table:formula="of:=IF(COUNTIF([Centros.$A208:.$A656]; [.A208]); [.A208]; &quot;&quot;)">
            <text:p/>
          </table:table-cell>
          <table:table-cell table:style-name="ce31" table:formula="of:=IF(COUNTIF([Centros.$A208:.$A656]; [.A208]); LOOKUP([.A208];[Centros.$A208:.$A656];[Centros.B208:.B656]); &quot;&quot;)">
            <text:p/>
          </table:table-cell>
          <table:table-cell table:style-name="ce31" table:formula="of:=IF(COUNTIF([Centros.$A208:.$A656]; [.A208]); LOOKUP([.A208];[Centros.$A208:.$A656];[Centros.$C208:.$C656]); IF(COUNTIF([Centros.$D208:.$D656]; [.A208]); LOOKUP([.A208];[Centros.$D208:.$D656];[Centros.$C208:.$C656]); &quot;&quot;))">
            <text:p/>
          </table:table-cell>
          <table:table-cell table:style-name="ce28" table:formula="of:=IF(COUNTIF([Centros.$A208:.$A656]; [.A208]); LOOKUP([.A208];[Centros.$A208:.$A656];[Centros.$D208:.$D656]); IF(COUNTIF([Centros.$D208:.$D656]; [.A208]); [.A208]; &quot;&quot;))">
            <text:p/>
          </table:table-cell>
          <table:table-cell table:style-name="ce34" table:formula="of:=IF(COUNTIF([Centros.$A208:.$A656]; [.A208]); LOOKUP([.A208];[Centros.$A208:.$A656];[Centros.$E208:.$E656]); IF(COUNTIF([Centros.$D208:.$D656]; [.A208]); LOOKUP([.A208];[Centros.$D208:.$D656];[Centros.$E208:.$E656]); &quot;&quot;))">
            <text:p/>
          </table:table-cell>
          <table:table-cell table:style-name="ce37" table:formula="of:=IF(COUNTIF([Centros.$A208:.$A656]; [.A208]); LOOKUP([.A208];[Centros.$A208:.$A656];[Centros.$F208:.$F656]); IF(COUNTIF([Centros.$D208:.$D656]; [.A208]); LOOKUP([.A208];[Centros.$D208:.$D656];[Centros.$F208:.$F65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09]; ROW([.A209]) - 1; &quot;&quot;)">
            <text:p/>
          </table:table-cell>
          <table:table-cell table:style-name="ce29" table:formula="of:=IF(COUNTIF([Centros.$A209:.$A657]; [.A209]); [.A209]; &quot;&quot;)">
            <text:p/>
          </table:table-cell>
          <table:table-cell table:style-name="ce32" table:formula="of:=IF(COUNTIF([Centros.$A209:.$A657]; [.A209]); LOOKUP([.A209];[Centros.$A209:.$A657];[Centros.B209:.B657]); &quot;&quot;)">
            <text:p/>
          </table:table-cell>
          <table:table-cell table:style-name="ce32" table:formula="of:=IF(COUNTIF([Centros.$A209:.$A657]; [.A209]); LOOKUP([.A209];[Centros.$A209:.$A657];[Centros.$C209:.$C657]); IF(COUNTIF([Centros.$D209:.$D657]; [.A209]); LOOKUP([.A209];[Centros.$D209:.$D657];[Centros.$C209:.$C657]); &quot;&quot;))">
            <text:p/>
          </table:table-cell>
          <table:table-cell table:style-name="ce29" table:formula="of:=IF(COUNTIF([Centros.$A209:.$A657]; [.A209]); LOOKUP([.A209];[Centros.$A209:.$A657];[Centros.$D209:.$D657]); IF(COUNTIF([Centros.$D209:.$D657]; [.A209]); [.A209]; &quot;&quot;))">
            <text:p/>
          </table:table-cell>
          <table:table-cell table:style-name="ce35" table:formula="of:=IF(COUNTIF([Centros.$A209:.$A657]; [.A209]); LOOKUP([.A209];[Centros.$A209:.$A657];[Centros.$E209:.$E657]); IF(COUNTIF([Centros.$D209:.$D657]; [.A209]); LOOKUP([.A209];[Centros.$D209:.$D657];[Centros.$E209:.$E657]); &quot;&quot;))">
            <text:p/>
          </table:table-cell>
          <table:table-cell table:style-name="ce38" table:formula="of:=IF(COUNTIF([Centros.$A209:.$A657]; [.A209]); LOOKUP([.A209];[Centros.$A209:.$A657];[Centros.$F209:.$F657]); IF(COUNTIF([Centros.$D209:.$D657]; [.A209]); LOOKUP([.A209];[Centros.$D209:.$D657];[Centros.$F209:.$F65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10]; ROW([.A210]) - 1; &quot;&quot;)">
            <text:p/>
          </table:table-cell>
          <table:table-cell table:style-name="ce28" table:formula="of:=IF(COUNTIF([Centros.$A210:.$A658]; [.A210]); [.A210]; &quot;&quot;)">
            <text:p/>
          </table:table-cell>
          <table:table-cell table:style-name="ce31" table:formula="of:=IF(COUNTIF([Centros.$A210:.$A658]; [.A210]); LOOKUP([.A210];[Centros.$A210:.$A658];[Centros.B210:.B658]); &quot;&quot;)">
            <text:p/>
          </table:table-cell>
          <table:table-cell table:style-name="ce31" table:formula="of:=IF(COUNTIF([Centros.$A210:.$A658]; [.A210]); LOOKUP([.A210];[Centros.$A210:.$A658];[Centros.$C210:.$C658]); IF(COUNTIF([Centros.$D210:.$D658]; [.A210]); LOOKUP([.A210];[Centros.$D210:.$D658];[Centros.$C210:.$C658]); &quot;&quot;))">
            <text:p/>
          </table:table-cell>
          <table:table-cell table:style-name="ce28" table:formula="of:=IF(COUNTIF([Centros.$A210:.$A658]; [.A210]); LOOKUP([.A210];[Centros.$A210:.$A658];[Centros.$D210:.$D658]); IF(COUNTIF([Centros.$D210:.$D658]; [.A210]); [.A210]; &quot;&quot;))">
            <text:p/>
          </table:table-cell>
          <table:table-cell table:style-name="ce34" table:formula="of:=IF(COUNTIF([Centros.$A210:.$A658]; [.A210]); LOOKUP([.A210];[Centros.$A210:.$A658];[Centros.$E210:.$E658]); IF(COUNTIF([Centros.$D210:.$D658]; [.A210]); LOOKUP([.A210];[Centros.$D210:.$D658];[Centros.$E210:.$E658]); &quot;&quot;))">
            <text:p/>
          </table:table-cell>
          <table:table-cell table:style-name="ce37" table:formula="of:=IF(COUNTIF([Centros.$A210:.$A658]; [.A210]); LOOKUP([.A210];[Centros.$A210:.$A658];[Centros.$F210:.$F658]); IF(COUNTIF([Centros.$D210:.$D658]; [.A210]); LOOKUP([.A210];[Centros.$D210:.$D658];[Centros.$F210:.$F65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11]; ROW([.A211]) - 1; &quot;&quot;)">
            <text:p/>
          </table:table-cell>
          <table:table-cell table:style-name="ce29" table:formula="of:=IF(COUNTIF([Centros.$A211:.$A659]; [.A211]); [.A211]; &quot;&quot;)">
            <text:p/>
          </table:table-cell>
          <table:table-cell table:style-name="ce32" table:formula="of:=IF(COUNTIF([Centros.$A211:.$A659]; [.A211]); LOOKUP([.A211];[Centros.$A211:.$A659];[Centros.B211:.B659]); &quot;&quot;)">
            <text:p/>
          </table:table-cell>
          <table:table-cell table:style-name="ce32" table:formula="of:=IF(COUNTIF([Centros.$A211:.$A659]; [.A211]); LOOKUP([.A211];[Centros.$A211:.$A659];[Centros.$C211:.$C659]); IF(COUNTIF([Centros.$D211:.$D659]; [.A211]); LOOKUP([.A211];[Centros.$D211:.$D659];[Centros.$C211:.$C659]); &quot;&quot;))">
            <text:p/>
          </table:table-cell>
          <table:table-cell table:style-name="ce29" table:formula="of:=IF(COUNTIF([Centros.$A211:.$A659]; [.A211]); LOOKUP([.A211];[Centros.$A211:.$A659];[Centros.$D211:.$D659]); IF(COUNTIF([Centros.$D211:.$D659]; [.A211]); [.A211]; &quot;&quot;))">
            <text:p/>
          </table:table-cell>
          <table:table-cell table:style-name="ce35" table:formula="of:=IF(COUNTIF([Centros.$A211:.$A659]; [.A211]); LOOKUP([.A211];[Centros.$A211:.$A659];[Centros.$E211:.$E659]); IF(COUNTIF([Centros.$D211:.$D659]; [.A211]); LOOKUP([.A211];[Centros.$D211:.$D659];[Centros.$E211:.$E659]); &quot;&quot;))">
            <text:p/>
          </table:table-cell>
          <table:table-cell table:style-name="ce38" table:formula="of:=IF(COUNTIF([Centros.$A211:.$A659]; [.A211]); LOOKUP([.A211];[Centros.$A211:.$A659];[Centros.$F211:.$F659]); IF(COUNTIF([Centros.$D211:.$D659]; [.A211]); LOOKUP([.A211];[Centros.$D211:.$D659];[Centros.$F211:.$F65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12]; ROW([.A212]) - 1; &quot;&quot;)">
            <text:p/>
          </table:table-cell>
          <table:table-cell table:style-name="ce28" table:formula="of:=IF(COUNTIF([Centros.$A212:.$A660]; [.A212]); [.A212]; &quot;&quot;)">
            <text:p/>
          </table:table-cell>
          <table:table-cell table:style-name="ce31" table:formula="of:=IF(COUNTIF([Centros.$A212:.$A660]; [.A212]); LOOKUP([.A212];[Centros.$A212:.$A660];[Centros.B212:.B660]); &quot;&quot;)">
            <text:p/>
          </table:table-cell>
          <table:table-cell table:style-name="ce31" table:formula="of:=IF(COUNTIF([Centros.$A212:.$A660]; [.A212]); LOOKUP([.A212];[Centros.$A212:.$A660];[Centros.$C212:.$C660]); IF(COUNTIF([Centros.$D212:.$D660]; [.A212]); LOOKUP([.A212];[Centros.$D212:.$D660];[Centros.$C212:.$C660]); &quot;&quot;))">
            <text:p/>
          </table:table-cell>
          <table:table-cell table:style-name="ce28" table:formula="of:=IF(COUNTIF([Centros.$A212:.$A660]; [.A212]); LOOKUP([.A212];[Centros.$A212:.$A660];[Centros.$D212:.$D660]); IF(COUNTIF([Centros.$D212:.$D660]; [.A212]); [.A212]; &quot;&quot;))">
            <text:p/>
          </table:table-cell>
          <table:table-cell table:style-name="ce34" table:formula="of:=IF(COUNTIF([Centros.$A212:.$A660]; [.A212]); LOOKUP([.A212];[Centros.$A212:.$A660];[Centros.$E212:.$E660]); IF(COUNTIF([Centros.$D212:.$D660]; [.A212]); LOOKUP([.A212];[Centros.$D212:.$D660];[Centros.$E212:.$E660]); &quot;&quot;))">
            <text:p/>
          </table:table-cell>
          <table:table-cell table:style-name="ce37" table:formula="of:=IF(COUNTIF([Centros.$A212:.$A660]; [.A212]); LOOKUP([.A212];[Centros.$A212:.$A660];[Centros.$F212:.$F660]); IF(COUNTIF([Centros.$D212:.$D660]; [.A212]); LOOKUP([.A212];[Centros.$D212:.$D660];[Centros.$F212:.$F66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13]; ROW([.A213]) - 1; &quot;&quot;)">
            <text:p/>
          </table:table-cell>
          <table:table-cell table:style-name="ce29" table:formula="of:=IF(COUNTIF([Centros.$A213:.$A661]; [.A213]); [.A213]; &quot;&quot;)">
            <text:p/>
          </table:table-cell>
          <table:table-cell table:style-name="ce32" table:formula="of:=IF(COUNTIF([Centros.$A213:.$A661]; [.A213]); LOOKUP([.A213];[Centros.$A213:.$A661];[Centros.B213:.B661]); &quot;&quot;)">
            <text:p/>
          </table:table-cell>
          <table:table-cell table:style-name="ce32" table:formula="of:=IF(COUNTIF([Centros.$A213:.$A661]; [.A213]); LOOKUP([.A213];[Centros.$A213:.$A661];[Centros.$C213:.$C661]); IF(COUNTIF([Centros.$D213:.$D661]; [.A213]); LOOKUP([.A213];[Centros.$D213:.$D661];[Centros.$C213:.$C661]); &quot;&quot;))">
            <text:p/>
          </table:table-cell>
          <table:table-cell table:style-name="ce29" table:formula="of:=IF(COUNTIF([Centros.$A213:.$A661]; [.A213]); LOOKUP([.A213];[Centros.$A213:.$A661];[Centros.$D213:.$D661]); IF(COUNTIF([Centros.$D213:.$D661]; [.A213]); [.A213]; &quot;&quot;))">
            <text:p/>
          </table:table-cell>
          <table:table-cell table:style-name="ce35" table:formula="of:=IF(COUNTIF([Centros.$A213:.$A661]; [.A213]); LOOKUP([.A213];[Centros.$A213:.$A661];[Centros.$E213:.$E661]); IF(COUNTIF([Centros.$D213:.$D661]; [.A213]); LOOKUP([.A213];[Centros.$D213:.$D661];[Centros.$E213:.$E661]); &quot;&quot;))">
            <text:p/>
          </table:table-cell>
          <table:table-cell table:style-name="ce38" table:formula="of:=IF(COUNTIF([Centros.$A213:.$A661]; [.A213]); LOOKUP([.A213];[Centros.$A213:.$A661];[Centros.$F213:.$F661]); IF(COUNTIF([Centros.$D213:.$D661]; [.A213]); LOOKUP([.A213];[Centros.$D213:.$D661];[Centros.$F213:.$F66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14]; ROW([.A214]) - 1; &quot;&quot;)">
            <text:p/>
          </table:table-cell>
          <table:table-cell table:style-name="ce28" table:formula="of:=IF(COUNTIF([Centros.$A214:.$A662]; [.A214]); [.A214]; &quot;&quot;)">
            <text:p/>
          </table:table-cell>
          <table:table-cell table:style-name="ce31" table:formula="of:=IF(COUNTIF([Centros.$A214:.$A662]; [.A214]); LOOKUP([.A214];[Centros.$A214:.$A662];[Centros.B214:.B662]); &quot;&quot;)">
            <text:p/>
          </table:table-cell>
          <table:table-cell table:style-name="ce31" table:formula="of:=IF(COUNTIF([Centros.$A214:.$A662]; [.A214]); LOOKUP([.A214];[Centros.$A214:.$A662];[Centros.$C214:.$C662]); IF(COUNTIF([Centros.$D214:.$D662]; [.A214]); LOOKUP([.A214];[Centros.$D214:.$D662];[Centros.$C214:.$C662]); &quot;&quot;))">
            <text:p/>
          </table:table-cell>
          <table:table-cell table:style-name="ce28" table:formula="of:=IF(COUNTIF([Centros.$A214:.$A662]; [.A214]); LOOKUP([.A214];[Centros.$A214:.$A662];[Centros.$D214:.$D662]); IF(COUNTIF([Centros.$D214:.$D662]; [.A214]); [.A214]; &quot;&quot;))">
            <text:p/>
          </table:table-cell>
          <table:table-cell table:style-name="ce34" table:formula="of:=IF(COUNTIF([Centros.$A214:.$A662]; [.A214]); LOOKUP([.A214];[Centros.$A214:.$A662];[Centros.$E214:.$E662]); IF(COUNTIF([Centros.$D214:.$D662]; [.A214]); LOOKUP([.A214];[Centros.$D214:.$D662];[Centros.$E214:.$E662]); &quot;&quot;))">
            <text:p/>
          </table:table-cell>
          <table:table-cell table:style-name="ce37" table:formula="of:=IF(COUNTIF([Centros.$A214:.$A662]; [.A214]); LOOKUP([.A214];[Centros.$A214:.$A662];[Centros.$F214:.$F662]); IF(COUNTIF([Centros.$D214:.$D662]; [.A214]); LOOKUP([.A214];[Centros.$D214:.$D662];[Centros.$F214:.$F66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15]; ROW([.A215]) - 1; &quot;&quot;)">
            <text:p/>
          </table:table-cell>
          <table:table-cell table:style-name="ce29" table:formula="of:=IF(COUNTIF([Centros.$A215:.$A663]; [.A215]); [.A215]; &quot;&quot;)">
            <text:p/>
          </table:table-cell>
          <table:table-cell table:style-name="ce32" table:formula="of:=IF(COUNTIF([Centros.$A215:.$A663]; [.A215]); LOOKUP([.A215];[Centros.$A215:.$A663];[Centros.B215:.B663]); &quot;&quot;)">
            <text:p/>
          </table:table-cell>
          <table:table-cell table:style-name="ce32" table:formula="of:=IF(COUNTIF([Centros.$A215:.$A663]; [.A215]); LOOKUP([.A215];[Centros.$A215:.$A663];[Centros.$C215:.$C663]); IF(COUNTIF([Centros.$D215:.$D663]; [.A215]); LOOKUP([.A215];[Centros.$D215:.$D663];[Centros.$C215:.$C663]); &quot;&quot;))">
            <text:p/>
          </table:table-cell>
          <table:table-cell table:style-name="ce29" table:formula="of:=IF(COUNTIF([Centros.$A215:.$A663]; [.A215]); LOOKUP([.A215];[Centros.$A215:.$A663];[Centros.$D215:.$D663]); IF(COUNTIF([Centros.$D215:.$D663]; [.A215]); [.A215]; &quot;&quot;))">
            <text:p/>
          </table:table-cell>
          <table:table-cell table:style-name="ce35" table:formula="of:=IF(COUNTIF([Centros.$A215:.$A663]; [.A215]); LOOKUP([.A215];[Centros.$A215:.$A663];[Centros.$E215:.$E663]); IF(COUNTIF([Centros.$D215:.$D663]; [.A215]); LOOKUP([.A215];[Centros.$D215:.$D663];[Centros.$E215:.$E663]); &quot;&quot;))">
            <text:p/>
          </table:table-cell>
          <table:table-cell table:style-name="ce38" table:formula="of:=IF(COUNTIF([Centros.$A215:.$A663]; [.A215]); LOOKUP([.A215];[Centros.$A215:.$A663];[Centros.$F215:.$F663]); IF(COUNTIF([Centros.$D215:.$D663]; [.A215]); LOOKUP([.A215];[Centros.$D215:.$D663];[Centros.$F215:.$F66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16]; ROW([.A216]) - 1; &quot;&quot;)">
            <text:p/>
          </table:table-cell>
          <table:table-cell table:style-name="ce28" table:formula="of:=IF(COUNTIF([Centros.$A216:.$A664]; [.A216]); [.A216]; &quot;&quot;)">
            <text:p/>
          </table:table-cell>
          <table:table-cell table:style-name="ce31" table:formula="of:=IF(COUNTIF([Centros.$A216:.$A664]; [.A216]); LOOKUP([.A216];[Centros.$A216:.$A664];[Centros.B216:.B664]); &quot;&quot;)">
            <text:p/>
          </table:table-cell>
          <table:table-cell table:style-name="ce31" table:formula="of:=IF(COUNTIF([Centros.$A216:.$A664]; [.A216]); LOOKUP([.A216];[Centros.$A216:.$A664];[Centros.$C216:.$C664]); IF(COUNTIF([Centros.$D216:.$D664]; [.A216]); LOOKUP([.A216];[Centros.$D216:.$D664];[Centros.$C216:.$C664]); &quot;&quot;))">
            <text:p/>
          </table:table-cell>
          <table:table-cell table:style-name="ce28" table:formula="of:=IF(COUNTIF([Centros.$A216:.$A664]; [.A216]); LOOKUP([.A216];[Centros.$A216:.$A664];[Centros.$D216:.$D664]); IF(COUNTIF([Centros.$D216:.$D664]; [.A216]); [.A216]; &quot;&quot;))">
            <text:p/>
          </table:table-cell>
          <table:table-cell table:style-name="ce34" table:formula="of:=IF(COUNTIF([Centros.$A216:.$A664]; [.A216]); LOOKUP([.A216];[Centros.$A216:.$A664];[Centros.$E216:.$E664]); IF(COUNTIF([Centros.$D216:.$D664]; [.A216]); LOOKUP([.A216];[Centros.$D216:.$D664];[Centros.$E216:.$E664]); &quot;&quot;))">
            <text:p/>
          </table:table-cell>
          <table:table-cell table:style-name="ce37" table:formula="of:=IF(COUNTIF([Centros.$A216:.$A664]; [.A216]); LOOKUP([.A216];[Centros.$A216:.$A664];[Centros.$F216:.$F664]); IF(COUNTIF([Centros.$D216:.$D664]; [.A216]); LOOKUP([.A216];[Centros.$D216:.$D664];[Centros.$F216:.$F66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17]; ROW([.A217]) - 1; &quot;&quot;)">
            <text:p/>
          </table:table-cell>
          <table:table-cell table:style-name="ce29" table:formula="of:=IF(COUNTIF([Centros.$A217:.$A665]; [.A217]); [.A217]; &quot;&quot;)">
            <text:p/>
          </table:table-cell>
          <table:table-cell table:style-name="ce32" table:formula="of:=IF(COUNTIF([Centros.$A217:.$A665]; [.A217]); LOOKUP([.A217];[Centros.$A217:.$A665];[Centros.B217:.B665]); &quot;&quot;)">
            <text:p/>
          </table:table-cell>
          <table:table-cell table:style-name="ce32" table:formula="of:=IF(COUNTIF([Centros.$A217:.$A665]; [.A217]); LOOKUP([.A217];[Centros.$A217:.$A665];[Centros.$C217:.$C665]); IF(COUNTIF([Centros.$D217:.$D665]; [.A217]); LOOKUP([.A217];[Centros.$D217:.$D665];[Centros.$C217:.$C665]); &quot;&quot;))">
            <text:p/>
          </table:table-cell>
          <table:table-cell table:style-name="ce29" table:formula="of:=IF(COUNTIF([Centros.$A217:.$A665]; [.A217]); LOOKUP([.A217];[Centros.$A217:.$A665];[Centros.$D217:.$D665]); IF(COUNTIF([Centros.$D217:.$D665]; [.A217]); [.A217]; &quot;&quot;))">
            <text:p/>
          </table:table-cell>
          <table:table-cell table:style-name="ce35" table:formula="of:=IF(COUNTIF([Centros.$A217:.$A665]; [.A217]); LOOKUP([.A217];[Centros.$A217:.$A665];[Centros.$E217:.$E665]); IF(COUNTIF([Centros.$D217:.$D665]; [.A217]); LOOKUP([.A217];[Centros.$D217:.$D665];[Centros.$E217:.$E665]); &quot;&quot;))">
            <text:p/>
          </table:table-cell>
          <table:table-cell table:style-name="ce38" table:formula="of:=IF(COUNTIF([Centros.$A217:.$A665]; [.A217]); LOOKUP([.A217];[Centros.$A217:.$A665];[Centros.$F217:.$F665]); IF(COUNTIF([Centros.$D217:.$D665]; [.A217]); LOOKUP([.A217];[Centros.$D217:.$D665];[Centros.$F217:.$F66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18]; ROW([.A218]) - 1; &quot;&quot;)">
            <text:p/>
          </table:table-cell>
          <table:table-cell table:style-name="ce28" table:formula="of:=IF(COUNTIF([Centros.$A218:.$A666]; [.A218]); [.A218]; &quot;&quot;)">
            <text:p/>
          </table:table-cell>
          <table:table-cell table:style-name="ce31" table:formula="of:=IF(COUNTIF([Centros.$A218:.$A666]; [.A218]); LOOKUP([.A218];[Centros.$A218:.$A666];[Centros.B218:.B666]); &quot;&quot;)">
            <text:p/>
          </table:table-cell>
          <table:table-cell table:style-name="ce31" table:formula="of:=IF(COUNTIF([Centros.$A218:.$A666]; [.A218]); LOOKUP([.A218];[Centros.$A218:.$A666];[Centros.$C218:.$C666]); IF(COUNTIF([Centros.$D218:.$D666]; [.A218]); LOOKUP([.A218];[Centros.$D218:.$D666];[Centros.$C218:.$C666]); &quot;&quot;))">
            <text:p/>
          </table:table-cell>
          <table:table-cell table:style-name="ce28" table:formula="of:=IF(COUNTIF([Centros.$A218:.$A666]; [.A218]); LOOKUP([.A218];[Centros.$A218:.$A666];[Centros.$D218:.$D666]); IF(COUNTIF([Centros.$D218:.$D666]; [.A218]); [.A218]; &quot;&quot;))">
            <text:p/>
          </table:table-cell>
          <table:table-cell table:style-name="ce34" table:formula="of:=IF(COUNTIF([Centros.$A218:.$A666]; [.A218]); LOOKUP([.A218];[Centros.$A218:.$A666];[Centros.$E218:.$E666]); IF(COUNTIF([Centros.$D218:.$D666]; [.A218]); LOOKUP([.A218];[Centros.$D218:.$D666];[Centros.$E218:.$E666]); &quot;&quot;))">
            <text:p/>
          </table:table-cell>
          <table:table-cell table:style-name="ce37" table:formula="of:=IF(COUNTIF([Centros.$A218:.$A666]; [.A218]); LOOKUP([.A218];[Centros.$A218:.$A666];[Centros.$F218:.$F666]); IF(COUNTIF([Centros.$D218:.$D666]; [.A218]); LOOKUP([.A218];[Centros.$D218:.$D666];[Centros.$F218:.$F66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19]; ROW([.A219]) - 1; &quot;&quot;)">
            <text:p/>
          </table:table-cell>
          <table:table-cell table:style-name="ce29" table:formula="of:=IF(COUNTIF([Centros.$A219:.$A667]; [.A219]); [.A219]; &quot;&quot;)">
            <text:p/>
          </table:table-cell>
          <table:table-cell table:style-name="ce32" table:formula="of:=IF(COUNTIF([Centros.$A219:.$A667]; [.A219]); LOOKUP([.A219];[Centros.$A219:.$A667];[Centros.B219:.B667]); &quot;&quot;)">
            <text:p/>
          </table:table-cell>
          <table:table-cell table:style-name="ce32" table:formula="of:=IF(COUNTIF([Centros.$A219:.$A667]; [.A219]); LOOKUP([.A219];[Centros.$A219:.$A667];[Centros.$C219:.$C667]); IF(COUNTIF([Centros.$D219:.$D667]; [.A219]); LOOKUP([.A219];[Centros.$D219:.$D667];[Centros.$C219:.$C667]); &quot;&quot;))">
            <text:p/>
          </table:table-cell>
          <table:table-cell table:style-name="ce29" table:formula="of:=IF(COUNTIF([Centros.$A219:.$A667]; [.A219]); LOOKUP([.A219];[Centros.$A219:.$A667];[Centros.$D219:.$D667]); IF(COUNTIF([Centros.$D219:.$D667]; [.A219]); [.A219]; &quot;&quot;))">
            <text:p/>
          </table:table-cell>
          <table:table-cell table:style-name="ce35" table:formula="of:=IF(COUNTIF([Centros.$A219:.$A667]; [.A219]); LOOKUP([.A219];[Centros.$A219:.$A667];[Centros.$E219:.$E667]); IF(COUNTIF([Centros.$D219:.$D667]; [.A219]); LOOKUP([.A219];[Centros.$D219:.$D667];[Centros.$E219:.$E667]); &quot;&quot;))">
            <text:p/>
          </table:table-cell>
          <table:table-cell table:style-name="ce38" table:formula="of:=IF(COUNTIF([Centros.$A219:.$A667]; [.A219]); LOOKUP([.A219];[Centros.$A219:.$A667];[Centros.$F219:.$F667]); IF(COUNTIF([Centros.$D219:.$D667]; [.A219]); LOOKUP([.A219];[Centros.$D219:.$D667];[Centros.$F219:.$F66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20]; ROW([.A220]) - 1; &quot;&quot;)">
            <text:p/>
          </table:table-cell>
          <table:table-cell table:style-name="ce28" table:formula="of:=IF(COUNTIF([Centros.$A220:.$A668]; [.A220]); [.A220]; &quot;&quot;)">
            <text:p/>
          </table:table-cell>
          <table:table-cell table:style-name="ce31" table:formula="of:=IF(COUNTIF([Centros.$A220:.$A668]; [.A220]); LOOKUP([.A220];[Centros.$A220:.$A668];[Centros.B220:.B668]); &quot;&quot;)">
            <text:p/>
          </table:table-cell>
          <table:table-cell table:style-name="ce31" table:formula="of:=IF(COUNTIF([Centros.$A220:.$A668]; [.A220]); LOOKUP([.A220];[Centros.$A220:.$A668];[Centros.$C220:.$C668]); IF(COUNTIF([Centros.$D220:.$D668]; [.A220]); LOOKUP([.A220];[Centros.$D220:.$D668];[Centros.$C220:.$C668]); &quot;&quot;))">
            <text:p/>
          </table:table-cell>
          <table:table-cell table:style-name="ce28" table:formula="of:=IF(COUNTIF([Centros.$A220:.$A668]; [.A220]); LOOKUP([.A220];[Centros.$A220:.$A668];[Centros.$D220:.$D668]); IF(COUNTIF([Centros.$D220:.$D668]; [.A220]); [.A220]; &quot;&quot;))">
            <text:p/>
          </table:table-cell>
          <table:table-cell table:style-name="ce34" table:formula="of:=IF(COUNTIF([Centros.$A220:.$A668]; [.A220]); LOOKUP([.A220];[Centros.$A220:.$A668];[Centros.$E220:.$E668]); IF(COUNTIF([Centros.$D220:.$D668]; [.A220]); LOOKUP([.A220];[Centros.$D220:.$D668];[Centros.$E220:.$E668]); &quot;&quot;))">
            <text:p/>
          </table:table-cell>
          <table:table-cell table:style-name="ce37" table:formula="of:=IF(COUNTIF([Centros.$A220:.$A668]; [.A220]); LOOKUP([.A220];[Centros.$A220:.$A668];[Centros.$F220:.$F668]); IF(COUNTIF([Centros.$D220:.$D668]; [.A220]); LOOKUP([.A220];[Centros.$D220:.$D668];[Centros.$F220:.$F66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21]; ROW([.A221]) - 1; &quot;&quot;)">
            <text:p/>
          </table:table-cell>
          <table:table-cell table:style-name="ce29" table:formula="of:=IF(COUNTIF([Centros.$A221:.$A669]; [.A221]); [.A221]; &quot;&quot;)">
            <text:p/>
          </table:table-cell>
          <table:table-cell table:style-name="ce32" table:formula="of:=IF(COUNTIF([Centros.$A221:.$A669]; [.A221]); LOOKUP([.A221];[Centros.$A221:.$A669];[Centros.B221:.B669]); &quot;&quot;)">
            <text:p/>
          </table:table-cell>
          <table:table-cell table:style-name="ce32" table:formula="of:=IF(COUNTIF([Centros.$A221:.$A669]; [.A221]); LOOKUP([.A221];[Centros.$A221:.$A669];[Centros.$C221:.$C669]); IF(COUNTIF([Centros.$D221:.$D669]; [.A221]); LOOKUP([.A221];[Centros.$D221:.$D669];[Centros.$C221:.$C669]); &quot;&quot;))">
            <text:p/>
          </table:table-cell>
          <table:table-cell table:style-name="ce29" table:formula="of:=IF(COUNTIF([Centros.$A221:.$A669]; [.A221]); LOOKUP([.A221];[Centros.$A221:.$A669];[Centros.$D221:.$D669]); IF(COUNTIF([Centros.$D221:.$D669]; [.A221]); [.A221]; &quot;&quot;))">
            <text:p/>
          </table:table-cell>
          <table:table-cell table:style-name="ce35" table:formula="of:=IF(COUNTIF([Centros.$A221:.$A669]; [.A221]); LOOKUP([.A221];[Centros.$A221:.$A669];[Centros.$E221:.$E669]); IF(COUNTIF([Centros.$D221:.$D669]; [.A221]); LOOKUP([.A221];[Centros.$D221:.$D669];[Centros.$E221:.$E669]); &quot;&quot;))">
            <text:p/>
          </table:table-cell>
          <table:table-cell table:style-name="ce38" table:formula="of:=IF(COUNTIF([Centros.$A221:.$A669]; [.A221]); LOOKUP([.A221];[Centros.$A221:.$A669];[Centros.$F221:.$F669]); IF(COUNTIF([Centros.$D221:.$D669]; [.A221]); LOOKUP([.A221];[Centros.$D221:.$D669];[Centros.$F221:.$F66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22]; ROW([.A222]) - 1; &quot;&quot;)">
            <text:p/>
          </table:table-cell>
          <table:table-cell table:style-name="ce28" table:formula="of:=IF(COUNTIF([Centros.$A222:.$A670]; [.A222]); [.A222]; &quot;&quot;)">
            <text:p/>
          </table:table-cell>
          <table:table-cell table:style-name="ce31" table:formula="of:=IF(COUNTIF([Centros.$A222:.$A670]; [.A222]); LOOKUP([.A222];[Centros.$A222:.$A670];[Centros.B222:.B670]); &quot;&quot;)">
            <text:p/>
          </table:table-cell>
          <table:table-cell table:style-name="ce31" table:formula="of:=IF(COUNTIF([Centros.$A222:.$A670]; [.A222]); LOOKUP([.A222];[Centros.$A222:.$A670];[Centros.$C222:.$C670]); IF(COUNTIF([Centros.$D222:.$D670]; [.A222]); LOOKUP([.A222];[Centros.$D222:.$D670];[Centros.$C222:.$C670]); &quot;&quot;))">
            <text:p/>
          </table:table-cell>
          <table:table-cell table:style-name="ce28" table:formula="of:=IF(COUNTIF([Centros.$A222:.$A670]; [.A222]); LOOKUP([.A222];[Centros.$A222:.$A670];[Centros.$D222:.$D670]); IF(COUNTIF([Centros.$D222:.$D670]; [.A222]); [.A222]; &quot;&quot;))">
            <text:p/>
          </table:table-cell>
          <table:table-cell table:style-name="ce34" table:formula="of:=IF(COUNTIF([Centros.$A222:.$A670]; [.A222]); LOOKUP([.A222];[Centros.$A222:.$A670];[Centros.$E222:.$E670]); IF(COUNTIF([Centros.$D222:.$D670]; [.A222]); LOOKUP([.A222];[Centros.$D222:.$D670];[Centros.$E222:.$E670]); &quot;&quot;))">
            <text:p/>
          </table:table-cell>
          <table:table-cell table:style-name="ce37" table:formula="of:=IF(COUNTIF([Centros.$A222:.$A670]; [.A222]); LOOKUP([.A222];[Centros.$A222:.$A670];[Centros.$F222:.$F670]); IF(COUNTIF([Centros.$D222:.$D670]; [.A222]); LOOKUP([.A222];[Centros.$D222:.$D670];[Centros.$F222:.$F67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23]; ROW([.A223]) - 1; &quot;&quot;)">
            <text:p/>
          </table:table-cell>
          <table:table-cell table:style-name="ce29" table:formula="of:=IF(COUNTIF([Centros.$A223:.$A671]; [.A223]); [.A223]; &quot;&quot;)">
            <text:p/>
          </table:table-cell>
          <table:table-cell table:style-name="ce32" table:formula="of:=IF(COUNTIF([Centros.$A223:.$A671]; [.A223]); LOOKUP([.A223];[Centros.$A223:.$A671];[Centros.B223:.B671]); &quot;&quot;)">
            <text:p/>
          </table:table-cell>
          <table:table-cell table:style-name="ce32" table:formula="of:=IF(COUNTIF([Centros.$A223:.$A671]; [.A223]); LOOKUP([.A223];[Centros.$A223:.$A671];[Centros.$C223:.$C671]); IF(COUNTIF([Centros.$D223:.$D671]; [.A223]); LOOKUP([.A223];[Centros.$D223:.$D671];[Centros.$C223:.$C671]); &quot;&quot;))">
            <text:p/>
          </table:table-cell>
          <table:table-cell table:style-name="ce29" table:formula="of:=IF(COUNTIF([Centros.$A223:.$A671]; [.A223]); LOOKUP([.A223];[Centros.$A223:.$A671];[Centros.$D223:.$D671]); IF(COUNTIF([Centros.$D223:.$D671]; [.A223]); [.A223]; &quot;&quot;))">
            <text:p/>
          </table:table-cell>
          <table:table-cell table:style-name="ce35" table:formula="of:=IF(COUNTIF([Centros.$A223:.$A671]; [.A223]); LOOKUP([.A223];[Centros.$A223:.$A671];[Centros.$E223:.$E671]); IF(COUNTIF([Centros.$D223:.$D671]; [.A223]); LOOKUP([.A223];[Centros.$D223:.$D671];[Centros.$E223:.$E671]); &quot;&quot;))">
            <text:p/>
          </table:table-cell>
          <table:table-cell table:style-name="ce38" table:formula="of:=IF(COUNTIF([Centros.$A223:.$A671]; [.A223]); LOOKUP([.A223];[Centros.$A223:.$A671];[Centros.$F223:.$F671]); IF(COUNTIF([Centros.$D223:.$D671]; [.A223]); LOOKUP([.A223];[Centros.$D223:.$D671];[Centros.$F223:.$F67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24]; ROW([.A224]) - 1; &quot;&quot;)">
            <text:p/>
          </table:table-cell>
          <table:table-cell table:style-name="ce28" table:formula="of:=IF(COUNTIF([Centros.$A224:.$A672]; [.A224]); [.A224]; &quot;&quot;)">
            <text:p/>
          </table:table-cell>
          <table:table-cell table:style-name="ce31" table:formula="of:=IF(COUNTIF([Centros.$A224:.$A672]; [.A224]); LOOKUP([.A224];[Centros.$A224:.$A672];[Centros.B224:.B672]); &quot;&quot;)">
            <text:p/>
          </table:table-cell>
          <table:table-cell table:style-name="ce31" table:formula="of:=IF(COUNTIF([Centros.$A224:.$A672]; [.A224]); LOOKUP([.A224];[Centros.$A224:.$A672];[Centros.$C224:.$C672]); IF(COUNTIF([Centros.$D224:.$D672]; [.A224]); LOOKUP([.A224];[Centros.$D224:.$D672];[Centros.$C224:.$C672]); &quot;&quot;))">
            <text:p/>
          </table:table-cell>
          <table:table-cell table:style-name="ce28" table:formula="of:=IF(COUNTIF([Centros.$A224:.$A672]; [.A224]); LOOKUP([.A224];[Centros.$A224:.$A672];[Centros.$D224:.$D672]); IF(COUNTIF([Centros.$D224:.$D672]; [.A224]); [.A224]; &quot;&quot;))">
            <text:p/>
          </table:table-cell>
          <table:table-cell table:style-name="ce34" table:formula="of:=IF(COUNTIF([Centros.$A224:.$A672]; [.A224]); LOOKUP([.A224];[Centros.$A224:.$A672];[Centros.$E224:.$E672]); IF(COUNTIF([Centros.$D224:.$D672]; [.A224]); LOOKUP([.A224];[Centros.$D224:.$D672];[Centros.$E224:.$E672]); &quot;&quot;))">
            <text:p/>
          </table:table-cell>
          <table:table-cell table:style-name="ce37" table:formula="of:=IF(COUNTIF([Centros.$A224:.$A672]; [.A224]); LOOKUP([.A224];[Centros.$A224:.$A672];[Centros.$F224:.$F672]); IF(COUNTIF([Centros.$D224:.$D672]; [.A224]); LOOKUP([.A224];[Centros.$D224:.$D672];[Centros.$F224:.$F67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25]; ROW([.A225]) - 1; &quot;&quot;)">
            <text:p/>
          </table:table-cell>
          <table:table-cell table:style-name="ce29" table:formula="of:=IF(COUNTIF([Centros.$A225:.$A673]; [.A225]); [.A225]; &quot;&quot;)">
            <text:p/>
          </table:table-cell>
          <table:table-cell table:style-name="ce32" table:formula="of:=IF(COUNTIF([Centros.$A225:.$A673]; [.A225]); LOOKUP([.A225];[Centros.$A225:.$A673];[Centros.B225:.B673]); &quot;&quot;)">
            <text:p/>
          </table:table-cell>
          <table:table-cell table:style-name="ce32" table:formula="of:=IF(COUNTIF([Centros.$A225:.$A673]; [.A225]); LOOKUP([.A225];[Centros.$A225:.$A673];[Centros.$C225:.$C673]); IF(COUNTIF([Centros.$D225:.$D673]; [.A225]); LOOKUP([.A225];[Centros.$D225:.$D673];[Centros.$C225:.$C673]); &quot;&quot;))">
            <text:p/>
          </table:table-cell>
          <table:table-cell table:style-name="ce29" table:formula="of:=IF(COUNTIF([Centros.$A225:.$A673]; [.A225]); LOOKUP([.A225];[Centros.$A225:.$A673];[Centros.$D225:.$D673]); IF(COUNTIF([Centros.$D225:.$D673]; [.A225]); [.A225]; &quot;&quot;))">
            <text:p/>
          </table:table-cell>
          <table:table-cell table:style-name="ce35" table:formula="of:=IF(COUNTIF([Centros.$A225:.$A673]; [.A225]); LOOKUP([.A225];[Centros.$A225:.$A673];[Centros.$E225:.$E673]); IF(COUNTIF([Centros.$D225:.$D673]; [.A225]); LOOKUP([.A225];[Centros.$D225:.$D673];[Centros.$E225:.$E673]); &quot;&quot;))">
            <text:p/>
          </table:table-cell>
          <table:table-cell table:style-name="ce38" table:formula="of:=IF(COUNTIF([Centros.$A225:.$A673]; [.A225]); LOOKUP([.A225];[Centros.$A225:.$A673];[Centros.$F225:.$F673]); IF(COUNTIF([Centros.$D225:.$D673]; [.A225]); LOOKUP([.A225];[Centros.$D225:.$D673];[Centros.$F225:.$F67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26]; ROW([.A226]) - 1; &quot;&quot;)">
            <text:p/>
          </table:table-cell>
          <table:table-cell table:style-name="ce28" table:formula="of:=IF(COUNTIF([Centros.$A226:.$A674]; [.A226]); [.A226]; &quot;&quot;)">
            <text:p/>
          </table:table-cell>
          <table:table-cell table:style-name="ce31" table:formula="of:=IF(COUNTIF([Centros.$A226:.$A674]; [.A226]); LOOKUP([.A226];[Centros.$A226:.$A674];[Centros.B226:.B674]); &quot;&quot;)">
            <text:p/>
          </table:table-cell>
          <table:table-cell table:style-name="ce31" table:formula="of:=IF(COUNTIF([Centros.$A226:.$A674]; [.A226]); LOOKUP([.A226];[Centros.$A226:.$A674];[Centros.$C226:.$C674]); IF(COUNTIF([Centros.$D226:.$D674]; [.A226]); LOOKUP([.A226];[Centros.$D226:.$D674];[Centros.$C226:.$C674]); &quot;&quot;))">
            <text:p/>
          </table:table-cell>
          <table:table-cell table:style-name="ce28" table:formula="of:=IF(COUNTIF([Centros.$A226:.$A674]; [.A226]); LOOKUP([.A226];[Centros.$A226:.$A674];[Centros.$D226:.$D674]); IF(COUNTIF([Centros.$D226:.$D674]; [.A226]); [.A226]; &quot;&quot;))">
            <text:p/>
          </table:table-cell>
          <table:table-cell table:style-name="ce34" table:formula="of:=IF(COUNTIF([Centros.$A226:.$A674]; [.A226]); LOOKUP([.A226];[Centros.$A226:.$A674];[Centros.$E226:.$E674]); IF(COUNTIF([Centros.$D226:.$D674]; [.A226]); LOOKUP([.A226];[Centros.$D226:.$D674];[Centros.$E226:.$E674]); &quot;&quot;))">
            <text:p/>
          </table:table-cell>
          <table:table-cell table:style-name="ce37" table:formula="of:=IF(COUNTIF([Centros.$A226:.$A674]; [.A226]); LOOKUP([.A226];[Centros.$A226:.$A674];[Centros.$F226:.$F674]); IF(COUNTIF([Centros.$D226:.$D674]; [.A226]); LOOKUP([.A226];[Centros.$D226:.$D674];[Centros.$F226:.$F67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27]; ROW([.A227]) - 1; &quot;&quot;)">
            <text:p/>
          </table:table-cell>
          <table:table-cell table:style-name="ce29" table:formula="of:=IF(COUNTIF([Centros.$A227:.$A675]; [.A227]); [.A227]; &quot;&quot;)">
            <text:p/>
          </table:table-cell>
          <table:table-cell table:style-name="ce32" table:formula="of:=IF(COUNTIF([Centros.$A227:.$A675]; [.A227]); LOOKUP([.A227];[Centros.$A227:.$A675];[Centros.B227:.B675]); &quot;&quot;)">
            <text:p/>
          </table:table-cell>
          <table:table-cell table:style-name="ce32" table:formula="of:=IF(COUNTIF([Centros.$A227:.$A675]; [.A227]); LOOKUP([.A227];[Centros.$A227:.$A675];[Centros.$C227:.$C675]); IF(COUNTIF([Centros.$D227:.$D675]; [.A227]); LOOKUP([.A227];[Centros.$D227:.$D675];[Centros.$C227:.$C675]); &quot;&quot;))">
            <text:p/>
          </table:table-cell>
          <table:table-cell table:style-name="ce29" table:formula="of:=IF(COUNTIF([Centros.$A227:.$A675]; [.A227]); LOOKUP([.A227];[Centros.$A227:.$A675];[Centros.$D227:.$D675]); IF(COUNTIF([Centros.$D227:.$D675]; [.A227]); [.A227]; &quot;&quot;))">
            <text:p/>
          </table:table-cell>
          <table:table-cell table:style-name="ce35" table:formula="of:=IF(COUNTIF([Centros.$A227:.$A675]; [.A227]); LOOKUP([.A227];[Centros.$A227:.$A675];[Centros.$E227:.$E675]); IF(COUNTIF([Centros.$D227:.$D675]; [.A227]); LOOKUP([.A227];[Centros.$D227:.$D675];[Centros.$E227:.$E675]); &quot;&quot;))">
            <text:p/>
          </table:table-cell>
          <table:table-cell table:style-name="ce38" table:formula="of:=IF(COUNTIF([Centros.$A227:.$A675]; [.A227]); LOOKUP([.A227];[Centros.$A227:.$A675];[Centros.$F227:.$F675]); IF(COUNTIF([Centros.$D227:.$D675]; [.A227]); LOOKUP([.A227];[Centros.$D227:.$D675];[Centros.$F227:.$F67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28]; ROW([.A228]) - 1; &quot;&quot;)">
            <text:p/>
          </table:table-cell>
          <table:table-cell table:style-name="ce28" table:formula="of:=IF(COUNTIF([Centros.$A228:.$A676]; [.A228]); [.A228]; &quot;&quot;)">
            <text:p/>
          </table:table-cell>
          <table:table-cell table:style-name="ce31" table:formula="of:=IF(COUNTIF([Centros.$A228:.$A676]; [.A228]); LOOKUP([.A228];[Centros.$A228:.$A676];[Centros.B228:.B676]); &quot;&quot;)">
            <text:p/>
          </table:table-cell>
          <table:table-cell table:style-name="ce31" table:formula="of:=IF(COUNTIF([Centros.$A228:.$A676]; [.A228]); LOOKUP([.A228];[Centros.$A228:.$A676];[Centros.$C228:.$C676]); IF(COUNTIF([Centros.$D228:.$D676]; [.A228]); LOOKUP([.A228];[Centros.$D228:.$D676];[Centros.$C228:.$C676]); &quot;&quot;))">
            <text:p/>
          </table:table-cell>
          <table:table-cell table:style-name="ce28" table:formula="of:=IF(COUNTIF([Centros.$A228:.$A676]; [.A228]); LOOKUP([.A228];[Centros.$A228:.$A676];[Centros.$D228:.$D676]); IF(COUNTIF([Centros.$D228:.$D676]; [.A228]); [.A228]; &quot;&quot;))">
            <text:p/>
          </table:table-cell>
          <table:table-cell table:style-name="ce34" table:formula="of:=IF(COUNTIF([Centros.$A228:.$A676]; [.A228]); LOOKUP([.A228];[Centros.$A228:.$A676];[Centros.$E228:.$E676]); IF(COUNTIF([Centros.$D228:.$D676]; [.A228]); LOOKUP([.A228];[Centros.$D228:.$D676];[Centros.$E228:.$E676]); &quot;&quot;))">
            <text:p/>
          </table:table-cell>
          <table:table-cell table:style-name="ce37" table:formula="of:=IF(COUNTIF([Centros.$A228:.$A676]; [.A228]); LOOKUP([.A228];[Centros.$A228:.$A676];[Centros.$F228:.$F676]); IF(COUNTIF([Centros.$D228:.$D676]; [.A228]); LOOKUP([.A228];[Centros.$D228:.$D676];[Centros.$F228:.$F67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29]; ROW([.A229]) - 1; &quot;&quot;)">
            <text:p/>
          </table:table-cell>
          <table:table-cell table:style-name="ce29" table:formula="of:=IF(COUNTIF([Centros.$A229:.$A677]; [.A229]); [.A229]; &quot;&quot;)">
            <text:p/>
          </table:table-cell>
          <table:table-cell table:style-name="ce32" table:formula="of:=IF(COUNTIF([Centros.$A229:.$A677]; [.A229]); LOOKUP([.A229];[Centros.$A229:.$A677];[Centros.B229:.B677]); &quot;&quot;)">
            <text:p/>
          </table:table-cell>
          <table:table-cell table:style-name="ce32" table:formula="of:=IF(COUNTIF([Centros.$A229:.$A677]; [.A229]); LOOKUP([.A229];[Centros.$A229:.$A677];[Centros.$C229:.$C677]); IF(COUNTIF([Centros.$D229:.$D677]; [.A229]); LOOKUP([.A229];[Centros.$D229:.$D677];[Centros.$C229:.$C677]); &quot;&quot;))">
            <text:p/>
          </table:table-cell>
          <table:table-cell table:style-name="ce29" table:formula="of:=IF(COUNTIF([Centros.$A229:.$A677]; [.A229]); LOOKUP([.A229];[Centros.$A229:.$A677];[Centros.$D229:.$D677]); IF(COUNTIF([Centros.$D229:.$D677]; [.A229]); [.A229]; &quot;&quot;))">
            <text:p/>
          </table:table-cell>
          <table:table-cell table:style-name="ce35" table:formula="of:=IF(COUNTIF([Centros.$A229:.$A677]; [.A229]); LOOKUP([.A229];[Centros.$A229:.$A677];[Centros.$E229:.$E677]); IF(COUNTIF([Centros.$D229:.$D677]; [.A229]); LOOKUP([.A229];[Centros.$D229:.$D677];[Centros.$E229:.$E677]); &quot;&quot;))">
            <text:p/>
          </table:table-cell>
          <table:table-cell table:style-name="ce38" table:formula="of:=IF(COUNTIF([Centros.$A229:.$A677]; [.A229]); LOOKUP([.A229];[Centros.$A229:.$A677];[Centros.$F229:.$F677]); IF(COUNTIF([Centros.$D229:.$D677]; [.A229]); LOOKUP([.A229];[Centros.$D229:.$D677];[Centros.$F229:.$F67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30]; ROW([.A230]) - 1; &quot;&quot;)">
            <text:p/>
          </table:table-cell>
          <table:table-cell table:style-name="ce28" table:formula="of:=IF(COUNTIF([Centros.$A230:.$A678]; [.A230]); [.A230]; &quot;&quot;)">
            <text:p/>
          </table:table-cell>
          <table:table-cell table:style-name="ce31" table:formula="of:=IF(COUNTIF([Centros.$A230:.$A678]; [.A230]); LOOKUP([.A230];[Centros.$A230:.$A678];[Centros.B230:.B678]); &quot;&quot;)">
            <text:p/>
          </table:table-cell>
          <table:table-cell table:style-name="ce31" table:formula="of:=IF(COUNTIF([Centros.$A230:.$A678]; [.A230]); LOOKUP([.A230];[Centros.$A230:.$A678];[Centros.$C230:.$C678]); IF(COUNTIF([Centros.$D230:.$D678]; [.A230]); LOOKUP([.A230];[Centros.$D230:.$D678];[Centros.$C230:.$C678]); &quot;&quot;))">
            <text:p/>
          </table:table-cell>
          <table:table-cell table:style-name="ce28" table:formula="of:=IF(COUNTIF([Centros.$A230:.$A678]; [.A230]); LOOKUP([.A230];[Centros.$A230:.$A678];[Centros.$D230:.$D678]); IF(COUNTIF([Centros.$D230:.$D678]; [.A230]); [.A230]; &quot;&quot;))">
            <text:p/>
          </table:table-cell>
          <table:table-cell table:style-name="ce34" table:formula="of:=IF(COUNTIF([Centros.$A230:.$A678]; [.A230]); LOOKUP([.A230];[Centros.$A230:.$A678];[Centros.$E230:.$E678]); IF(COUNTIF([Centros.$D230:.$D678]; [.A230]); LOOKUP([.A230];[Centros.$D230:.$D678];[Centros.$E230:.$E678]); &quot;&quot;))">
            <text:p/>
          </table:table-cell>
          <table:table-cell table:style-name="ce37" table:formula="of:=IF(COUNTIF([Centros.$A230:.$A678]; [.A230]); LOOKUP([.A230];[Centros.$A230:.$A678];[Centros.$F230:.$F678]); IF(COUNTIF([Centros.$D230:.$D678]; [.A230]); LOOKUP([.A230];[Centros.$D230:.$D678];[Centros.$F230:.$F67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31]; ROW([.A231]) - 1; &quot;&quot;)">
            <text:p/>
          </table:table-cell>
          <table:table-cell table:style-name="ce29" table:formula="of:=IF(COUNTIF([Centros.$A231:.$A679]; [.A231]); [.A231]; &quot;&quot;)">
            <text:p/>
          </table:table-cell>
          <table:table-cell table:style-name="ce32" table:formula="of:=IF(COUNTIF([Centros.$A231:.$A679]; [.A231]); LOOKUP([.A231];[Centros.$A231:.$A679];[Centros.B231:.B679]); &quot;&quot;)">
            <text:p/>
          </table:table-cell>
          <table:table-cell table:style-name="ce32" table:formula="of:=IF(COUNTIF([Centros.$A231:.$A679]; [.A231]); LOOKUP([.A231];[Centros.$A231:.$A679];[Centros.$C231:.$C679]); IF(COUNTIF([Centros.$D231:.$D679]; [.A231]); LOOKUP([.A231];[Centros.$D231:.$D679];[Centros.$C231:.$C679]); &quot;&quot;))">
            <text:p/>
          </table:table-cell>
          <table:table-cell table:style-name="ce29" table:formula="of:=IF(COUNTIF([Centros.$A231:.$A679]; [.A231]); LOOKUP([.A231];[Centros.$A231:.$A679];[Centros.$D231:.$D679]); IF(COUNTIF([Centros.$D231:.$D679]; [.A231]); [.A231]; &quot;&quot;))">
            <text:p/>
          </table:table-cell>
          <table:table-cell table:style-name="ce35" table:formula="of:=IF(COUNTIF([Centros.$A231:.$A679]; [.A231]); LOOKUP([.A231];[Centros.$A231:.$A679];[Centros.$E231:.$E679]); IF(COUNTIF([Centros.$D231:.$D679]; [.A231]); LOOKUP([.A231];[Centros.$D231:.$D679];[Centros.$E231:.$E679]); &quot;&quot;))">
            <text:p/>
          </table:table-cell>
          <table:table-cell table:style-name="ce38" table:formula="of:=IF(COUNTIF([Centros.$A231:.$A679]; [.A231]); LOOKUP([.A231];[Centros.$A231:.$A679];[Centros.$F231:.$F679]); IF(COUNTIF([Centros.$D231:.$D679]; [.A231]); LOOKUP([.A231];[Centros.$D231:.$D679];[Centros.$F231:.$F67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32]; ROW([.A232]) - 1; &quot;&quot;)">
            <text:p/>
          </table:table-cell>
          <table:table-cell table:style-name="ce28" table:formula="of:=IF(COUNTIF([Centros.$A232:.$A680]; [.A232]); [.A232]; &quot;&quot;)">
            <text:p/>
          </table:table-cell>
          <table:table-cell table:style-name="ce31" table:formula="of:=IF(COUNTIF([Centros.$A232:.$A680]; [.A232]); LOOKUP([.A232];[Centros.$A232:.$A680];[Centros.B232:.B680]); &quot;&quot;)">
            <text:p/>
          </table:table-cell>
          <table:table-cell table:style-name="ce31" table:formula="of:=IF(COUNTIF([Centros.$A232:.$A680]; [.A232]); LOOKUP([.A232];[Centros.$A232:.$A680];[Centros.$C232:.$C680]); IF(COUNTIF([Centros.$D232:.$D680]; [.A232]); LOOKUP([.A232];[Centros.$D232:.$D680];[Centros.$C232:.$C680]); &quot;&quot;))">
            <text:p/>
          </table:table-cell>
          <table:table-cell table:style-name="ce28" table:formula="of:=IF(COUNTIF([Centros.$A232:.$A680]; [.A232]); LOOKUP([.A232];[Centros.$A232:.$A680];[Centros.$D232:.$D680]); IF(COUNTIF([Centros.$D232:.$D680]; [.A232]); [.A232]; &quot;&quot;))">
            <text:p/>
          </table:table-cell>
          <table:table-cell table:style-name="ce34" table:formula="of:=IF(COUNTIF([Centros.$A232:.$A680]; [.A232]); LOOKUP([.A232];[Centros.$A232:.$A680];[Centros.$E232:.$E680]); IF(COUNTIF([Centros.$D232:.$D680]; [.A232]); LOOKUP([.A232];[Centros.$D232:.$D680];[Centros.$E232:.$E680]); &quot;&quot;))">
            <text:p/>
          </table:table-cell>
          <table:table-cell table:style-name="ce37" table:formula="of:=IF(COUNTIF([Centros.$A232:.$A680]; [.A232]); LOOKUP([.A232];[Centros.$A232:.$A680];[Centros.$F232:.$F680]); IF(COUNTIF([Centros.$D232:.$D680]; [.A232]); LOOKUP([.A232];[Centros.$D232:.$D680];[Centros.$F232:.$F68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33]; ROW([.A233]) - 1; &quot;&quot;)">
            <text:p/>
          </table:table-cell>
          <table:table-cell table:style-name="ce29" table:formula="of:=IF(COUNTIF([Centros.$A233:.$A681]; [.A233]); [.A233]; &quot;&quot;)">
            <text:p/>
          </table:table-cell>
          <table:table-cell table:style-name="ce32" table:formula="of:=IF(COUNTIF([Centros.$A233:.$A681]; [.A233]); LOOKUP([.A233];[Centros.$A233:.$A681];[Centros.B233:.B681]); &quot;&quot;)">
            <text:p/>
          </table:table-cell>
          <table:table-cell table:style-name="ce32" table:formula="of:=IF(COUNTIF([Centros.$A233:.$A681]; [.A233]); LOOKUP([.A233];[Centros.$A233:.$A681];[Centros.$C233:.$C681]); IF(COUNTIF([Centros.$D233:.$D681]; [.A233]); LOOKUP([.A233];[Centros.$D233:.$D681];[Centros.$C233:.$C681]); &quot;&quot;))">
            <text:p/>
          </table:table-cell>
          <table:table-cell table:style-name="ce29" table:formula="of:=IF(COUNTIF([Centros.$A233:.$A681]; [.A233]); LOOKUP([.A233];[Centros.$A233:.$A681];[Centros.$D233:.$D681]); IF(COUNTIF([Centros.$D233:.$D681]; [.A233]); [.A233]; &quot;&quot;))">
            <text:p/>
          </table:table-cell>
          <table:table-cell table:style-name="ce35" table:formula="of:=IF(COUNTIF([Centros.$A233:.$A681]; [.A233]); LOOKUP([.A233];[Centros.$A233:.$A681];[Centros.$E233:.$E681]); IF(COUNTIF([Centros.$D233:.$D681]; [.A233]); LOOKUP([.A233];[Centros.$D233:.$D681];[Centros.$E233:.$E681]); &quot;&quot;))">
            <text:p/>
          </table:table-cell>
          <table:table-cell table:style-name="ce38" table:formula="of:=IF(COUNTIF([Centros.$A233:.$A681]; [.A233]); LOOKUP([.A233];[Centros.$A233:.$A681];[Centros.$F233:.$F681]); IF(COUNTIF([Centros.$D233:.$D681]; [.A233]); LOOKUP([.A233];[Centros.$D233:.$D681];[Centros.$F233:.$F68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34]; ROW([.A234]) - 1; &quot;&quot;)">
            <text:p/>
          </table:table-cell>
          <table:table-cell table:style-name="ce28" table:formula="of:=IF(COUNTIF([Centros.$A234:.$A682]; [.A234]); [.A234]; &quot;&quot;)">
            <text:p/>
          </table:table-cell>
          <table:table-cell table:style-name="ce31" table:formula="of:=IF(COUNTIF([Centros.$A234:.$A682]; [.A234]); LOOKUP([.A234];[Centros.$A234:.$A682];[Centros.B234:.B682]); &quot;&quot;)">
            <text:p/>
          </table:table-cell>
          <table:table-cell table:style-name="ce31" table:formula="of:=IF(COUNTIF([Centros.$A234:.$A682]; [.A234]); LOOKUP([.A234];[Centros.$A234:.$A682];[Centros.$C234:.$C682]); IF(COUNTIF([Centros.$D234:.$D682]; [.A234]); LOOKUP([.A234];[Centros.$D234:.$D682];[Centros.$C234:.$C682]); &quot;&quot;))">
            <text:p/>
          </table:table-cell>
          <table:table-cell table:style-name="ce28" table:formula="of:=IF(COUNTIF([Centros.$A234:.$A682]; [.A234]); LOOKUP([.A234];[Centros.$A234:.$A682];[Centros.$D234:.$D682]); IF(COUNTIF([Centros.$D234:.$D682]; [.A234]); [.A234]; &quot;&quot;))">
            <text:p/>
          </table:table-cell>
          <table:table-cell table:style-name="ce34" table:formula="of:=IF(COUNTIF([Centros.$A234:.$A682]; [.A234]); LOOKUP([.A234];[Centros.$A234:.$A682];[Centros.$E234:.$E682]); IF(COUNTIF([Centros.$D234:.$D682]; [.A234]); LOOKUP([.A234];[Centros.$D234:.$D682];[Centros.$E234:.$E682]); &quot;&quot;))">
            <text:p/>
          </table:table-cell>
          <table:table-cell table:style-name="ce37" table:formula="of:=IF(COUNTIF([Centros.$A234:.$A682]; [.A234]); LOOKUP([.A234];[Centros.$A234:.$A682];[Centros.$F234:.$F682]); IF(COUNTIF([Centros.$D234:.$D682]; [.A234]); LOOKUP([.A234];[Centros.$D234:.$D682];[Centros.$F234:.$F68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35]; ROW([.A235]) - 1; &quot;&quot;)">
            <text:p/>
          </table:table-cell>
          <table:table-cell table:style-name="ce29" table:formula="of:=IF(COUNTIF([Centros.$A235:.$A683]; [.A235]); [.A235]; &quot;&quot;)">
            <text:p/>
          </table:table-cell>
          <table:table-cell table:style-name="ce32" table:formula="of:=IF(COUNTIF([Centros.$A235:.$A683]; [.A235]); LOOKUP([.A235];[Centros.$A235:.$A683];[Centros.B235:.B683]); &quot;&quot;)">
            <text:p/>
          </table:table-cell>
          <table:table-cell table:style-name="ce32" table:formula="of:=IF(COUNTIF([Centros.$A235:.$A683]; [.A235]); LOOKUP([.A235];[Centros.$A235:.$A683];[Centros.$C235:.$C683]); IF(COUNTIF([Centros.$D235:.$D683]; [.A235]); LOOKUP([.A235];[Centros.$D235:.$D683];[Centros.$C235:.$C683]); &quot;&quot;))">
            <text:p/>
          </table:table-cell>
          <table:table-cell table:style-name="ce29" table:formula="of:=IF(COUNTIF([Centros.$A235:.$A683]; [.A235]); LOOKUP([.A235];[Centros.$A235:.$A683];[Centros.$D235:.$D683]); IF(COUNTIF([Centros.$D235:.$D683]; [.A235]); [.A235]; &quot;&quot;))">
            <text:p/>
          </table:table-cell>
          <table:table-cell table:style-name="ce35" table:formula="of:=IF(COUNTIF([Centros.$A235:.$A683]; [.A235]); LOOKUP([.A235];[Centros.$A235:.$A683];[Centros.$E235:.$E683]); IF(COUNTIF([Centros.$D235:.$D683]; [.A235]); LOOKUP([.A235];[Centros.$D235:.$D683];[Centros.$E235:.$E683]); &quot;&quot;))">
            <text:p/>
          </table:table-cell>
          <table:table-cell table:style-name="ce38" table:formula="of:=IF(COUNTIF([Centros.$A235:.$A683]; [.A235]); LOOKUP([.A235];[Centros.$A235:.$A683];[Centros.$F235:.$F683]); IF(COUNTIF([Centros.$D235:.$D683]; [.A235]); LOOKUP([.A235];[Centros.$D235:.$D683];[Centros.$F235:.$F68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36]; ROW([.A236]) - 1; &quot;&quot;)">
            <text:p/>
          </table:table-cell>
          <table:table-cell table:style-name="ce28" table:formula="of:=IF(COUNTIF([Centros.$A236:.$A684]; [.A236]); [.A236]; &quot;&quot;)">
            <text:p/>
          </table:table-cell>
          <table:table-cell table:style-name="ce31" table:formula="of:=IF(COUNTIF([Centros.$A236:.$A684]; [.A236]); LOOKUP([.A236];[Centros.$A236:.$A684];[Centros.B236:.B684]); &quot;&quot;)">
            <text:p/>
          </table:table-cell>
          <table:table-cell table:style-name="ce31" table:formula="of:=IF(COUNTIF([Centros.$A236:.$A684]; [.A236]); LOOKUP([.A236];[Centros.$A236:.$A684];[Centros.$C236:.$C684]); IF(COUNTIF([Centros.$D236:.$D684]; [.A236]); LOOKUP([.A236];[Centros.$D236:.$D684];[Centros.$C236:.$C684]); &quot;&quot;))">
            <text:p/>
          </table:table-cell>
          <table:table-cell table:style-name="ce28" table:formula="of:=IF(COUNTIF([Centros.$A236:.$A684]; [.A236]); LOOKUP([.A236];[Centros.$A236:.$A684];[Centros.$D236:.$D684]); IF(COUNTIF([Centros.$D236:.$D684]; [.A236]); [.A236]; &quot;&quot;))">
            <text:p/>
          </table:table-cell>
          <table:table-cell table:style-name="ce34" table:formula="of:=IF(COUNTIF([Centros.$A236:.$A684]; [.A236]); LOOKUP([.A236];[Centros.$A236:.$A684];[Centros.$E236:.$E684]); IF(COUNTIF([Centros.$D236:.$D684]; [.A236]); LOOKUP([.A236];[Centros.$D236:.$D684];[Centros.$E236:.$E684]); &quot;&quot;))">
            <text:p/>
          </table:table-cell>
          <table:table-cell table:style-name="ce37" table:formula="of:=IF(COUNTIF([Centros.$A236:.$A684]; [.A236]); LOOKUP([.A236];[Centros.$A236:.$A684];[Centros.$F236:.$F684]); IF(COUNTIF([Centros.$D236:.$D684]; [.A236]); LOOKUP([.A236];[Centros.$D236:.$D684];[Centros.$F236:.$F68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37]; ROW([.A237]) - 1; &quot;&quot;)">
            <text:p/>
          </table:table-cell>
          <table:table-cell table:style-name="ce29" table:formula="of:=IF(COUNTIF([Centros.$A237:.$A685]; [.A237]); [.A237]; &quot;&quot;)">
            <text:p/>
          </table:table-cell>
          <table:table-cell table:style-name="ce32" table:formula="of:=IF(COUNTIF([Centros.$A237:.$A685]; [.A237]); LOOKUP([.A237];[Centros.$A237:.$A685];[Centros.B237:.B685]); &quot;&quot;)">
            <text:p/>
          </table:table-cell>
          <table:table-cell table:style-name="ce32" table:formula="of:=IF(COUNTIF([Centros.$A237:.$A685]; [.A237]); LOOKUP([.A237];[Centros.$A237:.$A685];[Centros.$C237:.$C685]); IF(COUNTIF([Centros.$D237:.$D685]; [.A237]); LOOKUP([.A237];[Centros.$D237:.$D685];[Centros.$C237:.$C685]); &quot;&quot;))">
            <text:p/>
          </table:table-cell>
          <table:table-cell table:style-name="ce29" table:formula="of:=IF(COUNTIF([Centros.$A237:.$A685]; [.A237]); LOOKUP([.A237];[Centros.$A237:.$A685];[Centros.$D237:.$D685]); IF(COUNTIF([Centros.$D237:.$D685]; [.A237]); [.A237]; &quot;&quot;))">
            <text:p/>
          </table:table-cell>
          <table:table-cell table:style-name="ce35" table:formula="of:=IF(COUNTIF([Centros.$A237:.$A685]; [.A237]); LOOKUP([.A237];[Centros.$A237:.$A685];[Centros.$E237:.$E685]); IF(COUNTIF([Centros.$D237:.$D685]; [.A237]); LOOKUP([.A237];[Centros.$D237:.$D685];[Centros.$E237:.$E685]); &quot;&quot;))">
            <text:p/>
          </table:table-cell>
          <table:table-cell table:style-name="ce38" table:formula="of:=IF(COUNTIF([Centros.$A237:.$A685]; [.A237]); LOOKUP([.A237];[Centros.$A237:.$A685];[Centros.$F237:.$F685]); IF(COUNTIF([Centros.$D237:.$D685]; [.A237]); LOOKUP([.A237];[Centros.$D237:.$D685];[Centros.$F237:.$F68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38]; ROW([.A238]) - 1; &quot;&quot;)">
            <text:p/>
          </table:table-cell>
          <table:table-cell table:style-name="ce28" table:formula="of:=IF(COUNTIF([Centros.$A238:.$A686]; [.A238]); [.A238]; &quot;&quot;)">
            <text:p/>
          </table:table-cell>
          <table:table-cell table:style-name="ce31" table:formula="of:=IF(COUNTIF([Centros.$A238:.$A686]; [.A238]); LOOKUP([.A238];[Centros.$A238:.$A686];[Centros.B238:.B686]); &quot;&quot;)">
            <text:p/>
          </table:table-cell>
          <table:table-cell table:style-name="ce31" table:formula="of:=IF(COUNTIF([Centros.$A238:.$A686]; [.A238]); LOOKUP([.A238];[Centros.$A238:.$A686];[Centros.$C238:.$C686]); IF(COUNTIF([Centros.$D238:.$D686]; [.A238]); LOOKUP([.A238];[Centros.$D238:.$D686];[Centros.$C238:.$C686]); &quot;&quot;))">
            <text:p/>
          </table:table-cell>
          <table:table-cell table:style-name="ce28" table:formula="of:=IF(COUNTIF([Centros.$A238:.$A686]; [.A238]); LOOKUP([.A238];[Centros.$A238:.$A686];[Centros.$D238:.$D686]); IF(COUNTIF([Centros.$D238:.$D686]; [.A238]); [.A238]; &quot;&quot;))">
            <text:p/>
          </table:table-cell>
          <table:table-cell table:style-name="ce34" table:formula="of:=IF(COUNTIF([Centros.$A238:.$A686]; [.A238]); LOOKUP([.A238];[Centros.$A238:.$A686];[Centros.$E238:.$E686]); IF(COUNTIF([Centros.$D238:.$D686]; [.A238]); LOOKUP([.A238];[Centros.$D238:.$D686];[Centros.$E238:.$E686]); &quot;&quot;))">
            <text:p/>
          </table:table-cell>
          <table:table-cell table:style-name="ce37" table:formula="of:=IF(COUNTIF([Centros.$A238:.$A686]; [.A238]); LOOKUP([.A238];[Centros.$A238:.$A686];[Centros.$F238:.$F686]); IF(COUNTIF([Centros.$D238:.$D686]; [.A238]); LOOKUP([.A238];[Centros.$D238:.$D686];[Centros.$F238:.$F68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39]; ROW([.A239]) - 1; &quot;&quot;)">
            <text:p/>
          </table:table-cell>
          <table:table-cell table:style-name="ce29" table:formula="of:=IF(COUNTIF([Centros.$A239:.$A687]; [.A239]); [.A239]; &quot;&quot;)">
            <text:p/>
          </table:table-cell>
          <table:table-cell table:style-name="ce32" table:formula="of:=IF(COUNTIF([Centros.$A239:.$A687]; [.A239]); LOOKUP([.A239];[Centros.$A239:.$A687];[Centros.B239:.B687]); &quot;&quot;)">
            <text:p/>
          </table:table-cell>
          <table:table-cell table:style-name="ce32" table:formula="of:=IF(COUNTIF([Centros.$A239:.$A687]; [.A239]); LOOKUP([.A239];[Centros.$A239:.$A687];[Centros.$C239:.$C687]); IF(COUNTIF([Centros.$D239:.$D687]; [.A239]); LOOKUP([.A239];[Centros.$D239:.$D687];[Centros.$C239:.$C687]); &quot;&quot;))">
            <text:p/>
          </table:table-cell>
          <table:table-cell table:style-name="ce29" table:formula="of:=IF(COUNTIF([Centros.$A239:.$A687]; [.A239]); LOOKUP([.A239];[Centros.$A239:.$A687];[Centros.$D239:.$D687]); IF(COUNTIF([Centros.$D239:.$D687]; [.A239]); [.A239]; &quot;&quot;))">
            <text:p/>
          </table:table-cell>
          <table:table-cell table:style-name="ce35" table:formula="of:=IF(COUNTIF([Centros.$A239:.$A687]; [.A239]); LOOKUP([.A239];[Centros.$A239:.$A687];[Centros.$E239:.$E687]); IF(COUNTIF([Centros.$D239:.$D687]; [.A239]); LOOKUP([.A239];[Centros.$D239:.$D687];[Centros.$E239:.$E687]); &quot;&quot;))">
            <text:p/>
          </table:table-cell>
          <table:table-cell table:style-name="ce38" table:formula="of:=IF(COUNTIF([Centros.$A239:.$A687]; [.A239]); LOOKUP([.A239];[Centros.$A239:.$A687];[Centros.$F239:.$F687]); IF(COUNTIF([Centros.$D239:.$D687]; [.A239]); LOOKUP([.A239];[Centros.$D239:.$D687];[Centros.$F239:.$F68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40]; ROW([.A240]) - 1; &quot;&quot;)">
            <text:p/>
          </table:table-cell>
          <table:table-cell table:style-name="ce28" table:formula="of:=IF(COUNTIF([Centros.$A240:.$A688]; [.A240]); [.A240]; &quot;&quot;)">
            <text:p/>
          </table:table-cell>
          <table:table-cell table:style-name="ce31" table:formula="of:=IF(COUNTIF([Centros.$A240:.$A688]; [.A240]); LOOKUP([.A240];[Centros.$A240:.$A688];[Centros.B240:.B688]); &quot;&quot;)">
            <text:p/>
          </table:table-cell>
          <table:table-cell table:style-name="ce31" table:formula="of:=IF(COUNTIF([Centros.$A240:.$A688]; [.A240]); LOOKUP([.A240];[Centros.$A240:.$A688];[Centros.$C240:.$C688]); IF(COUNTIF([Centros.$D240:.$D688]; [.A240]); LOOKUP([.A240];[Centros.$D240:.$D688];[Centros.$C240:.$C688]); &quot;&quot;))">
            <text:p/>
          </table:table-cell>
          <table:table-cell table:style-name="ce28" table:formula="of:=IF(COUNTIF([Centros.$A240:.$A688]; [.A240]); LOOKUP([.A240];[Centros.$A240:.$A688];[Centros.$D240:.$D688]); IF(COUNTIF([Centros.$D240:.$D688]; [.A240]); [.A240]; &quot;&quot;))">
            <text:p/>
          </table:table-cell>
          <table:table-cell table:style-name="ce34" table:formula="of:=IF(COUNTIF([Centros.$A240:.$A688]; [.A240]); LOOKUP([.A240];[Centros.$A240:.$A688];[Centros.$E240:.$E688]); IF(COUNTIF([Centros.$D240:.$D688]; [.A240]); LOOKUP([.A240];[Centros.$D240:.$D688];[Centros.$E240:.$E688]); &quot;&quot;))">
            <text:p/>
          </table:table-cell>
          <table:table-cell table:style-name="ce37" table:formula="of:=IF(COUNTIF([Centros.$A240:.$A688]; [.A240]); LOOKUP([.A240];[Centros.$A240:.$A688];[Centros.$F240:.$F688]); IF(COUNTIF([Centros.$D240:.$D688]; [.A240]); LOOKUP([.A240];[Centros.$D240:.$D688];[Centros.$F240:.$F68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41]; ROW([.A241]) - 1; &quot;&quot;)">
            <text:p/>
          </table:table-cell>
          <table:table-cell table:style-name="ce29" table:formula="of:=IF(COUNTIF([Centros.$A241:.$A689]; [.A241]); [.A241]; &quot;&quot;)">
            <text:p/>
          </table:table-cell>
          <table:table-cell table:style-name="ce32" table:formula="of:=IF(COUNTIF([Centros.$A241:.$A689]; [.A241]); LOOKUP([.A241];[Centros.$A241:.$A689];[Centros.B241:.B689]); &quot;&quot;)">
            <text:p/>
          </table:table-cell>
          <table:table-cell table:style-name="ce32" table:formula="of:=IF(COUNTIF([Centros.$A241:.$A689]; [.A241]); LOOKUP([.A241];[Centros.$A241:.$A689];[Centros.$C241:.$C689]); IF(COUNTIF([Centros.$D241:.$D689]; [.A241]); LOOKUP([.A241];[Centros.$D241:.$D689];[Centros.$C241:.$C689]); &quot;&quot;))">
            <text:p/>
          </table:table-cell>
          <table:table-cell table:style-name="ce29" table:formula="of:=IF(COUNTIF([Centros.$A241:.$A689]; [.A241]); LOOKUP([.A241];[Centros.$A241:.$A689];[Centros.$D241:.$D689]); IF(COUNTIF([Centros.$D241:.$D689]; [.A241]); [.A241]; &quot;&quot;))">
            <text:p/>
          </table:table-cell>
          <table:table-cell table:style-name="ce35" table:formula="of:=IF(COUNTIF([Centros.$A241:.$A689]; [.A241]); LOOKUP([.A241];[Centros.$A241:.$A689];[Centros.$E241:.$E689]); IF(COUNTIF([Centros.$D241:.$D689]; [.A241]); LOOKUP([.A241];[Centros.$D241:.$D689];[Centros.$E241:.$E689]); &quot;&quot;))">
            <text:p/>
          </table:table-cell>
          <table:table-cell table:style-name="ce38" table:formula="of:=IF(COUNTIF([Centros.$A241:.$A689]; [.A241]); LOOKUP([.A241];[Centros.$A241:.$A689];[Centros.$F241:.$F689]); IF(COUNTIF([Centros.$D241:.$D689]; [.A241]); LOOKUP([.A241];[Centros.$D241:.$D689];[Centros.$F241:.$F68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42]; ROW([.A242]) - 1; &quot;&quot;)">
            <text:p/>
          </table:table-cell>
          <table:table-cell table:style-name="ce28" table:formula="of:=IF(COUNTIF([Centros.$A242:.$A690]; [.A242]); [.A242]; &quot;&quot;)">
            <text:p/>
          </table:table-cell>
          <table:table-cell table:style-name="ce31" table:formula="of:=IF(COUNTIF([Centros.$A242:.$A690]; [.A242]); LOOKUP([.A242];[Centros.$A242:.$A690];[Centros.B242:.B690]); &quot;&quot;)">
            <text:p/>
          </table:table-cell>
          <table:table-cell table:style-name="ce31" table:formula="of:=IF(COUNTIF([Centros.$A242:.$A690]; [.A242]); LOOKUP([.A242];[Centros.$A242:.$A690];[Centros.$C242:.$C690]); IF(COUNTIF([Centros.$D242:.$D690]; [.A242]); LOOKUP([.A242];[Centros.$D242:.$D690];[Centros.$C242:.$C690]); &quot;&quot;))">
            <text:p/>
          </table:table-cell>
          <table:table-cell table:style-name="ce28" table:formula="of:=IF(COUNTIF([Centros.$A242:.$A690]; [.A242]); LOOKUP([.A242];[Centros.$A242:.$A690];[Centros.$D242:.$D690]); IF(COUNTIF([Centros.$D242:.$D690]; [.A242]); [.A242]; &quot;&quot;))">
            <text:p/>
          </table:table-cell>
          <table:table-cell table:style-name="ce34" table:formula="of:=IF(COUNTIF([Centros.$A242:.$A690]; [.A242]); LOOKUP([.A242];[Centros.$A242:.$A690];[Centros.$E242:.$E690]); IF(COUNTIF([Centros.$D242:.$D690]; [.A242]); LOOKUP([.A242];[Centros.$D242:.$D690];[Centros.$E242:.$E690]); &quot;&quot;))">
            <text:p/>
          </table:table-cell>
          <table:table-cell table:style-name="ce37" table:formula="of:=IF(COUNTIF([Centros.$A242:.$A690]; [.A242]); LOOKUP([.A242];[Centros.$A242:.$A690];[Centros.$F242:.$F690]); IF(COUNTIF([Centros.$D242:.$D690]; [.A242]); LOOKUP([.A242];[Centros.$D242:.$D690];[Centros.$F242:.$F69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43]; ROW([.A243]) - 1; &quot;&quot;)">
            <text:p/>
          </table:table-cell>
          <table:table-cell table:style-name="ce29" table:formula="of:=IF(COUNTIF([Centros.$A243:.$A691]; [.A243]); [.A243]; &quot;&quot;)">
            <text:p/>
          </table:table-cell>
          <table:table-cell table:style-name="ce32" table:formula="of:=IF(COUNTIF([Centros.$A243:.$A691]; [.A243]); LOOKUP([.A243];[Centros.$A243:.$A691];[Centros.B243:.B691]); &quot;&quot;)">
            <text:p/>
          </table:table-cell>
          <table:table-cell table:style-name="ce32" table:formula="of:=IF(COUNTIF([Centros.$A243:.$A691]; [.A243]); LOOKUP([.A243];[Centros.$A243:.$A691];[Centros.$C243:.$C691]); IF(COUNTIF([Centros.$D243:.$D691]; [.A243]); LOOKUP([.A243];[Centros.$D243:.$D691];[Centros.$C243:.$C691]); &quot;&quot;))">
            <text:p/>
          </table:table-cell>
          <table:table-cell table:style-name="ce29" table:formula="of:=IF(COUNTIF([Centros.$A243:.$A691]; [.A243]); LOOKUP([.A243];[Centros.$A243:.$A691];[Centros.$D243:.$D691]); IF(COUNTIF([Centros.$D243:.$D691]; [.A243]); [.A243]; &quot;&quot;))">
            <text:p/>
          </table:table-cell>
          <table:table-cell table:style-name="ce35" table:formula="of:=IF(COUNTIF([Centros.$A243:.$A691]; [.A243]); LOOKUP([.A243];[Centros.$A243:.$A691];[Centros.$E243:.$E691]); IF(COUNTIF([Centros.$D243:.$D691]; [.A243]); LOOKUP([.A243];[Centros.$D243:.$D691];[Centros.$E243:.$E691]); &quot;&quot;))">
            <text:p/>
          </table:table-cell>
          <table:table-cell table:style-name="ce38" table:formula="of:=IF(COUNTIF([Centros.$A243:.$A691]; [.A243]); LOOKUP([.A243];[Centros.$A243:.$A691];[Centros.$F243:.$F691]); IF(COUNTIF([Centros.$D243:.$D691]; [.A243]); LOOKUP([.A243];[Centros.$D243:.$D691];[Centros.$F243:.$F69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44]; ROW([.A244]) - 1; &quot;&quot;)">
            <text:p/>
          </table:table-cell>
          <table:table-cell table:style-name="ce28" table:formula="of:=IF(COUNTIF([Centros.$A244:.$A692]; [.A244]); [.A244]; &quot;&quot;)">
            <text:p/>
          </table:table-cell>
          <table:table-cell table:style-name="ce31" table:formula="of:=IF(COUNTIF([Centros.$A244:.$A692]; [.A244]); LOOKUP([.A244];[Centros.$A244:.$A692];[Centros.B244:.B692]); &quot;&quot;)">
            <text:p/>
          </table:table-cell>
          <table:table-cell table:style-name="ce31" table:formula="of:=IF(COUNTIF([Centros.$A244:.$A692]; [.A244]); LOOKUP([.A244];[Centros.$A244:.$A692];[Centros.$C244:.$C692]); IF(COUNTIF([Centros.$D244:.$D692]; [.A244]); LOOKUP([.A244];[Centros.$D244:.$D692];[Centros.$C244:.$C692]); &quot;&quot;))">
            <text:p/>
          </table:table-cell>
          <table:table-cell table:style-name="ce28" table:formula="of:=IF(COUNTIF([Centros.$A244:.$A692]; [.A244]); LOOKUP([.A244];[Centros.$A244:.$A692];[Centros.$D244:.$D692]); IF(COUNTIF([Centros.$D244:.$D692]; [.A244]); [.A244]; &quot;&quot;))">
            <text:p/>
          </table:table-cell>
          <table:table-cell table:style-name="ce34" table:formula="of:=IF(COUNTIF([Centros.$A244:.$A692]; [.A244]); LOOKUP([.A244];[Centros.$A244:.$A692];[Centros.$E244:.$E692]); IF(COUNTIF([Centros.$D244:.$D692]; [.A244]); LOOKUP([.A244];[Centros.$D244:.$D692];[Centros.$E244:.$E692]); &quot;&quot;))">
            <text:p/>
          </table:table-cell>
          <table:table-cell table:style-name="ce37" table:formula="of:=IF(COUNTIF([Centros.$A244:.$A692]; [.A244]); LOOKUP([.A244];[Centros.$A244:.$A692];[Centros.$F244:.$F692]); IF(COUNTIF([Centros.$D244:.$D692]; [.A244]); LOOKUP([.A244];[Centros.$D244:.$D692];[Centros.$F244:.$F69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45]; ROW([.A245]) - 1; &quot;&quot;)">
            <text:p/>
          </table:table-cell>
          <table:table-cell table:style-name="ce29" table:formula="of:=IF(COUNTIF([Centros.$A245:.$A693]; [.A245]); [.A245]; &quot;&quot;)">
            <text:p/>
          </table:table-cell>
          <table:table-cell table:style-name="ce32" table:formula="of:=IF(COUNTIF([Centros.$A245:.$A693]; [.A245]); LOOKUP([.A245];[Centros.$A245:.$A693];[Centros.B245:.B693]); &quot;&quot;)">
            <text:p/>
          </table:table-cell>
          <table:table-cell table:style-name="ce32" table:formula="of:=IF(COUNTIF([Centros.$A245:.$A693]; [.A245]); LOOKUP([.A245];[Centros.$A245:.$A693];[Centros.$C245:.$C693]); IF(COUNTIF([Centros.$D245:.$D693]; [.A245]); LOOKUP([.A245];[Centros.$D245:.$D693];[Centros.$C245:.$C693]); &quot;&quot;))">
            <text:p/>
          </table:table-cell>
          <table:table-cell table:style-name="ce29" table:formula="of:=IF(COUNTIF([Centros.$A245:.$A693]; [.A245]); LOOKUP([.A245];[Centros.$A245:.$A693];[Centros.$D245:.$D693]); IF(COUNTIF([Centros.$D245:.$D693]; [.A245]); [.A245]; &quot;&quot;))">
            <text:p/>
          </table:table-cell>
          <table:table-cell table:style-name="ce35" table:formula="of:=IF(COUNTIF([Centros.$A245:.$A693]; [.A245]); LOOKUP([.A245];[Centros.$A245:.$A693];[Centros.$E245:.$E693]); IF(COUNTIF([Centros.$D245:.$D693]; [.A245]); LOOKUP([.A245];[Centros.$D245:.$D693];[Centros.$E245:.$E693]); &quot;&quot;))">
            <text:p/>
          </table:table-cell>
          <table:table-cell table:style-name="ce38" table:formula="of:=IF(COUNTIF([Centros.$A245:.$A693]; [.A245]); LOOKUP([.A245];[Centros.$A245:.$A693];[Centros.$F245:.$F693]); IF(COUNTIF([Centros.$D245:.$D693]; [.A245]); LOOKUP([.A245];[Centros.$D245:.$D693];[Centros.$F245:.$F69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46]; ROW([.A246]) - 1; &quot;&quot;)">
            <text:p/>
          </table:table-cell>
          <table:table-cell table:style-name="ce28" table:formula="of:=IF(COUNTIF([Centros.$A246:.$A694]; [.A246]); [.A246]; &quot;&quot;)">
            <text:p/>
          </table:table-cell>
          <table:table-cell table:style-name="ce31" table:formula="of:=IF(COUNTIF([Centros.$A246:.$A694]; [.A246]); LOOKUP([.A246];[Centros.$A246:.$A694];[Centros.B246:.B694]); &quot;&quot;)">
            <text:p/>
          </table:table-cell>
          <table:table-cell table:style-name="ce31" table:formula="of:=IF(COUNTIF([Centros.$A246:.$A694]; [.A246]); LOOKUP([.A246];[Centros.$A246:.$A694];[Centros.$C246:.$C694]); IF(COUNTIF([Centros.$D246:.$D694]; [.A246]); LOOKUP([.A246];[Centros.$D246:.$D694];[Centros.$C246:.$C694]); &quot;&quot;))">
            <text:p/>
          </table:table-cell>
          <table:table-cell table:style-name="ce28" table:formula="of:=IF(COUNTIF([Centros.$A246:.$A694]; [.A246]); LOOKUP([.A246];[Centros.$A246:.$A694];[Centros.$D246:.$D694]); IF(COUNTIF([Centros.$D246:.$D694]; [.A246]); [.A246]; &quot;&quot;))">
            <text:p/>
          </table:table-cell>
          <table:table-cell table:style-name="ce34" table:formula="of:=IF(COUNTIF([Centros.$A246:.$A694]; [.A246]); LOOKUP([.A246];[Centros.$A246:.$A694];[Centros.$E246:.$E694]); IF(COUNTIF([Centros.$D246:.$D694]; [.A246]); LOOKUP([.A246];[Centros.$D246:.$D694];[Centros.$E246:.$E694]); &quot;&quot;))">
            <text:p/>
          </table:table-cell>
          <table:table-cell table:style-name="ce37" table:formula="of:=IF(COUNTIF([Centros.$A246:.$A694]; [.A246]); LOOKUP([.A246];[Centros.$A246:.$A694];[Centros.$F246:.$F694]); IF(COUNTIF([Centros.$D246:.$D694]; [.A246]); LOOKUP([.A246];[Centros.$D246:.$D694];[Centros.$F246:.$F69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47]; ROW([.A247]) - 1; &quot;&quot;)">
            <text:p/>
          </table:table-cell>
          <table:table-cell table:style-name="ce29" table:formula="of:=IF(COUNTIF([Centros.$A247:.$A695]; [.A247]); [.A247]; &quot;&quot;)">
            <text:p/>
          </table:table-cell>
          <table:table-cell table:style-name="ce32" table:formula="of:=IF(COUNTIF([Centros.$A247:.$A695]; [.A247]); LOOKUP([.A247];[Centros.$A247:.$A695];[Centros.B247:.B695]); &quot;&quot;)">
            <text:p/>
          </table:table-cell>
          <table:table-cell table:style-name="ce32" table:formula="of:=IF(COUNTIF([Centros.$A247:.$A695]; [.A247]); LOOKUP([.A247];[Centros.$A247:.$A695];[Centros.$C247:.$C695]); IF(COUNTIF([Centros.$D247:.$D695]; [.A247]); LOOKUP([.A247];[Centros.$D247:.$D695];[Centros.$C247:.$C695]); &quot;&quot;))">
            <text:p/>
          </table:table-cell>
          <table:table-cell table:style-name="ce29" table:formula="of:=IF(COUNTIF([Centros.$A247:.$A695]; [.A247]); LOOKUP([.A247];[Centros.$A247:.$A695];[Centros.$D247:.$D695]); IF(COUNTIF([Centros.$D247:.$D695]; [.A247]); [.A247]; &quot;&quot;))">
            <text:p/>
          </table:table-cell>
          <table:table-cell table:style-name="ce35" table:formula="of:=IF(COUNTIF([Centros.$A247:.$A695]; [.A247]); LOOKUP([.A247];[Centros.$A247:.$A695];[Centros.$E247:.$E695]); IF(COUNTIF([Centros.$D247:.$D695]; [.A247]); LOOKUP([.A247];[Centros.$D247:.$D695];[Centros.$E247:.$E695]); &quot;&quot;))">
            <text:p/>
          </table:table-cell>
          <table:table-cell table:style-name="ce38" table:formula="of:=IF(COUNTIF([Centros.$A247:.$A695]; [.A247]); LOOKUP([.A247];[Centros.$A247:.$A695];[Centros.$F247:.$F695]); IF(COUNTIF([Centros.$D247:.$D695]; [.A247]); LOOKUP([.A247];[Centros.$D247:.$D695];[Centros.$F247:.$F69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48]; ROW([.A248]) - 1; &quot;&quot;)">
            <text:p/>
          </table:table-cell>
          <table:table-cell table:style-name="ce28" table:formula="of:=IF(COUNTIF([Centros.$A248:.$A696]; [.A248]); [.A248]; &quot;&quot;)">
            <text:p/>
          </table:table-cell>
          <table:table-cell table:style-name="ce31" table:formula="of:=IF(COUNTIF([Centros.$A248:.$A696]; [.A248]); LOOKUP([.A248];[Centros.$A248:.$A696];[Centros.B248:.B696]); &quot;&quot;)">
            <text:p/>
          </table:table-cell>
          <table:table-cell table:style-name="ce31" table:formula="of:=IF(COUNTIF([Centros.$A248:.$A696]; [.A248]); LOOKUP([.A248];[Centros.$A248:.$A696];[Centros.$C248:.$C696]); IF(COUNTIF([Centros.$D248:.$D696]; [.A248]); LOOKUP([.A248];[Centros.$D248:.$D696];[Centros.$C248:.$C696]); &quot;&quot;))">
            <text:p/>
          </table:table-cell>
          <table:table-cell table:style-name="ce28" table:formula="of:=IF(COUNTIF([Centros.$A248:.$A696]; [.A248]); LOOKUP([.A248];[Centros.$A248:.$A696];[Centros.$D248:.$D696]); IF(COUNTIF([Centros.$D248:.$D696]; [.A248]); [.A248]; &quot;&quot;))">
            <text:p/>
          </table:table-cell>
          <table:table-cell table:style-name="ce34" table:formula="of:=IF(COUNTIF([Centros.$A248:.$A696]; [.A248]); LOOKUP([.A248];[Centros.$A248:.$A696];[Centros.$E248:.$E696]); IF(COUNTIF([Centros.$D248:.$D696]; [.A248]); LOOKUP([.A248];[Centros.$D248:.$D696];[Centros.$E248:.$E696]); &quot;&quot;))">
            <text:p/>
          </table:table-cell>
          <table:table-cell table:style-name="ce37" table:formula="of:=IF(COUNTIF([Centros.$A248:.$A696]; [.A248]); LOOKUP([.A248];[Centros.$A248:.$A696];[Centros.$F248:.$F696]); IF(COUNTIF([Centros.$D248:.$D696]; [.A248]); LOOKUP([.A248];[Centros.$D248:.$D696];[Centros.$F248:.$F69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49]; ROW([.A249]) - 1; &quot;&quot;)">
            <text:p/>
          </table:table-cell>
          <table:table-cell table:style-name="ce29" table:formula="of:=IF(COUNTIF([Centros.$A249:.$A697]; [.A249]); [.A249]; &quot;&quot;)">
            <text:p/>
          </table:table-cell>
          <table:table-cell table:style-name="ce32" table:formula="of:=IF(COUNTIF([Centros.$A249:.$A697]; [.A249]); LOOKUP([.A249];[Centros.$A249:.$A697];[Centros.B249:.B697]); &quot;&quot;)">
            <text:p/>
          </table:table-cell>
          <table:table-cell table:style-name="ce32" table:formula="of:=IF(COUNTIF([Centros.$A249:.$A697]; [.A249]); LOOKUP([.A249];[Centros.$A249:.$A697];[Centros.$C249:.$C697]); IF(COUNTIF([Centros.$D249:.$D697]; [.A249]); LOOKUP([.A249];[Centros.$D249:.$D697];[Centros.$C249:.$C697]); &quot;&quot;))">
            <text:p/>
          </table:table-cell>
          <table:table-cell table:style-name="ce29" table:formula="of:=IF(COUNTIF([Centros.$A249:.$A697]; [.A249]); LOOKUP([.A249];[Centros.$A249:.$A697];[Centros.$D249:.$D697]); IF(COUNTIF([Centros.$D249:.$D697]; [.A249]); [.A249]; &quot;&quot;))">
            <text:p/>
          </table:table-cell>
          <table:table-cell table:style-name="ce35" table:formula="of:=IF(COUNTIF([Centros.$A249:.$A697]; [.A249]); LOOKUP([.A249];[Centros.$A249:.$A697];[Centros.$E249:.$E697]); IF(COUNTIF([Centros.$D249:.$D697]; [.A249]); LOOKUP([.A249];[Centros.$D249:.$D697];[Centros.$E249:.$E697]); &quot;&quot;))">
            <text:p/>
          </table:table-cell>
          <table:table-cell table:style-name="ce38" table:formula="of:=IF(COUNTIF([Centros.$A249:.$A697]; [.A249]); LOOKUP([.A249];[Centros.$A249:.$A697];[Centros.$F249:.$F697]); IF(COUNTIF([Centros.$D249:.$D697]; [.A249]); LOOKUP([.A249];[Centros.$D249:.$D697];[Centros.$F249:.$F69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50]; ROW([.A250]) - 1; &quot;&quot;)">
            <text:p/>
          </table:table-cell>
          <table:table-cell table:style-name="ce28" table:formula="of:=IF(COUNTIF([Centros.$A250:.$A698]; [.A250]); [.A250]; &quot;&quot;)">
            <text:p/>
          </table:table-cell>
          <table:table-cell table:style-name="ce31" table:formula="of:=IF(COUNTIF([Centros.$A250:.$A698]; [.A250]); LOOKUP([.A250];[Centros.$A250:.$A698];[Centros.B250:.B698]); &quot;&quot;)">
            <text:p/>
          </table:table-cell>
          <table:table-cell table:style-name="ce31" table:formula="of:=IF(COUNTIF([Centros.$A250:.$A698]; [.A250]); LOOKUP([.A250];[Centros.$A250:.$A698];[Centros.$C250:.$C698]); IF(COUNTIF([Centros.$D250:.$D698]; [.A250]); LOOKUP([.A250];[Centros.$D250:.$D698];[Centros.$C250:.$C698]); &quot;&quot;))">
            <text:p/>
          </table:table-cell>
          <table:table-cell table:style-name="ce28" table:formula="of:=IF(COUNTIF([Centros.$A250:.$A698]; [.A250]); LOOKUP([.A250];[Centros.$A250:.$A698];[Centros.$D250:.$D698]); IF(COUNTIF([Centros.$D250:.$D698]; [.A250]); [.A250]; &quot;&quot;))">
            <text:p/>
          </table:table-cell>
          <table:table-cell table:style-name="ce34" table:formula="of:=IF(COUNTIF([Centros.$A250:.$A698]; [.A250]); LOOKUP([.A250];[Centros.$A250:.$A698];[Centros.$E250:.$E698]); IF(COUNTIF([Centros.$D250:.$D698]; [.A250]); LOOKUP([.A250];[Centros.$D250:.$D698];[Centros.$E250:.$E698]); &quot;&quot;))">
            <text:p/>
          </table:table-cell>
          <table:table-cell table:style-name="ce37" table:formula="of:=IF(COUNTIF([Centros.$A250:.$A698]; [.A250]); LOOKUP([.A250];[Centros.$A250:.$A698];[Centros.$F250:.$F698]); IF(COUNTIF([Centros.$D250:.$D698]; [.A250]); LOOKUP([.A250];[Centros.$D250:.$D698];[Centros.$F250:.$F69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51]; ROW([.A251]) - 1; &quot;&quot;)">
            <text:p/>
          </table:table-cell>
          <table:table-cell table:style-name="ce29" table:formula="of:=IF(COUNTIF([Centros.$A251:.$A699]; [.A251]); [.A251]; &quot;&quot;)">
            <text:p/>
          </table:table-cell>
          <table:table-cell table:style-name="ce32" table:formula="of:=IF(COUNTIF([Centros.$A251:.$A699]; [.A251]); LOOKUP([.A251];[Centros.$A251:.$A699];[Centros.B251:.B699]); &quot;&quot;)">
            <text:p/>
          </table:table-cell>
          <table:table-cell table:style-name="ce32" table:formula="of:=IF(COUNTIF([Centros.$A251:.$A699]; [.A251]); LOOKUP([.A251];[Centros.$A251:.$A699];[Centros.$C251:.$C699]); IF(COUNTIF([Centros.$D251:.$D699]; [.A251]); LOOKUP([.A251];[Centros.$D251:.$D699];[Centros.$C251:.$C699]); &quot;&quot;))">
            <text:p/>
          </table:table-cell>
          <table:table-cell table:style-name="ce29" table:formula="of:=IF(COUNTIF([Centros.$A251:.$A699]; [.A251]); LOOKUP([.A251];[Centros.$A251:.$A699];[Centros.$D251:.$D699]); IF(COUNTIF([Centros.$D251:.$D699]; [.A251]); [.A251]; &quot;&quot;))">
            <text:p/>
          </table:table-cell>
          <table:table-cell table:style-name="ce35" table:formula="of:=IF(COUNTIF([Centros.$A251:.$A699]; [.A251]); LOOKUP([.A251];[Centros.$A251:.$A699];[Centros.$E251:.$E699]); IF(COUNTIF([Centros.$D251:.$D699]; [.A251]); LOOKUP([.A251];[Centros.$D251:.$D699];[Centros.$E251:.$E699]); &quot;&quot;))">
            <text:p/>
          </table:table-cell>
          <table:table-cell table:style-name="ce38" table:formula="of:=IF(COUNTIF([Centros.$A251:.$A699]; [.A251]); LOOKUP([.A251];[Centros.$A251:.$A699];[Centros.$F251:.$F699]); IF(COUNTIF([Centros.$D251:.$D699]; [.A251]); LOOKUP([.A251];[Centros.$D251:.$D699];[Centros.$F251:.$F69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52]; ROW([.A252]) - 1; &quot;&quot;)">
            <text:p/>
          </table:table-cell>
          <table:table-cell table:style-name="ce28" table:formula="of:=IF(COUNTIF([Centros.$A252:.$A700]; [.A252]); [.A252]; &quot;&quot;)">
            <text:p/>
          </table:table-cell>
          <table:table-cell table:style-name="ce31" table:formula="of:=IF(COUNTIF([Centros.$A252:.$A700]; [.A252]); LOOKUP([.A252];[Centros.$A252:.$A700];[Centros.B252:.B700]); &quot;&quot;)">
            <text:p/>
          </table:table-cell>
          <table:table-cell table:style-name="ce31" table:formula="of:=IF(COUNTIF([Centros.$A252:.$A700]; [.A252]); LOOKUP([.A252];[Centros.$A252:.$A700];[Centros.$C252:.$C700]); IF(COUNTIF([Centros.$D252:.$D700]; [.A252]); LOOKUP([.A252];[Centros.$D252:.$D700];[Centros.$C252:.$C700]); &quot;&quot;))">
            <text:p/>
          </table:table-cell>
          <table:table-cell table:style-name="ce28" table:formula="of:=IF(COUNTIF([Centros.$A252:.$A700]; [.A252]); LOOKUP([.A252];[Centros.$A252:.$A700];[Centros.$D252:.$D700]); IF(COUNTIF([Centros.$D252:.$D700]; [.A252]); [.A252]; &quot;&quot;))">
            <text:p/>
          </table:table-cell>
          <table:table-cell table:style-name="ce34" table:formula="of:=IF(COUNTIF([Centros.$A252:.$A700]; [.A252]); LOOKUP([.A252];[Centros.$A252:.$A700];[Centros.$E252:.$E700]); IF(COUNTIF([Centros.$D252:.$D700]; [.A252]); LOOKUP([.A252];[Centros.$D252:.$D700];[Centros.$E252:.$E700]); &quot;&quot;))">
            <text:p/>
          </table:table-cell>
          <table:table-cell table:style-name="ce37" table:formula="of:=IF(COUNTIF([Centros.$A252:.$A700]; [.A252]); LOOKUP([.A252];[Centros.$A252:.$A700];[Centros.$F252:.$F700]); IF(COUNTIF([Centros.$D252:.$D700]; [.A252]); LOOKUP([.A252];[Centros.$D252:.$D700];[Centros.$F252:.$F70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53]; ROW([.A253]) - 1; &quot;&quot;)">
            <text:p/>
          </table:table-cell>
          <table:table-cell table:style-name="ce29" table:formula="of:=IF(COUNTIF([Centros.$A253:.$A701]; [.A253]); [.A253]; &quot;&quot;)">
            <text:p/>
          </table:table-cell>
          <table:table-cell table:style-name="ce32" table:formula="of:=IF(COUNTIF([Centros.$A253:.$A701]; [.A253]); LOOKUP([.A253];[Centros.$A253:.$A701];[Centros.B253:.B701]); &quot;&quot;)">
            <text:p/>
          </table:table-cell>
          <table:table-cell table:style-name="ce32" table:formula="of:=IF(COUNTIF([Centros.$A253:.$A701]; [.A253]); LOOKUP([.A253];[Centros.$A253:.$A701];[Centros.$C253:.$C701]); IF(COUNTIF([Centros.$D253:.$D701]; [.A253]); LOOKUP([.A253];[Centros.$D253:.$D701];[Centros.$C253:.$C701]); &quot;&quot;))">
            <text:p/>
          </table:table-cell>
          <table:table-cell table:style-name="ce29" table:formula="of:=IF(COUNTIF([Centros.$A253:.$A701]; [.A253]); LOOKUP([.A253];[Centros.$A253:.$A701];[Centros.$D253:.$D701]); IF(COUNTIF([Centros.$D253:.$D701]; [.A253]); [.A253]; &quot;&quot;))">
            <text:p/>
          </table:table-cell>
          <table:table-cell table:style-name="ce35" table:formula="of:=IF(COUNTIF([Centros.$A253:.$A701]; [.A253]); LOOKUP([.A253];[Centros.$A253:.$A701];[Centros.$E253:.$E701]); IF(COUNTIF([Centros.$D253:.$D701]; [.A253]); LOOKUP([.A253];[Centros.$D253:.$D701];[Centros.$E253:.$E701]); &quot;&quot;))">
            <text:p/>
          </table:table-cell>
          <table:table-cell table:style-name="ce38" table:formula="of:=IF(COUNTIF([Centros.$A253:.$A701]; [.A253]); LOOKUP([.A253];[Centros.$A253:.$A701];[Centros.$F253:.$F701]); IF(COUNTIF([Centros.$D253:.$D701]; [.A253]); LOOKUP([.A253];[Centros.$D253:.$D701];[Centros.$F253:.$F70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54]; ROW([.A254]) - 1; &quot;&quot;)">
            <text:p/>
          </table:table-cell>
          <table:table-cell table:style-name="ce28" table:formula="of:=IF(COUNTIF([Centros.$A254:.$A702]; [.A254]); [.A254]; &quot;&quot;)">
            <text:p/>
          </table:table-cell>
          <table:table-cell table:style-name="ce31" table:formula="of:=IF(COUNTIF([Centros.$A254:.$A702]; [.A254]); LOOKUP([.A254];[Centros.$A254:.$A702];[Centros.B254:.B702]); &quot;&quot;)">
            <text:p/>
          </table:table-cell>
          <table:table-cell table:style-name="ce31" table:formula="of:=IF(COUNTIF([Centros.$A254:.$A702]; [.A254]); LOOKUP([.A254];[Centros.$A254:.$A702];[Centros.$C254:.$C702]); IF(COUNTIF([Centros.$D254:.$D702]; [.A254]); LOOKUP([.A254];[Centros.$D254:.$D702];[Centros.$C254:.$C702]); &quot;&quot;))">
            <text:p/>
          </table:table-cell>
          <table:table-cell table:style-name="ce28" table:formula="of:=IF(COUNTIF([Centros.$A254:.$A702]; [.A254]); LOOKUP([.A254];[Centros.$A254:.$A702];[Centros.$D254:.$D702]); IF(COUNTIF([Centros.$D254:.$D702]; [.A254]); [.A254]; &quot;&quot;))">
            <text:p/>
          </table:table-cell>
          <table:table-cell table:style-name="ce34" table:formula="of:=IF(COUNTIF([Centros.$A254:.$A702]; [.A254]); LOOKUP([.A254];[Centros.$A254:.$A702];[Centros.$E254:.$E702]); IF(COUNTIF([Centros.$D254:.$D702]; [.A254]); LOOKUP([.A254];[Centros.$D254:.$D702];[Centros.$E254:.$E702]); &quot;&quot;))">
            <text:p/>
          </table:table-cell>
          <table:table-cell table:style-name="ce37" table:formula="of:=IF(COUNTIF([Centros.$A254:.$A702]; [.A254]); LOOKUP([.A254];[Centros.$A254:.$A702];[Centros.$F254:.$F702]); IF(COUNTIF([Centros.$D254:.$D702]; [.A254]); LOOKUP([.A254];[Centros.$D254:.$D702];[Centros.$F254:.$F70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55]; ROW([.A255]) - 1; &quot;&quot;)">
            <text:p/>
          </table:table-cell>
          <table:table-cell table:style-name="ce29" table:formula="of:=IF(COUNTIF([Centros.$A255:.$A703]; [.A255]); [.A255]; &quot;&quot;)">
            <text:p/>
          </table:table-cell>
          <table:table-cell table:style-name="ce32" table:formula="of:=IF(COUNTIF([Centros.$A255:.$A703]; [.A255]); LOOKUP([.A255];[Centros.$A255:.$A703];[Centros.B255:.B703]); &quot;&quot;)">
            <text:p/>
          </table:table-cell>
          <table:table-cell table:style-name="ce32" table:formula="of:=IF(COUNTIF([Centros.$A255:.$A703]; [.A255]); LOOKUP([.A255];[Centros.$A255:.$A703];[Centros.$C255:.$C703]); IF(COUNTIF([Centros.$D255:.$D703]; [.A255]); LOOKUP([.A255];[Centros.$D255:.$D703];[Centros.$C255:.$C703]); &quot;&quot;))">
            <text:p/>
          </table:table-cell>
          <table:table-cell table:style-name="ce29" table:formula="of:=IF(COUNTIF([Centros.$A255:.$A703]; [.A255]); LOOKUP([.A255];[Centros.$A255:.$A703];[Centros.$D255:.$D703]); IF(COUNTIF([Centros.$D255:.$D703]; [.A255]); [.A255]; &quot;&quot;))">
            <text:p/>
          </table:table-cell>
          <table:table-cell table:style-name="ce35" table:formula="of:=IF(COUNTIF([Centros.$A255:.$A703]; [.A255]); LOOKUP([.A255];[Centros.$A255:.$A703];[Centros.$E255:.$E703]); IF(COUNTIF([Centros.$D255:.$D703]; [.A255]); LOOKUP([.A255];[Centros.$D255:.$D703];[Centros.$E255:.$E703]); &quot;&quot;))">
            <text:p/>
          </table:table-cell>
          <table:table-cell table:style-name="ce38" table:formula="of:=IF(COUNTIF([Centros.$A255:.$A703]; [.A255]); LOOKUP([.A255];[Centros.$A255:.$A703];[Centros.$F255:.$F703]); IF(COUNTIF([Centros.$D255:.$D703]; [.A255]); LOOKUP([.A255];[Centros.$D255:.$D703];[Centros.$F255:.$F70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56]; ROW([.A256]) - 1; &quot;&quot;)">
            <text:p/>
          </table:table-cell>
          <table:table-cell table:style-name="ce28" table:formula="of:=IF(COUNTIF([Centros.$A256:.$A704]; [.A256]); [.A256]; &quot;&quot;)">
            <text:p/>
          </table:table-cell>
          <table:table-cell table:style-name="ce31" table:formula="of:=IF(COUNTIF([Centros.$A256:.$A704]; [.A256]); LOOKUP([.A256];[Centros.$A256:.$A704];[Centros.B256:.B704]); &quot;&quot;)">
            <text:p/>
          </table:table-cell>
          <table:table-cell table:style-name="ce31" table:formula="of:=IF(COUNTIF([Centros.$A256:.$A704]; [.A256]); LOOKUP([.A256];[Centros.$A256:.$A704];[Centros.$C256:.$C704]); IF(COUNTIF([Centros.$D256:.$D704]; [.A256]); LOOKUP([.A256];[Centros.$D256:.$D704];[Centros.$C256:.$C704]); &quot;&quot;))">
            <text:p/>
          </table:table-cell>
          <table:table-cell table:style-name="ce28" table:formula="of:=IF(COUNTIF([Centros.$A256:.$A704]; [.A256]); LOOKUP([.A256];[Centros.$A256:.$A704];[Centros.$D256:.$D704]); IF(COUNTIF([Centros.$D256:.$D704]; [.A256]); [.A256]; &quot;&quot;))">
            <text:p/>
          </table:table-cell>
          <table:table-cell table:style-name="ce34" table:formula="of:=IF(COUNTIF([Centros.$A256:.$A704]; [.A256]); LOOKUP([.A256];[Centros.$A256:.$A704];[Centros.$E256:.$E704]); IF(COUNTIF([Centros.$D256:.$D704]; [.A256]); LOOKUP([.A256];[Centros.$D256:.$D704];[Centros.$E256:.$E704]); &quot;&quot;))">
            <text:p/>
          </table:table-cell>
          <table:table-cell table:style-name="ce37" table:formula="of:=IF(COUNTIF([Centros.$A256:.$A704]; [.A256]); LOOKUP([.A256];[Centros.$A256:.$A704];[Centros.$F256:.$F704]); IF(COUNTIF([Centros.$D256:.$D704]; [.A256]); LOOKUP([.A256];[Centros.$D256:.$D704];[Centros.$F256:.$F70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57]; ROW([.A257]) - 1; &quot;&quot;)">
            <text:p/>
          </table:table-cell>
          <table:table-cell table:style-name="ce29" table:formula="of:=IF(COUNTIF([Centros.$A257:.$A705]; [.A257]); [.A257]; &quot;&quot;)">
            <text:p/>
          </table:table-cell>
          <table:table-cell table:style-name="ce32" table:formula="of:=IF(COUNTIF([Centros.$A257:.$A705]; [.A257]); LOOKUP([.A257];[Centros.$A257:.$A705];[Centros.B257:.B705]); &quot;&quot;)">
            <text:p/>
          </table:table-cell>
          <table:table-cell table:style-name="ce32" table:formula="of:=IF(COUNTIF([Centros.$A257:.$A705]; [.A257]); LOOKUP([.A257];[Centros.$A257:.$A705];[Centros.$C257:.$C705]); IF(COUNTIF([Centros.$D257:.$D705]; [.A257]); LOOKUP([.A257];[Centros.$D257:.$D705];[Centros.$C257:.$C705]); &quot;&quot;))">
            <text:p/>
          </table:table-cell>
          <table:table-cell table:style-name="ce29" table:formula="of:=IF(COUNTIF([Centros.$A257:.$A705]; [.A257]); LOOKUP([.A257];[Centros.$A257:.$A705];[Centros.$D257:.$D705]); IF(COUNTIF([Centros.$D257:.$D705]; [.A257]); [.A257]; &quot;&quot;))">
            <text:p/>
          </table:table-cell>
          <table:table-cell table:style-name="ce35" table:formula="of:=IF(COUNTIF([Centros.$A257:.$A705]; [.A257]); LOOKUP([.A257];[Centros.$A257:.$A705];[Centros.$E257:.$E705]); IF(COUNTIF([Centros.$D257:.$D705]; [.A257]); LOOKUP([.A257];[Centros.$D257:.$D705];[Centros.$E257:.$E705]); &quot;&quot;))">
            <text:p/>
          </table:table-cell>
          <table:table-cell table:style-name="ce38" table:formula="of:=IF(COUNTIF([Centros.$A257:.$A705]; [.A257]); LOOKUP([.A257];[Centros.$A257:.$A705];[Centros.$F257:.$F705]); IF(COUNTIF([Centros.$D257:.$D705]; [.A257]); LOOKUP([.A257];[Centros.$D257:.$D705];[Centros.$F257:.$F70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58]; ROW([.A258]) - 1; &quot;&quot;)">
            <text:p/>
          </table:table-cell>
          <table:table-cell table:style-name="ce28" table:formula="of:=IF(COUNTIF([Centros.$A258:.$A706]; [.A258]); [.A258]; &quot;&quot;)">
            <text:p/>
          </table:table-cell>
          <table:table-cell table:style-name="ce31" table:formula="of:=IF(COUNTIF([Centros.$A258:.$A706]; [.A258]); LOOKUP([.A258];[Centros.$A258:.$A706];[Centros.B258:.B706]); &quot;&quot;)">
            <text:p/>
          </table:table-cell>
          <table:table-cell table:style-name="ce31" table:formula="of:=IF(COUNTIF([Centros.$A258:.$A706]; [.A258]); LOOKUP([.A258];[Centros.$A258:.$A706];[Centros.$C258:.$C706]); IF(COUNTIF([Centros.$D258:.$D706]; [.A258]); LOOKUP([.A258];[Centros.$D258:.$D706];[Centros.$C258:.$C706]); &quot;&quot;))">
            <text:p/>
          </table:table-cell>
          <table:table-cell table:style-name="ce28" table:formula="of:=IF(COUNTIF([Centros.$A258:.$A706]; [.A258]); LOOKUP([.A258];[Centros.$A258:.$A706];[Centros.$D258:.$D706]); IF(COUNTIF([Centros.$D258:.$D706]; [.A258]); [.A258]; &quot;&quot;))">
            <text:p/>
          </table:table-cell>
          <table:table-cell table:style-name="ce34" table:formula="of:=IF(COUNTIF([Centros.$A258:.$A706]; [.A258]); LOOKUP([.A258];[Centros.$A258:.$A706];[Centros.$E258:.$E706]); IF(COUNTIF([Centros.$D258:.$D706]; [.A258]); LOOKUP([.A258];[Centros.$D258:.$D706];[Centros.$E258:.$E706]); &quot;&quot;))">
            <text:p/>
          </table:table-cell>
          <table:table-cell table:style-name="ce37" table:formula="of:=IF(COUNTIF([Centros.$A258:.$A706]; [.A258]); LOOKUP([.A258];[Centros.$A258:.$A706];[Centros.$F258:.$F706]); IF(COUNTIF([Centros.$D258:.$D706]; [.A258]); LOOKUP([.A258];[Centros.$D258:.$D706];[Centros.$F258:.$F70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59]; ROW([.A259]) - 1; &quot;&quot;)">
            <text:p/>
          </table:table-cell>
          <table:table-cell table:style-name="ce29" table:formula="of:=IF(COUNTIF([Centros.$A259:.$A707]; [.A259]); [.A259]; &quot;&quot;)">
            <text:p/>
          </table:table-cell>
          <table:table-cell table:style-name="ce32" table:formula="of:=IF(COUNTIF([Centros.$A259:.$A707]; [.A259]); LOOKUP([.A259];[Centros.$A259:.$A707];[Centros.B259:.B707]); &quot;&quot;)">
            <text:p/>
          </table:table-cell>
          <table:table-cell table:style-name="ce32" table:formula="of:=IF(COUNTIF([Centros.$A259:.$A707]; [.A259]); LOOKUP([.A259];[Centros.$A259:.$A707];[Centros.$C259:.$C707]); IF(COUNTIF([Centros.$D259:.$D707]; [.A259]); LOOKUP([.A259];[Centros.$D259:.$D707];[Centros.$C259:.$C707]); &quot;&quot;))">
            <text:p/>
          </table:table-cell>
          <table:table-cell table:style-name="ce29" table:formula="of:=IF(COUNTIF([Centros.$A259:.$A707]; [.A259]); LOOKUP([.A259];[Centros.$A259:.$A707];[Centros.$D259:.$D707]); IF(COUNTIF([Centros.$D259:.$D707]; [.A259]); [.A259]; &quot;&quot;))">
            <text:p/>
          </table:table-cell>
          <table:table-cell table:style-name="ce35" table:formula="of:=IF(COUNTIF([Centros.$A259:.$A707]; [.A259]); LOOKUP([.A259];[Centros.$A259:.$A707];[Centros.$E259:.$E707]); IF(COUNTIF([Centros.$D259:.$D707]; [.A259]); LOOKUP([.A259];[Centros.$D259:.$D707];[Centros.$E259:.$E707]); &quot;&quot;))">
            <text:p/>
          </table:table-cell>
          <table:table-cell table:style-name="ce38" table:formula="of:=IF(COUNTIF([Centros.$A259:.$A707]; [.A259]); LOOKUP([.A259];[Centros.$A259:.$A707];[Centros.$F259:.$F707]); IF(COUNTIF([Centros.$D259:.$D707]; [.A259]); LOOKUP([.A259];[Centros.$D259:.$D707];[Centros.$F259:.$F70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60]; ROW([.A260]) - 1; &quot;&quot;)">
            <text:p/>
          </table:table-cell>
          <table:table-cell table:style-name="ce28" table:formula="of:=IF(COUNTIF([Centros.$A260:.$A708]; [.A260]); [.A260]; &quot;&quot;)">
            <text:p/>
          </table:table-cell>
          <table:table-cell table:style-name="ce31" table:formula="of:=IF(COUNTIF([Centros.$A260:.$A708]; [.A260]); LOOKUP([.A260];[Centros.$A260:.$A708];[Centros.B260:.B708]); &quot;&quot;)">
            <text:p/>
          </table:table-cell>
          <table:table-cell table:style-name="ce31" table:formula="of:=IF(COUNTIF([Centros.$A260:.$A708]; [.A260]); LOOKUP([.A260];[Centros.$A260:.$A708];[Centros.$C260:.$C708]); IF(COUNTIF([Centros.$D260:.$D708]; [.A260]); LOOKUP([.A260];[Centros.$D260:.$D708];[Centros.$C260:.$C708]); &quot;&quot;))">
            <text:p/>
          </table:table-cell>
          <table:table-cell table:style-name="ce28" table:formula="of:=IF(COUNTIF([Centros.$A260:.$A708]; [.A260]); LOOKUP([.A260];[Centros.$A260:.$A708];[Centros.$D260:.$D708]); IF(COUNTIF([Centros.$D260:.$D708]; [.A260]); [.A260]; &quot;&quot;))">
            <text:p/>
          </table:table-cell>
          <table:table-cell table:style-name="ce34" table:formula="of:=IF(COUNTIF([Centros.$A260:.$A708]; [.A260]); LOOKUP([.A260];[Centros.$A260:.$A708];[Centros.$E260:.$E708]); IF(COUNTIF([Centros.$D260:.$D708]; [.A260]); LOOKUP([.A260];[Centros.$D260:.$D708];[Centros.$E260:.$E708]); &quot;&quot;))">
            <text:p/>
          </table:table-cell>
          <table:table-cell table:style-name="ce37" table:formula="of:=IF(COUNTIF([Centros.$A260:.$A708]; [.A260]); LOOKUP([.A260];[Centros.$A260:.$A708];[Centros.$F260:.$F708]); IF(COUNTIF([Centros.$D260:.$D708]; [.A260]); LOOKUP([.A260];[Centros.$D260:.$D708];[Centros.$F260:.$F70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61]; ROW([.A261]) - 1; &quot;&quot;)">
            <text:p/>
          </table:table-cell>
          <table:table-cell table:style-name="ce29" table:formula="of:=IF(COUNTIF([Centros.$A261:.$A709]; [.A261]); [.A261]; &quot;&quot;)">
            <text:p/>
          </table:table-cell>
          <table:table-cell table:style-name="ce32" table:formula="of:=IF(COUNTIF([Centros.$A261:.$A709]; [.A261]); LOOKUP([.A261];[Centros.$A261:.$A709];[Centros.B261:.B709]); &quot;&quot;)">
            <text:p/>
          </table:table-cell>
          <table:table-cell table:style-name="ce32" table:formula="of:=IF(COUNTIF([Centros.$A261:.$A709]; [.A261]); LOOKUP([.A261];[Centros.$A261:.$A709];[Centros.$C261:.$C709]); IF(COUNTIF([Centros.$D261:.$D709]; [.A261]); LOOKUP([.A261];[Centros.$D261:.$D709];[Centros.$C261:.$C709]); &quot;&quot;))">
            <text:p/>
          </table:table-cell>
          <table:table-cell table:style-name="ce29" table:formula="of:=IF(COUNTIF([Centros.$A261:.$A709]; [.A261]); LOOKUP([.A261];[Centros.$A261:.$A709];[Centros.$D261:.$D709]); IF(COUNTIF([Centros.$D261:.$D709]; [.A261]); [.A261]; &quot;&quot;))">
            <text:p/>
          </table:table-cell>
          <table:table-cell table:style-name="ce35" table:formula="of:=IF(COUNTIF([Centros.$A261:.$A709]; [.A261]); LOOKUP([.A261];[Centros.$A261:.$A709];[Centros.$E261:.$E709]); IF(COUNTIF([Centros.$D261:.$D709]; [.A261]); LOOKUP([.A261];[Centros.$D261:.$D709];[Centros.$E261:.$E709]); &quot;&quot;))">
            <text:p/>
          </table:table-cell>
          <table:table-cell table:style-name="ce38" table:formula="of:=IF(COUNTIF([Centros.$A261:.$A709]; [.A261]); LOOKUP([.A261];[Centros.$A261:.$A709];[Centros.$F261:.$F709]); IF(COUNTIF([Centros.$D261:.$D709]; [.A261]); LOOKUP([.A261];[Centros.$D261:.$D709];[Centros.$F261:.$F70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62]; ROW([.A262]) - 1; &quot;&quot;)">
            <text:p/>
          </table:table-cell>
          <table:table-cell table:style-name="ce28" table:formula="of:=IF(COUNTIF([Centros.$A262:.$A710]; [.A262]); [.A262]; &quot;&quot;)">
            <text:p/>
          </table:table-cell>
          <table:table-cell table:style-name="ce31" table:formula="of:=IF(COUNTIF([Centros.$A262:.$A710]; [.A262]); LOOKUP([.A262];[Centros.$A262:.$A710];[Centros.B262:.B710]); &quot;&quot;)">
            <text:p/>
          </table:table-cell>
          <table:table-cell table:style-name="ce31" table:formula="of:=IF(COUNTIF([Centros.$A262:.$A710]; [.A262]); LOOKUP([.A262];[Centros.$A262:.$A710];[Centros.$C262:.$C710]); IF(COUNTIF([Centros.$D262:.$D710]; [.A262]); LOOKUP([.A262];[Centros.$D262:.$D710];[Centros.$C262:.$C710]); &quot;&quot;))">
            <text:p/>
          </table:table-cell>
          <table:table-cell table:style-name="ce28" table:formula="of:=IF(COUNTIF([Centros.$A262:.$A710]; [.A262]); LOOKUP([.A262];[Centros.$A262:.$A710];[Centros.$D262:.$D710]); IF(COUNTIF([Centros.$D262:.$D710]; [.A262]); [.A262]; &quot;&quot;))">
            <text:p/>
          </table:table-cell>
          <table:table-cell table:style-name="ce34" table:formula="of:=IF(COUNTIF([Centros.$A262:.$A710]; [.A262]); LOOKUP([.A262];[Centros.$A262:.$A710];[Centros.$E262:.$E710]); IF(COUNTIF([Centros.$D262:.$D710]; [.A262]); LOOKUP([.A262];[Centros.$D262:.$D710];[Centros.$E262:.$E710]); &quot;&quot;))">
            <text:p/>
          </table:table-cell>
          <table:table-cell table:style-name="ce37" table:formula="of:=IF(COUNTIF([Centros.$A262:.$A710]; [.A262]); LOOKUP([.A262];[Centros.$A262:.$A710];[Centros.$F262:.$F710]); IF(COUNTIF([Centros.$D262:.$D710]; [.A262]); LOOKUP([.A262];[Centros.$D262:.$D710];[Centros.$F262:.$F71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63]; ROW([.A263]) - 1; &quot;&quot;)">
            <text:p/>
          </table:table-cell>
          <table:table-cell table:style-name="ce29" table:formula="of:=IF(COUNTIF([Centros.$A263:.$A711]; [.A263]); [.A263]; &quot;&quot;)">
            <text:p/>
          </table:table-cell>
          <table:table-cell table:style-name="ce32" table:formula="of:=IF(COUNTIF([Centros.$A263:.$A711]; [.A263]); LOOKUP([.A263];[Centros.$A263:.$A711];[Centros.B263:.B711]); &quot;&quot;)">
            <text:p/>
          </table:table-cell>
          <table:table-cell table:style-name="ce32" table:formula="of:=IF(COUNTIF([Centros.$A263:.$A711]; [.A263]); LOOKUP([.A263];[Centros.$A263:.$A711];[Centros.$C263:.$C711]); IF(COUNTIF([Centros.$D263:.$D711]; [.A263]); LOOKUP([.A263];[Centros.$D263:.$D711];[Centros.$C263:.$C711]); &quot;&quot;))">
            <text:p/>
          </table:table-cell>
          <table:table-cell table:style-name="ce29" table:formula="of:=IF(COUNTIF([Centros.$A263:.$A711]; [.A263]); LOOKUP([.A263];[Centros.$A263:.$A711];[Centros.$D263:.$D711]); IF(COUNTIF([Centros.$D263:.$D711]; [.A263]); [.A263]; &quot;&quot;))">
            <text:p/>
          </table:table-cell>
          <table:table-cell table:style-name="ce35" table:formula="of:=IF(COUNTIF([Centros.$A263:.$A711]; [.A263]); LOOKUP([.A263];[Centros.$A263:.$A711];[Centros.$E263:.$E711]); IF(COUNTIF([Centros.$D263:.$D711]; [.A263]); LOOKUP([.A263];[Centros.$D263:.$D711];[Centros.$E263:.$E711]); &quot;&quot;))">
            <text:p/>
          </table:table-cell>
          <table:table-cell table:style-name="ce38" table:formula="of:=IF(COUNTIF([Centros.$A263:.$A711]; [.A263]); LOOKUP([.A263];[Centros.$A263:.$A711];[Centros.$F263:.$F711]); IF(COUNTIF([Centros.$D263:.$D711]; [.A263]); LOOKUP([.A263];[Centros.$D263:.$D711];[Centros.$F263:.$F71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64]; ROW([.A264]) - 1; &quot;&quot;)">
            <text:p/>
          </table:table-cell>
          <table:table-cell table:style-name="ce28" table:formula="of:=IF(COUNTIF([Centros.$A264:.$A712]; [.A264]); [.A264]; &quot;&quot;)">
            <text:p/>
          </table:table-cell>
          <table:table-cell table:style-name="ce31" table:formula="of:=IF(COUNTIF([Centros.$A264:.$A712]; [.A264]); LOOKUP([.A264];[Centros.$A264:.$A712];[Centros.B264:.B712]); &quot;&quot;)">
            <text:p/>
          </table:table-cell>
          <table:table-cell table:style-name="ce31" table:formula="of:=IF(COUNTIF([Centros.$A264:.$A712]; [.A264]); LOOKUP([.A264];[Centros.$A264:.$A712];[Centros.$C264:.$C712]); IF(COUNTIF([Centros.$D264:.$D712]; [.A264]); LOOKUP([.A264];[Centros.$D264:.$D712];[Centros.$C264:.$C712]); &quot;&quot;))">
            <text:p/>
          </table:table-cell>
          <table:table-cell table:style-name="ce28" table:formula="of:=IF(COUNTIF([Centros.$A264:.$A712]; [.A264]); LOOKUP([.A264];[Centros.$A264:.$A712];[Centros.$D264:.$D712]); IF(COUNTIF([Centros.$D264:.$D712]; [.A264]); [.A264]; &quot;&quot;))">
            <text:p/>
          </table:table-cell>
          <table:table-cell table:style-name="ce34" table:formula="of:=IF(COUNTIF([Centros.$A264:.$A712]; [.A264]); LOOKUP([.A264];[Centros.$A264:.$A712];[Centros.$E264:.$E712]); IF(COUNTIF([Centros.$D264:.$D712]; [.A264]); LOOKUP([.A264];[Centros.$D264:.$D712];[Centros.$E264:.$E712]); &quot;&quot;))">
            <text:p/>
          </table:table-cell>
          <table:table-cell table:style-name="ce37" table:formula="of:=IF(COUNTIF([Centros.$A264:.$A712]; [.A264]); LOOKUP([.A264];[Centros.$A264:.$A712];[Centros.$F264:.$F712]); IF(COUNTIF([Centros.$D264:.$D712]; [.A264]); LOOKUP([.A264];[Centros.$D264:.$D712];[Centros.$F264:.$F71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65]; ROW([.A265]) - 1; &quot;&quot;)">
            <text:p/>
          </table:table-cell>
          <table:table-cell table:style-name="ce29" table:formula="of:=IF(COUNTIF([Centros.$A265:.$A713]; [.A265]); [.A265]; &quot;&quot;)">
            <text:p/>
          </table:table-cell>
          <table:table-cell table:style-name="ce32" table:formula="of:=IF(COUNTIF([Centros.$A265:.$A713]; [.A265]); LOOKUP([.A265];[Centros.$A265:.$A713];[Centros.B265:.B713]); &quot;&quot;)">
            <text:p/>
          </table:table-cell>
          <table:table-cell table:style-name="ce32" table:formula="of:=IF(COUNTIF([Centros.$A265:.$A713]; [.A265]); LOOKUP([.A265];[Centros.$A265:.$A713];[Centros.$C265:.$C713]); IF(COUNTIF([Centros.$D265:.$D713]; [.A265]); LOOKUP([.A265];[Centros.$D265:.$D713];[Centros.$C265:.$C713]); &quot;&quot;))">
            <text:p/>
          </table:table-cell>
          <table:table-cell table:style-name="ce29" table:formula="of:=IF(COUNTIF([Centros.$A265:.$A713]; [.A265]); LOOKUP([.A265];[Centros.$A265:.$A713];[Centros.$D265:.$D713]); IF(COUNTIF([Centros.$D265:.$D713]; [.A265]); [.A265]; &quot;&quot;))">
            <text:p/>
          </table:table-cell>
          <table:table-cell table:style-name="ce35" table:formula="of:=IF(COUNTIF([Centros.$A265:.$A713]; [.A265]); LOOKUP([.A265];[Centros.$A265:.$A713];[Centros.$E265:.$E713]); IF(COUNTIF([Centros.$D265:.$D713]; [.A265]); LOOKUP([.A265];[Centros.$D265:.$D713];[Centros.$E265:.$E713]); &quot;&quot;))">
            <text:p/>
          </table:table-cell>
          <table:table-cell table:style-name="ce38" table:formula="of:=IF(COUNTIF([Centros.$A265:.$A713]; [.A265]); LOOKUP([.A265];[Centros.$A265:.$A713];[Centros.$F265:.$F713]); IF(COUNTIF([Centros.$D265:.$D713]; [.A265]); LOOKUP([.A265];[Centros.$D265:.$D713];[Centros.$F265:.$F71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66]; ROW([.A266]) - 1; &quot;&quot;)">
            <text:p/>
          </table:table-cell>
          <table:table-cell table:style-name="ce28" table:formula="of:=IF(COUNTIF([Centros.$A266:.$A714]; [.A266]); [.A266]; &quot;&quot;)">
            <text:p/>
          </table:table-cell>
          <table:table-cell table:style-name="ce31" table:formula="of:=IF(COUNTIF([Centros.$A266:.$A714]; [.A266]); LOOKUP([.A266];[Centros.$A266:.$A714];[Centros.B266:.B714]); &quot;&quot;)">
            <text:p/>
          </table:table-cell>
          <table:table-cell table:style-name="ce31" table:formula="of:=IF(COUNTIF([Centros.$A266:.$A714]; [.A266]); LOOKUP([.A266];[Centros.$A266:.$A714];[Centros.$C266:.$C714]); IF(COUNTIF([Centros.$D266:.$D714]; [.A266]); LOOKUP([.A266];[Centros.$D266:.$D714];[Centros.$C266:.$C714]); &quot;&quot;))">
            <text:p/>
          </table:table-cell>
          <table:table-cell table:style-name="ce28" table:formula="of:=IF(COUNTIF([Centros.$A266:.$A714]; [.A266]); LOOKUP([.A266];[Centros.$A266:.$A714];[Centros.$D266:.$D714]); IF(COUNTIF([Centros.$D266:.$D714]; [.A266]); [.A266]; &quot;&quot;))">
            <text:p/>
          </table:table-cell>
          <table:table-cell table:style-name="ce34" table:formula="of:=IF(COUNTIF([Centros.$A266:.$A714]; [.A266]); LOOKUP([.A266];[Centros.$A266:.$A714];[Centros.$E266:.$E714]); IF(COUNTIF([Centros.$D266:.$D714]; [.A266]); LOOKUP([.A266];[Centros.$D266:.$D714];[Centros.$E266:.$E714]); &quot;&quot;))">
            <text:p/>
          </table:table-cell>
          <table:table-cell table:style-name="ce37" table:formula="of:=IF(COUNTIF([Centros.$A266:.$A714]; [.A266]); LOOKUP([.A266];[Centros.$A266:.$A714];[Centros.$F266:.$F714]); IF(COUNTIF([Centros.$D266:.$D714]; [.A266]); LOOKUP([.A266];[Centros.$D266:.$D714];[Centros.$F266:.$F71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67]; ROW([.A267]) - 1; &quot;&quot;)">
            <text:p/>
          </table:table-cell>
          <table:table-cell table:style-name="ce29" table:formula="of:=IF(COUNTIF([Centros.$A267:.$A715]; [.A267]); [.A267]; &quot;&quot;)">
            <text:p/>
          </table:table-cell>
          <table:table-cell table:style-name="ce32" table:formula="of:=IF(COUNTIF([Centros.$A267:.$A715]; [.A267]); LOOKUP([.A267];[Centros.$A267:.$A715];[Centros.B267:.B715]); &quot;&quot;)">
            <text:p/>
          </table:table-cell>
          <table:table-cell table:style-name="ce32" table:formula="of:=IF(COUNTIF([Centros.$A267:.$A715]; [.A267]); LOOKUP([.A267];[Centros.$A267:.$A715];[Centros.$C267:.$C715]); IF(COUNTIF([Centros.$D267:.$D715]; [.A267]); LOOKUP([.A267];[Centros.$D267:.$D715];[Centros.$C267:.$C715]); &quot;&quot;))">
            <text:p/>
          </table:table-cell>
          <table:table-cell table:style-name="ce29" table:formula="of:=IF(COUNTIF([Centros.$A267:.$A715]; [.A267]); LOOKUP([.A267];[Centros.$A267:.$A715];[Centros.$D267:.$D715]); IF(COUNTIF([Centros.$D267:.$D715]; [.A267]); [.A267]; &quot;&quot;))">
            <text:p/>
          </table:table-cell>
          <table:table-cell table:style-name="ce35" table:formula="of:=IF(COUNTIF([Centros.$A267:.$A715]; [.A267]); LOOKUP([.A267];[Centros.$A267:.$A715];[Centros.$E267:.$E715]); IF(COUNTIF([Centros.$D267:.$D715]; [.A267]); LOOKUP([.A267];[Centros.$D267:.$D715];[Centros.$E267:.$E715]); &quot;&quot;))">
            <text:p/>
          </table:table-cell>
          <table:table-cell table:style-name="ce38" table:formula="of:=IF(COUNTIF([Centros.$A267:.$A715]; [.A267]); LOOKUP([.A267];[Centros.$A267:.$A715];[Centros.$F267:.$F715]); IF(COUNTIF([Centros.$D267:.$D715]; [.A267]); LOOKUP([.A267];[Centros.$D267:.$D715];[Centros.$F267:.$F71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68]; ROW([.A268]) - 1; &quot;&quot;)">
            <text:p/>
          </table:table-cell>
          <table:table-cell table:style-name="ce28" table:formula="of:=IF(COUNTIF([Centros.$A268:.$A716]; [.A268]); [.A268]; &quot;&quot;)">
            <text:p/>
          </table:table-cell>
          <table:table-cell table:style-name="ce31" table:formula="of:=IF(COUNTIF([Centros.$A268:.$A716]; [.A268]); LOOKUP([.A268];[Centros.$A268:.$A716];[Centros.B268:.B716]); &quot;&quot;)">
            <text:p/>
          </table:table-cell>
          <table:table-cell table:style-name="ce31" table:formula="of:=IF(COUNTIF([Centros.$A268:.$A716]; [.A268]); LOOKUP([.A268];[Centros.$A268:.$A716];[Centros.$C268:.$C716]); IF(COUNTIF([Centros.$D268:.$D716]; [.A268]); LOOKUP([.A268];[Centros.$D268:.$D716];[Centros.$C268:.$C716]); &quot;&quot;))">
            <text:p/>
          </table:table-cell>
          <table:table-cell table:style-name="ce28" table:formula="of:=IF(COUNTIF([Centros.$A268:.$A716]; [.A268]); LOOKUP([.A268];[Centros.$A268:.$A716];[Centros.$D268:.$D716]); IF(COUNTIF([Centros.$D268:.$D716]; [.A268]); [.A268]; &quot;&quot;))">
            <text:p/>
          </table:table-cell>
          <table:table-cell table:style-name="ce34" table:formula="of:=IF(COUNTIF([Centros.$A268:.$A716]; [.A268]); LOOKUP([.A268];[Centros.$A268:.$A716];[Centros.$E268:.$E716]); IF(COUNTIF([Centros.$D268:.$D716]; [.A268]); LOOKUP([.A268];[Centros.$D268:.$D716];[Centros.$E268:.$E716]); &quot;&quot;))">
            <text:p/>
          </table:table-cell>
          <table:table-cell table:style-name="ce37" table:formula="of:=IF(COUNTIF([Centros.$A268:.$A716]; [.A268]); LOOKUP([.A268];[Centros.$A268:.$A716];[Centros.$F268:.$F716]); IF(COUNTIF([Centros.$D268:.$D716]; [.A268]); LOOKUP([.A268];[Centros.$D268:.$D716];[Centros.$F268:.$F71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69]; ROW([.A269]) - 1; &quot;&quot;)">
            <text:p/>
          </table:table-cell>
          <table:table-cell table:style-name="ce29" table:formula="of:=IF(COUNTIF([Centros.$A269:.$A717]; [.A269]); [.A269]; &quot;&quot;)">
            <text:p/>
          </table:table-cell>
          <table:table-cell table:style-name="ce32" table:formula="of:=IF(COUNTIF([Centros.$A269:.$A717]; [.A269]); LOOKUP([.A269];[Centros.$A269:.$A717];[Centros.B269:.B717]); &quot;&quot;)">
            <text:p/>
          </table:table-cell>
          <table:table-cell table:style-name="ce32" table:formula="of:=IF(COUNTIF([Centros.$A269:.$A717]; [.A269]); LOOKUP([.A269];[Centros.$A269:.$A717];[Centros.$C269:.$C717]); IF(COUNTIF([Centros.$D269:.$D717]; [.A269]); LOOKUP([.A269];[Centros.$D269:.$D717];[Centros.$C269:.$C717]); &quot;&quot;))">
            <text:p/>
          </table:table-cell>
          <table:table-cell table:style-name="ce29" table:formula="of:=IF(COUNTIF([Centros.$A269:.$A717]; [.A269]); LOOKUP([.A269];[Centros.$A269:.$A717];[Centros.$D269:.$D717]); IF(COUNTIF([Centros.$D269:.$D717]; [.A269]); [.A269]; &quot;&quot;))">
            <text:p/>
          </table:table-cell>
          <table:table-cell table:style-name="ce35" table:formula="of:=IF(COUNTIF([Centros.$A269:.$A717]; [.A269]); LOOKUP([.A269];[Centros.$A269:.$A717];[Centros.$E269:.$E717]); IF(COUNTIF([Centros.$D269:.$D717]; [.A269]); LOOKUP([.A269];[Centros.$D269:.$D717];[Centros.$E269:.$E717]); &quot;&quot;))">
            <text:p/>
          </table:table-cell>
          <table:table-cell table:style-name="ce38" table:formula="of:=IF(COUNTIF([Centros.$A269:.$A717]; [.A269]); LOOKUP([.A269];[Centros.$A269:.$A717];[Centros.$F269:.$F717]); IF(COUNTIF([Centros.$D269:.$D717]; [.A269]); LOOKUP([.A269];[Centros.$D269:.$D717];[Centros.$F269:.$F71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70]; ROW([.A270]) - 1; &quot;&quot;)">
            <text:p/>
          </table:table-cell>
          <table:table-cell table:style-name="ce28" table:formula="of:=IF(COUNTIF([Centros.$A270:.$A718]; [.A270]); [.A270]; &quot;&quot;)">
            <text:p/>
          </table:table-cell>
          <table:table-cell table:style-name="ce31" table:formula="of:=IF(COUNTIF([Centros.$A270:.$A718]; [.A270]); LOOKUP([.A270];[Centros.$A270:.$A718];[Centros.B270:.B718]); &quot;&quot;)">
            <text:p/>
          </table:table-cell>
          <table:table-cell table:style-name="ce31" table:formula="of:=IF(COUNTIF([Centros.$A270:.$A718]; [.A270]); LOOKUP([.A270];[Centros.$A270:.$A718];[Centros.$C270:.$C718]); IF(COUNTIF([Centros.$D270:.$D718]; [.A270]); LOOKUP([.A270];[Centros.$D270:.$D718];[Centros.$C270:.$C718]); &quot;&quot;))">
            <text:p/>
          </table:table-cell>
          <table:table-cell table:style-name="ce28" table:formula="of:=IF(COUNTIF([Centros.$A270:.$A718]; [.A270]); LOOKUP([.A270];[Centros.$A270:.$A718];[Centros.$D270:.$D718]); IF(COUNTIF([Centros.$D270:.$D718]; [.A270]); [.A270]; &quot;&quot;))">
            <text:p/>
          </table:table-cell>
          <table:table-cell table:style-name="ce34" table:formula="of:=IF(COUNTIF([Centros.$A270:.$A718]; [.A270]); LOOKUP([.A270];[Centros.$A270:.$A718];[Centros.$E270:.$E718]); IF(COUNTIF([Centros.$D270:.$D718]; [.A270]); LOOKUP([.A270];[Centros.$D270:.$D718];[Centros.$E270:.$E718]); &quot;&quot;))">
            <text:p/>
          </table:table-cell>
          <table:table-cell table:style-name="ce37" table:formula="of:=IF(COUNTIF([Centros.$A270:.$A718]; [.A270]); LOOKUP([.A270];[Centros.$A270:.$A718];[Centros.$F270:.$F718]); IF(COUNTIF([Centros.$D270:.$D718]; [.A270]); LOOKUP([.A270];[Centros.$D270:.$D718];[Centros.$F270:.$F71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71]; ROW([.A271]) - 1; &quot;&quot;)">
            <text:p/>
          </table:table-cell>
          <table:table-cell table:style-name="ce29" table:formula="of:=IF(COUNTIF([Centros.$A271:.$A719]; [.A271]); [.A271]; &quot;&quot;)">
            <text:p/>
          </table:table-cell>
          <table:table-cell table:style-name="ce32" table:formula="of:=IF(COUNTIF([Centros.$A271:.$A719]; [.A271]); LOOKUP([.A271];[Centros.$A271:.$A719];[Centros.B271:.B719]); &quot;&quot;)">
            <text:p/>
          </table:table-cell>
          <table:table-cell table:style-name="ce32" table:formula="of:=IF(COUNTIF([Centros.$A271:.$A719]; [.A271]); LOOKUP([.A271];[Centros.$A271:.$A719];[Centros.$C271:.$C719]); IF(COUNTIF([Centros.$D271:.$D719]; [.A271]); LOOKUP([.A271];[Centros.$D271:.$D719];[Centros.$C271:.$C719]); &quot;&quot;))">
            <text:p/>
          </table:table-cell>
          <table:table-cell table:style-name="ce29" table:formula="of:=IF(COUNTIF([Centros.$A271:.$A719]; [.A271]); LOOKUP([.A271];[Centros.$A271:.$A719];[Centros.$D271:.$D719]); IF(COUNTIF([Centros.$D271:.$D719]; [.A271]); [.A271]; &quot;&quot;))">
            <text:p/>
          </table:table-cell>
          <table:table-cell table:style-name="ce35" table:formula="of:=IF(COUNTIF([Centros.$A271:.$A719]; [.A271]); LOOKUP([.A271];[Centros.$A271:.$A719];[Centros.$E271:.$E719]); IF(COUNTIF([Centros.$D271:.$D719]; [.A271]); LOOKUP([.A271];[Centros.$D271:.$D719];[Centros.$E271:.$E719]); &quot;&quot;))">
            <text:p/>
          </table:table-cell>
          <table:table-cell table:style-name="ce38" table:formula="of:=IF(COUNTIF([Centros.$A271:.$A719]; [.A271]); LOOKUP([.A271];[Centros.$A271:.$A719];[Centros.$F271:.$F719]); IF(COUNTIF([Centros.$D271:.$D719]; [.A271]); LOOKUP([.A271];[Centros.$D271:.$D719];[Centros.$F271:.$F71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72]; ROW([.A272]) - 1; &quot;&quot;)">
            <text:p/>
          </table:table-cell>
          <table:table-cell table:style-name="ce28" table:formula="of:=IF(COUNTIF([Centros.$A272:.$A720]; [.A272]); [.A272]; &quot;&quot;)">
            <text:p/>
          </table:table-cell>
          <table:table-cell table:style-name="ce31" table:formula="of:=IF(COUNTIF([Centros.$A272:.$A720]; [.A272]); LOOKUP([.A272];[Centros.$A272:.$A720];[Centros.B272:.B720]); &quot;&quot;)">
            <text:p/>
          </table:table-cell>
          <table:table-cell table:style-name="ce31" table:formula="of:=IF(COUNTIF([Centros.$A272:.$A720]; [.A272]); LOOKUP([.A272];[Centros.$A272:.$A720];[Centros.$C272:.$C720]); IF(COUNTIF([Centros.$D272:.$D720]; [.A272]); LOOKUP([.A272];[Centros.$D272:.$D720];[Centros.$C272:.$C720]); &quot;&quot;))">
            <text:p/>
          </table:table-cell>
          <table:table-cell table:style-name="ce28" table:formula="of:=IF(COUNTIF([Centros.$A272:.$A720]; [.A272]); LOOKUP([.A272];[Centros.$A272:.$A720];[Centros.$D272:.$D720]); IF(COUNTIF([Centros.$D272:.$D720]; [.A272]); [.A272]; &quot;&quot;))">
            <text:p/>
          </table:table-cell>
          <table:table-cell table:style-name="ce34" table:formula="of:=IF(COUNTIF([Centros.$A272:.$A720]; [.A272]); LOOKUP([.A272];[Centros.$A272:.$A720];[Centros.$E272:.$E720]); IF(COUNTIF([Centros.$D272:.$D720]; [.A272]); LOOKUP([.A272];[Centros.$D272:.$D720];[Centros.$E272:.$E720]); &quot;&quot;))">
            <text:p/>
          </table:table-cell>
          <table:table-cell table:style-name="ce37" table:formula="of:=IF(COUNTIF([Centros.$A272:.$A720]; [.A272]); LOOKUP([.A272];[Centros.$A272:.$A720];[Centros.$F272:.$F720]); IF(COUNTIF([Centros.$D272:.$D720]; [.A272]); LOOKUP([.A272];[Centros.$D272:.$D720];[Centros.$F272:.$F72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73]; ROW([.A273]) - 1; &quot;&quot;)">
            <text:p/>
          </table:table-cell>
          <table:table-cell table:style-name="ce29" table:formula="of:=IF(COUNTIF([Centros.$A273:.$A721]; [.A273]); [.A273]; &quot;&quot;)">
            <text:p/>
          </table:table-cell>
          <table:table-cell table:style-name="ce32" table:formula="of:=IF(COUNTIF([Centros.$A273:.$A721]; [.A273]); LOOKUP([.A273];[Centros.$A273:.$A721];[Centros.B273:.B721]); &quot;&quot;)">
            <text:p/>
          </table:table-cell>
          <table:table-cell table:style-name="ce32" table:formula="of:=IF(COUNTIF([Centros.$A273:.$A721]; [.A273]); LOOKUP([.A273];[Centros.$A273:.$A721];[Centros.$C273:.$C721]); IF(COUNTIF([Centros.$D273:.$D721]; [.A273]); LOOKUP([.A273];[Centros.$D273:.$D721];[Centros.$C273:.$C721]); &quot;&quot;))">
            <text:p/>
          </table:table-cell>
          <table:table-cell table:style-name="ce29" table:formula="of:=IF(COUNTIF([Centros.$A273:.$A721]; [.A273]); LOOKUP([.A273];[Centros.$A273:.$A721];[Centros.$D273:.$D721]); IF(COUNTIF([Centros.$D273:.$D721]; [.A273]); [.A273]; &quot;&quot;))">
            <text:p/>
          </table:table-cell>
          <table:table-cell table:style-name="ce35" table:formula="of:=IF(COUNTIF([Centros.$A273:.$A721]; [.A273]); LOOKUP([.A273];[Centros.$A273:.$A721];[Centros.$E273:.$E721]); IF(COUNTIF([Centros.$D273:.$D721]; [.A273]); LOOKUP([.A273];[Centros.$D273:.$D721];[Centros.$E273:.$E721]); &quot;&quot;))">
            <text:p/>
          </table:table-cell>
          <table:table-cell table:style-name="ce38" table:formula="of:=IF(COUNTIF([Centros.$A273:.$A721]; [.A273]); LOOKUP([.A273];[Centros.$A273:.$A721];[Centros.$F273:.$F721]); IF(COUNTIF([Centros.$D273:.$D721]; [.A273]); LOOKUP([.A273];[Centros.$D273:.$D721];[Centros.$F273:.$F72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74]; ROW([.A274]) - 1; &quot;&quot;)">
            <text:p/>
          </table:table-cell>
          <table:table-cell table:style-name="ce28" table:formula="of:=IF(COUNTIF([Centros.$A274:.$A722]; [.A274]); [.A274]; &quot;&quot;)">
            <text:p/>
          </table:table-cell>
          <table:table-cell table:style-name="ce31" table:formula="of:=IF(COUNTIF([Centros.$A274:.$A722]; [.A274]); LOOKUP([.A274];[Centros.$A274:.$A722];[Centros.B274:.B722]); &quot;&quot;)">
            <text:p/>
          </table:table-cell>
          <table:table-cell table:style-name="ce31" table:formula="of:=IF(COUNTIF([Centros.$A274:.$A722]; [.A274]); LOOKUP([.A274];[Centros.$A274:.$A722];[Centros.$C274:.$C722]); IF(COUNTIF([Centros.$D274:.$D722]; [.A274]); LOOKUP([.A274];[Centros.$D274:.$D722];[Centros.$C274:.$C722]); &quot;&quot;))">
            <text:p/>
          </table:table-cell>
          <table:table-cell table:style-name="ce28" table:formula="of:=IF(COUNTIF([Centros.$A274:.$A722]; [.A274]); LOOKUP([.A274];[Centros.$A274:.$A722];[Centros.$D274:.$D722]); IF(COUNTIF([Centros.$D274:.$D722]; [.A274]); [.A274]; &quot;&quot;))">
            <text:p/>
          </table:table-cell>
          <table:table-cell table:style-name="ce34" table:formula="of:=IF(COUNTIF([Centros.$A274:.$A722]; [.A274]); LOOKUP([.A274];[Centros.$A274:.$A722];[Centros.$E274:.$E722]); IF(COUNTIF([Centros.$D274:.$D722]; [.A274]); LOOKUP([.A274];[Centros.$D274:.$D722];[Centros.$E274:.$E722]); &quot;&quot;))">
            <text:p/>
          </table:table-cell>
          <table:table-cell table:style-name="ce37" table:formula="of:=IF(COUNTIF([Centros.$A274:.$A722]; [.A274]); LOOKUP([.A274];[Centros.$A274:.$A722];[Centros.$F274:.$F722]); IF(COUNTIF([Centros.$D274:.$D722]; [.A274]); LOOKUP([.A274];[Centros.$D274:.$D722];[Centros.$F274:.$F72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75]; ROW([.A275]) - 1; &quot;&quot;)">
            <text:p/>
          </table:table-cell>
          <table:table-cell table:style-name="ce29" table:formula="of:=IF(COUNTIF([Centros.$A275:.$A723]; [.A275]); [.A275]; &quot;&quot;)">
            <text:p/>
          </table:table-cell>
          <table:table-cell table:style-name="ce32" table:formula="of:=IF(COUNTIF([Centros.$A275:.$A723]; [.A275]); LOOKUP([.A275];[Centros.$A275:.$A723];[Centros.B275:.B723]); &quot;&quot;)">
            <text:p/>
          </table:table-cell>
          <table:table-cell table:style-name="ce32" table:formula="of:=IF(COUNTIF([Centros.$A275:.$A723]; [.A275]); LOOKUP([.A275];[Centros.$A275:.$A723];[Centros.$C275:.$C723]); IF(COUNTIF([Centros.$D275:.$D723]; [.A275]); LOOKUP([.A275];[Centros.$D275:.$D723];[Centros.$C275:.$C723]); &quot;&quot;))">
            <text:p/>
          </table:table-cell>
          <table:table-cell table:style-name="ce29" table:formula="of:=IF(COUNTIF([Centros.$A275:.$A723]; [.A275]); LOOKUP([.A275];[Centros.$A275:.$A723];[Centros.$D275:.$D723]); IF(COUNTIF([Centros.$D275:.$D723]; [.A275]); [.A275]; &quot;&quot;))">
            <text:p/>
          </table:table-cell>
          <table:table-cell table:style-name="ce35" table:formula="of:=IF(COUNTIF([Centros.$A275:.$A723]; [.A275]); LOOKUP([.A275];[Centros.$A275:.$A723];[Centros.$E275:.$E723]); IF(COUNTIF([Centros.$D275:.$D723]; [.A275]); LOOKUP([.A275];[Centros.$D275:.$D723];[Centros.$E275:.$E723]); &quot;&quot;))">
            <text:p/>
          </table:table-cell>
          <table:table-cell table:style-name="ce38" table:formula="of:=IF(COUNTIF([Centros.$A275:.$A723]; [.A275]); LOOKUP([.A275];[Centros.$A275:.$A723];[Centros.$F275:.$F723]); IF(COUNTIF([Centros.$D275:.$D723]; [.A275]); LOOKUP([.A275];[Centros.$D275:.$D723];[Centros.$F275:.$F72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76]; ROW([.A276]) - 1; &quot;&quot;)">
            <text:p/>
          </table:table-cell>
          <table:table-cell table:style-name="ce28" table:formula="of:=IF(COUNTIF([Centros.$A276:.$A724]; [.A276]); [.A276]; &quot;&quot;)">
            <text:p/>
          </table:table-cell>
          <table:table-cell table:style-name="ce31" table:formula="of:=IF(COUNTIF([Centros.$A276:.$A724]; [.A276]); LOOKUP([.A276];[Centros.$A276:.$A724];[Centros.B276:.B724]); &quot;&quot;)">
            <text:p/>
          </table:table-cell>
          <table:table-cell table:style-name="ce31" table:formula="of:=IF(COUNTIF([Centros.$A276:.$A724]; [.A276]); LOOKUP([.A276];[Centros.$A276:.$A724];[Centros.$C276:.$C724]); IF(COUNTIF([Centros.$D276:.$D724]; [.A276]); LOOKUP([.A276];[Centros.$D276:.$D724];[Centros.$C276:.$C724]); &quot;&quot;))">
            <text:p/>
          </table:table-cell>
          <table:table-cell table:style-name="ce28" table:formula="of:=IF(COUNTIF([Centros.$A276:.$A724]; [.A276]); LOOKUP([.A276];[Centros.$A276:.$A724];[Centros.$D276:.$D724]); IF(COUNTIF([Centros.$D276:.$D724]; [.A276]); [.A276]; &quot;&quot;))">
            <text:p/>
          </table:table-cell>
          <table:table-cell table:style-name="ce34" table:formula="of:=IF(COUNTIF([Centros.$A276:.$A724]; [.A276]); LOOKUP([.A276];[Centros.$A276:.$A724];[Centros.$E276:.$E724]); IF(COUNTIF([Centros.$D276:.$D724]; [.A276]); LOOKUP([.A276];[Centros.$D276:.$D724];[Centros.$E276:.$E724]); &quot;&quot;))">
            <text:p/>
          </table:table-cell>
          <table:table-cell table:style-name="ce37" table:formula="of:=IF(COUNTIF([Centros.$A276:.$A724]; [.A276]); LOOKUP([.A276];[Centros.$A276:.$A724];[Centros.$F276:.$F724]); IF(COUNTIF([Centros.$D276:.$D724]; [.A276]); LOOKUP([.A276];[Centros.$D276:.$D724];[Centros.$F276:.$F72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77]; ROW([.A277]) - 1; &quot;&quot;)">
            <text:p/>
          </table:table-cell>
          <table:table-cell table:style-name="ce29" table:formula="of:=IF(COUNTIF([Centros.$A277:.$A725]; [.A277]); [.A277]; &quot;&quot;)">
            <text:p/>
          </table:table-cell>
          <table:table-cell table:style-name="ce32" table:formula="of:=IF(COUNTIF([Centros.$A277:.$A725]; [.A277]); LOOKUP([.A277];[Centros.$A277:.$A725];[Centros.B277:.B725]); &quot;&quot;)">
            <text:p/>
          </table:table-cell>
          <table:table-cell table:style-name="ce32" table:formula="of:=IF(COUNTIF([Centros.$A277:.$A725]; [.A277]); LOOKUP([.A277];[Centros.$A277:.$A725];[Centros.$C277:.$C725]); IF(COUNTIF([Centros.$D277:.$D725]; [.A277]); LOOKUP([.A277];[Centros.$D277:.$D725];[Centros.$C277:.$C725]); &quot;&quot;))">
            <text:p/>
          </table:table-cell>
          <table:table-cell table:style-name="ce29" table:formula="of:=IF(COUNTIF([Centros.$A277:.$A725]; [.A277]); LOOKUP([.A277];[Centros.$A277:.$A725];[Centros.$D277:.$D725]); IF(COUNTIF([Centros.$D277:.$D725]; [.A277]); [.A277]; &quot;&quot;))">
            <text:p/>
          </table:table-cell>
          <table:table-cell table:style-name="ce35" table:formula="of:=IF(COUNTIF([Centros.$A277:.$A725]; [.A277]); LOOKUP([.A277];[Centros.$A277:.$A725];[Centros.$E277:.$E725]); IF(COUNTIF([Centros.$D277:.$D725]; [.A277]); LOOKUP([.A277];[Centros.$D277:.$D725];[Centros.$E277:.$E725]); &quot;&quot;))">
            <text:p/>
          </table:table-cell>
          <table:table-cell table:style-name="ce38" table:formula="of:=IF(COUNTIF([Centros.$A277:.$A725]; [.A277]); LOOKUP([.A277];[Centros.$A277:.$A725];[Centros.$F277:.$F725]); IF(COUNTIF([Centros.$D277:.$D725]; [.A277]); LOOKUP([.A277];[Centros.$D277:.$D725];[Centros.$F277:.$F72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78]; ROW([.A278]) - 1; &quot;&quot;)">
            <text:p/>
          </table:table-cell>
          <table:table-cell table:style-name="ce28" table:formula="of:=IF(COUNTIF([Centros.$A278:.$A726]; [.A278]); [.A278]; &quot;&quot;)">
            <text:p/>
          </table:table-cell>
          <table:table-cell table:style-name="ce31" table:formula="of:=IF(COUNTIF([Centros.$A278:.$A726]; [.A278]); LOOKUP([.A278];[Centros.$A278:.$A726];[Centros.B278:.B726]); &quot;&quot;)">
            <text:p/>
          </table:table-cell>
          <table:table-cell table:style-name="ce31" table:formula="of:=IF(COUNTIF([Centros.$A278:.$A726]; [.A278]); LOOKUP([.A278];[Centros.$A278:.$A726];[Centros.$C278:.$C726]); IF(COUNTIF([Centros.$D278:.$D726]; [.A278]); LOOKUP([.A278];[Centros.$D278:.$D726];[Centros.$C278:.$C726]); &quot;&quot;))">
            <text:p/>
          </table:table-cell>
          <table:table-cell table:style-name="ce28" table:formula="of:=IF(COUNTIF([Centros.$A278:.$A726]; [.A278]); LOOKUP([.A278];[Centros.$A278:.$A726];[Centros.$D278:.$D726]); IF(COUNTIF([Centros.$D278:.$D726]; [.A278]); [.A278]; &quot;&quot;))">
            <text:p/>
          </table:table-cell>
          <table:table-cell table:style-name="ce34" table:formula="of:=IF(COUNTIF([Centros.$A278:.$A726]; [.A278]); LOOKUP([.A278];[Centros.$A278:.$A726];[Centros.$E278:.$E726]); IF(COUNTIF([Centros.$D278:.$D726]; [.A278]); LOOKUP([.A278];[Centros.$D278:.$D726];[Centros.$E278:.$E726]); &quot;&quot;))">
            <text:p/>
          </table:table-cell>
          <table:table-cell table:style-name="ce37" table:formula="of:=IF(COUNTIF([Centros.$A278:.$A726]; [.A278]); LOOKUP([.A278];[Centros.$A278:.$A726];[Centros.$F278:.$F726]); IF(COUNTIF([Centros.$D278:.$D726]; [.A278]); LOOKUP([.A278];[Centros.$D278:.$D726];[Centros.$F278:.$F72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79]; ROW([.A279]) - 1; &quot;&quot;)">
            <text:p/>
          </table:table-cell>
          <table:table-cell table:style-name="ce29" table:formula="of:=IF(COUNTIF([Centros.$A279:.$A727]; [.A279]); [.A279]; &quot;&quot;)">
            <text:p/>
          </table:table-cell>
          <table:table-cell table:style-name="ce32" table:formula="of:=IF(COUNTIF([Centros.$A279:.$A727]; [.A279]); LOOKUP([.A279];[Centros.$A279:.$A727];[Centros.B279:.B727]); &quot;&quot;)">
            <text:p/>
          </table:table-cell>
          <table:table-cell table:style-name="ce32" table:formula="of:=IF(COUNTIF([Centros.$A279:.$A727]; [.A279]); LOOKUP([.A279];[Centros.$A279:.$A727];[Centros.$C279:.$C727]); IF(COUNTIF([Centros.$D279:.$D727]; [.A279]); LOOKUP([.A279];[Centros.$D279:.$D727];[Centros.$C279:.$C727]); &quot;&quot;))">
            <text:p/>
          </table:table-cell>
          <table:table-cell table:style-name="ce29" table:formula="of:=IF(COUNTIF([Centros.$A279:.$A727]; [.A279]); LOOKUP([.A279];[Centros.$A279:.$A727];[Centros.$D279:.$D727]); IF(COUNTIF([Centros.$D279:.$D727]; [.A279]); [.A279]; &quot;&quot;))">
            <text:p/>
          </table:table-cell>
          <table:table-cell table:style-name="ce35" table:formula="of:=IF(COUNTIF([Centros.$A279:.$A727]; [.A279]); LOOKUP([.A279];[Centros.$A279:.$A727];[Centros.$E279:.$E727]); IF(COUNTIF([Centros.$D279:.$D727]; [.A279]); LOOKUP([.A279];[Centros.$D279:.$D727];[Centros.$E279:.$E727]); &quot;&quot;))">
            <text:p/>
          </table:table-cell>
          <table:table-cell table:style-name="ce38" table:formula="of:=IF(COUNTIF([Centros.$A279:.$A727]; [.A279]); LOOKUP([.A279];[Centros.$A279:.$A727];[Centros.$F279:.$F727]); IF(COUNTIF([Centros.$D279:.$D727]; [.A279]); LOOKUP([.A279];[Centros.$D279:.$D727];[Centros.$F279:.$F72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80]; ROW([.A280]) - 1; &quot;&quot;)">
            <text:p/>
          </table:table-cell>
          <table:table-cell table:style-name="ce28" table:formula="of:=IF(COUNTIF([Centros.$A280:.$A728]; [.A280]); [.A280]; &quot;&quot;)">
            <text:p/>
          </table:table-cell>
          <table:table-cell table:style-name="ce31" table:formula="of:=IF(COUNTIF([Centros.$A280:.$A728]; [.A280]); LOOKUP([.A280];[Centros.$A280:.$A728];[Centros.B280:.B728]); &quot;&quot;)">
            <text:p/>
          </table:table-cell>
          <table:table-cell table:style-name="ce31" table:formula="of:=IF(COUNTIF([Centros.$A280:.$A728]; [.A280]); LOOKUP([.A280];[Centros.$A280:.$A728];[Centros.$C280:.$C728]); IF(COUNTIF([Centros.$D280:.$D728]; [.A280]); LOOKUP([.A280];[Centros.$D280:.$D728];[Centros.$C280:.$C728]); &quot;&quot;))">
            <text:p/>
          </table:table-cell>
          <table:table-cell table:style-name="ce28" table:formula="of:=IF(COUNTIF([Centros.$A280:.$A728]; [.A280]); LOOKUP([.A280];[Centros.$A280:.$A728];[Centros.$D280:.$D728]); IF(COUNTIF([Centros.$D280:.$D728]; [.A280]); [.A280]; &quot;&quot;))">
            <text:p/>
          </table:table-cell>
          <table:table-cell table:style-name="ce34" table:formula="of:=IF(COUNTIF([Centros.$A280:.$A728]; [.A280]); LOOKUP([.A280];[Centros.$A280:.$A728];[Centros.$E280:.$E728]); IF(COUNTIF([Centros.$D280:.$D728]; [.A280]); LOOKUP([.A280];[Centros.$D280:.$D728];[Centros.$E280:.$E728]); &quot;&quot;))">
            <text:p/>
          </table:table-cell>
          <table:table-cell table:style-name="ce37" table:formula="of:=IF(COUNTIF([Centros.$A280:.$A728]; [.A280]); LOOKUP([.A280];[Centros.$A280:.$A728];[Centros.$F280:.$F728]); IF(COUNTIF([Centros.$D280:.$D728]; [.A280]); LOOKUP([.A280];[Centros.$D280:.$D728];[Centros.$F280:.$F72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81]; ROW([.A281]) - 1; &quot;&quot;)">
            <text:p/>
          </table:table-cell>
          <table:table-cell table:style-name="ce29" table:formula="of:=IF(COUNTIF([Centros.$A281:.$A729]; [.A281]); [.A281]; &quot;&quot;)">
            <text:p/>
          </table:table-cell>
          <table:table-cell table:style-name="ce32" table:formula="of:=IF(COUNTIF([Centros.$A281:.$A729]; [.A281]); LOOKUP([.A281];[Centros.$A281:.$A729];[Centros.B281:.B729]); &quot;&quot;)">
            <text:p/>
          </table:table-cell>
          <table:table-cell table:style-name="ce32" table:formula="of:=IF(COUNTIF([Centros.$A281:.$A729]; [.A281]); LOOKUP([.A281];[Centros.$A281:.$A729];[Centros.$C281:.$C729]); IF(COUNTIF([Centros.$D281:.$D729]; [.A281]); LOOKUP([.A281];[Centros.$D281:.$D729];[Centros.$C281:.$C729]); &quot;&quot;))">
            <text:p/>
          </table:table-cell>
          <table:table-cell table:style-name="ce29" table:formula="of:=IF(COUNTIF([Centros.$A281:.$A729]; [.A281]); LOOKUP([.A281];[Centros.$A281:.$A729];[Centros.$D281:.$D729]); IF(COUNTIF([Centros.$D281:.$D729]; [.A281]); [.A281]; &quot;&quot;))">
            <text:p/>
          </table:table-cell>
          <table:table-cell table:style-name="ce35" table:formula="of:=IF(COUNTIF([Centros.$A281:.$A729]; [.A281]); LOOKUP([.A281];[Centros.$A281:.$A729];[Centros.$E281:.$E729]); IF(COUNTIF([Centros.$D281:.$D729]; [.A281]); LOOKUP([.A281];[Centros.$D281:.$D729];[Centros.$E281:.$E729]); &quot;&quot;))">
            <text:p/>
          </table:table-cell>
          <table:table-cell table:style-name="ce38" table:formula="of:=IF(COUNTIF([Centros.$A281:.$A729]; [.A281]); LOOKUP([.A281];[Centros.$A281:.$A729];[Centros.$F281:.$F729]); IF(COUNTIF([Centros.$D281:.$D729]; [.A281]); LOOKUP([.A281];[Centros.$D281:.$D729];[Centros.$F281:.$F72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82]; ROW([.A282]) - 1; &quot;&quot;)">
            <text:p/>
          </table:table-cell>
          <table:table-cell table:style-name="ce28" table:formula="of:=IF(COUNTIF([Centros.$A282:.$A730]; [.A282]); [.A282]; &quot;&quot;)">
            <text:p/>
          </table:table-cell>
          <table:table-cell table:style-name="ce31" table:formula="of:=IF(COUNTIF([Centros.$A282:.$A730]; [.A282]); LOOKUP([.A282];[Centros.$A282:.$A730];[Centros.B282:.B730]); &quot;&quot;)">
            <text:p/>
          </table:table-cell>
          <table:table-cell table:style-name="ce31" table:formula="of:=IF(COUNTIF([Centros.$A282:.$A730]; [.A282]); LOOKUP([.A282];[Centros.$A282:.$A730];[Centros.$C282:.$C730]); IF(COUNTIF([Centros.$D282:.$D730]; [.A282]); LOOKUP([.A282];[Centros.$D282:.$D730];[Centros.$C282:.$C730]); &quot;&quot;))">
            <text:p/>
          </table:table-cell>
          <table:table-cell table:style-name="ce28" table:formula="of:=IF(COUNTIF([Centros.$A282:.$A730]; [.A282]); LOOKUP([.A282];[Centros.$A282:.$A730];[Centros.$D282:.$D730]); IF(COUNTIF([Centros.$D282:.$D730]; [.A282]); [.A282]; &quot;&quot;))">
            <text:p/>
          </table:table-cell>
          <table:table-cell table:style-name="ce34" table:formula="of:=IF(COUNTIF([Centros.$A282:.$A730]; [.A282]); LOOKUP([.A282];[Centros.$A282:.$A730];[Centros.$E282:.$E730]); IF(COUNTIF([Centros.$D282:.$D730]; [.A282]); LOOKUP([.A282];[Centros.$D282:.$D730];[Centros.$E282:.$E730]); &quot;&quot;))">
            <text:p/>
          </table:table-cell>
          <table:table-cell table:style-name="ce37" table:formula="of:=IF(COUNTIF([Centros.$A282:.$A730]; [.A282]); LOOKUP([.A282];[Centros.$A282:.$A730];[Centros.$F282:.$F730]); IF(COUNTIF([Centros.$D282:.$D730]; [.A282]); LOOKUP([.A282];[Centros.$D282:.$D730];[Centros.$F282:.$F73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83]; ROW([.A283]) - 1; &quot;&quot;)">
            <text:p/>
          </table:table-cell>
          <table:table-cell table:style-name="ce29" table:formula="of:=IF(COUNTIF([Centros.$A283:.$A731]; [.A283]); [.A283]; &quot;&quot;)">
            <text:p/>
          </table:table-cell>
          <table:table-cell table:style-name="ce32" table:formula="of:=IF(COUNTIF([Centros.$A283:.$A731]; [.A283]); LOOKUP([.A283];[Centros.$A283:.$A731];[Centros.B283:.B731]); &quot;&quot;)">
            <text:p/>
          </table:table-cell>
          <table:table-cell table:style-name="ce32" table:formula="of:=IF(COUNTIF([Centros.$A283:.$A731]; [.A283]); LOOKUP([.A283];[Centros.$A283:.$A731];[Centros.$C283:.$C731]); IF(COUNTIF([Centros.$D283:.$D731]; [.A283]); LOOKUP([.A283];[Centros.$D283:.$D731];[Centros.$C283:.$C731]); &quot;&quot;))">
            <text:p/>
          </table:table-cell>
          <table:table-cell table:style-name="ce29" table:formula="of:=IF(COUNTIF([Centros.$A283:.$A731]; [.A283]); LOOKUP([.A283];[Centros.$A283:.$A731];[Centros.$D283:.$D731]); IF(COUNTIF([Centros.$D283:.$D731]; [.A283]); [.A283]; &quot;&quot;))">
            <text:p/>
          </table:table-cell>
          <table:table-cell table:style-name="ce35" table:formula="of:=IF(COUNTIF([Centros.$A283:.$A731]; [.A283]); LOOKUP([.A283];[Centros.$A283:.$A731];[Centros.$E283:.$E731]); IF(COUNTIF([Centros.$D283:.$D731]; [.A283]); LOOKUP([.A283];[Centros.$D283:.$D731];[Centros.$E283:.$E731]); &quot;&quot;))">
            <text:p/>
          </table:table-cell>
          <table:table-cell table:style-name="ce38" table:formula="of:=IF(COUNTIF([Centros.$A283:.$A731]; [.A283]); LOOKUP([.A283];[Centros.$A283:.$A731];[Centros.$F283:.$F731]); IF(COUNTIF([Centros.$D283:.$D731]; [.A283]); LOOKUP([.A283];[Centros.$D283:.$D731];[Centros.$F283:.$F73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84]; ROW([.A284]) - 1; &quot;&quot;)">
            <text:p/>
          </table:table-cell>
          <table:table-cell table:style-name="ce28" table:formula="of:=IF(COUNTIF([Centros.$A284:.$A732]; [.A284]); [.A284]; &quot;&quot;)">
            <text:p/>
          </table:table-cell>
          <table:table-cell table:style-name="ce31" table:formula="of:=IF(COUNTIF([Centros.$A284:.$A732]; [.A284]); LOOKUP([.A284];[Centros.$A284:.$A732];[Centros.B284:.B732]); &quot;&quot;)">
            <text:p/>
          </table:table-cell>
          <table:table-cell table:style-name="ce31" table:formula="of:=IF(COUNTIF([Centros.$A284:.$A732]; [.A284]); LOOKUP([.A284];[Centros.$A284:.$A732];[Centros.$C284:.$C732]); IF(COUNTIF([Centros.$D284:.$D732]; [.A284]); LOOKUP([.A284];[Centros.$D284:.$D732];[Centros.$C284:.$C732]); &quot;&quot;))">
            <text:p/>
          </table:table-cell>
          <table:table-cell table:style-name="ce28" table:formula="of:=IF(COUNTIF([Centros.$A284:.$A732]; [.A284]); LOOKUP([.A284];[Centros.$A284:.$A732];[Centros.$D284:.$D732]); IF(COUNTIF([Centros.$D284:.$D732]; [.A284]); [.A284]; &quot;&quot;))">
            <text:p/>
          </table:table-cell>
          <table:table-cell table:style-name="ce34" table:formula="of:=IF(COUNTIF([Centros.$A284:.$A732]; [.A284]); LOOKUP([.A284];[Centros.$A284:.$A732];[Centros.$E284:.$E732]); IF(COUNTIF([Centros.$D284:.$D732]; [.A284]); LOOKUP([.A284];[Centros.$D284:.$D732];[Centros.$E284:.$E732]); &quot;&quot;))">
            <text:p/>
          </table:table-cell>
          <table:table-cell table:style-name="ce37" table:formula="of:=IF(COUNTIF([Centros.$A284:.$A732]; [.A284]); LOOKUP([.A284];[Centros.$A284:.$A732];[Centros.$F284:.$F732]); IF(COUNTIF([Centros.$D284:.$D732]; [.A284]); LOOKUP([.A284];[Centros.$D284:.$D732];[Centros.$F284:.$F73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85]; ROW([.A285]) - 1; &quot;&quot;)">
            <text:p/>
          </table:table-cell>
          <table:table-cell table:style-name="ce29" table:formula="of:=IF(COUNTIF([Centros.$A285:.$A733]; [.A285]); [.A285]; &quot;&quot;)">
            <text:p/>
          </table:table-cell>
          <table:table-cell table:style-name="ce32" table:formula="of:=IF(COUNTIF([Centros.$A285:.$A733]; [.A285]); LOOKUP([.A285];[Centros.$A285:.$A733];[Centros.B285:.B733]); &quot;&quot;)">
            <text:p/>
          </table:table-cell>
          <table:table-cell table:style-name="ce32" table:formula="of:=IF(COUNTIF([Centros.$A285:.$A733]; [.A285]); LOOKUP([.A285];[Centros.$A285:.$A733];[Centros.$C285:.$C733]); IF(COUNTIF([Centros.$D285:.$D733]; [.A285]); LOOKUP([.A285];[Centros.$D285:.$D733];[Centros.$C285:.$C733]); &quot;&quot;))">
            <text:p/>
          </table:table-cell>
          <table:table-cell table:style-name="ce29" table:formula="of:=IF(COUNTIF([Centros.$A285:.$A733]; [.A285]); LOOKUP([.A285];[Centros.$A285:.$A733];[Centros.$D285:.$D733]); IF(COUNTIF([Centros.$D285:.$D733]; [.A285]); [.A285]; &quot;&quot;))">
            <text:p/>
          </table:table-cell>
          <table:table-cell table:style-name="ce35" table:formula="of:=IF(COUNTIF([Centros.$A285:.$A733]; [.A285]); LOOKUP([.A285];[Centros.$A285:.$A733];[Centros.$E285:.$E733]); IF(COUNTIF([Centros.$D285:.$D733]; [.A285]); LOOKUP([.A285];[Centros.$D285:.$D733];[Centros.$E285:.$E733]); &quot;&quot;))">
            <text:p/>
          </table:table-cell>
          <table:table-cell table:style-name="ce38" table:formula="of:=IF(COUNTIF([Centros.$A285:.$A733]; [.A285]); LOOKUP([.A285];[Centros.$A285:.$A733];[Centros.$F285:.$F733]); IF(COUNTIF([Centros.$D285:.$D733]; [.A285]); LOOKUP([.A285];[Centros.$D285:.$D733];[Centros.$F285:.$F73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86]; ROW([.A286]) - 1; &quot;&quot;)">
            <text:p/>
          </table:table-cell>
          <table:table-cell table:style-name="ce28" table:formula="of:=IF(COUNTIF([Centros.$A286:.$A734]; [.A286]); [.A286]; &quot;&quot;)">
            <text:p/>
          </table:table-cell>
          <table:table-cell table:style-name="ce31" table:formula="of:=IF(COUNTIF([Centros.$A286:.$A734]; [.A286]); LOOKUP([.A286];[Centros.$A286:.$A734];[Centros.B286:.B734]); &quot;&quot;)">
            <text:p/>
          </table:table-cell>
          <table:table-cell table:style-name="ce31" table:formula="of:=IF(COUNTIF([Centros.$A286:.$A734]; [.A286]); LOOKUP([.A286];[Centros.$A286:.$A734];[Centros.$C286:.$C734]); IF(COUNTIF([Centros.$D286:.$D734]; [.A286]); LOOKUP([.A286];[Centros.$D286:.$D734];[Centros.$C286:.$C734]); &quot;&quot;))">
            <text:p/>
          </table:table-cell>
          <table:table-cell table:style-name="ce28" table:formula="of:=IF(COUNTIF([Centros.$A286:.$A734]; [.A286]); LOOKUP([.A286];[Centros.$A286:.$A734];[Centros.$D286:.$D734]); IF(COUNTIF([Centros.$D286:.$D734]; [.A286]); [.A286]; &quot;&quot;))">
            <text:p/>
          </table:table-cell>
          <table:table-cell table:style-name="ce34" table:formula="of:=IF(COUNTIF([Centros.$A286:.$A734]; [.A286]); LOOKUP([.A286];[Centros.$A286:.$A734];[Centros.$E286:.$E734]); IF(COUNTIF([Centros.$D286:.$D734]; [.A286]); LOOKUP([.A286];[Centros.$D286:.$D734];[Centros.$E286:.$E734]); &quot;&quot;))">
            <text:p/>
          </table:table-cell>
          <table:table-cell table:style-name="ce37" table:formula="of:=IF(COUNTIF([Centros.$A286:.$A734]; [.A286]); LOOKUP([.A286];[Centros.$A286:.$A734];[Centros.$F286:.$F734]); IF(COUNTIF([Centros.$D286:.$D734]; [.A286]); LOOKUP([.A286];[Centros.$D286:.$D734];[Centros.$F286:.$F73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87]; ROW([.A287]) - 1; &quot;&quot;)">
            <text:p/>
          </table:table-cell>
          <table:table-cell table:style-name="ce29" table:formula="of:=IF(COUNTIF([Centros.$A287:.$A735]; [.A287]); [.A287]; &quot;&quot;)">
            <text:p/>
          </table:table-cell>
          <table:table-cell table:style-name="ce32" table:formula="of:=IF(COUNTIF([Centros.$A287:.$A735]; [.A287]); LOOKUP([.A287];[Centros.$A287:.$A735];[Centros.B287:.B735]); &quot;&quot;)">
            <text:p/>
          </table:table-cell>
          <table:table-cell table:style-name="ce32" table:formula="of:=IF(COUNTIF([Centros.$A287:.$A735]; [.A287]); LOOKUP([.A287];[Centros.$A287:.$A735];[Centros.$C287:.$C735]); IF(COUNTIF([Centros.$D287:.$D735]; [.A287]); LOOKUP([.A287];[Centros.$D287:.$D735];[Centros.$C287:.$C735]); &quot;&quot;))">
            <text:p/>
          </table:table-cell>
          <table:table-cell table:style-name="ce29" table:formula="of:=IF(COUNTIF([Centros.$A287:.$A735]; [.A287]); LOOKUP([.A287];[Centros.$A287:.$A735];[Centros.$D287:.$D735]); IF(COUNTIF([Centros.$D287:.$D735]; [.A287]); [.A287]; &quot;&quot;))">
            <text:p/>
          </table:table-cell>
          <table:table-cell table:style-name="ce35" table:formula="of:=IF(COUNTIF([Centros.$A287:.$A735]; [.A287]); LOOKUP([.A287];[Centros.$A287:.$A735];[Centros.$E287:.$E735]); IF(COUNTIF([Centros.$D287:.$D735]; [.A287]); LOOKUP([.A287];[Centros.$D287:.$D735];[Centros.$E287:.$E735]); &quot;&quot;))">
            <text:p/>
          </table:table-cell>
          <table:table-cell table:style-name="ce38" table:formula="of:=IF(COUNTIF([Centros.$A287:.$A735]; [.A287]); LOOKUP([.A287];[Centros.$A287:.$A735];[Centros.$F287:.$F735]); IF(COUNTIF([Centros.$D287:.$D735]; [.A287]); LOOKUP([.A287];[Centros.$D287:.$D735];[Centros.$F287:.$F73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88]; ROW([.A288]) - 1; &quot;&quot;)">
            <text:p/>
          </table:table-cell>
          <table:table-cell table:style-name="ce28" table:formula="of:=IF(COUNTIF([Centros.$A288:.$A736]; [.A288]); [.A288]; &quot;&quot;)">
            <text:p/>
          </table:table-cell>
          <table:table-cell table:style-name="ce31" table:formula="of:=IF(COUNTIF([Centros.$A288:.$A736]; [.A288]); LOOKUP([.A288];[Centros.$A288:.$A736];[Centros.B288:.B736]); &quot;&quot;)">
            <text:p/>
          </table:table-cell>
          <table:table-cell table:style-name="ce31" table:formula="of:=IF(COUNTIF([Centros.$A288:.$A736]; [.A288]); LOOKUP([.A288];[Centros.$A288:.$A736];[Centros.$C288:.$C736]); IF(COUNTIF([Centros.$D288:.$D736]; [.A288]); LOOKUP([.A288];[Centros.$D288:.$D736];[Centros.$C288:.$C736]); &quot;&quot;))">
            <text:p/>
          </table:table-cell>
          <table:table-cell table:style-name="ce28" table:formula="of:=IF(COUNTIF([Centros.$A288:.$A736]; [.A288]); LOOKUP([.A288];[Centros.$A288:.$A736];[Centros.$D288:.$D736]); IF(COUNTIF([Centros.$D288:.$D736]; [.A288]); [.A288]; &quot;&quot;))">
            <text:p/>
          </table:table-cell>
          <table:table-cell table:style-name="ce34" table:formula="of:=IF(COUNTIF([Centros.$A288:.$A736]; [.A288]); LOOKUP([.A288];[Centros.$A288:.$A736];[Centros.$E288:.$E736]); IF(COUNTIF([Centros.$D288:.$D736]; [.A288]); LOOKUP([.A288];[Centros.$D288:.$D736];[Centros.$E288:.$E736]); &quot;&quot;))">
            <text:p/>
          </table:table-cell>
          <table:table-cell table:style-name="ce37" table:formula="of:=IF(COUNTIF([Centros.$A288:.$A736]; [.A288]); LOOKUP([.A288];[Centros.$A288:.$A736];[Centros.$F288:.$F736]); IF(COUNTIF([Centros.$D288:.$D736]; [.A288]); LOOKUP([.A288];[Centros.$D288:.$D736];[Centros.$F288:.$F73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89]; ROW([.A289]) - 1; &quot;&quot;)">
            <text:p/>
          </table:table-cell>
          <table:table-cell table:style-name="ce29" table:formula="of:=IF(COUNTIF([Centros.$A289:.$A737]; [.A289]); [.A289]; &quot;&quot;)">
            <text:p/>
          </table:table-cell>
          <table:table-cell table:style-name="ce32" table:formula="of:=IF(COUNTIF([Centros.$A289:.$A737]; [.A289]); LOOKUP([.A289];[Centros.$A289:.$A737];[Centros.B289:.B737]); &quot;&quot;)">
            <text:p/>
          </table:table-cell>
          <table:table-cell table:style-name="ce32" table:formula="of:=IF(COUNTIF([Centros.$A289:.$A737]; [.A289]); LOOKUP([.A289];[Centros.$A289:.$A737];[Centros.$C289:.$C737]); IF(COUNTIF([Centros.$D289:.$D737]; [.A289]); LOOKUP([.A289];[Centros.$D289:.$D737];[Centros.$C289:.$C737]); &quot;&quot;))">
            <text:p/>
          </table:table-cell>
          <table:table-cell table:style-name="ce29" table:formula="of:=IF(COUNTIF([Centros.$A289:.$A737]; [.A289]); LOOKUP([.A289];[Centros.$A289:.$A737];[Centros.$D289:.$D737]); IF(COUNTIF([Centros.$D289:.$D737]; [.A289]); [.A289]; &quot;&quot;))">
            <text:p/>
          </table:table-cell>
          <table:table-cell table:style-name="ce35" table:formula="of:=IF(COUNTIF([Centros.$A289:.$A737]; [.A289]); LOOKUP([.A289];[Centros.$A289:.$A737];[Centros.$E289:.$E737]); IF(COUNTIF([Centros.$D289:.$D737]; [.A289]); LOOKUP([.A289];[Centros.$D289:.$D737];[Centros.$E289:.$E737]); &quot;&quot;))">
            <text:p/>
          </table:table-cell>
          <table:table-cell table:style-name="ce38" table:formula="of:=IF(COUNTIF([Centros.$A289:.$A737]; [.A289]); LOOKUP([.A289];[Centros.$A289:.$A737];[Centros.$F289:.$F737]); IF(COUNTIF([Centros.$D289:.$D737]; [.A289]); LOOKUP([.A289];[Centros.$D289:.$D737];[Centros.$F289:.$F73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90]; ROW([.A290]) - 1; &quot;&quot;)">
            <text:p/>
          </table:table-cell>
          <table:table-cell table:style-name="ce28" table:formula="of:=IF(COUNTIF([Centros.$A290:.$A738]; [.A290]); [.A290]; &quot;&quot;)">
            <text:p/>
          </table:table-cell>
          <table:table-cell table:style-name="ce31" table:formula="of:=IF(COUNTIF([Centros.$A290:.$A738]; [.A290]); LOOKUP([.A290];[Centros.$A290:.$A738];[Centros.B290:.B738]); &quot;&quot;)">
            <text:p/>
          </table:table-cell>
          <table:table-cell table:style-name="ce31" table:formula="of:=IF(COUNTIF([Centros.$A290:.$A738]; [.A290]); LOOKUP([.A290];[Centros.$A290:.$A738];[Centros.$C290:.$C738]); IF(COUNTIF([Centros.$D290:.$D738]; [.A290]); LOOKUP([.A290];[Centros.$D290:.$D738];[Centros.$C290:.$C738]); &quot;&quot;))">
            <text:p/>
          </table:table-cell>
          <table:table-cell table:style-name="ce28" table:formula="of:=IF(COUNTIF([Centros.$A290:.$A738]; [.A290]); LOOKUP([.A290];[Centros.$A290:.$A738];[Centros.$D290:.$D738]); IF(COUNTIF([Centros.$D290:.$D738]; [.A290]); [.A290]; &quot;&quot;))">
            <text:p/>
          </table:table-cell>
          <table:table-cell table:style-name="ce34" table:formula="of:=IF(COUNTIF([Centros.$A290:.$A738]; [.A290]); LOOKUP([.A290];[Centros.$A290:.$A738];[Centros.$E290:.$E738]); IF(COUNTIF([Centros.$D290:.$D738]; [.A290]); LOOKUP([.A290];[Centros.$D290:.$D738];[Centros.$E290:.$E738]); &quot;&quot;))">
            <text:p/>
          </table:table-cell>
          <table:table-cell table:style-name="ce37" table:formula="of:=IF(COUNTIF([Centros.$A290:.$A738]; [.A290]); LOOKUP([.A290];[Centros.$A290:.$A738];[Centros.$F290:.$F738]); IF(COUNTIF([Centros.$D290:.$D738]; [.A290]); LOOKUP([.A290];[Centros.$D290:.$D738];[Centros.$F290:.$F738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91]; ROW([.A291]) - 1; &quot;&quot;)">
            <text:p/>
          </table:table-cell>
          <table:table-cell table:style-name="ce29" table:formula="of:=IF(COUNTIF([Centros.$A291:.$A739]; [.A291]); [.A291]; &quot;&quot;)">
            <text:p/>
          </table:table-cell>
          <table:table-cell table:style-name="ce32" table:formula="of:=IF(COUNTIF([Centros.$A291:.$A739]; [.A291]); LOOKUP([.A291];[Centros.$A291:.$A739];[Centros.B291:.B739]); &quot;&quot;)">
            <text:p/>
          </table:table-cell>
          <table:table-cell table:style-name="ce32" table:formula="of:=IF(COUNTIF([Centros.$A291:.$A739]; [.A291]); LOOKUP([.A291];[Centros.$A291:.$A739];[Centros.$C291:.$C739]); IF(COUNTIF([Centros.$D291:.$D739]; [.A291]); LOOKUP([.A291];[Centros.$D291:.$D739];[Centros.$C291:.$C739]); &quot;&quot;))">
            <text:p/>
          </table:table-cell>
          <table:table-cell table:style-name="ce29" table:formula="of:=IF(COUNTIF([Centros.$A291:.$A739]; [.A291]); LOOKUP([.A291];[Centros.$A291:.$A739];[Centros.$D291:.$D739]); IF(COUNTIF([Centros.$D291:.$D739]; [.A291]); [.A291]; &quot;&quot;))">
            <text:p/>
          </table:table-cell>
          <table:table-cell table:style-name="ce35" table:formula="of:=IF(COUNTIF([Centros.$A291:.$A739]; [.A291]); LOOKUP([.A291];[Centros.$A291:.$A739];[Centros.$E291:.$E739]); IF(COUNTIF([Centros.$D291:.$D739]; [.A291]); LOOKUP([.A291];[Centros.$D291:.$D739];[Centros.$E291:.$E739]); &quot;&quot;))">
            <text:p/>
          </table:table-cell>
          <table:table-cell table:style-name="ce38" table:formula="of:=IF(COUNTIF([Centros.$A291:.$A739]; [.A291]); LOOKUP([.A291];[Centros.$A291:.$A739];[Centros.$F291:.$F739]); IF(COUNTIF([Centros.$D291:.$D739]; [.A291]); LOOKUP([.A291];[Centros.$D291:.$D739];[Centros.$F291:.$F739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92]; ROW([.A292]) - 1; &quot;&quot;)">
            <text:p/>
          </table:table-cell>
          <table:table-cell table:style-name="ce28" table:formula="of:=IF(COUNTIF([Centros.$A292:.$A740]; [.A292]); [.A292]; &quot;&quot;)">
            <text:p/>
          </table:table-cell>
          <table:table-cell table:style-name="ce31" table:formula="of:=IF(COUNTIF([Centros.$A292:.$A740]; [.A292]); LOOKUP([.A292];[Centros.$A292:.$A740];[Centros.B292:.B740]); &quot;&quot;)">
            <text:p/>
          </table:table-cell>
          <table:table-cell table:style-name="ce31" table:formula="of:=IF(COUNTIF([Centros.$A292:.$A740]; [.A292]); LOOKUP([.A292];[Centros.$A292:.$A740];[Centros.$C292:.$C740]); IF(COUNTIF([Centros.$D292:.$D740]; [.A292]); LOOKUP([.A292];[Centros.$D292:.$D740];[Centros.$C292:.$C740]); &quot;&quot;))">
            <text:p/>
          </table:table-cell>
          <table:table-cell table:style-name="ce28" table:formula="of:=IF(COUNTIF([Centros.$A292:.$A740]; [.A292]); LOOKUP([.A292];[Centros.$A292:.$A740];[Centros.$D292:.$D740]); IF(COUNTIF([Centros.$D292:.$D740]; [.A292]); [.A292]; &quot;&quot;))">
            <text:p/>
          </table:table-cell>
          <table:table-cell table:style-name="ce34" table:formula="of:=IF(COUNTIF([Centros.$A292:.$A740]; [.A292]); LOOKUP([.A292];[Centros.$A292:.$A740];[Centros.$E292:.$E740]); IF(COUNTIF([Centros.$D292:.$D740]; [.A292]); LOOKUP([.A292];[Centros.$D292:.$D740];[Centros.$E292:.$E740]); &quot;&quot;))">
            <text:p/>
          </table:table-cell>
          <table:table-cell table:style-name="ce37" table:formula="of:=IF(COUNTIF([Centros.$A292:.$A740]; [.A292]); LOOKUP([.A292];[Centros.$A292:.$A740];[Centros.$F292:.$F740]); IF(COUNTIF([Centros.$D292:.$D740]; [.A292]); LOOKUP([.A292];[Centros.$D292:.$D740];[Centros.$F292:.$F740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93]; ROW([.A293]) - 1; &quot;&quot;)">
            <text:p/>
          </table:table-cell>
          <table:table-cell table:style-name="ce29" table:formula="of:=IF(COUNTIF([Centros.$A293:.$A741]; [.A293]); [.A293]; &quot;&quot;)">
            <text:p/>
          </table:table-cell>
          <table:table-cell table:style-name="ce32" table:formula="of:=IF(COUNTIF([Centros.$A293:.$A741]; [.A293]); LOOKUP([.A293];[Centros.$A293:.$A741];[Centros.B293:.B741]); &quot;&quot;)">
            <text:p/>
          </table:table-cell>
          <table:table-cell table:style-name="ce32" table:formula="of:=IF(COUNTIF([Centros.$A293:.$A741]; [.A293]); LOOKUP([.A293];[Centros.$A293:.$A741];[Centros.$C293:.$C741]); IF(COUNTIF([Centros.$D293:.$D741]; [.A293]); LOOKUP([.A293];[Centros.$D293:.$D741];[Centros.$C293:.$C741]); &quot;&quot;))">
            <text:p/>
          </table:table-cell>
          <table:table-cell table:style-name="ce29" table:formula="of:=IF(COUNTIF([Centros.$A293:.$A741]; [.A293]); LOOKUP([.A293];[Centros.$A293:.$A741];[Centros.$D293:.$D741]); IF(COUNTIF([Centros.$D293:.$D741]; [.A293]); [.A293]; &quot;&quot;))">
            <text:p/>
          </table:table-cell>
          <table:table-cell table:style-name="ce35" table:formula="of:=IF(COUNTIF([Centros.$A293:.$A741]; [.A293]); LOOKUP([.A293];[Centros.$A293:.$A741];[Centros.$E293:.$E741]); IF(COUNTIF([Centros.$D293:.$D741]; [.A293]); LOOKUP([.A293];[Centros.$D293:.$D741];[Centros.$E293:.$E741]); &quot;&quot;))">
            <text:p/>
          </table:table-cell>
          <table:table-cell table:style-name="ce38" table:formula="of:=IF(COUNTIF([Centros.$A293:.$A741]; [.A293]); LOOKUP([.A293];[Centros.$A293:.$A741];[Centros.$F293:.$F741]); IF(COUNTIF([Centros.$D293:.$D741]; [.A293]); LOOKUP([.A293];[Centros.$D293:.$D741];[Centros.$F293:.$F741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94]; ROW([.A294]) - 1; &quot;&quot;)">
            <text:p/>
          </table:table-cell>
          <table:table-cell table:style-name="ce28" table:formula="of:=IF(COUNTIF([Centros.$A294:.$A742]; [.A294]); [.A294]; &quot;&quot;)">
            <text:p/>
          </table:table-cell>
          <table:table-cell table:style-name="ce31" table:formula="of:=IF(COUNTIF([Centros.$A294:.$A742]; [.A294]); LOOKUP([.A294];[Centros.$A294:.$A742];[Centros.B294:.B742]); &quot;&quot;)">
            <text:p/>
          </table:table-cell>
          <table:table-cell table:style-name="ce31" table:formula="of:=IF(COUNTIF([Centros.$A294:.$A742]; [.A294]); LOOKUP([.A294];[Centros.$A294:.$A742];[Centros.$C294:.$C742]); IF(COUNTIF([Centros.$D294:.$D742]; [.A294]); LOOKUP([.A294];[Centros.$D294:.$D742];[Centros.$C294:.$C742]); &quot;&quot;))">
            <text:p/>
          </table:table-cell>
          <table:table-cell table:style-name="ce28" table:formula="of:=IF(COUNTIF([Centros.$A294:.$A742]; [.A294]); LOOKUP([.A294];[Centros.$A294:.$A742];[Centros.$D294:.$D742]); IF(COUNTIF([Centros.$D294:.$D742]; [.A294]); [.A294]; &quot;&quot;))">
            <text:p/>
          </table:table-cell>
          <table:table-cell table:style-name="ce34" table:formula="of:=IF(COUNTIF([Centros.$A294:.$A742]; [.A294]); LOOKUP([.A294];[Centros.$A294:.$A742];[Centros.$E294:.$E742]); IF(COUNTIF([Centros.$D294:.$D742]; [.A294]); LOOKUP([.A294];[Centros.$D294:.$D742];[Centros.$E294:.$E742]); &quot;&quot;))">
            <text:p/>
          </table:table-cell>
          <table:table-cell table:style-name="ce37" table:formula="of:=IF(COUNTIF([Centros.$A294:.$A742]; [.A294]); LOOKUP([.A294];[Centros.$A294:.$A742];[Centros.$F294:.$F742]); IF(COUNTIF([Centros.$D294:.$D742]; [.A294]); LOOKUP([.A294];[Centros.$D294:.$D742];[Centros.$F294:.$F742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95]; ROW([.A295]) - 1; &quot;&quot;)">
            <text:p/>
          </table:table-cell>
          <table:table-cell table:style-name="ce29" table:formula="of:=IF(COUNTIF([Centros.$A295:.$A743]; [.A295]); [.A295]; &quot;&quot;)">
            <text:p/>
          </table:table-cell>
          <table:table-cell table:style-name="ce32" table:formula="of:=IF(COUNTIF([Centros.$A295:.$A743]; [.A295]); LOOKUP([.A295];[Centros.$A295:.$A743];[Centros.B295:.B743]); &quot;&quot;)">
            <text:p/>
          </table:table-cell>
          <table:table-cell table:style-name="ce32" table:formula="of:=IF(COUNTIF([Centros.$A295:.$A743]; [.A295]); LOOKUP([.A295];[Centros.$A295:.$A743];[Centros.$C295:.$C743]); IF(COUNTIF([Centros.$D295:.$D743]; [.A295]); LOOKUP([.A295];[Centros.$D295:.$D743];[Centros.$C295:.$C743]); &quot;&quot;))">
            <text:p/>
          </table:table-cell>
          <table:table-cell table:style-name="ce29" table:formula="of:=IF(COUNTIF([Centros.$A295:.$A743]; [.A295]); LOOKUP([.A295];[Centros.$A295:.$A743];[Centros.$D295:.$D743]); IF(COUNTIF([Centros.$D295:.$D743]; [.A295]); [.A295]; &quot;&quot;))">
            <text:p/>
          </table:table-cell>
          <table:table-cell table:style-name="ce35" table:formula="of:=IF(COUNTIF([Centros.$A295:.$A743]; [.A295]); LOOKUP([.A295];[Centros.$A295:.$A743];[Centros.$E295:.$E743]); IF(COUNTIF([Centros.$D295:.$D743]; [.A295]); LOOKUP([.A295];[Centros.$D295:.$D743];[Centros.$E295:.$E743]); &quot;&quot;))">
            <text:p/>
          </table:table-cell>
          <table:table-cell table:style-name="ce38" table:formula="of:=IF(COUNTIF([Centros.$A295:.$A743]; [.A295]); LOOKUP([.A295];[Centros.$A295:.$A743];[Centros.$F295:.$F743]); IF(COUNTIF([Centros.$D295:.$D743]; [.A295]); LOOKUP([.A295];[Centros.$D295:.$D743];[Centros.$F295:.$F743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96]; ROW([.A296]) - 1; &quot;&quot;)">
            <text:p/>
          </table:table-cell>
          <table:table-cell table:style-name="ce28" table:formula="of:=IF(COUNTIF([Centros.$A296:.$A744]; [.A296]); [.A296]; &quot;&quot;)">
            <text:p/>
          </table:table-cell>
          <table:table-cell table:style-name="ce31" table:formula="of:=IF(COUNTIF([Centros.$A296:.$A744]; [.A296]); LOOKUP([.A296];[Centros.$A296:.$A744];[Centros.B296:.B744]); &quot;&quot;)">
            <text:p/>
          </table:table-cell>
          <table:table-cell table:style-name="ce31" table:formula="of:=IF(COUNTIF([Centros.$A296:.$A744]; [.A296]); LOOKUP([.A296];[Centros.$A296:.$A744];[Centros.$C296:.$C744]); IF(COUNTIF([Centros.$D296:.$D744]; [.A296]); LOOKUP([.A296];[Centros.$D296:.$D744];[Centros.$C296:.$C744]); &quot;&quot;))">
            <text:p/>
          </table:table-cell>
          <table:table-cell table:style-name="ce28" table:formula="of:=IF(COUNTIF([Centros.$A296:.$A744]; [.A296]); LOOKUP([.A296];[Centros.$A296:.$A744];[Centros.$D296:.$D744]); IF(COUNTIF([Centros.$D296:.$D744]; [.A296]); [.A296]; &quot;&quot;))">
            <text:p/>
          </table:table-cell>
          <table:table-cell table:style-name="ce34" table:formula="of:=IF(COUNTIF([Centros.$A296:.$A744]; [.A296]); LOOKUP([.A296];[Centros.$A296:.$A744];[Centros.$E296:.$E744]); IF(COUNTIF([Centros.$D296:.$D744]; [.A296]); LOOKUP([.A296];[Centros.$D296:.$D744];[Centros.$E296:.$E744]); &quot;&quot;))">
            <text:p/>
          </table:table-cell>
          <table:table-cell table:style-name="ce37" table:formula="of:=IF(COUNTIF([Centros.$A296:.$A744]; [.A296]); LOOKUP([.A296];[Centros.$A296:.$A744];[Centros.$F296:.$F744]); IF(COUNTIF([Centros.$D296:.$D744]; [.A296]); LOOKUP([.A296];[Centros.$D296:.$D744];[Centros.$F296:.$F744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97]; ROW([.A297]) - 1; &quot;&quot;)">
            <text:p/>
          </table:table-cell>
          <table:table-cell table:style-name="ce29" table:formula="of:=IF(COUNTIF([Centros.$A297:.$A745]; [.A297]); [.A297]; &quot;&quot;)">
            <text:p/>
          </table:table-cell>
          <table:table-cell table:style-name="ce32" table:formula="of:=IF(COUNTIF([Centros.$A297:.$A745]; [.A297]); LOOKUP([.A297];[Centros.$A297:.$A745];[Centros.B297:.B745]); &quot;&quot;)">
            <text:p/>
          </table:table-cell>
          <table:table-cell table:style-name="ce32" table:formula="of:=IF(COUNTIF([Centros.$A297:.$A745]; [.A297]); LOOKUP([.A297];[Centros.$A297:.$A745];[Centros.$C297:.$C745]); IF(COUNTIF([Centros.$D297:.$D745]; [.A297]); LOOKUP([.A297];[Centros.$D297:.$D745];[Centros.$C297:.$C745]); &quot;&quot;))">
            <text:p/>
          </table:table-cell>
          <table:table-cell table:style-name="ce29" table:formula="of:=IF(COUNTIF([Centros.$A297:.$A745]; [.A297]); LOOKUP([.A297];[Centros.$A297:.$A745];[Centros.$D297:.$D745]); IF(COUNTIF([Centros.$D297:.$D745]; [.A297]); [.A297]; &quot;&quot;))">
            <text:p/>
          </table:table-cell>
          <table:table-cell table:style-name="ce35" table:formula="of:=IF(COUNTIF([Centros.$A297:.$A745]; [.A297]); LOOKUP([.A297];[Centros.$A297:.$A745];[Centros.$E297:.$E745]); IF(COUNTIF([Centros.$D297:.$D745]; [.A297]); LOOKUP([.A297];[Centros.$D297:.$D745];[Centros.$E297:.$E745]); &quot;&quot;))">
            <text:p/>
          </table:table-cell>
          <table:table-cell table:style-name="ce38" table:formula="of:=IF(COUNTIF([Centros.$A297:.$A745]; [.A297]); LOOKUP([.A297];[Centros.$A297:.$A745];[Centros.$F297:.$F745]); IF(COUNTIF([Centros.$D297:.$D745]; [.A297]); LOOKUP([.A297];[Centros.$D297:.$D745];[Centros.$F297:.$F745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298]; ROW([.A298]) - 1; &quot;&quot;)">
            <text:p/>
          </table:table-cell>
          <table:table-cell table:style-name="ce28" table:formula="of:=IF(COUNTIF([Centros.$A298:.$A746]; [.A298]); [.A298]; &quot;&quot;)">
            <text:p/>
          </table:table-cell>
          <table:table-cell table:style-name="ce31" table:formula="of:=IF(COUNTIF([Centros.$A298:.$A746]; [.A298]); LOOKUP([.A298];[Centros.$A298:.$A746];[Centros.B298:.B746]); &quot;&quot;)">
            <text:p/>
          </table:table-cell>
          <table:table-cell table:style-name="ce31" table:formula="of:=IF(COUNTIF([Centros.$A298:.$A746]; [.A298]); LOOKUP([.A298];[Centros.$A298:.$A746];[Centros.$C298:.$C746]); IF(COUNTIF([Centros.$D298:.$D746]; [.A298]); LOOKUP([.A298];[Centros.$D298:.$D746];[Centros.$C298:.$C746]); &quot;&quot;))">
            <text:p/>
          </table:table-cell>
          <table:table-cell table:style-name="ce28" table:formula="of:=IF(COUNTIF([Centros.$A298:.$A746]; [.A298]); LOOKUP([.A298];[Centros.$A298:.$A746];[Centros.$D298:.$D746]); IF(COUNTIF([Centros.$D298:.$D746]; [.A298]); [.A298]; &quot;&quot;))">
            <text:p/>
          </table:table-cell>
          <table:table-cell table:style-name="ce34" table:formula="of:=IF(COUNTIF([Centros.$A298:.$A746]; [.A298]); LOOKUP([.A298];[Centros.$A298:.$A746];[Centros.$E298:.$E746]); IF(COUNTIF([Centros.$D298:.$D746]; [.A298]); LOOKUP([.A298];[Centros.$D298:.$D746];[Centros.$E298:.$E746]); &quot;&quot;))">
            <text:p/>
          </table:table-cell>
          <table:table-cell table:style-name="ce37" table:formula="of:=IF(COUNTIF([Centros.$A298:.$A746]; [.A298]); LOOKUP([.A298];[Centros.$A298:.$A746];[Centros.$F298:.$F746]); IF(COUNTIF([Centros.$D298:.$D746]; [.A298]); LOOKUP([.A298];[Centros.$D298:.$D746];[Centros.$F298:.$F746]); &quot;&quot;))">
            <text:p/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table:formula="of:=IF([.A299]; ROW([.A299]) - 1; &quot;&quot;)">
            <text:p/>
          </table:table-cell>
          <table:table-cell table:style-name="ce29" table:formula="of:=IF(COUNTIF([Centros.$A299:.$A747]; [.A299]); [.A299]; &quot;&quot;)">
            <text:p/>
          </table:table-cell>
          <table:table-cell table:style-name="ce32" table:formula="of:=IF(COUNTIF([Centros.$A299:.$A747]; [.A299]); LOOKUP([.A299];[Centros.$A299:.$A747];[Centros.B299:.B747]); &quot;&quot;)">
            <text:p/>
          </table:table-cell>
          <table:table-cell table:style-name="ce32" table:formula="of:=IF(COUNTIF([Centros.$A299:.$A747]; [.A299]); LOOKUP([.A299];[Centros.$A299:.$A747];[Centros.$C299:.$C747]); IF(COUNTIF([Centros.$D299:.$D747]; [.A299]); LOOKUP([.A299];[Centros.$D299:.$D747];[Centros.$C299:.$C747]); &quot;&quot;))">
            <text:p/>
          </table:table-cell>
          <table:table-cell table:style-name="ce29" table:formula="of:=IF(COUNTIF([Centros.$A299:.$A747]; [.A299]); LOOKUP([.A299];[Centros.$A299:.$A747];[Centros.$D299:.$D747]); IF(COUNTIF([Centros.$D299:.$D747]; [.A299]); [.A299]; &quot;&quot;))">
            <text:p/>
          </table:table-cell>
          <table:table-cell table:style-name="ce35" table:formula="of:=IF(COUNTIF([Centros.$A299:.$A747]; [.A299]); LOOKUP([.A299];[Centros.$A299:.$A747];[Centros.$E299:.$E747]); IF(COUNTIF([Centros.$D299:.$D747]; [.A299]); LOOKUP([.A299];[Centros.$D299:.$D747];[Centros.$E299:.$E747]); &quot;&quot;))">
            <text:p/>
          </table:table-cell>
          <table:table-cell table:style-name="ce38" table:formula="of:=IF(COUNTIF([Centros.$A299:.$A747]; [.A299]); LOOKUP([.A299];[Centros.$A299:.$A747];[Centros.$F299:.$F747]); IF(COUNTIF([Centros.$D299:.$D747]; [.A299]); LOOKUP([.A299];[Centros.$D299:.$D747];[Centros.$F299:.$F747]); &quot;&quot;))">
            <text:p/>
          </table:table-cell>
          <table:table-cell table:number-columns-repeated="1016"/>
        </table:table-row>
        <table:table-row table:style-name="ro1">
          <table:table-cell table:style-name="ce25"/>
          <table:table-cell table:style-name="ce28" table:formula="of:=IF([.A300]; ROW([.A300]) - 1; &quot;&quot;)">
            <text:p/>
          </table:table-cell>
          <table:table-cell table:style-name="ce28" table:formula="of:=IF(COUNTIF([Centros.$A300:.$A748]; [.A300]); [.A300]; &quot;&quot;)">
            <text:p/>
          </table:table-cell>
          <table:table-cell table:style-name="ce31" table:formula="of:=IF(COUNTIF([Centros.$A300:.$A748]; [.A300]); LOOKUP([.A300];[Centros.$A300:.$A748];[Centros.B300:.B748]); &quot;&quot;)">
            <text:p/>
          </table:table-cell>
          <table:table-cell table:style-name="ce31" table:formula="of:=IF(COUNTIF([Centros.$A300:.$A748]; [.A300]); LOOKUP([.A300];[Centros.$A300:.$A748];[Centros.$C300:.$C748]); IF(COUNTIF([Centros.$D300:.$D748]; [.A300]); LOOKUP([.A300];[Centros.$D300:.$D748];[Centros.$C300:.$C748]); &quot;&quot;))">
            <text:p/>
          </table:table-cell>
          <table:table-cell table:style-name="ce28" table:formula="of:=IF(COUNTIF([Centros.$A300:.$A748]; [.A300]); LOOKUP([.A300];[Centros.$A300:.$A748];[Centros.$D300:.$D748]); IF(COUNTIF([Centros.$D300:.$D748]; [.A300]); [.A300]; &quot;&quot;))">
            <text:p/>
          </table:table-cell>
          <table:table-cell table:style-name="ce34" table:formula="of:=IF(COUNTIF([Centros.$A300:.$A748]; [.A300]); LOOKUP([.A300];[Centros.$A300:.$A748];[Centros.$E300:.$E748]); IF(COUNTIF([Centros.$D300:.$D748]; [.A300]); LOOKUP([.A300];[Centros.$D300:.$D748];[Centros.$E300:.$E748]); &quot;&quot;))">
            <text:p/>
          </table:table-cell>
          <table:table-cell table:style-name="ce37" table:formula="of:=IF(COUNTIF([Centros.$A300:.$A748]; [.A300]); LOOKUP([.A300];[Centros.$A300:.$A748];[Centros.$F300:.$F748]); IF(COUNTIF([Centros.$D300:.$D748]; [.A300]); LOOKUP([.A300];[Centros.$D300:.$D748];[Centros.$F300:.$F748]); &quot;&quot;))">
            <text:p/>
          </table:table-cell>
          <table:table-cell table:number-columns-repeated="1016"/>
        </table:table-row>
        <table:table-row table:style-name="ro1">
          <table:table-cell table:style-name="ce26"/>
          <table:table-cell table:style-name="ce30" table:formula="of:=IF([.A301]; ROW([.A301]) - 1; &quot;&quot;)">
            <text:p/>
          </table:table-cell>
          <table:table-cell table:style-name="ce30" table:formula="of:=IF(COUNTIF([Centros.$A301:.$A749]; [.A301]); [.A301]; &quot;&quot;)">
            <text:p/>
          </table:table-cell>
          <table:table-cell table:style-name="ce33" table:formula="of:=IF(COUNTIF([Centros.$A301:.$A749]; [.A301]); LOOKUP([.A301];[Centros.$A301:.$A749];[Centros.B301:.B749]); &quot;&quot;)">
            <text:p/>
          </table:table-cell>
          <table:table-cell table:style-name="ce33" table:formula="of:=IF(COUNTIF([Centros.$A301:.$A749]; [.A301]); LOOKUP([.A301];[Centros.$A301:.$A749];[Centros.$C301:.$C749]); IF(COUNTIF([Centros.$D301:.$D749]; [.A301]); LOOKUP([.A301];[Centros.$D301:.$D749];[Centros.$C301:.$C749]); &quot;&quot;))">
            <text:p/>
          </table:table-cell>
          <table:table-cell table:style-name="ce30" table:formula="of:=IF(COUNTIF([Centros.$A301:.$A749]; [.A301]); LOOKUP([.A301];[Centros.$A301:.$A749];[Centros.$D301:.$D749]); IF(COUNTIF([Centros.$D301:.$D749]; [.A301]); [.A301]; &quot;&quot;))">
            <text:p/>
          </table:table-cell>
          <table:table-cell table:style-name="ce36" table:formula="of:=IF(COUNTIF([Centros.$A301:.$A749]; [.A301]); LOOKUP([.A301];[Centros.$A301:.$A749];[Centros.$E301:.$E749]); IF(COUNTIF([Centros.$D301:.$D749]; [.A301]); LOOKUP([.A301];[Centros.$D301:.$D749];[Centros.$E301:.$E749]); &quot;&quot;))">
            <text:p/>
          </table:table-cell>
          <table:table-cell table:style-name="ce39" table:formula="of:=IF(COUNTIF([Centros.$A301:.$A749]; [.A301]); LOOKUP([.A301];[Centros.$A301:.$A749];[Centros.$F301:.$F749]); IF(COUNTIF([Centros.$D301:.$D749]; [.A301]); LOOKUP([.A301];[Centros.$D301:.$D749];[Centros.$F301:.$F749]); &quot;&quot;))">
            <text:p/>
          </table:table-cell>
          <table:table-cell table:number-columns-repeated="1016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entros.A1:Centros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22:25:47.843887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to </meta:initial-creator>
    <meta:creation-date>2016-07-06T21:49:27.143981364</meta:creation-date>
    <dc:date>2016-07-06T23:44:36.370201039</dc:date>
    <dc:creator>Lito </dc:creator>
    <meta:editing-duration>PT1H41M46S</meta:editing-duration>
    <meta:editing-cycles>8</meta:editing-cycles>
    <meta:generator>LibreOffice/5.1.4.2$Linux_X86_64 LibreOffice_project/10m0$Build-2</meta:generator>
    <meta:document-statistic meta:table-count="2" meta:cell-count="4682" meta:object-count="0"/>
  </office:meta>
</office:document-meta>
</file>